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office:font-face-decls>
  <office:automatic-styles>
    <style:style style:name="co1" style:family="table-column">
      <style:table-column-properties fo:break-before="auto" style:column-width="5.747cm"/>
    </style:style>
    <style:style style:name="co2" style:family="table-column">
      <style:table-column-properties fo:break-before="auto" style:column-width="5.092cm"/>
    </style:style>
    <style:style style:name="co3" style:family="table-column">
      <style:table-column-properties fo:break-before="auto" style:column-width="12.748cm"/>
    </style:style>
    <style:style style:name="co4" style:family="table-column">
      <style:table-column-properties fo:break-before="auto" style:column-width="8.779cm"/>
    </style:style>
    <style:style style:name="co5" style:family="table-column">
      <style:table-column-properties fo:break-before="auto" style:column-width="57.997cm"/>
    </style:style>
    <style:style style:name="co6" style:family="table-column">
      <style:table-column-properties fo:break-before="auto" style:column-width="1.01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akshare_method_do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方法</text:p>
          </table:table-cell>
          <table:table-cell office:value-type="string" calcext:value-type="string">
            <text:p>分类</text:p>
          </table:table-cell>
          <table:table-cell office:value-type="string" calcext:value-type="string">
            <text:p>注释</text:p>
          </table:table-cell>
          <table:table-cell office:value-type="string" calcext:value-type="string">
            <text:p>参数</text:p>
          </table:table-cell>
          <table:table-cell office:value-type="string" calcext:value-type="string">
            <text:p>解释</text:p>
          </table:table-cell>
          <table:table-cell office:value-type="string" calcext:value-type="string">
            <text:p>例子</text:p>
          </table:table-cell>
        </table:table-row>
        <table:table-row table:style-name="ro1">
          <table:table-cell office:value-type="string" calcext:value-type="string">
            <text:p>air_city_table</text:p>
          </table:table-cell>
          <table:table-cell office:value-type="string" calcext:value-type="string">
            <text:p>air-quality</text:p>
          </table:table-cell>
          <table:table-cell office:value-type="string" calcext:value-type="string">
            <text:p>真气网-空气质量历史数据查询-全部城市列表</text:p>
          </table:table-cell>
          <table:table-cell/>
          <table:table-cell office:value-type="string" calcext:value-type="string">
            <text:p>真气网-空气质量历史数据查询-全部城市列表\nhttps://www.zq12369.com/environment.php?date=2019-06-05&amp;tab=rank&amp;order=DESC&amp;type=DAY#rank\n:return: 城市映射\n:rtype: pandas.DataFrame</text:p>
          </table:table-cell>
          <table:table-cell/>
        </table:table-row>
        <table:table-row table:style-name="ro1">
          <table:table-cell office:value-type="string" calcext:value-type="string">
            <text:p>air_quality_hebei</text:p>
          </table:table-cell>
          <table:table-cell office:value-type="string" calcext:value-type="string">
            <text:p>空气-河北</text:p>
          </table:table-cell>
          <table:table-cell office:value-type="string" calcext:value-type="string">
            <text:p>河北省空气质量预报信息发布系统-空气质量预报, 未来 6 天</text:p>
          </table:table-cell>
          <table:table-cell/>
          <table:table-cell office:value-type="string" calcext:value-type="string">
            <text:p>河北省空气质量预报信息发布系统-空气质量预报, 未来 6 天\nhttp://218.11.10.130:8080/#/application/home\n:return: city = "", 返回所有地区的数据; city="唐山市", 返回唐山市的数据\n:rtype: pandas.DataFrame</text:p>
          </table:table-cell>
          <table:table-cell/>
        </table:table-row>
        <table:table-row table:style-name="ro1">
          <table:table-cell office:value-type="string" calcext:value-type="string">
            <text:p>air_quality_hist</text:p>
          </table:table-cell>
          <table:table-cell office:value-type="string" calcext:value-type="string">
            <text:p>air-quality</text:p>
          </table:table-cell>
          <table:table-cell office:value-type="string" calcext:value-type="string">
            <text:p>真气网-空气历史数据</text:p>
          </table:table-cell>
          <table:table-cell office:value-type="string" calcext:value-type="string">
            <text:p>city;period;start_date;end_date</text:p>
          </table:table-cell>
          <table:table-cell office:value-type="string" calcext:value-type="string">
            <text:p>真气网-空气历史数据\nhttps://www.zq12369.com/\n:param city: 调用 ak.air_city_table() 接口获取所有城市列表\n:type city: str\n:param period: "hour": 每小时一个数据, 由于数据量比较大, 下载较慢; "day": 每天一个数据; "month": 每个月一个数据\n:type period: str\n:param start_date: e.g., "20190327"\n:type start_date: str\n:param end_date: e.g., "20200327"\n:type end_date: str\n:return: 指定城市和数据频率下在指定时间段内的空气质量数据\n:rtype: pandas.DataFrame</text:p>
          </table:table-cell>
          <table:table-cell/>
        </table:table-row>
        <table:table-row table:style-name="ro1">
          <table:table-cell office:value-type="string" calcext:value-type="string">
            <text:p>air_quality_rank</text:p>
          </table:table-cell>
          <table:table-cell office:value-type="string" calcext:value-type="string">
            <text:p>air-quality</text:p>
          </table:table-cell>
          <table:table-cell office:value-type="string" calcext:value-type="string">
            <text:p>真气网-168 城市 AQI 排行榜</text:p>
          </table:table-cell>
          <table:table-cell office:value-type="string" calcext:value-type="string">
            <text:p>date</text:p>
          </table:table-cell>
          <table:table-cell office:value-type="string" calcext:value-type="string">
            <text:p>真气网-168 城市 AQI 排行榜\nhttps://www.zq12369.com/environment.php?date=2020-03-12&amp;tab=rank&amp;order=DESC&amp;type=DAY#rank\n:param date: "": 当前时刻空气质量排名; "20200312": 当日空气质量排名; "202003": 当月空气质量排名; "2019": 当年空气质量排名;\n:type date: str\n:return: 指定 date 类型的空气质量排名数据\n:rtype: pandas.DataFrame</text:p>
          </table:table-cell>
          <table:table-cell/>
        </table:table-row>
        <table:table-row table:style-name="ro1">
          <table:table-cell office:value-type="string" calcext:value-type="string">
            <text:p>air_quality_watch_point</text:p>
          </table:table-cell>
          <table:table-cell office:value-type="string" calcext:value-type="string">
            <text:p>air-quality</text:p>
          </table:table-cell>
          <table:table-cell office:value-type="string" calcext:value-type="string">
            <text:p>真气网-监测点空气质量-细化到具体城市的每个监测点</text:p>
          </table:table-cell>
          <table:table-cell office:value-type="string" calcext:value-type="string">
            <text:p>city;start_date;end_date</text:p>
          </table:table-cell>
          <table:table-cell office:value-type="string" calcext:value-type="string">
            <text:p>真气网-监测点空气质量-细化到具体城市的每个监测点\n指定之间段之间的空气质量数据\nhttps://www.zq12369.com/\n:param city: 调用 ak.air_city_table() 接口获取\n:type city: str\n:param start_date: e.g., "20190327"\n:type start_date: str\n:param end_date: e.g., ""20200327""\n:type end_date: str\n:return: 指定城市指定日期区间的观测点空气质量\n:rtype: pandas.DataFrame</text:p>
          </table:table-cell>
          <table:table-cell/>
        </table:table-row>
        <table:table-row table:style-name="ro1">
          <table:table-cell office:value-type="string" calcext:value-type="string">
            <text:p>amac_aoin_info</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证券公司直投基金</text:p>
          </table:table-cell>
          <table:table-cell/>
          <table:table-cell office:value-type="string" calcext:value-type="string">
            <text:p>中国证券投资基金业协会-信息公示-基金产品公示-证券公司直投基金\nhttps://gs.amac.org.cn/amac-infodisc/res/aoin/product/index.html\n:return: 证券公司直投基金\n:rtype: pandas.DataFrame</text:p>
          </table:table-cell>
          <table:table-cell/>
        </table:table-row>
        <table:table-row table:style-name="ro1">
          <table:table-cell office:value-type="string" calcext:value-type="string">
            <text:p>amac_fund_abs</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资产支持专项计划公示信息</text:p>
          </table:table-cell>
          <table:table-cell/>
          <table:table-cell office:value-type="string" calcext:value-type="string">
            <text:p>中国证券投资基金业协会-信息公示-基金产品公示-资产支持专项计划公示信息\nhttps://gs.amac.org.cn/amac-infodisc/res/fund/abs/index.html\n:return: 资产支持专项计划公示信息\n:rtype: pandas.DataFrame</text:p>
          </table:table-cell>
          <table:table-cell/>
        </table:table-row>
        <table:table-row table:style-name="ro1">
          <table:table-cell office:value-type="string" calcext:value-type="string">
            <text:p>amac_fund_account_info</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基金公司及子公司集合资管产品公示</text:p>
          </table:table-cell>
          <table:table-cell/>
          <table:table-cell office:value-type="string" calcext:value-type="string">
            <text:p>中国证券投资基金业协会-信息公示-基金产品公示-基金公司及子公司集合资管产品公示\nhttps://gs.amac.org.cn/amac-infodisc/res/fund/account/index.html\n:return: 基金公司及子公司集合资管产品公示\n:rtype: pandas.DataFrame</text:p>
          </table:table-cell>
          <table:table-cell/>
        </table:table-row>
        <table:table-row table:style-name="ro1">
          <table:table-cell office:value-type="string" calcext:value-type="string">
            <text:p>amac_fund_info</text:p>
          </table:table-cell>
          <table:table-cell office:value-type="string" calcext:value-type="string">
            <text:p>中国证券投资基金业协会-信息公示</text:p>
          </table:table-cell>
          <table:table-cell office:value-type="string" calcext:value-type="string">
            <text:p>中国证券投资基金业协会-信息公示-基金产品-私募基金管理人基金产品</text:p>
          </table:table-cell>
          <table:table-cell office:value-type="string" calcext:value-type="string">
            <text:p>start_page;end_page</text:p>
          </table:table-cell>
          <table:table-cell office:value-type="string" calcext:value-type="string">
            <text:p>中国证券投资基金业协会-信息公示-基金产品-私募基金管理人基金产品\nhttps://gs.amac.org.cn/amac-infodisc/res/pof/fund/index.html\n:param start_page: 开始页码, 获取指定页码直接的数据\n:type start_page: str\n:param end_page: 结束页码, 获取指定页码直接的数据\n:type end_page: str\n:return: 私募基金管理人基金产品\n:rtype: pandas.DataFrame</text:p>
          </table:table-cell>
          <table:table-cell/>
        </table:table-row>
        <table:table-row table:style-name="ro1">
          <table:table-cell office:value-type="string" calcext:value-type="string">
            <text:p>amac_fund_sub_info</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证券公司私募投资基金</text:p>
          </table:table-cell>
          <table:table-cell/>
          <table:table-cell office:value-type="string" calcext:value-type="string">
            <text:p>中国证券投资基金业协会-信息公示-基金产品公示-证券公司私募投资基金\nhttps://gs.amac.org.cn/amac-infodisc/res/pof/subfund/index.html\n:return: 证券公司私募投资基金\n:rtype: pandas.DataFrame</text:p>
          </table:table-cell>
          <table:table-cell/>
        </table:table-row>
        <table:table-row table:style-name="ro1">
          <table:table-cell office:value-type="string" calcext:value-type="string">
            <text:p>amac_futures_info</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期货公司集合资管产品公示</text:p>
          </table:table-cell>
          <table:table-cell/>
          <table:table-cell office:value-type="string" calcext:value-type="string">
            <text:p>中国证券投资基金业协会-信息公示-基金产品公示-期货公司集合资管产品公示\nhttps://gs.amac.org.cn/amac-infodisc/res/pof/futures/index.html\n:return: 期货公司集合资管产品公示\n:rtype: pandas.DataFrame</text:p>
          </table:table-cell>
          <table:table-cell/>
        </table:table-row>
        <table:table-row table:style-name="ro1">
          <table:table-cell office:value-type="string" calcext:value-type="string">
            <text:p>amac_manager_cancelled_info</text:p>
          </table:table-cell>
          <table:table-cell office:value-type="string" calcext:value-type="string">
            <text:p>中国证券投资基金业协会-信息公示</text:p>
          </table:table-cell>
          <table:table-cell office:value-type="string" calcext:value-type="string">
            <text:p>中国证券投资基金业协会-信息公示-诚信信息公示-已注销私募基金管理人名单</text:p>
          </table:table-cell>
          <table:table-cell/>
          <table:table-cell office:value-type="string" calcext:value-type="string">
            <text:p>中国证券投资基金业协会-信息公示-诚信信息公示-已注销私募基金管理人名单\nhttps://gs.amac.org.cn/amac-infodisc/res/cancelled/manager/index.html\n主动注销: 100\n依公告注销: 200\n协会注销: 300\n:return: 已注销私募基金管理人名单\n:rtype: pandas.DataFrame</text:p>
          </table:table-cell>
          <table:table-cell/>
        </table:table-row>
        <table:table-row table:style-name="ro1">
          <table:table-cell office:value-type="string" calcext:value-type="string">
            <text:p>amac_manager_classify_info</text:p>
          </table:table-cell>
          <table:table-cell office:value-type="string" calcext:value-type="string">
            <text:p>中国证券投资基金业协会-信息公示</text:p>
          </table:table-cell>
          <table:table-cell office:value-type="string" calcext:value-type="string">
            <text:p>中国证券投资基金业协会-信息公示-私募基金管理人公示-私募基金管理人分类公示</text:p>
          </table:table-cell>
          <table:table-cell/>
          <table:table-cell office:value-type="string" calcext:value-type="string">
            <text:p>中国证券投资基金业协会-信息公示-私募基金管理人公示-私募基金管理人分类公示\nhttps://gs.amac.org.cn/amac-infodisc/res/pof/manager/managerList.html\n:return: 私募基金管理人分类公示\n:rtype: pandas.DataFrame</text:p>
          </table:table-cell>
          <table:table-cell/>
        </table:table-row>
        <table:table-row table:style-name="ro1">
          <table:table-cell office:value-type="string" calcext:value-type="string">
            <text:p>amac_manager_info</text:p>
          </table:table-cell>
          <table:table-cell office:value-type="string" calcext:value-type="string">
            <text:p>中国证券投资基金业协会-信息公示</text:p>
          </table:table-cell>
          <table:table-cell office:value-type="string" calcext:value-type="string">
            <text:p>中国证券投资基金业协会-信息公示-私募基金管理人公示-私募基金管理人综合查询</text:p>
          </table:table-cell>
          <table:table-cell/>
          <table:table-cell office:value-type="string" calcext:value-type="string">
            <text:p>中国证券投资基金业协会-信息公示-私募基金管理人公示-私募基金管理人综合查询\nhttps://gs.amac.org.cn/amac-infodisc/res/pof/manager/index.html\n:return: 私募基金管理人综合查询\n:rtype: pandas.DataFrame</text:p>
          </table:table-cell>
          <table:table-cell/>
        </table:table-row>
        <table:table-row table:style-name="ro1">
          <table:table-cell office:value-type="string" calcext:value-type="string">
            <text:p>amac_member_info</text:p>
          </table:table-cell>
          <table:table-cell office:value-type="string" calcext:value-type="string">
            <text:p>中国证券投资基金业协会-信息公示</text:p>
          </table:table-cell>
          <table:table-cell office:value-type="string" calcext:value-type="string">
            <text:p>中国证券投资基金业协会-信息公示-会员信息-会员机构综合查询</text:p>
          </table:table-cell>
          <table:table-cell/>
          <table:table-cell office:value-type="string" calcext:value-type="string">
            <text:p>中国证券投资基金业协会-信息公示-会员信息-会员机构综合查询\nhttps://gs.amac.org.cn/amac-infodisc/res/pof/member/index.html\n:return: 会员机构综合查询\n:rtype: pandas.DataFrame</text:p>
          </table:table-cell>
          <table:table-cell/>
        </table:table-row>
        <table:table-row table:style-name="ro1">
          <table:table-cell office:value-type="string" calcext:value-type="string">
            <text:p>amac_member_sub_info</text:p>
          </table:table-cell>
          <table:table-cell office:value-type="string" calcext:value-type="string">
            <text:p>中国证券投资基金业协会-信息公示</text:p>
          </table:table-cell>
          <table:table-cell office:value-type="string" calcext:value-type="string">
            <text:p>中国证券投资基金业协会-信息公示-私募基金管理人公示-证券公司私募基金子公司管理人信息公示</text:p>
          </table:table-cell>
          <table:table-cell/>
          <table:table-cell office:value-type="string" calcext:value-type="string">
            <text:p>中国证券投资基金业协会-信息公示-私募基金管理人公示-证券公司私募基金子公司管理人信息公示\nhttps://gs.amac.org.cn/amac-infodisc/res/pof/member/index.html?primaryInvestType=private\n:return: 证券公司私募基金子公司管理人信息公示\n:rtype: pandas.DataFrame</text:p>
          </table:table-cell>
          <table:table-cell/>
        </table:table-row>
        <table:table-row table:style-name="ro1">
          <table:table-cell office:value-type="string" calcext:value-type="string">
            <text:p>amac_person_bond_org_list</text:p>
          </table:table-cell>
          <table:table-cell office:value-type="string" calcext:value-type="string">
            <text:p>中国证券投资基金业协会-信息公示</text:p>
          </table:table-cell>
          <table:table-cell office:value-type="string" calcext:value-type="string">
            <text:p>中国证券投资基金业协会-信息公示-从业人员信息-债券投资交易相关人员公示</text:p>
          </table:table-cell>
          <table:table-cell/>
          <table:table-cell office:value-type="string" calcext:value-type="string">
            <text:p>中国证券投资基金业协会-信息公示-从业人员信息-债券投资交易相关人员公示\nhttps://human.amac.org.cn/web/org/personPublicity.html\n:return: 债券投资交易相关人员公示\n:rtype: pandas.DataFrame</text:p>
          </table:table-cell>
          <table:table-cell/>
        </table:table-row>
        <table:table-row table:style-name="ro1">
          <table:table-cell office:value-type="string" calcext:value-type="string">
            <text:p>amac_person_fund_org_list</text:p>
          </table:table-cell>
          <table:table-cell office:value-type="string" calcext:value-type="string">
            <text:p>中国证券投资基金业协会-信息公示</text:p>
          </table:table-cell>
          <table:table-cell office:value-type="string" calcext:value-type="string">
            <text:p>中国证券投资基金业协会-信息公示-从业人员信息-基金从业人员资格注册信息</text:p>
          </table:table-cell>
          <table:table-cell office:value-type="string" calcext:value-type="string">
            <text:p>symbol</text:p>
          </table:table-cell>
          <table:table-cell office:value-type="string" calcext:value-type="string">
            <text:p>中国证券投资基金业协会-信息公示-从业人员信息-基金从业人员资格注册信息\nhttps://gs.amac.org.cn/amac-infodisc/res/pof/person/personOrgList.html\n:param symbol: choice of {"公募基金管理公司", "公募基金管理公司资管子公司", "商业银行", "证券公司", "证券公司子公司",\n"私募基金管理人", "保险公司子公司", "保险公司", "外包服务机构", "期货公司", "期货公司资管子公司", "媒体机构",\n"证券投资咨询机构", "评价机构", "外资私募证券基金管理人", "支付结算", "独立服务机构", "地方自律组织", "境外机构",\n"律师事务所", "会计师事务所", "交易所", "独立第三方销售机构", "证券公司资管子公司", "证券公司私募基金子公司", "其他"}\n:type symbol: str\n:return: 基金从业人员资格注册信息\n:rtype: pandas.DataFrame</text:p>
          </table:table-cell>
          <table:table-cell/>
        </table:table-row>
        <table:table-row table:style-name="ro1">
          <table:table-cell office:value-type="string" calcext:value-type="string">
            <text:p>amac_securities_info</text:p>
          </table:table-cell>
          <table:table-cell office:value-type="string" calcext:value-type="string">
            <text:p>中国证券投资基金业协会-信息公示</text:p>
          </table:table-cell>
          <table:table-cell office:value-type="string" calcext:value-type="string">
            <text:p>中国证券投资基金业协会-信息公示-基金产品公示-证券公司集合资管产品公示</text:p>
          </table:table-cell>
          <table:table-cell/>
          <table:table-cell office:value-type="string" calcext:value-type="string">
            <text:p>中国证券投资基金业协会-信息公示-基金产品公示-证券公司集合资管产品公示\nhttps://gs.amac.org.cn/amac-infodisc/res/pof/securities/index.html\n:return: 证券公司集合资管产品公示\n:rtype: pandas.DataFrame</text:p>
          </table:table-cell>
          <table:table-cell/>
        </table:table-row>
        <table:table-row table:style-name="ro1">
          <table:table-cell office:value-type="string" calcext:value-type="string">
            <text:p>article_epu_index</text:p>
          </table:table-cell>
          <table:table-cell table:number-columns-repeated="2" office:value-type="string" calcext:value-type="string">
            <text:p>经济政策不确定性指数</text:p>
          </table:table-cell>
          <table:table-cell office:value-type="string" calcext:value-type="string">
            <text:p>symbol</text:p>
          </table:table-cell>
          <table:table-cell office:value-type="string" calcext:value-type="string">
            <text:p>经济政策不确定性指数\nhttps://www.policyuncertainty.com/index.html\n:param symbol: 指定的国家名称, e.g. “China”\n:type symbol: str\n:return: 经济政策不确定性指数数据\n:rtype: pandas.DataFrame</text:p>
          </table:table-cell>
          <table:table-cell/>
        </table:table-row>
        <table:table-row table:style-name="ro1">
          <table:table-cell office:value-type="string" calcext:value-type="string">
            <text:p>article_ff_crr</text:p>
          </table:table-cell>
          <table:table-cell office:value-type="string" calcext:value-type="string">
            <text:p>FF多因子数据接口</text:p>
          </table:table-cell>
          <table:table-cell office:value-type="string" calcext:value-type="string">
            <text:p>FF多因子模型</text:p>
          </table:table-cell>
          <table:table-cell/>
          <table:table-cell office:value-type="string" calcext:value-type="string">
            <text:p>FF多因子模型\nhttps://mba.tuck.dartmouth.edu/pages/faculty/ken.french/data_library.html\n:return: FF多因子模型单一表格\n:rtype: pandas.DataFrame</text:p>
          </table:table-cell>
          <table:table-cell/>
        </table:table-row>
        <table:table-row table:style-name="ro1">
          <table:table-cell office:value-type="string" calcext:value-type="string">
            <text:p>article_oman_rv</text:p>
          </table:table-cell>
          <table:table-cell office:value-type="string" calcext:value-type="string">
            <text:p>Realized Library 接口</text:p>
          </table:table-cell>
          <table:table-cell office:value-type="string" calcext:value-type="string">
            <text:p>Oxford-Man Institute of Quantitative Finance Realized Library 的数据</text:p>
          </table:table-cell>
          <table:table-cell office:value-type="string" calcext:value-type="string">
            <text:p>symbol;index</text:p>
          </table:table-cell>
          <table:table-cell office:value-type="string" calcext:value-type="string">
            <text:p>Oxford-Man Institute of Quantitative Finance Realized Library 的数据\n:param symbol: str ['AEX', 'AORD', 'BFX', 'BSESN', 'BVLG', 'BVSP', 'DJI', 'FCHI', 'FTMIB', 'FTSE', 'GDAXI', 'GSPTSE', 'HSI', 'IBEX', 'IXIC', 'KS11', 'KSE', 'MXX', 'N225', 'NSEI', 'OMXC20', 'OMXHPI', 'OMXSPI', 'OSEAX', 'RUT', 'SMSI', 'SPX', 'SSEC', 'SSMI', 'STI', 'STOXX50E']\n:param index: str 指标 ['medrv', 'rk_twoscale', 'bv', 'rv10', 'rv5', 'rk_th2', 'rv10_ss', 'rsv', 'rv5_ss', 'bv_ss', 'rk_parzen', 'rsv_ss']\n:return: pandas.DataFrame\n\nThe Oxford-Man Institute's "realised library" contains daily non-parametric measures of how volatility financial assets or indexes were in the past. Each day's volatility measure depends solely on financial data from that day. They are driven by the use of the latest innovations in econometric modelling and theory to design them, while we draw our high frequency data from the Thomson Reuters DataScope Tick History database. Realised measures are not volatility forecasts. However, some researchers use these measures as an input into forecasting models. The aim of this line of research is to make financial markets more transparent by exposing how volatility changes through time.\n\nThis Library is used as the basis of some of our own research, which effects its scope, and is made available here to encourage the more widespread exploitation of these methods. It is given 'as is' and solely for informational purposes, please read the disclaimer.\n\nThe volatility data can be visually explored. We make the complete up-to-date dataset available for download. Lists of assets covered and realized measures available are also available.\n| Symbol <text:s text:c="3"/>| Name <text:s text:c="37"/>| Earliest Available | Latest Available <text:s/>|\n|-----------|-------------------------------------------|--------------------|-------------------|\n| .AEX <text:s text:c="5"/>| AEX index <text:s text:c="32"/>| January 03, 2000 <text:s text:c="2"/>| November 28, 2019 |\n| .AORD <text:s text:c="4"/>| All Ordinaries <text:s text:c="27"/>| January 04, 2000 <text:s text:c="2"/>| November 28, 2019 |\n| .BFX <text:s text:c="5"/>| Bell 20 Index <text:s text:c="28"/>| January 03, 2000 <text:s text:c="2"/>| November 28, 2019 |\n| .BSESN <text:s text:c="3"/>| S&amp;P BSE Sensex <text:s text:c="27"/>| January 03, 2000 <text:s text:c="2"/>| November 28, 2019 |\n| .BVLG <text:s text:c="4"/>| PSI All-Share Index <text:s text:c="22"/>| October 15, 2012 <text:s text:c="2"/>| November 28, 2019 |\n| .BVSP <text:s text:c="4"/>| BVSP BOVESPA Index <text:s text:c="23"/>| January 03, 2000 <text:s text:c="2"/>| November 28, 2019 |\n| .DJI <text:s text:c="5"/>| Dow Jones Industrial Average <text:s text:c="13"/>| January 03, 2000 <text:s text:c="2"/>| November 27, 2019 |\n| .FCHI <text:s text:c="4"/>| CAC 40 <text:s text:c="35"/>| January 03, 2000 <text:s text:c="2"/>| November 28, 2019 |\n| .FTMIB <text:s text:c="3"/>| FTSE MIB <text:s text:c="33"/>| June 01, 2009 <text:s text:c="5"/>| November 28, 2019 |\n| .FTSE <text:s text:c="4"/>| FTSE 100 <text:s text:c="33"/>| January 04, 2000 <text:s text:c="2"/>| November 28, 2019 |\n| .GDAXI <text:s text:c="3"/>| DAX <text:s text:c="38"/>| January 03, 2000 <text:s text:c="2"/>| November 28, 2019 |\n| .GSPTSE <text:s text:c="2"/>| S&amp;P/TSX Composite index <text:s text:c="18"/>| May 02, 2002 <text:s text:c="6"/>| November 28, 2019 |\n| .HSI <text:s text:c="5"/>| HANG SENG Index <text:s text:c="26"/>| January 03, 2000 <text:s text:c="2"/>| November 28, 2019 |\n| .IBEX <text:s text:c="4"/>| IBEX 35 Index <text:s text:c="28"/>| January 03, 2000 <text:s text:c="2"/>| November 28, 2019 |\n| .IXIC <text:s text:c="4"/>| Nasdaq 100 <text:s text:c="31"/>| January 03, 2000 <text:s text:c="2"/>| November 27, 2019 |\n| .KS11 <text:s text:c="4"/>| Korea Composite Stock Price Index (KOSPI) | January 04, 2000 <text:s text:c="2"/>| November 28, 2019 |\n| .KSE <text:s text:c="5"/>| Karachi SE 100 Index <text:s text:c="21"/>| January 03, 2000 <text:s text:c="2"/>| November 28, 2019 |\n| .MXX <text:s text:c="5"/>| IPC Mexico <text:s text:c="31"/>| January 03, 2000 <text:s text:c="2"/>| November 28, 2019 |\n| .N225 <text:s text:c="4"/>| Nikkei 225 <text:s text:c="31"/>| February 02, 2000 <text:s/>| November 28, 2019 |\n| .NSEI <text:s text:c="4"/>| NIFTY 50 <text:s text:c="33"/>| January 03, 2000 <text:s text:c="2"/>| November 28, 2019 |\n| .OMXC20 <text:s text:c="2"/>| OMX Copenhagen 20 Index <text:s text:c="18"/>| October 03, 2005 <text:s text:c="2"/>| November 28, 2019 |\n| .OMXHPI <text:s text:c="2"/>| OMX Helsinki All Share Index <text:s text:c="13"/>| October 03, 2005 <text:s text:c="2"/>| November 28, 2019 |\n| .OMXSPI <text:s text:c="2"/>| OMX Stockholm All Share Index <text:s text:c="12"/>| October 03, 2005 <text:s text:c="2"/>| November 28, 2019 |\n| .OSEAX <text:s text:c="3"/>| Oslo Exchange All-share Index <text:s text:c="12"/>| September 03, 2001 | November 28, 2019 |\n| .RUT <text:s text:c="5"/>| Russel 2000 <text:s text:c="30"/>| January 03, 2000 <text:s text:c="2"/>| November 27, 2019 |\n| .SMSI <text:s text:c="4"/>| Madrid General Index <text:s text:c="21"/>| July 04, 2005 <text:s text:c="5"/>| November 28, 2019 |\n| .SPX <text:s text:c="5"/>| S&amp;P 500 Index <text:s text:c="28"/>| January 03, 2000 <text:s text:c="2"/>| November 27, 2019 |\n| .SSEC <text:s text:c="4"/>| Shanghai Composite Index <text:s text:c="17"/>| January 04, 2000 <text:s text:c="2"/>| November 28, 2019 |\n| .SSMI <text:s text:c="4"/>| Swiss Stock Market Index <text:s text:c="17"/>| January 04, 2000 <text:s text:c="2"/>| November 28, 2019 |\n| .STI <text:s text:c="5"/>| Straits Times Index <text:s text:c="22"/>| January 03, 2000 <text:s text:c="2"/>| November 28, 2019 |\n| .STOXX50E | EURO STOXX 50 <text:s text:c="28"/>| January 03, 2000 <text:s text:c="2"/>| November 28, 2019 |</text:p>
          </table:table-cell>
          <table:table-cell/>
        </table:table-row>
        <table:table-row table:style-name="ro1">
          <table:table-cell office:value-type="string" calcext:value-type="string">
            <text:p>article_oman_rv_short</text:p>
          </table:table-cell>
          <table:table-cell office:value-type="string" calcext:value-type="string">
            <text:p>Realized Library 接口</text:p>
          </table:table-cell>
          <table:table-cell office:value-type="string" calcext:value-type="string">
            <text:p>Oxford-Man Institute of Quantitative Finance Realized Library 的数据</text:p>
          </table:table-cell>
          <table:table-cell office:value-type="string" calcext:value-type="string">
            <text:p>symbol</text:p>
          </table:table-cell>
          <table:table-cell office:value-type="string" calcext:value-type="string">
            <text:p>Oxford-Man Institute of Quantitative Finance Realized Library 的数据\n:param symbol: str FTSE: FTSE 100, GDAXI: DAX, RUT: Russel 2000, SPX: S&amp;P 500 Index, STOXX50E: EURO STOXX 50, SSEC: Shanghai Composite Index, N225: Nikkei 225\n:return: pandas.DataFrame\n\nThe Oxford-Man Institute's "realised library" contains daily non-parametric measures of how volatility financial assets or indexes were in the past. Each day's volatility measure depends solely on financial data from that day. They are driven by the use of the latest innovations in econometric modelling and theory to design them, while we draw our high frequency data from the Thomson Reuters DataScope Tick History database. Realised measures are not volatility forecasts. However, some researchers use these measures as an input into forecasting models. The aim of this line of research is to make financial markets more transparent by exposing how volatility changes through time.\n\nThis Library is used as the basis of some of our own research, which effects its scope, and is made available here to encourage the more widespread exploitation of these methods. It is given 'as is' and solely for informational purposes, please read the disclaimer.\n\nThe volatility data can be visually explored. We make the complete up-to-date dataset available for download. Lists of assets covered and realized measures available are also available.</text:p>
          </table:table-cell>
          <table:table-cell/>
        </table:table-row>
        <table:table-row table:style-name="ro1">
          <table:table-cell office:value-type="string" calcext:value-type="string">
            <text:p>article_rlab_rv</text:p>
          </table:table-cell>
          <table:table-cell office:value-type="string" calcext:value-type="string">
            <text:p>Realized Library 接口</text:p>
          </table:table-cell>
          <table:table-cell office:value-type="string" calcext:value-type="string">
            <text:p>修大成主页-Risk Lab-Realized Volatility</text:p>
          </table:table-cell>
          <table:table-cell office:value-type="string" calcext:value-type="string">
            <text:p>symbol</text:p>
          </table:table-cell>
          <table:table-cell office:value-type="string" calcext:value-type="string">
            <text:p>修大成主页-Risk Lab-Realized Volatility\n:param symbol: str 股票代码\n:return: pandas.DataFrame\n1996-01-02 <text:s text:c="3"/>0.000000\n1996-01-04 <text:s text:c="3"/>0.000000\n1996-01-05 <text:s text:c="3"/>0.000000\n1996-01-09 <text:s text:c="3"/>0.000000\n1996-01-10 <text:s text:c="3"/>0.000000\n <text:s text:c="15"/>...\n2019-11-04 <text:s text:c="3"/>0.175107\n2019-11-05 <text:s text:c="3"/>0.185112\n2019-11-06 <text:s text:c="3"/>0.210373\n2019-11-07 <text:s text:c="3"/>0.240808\n2019-11-08 <text:s text:c="3"/>0.199549\nName: RV, Length: 5810, dtype: float64\n\nWebsite\nhttps://dachxiu.chicagobooth.edu/\n\nObjective\nWe provide up-to-date daily annualized realized volatilities for individual stocks, ETFs, and future contracts, which are estimated from high-frequency data. We are in the process of incorporating equities from global markets.\n\nData\nWe collect trades at their highest frequencies available (up to every millisecond for US equities after 2007), and clean them using the prevalent national best bid and offer (NBBO) that are available up to every second. The mid-quotes are calculated based on the NBBOs, so their highest sampling frequencies are also up to every second.\n\nMethodology\nWe provide quasi-maximum likelihood estimates of volatility (QMLE) based on moving-average models MA(q), using non-zero returns of transaction prices (or mid-quotes if available) sampled up to their highest frequency available, for days with at least 12 observations. We select the best model (q) using Akaike Information Criterion (AIC). For comparison, we report realized volatility (RV) estimates using 5-minute and 15-minute subsampled returns.\n\nReferences\n1. “When Moving-Average Models Meet High-Frequency Data: Uniform Inference on Volatility”, by Rui Da and Dacheng Xiu. 2017.\n2. “Quasi-Maximum Likelihood Estimation of Volatility with High Frequency Data”, by Dacheng Xiu. Journal of Econometrics, 159 (2010), 235-250.\n3. “How Often to Sample A Continuous-time Process in the Presence of Market Microstructure Noise”, by Yacine Aït-Sahalia, Per Mykland, and Lan Zhang. Review of Financial Studies, 18 (2005), 351–416.\n4. “The Distribution of Exchange Rate Volatility”, by Torben Andersen, Tim Bollerslev, Francis X. Diebold, and Paul Labys. Journal of the American Statistical Association, 96 (2001), 42-55.\n5. “Econometric Analysis of Realized Volatility and Its Use in Estimating Stochastic Volatility Models”, by Ole E Barndorff‐Nielsen and Neil Shephard. Journal of the Royal Statistical Society: Series B, 64 (2002), 253-280.</text:p>
          </table:table-cell>
          <table:table-cell/>
        </table:table-row>
        <table:table-row table:style-name="ro1">
          <table:table-cell office:value-type="string" calcext:value-type="string">
            <text:p>bank_fjcf_table_detail</text:p>
          </table:table-cell>
          <table:table-cell office:value-type="string" calcext:value-type="string">
            <text:p>银保监分局本级行政处罚数据</text:p>
          </table:table-cell>
          <table:table-cell office:value-type="string" calcext:value-type="string">
            <text:p>获取 首页-政务信息-行政处罚-银保监分局本级-XXXX行政处罚信息公开表 数据</text:p>
          </table:table-cell>
          <table:table-cell office:value-type="string" calcext:value-type="string">
            <text:p>page;item;begin</text:p>
          </table:table-cell>
          <table:table-cell office:value-type="string" calcext:value-type="string">
            <text:p>获取 首页-政务信息-行政处罚-银保监分局本级-XXXX行政处罚信息公开表 数据\n:param page: 需要获取前 page 页的内容, 总页数请通过 ak.bank_fjcf_total_page() 获取\n:type page: int\n:param item: choice of {"机关", "本级", "分局本级"}\n:type item: str\n:param begin: 开始页面\n:type begin: int\n:return: 返回所有行政处罚信息公开表的集合, 按第一页到最后一页的顺序排列\n:rtype: pandas.DataFrame</text:p>
          </table:table-cell>
          <table:table-cell/>
        </table:table-row>
        <table:table-row table:style-name="ro1">
          <table:table-cell office:value-type="string" calcext:value-type="string">
            <text:p>bond_buy_back_hist_em</text:p>
          </table:table-cell>
          <table:table-cell office:value-type="string" calcext:value-type="string">
            <text:p>东方财富网-行情中心-债券市场-质押式回购</text:p>
          </table:table-cell>
          <table:table-cell office:value-type="string" calcext:value-type="string">
            <text:p>东方财富网-行情中心-债券市场-质押式回购-历史数据</text:p>
          </table:table-cell>
          <table:table-cell office:value-type="string" calcext:value-type="string">
            <text:p>symbol</text:p>
          </table:table-cell>
          <table:table-cell office:value-type="string" calcext:value-type="string">
            <text:p>东方财富网-行情中心-债券市场-质押式回购-历史数据\nhttps://quote.eastmoney.com/center/gridlist.html#bond_sh_buyback\n:param symbol: 质押式回购代码\n:type symbol: str\n:return: 历史数据\n:rtype: pandas.DataFrame</text:p>
          </table:table-cell>
          <table:table-cell/>
        </table:table-row>
        <table:table-row table:style-name="ro1">
          <table:table-cell office:value-type="string" calcext:value-type="string">
            <text:p>bond_cash_summary_sse</text:p>
          </table:table-cell>
          <table:table-cell office:value-type="string" calcext:value-type="string">
            <text:p>债券概览</text:p>
          </table:table-cell>
          <table:table-cell office:value-type="string" calcext:value-type="string">
            <text:p>上登债券信息网-市场数据-市场统计-市场概览-债券现券市场概览</text:p>
          </table:table-cell>
          <table:table-cell office:value-type="string" calcext:value-type="string">
            <text:p>date</text:p>
          </table:table-cell>
          <table:table-cell office:value-type="string" calcext:value-type="string">
            <text:p>上登债券信息网-市场数据-市场统计-市场概览-债券现券市场概览\nhttp://bond.sse.com.cn/data/statistics/overview/bondow/\n:param date: 指定日期\n:type date: str\n:return: 债券成交概览\n:rtype: pandas.DataFrame</text:p>
          </table:table-cell>
          <table:table-cell/>
        </table:table-row>
        <table:table-row table:style-name="ro1">
          <table:table-cell office:value-type="string" calcext:value-type="string">
            <text:p>bond_cb_adj_logs_jsl</text:p>
          </table:table-cell>
          <table:table-cell office:value-type="string" calcext:value-type="string">
            <text:p>债券-沪深债券</text:p>
          </table:table-cell>
          <table:table-cell office:value-type="string" calcext:value-type="string">
            <text:p>集思录-可转债转股价-调整记录</text:p>
          </table:table-cell>
          <table:table-cell office:value-type="string" calcext:value-type="string">
            <text:p>symbol</text:p>
          </table:table-cell>
          <table:table-cell office:value-type="string" calcext:value-type="string">
            <text:p>集思录-可转债转股价-调整记录\nhttps://www.jisilu.cn/data/cbnew/#cb\n:param symbol: 可转债代码\n:type symbol: str\n:return: 转股价调整记录\n:rtype: pandas.DataFrame</text:p>
          </table:table-cell>
          <table:table-cell/>
        </table:table-row>
        <table:table-row table:style-name="ro1">
          <table:table-cell office:value-type="string" calcext:value-type="string">
            <text:p>bond_cb_index_jsl</text:p>
          </table:table-cell>
          <table:table-cell office:value-type="string" calcext:value-type="string">
            <text:p>债券-沪深债券</text:p>
          </table:table-cell>
          <table:table-cell office:value-type="string" calcext:value-type="string">
            <text:p>首页-可转债-集思录可转债等权指数</text:p>
          </table:table-cell>
          <table:table-cell/>
          <table:table-cell office:value-type="string" calcext:value-type="string">
            <text:p>首页-可转债-集思录可转债等权指数\nhttps://www.jisilu.cn/web/data/cb/index\n:return: 集思录可转债等权指数\n:rtype: pandas.DataFrame</text:p>
          </table:table-cell>
          <table:table-cell/>
        </table:table-row>
        <table:table-row table:style-name="ro1">
          <table:table-cell office:value-type="string" calcext:value-type="string">
            <text:p>bond_cb_jsl</text:p>
          </table:table-cell>
          <table:table-cell office:value-type="string" calcext:value-type="string">
            <text:p>债券-沪深债券</text:p>
          </table:table-cell>
          <table:table-cell office:value-type="string" calcext:value-type="string">
            <text:p>集思录可转债</text:p>
          </table:table-cell>
          <table:table-cell office:value-type="string" calcext:value-type="string">
            <text:p>cookie</text:p>
          </table:table-cell>
          <table:table-cell office:value-type="string" calcext:value-type="string">
            <text:p>集思录可转债\nhttps://www.jisilu.cn/data/cbnew/#cb\n:param cookie: 输入获取到的游览器 cookie\n:type cookie: str\n:return: 集思录可转债\n:rtype: pandas.DataFrame</text:p>
          </table:table-cell>
          <table:table-cell/>
        </table:table-row>
        <table:table-row table:style-name="ro1">
          <table:table-cell office:value-type="string" calcext:value-type="string">
            <text:p>bond_cb_profile_sina</text:p>
          </table:table-cell>
          <table:table-cell office:value-type="string" calcext:value-type="string">
            <text:p>新浪财经-债券-可转债</text:p>
          </table:table-cell>
          <table:table-cell office:value-type="string" calcext:value-type="string">
            <text:p>新浪财经-债券-可转债-详情资料</text:p>
          </table:table-cell>
          <table:table-cell office:value-type="string" calcext:value-type="string">
            <text:p>symbol</text:p>
          </table:table-cell>
          <table:table-cell office:value-type="string" calcext:value-type="string">
            <text:p>新浪财经-债券-可转债-详情资料\nhttps://money.finance.sina.com.cn/bond/info/sz128039.html\n:param symbol: 带市场标识的转债代码\n:type symbol: str\n:return: 可转债-详情资料\n:rtype: pandas.DataFrame</text:p>
          </table:table-cell>
          <table:table-cell/>
        </table:table-row>
        <table:table-row table:style-name="ro1">
          <table:table-cell office:value-type="string" calcext:value-type="string">
            <text:p>bond_cb_redeem_jsl</text:p>
          </table:table-cell>
          <table:table-cell office:value-type="string" calcext:value-type="string">
            <text:p>债券-沪深债券</text:p>
          </table:table-cell>
          <table:table-cell office:value-type="string" calcext:value-type="string">
            <text:p>集思录可转债-强赎</text:p>
          </table:table-cell>
          <table:table-cell/>
          <table:table-cell office:value-type="string" calcext:value-type="string">
            <text:p>集思录可转债-强赎\nhttps://www.jisilu.cn/data/cbnew/#redeem\n:return: 集思录可转债-强赎\n:rtype: pandas.DataFrame</text:p>
          </table:table-cell>
          <table:table-cell/>
        </table:table-row>
        <table:table-row table:style-name="ro1">
          <table:table-cell office:value-type="string" calcext:value-type="string">
            <text:p>bond_cb_summary_sina</text:p>
          </table:table-cell>
          <table:table-cell office:value-type="string" calcext:value-type="string">
            <text:p>新浪财经-债券-可转债</text:p>
          </table:table-cell>
          <table:table-cell office:value-type="string" calcext:value-type="string">
            <text:p>新浪财经-债券-可转债-债券概况</text:p>
          </table:table-cell>
          <table:table-cell office:value-type="string" calcext:value-type="string">
            <text:p>symbol</text:p>
          </table:table-cell>
          <table:table-cell office:value-type="string" calcext:value-type="string">
            <text:p>新浪财经-债券-可转债-债券概况\nhttps://money.finance.sina.com.cn/bond/quotes/sh155255.html\n:param symbol: 带市场标识的转债代码\n:type symbol: str\n:return: 可转债-债券概况\n:rtype: pandas.DataFrame</text:p>
          </table:table-cell>
          <table:table-cell/>
        </table:table-row>
        <table:table-row table:style-name="ro1">
          <table:table-cell office:value-type="string" calcext:value-type="string">
            <text:p>bond_china_close_return</text:p>
          </table:table-cell>
          <table:table-cell office:value-type="string" calcext:value-type="string">
            <text:p>债券收盘收益率曲线历史数据</text:p>
          </table:table-cell>
          <table:table-cell office:value-type="string" calcext:value-type="string">
            <text:p>收盘收益率曲线历史数据</text:p>
          </table:table-cell>
          <table:table-cell office:value-type="string" calcext:value-type="string">
            <text:p>symbol;period;start_date;end_date</text:p>
          </table:table-cell>
          <table:table-cell office:value-type="string" calcext:value-type="string">
            <text:p>收盘收益率曲线历史数据\nhttps://www.chinamoney.com.cn/chinese/bkcurvclosedyhis/?bondType=CYCC000&amp;reference=1\n:param symbol: 需要获取的指标\n:type period: choice of {'0.1', '0.5', '1'}\n:param period: 期限间隔\n:type symbol: str\n:param start_date: 开始日期, 结束日期和开始日期不要超过 1 个月\n:type start_date: str\n:param end_date: 结束日期, 结束日期和开始日期不要超过 1 个月\n:type end_date: str\n:return: 收盘收益率曲线历史数据\n:rtype: pandas.DataFrame</text:p>
          </table:table-cell>
          <table:table-cell/>
        </table:table-row>
        <table:table-row table:style-name="ro1">
          <table:table-cell office:value-type="string" calcext:value-type="string">
            <text:p>bond_china_close_return_map</text:p>
          </table:table-cell>
          <table:table-cell office:value-type="string" calcext:value-type="string">
            <text:p>债券收盘收益率曲线历史数据</text:p>
          </table:table-cell>
          <table:table-cell office:value-type="string" calcext:value-type="string">
            <text:p>收盘收益率曲线历史数据</text:p>
          </table:table-cell>
          <table:table-cell table:number-columns-repeated="3"/>
        </table:table-row>
        <table:table-row table:style-name="ro1">
          <table:table-cell office:value-type="string" calcext:value-type="string">
            <text:p>bond_china_yield</text:p>
          </table:table-cell>
          <table:table-cell office:value-type="string" calcext:value-type="string">
            <text:p>债券行情</text:p>
          </table:table-cell>
          <table:table-cell office:value-type="string" calcext:value-type="string">
            <text:p>中国债券信息网-国债及其他债券收益率曲线</text:p>
          </table:table-cell>
          <table:table-cell office:value-type="string" calcext:value-type="string">
            <text:p>start_date;end_date</text:p>
          </table:table-cell>
          <table:table-cell office:value-type="string" calcext:value-type="string">
            <text:p>中国债券信息网-国债及其他债券收益率曲线\nhttps://www.chinabond.com.cn/\nhttps://yield.chinabond.com.cn/cbweb-pbc-web/pbc/historyQuery?startDate=2019-02-07&amp;endDate=2020-02-04&amp;gjqx=0&amp;qxId=ycqx&amp;locale=cn_ZH\n注意: end_date - start_date 应该小于一年\n:param start_date: 需要查询的日期, 返回在该日期之后一年内的数据\n:type start_date: str\n:param end_date: 需要查询的日期, 返回在该日期之前一年内的数据\n:type end_date: str\n:return: 返回在指定日期之间之前一年内的数据\n:rtype: pandas.DataFrame</text:p>
          </table:table-cell>
          <table:table-cell/>
        </table:table-row>
        <table:table-row table:style-name="ro1">
          <table:table-cell office:value-type="string" calcext:value-type="string">
            <text:p>bond_composite_index_cbond</text:p>
          </table:table-cell>
          <table:table-cell office:value-type="string" calcext:value-type="string">
            <text:p>中国债券信息网-中债指数-中债指数族系-总指数-综合类指数</text:p>
          </table:table-cell>
          <table:table-cell office:value-type="string" calcext:value-type="string">
            <text:p>中国债券信息网-中债指数-中债指数族系-总指数-综合类指数-中债-综合指数</text:p>
          </table:table-cell>
          <table:table-cell office:value-type="string" calcext:value-type="string">
            <text:p>indicator;period</text:p>
          </table:table-cell>
          <table:table-cell office:value-type="string" calcext:value-type="string">
            <text:p>中国债券信息网-中债指数-中债指数族系-总指数-综合类指数-中债-综合指数\nhttps://yield.chinabond.com.cn/cbweb-mn/indices/single_index_query\n:param indicator: choice of {"全价", "净价", "财富", "平均市值法久期", "平均现金流法久期", "平均市值法凸性", "平均现金流法凸性", "平均现金流法到期收益率", "平均市值法到期收益率", "平均基点价值", "平均待偿期", "平均派息率", "指数上日总市值", "财富指数涨跌幅", "全价指数涨跌幅", "净价指数涨跌幅", "现券结算量"}\n:type indicator: str\n:param period: choice of {"总值", "1年以下", "1-3年", "3-5年", "5-7年", "7-10年", "10年以上", "0-3个月", "3-6个月", "6-9个月", "9-12个月", "0-6个月", "6-12个月"}\n:type period: str\n:return: 新综合指数\n:rtype: pandas.DataFrame</text:p>
          </table:table-cell>
          <table:table-cell/>
        </table:table-row>
        <table:table-row table:style-name="ro1">
          <table:table-cell office:value-type="string" calcext:value-type="string">
            <text:p>bond_corporate_issue_cninfo</text:p>
          </table:table-cell>
          <table:table-cell office:value-type="string" calcext:value-type="string">
            <text:p>巨潮资讯-数据中心-专题统计-债券报表-债券发行</text:p>
          </table:table-cell>
          <table:table-cell office:value-type="string" calcext:value-type="string">
            <text:p>巨潮资讯-数据中心-专题统计-债券报表-债券发行-企业债发行</text:p>
          </table:table-cell>
          <table:table-cell office:value-type="string" calcext:value-type="string">
            <text:p>start_date;end_date</text:p>
          </table:table-cell>
          <table:table-cell office:value-type="string" calcext:value-type="string">
            <text:p>巨潮资讯-数据中心-专题统计-债券报表-债券发行-企业债发行\nhttp://webapi.cninfo.com.cn/#/thematicStatistics\n:param start_date: 开始统计时间\n:type start_date: str\n:param end_date: 开始统计时间\n:type end_date: str\n:return: 企业债发行\n:rtype: pandas.DataFrame</text:p>
          </table:table-cell>
          <table:table-cell/>
        </table:table-row>
        <table:table-row table:style-name="ro1">
          <table:table-cell office:value-type="string" calcext:value-type="string">
            <text:p>bond_cov_comparison</text:p>
          </table:table-cell>
          <table:table-cell office:value-type="string" calcext:value-type="string">
            <text:p>债券-沪深债券</text:p>
          </table:table-cell>
          <table:table-cell office:value-type="string" calcext:value-type="string">
            <text:p>东方财富网-行情中心-债券市场-可转债比价表</text:p>
          </table:table-cell>
          <table:table-cell/>
          <table:table-cell office:value-type="string" calcext:value-type="string">
            <text:p>东方财富网-行情中心-债券市场-可转债比价表\nhttps://quote.eastmoney.com/center/fullscreenlist.html#convertible_comparison\n:return: 可转债比价表数据\n:rtype: pandas.DataFrame</text:p>
          </table:table-cell>
          <table:table-cell/>
        </table:table-row>
        <table:table-row table:style-name="ro1">
          <table:table-cell office:value-type="string" calcext:value-type="string">
            <text:p>bond_cov_issue_cninfo</text:p>
          </table:table-cell>
          <table:table-cell office:value-type="string" calcext:value-type="string">
            <text:p>巨潮资讯-数据中心-专题统计-债券报表-债券发行</text:p>
          </table:table-cell>
          <table:table-cell office:value-type="string" calcext:value-type="string">
            <text:p>巨潮资讯-数据中心-专题统计-债券报表-债券发行-可转债发行</text:p>
          </table:table-cell>
          <table:table-cell office:value-type="string" calcext:value-type="string">
            <text:p>start_date;end_date</text:p>
          </table:table-cell>
          <table:table-cell office:value-type="string" calcext:value-type="string">
            <text:p>巨潮资讯-数据中心-专题统计-债券报表-债券发行-可转债发行\nhttp://webapi.cninfo.com.cn/#/thematicStatistics\n:param start_date: 开始统计时间\n:type start_date: str\n:param end_date: 开始统计时间\n:type end_date: str\n:return: 可转债发行\n:rtype: pandas.DataFrame</text:p>
          </table:table-cell>
          <table:table-cell/>
        </table:table-row>
        <table:table-row table:style-name="ro1">
          <table:table-cell office:value-type="string" calcext:value-type="string">
            <text:p>bond_cov_stock_issue_cninfo</text:p>
          </table:table-cell>
          <table:table-cell office:value-type="string" calcext:value-type="string">
            <text:p>巨潮资讯-数据中心-专题统计-债券报表-债券发行</text:p>
          </table:table-cell>
          <table:table-cell office:value-type="string" calcext:value-type="string">
            <text:p>巨潮资讯-数据中心-专题统计-债券报表-债券发行-可转债转股</text:p>
          </table:table-cell>
          <table:table-cell/>
          <table:table-cell office:value-type="string" calcext:value-type="string">
            <text:p>巨潮资讯-数据中心-专题统计-债券报表-债券发行-可转债转股\nhttp://webapi.cninfo.com.cn/#/thematicStatistics\n:return: 可转债转股\n:rtype: pandas.DataFrame</text:p>
          </table:table-cell>
          <table:table-cell/>
        </table:table-row>
        <table:table-row table:style-name="ro1">
          <table:table-cell office:value-type="string" calcext:value-type="string">
            <text:p>bond_deal_summary_sse</text:p>
          </table:table-cell>
          <table:table-cell office:value-type="string" calcext:value-type="string">
            <text:p>债券概览</text:p>
          </table:table-cell>
          <table:table-cell office:value-type="string" calcext:value-type="string">
            <text:p>上登债券信息网-市场数据-市场统计-市场概览-债券成交概览</text:p>
          </table:table-cell>
          <table:table-cell office:value-type="string" calcext:value-type="string">
            <text:p>date</text:p>
          </table:table-cell>
          <table:table-cell office:value-type="string" calcext:value-type="string">
            <text:p>上登债券信息网-市场数据-市场统计-市场概览-债券成交概览\nhttp://bond.sse.com.cn/data/statistics/overview/turnover/\n:param date: 指定日期\n:type date: str\n:return: 债券成交概览\n:rtype: pandas.DataFrame</text:p>
          </table:table-cell>
          <table:table-cell/>
        </table:table-row>
        <table:table-row table:style-name="ro1">
          <table:table-cell office:value-type="string" calcext:value-type="string">
            <text:p>bond_debt_nafmii</text:p>
          </table:table-cell>
          <table:table-cell office:value-type="string" calcext:value-type="string">
            <text:p>中国银行间市场交易商协会</text:p>
          </table:table-cell>
          <table:table-cell office:value-type="string" calcext:value-type="string">
            <text:p>中国银行间市场交易商协会-非金融企业债务融资工具注册信息系统</text:p>
          </table:table-cell>
          <table:table-cell office:value-type="string" calcext:value-type="string">
            <text:p>page</text:p>
          </table:table-cell>
          <table:table-cell office:value-type="string" calcext:value-type="string">
            <text:p>中国银行间市场交易商协会-非金融企业债务融资工具注册信息系统\nhttp://zhuce.nafmii.org.cn/fans/publicQuery/manager\n:param page: 输入数字页码\n:type page: int\n:return: 指定 sector 和 indicator 的数据\n:rtype: pandas.DataFrame</text:p>
          </table:table-cell>
          <table:table-cell/>
        </table:table-row>
        <table:table-row table:style-name="ro1">
          <table:table-cell office:value-type="string" calcext:value-type="string">
            <text:p>bond_info_cm</text:p>
          </table:table-cell>
          <table:table-cell office:value-type="string" calcext:value-type="string">
            <text:p>债券信息查询</text:p>
          </table:table-cell>
          <table:table-cell office:value-type="string" calcext:value-type="string">
            <text:p>中国外汇交易中心暨全国银行间同业拆借中心-数据-债券信息-信息查询</text:p>
          </table:table-cell>
          <table:table-cell table:number-columns-repeated="3"/>
        </table:table-row>
        <table:table-row table:style-name="ro1">
          <table:table-cell office:value-type="string" calcext:value-type="string">
            <text:p>bond_info_cm_query</text:p>
          </table:table-cell>
          <table:table-cell office:value-type="string" calcext:value-type="string">
            <text:p>债券信息查询</text:p>
          </table:table-cell>
          <table:table-cell office:value-type="string" calcext:value-type="string">
            <text:p>中国外汇交易中心暨全国银行间同业拆借中心-查询相关指标的参数</text:p>
          </table:table-cell>
          <table:table-cell table:number-columns-repeated="3"/>
        </table:table-row>
        <table:table-row table:style-name="ro1">
          <table:table-cell office:value-type="string" calcext:value-type="string">
            <text:p>bond_info_detail_cm</text:p>
          </table:table-cell>
          <table:table-cell office:value-type="string" calcext:value-type="string">
            <text:p>债券信息查询</text:p>
          </table:table-cell>
          <table:table-cell office:value-type="string" calcext:value-type="string">
            <text:p>中国外汇交易中心暨全国银行间同业拆借中心-数据-债券信息-信息查询-债券详情</text:p>
          </table:table-cell>
          <table:table-cell table:number-columns-repeated="3"/>
        </table:table-row>
        <table:table-row table:style-name="ro1">
          <table:table-cell office:value-type="string" calcext:value-type="string">
            <text:p>bond_local_government_issue_cninfo</text:p>
          </table:table-cell>
          <table:table-cell office:value-type="string" calcext:value-type="string">
            <text:p>巨潮资讯-数据中心-专题统计-债券报表-债券发行</text:p>
          </table:table-cell>
          <table:table-cell office:value-type="string" calcext:value-type="string">
            <text:p>巨潮资讯-数据中心-专题统计-债券报表-债券发行-地方债发行</text:p>
          </table:table-cell>
          <table:table-cell office:value-type="string" calcext:value-type="string">
            <text:p>start_date;end_date</text:p>
          </table:table-cell>
          <table:table-cell office:value-type="string" calcext:value-type="string">
            <text:p>巨潮资讯-数据中心-专题统计-债券报表-债券发行-地方债发行\nhttp://webapi.cninfo.com.cn/#/thematicStatistics\n:param start_date: 开始统计时间\n:type start_date: str\n:param end_date: 开始统计时间\n:type end_date: str\n:return: 地方债发行\n:rtype: pandas.DataFrame</text:p>
          </table:table-cell>
          <table:table-cell/>
        </table:table-row>
        <table:table-row table:style-name="ro1">
          <table:table-cell office:value-type="string" calcext:value-type="string">
            <text:p>bond_new_composite_index_cbond</text:p>
          </table:table-cell>
          <table:table-cell office:value-type="string" calcext:value-type="string">
            <text:p>中国债券信息网-中债指数-中债指数族系-总指数-综合类指数</text:p>
          </table:table-cell>
          <table:table-cell office:value-type="string" calcext:value-type="string">
            <text:p>中国债券信息网-中债指数-中债指数族系-总指数-综合类指数-中债-新综合指数</text:p>
          </table:table-cell>
          <table:table-cell office:value-type="string" calcext:value-type="string">
            <text:p>indicator;period</text:p>
          </table:table-cell>
          <table:table-cell office:value-type="string" calcext:value-type="string">
            <text:p>中国债券信息网-中债指数-中债指数族系-总指数-综合类指数-中债-新综合指数\nhttps://yield.chinabond.com.cn/cbweb-mn/indices/single_index_query\n:param indicator: choice of {"全价", "净价", "财富", "平均市值法久期", "平均现金流法久期", "平均市值法凸性", "平均现金流法凸性", "平均现金流法到期收益率", "平均市值法到期收益率", "平均基点价值", "平均待偿期", "平均派息率", "指数上日总市值", "财富指数涨跌幅", "全价指数涨跌幅", "净价指数涨跌幅", "现券结算量"}\n:type indicator: str\n:param period: choice of {"总值", "1年以下", "1-3年", "3-5年", "5-7年", "7-10年", "10年以上", "0-3个月", "3-6个月", "6-9个月", "9-12个月", "0-6个月", "6-12个月"}\n:type period: str\n:return: 新综合指数\n:rtype: pandas.DataFrame</text:p>
          </table:table-cell>
          <table:table-cell/>
        </table:table-row>
        <table:table-row table:style-name="ro1">
          <table:table-cell office:value-type="string" calcext:value-type="string">
            <text:p>bond_sh_buy_back_em</text:p>
          </table:table-cell>
          <table:table-cell office:value-type="string" calcext:value-type="string">
            <text:p>东方财富网-行情中心-债券市场-质押式回购</text:p>
          </table:table-cell>
          <table:table-cell office:value-type="string" calcext:value-type="string">
            <text:p>获取债券回购历史行情数据</text:p>
          </table:table-cell>
          <table:table-cell/>
          <table:table-cell office:value-type="string" calcext:value-type="string">
            <text:p>东方财富网-行情中心-债券市场-上证质押式回购\nhttps://quote.eastmoney.com/center/gridlist.html#bond_sh_buyback\n:return: 上证质押式回购\n:rtype: pandas.DataFrame</text:p>
          </table:table-cell>
          <table:table-cell/>
        </table:table-row>
        <table:table-row table:style-name="ro1">
          <table:table-cell office:value-type="string" calcext:value-type="string">
            <text:p>bond_spot_deal</text:p>
          </table:table-cell>
          <table:table-cell office:value-type="string" calcext:value-type="string">
            <text:p>债券行情</text:p>
          </table:table-cell>
          <table:table-cell office:value-type="string" calcext:value-type="string">
            <text:p>中国外汇交易中心暨全国银行间同业拆借中心-市场数据-债券市场行情-现券市场成交行情</text:p>
          </table:table-cell>
          <table:table-cell/>
          <table:table-cell office:value-type="string" calcext:value-type="string">
            <text:p>中国外汇交易中心暨全国银行间同业拆借中心-市场数据-债券市场行情-现券市场成交行情\nhttps://www.chinamoney.com.cn/chinese/mkdatabond/\n:return: 现券市场成交行情\n:rtype: pandas.DataFrame</text:p>
          </table:table-cell>
          <table:table-cell/>
        </table:table-row>
        <table:table-row table:style-name="ro1">
          <table:table-cell office:value-type="string" calcext:value-type="string">
            <text:p>bond_spot_quote</text:p>
          </table:table-cell>
          <table:table-cell office:value-type="string" calcext:value-type="string">
            <text:p>债券行情</text:p>
          </table:table-cell>
          <table:table-cell office:value-type="string" calcext:value-type="string">
            <text:p>中国外汇交易中心暨全国银行间同业拆借中心-市场数据-债券市场行情-现券市场做市报价</text:p>
          </table:table-cell>
          <table:table-cell/>
          <table:table-cell office:value-type="string" calcext:value-type="string">
            <text:p>中国外汇交易中心暨全国银行间同业拆借中心-市场数据-债券市场行情-现券市场做市报价\nhttps://www.chinamoney.com.cn/chinese/mkdatabond/\n:return: 现券市场做市报价\n:rtype: pandas.DataFrame</text:p>
          </table:table-cell>
          <table:table-cell/>
        </table:table-row>
        <table:table-row table:style-name="ro1">
          <table:table-cell office:value-type="string" calcext:value-type="string">
            <text:p>bond_sz_buy_back_em</text:p>
          </table:table-cell>
          <table:table-cell office:value-type="string" calcext:value-type="string">
            <text:p>东方财富网-行情中心-债券市场-质押式回购</text:p>
          </table:table-cell>
          <table:table-cell office:value-type="string" calcext:value-type="string">
            <text:p>获取深圳债券回购实时行情数据</text:p>
          </table:table-cell>
          <table:table-cell/>
          <table:table-cell office:value-type="string" calcext:value-type="string">
            <text:p>东方财富网-行情中心-债券市场-深证质押式回购\nhttps://quote.eastmoney.com/center/gridlist.html#bond_sz_buyback\n:return: 深证质押式回购\n:rtype: pandas.DataFrame</text:p>
          </table:table-cell>
          <table:table-cell/>
        </table:table-row>
        <table:table-row table:style-name="ro1">
          <table:table-cell office:value-type="string" calcext:value-type="string">
            <text:p>bond_sz_buy_back_em</text:p>
          </table:table-cell>
          <table:table-cell office:value-type="string" calcext:value-type="string">
            <text:p>东方财富网-行情中心-债券市场-质押式回购</text:p>
          </table:table-cell>
          <table:table-cell office:value-type="string" calcext:value-type="string">
            <text:p>东方财富网-行情中心-债券市场-深证质押式回购</text:p>
          </table:table-cell>
          <table:table-cell/>
          <table:table-cell office:value-type="string" calcext:value-type="string">
            <text:p>东方财富网-行情中心-债券市场-深证质押式回购\nhttps://quote.eastmoney.com/center/gridlist.html#bond_sz_buyback\n:return: 深证质押式回购\n:rtype: pandas.DataFrame</text:p>
          </table:table-cell>
          <table:table-cell/>
        </table:table-row>
        <table:table-row table:style-name="ro1">
          <table:table-cell office:value-type="string" calcext:value-type="string">
            <text:p>bond_treasure_issue_cninfo</text:p>
          </table:table-cell>
          <table:table-cell office:value-type="string" calcext:value-type="string">
            <text:p>巨潮资讯-数据中心-专题统计-债券报表-债券发行</text:p>
          </table:table-cell>
          <table:table-cell office:value-type="string" calcext:value-type="string">
            <text:p>巨潮资讯-数据中心-专题统计-债券报表-债券发行-国债发行</text:p>
          </table:table-cell>
          <table:table-cell office:value-type="string" calcext:value-type="string">
            <text:p>start_date;end_date</text:p>
          </table:table-cell>
          <table:table-cell office:value-type="string" calcext:value-type="string">
            <text:p>巨潮资讯-数据中心-专题统计-债券报表-债券发行-国债发行\nhttp://webapi.cninfo.com.cn/#/thematicStatistics\n:param start_date: 开始统计时间\n:type start_date: str\n:param end_date: 结束统计数据\n:type end_date: str\n:return: 国债发行\n:rtype: pandas.DataFrame</text:p>
          </table:table-cell>
          <table:table-cell/>
        </table:table-row>
        <table:table-row table:style-name="ro1">
          <table:table-cell office:value-type="string" calcext:value-type="string">
            <text:p>bond_zh_cov</text:p>
          </table:table-cell>
          <table:table-cell office:value-type="string" calcext:value-type="string">
            <text:p>债券-沪深债券</text:p>
          </table:table-cell>
          <table:table-cell office:value-type="string" calcext:value-type="string">
            <text:p>东方财富网-数据中心-新股数据-可转债数据</text:p>
          </table:table-cell>
          <table:table-cell/>
          <table:table-cell office:value-type="string" calcext:value-type="string">
            <text:p>东方财富网-数据中心-新股数据-可转债数据\nhttps://data.eastmoney.com/kzz/default.html\n:return: 可转债数据\n:rtype: pandas.DataFrame</text:p>
          </table:table-cell>
          <table:table-cell/>
        </table:table-row>
        <table:table-row table:style-name="ro1">
          <table:table-cell office:value-type="string" calcext:value-type="string">
            <text:p>bond_zh_cov_info</text:p>
          </table:table-cell>
          <table:table-cell office:value-type="string" calcext:value-type="string">
            <text:p>债券-沪深债券</text:p>
          </table:table-cell>
          <table:table-cell office:value-type="string" calcext:value-type="string">
            <text:p>https://data.eastmoney.com/kzz/detail/123121.html</text:p>
          </table:table-cell>
          <table:table-cell office:value-type="string" calcext:value-type="string">
            <text:p>symbol;indicator</text:p>
          </table:table-cell>
          <table:table-cell office:value-type="string" calcext:value-type="string">
            <text:p>https://data.eastmoney.com/kzz/detail/123121.html\n东方财富网-数据中心-新股数据-可转债详情\n:param symbol: 可转债代码\n:type symbol: str\n:param indicator: choice of {"基本信息", "中签号", "筹资用途", "重要日期"}\n:type indicator: str\n:return: 可转债详情\n:rtype: pandas.DataFrame</text:p>
          </table:table-cell>
          <table:table-cell/>
        </table:table-row>
        <table:table-row table:style-name="ro1">
          <table:table-cell office:value-type="string" calcext:value-type="string">
            <text:p>bond_zh_cov_info_ths</text:p>
          </table:table-cell>
          <table:table-cell table:number-columns-repeated="2" office:value-type="string" calcext:value-type="string">
            <text:p>同花顺-数据中心-可转债</text:p>
          </table:table-cell>
          <table:table-cell/>
          <table:table-cell office:value-type="string" calcext:value-type="string">
            <text:p>同花顺-数据中心-可转债\nhttps://data.10jqka.com.cn/ipo/bond/\n:return: 可转债行情\n:rtype: pandas.DataFrame</text:p>
          </table:table-cell>
          <table:table-cell/>
        </table:table-row>
        <table:table-row table:style-name="ro1">
          <table:table-cell office:value-type="string" calcext:value-type="string">
            <text:p>bond_zh_cov_value_analysis</text:p>
          </table:table-cell>
          <table:table-cell office:value-type="string" calcext:value-type="string">
            <text:p>债券-沪深债券</text:p>
          </table:table-cell>
          <table:table-cell office:value-type="string" calcext:value-type="string">
            <text:p>https://data.eastmoney.com/kzz/detail/113527.html</text:p>
          </table:table-cell>
          <table:table-cell office:value-type="string" calcext:value-type="string">
            <text:p>symbol</text:p>
          </table:table-cell>
          <table:table-cell office:value-type="string" calcext:value-type="string">
            <text:p>https://data.eastmoney.com/kzz/detail/113527.html\n东方财富网-数据中心-新股数据-可转债数据-价值分析-溢价率分析\n:return: 可转债价值分析\n:rtype: pandas.DataFrame</text:p>
          </table:table-cell>
          <table:table-cell/>
        </table:table-row>
        <table:table-row table:style-name="ro1">
          <table:table-cell office:value-type="string" calcext:value-type="string">
            <text:p>bond_zh_hs_cov_daily</text:p>
          </table:table-cell>
          <table:table-cell office:value-type="string" calcext:value-type="string">
            <text:p>债券-沪深债券</text:p>
          </table:table-cell>
          <table:table-cell office:value-type="string" calcext:value-type="string">
            <text:p>新浪财经-债券-沪深可转债的历史行情数据, 大量抓取容易封 IP</text:p>
          </table:table-cell>
          <table:table-cell office:value-type="string" calcext:value-type="string">
            <text:p>symbol</text:p>
          </table:table-cell>
          <table:table-cell office:value-type="string" calcext:value-type="string">
            <text:p>新浪财经-债券-沪深可转债的历史行情数据, 大量抓取容易封 IP\nhttps://vip.stock.finance.sina.com.cn/mkt/#hskzz_z\n:param symbol: 沪深可转债代码; e.g., sh010107\n:type symbol: str\n:return: 指定沪深可转债代码的日 K 线数据\n:rtype: pandas.DataFrame</text:p>
          </table:table-cell>
          <table:table-cell/>
        </table:table-row>
        <table:table-row table:style-name="ro1">
          <table:table-cell office:value-type="string" calcext:value-type="string">
            <text:p>bond_zh_hs_cov_min</text:p>
          </table:table-cell>
          <table:table-cell office:value-type="string" calcext:value-type="string">
            <text:p>债券-沪深债券</text:p>
          </table:table-cell>
          <table:table-cell office:value-type="string" calcext:value-type="string">
            <text:p>东方财富网-可转债-分时行情</text:p>
          </table:table-cell>
          <table:table-cell office:value-type="string" calcext:value-type="string">
            <text:p>symbol;period;adjust;start_date;end_date</text:p>
          </table:table-cell>
          <table:table-cell office:value-type="string" calcext:value-type="string">
            <text:p>东方财富网-可转债-分时行情\nhttps://quote.eastmoney.com/concept/sz128039.html\n:param symbol: 转债代码\n:type symbol: str\n:param period: choice of {'1', '5', '15', '30', '60'}\n:type period: str\n:param adjust: choice of {'', 'qfq', 'hfq'}\n:type adjust: str\n:param start_date: 开始日期\n:type start_date: str\n:param end_date: 结束日期\n:type end_date: str\n:return: 分时行情\n:rtype: pandas.DataFrame</text:p>
          </table:table-cell>
          <table:table-cell/>
        </table:table-row>
        <table:table-row table:style-name="ro1">
          <table:table-cell office:value-type="string" calcext:value-type="string">
            <text:p>bond_zh_hs_cov_pre_min</text:p>
          </table:table-cell>
          <table:table-cell office:value-type="string" calcext:value-type="string">
            <text:p>债券-沪深债券</text:p>
          </table:table-cell>
          <table:table-cell office:value-type="string" calcext:value-type="string">
            <text:p>东方财富网-可转债-分时行情-盘前</text:p>
          </table:table-cell>
          <table:table-cell office:value-type="string" calcext:value-type="string">
            <text:p>symbol</text:p>
          </table:table-cell>
          <table:table-cell office:value-type="string" calcext:value-type="string">
            <text:p>东方财富网-可转债-分时行情-盘前\nhttps://quote.eastmoney.com/concept/sz128039.html\n:param symbol: 转债代码\n:type symbol: str\n:return: 分时行情-盘前\n:rtype: pandas.DataFrame</text:p>
          </table:table-cell>
          <table:table-cell/>
        </table:table-row>
        <table:table-row table:style-name="ro1">
          <table:table-cell office:value-type="string" calcext:value-type="string">
            <text:p>bond_zh_hs_cov_spot</text:p>
          </table:table-cell>
          <table:table-cell office:value-type="string" calcext:value-type="string">
            <text:p>债券-沪深债券</text:p>
          </table:table-cell>
          <table:table-cell office:value-type="string" calcext:value-type="string">
            <text:p>新浪财经-债券-沪深可转债的实时行情数据; 大量抓取容易封IP</text:p>
          </table:table-cell>
          <table:table-cell/>
          <table:table-cell office:value-type="string" calcext:value-type="string">
            <text:p>新浪财经-债券-沪深可转债的实时行情数据; 大量抓取容易封IP\nhttps://vip.stock.finance.sina.com.cn/mkt/#hskzz_z\n:return: 所有沪深可转债在当前时刻的实时行情数据\n:rtype: pandas.DataFrame</text:p>
          </table:table-cell>
          <table:table-cell/>
        </table:table-row>
        <table:table-row table:style-name="ro1">
          <table:table-cell office:value-type="string" calcext:value-type="string">
            <text:p>bond_zh_hs_daily</text:p>
          </table:table-cell>
          <table:table-cell office:value-type="string" calcext:value-type="string">
            <text:p>债券-沪深债券</text:p>
          </table:table-cell>
          <table:table-cell office:value-type="string" calcext:value-type="string">
            <text:p>新浪财经-债券-沪深债券-历史行情数据, 大量抓取容易封 IP</text:p>
          </table:table-cell>
          <table:table-cell office:value-type="string" calcext:value-type="string">
            <text:p>symbol</text:p>
          </table:table-cell>
          <table:table-cell office:value-type="string" calcext:value-type="string">
            <text:p>新浪财经-债券-沪深债券-历史行情数据, 大量抓取容易封 IP\nhttps://vip.stock.finance.sina.com.cn/mkt/#hs_z\n:param symbol: 沪深债券代码; e.g., sh010107\n:type symbol: str\n:return: 指定沪深债券代码的日 K 线数据\n:rtype: pandas.DataFrame</text:p>
          </table:table-cell>
          <table:table-cell/>
        </table:table-row>
        <table:table-row table:style-name="ro1">
          <table:table-cell office:value-type="string" calcext:value-type="string">
            <text:p>bond_zh_hs_spot</text:p>
          </table:table-cell>
          <table:table-cell office:value-type="string" calcext:value-type="string">
            <text:p>债券-沪深债券</text:p>
          </table:table-cell>
          <table:table-cell office:value-type="string" calcext:value-type="string">
            <text:p>新浪财经-债券-沪深债券-实时行情数据, 大量抓取容易封IP</text:p>
          </table:table-cell>
          <table:table-cell office:value-type="string" calcext:value-type="string">
            <text:p>start_page;end_page</text:p>
          </table:table-cell>
          <table:table-cell office:value-type="string" calcext:value-type="string">
            <text:p>新浪财经-债券-沪深债券-实时行情数据, 大量抓取容易封IP\nhttps://vip.stock.finance.sina.com.cn/mkt/#hs_z\n:return: 所有沪深债券在当前时刻的实时行情数据\n:rtype: pandas.DataFrame</text:p>
          </table:table-cell>
          <table:table-cell/>
        </table:table-row>
        <table:table-row table:style-name="ro1">
          <table:table-cell office:value-type="string" calcext:value-type="string">
            <text:p>bond_zh_us_rate</text:p>
          </table:table-cell>
          <table:table-cell office:value-type="string" calcext:value-type="string">
            <text:p>中美国债收益率</text:p>
          </table:table-cell>
          <table:table-cell office:value-type="string" calcext:value-type="string">
            <text:p>东方财富网-数据中心-经济数据-中美国债收益率</text:p>
          </table:table-cell>
          <table:table-cell office:value-type="string" calcext:value-type="string">
            <text:p>start_date</text:p>
          </table:table-cell>
          <table:table-cell office:value-type="string" calcext:value-type="string">
            <text:p>东方财富网-数据中心-经济数据-中美国债收益率\nhttps://data.eastmoney.com/cjsj/zmgzsyl.html\n:param start_date: 开始统计时间\n:type start_date: str\n:return: 中美国债收益率\n:rtype: pandas.DataFrame</text:p>
          </table:table-cell>
          <table:table-cell/>
        </table:table-row>
        <table:table-row table:style-name="ro1">
          <table:table-cell office:value-type="string" calcext:value-type="string">
            <text:p>business_value_artist</text:p>
          </table:table-cell>
          <table:table-cell office:value-type="string" calcext:value-type="string">
            <text:p>艺恩-艺人</text:p>
          </table:table-cell>
          <table:table-cell office:value-type="string" calcext:value-type="string">
            <text:p>艺恩-艺人-艺人商业价值</text:p>
          </table:table-cell>
          <table:table-cell/>
          <table:table-cell office:value-type="string" calcext:value-type="string">
            <text:p>艺恩-艺人-艺人商业价值\nhttps://www.endata.com.cn/Marketing/Artist/business.html\n:return: 艺人商业价值\n:rtype: pandas.DataFrame</text:p>
          </table:table-cell>
          <table:table-cell/>
        </table:table-row>
        <table:table-row table:style-name="ro1">
          <table:table-cell office:value-type="string" calcext:value-type="string">
            <text:p>car_market_cate_cpca</text:p>
          </table:table-cell>
          <table:table-cell office:value-type="string" calcext:value-type="string">
            <text:p>汽车销量</text:p>
          </table:table-cell>
          <table:table-cell office:value-type="string" calcext:value-type="string">
            <text:p>乘联会-统计数据-车型大类</text:p>
          </table:table-cell>
          <table:table-cell office:value-type="string" calcext:value-type="string">
            <text:p>symbol;indicator</text:p>
          </table:table-cell>
          <table:table-cell office:value-type="string" calcext:value-type="string">
            <text:p>乘联会-统计数据-车型大类\nhttp://data.cpcadata.com/CategoryMarket\n:param symbol: choice of {"轿车", "MPV", "SUV", "占比"}\n:type symbol: str\n:param indicator: choice of {"批发", "零售"}\n:type indicator: str\n:return: 统计数据-车型大类\n:rtype: pandas.DataFrame</text:p>
          </table:table-cell>
          <table:table-cell/>
        </table:table-row>
        <table:table-row table:style-name="ro1">
          <table:table-cell office:value-type="string" calcext:value-type="string">
            <text:p>car_market_country_cpca</text:p>
          </table:table-cell>
          <table:table-cell office:value-type="string" calcext:value-type="string">
            <text:p>汽车销量</text:p>
          </table:table-cell>
          <table:table-cell office:value-type="string" calcext:value-type="string">
            <text:p>乘联会-统计数据-国别细分市场</text:p>
          </table:table-cell>
          <table:table-cell/>
          <table:table-cell office:value-type="string" calcext:value-type="string">
            <text:p>乘联会-统计数据-国别细分市场\nhttp://data.cpcadata.com/CountryMarket\n:return: 统计数据-车型大类\n:rtype: pandas.DataFrame</text:p>
          </table:table-cell>
          <table:table-cell/>
        </table:table-row>
        <table:table-row table:style-name="ro1">
          <table:table-cell office:value-type="string" calcext:value-type="string">
            <text:p>car_market_fuel_cpca</text:p>
          </table:table-cell>
          <table:table-cell office:value-type="string" calcext:value-type="string">
            <text:p>汽车销量</text:p>
          </table:table-cell>
          <table:table-cell office:value-type="string" calcext:value-type="string">
            <text:p>乘联会-统计数据-新能源细分市场</text:p>
          </table:table-cell>
          <table:table-cell office:value-type="string" calcext:value-type="string">
            <text:p>symbol</text:p>
          </table:table-cell>
          <table:table-cell office:value-type="string" calcext:value-type="string">
            <text:p>乘联会-统计数据-新能源细分市场\n:param symbol: choice of {"整体市场", "销量占比-PHEV-BEV", "销量占比-ICE-NEV"}\n:type symbol: str\nhttps://data.cpcadata.com/FuelMarket\n:return: 新能源细分市场\n:rtype: pandas.DataFrame</text:p>
          </table:table-cell>
          <table:table-cell/>
        </table:table-row>
        <table:table-row table:style-name="ro1">
          <table:table-cell office:value-type="string" calcext:value-type="string">
            <text:p>car_market_man_rank_cpca</text:p>
          </table:table-cell>
          <table:table-cell office:value-type="string" calcext:value-type="string">
            <text:p>汽车销量</text:p>
          </table:table-cell>
          <table:table-cell office:value-type="string" calcext:value-type="string">
            <text:p>乘联会-统计数据-厂商排名</text:p>
          </table:table-cell>
          <table:table-cell office:value-type="string" calcext:value-type="string">
            <text:p>symbol;indicator</text:p>
          </table:table-cell>
          <table:table-cell office:value-type="string" calcext:value-type="string">
            <text:p>乘联会-统计数据-厂商排名\nhttp://data.cpcadata.com/ManRank\n:param symbol: choice of {"狭义乘用车-单月", "狭义乘用车-累计", "广义乘用车-单月", "广义乘用车-累计"}\n:type symbol: str\n:param indicator: choice of {"批发", "零售"}\n:type indicator: str\n:return: 统计数据-厂商排名\n:rtype: pandas.DataFrame</text:p>
          </table:table-cell>
          <table:table-cell/>
        </table:table-row>
        <table:table-row table:style-name="ro1">
          <table:table-cell office:value-type="string" calcext:value-type="string">
            <text:p>car_market_segment_cpca</text:p>
          </table:table-cell>
          <table:table-cell office:value-type="string" calcext:value-type="string">
            <text:p>汽车销量</text:p>
          </table:table-cell>
          <table:table-cell office:value-type="string" calcext:value-type="string">
            <text:p>乘联会-统计数据-级别细分市场</text:p>
          </table:table-cell>
          <table:table-cell office:value-type="string" calcext:value-type="string">
            <text:p>symbol</text:p>
          </table:table-cell>
          <table:table-cell office:value-type="string" calcext:value-type="string">
            <text:p>乘联会-统计数据-级别细分市场\nhttp://data.cpcadata.com/SegmentMarket\n:param symbol: choice of {"轿车", "MPV", "SUV"}\n:type symbol: str\n:return: 统计数据-车型大类\n:rtype: pandas.DataFrame</text:p>
          </table:table-cell>
          <table:table-cell/>
        </table:table-row>
        <table:table-row table:style-name="ro1">
          <table:table-cell office:value-type="string" calcext:value-type="string">
            <text:p>car_market_total_cpca</text:p>
          </table:table-cell>
          <table:table-cell office:value-type="string" calcext:value-type="string">
            <text:p>汽车销量</text:p>
          </table:table-cell>
          <table:table-cell office:value-type="string" calcext:value-type="string">
            <text:p>乘联会-统计数据-总体市场</text:p>
          </table:table-cell>
          <table:table-cell office:value-type="string" calcext:value-type="string">
            <text:p>symbol;indicator</text:p>
          </table:table-cell>
          <table:table-cell office:value-type="string" calcext:value-type="string">
            <text:p>乘联会-统计数据-总体市场\nhttp://data.cpcadata.com/TotalMarket\n:param symbol: choice of {"狭义乘用车", "广义乘用车"}\n:type symbol: str\n:param indicator: choice of {"产量", "批发", "零售", "出口"}\n:type indicator: str\n:return: 统计数据-总体市场\n:rtype: pandas.DataFrame</text:p>
          </table:table-cell>
          <table:table-cell/>
        </table:table-row>
        <table:table-row table:style-name="ro1">
          <table:table-cell office:value-type="string" calcext:value-type="string">
            <text:p>car_sale_rank_gasgoo</text:p>
          </table:table-cell>
          <table:table-cell office:value-type="string" calcext:value-type="string">
            <text:p>汽车销量</text:p>
          </table:table-cell>
          <table:table-cell office:value-type="string" calcext:value-type="string">
            <text:p>盖世汽车-汽车行业制造企业数据库-销量数据</text:p>
          </table:table-cell>
          <table:table-cell office:value-type="string" calcext:value-type="string">
            <text:p>symbol;date</text:p>
          </table:table-cell>
          <table:table-cell office:value-type="string" calcext:value-type="string">
            <text:p>盖世汽车-汽车行业制造企业数据库-销量数据\nhttps://i.gasgoo.com/data/ranking\n:param symbol: choice of {"车企榜", "品牌榜", "车型榜"}\n:type symbol: str\n:param date: 查询的年份和月份\n:type date: str\n:return: 销量数据\n:rtype: pandas.DataFrame</text:p>
          </table:table-cell>
          <table:table-cell/>
        </table:table-row>
        <table:table-row table:style-name="ro1">
          <table:table-cell office:value-type="string" calcext:value-type="string">
            <text:p>cost_living</text:p>
          </table:table-cell>
          <table:table-cell office:value-type="string" calcext:value-type="string">
            <text:p>成本-世界各大城市生活成本</text:p>
          </table:table-cell>
          <table:table-cell office:value-type="string" calcext:value-type="string">
            <text:p>国家或地区生活成本数据</text:p>
          </table:table-cell>
          <table:table-cell office:value-type="string" calcext:value-type="string">
            <text:p>symbol</text:p>
          </table:table-cell>
          <table:table-cell office:value-type="string" calcext:value-type="string">
            <text:p>国家或地区生活成本数据\nhttps://expatistan.com/cost-of-living/index\n:param symbol: choice of {"europe", "north-america", "latin-america",\n"asia", "middle-east", "africa", "oceania", "world"}\n:type symbol: str\n:return: 国家或地区生活成本数据\n:rtype: pandas.DataFrame</text:p>
          </table:table-cell>
          <table:table-cell/>
        </table:table-row>
        <table:table-row table:style-name="ro1">
          <table:table-cell office:value-type="string" calcext:value-type="string">
            <text:p>crypto_bitcoin_cme</text:p>
          </table:table-cell>
          <table:table-cell office:value-type="string" calcext:value-type="string">
            <text:p>CME 比特币成交量</text:p>
          </table:table-cell>
          <table:table-cell office:value-type="string" calcext:value-type="string">
            <text:p>芝加哥商业交易所-比特币成交量报告</text:p>
          </table:table-cell>
          <table:table-cell office:value-type="string" calcext:value-type="string">
            <text:p>date</text:p>
          </table:table-cell>
          <table:table-cell office:value-type="string" calcext:value-type="string">
            <text:p>芝加哥商业交易所-比特币成交量报告\nhttps://datacenter.jin10.com/reportType/dc_cme_btc_report\n:return: 比特币成交量报告\n:rtype: pandas.DataFrame</text:p>
          </table:table-cell>
          <table:table-cell/>
        </table:table-row>
        <table:table-row table:style-name="ro1">
          <table:table-cell office:value-type="string" calcext:value-type="string">
            <text:p>crypto_bitcoin_hold_report</text:p>
          </table:table-cell>
          <table:table-cell office:value-type="string" calcext:value-type="string">
            <text:p>比特币持仓</text:p>
          </table:table-cell>
          <table:table-cell office:value-type="string" calcext:value-type="string">
            <text:p>金十数据-比特币持仓报告</text:p>
          </table:table-cell>
          <table:table-cell/>
          <table:table-cell office:value-type="string" calcext:value-type="string">
            <text:p>金十数据-比特币持仓报告\nhttps://datacenter.jin10.com/dc_report?name=bitcoint\n:return: 比特币持仓报告\n:rtype: pandas.DataFrame</text:p>
          </table:table-cell>
          <table:table-cell/>
        </table:table-row>
        <table:table-row table:style-name="ro1">
          <table:table-cell office:value-type="string" calcext:value-type="string">
            <text:p>crypto_js_spot</text:p>
          </table:table-cell>
          <table:table-cell office:value-type="string" calcext:value-type="string">
            <text:p>加密货币</text:p>
          </table:table-cell>
          <table:table-cell office:value-type="string" calcext:value-type="string">
            <text:p>主流加密货币的实时行情数据, 一次请求返回具体某一时刻行情数据</text:p>
          </table:table-cell>
          <table:table-cell/>
          <table:table-cell office:value-type="string" calcext:value-type="string">
            <text:p>主流加密货币的实时行情数据, 一次请求返回具体某一时刻行情数据\nhttps://datacenter.jin10.com/reportType/dc_bitcoin_current\n:return: pandas.DataFrame</text:p>
          </table:table-cell>
          <table:table-cell/>
        </table:table-row>
        <table:table-row table:style-name="ro1">
          <table:table-cell office:value-type="string" calcext:value-type="string">
            <text:p>currency_boc_safe</text:p>
          </table:table-cell>
          <table:table-cell table:number-columns-repeated="2" office:value-type="string" calcext:value-type="string">
            <text:p>人民币汇率中间价</text:p>
          </table:table-cell>
          <table:table-cell/>
          <table:table-cell office:value-type="string" calcext:value-type="string">
            <text:p>人民币汇率中间价\nhttps://www.safe.gov.cn/safe/rmbhlzjj/index.html\n:return: 人民币汇率中间价\n:rtype: pandas.DataFrame</text:p>
          </table:table-cell>
          <table:table-cell/>
        </table:table-row>
        <table:table-row table:style-name="ro1">
          <table:table-cell office:value-type="string" calcext:value-type="string">
            <text:p>currency_boc_sina</text:p>
          </table:table-cell>
          <table:table-cell office:value-type="string" calcext:value-type="string">
            <text:p>中行人民币牌价历史数据查询</text:p>
          </table:table-cell>
          <table:table-cell office:value-type="string" calcext:value-type="string">
            <text:p>新浪财经-中行人民币牌价历史数据查询</text:p>
          </table:table-cell>
          <table:table-cell office:value-type="string" calcext:value-type="string">
            <text:p>symbol;start_date;end_date</text:p>
          </table:table-cell>
          <table:table-cell office:value-type="string" calcext:value-type="string">
            <text:p>新浪财经-中行人民币牌价历史数据查询\nhttps://biz.finance.sina.com.cn/forex/forex.php?startdate=2012-01-01&amp;enddate=2021-06-14&amp;money_code=EUR&amp;type=0\n:param symbol: choice of {'美元', '英镑', '欧元', '澳门元', '泰国铢', '菲律宾比索', '港币', '瑞士法郎', '新加坡元', '瑞典克朗', '丹麦克朗', '挪威克朗', '日元', '加拿大元', '澳大利亚元', '新西兰元', '韩国元'}\n:type symbol: str\n:param start_date: 开始交易日\n:type start_date: str\n:param end_date: 结束交易日\n:type end_date: str\n:return: 中行人民币牌价历史数据查询\n:rtype: pandas.DataFrame</text:p>
          </table:table-cell>
          <table:table-cell/>
        </table:table-row>
        <table:table-row table:style-name="ro1">
          <table:table-cell office:value-type="string" calcext:value-type="string">
            <text:p>currency_convert</text:p>
          </table:table-cell>
          <table:table-cell office:value-type="string" calcext:value-type="string">
            <text:p>currency interface</text:p>
          </table:table-cell>
          <table:table-cell office:value-type="string" calcext:value-type="string">
            <text:p>currencies data from currencyscoop.com</text:p>
          </table:table-cell>
          <table:table-cell office:value-type="string" calcext:value-type="string">
            <text:p>base;to;amount;api_key</text:p>
          </table:table-cell>
          <table:table-cell office:value-type="string" calcext:value-type="string">
            <text:p>currencies data from currencyscoop.com\nhttps://currencyscoop.com/api-documentation\n:param base: The base currency you would like to use for your rates\n:type base: str\n:param to: The currency you would like to use for your rates\n:type to: str\n:param amount: The amount of base currency\n:type amount: str\n:param api_key: Account -&gt; Account Details -&gt; API KEY (use as password in external tools)\n:type api_key: str\n:return: Latest data of base currency\n:rtype: pandas.Series</text:p>
          </table:table-cell>
          <table:table-cell/>
        </table:table-row>
        <table:table-row table:style-name="ro1">
          <table:table-cell office:value-type="string" calcext:value-type="string">
            <text:p>currency_currencies</text:p>
          </table:table-cell>
          <table:table-cell office:value-type="string" calcext:value-type="string">
            <text:p>currency interface</text:p>
          </table:table-cell>
          <table:table-cell office:value-type="string" calcext:value-type="string">
            <text:p>currencies data from currencyscoop.com</text:p>
          </table:table-cell>
          <table:table-cell office:value-type="string" calcext:value-type="string">
            <text:p>c_type;api_key</text:p>
          </table:table-cell>
          <table:table-cell office:value-type="string" calcext:value-type="string">
            <text:p>currencies data from currencyscoop.com\nhttps://currencyscoop.com/api-documentation\n:param c_type: now only "fiat" can return data\n:type c_type: str\n:param api_key: Account -&gt; Account Details -&gt; API KEY (use as password in external tools)\n:type api_key: str\n:return: Latest data of base currency\n:rtype: pandas.DataFrame</text:p>
          </table:table-cell>
          <table:table-cell/>
        </table:table-row>
        <table:table-row table:style-name="ro1">
          <table:table-cell office:value-type="string" calcext:value-type="string">
            <text:p>currency_history</text:p>
          </table:table-cell>
          <table:table-cell office:value-type="string" calcext:value-type="string">
            <text:p>currency interface</text:p>
          </table:table-cell>
          <table:table-cell office:value-type="string" calcext:value-type="string">
            <text:p>Latest data from currencyscoop.com</text:p>
          </table:table-cell>
          <table:table-cell office:value-type="string" calcext:value-type="string">
            <text:p>base;date;symbols;api_key</text:p>
          </table:table-cell>
          <table:table-cell office:value-type="string" calcext:value-type="string">
            <text:p>Latest data from currencyscoop.com\nhttps://currencyscoop.com/api-documentation\n:param base: The base currency you would like to use for your rates\n:type base: str\n:param date: Specific date, e.g., "2020-02-03"\n:type date: str\n:param symbols: A list of currencies you will like to see the rates for. You can refer to a list all supported currencies here\n:type symbols: str\n:param api_key: Account -&gt; Account Details -&gt; API KEY (use as password in external tools)\n:type api_key: str\n:return: Latest data of base currency\n:rtype: pandas.DataFrame</text:p>
          </table:table-cell>
          <table:table-cell/>
        </table:table-row>
        <table:table-row table:style-name="ro1">
          <table:table-cell office:value-type="string" calcext:value-type="string">
            <text:p>currency_latest</text:p>
          </table:table-cell>
          <table:table-cell office:value-type="string" calcext:value-type="string">
            <text:p>currency interface</text:p>
          </table:table-cell>
          <table:table-cell office:value-type="string" calcext:value-type="string">
            <text:p>Latest data from currencyscoop.com</text:p>
          </table:table-cell>
          <table:table-cell office:value-type="string" calcext:value-type="string">
            <text:p>base;symbols;api_key</text:p>
          </table:table-cell>
          <table:table-cell office:value-type="string" calcext:value-type="string">
            <text:p>Latest data from currencyscoop.com\nhttps://currencyscoop.com/api-documentation\n:param base: The base currency you would like to use for your rates\n:type base: str\n:param symbols: A list of currencies you will like to see the rates for. You can refer to a list all supported currencies here\n:type symbols: str\n:param api_key: Account -&gt; Account Details -&gt; API KEY (use as password in external tools)\n:type api_key: str\n:return: Latest data of base currency\n:rtype: pandas.DataFrame</text:p>
          </table:table-cell>
          <table:table-cell/>
        </table:table-row>
        <table:table-row table:style-name="ro1">
          <table:table-cell office:value-type="string" calcext:value-type="string">
            <text:p>currency_pair_map</text:p>
          </table:table-cell>
          <table:table-cell office:value-type="string" calcext:value-type="string">
            <text:p>英为财情-外汇-货币对历史数据</text:p>
          </table:table-cell>
          <table:table-cell office:value-type="string" calcext:value-type="string">
            <text:p>指定货币的所有可获取货币对的数据</text:p>
          </table:table-cell>
          <table:table-cell office:value-type="string" calcext:value-type="string">
            <text:p>symbol</text:p>
          </table:table-cell>
          <table:table-cell office:value-type="string" calcext:value-type="string">
            <text:p>指定货币的所有可获取货币对的数据\nhttps://cn.investing.com/currencies/cny-jmd\n:param symbol: 指定货币\n:type symbol: str\n:return: 指定货币的所有可获取货币对的数据\n:rtype: pandas.DataFrame</text:p>
          </table:table-cell>
          <table:table-cell/>
        </table:table-row>
        <table:table-row table:style-name="ro1">
          <table:table-cell office:value-type="string" calcext:value-type="string">
            <text:p>currency_time_series</text:p>
          </table:table-cell>
          <table:table-cell office:value-type="string" calcext:value-type="string">
            <text:p>currency interface</text:p>
          </table:table-cell>
          <table:table-cell office:value-type="string" calcext:value-type="string">
            <text:p>Time-series data from currencyscoop.com</text:p>
          </table:table-cell>
          <table:table-cell office:value-type="string" calcext:value-type="string">
            <text:p>base;start_date;end_date;symbols;api_key</text:p>
          </table:table-cell>
          <table:table-cell office:value-type="string" calcext:value-type="string">
            <text:p>Time-series data from currencyscoop.com\nP.S. need special authority\nhttps://currencyscoop.com/api-documentation\n:param base: The base currency you would like to use for your rates\n:type base: str\n:param start_date: Specific date, e.g., "2020-02-03"\n:type start_date: str\n:param end_date: Specific date, e.g., "2020-02-03"\n:type end_date: str\n:param symbols: A list of currencies you will like to see the rates for. You can refer to a list all supported currencies here\n:type symbols: str\n:param api_key: Account -&gt; Account Details -&gt; API KEY (use as password in external tools)\n:type api_key: str\n:return: Latest data of base currency\n:rtype: pandas.DataFrame</text:p>
          </table:table-cell>
          <table:table-cell/>
        </table:table-row>
        <table:table-row table:style-name="ro1">
          <table:table-cell office:value-type="string" calcext:value-type="string">
            <text:p>drewry_wci_index</text:p>
          </table:table-cell>
          <table:table-cell table:number-columns-repeated="2" office:value-type="string" calcext:value-type="string">
            <text:p>Drewry 集装箱指数</text:p>
          </table:table-cell>
          <table:table-cell office:value-type="string" calcext:value-type="string">
            <text:p>symbol</text:p>
          </table:table-cell>
          <table:table-cell office:value-type="string" calcext:value-type="string">
            <text:p>Drewry 集装箱指数\nhttps://infogram.com/world-container-index-1h17493095xl4zj\n:param symbol: choice of {"composite", "shanghai-rotterdam", "rotterdam-shanghai", "shanghai-los angeles",\n"los angeles-shanghai", "shanghai-genoa", "new york-rotterdam", "rotterdam-new york"}\n:type symbol: str\n:return: Drewry 集装箱指数\n:rtype: pandas.DataFrame</text:p>
          </table:table-cell>
          <table:table-cell/>
        </table:table-row>
        <table:table-row table:style-name="ro1">
          <table:table-cell office:value-type="string" calcext:value-type="string">
            <text:p>energy_carbon_bj</text:p>
          </table:table-cell>
          <table:table-cell office:value-type="string" calcext:value-type="string">
            <text:p>能源-碳排放权</text:p>
          </table:table-cell>
          <table:table-cell office:value-type="string" calcext:value-type="string">
            <text:p>北京市碳排放权电子交易平台-北京市碳排放权公开交易行情</text:p>
          </table:table-cell>
          <table:table-cell/>
          <table:table-cell office:value-type="string" calcext:value-type="string">
            <text:p>北京市碳排放权电子交易平台-北京市碳排放权公开交易行情\nhttps://www.bjets.com.cn/article/jyxx/\n:return: 北京市碳排放权公开交易行情\n:rtype: pandas.DataFrame</text:p>
          </table:table-cell>
          <table:table-cell/>
        </table:table-row>
        <table:table-row table:style-name="ro1">
          <table:table-cell office:value-type="string" calcext:value-type="string">
            <text:p>energy_carbon_domestic</text:p>
          </table:table-cell>
          <table:table-cell office:value-type="string" calcext:value-type="string">
            <text:p>能源-碳排放权</text:p>
          </table:table-cell>
          <table:table-cell office:value-type="string" calcext:value-type="string">
            <text:p>碳交易网-行情信息</text:p>
          </table:table-cell>
          <table:table-cell office:value-type="string" calcext:value-type="string">
            <text:p>symbol</text:p>
          </table:table-cell>
          <table:table-cell office:value-type="string" calcext:value-type="string">
            <text:p>碳交易网-行情信息\nhttp://www.tanjiaoyi.com/\n:param symbol: choice of {'湖北', '上海', '北京', '重庆', '广东', '天津', '深圳', '福建'}\n:type symbol: str\n:return: 行情信息\n:rtype: pandas.DataFrame</text:p>
          </table:table-cell>
          <table:table-cell/>
        </table:table-row>
        <table:table-row table:style-name="ro1">
          <table:table-cell office:value-type="string" calcext:value-type="string">
            <text:p>energy_carbon_eu</text:p>
          </table:table-cell>
          <table:table-cell office:value-type="string" calcext:value-type="string">
            <text:p>能源-碳排放权</text:p>
          </table:table-cell>
          <table:table-cell office:value-type="string" calcext:value-type="string">
            <text:p>深圳碳排放交易所-国际碳情</text:p>
          </table:table-cell>
          <table:table-cell/>
          <table:table-cell office:value-type="string" calcext:value-type="string">
            <text:p>深圳碳排放交易所-国际碳情\nhttp://www.cerx.cn/dailynewsOuter/index.htm\n:return: 国际碳情每日行情数据\n:rtype: pandas.DataFrame</text:p>
          </table:table-cell>
          <table:table-cell/>
        </table:table-row>
        <table:table-row table:style-name="ro1">
          <table:table-cell office:value-type="string" calcext:value-type="string">
            <text:p>energy_carbon_gz</text:p>
          </table:table-cell>
          <table:table-cell office:value-type="string" calcext:value-type="string">
            <text:p>能源-碳排放权</text:p>
          </table:table-cell>
          <table:table-cell office:value-type="string" calcext:value-type="string">
            <text:p>广州碳排放权交易中心-行情信息</text:p>
          </table:table-cell>
          <table:table-cell/>
          <table:table-cell office:value-type="string" calcext:value-type="string">
            <text:p>广州碳排放权交易中心-行情信息\nhttp://www.cnemission.com/article/hqxx/\n:return: 行情信息数据\n:rtype: pandas.DataFrame</text:p>
          </table:table-cell>
          <table:table-cell/>
        </table:table-row>
        <table:table-row table:style-name="ro1">
          <table:table-cell office:value-type="string" calcext:value-type="string">
            <text:p>energy_carbon_hb</text:p>
          </table:table-cell>
          <table:table-cell office:value-type="string" calcext:value-type="string">
            <text:p>能源-碳排放权</text:p>
          </table:table-cell>
          <table:table-cell office:value-type="string" calcext:value-type="string">
            <text:p>湖北碳排放权交易中心-现货交易数据-配额-每日概况</text:p>
          </table:table-cell>
          <table:table-cell/>
          <table:table-cell office:value-type="string" calcext:value-type="string">
            <text:p>湖北碳排放权交易中心-现货交易数据-配额-每日概况\nhttp://www.hbets.cn/list/13.html?page=42\n:return: 现货交易数据-配额-每日概况行情数据\n:rtype: pandas.DataFrame</text:p>
          </table:table-cell>
          <table:table-cell/>
        </table:table-row>
        <table:table-row table:style-name="ro1">
          <table:table-cell office:value-type="string" calcext:value-type="string">
            <text:p>energy_carbon_sz</text:p>
          </table:table-cell>
          <table:table-cell office:value-type="string" calcext:value-type="string">
            <text:p>能源-碳排放权</text:p>
          </table:table-cell>
          <table:table-cell office:value-type="string" calcext:value-type="string">
            <text:p>深圳碳排放交易所-国内碳情</text:p>
          </table:table-cell>
          <table:table-cell/>
          <table:table-cell office:value-type="string" calcext:value-type="string">
            <text:p>深圳碳排放交易所-国内碳情\nhttp://www.cerx.cn/dailynewsCN/index.htm\n:return: 国内碳情每日行情数据\n:rtype: pandas.DataFrame</text:p>
          </table:table-cell>
          <table:table-cell/>
        </table:table-row>
        <table:table-row table:style-name="ro1">
          <table:table-cell office:value-type="string" calcext:value-type="string">
            <text:p>energy_oil_detail</text:p>
          </table:table-cell>
          <table:table-cell office:value-type="string" calcext:value-type="string">
            <text:p>energy_oil</text:p>
          </table:table-cell>
          <table:table-cell office:value-type="string" calcext:value-type="string">
            <text:p>全国各地区的汽油和柴油油价</text:p>
          </table:table-cell>
          <table:table-cell office:value-type="string" calcext:value-type="string">
            <text:p>date</text:p>
          </table:table-cell>
          <table:table-cell office:value-type="string" calcext:value-type="string">
            <text:p>全国各地区的汽油和柴油油价\nhttps://data.eastmoney.com/cjsj/oil_default.html\n:param date: 可以调用 ak.energy_oil_hist() 得到可以获取油价的调整时间\n:type date: str\n:return: oil price at specific date\n:rtype: pandas.DataFrame</text:p>
          </table:table-cell>
          <table:table-cell/>
        </table:table-row>
        <table:table-row table:style-name="ro1">
          <table:table-cell office:value-type="string" calcext:value-type="string">
            <text:p>energy_oil_hist</text:p>
          </table:table-cell>
          <table:table-cell office:value-type="string" calcext:value-type="string">
            <text:p>energy_oil</text:p>
          </table:table-cell>
          <table:table-cell office:value-type="string" calcext:value-type="string">
            <text:p>汽柴油历史调价信息</text:p>
          </table:table-cell>
          <table:table-cell/>
          <table:table-cell office:value-type="string" calcext:value-type="string">
            <text:p>汽柴油历史调价信息\nhttps://data.eastmoney.com/cjsj/oil_default.html\n:return: 汽柴油历史调价信息\n:rtype: pandas.DataFrame</text:p>
          </table:table-cell>
          <table:table-cell/>
        </table:table-row>
        <table:table-row table:style-name="ro1">
          <table:table-cell office:value-type="string" calcext:value-type="string">
            <text:p>forbes_rank</text:p>
          </table:table-cell>
          <table:table-cell office:value-type="string" calcext:value-type="string">
            <text:p>福布斯中国榜单</text:p>
          </table:table-cell>
          <table:table-cell office:value-type="string" calcext:value-type="string">
            <text:p>福布斯中国-榜单</text:p>
          </table:table-cell>
          <table:table-cell office:value-type="string" calcext:value-type="string">
            <text:p>symbol</text:p>
          </table:table-cell>
          <table:table-cell office:value-type="string" calcext:value-type="string">
            <text:p>福布斯中国-榜单\nhttps://www.forbeschina.com/lists\nhttps://www.forbeschina.com/lists/1750\n:param symbol: choice of {"2020福布斯美国富豪榜", "2020福布斯新加坡富豪榜", "2020福布斯中国名人榜", *}\n:type symbol: str\n:return: 具体指标的榜单\n:rtype: pandas.DataFrame</text:p>
          </table:table-cell>
          <table:table-cell/>
        </table:table-row>
        <table:table-row table:style-name="ro1">
          <table:table-cell office:value-type="string" calcext:value-type="string">
            <text:p>forex_hist_em</text:p>
          </table:table-cell>
          <table:table-cell office:value-type="string" calcext:value-type="string">
            <text:p>东方财富网-行情中心-外汇市场-所有汇率</text:p>
          </table:table-cell>
          <table:table-cell office:value-type="string" calcext:value-type="string">
            <text:p>东方财富网-行情中心-外汇市场-所有汇率-历史行情数据</text:p>
          </table:table-cell>
          <table:table-cell office:value-type="string" calcext:value-type="string">
            <text:p>symbol</text:p>
          </table:table-cell>
          <table:table-cell office:value-type="string" calcext:value-type="string">
            <text:p>东方财富网-行情中心-外汇市场-所有汇率-历史行情数据\nhttps://quote.eastmoney.com/cnyrate/EURCNYC.html\n:param symbol: 品种代码；可以通过 ak.forex_spot_em() 来获取所有可获取历史行情数据的品种代码\n:type symbol: str\n:return: 历史行情数据\n:rtype: pandas.DataFrame</text:p>
          </table:table-cell>
          <table:table-cell/>
        </table:table-row>
        <table:table-row table:style-name="ro1">
          <table:table-cell office:value-type="string" calcext:value-type="string">
            <text:p>forex_spot_em</text:p>
          </table:table-cell>
          <table:table-cell office:value-type="string" calcext:value-type="string">
            <text:p>东方财富网-行情中心-外汇市场-所有汇率</text:p>
          </table:table-cell>
          <table:table-cell office:value-type="string" calcext:value-type="string">
            <text:p>东方财富网-行情中心-外汇市场-所有汇率-实时行情数据</text:p>
          </table:table-cell>
          <table:table-cell/>
          <table:table-cell office:value-type="string" calcext:value-type="string">
            <text:p>东方财富网-行情中心-外汇市场-所有汇率-实时行情数据\nhttps://quote.eastmoney.com/center/gridlist.html#forex_all\n:return: 实时行情数据\n:rtype: pandas.DataFrame</text:p>
          </table:table-cell>
          <table:table-cell/>
        </table:table-row>
        <table:table-row table:style-name="ro1">
          <table:table-cell office:value-type="string" calcext:value-type="string">
            <text:p>fred_md</text:p>
          </table:table-cell>
          <table:table-cell office:value-type="string" calcext:value-type="string">
            <text:p>article</text:p>
          </table:table-cell>
          <table:table-cell office:value-type="string" calcext:value-type="string">
            <text:p>The accompanying paper shows that factors extracted from the FRED-MD dataset share the same predictive content as those based on the various vintages of the so-called Stock-Watson data. In addition, it suggests that diffusion indexes constructed as the partial sum of the factor estimates can potentially be useful for the study of business cycle chronology.</text:p>
          </table:table-cell>
          <table:table-cell office:value-type="string" calcext:value-type="string">
            <text:p>date</text:p>
          </table:table-cell>
          <table:table-cell office:value-type="string" calcext:value-type="string">
            <text:p>The accompanying paper shows that factors extracted from the FRED-MD dataset share the same predictive content as those based on the various vintages of the so-called Stock-Watson data. In addition, it suggests that diffusion indexes constructed as the partial sum of the factor estimates can potentially be useful for the study of business cycle chronology.\n:param date: e.g., "2020-03"; from "2015-01" to now\n:type date: str\n:return: Monthly Data\n:rtype: pandas.DataFrame</text:p>
          </table:table-cell>
          <table:table-cell/>
        </table:table-row>
        <table:table-row table:style-name="ro1">
          <table:table-cell office:value-type="string" calcext:value-type="string">
            <text:p>fred_qd</text:p>
          </table:table-cell>
          <table:table-cell office:value-type="string" calcext:value-type="string">
            <text:p>article</text:p>
          </table:table-cell>
          <table:table-cell office:value-type="string" calcext:value-type="string">
            <text:p>FRED-QD is a quarterly frequency companion to FRED-MD. It is designed to emulate the dataset used in "Disentangling the Channels of the 2007-2009 Recession" by Stock and Watson (2012, NBER WP No. 18094) but also contains several additional series. Comments or suggestions are welcome.</text:p>
          </table:table-cell>
          <table:table-cell office:value-type="string" calcext:value-type="string">
            <text:p>date</text:p>
          </table:table-cell>
          <table:table-cell office:value-type="string" calcext:value-type="string">
            <text:p>FRED-QD is a quarterly frequency companion to FRED-MD. It is designed to emulate the dataset used in "Disentangling the Channels of the 2007-2009 Recession" by Stock and Watson (2012, NBER WP No. 18094) but also contains several additional series. Comments or suggestions are welcome.\n:param date: e.g., "2020-03"; from "2015-01" to now\n:type date: str\n:return: Quarterly Data\n:rtype: pandas.DataFrame</text:p>
          </table:table-cell>
          <table:table-cell/>
        </table:table-row>
        <table:table-row table:style-name="ro1">
          <table:table-cell office:value-type="string" calcext:value-type="string">
            <text:p>fund_announcement_personnel_em</text:p>
          </table:table-cell>
          <table:table-cell office:value-type="string" calcext:value-type="string">
            <text:p>基金公告-人事公告</text:p>
          </table:table-cell>
          <table:table-cell office:value-type="string" calcext:value-type="string">
            <text:p>东方财富网站-天天基金网-基金档案-基金公告-人事调整</text:p>
          </table:table-cell>
          <table:table-cell office:value-type="string" calcext:value-type="string">
            <text:p>symbol</text:p>
          </table:table-cell>
          <table:table-cell office:value-type="string" calcext:value-type="string">
            <text:p>东方财富网站-天天基金网-基金档案-基金公告-人事调整\nhttps://fundf10.eastmoney.com/jjgg_000001_4.html\n:param symbol: 基金代码; 可以通过调用 ak.fund_name_em() 接口获取\n:type symbol: str\n:return: 人事调整-公告列表\n:rtype: pandas.DataFrame</text:p>
          </table:table-cell>
          <table:table-cell/>
        </table:table-row>
        <table:table-row table:style-name="ro1">
          <table:table-cell office:value-type="string" calcext:value-type="string">
            <text:p>fund_aum_em</text:p>
          </table:table-cell>
          <table:table-cell office:value-type="string" calcext:value-type="string">
            <text:p>基金规模和规模趋势</text:p>
          </table:table-cell>
          <table:table-cell office:value-type="string" calcext:value-type="string">
            <text:p>东方财富-基金-基金公司排名列表</text:p>
          </table:table-cell>
          <table:table-cell/>
          <table:table-cell office:value-type="string" calcext:value-type="string">
            <text:p>东方财富-基金-基金公司排名列表\nhttps://fund.eastmoney.com/Company/lsgm.html\n:return: 基金公司排名列表\n:rtype: pandas.DataFrame</text:p>
          </table:table-cell>
          <table:table-cell/>
        </table:table-row>
        <table:table-row table:style-name="ro1">
          <table:table-cell office:value-type="string" calcext:value-type="string">
            <text:p>fund_aum_hist_em</text:p>
          </table:table-cell>
          <table:table-cell office:value-type="string" calcext:value-type="string">
            <text:p>基金规模和规模趋势</text:p>
          </table:table-cell>
          <table:table-cell office:value-type="string" calcext:value-type="string">
            <text:p>东方财富-基金-基金公司历年管理规模排行列表</text:p>
          </table:table-cell>
          <table:table-cell office:value-type="string" calcext:value-type="string">
            <text:p>year</text:p>
          </table:table-cell>
          <table:table-cell office:value-type="string" calcext:value-type="string">
            <text:p>东方财富-基金-基金公司历年管理规模排行列表\nhttps://fund.eastmoney.com/Company/lsgm.html\n:return: 基金公司历年管理规模排行列表\n:rtype: pandas.DataFrame</text:p>
          </table:table-cell>
          <table:table-cell/>
        </table:table-row>
        <table:table-row table:style-name="ro1">
          <table:table-cell office:value-type="string" calcext:value-type="string">
            <text:p>fund_aum_trend_em</text:p>
          </table:table-cell>
          <table:table-cell office:value-type="string" calcext:value-type="string">
            <text:p>基金规模和规模趋势</text:p>
          </table:table-cell>
          <table:table-cell office:value-type="string" calcext:value-type="string">
            <text:p>东方财富-基金-基金市场管理规模走势图</text:p>
          </table:table-cell>
          <table:table-cell/>
          <table:table-cell office:value-type="string" calcext:value-type="string">
            <text:p>东方财富-基金-基金市场管理规模走势图\nhttps://fund.eastmoney.com/Company/default.html\n:return: 基金市场管理规模走势图\n:rtype: pandas.DataFrame</text:p>
          </table:table-cell>
          <table:table-cell/>
        </table:table-row>
        <table:table-row table:style-name="ro1">
          <table:table-cell office:value-type="string" calcext:value-type="string">
            <text:p>fund_balance_position_lg</text:p>
          </table:table-cell>
          <table:table-cell office:value-type="string" calcext:value-type="string">
            <text:p>乐咕乐股-基金仓位</text:p>
          </table:table-cell>
          <table:table-cell office:value-type="string" calcext:value-type="string">
            <text:p>乐咕乐股-基金仓位-平衡混合型基金仓位</text:p>
          </table:table-cell>
          <table:table-cell/>
          <table:table-cell office:value-type="string" calcext:value-type="string">
            <text:p>乐咕乐股-基金仓位-平衡混合型基金仓位\nhttps://legulegu.com/stockdata/fund-position/pos-pingheng\n:return: 平衡混合型基金仓位\n:rtype: pandas.DataFrame</text:p>
          </table:table-cell>
          <table:table-cell/>
        </table:table-row>
        <table:table-row table:style-name="ro1">
          <table:table-cell office:value-type="string" calcext:value-type="string">
            <text:p>fund_cf_em</text:p>
          </table:table-cell>
          <table:table-cell office:value-type="string" calcext:value-type="string">
            <text:p>天天基金网-基金数据-分红送配</text:p>
          </table:table-cell>
          <table:table-cell office:value-type="string" calcext:value-type="string">
            <text:p>天天基金网-基金数据-分红送配-基金拆分</text:p>
          </table:table-cell>
          <table:table-cell/>
          <table:table-cell office:value-type="string" calcext:value-type="string">
            <text:p>天天基金网-基金数据-分红送配-基金拆分\nhttps://fund.eastmoney.com/data/fundchaifen.html#FSRQ,desc,1,,,\n:return: 基金拆分\n:rtype: pandas.DataFrame</text:p>
          </table:table-cell>
          <table:table-cell/>
        </table:table-row>
        <table:table-row table:style-name="ro1">
          <table:table-cell office:value-type="string" calcext:value-type="string">
            <text:p>fund_etf_category_sina</text:p>
          </table:table-cell>
          <table:table-cell office:value-type="string" calcext:value-type="string">
            <text:p>基金行情</text:p>
          </table:table-cell>
          <table:table-cell office:value-type="string" calcext:value-type="string">
            <text:p>新浪财经-基金列表</text:p>
          </table:table-cell>
          <table:table-cell office:value-type="string" calcext:value-type="string">
            <text:p>symbol</text:p>
          </table:table-cell>
          <table:table-cell office:value-type="string" calcext:value-type="string">
            <text:p>新浪财经-基金列表\nhttps://vip.stock.finance.sina.com.cn/fund_center/index.html#jjhqetf\n:param symbol: choice of {"封闭式基金", "ETF基金", "LOF基金"}\n:type symbol: str\n:return: 指定 symbol 的基金列表\n:rtype: pandas.DataFrame</text:p>
          </table:table-cell>
          <table:table-cell/>
        </table:table-row>
        <table:table-row table:style-name="ro1">
          <table:table-cell office:value-type="string" calcext:value-type="string">
            <text:p>fund_etf_dividend_sina</text:p>
          </table:table-cell>
          <table:table-cell office:value-type="string" calcext:value-type="string">
            <text:p>基金行情</text:p>
          </table:table-cell>
          <table:table-cell office:value-type="string" calcext:value-type="string">
            <text:p>新浪财经-基金-ETF 基金-累计分红</text:p>
          </table:table-cell>
          <table:table-cell office:value-type="string" calcext:value-type="string">
            <text:p>symbol</text:p>
          </table:table-cell>
          <table:table-cell office:value-type="string" calcext:value-type="string">
            <text:p>新浪财经-基金-ETF 基金-累计分红\nhttps://finance.sina.com.cn/fund/quotes/510050/bc.shtml\n:param symbol: 基金名称, 可以通过 ak.fund_etf_category_sina() 函数获取\n:type symbol: str\n:return: 累计分红\n:rtype: pandas.DataFrame</text:p>
          </table:table-cell>
          <table:table-cell/>
        </table:table-row>
        <table:table-row table:style-name="ro1">
          <table:table-cell office:value-type="string" calcext:value-type="string">
            <text:p>fund_etf_fund_daily_em</text:p>
          </table:table-cell>
          <table:table-cell office:value-type="string" calcext:value-type="string">
            <text:p>基金数据接口</text:p>
          </table:table-cell>
          <table:table-cell office:value-type="string" calcext:value-type="string">
            <text:p>东方财富网-天天基金网-基金数据-场内交易基金</text:p>
          </table:table-cell>
          <table:table-cell/>
          <table:table-cell office:value-type="string" calcext:value-type="string">
            <text:p>东方财富网-天天基金网-基金数据-场内交易基金\nhttps://fund.eastmoney.com/cnjy_dwjz.html\n:return: 当前交易日的所有场内交易基金数据\n:rtype: pandas.DataFrame</text:p>
          </table:table-cell>
          <table:table-cell/>
        </table:table-row>
        <table:table-row table:style-name="ro1">
          <table:table-cell office:value-type="string" calcext:value-type="string">
            <text:p>fund_etf_fund_info_em</text:p>
          </table:table-cell>
          <table:table-cell office:value-type="string" calcext:value-type="string">
            <text:p>基金数据接口</text:p>
          </table:table-cell>
          <table:table-cell office:value-type="string" calcext:value-type="string">
            <text:p>东方财富网站-天天基金网-基金数据-场内交易基金-历史净值明细</text:p>
          </table:table-cell>
          <table:table-cell office:value-type="string" calcext:value-type="string">
            <text:p>fund;start_date;end_date</text:p>
          </table:table-cell>
          <table:table-cell office:value-type="string" calcext:value-type="string">
            <text:p>东方财富网站-天天基金网-基金数据-场内交易基金-历史净值明细\nhttps://fundf10.eastmoney.com/jjjz_511280.html\n:param fund: 场内交易基金代码, 可以通过 fund_etf_fund_daily_em 来获取\n:type fund: str\n:param start_date: 开始统计时间\n:type start_date: str\n:param end_date: 结束统计时间\n:type end_date: str\n:return: 东方财富网站-天天基金网-基金数据-场内交易基金-历史净值明细\n:rtype: pandas.DataFrame</text:p>
          </table:table-cell>
          <table:table-cell/>
        </table:table-row>
        <table:table-row table:style-name="ro1">
          <table:table-cell office:value-type="string" calcext:value-type="string">
            <text:p>fund_etf_hist_em</text:p>
          </table:table-cell>
          <table:table-cell office:value-type="string" calcext:value-type="string">
            <text:p>东方财富-ETF 行情</text:p>
          </table:table-cell>
          <table:table-cell office:value-type="string" calcext:value-type="string">
            <text:p>东方财富-ETF行情</text:p>
          </table:table-cell>
          <table:table-cell office:value-type="string" calcext:value-type="string">
            <text:p>symbol;period;start_date;end_date;adjust</text:p>
          </table:table-cell>
          <table:table-cell office:value-type="string" calcext:value-type="string">
            <text:p>东方财富-ETF行情\nhttps://quote.eastmoney.com/sz159707.html\n:param symbol: ETF 代码\n:type symbol: str\n:param period: choice of {'daily', 'weekly', 'monthly'}\n:type period: str\n:param start_date: 开始日期\n:type start_date: str\n:param end_date: 结束日期\n:type end_date: str\n:param adjust: choice of {"qfq": "前复权", "hfq": "后复权", "": "不复权"}\n:type adjust: str\n:return: 每日行情\n:rtype: pandas.DataFrame</text:p>
          </table:table-cell>
          <table:table-cell/>
        </table:table-row>
        <table:table-row table:style-name="ro1">
          <table:table-cell office:value-type="string" calcext:value-type="string">
            <text:p>fund_etf_hist_min_em</text:p>
          </table:table-cell>
          <table:table-cell table:number-columns-repeated="2" office:value-type="string" calcext:value-type="string">
            <text:p>东方财富-ETF 行情</text:p>
          </table:table-cell>
          <table:table-cell office:value-type="string" calcext:value-type="string">
            <text:p>symbol;start_date;end_date;period;adjust</text:p>
          </table:table-cell>
          <table:table-cell office:value-type="string" calcext:value-type="string">
            <text:p>东方财富-ETF 行情\nhttps://quote.eastmoney.com/sz159707.html\n:param symbol: ETF 代码\n:type symbol: str\n:param start_date: 开始日期\n:type start_date: str\n:param end_date: 结束日期\n:type end_date: str\n:param period: choice of {"1", "5", "15", "30", "60"}\n:type period: str\n:param adjust: choice of {'', 'qfq', 'hfq'}\n:type adjust: str\n:return: 每日分时行情\n:rtype: pandas.DataFrame</text:p>
          </table:table-cell>
          <table:table-cell/>
        </table:table-row>
        <table:table-row table:style-name="ro1">
          <table:table-cell office:value-type="string" calcext:value-type="string">
            <text:p>fund_etf_hist_sina</text:p>
          </table:table-cell>
          <table:table-cell office:value-type="string" calcext:value-type="string">
            <text:p>基金行情</text:p>
          </table:table-cell>
          <table:table-cell office:value-type="string" calcext:value-type="string">
            <text:p>新浪财经-基金-ETF 基金-日行情数据</text:p>
          </table:table-cell>
          <table:table-cell office:value-type="string" calcext:value-type="string">
            <text:p>symbol</text:p>
          </table:table-cell>
          <table:table-cell office:value-type="string" calcext:value-type="string">
            <text:p>新浪财经-基金-ETF 基金-日行情数据\nhttps://finance.sina.com.cn/fund/quotes/159996/bc.shtml\n:param symbol: 基金名称, 可以通过 ak.fund_etf_category_sina() 函数获取\n:type symbol: str\n:return: 日行情数据\n:rtype: pandas.DataFrame</text:p>
          </table:table-cell>
          <table:table-cell/>
        </table:table-row>
        <table:table-row table:style-name="ro1">
          <table:table-cell office:value-type="string" calcext:value-type="string">
            <text:p>fund_etf_spot_em</text:p>
          </table:table-cell>
          <table:table-cell office:value-type="string" calcext:value-type="string">
            <text:p>东方财富-ETF 行情</text:p>
          </table:table-cell>
          <table:table-cell office:value-type="string" calcext:value-type="string">
            <text:p>东方财富-ETF 实时行情</text:p>
          </table:table-cell>
          <table:table-cell/>
          <table:table-cell office:value-type="string" calcext:value-type="string">
            <text:p>东方财富-ETF 实时行情\nhttps://quote.eastmoney.com/center/gridlist.html#fund_etf\n:return: ETF 实时行情\n:rtype: pandas.DataFrame</text:p>
          </table:table-cell>
          <table:table-cell/>
        </table:table-row>
        <table:table-row table:style-name="ro1">
          <table:table-cell office:value-type="string" calcext:value-type="string">
            <text:p>fund_etf_spot_ths</text:p>
          </table:table-cell>
          <table:table-cell office:value-type="string" calcext:value-type="string">
            <text:p>同花顺理财-基金数据-每日净值-ETF</text:p>
          </table:table-cell>
          <table:table-cell office:value-type="string" calcext:value-type="string">
            <text:p>同花顺理财-基金数据-每日净值-ETF-实时行情</text:p>
          </table:table-cell>
          <table:table-cell office:value-type="string" calcext:value-type="string">
            <text:p>date</text:p>
          </table:table-cell>
          <table:table-cell office:value-type="string" calcext:value-type="string">
            <text:p>同花顺理财-基金数据-每日净值-ETF-实时行情\nhttps://fund.10jqka.com.cn/datacenter/jz/kfs/etf/\n:return: ETF 实时行情\n:rtype: pandas.DataFrame</text:p>
          </table:table-cell>
          <table:table-cell/>
        </table:table-row>
        <table:table-row table:style-name="ro1">
          <table:table-cell office:value-type="string" calcext:value-type="string">
            <text:p>fund_exchange_rank_em</text:p>
          </table:table-cell>
          <table:table-cell office:value-type="string" calcext:value-type="string">
            <text:p>公募基金排行</text:p>
          </table:table-cell>
          <table:table-cell office:value-type="string" calcext:value-type="string">
            <text:p>东方财富网-数据中心-场内交易基金排行</text:p>
          </table:table-cell>
          <table:table-cell/>
          <table:table-cell office:value-type="string" calcext:value-type="string">
            <text:p>东方财富网-数据中心-场内交易基金排行\nhttps://fund.eastmoney.com/data/fbsfundranking.html\n:return: 场内交易基金数据\n:rtype: pandas.DataFrame</text:p>
          </table:table-cell>
          <table:table-cell/>
        </table:table-row>
        <table:table-row table:style-name="ro1">
          <table:table-cell office:value-type="string" calcext:value-type="string">
            <text:p>fund_fee_em</text:p>
          </table:table-cell>
          <table:table-cell office:value-type="string" calcext:value-type="string">
            <text:p>基金费率</text:p>
          </table:table-cell>
          <table:table-cell office:value-type="string" calcext:value-type="string">
            <text:p>天天基金-基金档案-购买信息</text:p>
          </table:table-cell>
          <table:table-cell office:value-type="string" calcext:value-type="string">
            <text:p>symbol;indicator</text:p>
          </table:table-cell>
          <table:table-cell office:value-type="string" calcext:value-type="string">
            <text:p>天天基金-基金档案-购买信息\nhttps://fundf10.eastmoney.com/jjfl_015641.html\n:param symbol: 基金代码\n:type symbol: str\n:param indicator: choice of {"交易状态", "申购与赎回金额", "交易确认日", "运作费用", "认购费率", "申购费率", "赎回费率"}\n:type indicator: str\n:return: 交易规则\n:rtype: pandas.DataFrame</text:p>
          </table:table-cell>
          <table:table-cell/>
        </table:table-row>
        <table:table-row table:style-name="ro1">
          <table:table-cell office:value-type="string" calcext:value-type="string">
            <text:p>fund_fh_em</text:p>
          </table:table-cell>
          <table:table-cell office:value-type="string" calcext:value-type="string">
            <text:p>天天基金网-基金数据-分红送配</text:p>
          </table:table-cell>
          <table:table-cell office:value-type="string" calcext:value-type="string">
            <text:p>天天基金网-基金数据-分红送配-基金分红</text:p>
          </table:table-cell>
          <table:table-cell/>
          <table:table-cell office:value-type="string" calcext:value-type="string">
            <text:p>天天基金网-基金数据-分红送配-基金分红\nhttps://fund.eastmoney.com/data/fundfenhong.html#DJR,desc,1,,,\n:return: 基金分红\n:rtype: pandas.DataFrame</text:p>
          </table:table-cell>
          <table:table-cell/>
        </table:table-row>
        <table:table-row table:style-name="ro1">
          <table:table-cell office:value-type="string" calcext:value-type="string">
            <text:p>fund_fh_rank_em</text:p>
          </table:table-cell>
          <table:table-cell office:value-type="string" calcext:value-type="string">
            <text:p>天天基金网-基金数据-分红送配</text:p>
          </table:table-cell>
          <table:table-cell office:value-type="string" calcext:value-type="string">
            <text:p>天天基金网-基金数据-分红送配-基金分红排行</text:p>
          </table:table-cell>
          <table:table-cell/>
          <table:table-cell office:value-type="string" calcext:value-type="string">
            <text:p>天天基金网-基金数据-分红送配-基金分红排行\nhttps://fund.eastmoney.com/data/fundleijifenhong.html\n:return: 基金分红排行\n:rtype: pandas.DataFrame</text:p>
          </table:table-cell>
          <table:table-cell/>
        </table:table-row>
        <table:table-row table:style-name="ro1">
          <table:table-cell office:value-type="string" calcext:value-type="string">
            <text:p>fund_financial_fund_daily_em</text:p>
          </table:table-cell>
          <table:table-cell office:value-type="string" calcext:value-type="string">
            <text:p>基金数据接口</text:p>
          </table:table-cell>
          <table:table-cell office:value-type="string" calcext:value-type="string">
            <text:p>东方财富网站-天天基金网-基金数据-理财型基金收益</text:p>
          </table:table-cell>
          <table:table-cell/>
          <table:table-cell office:value-type="string" calcext:value-type="string">
            <text:p>东方财富网站-天天基金网-基金数据-理财型基金收益\n# 该接口暂无数据\nhttps://fund.eastmoney.com/lcjj.html#1_1__0__ljjz,desc_1_os1\n:return: 当前交易日的所有理财型基金收益\n:rtype: pandas.DataFrame</text:p>
          </table:table-cell>
          <table:table-cell/>
        </table:table-row>
        <table:table-row table:style-name="ro1">
          <table:table-cell office:value-type="string" calcext:value-type="string">
            <text:p>fund_financial_fund_info_em</text:p>
          </table:table-cell>
          <table:table-cell office:value-type="string" calcext:value-type="string">
            <text:p>基金数据接口</text:p>
          </table:table-cell>
          <table:table-cell office:value-type="string" calcext:value-type="string">
            <text:p>东方财富网站-天天基金网-基金数据-理财型基金收益-历史净值明细</text:p>
          </table:table-cell>
          <table:table-cell office:value-type="string" calcext:value-type="string">
            <text:p>symbol</text:p>
          </table:table-cell>
          <table:table-cell office:value-type="string" calcext:value-type="string">
            <text:p>东方财富网站-天天基金网-基金数据-理财型基金收益-历史净值明细\nhttps://fundf10.eastmoney.com/jjjz_000791.html\n:param symbol: 理财型基金代码, 可以通过 ak.fund_financial_fund_daily_em() 来获取\n:type symbol: str\n:return: 东方财富网站-天天基金网-基金数据-理财型基金收益-历史净值明细\n:rtype: pandas.DataFrame</text:p>
          </table:table-cell>
          <table:table-cell/>
        </table:table-row>
        <table:table-row table:style-name="ro1">
          <table:table-cell office:value-type="string" calcext:value-type="string">
            <text:p>fund_graded_fund_daily_em</text:p>
          </table:table-cell>
          <table:table-cell office:value-type="string" calcext:value-type="string">
            <text:p>基金数据接口</text:p>
          </table:table-cell>
          <table:table-cell office:value-type="string" calcext:value-type="string">
            <text:p>东方财富网站-天天基金网-基金数据-分级基金净值</text:p>
          </table:table-cell>
          <table:table-cell/>
          <table:table-cell office:value-type="string" calcext:value-type="string">
            <text:p>东方财富网站-天天基金网-基金数据-分级基金净值\nhttps://fund.eastmoney.com/fjjj.html#1_1__0__zdf,desc_1\n:return: 当前交易日的所有分级基金净值\n:rtype: pandas.DataFrame</text:p>
          </table:table-cell>
          <table:table-cell/>
        </table:table-row>
        <table:table-row table:style-name="ro1">
          <table:table-cell office:value-type="string" calcext:value-type="string">
            <text:p>fund_graded_fund_info_em</text:p>
          </table:table-cell>
          <table:table-cell office:value-type="string" calcext:value-type="string">
            <text:p>基金数据接口</text:p>
          </table:table-cell>
          <table:table-cell office:value-type="string" calcext:value-type="string">
            <text:p>东方财富网站-天天基金网-基金数据-分级基金净值-历史净值明细</text:p>
          </table:table-cell>
          <table:table-cell office:value-type="string" calcext:value-type="string">
            <text:p>symbol</text:p>
          </table:table-cell>
          <table:table-cell office:value-type="string" calcext:value-type="string">
            <text:p>东方财富网站-天天基金网-基金数据-分级基金净值-历史净值明细\nhttps://fundf10.eastmoney.com/jjjz_150232.html\n:param symbol: 分级基金代码, 可以通过 ak.fund_money_fund_daily_em() 来获取\n:type symbol: str\n:return: 东方财富网站-天天基金网-基金数据-分级基金净值-历史净值明细\n:rtype: pandas.DataFrame</text:p>
          </table:table-cell>
          <table:table-cell/>
        </table:table-row>
        <table:table-row table:style-name="ro1">
          <table:table-cell office:value-type="string" calcext:value-type="string">
            <text:p>fund_hk_fund_hist_em</text:p>
          </table:table-cell>
          <table:table-cell office:value-type="string" calcext:value-type="string">
            <text:p>基金数据接口</text:p>
          </table:table-cell>
          <table:table-cell office:value-type="string" calcext:value-type="string">
            <text:p>东方财富网-天天基金网-基金数据-香港基金-历史净值明细(分红送配详情)</text:p>
          </table:table-cell>
          <table:table-cell office:value-type="string" calcext:value-type="string">
            <text:p>code;symbol</text:p>
          </table:table-cell>
          <table:table-cell office:value-type="string" calcext:value-type="string">
            <text:p>东方财富网-天天基金网-基金数据-香港基金-历史净值明细(分红送配详情)\nhttps://overseas.1234567.com.cn/f10/FundJz/968092#FHPS\n:param code: 通过 ak.fund_em_hk_rank() 获取\n:type code: str\n:param symbol: choice of {"历史净值明细", "分红送配详情"}\n:type symbol: str\n:return: 香港基金-历史净值明细(分红送配详情)\n:rtype: pandas.DataFrame</text:p>
          </table:table-cell>
          <table:table-cell/>
        </table:table-row>
        <table:table-row table:style-name="ro1">
          <table:table-cell office:value-type="string" calcext:value-type="string">
            <text:p>fund_hk_rank_em</text:p>
          </table:table-cell>
          <table:table-cell office:value-type="string" calcext:value-type="string">
            <text:p>公募基金排行</text:p>
          </table:table-cell>
          <table:table-cell office:value-type="string" calcext:value-type="string">
            <text:p>东方财富网-数据中心-香港基金排行</text:p>
          </table:table-cell>
          <table:table-cell/>
          <table:table-cell office:value-type="string" calcext:value-type="string">
            <text:p>东方财富网-数据中心-香港基金排行\nhttps://overseas.1234567.com.cn/FundList\n:return: 香港基金排行\n:rtype: pandas.DataFrame</text:p>
          </table:table-cell>
          <table:table-cell/>
        </table:table-row>
        <table:table-row table:style-name="ro1">
          <table:table-cell office:value-type="string" calcext:value-type="string">
            <text:p>fund_hold_structure_em</text:p>
          </table:table-cell>
          <table:table-cell office:value-type="string" calcext:value-type="string">
            <text:p>天天基金网-基金数据-规模变动</text:p>
          </table:table-cell>
          <table:table-cell office:value-type="string" calcext:value-type="string">
            <text:p>天天基金网-基金数据-规模份额-持有人结构</text:p>
          </table:table-cell>
          <table:table-cell/>
          <table:table-cell office:value-type="string" calcext:value-type="string">
            <text:p>天天基金网-基金数据-规模份额-持有人结构\nhttps://fund.eastmoney.com/data/cyrjglist.html\n:return: 持有人结构\n:rtype: pandas.DataFrame</text:p>
          </table:table-cell>
          <table:table-cell/>
        </table:table-row>
        <table:table-row table:style-name="ro1">
          <table:table-cell office:value-type="string" calcext:value-type="string">
            <text:p>fund_individual_achievement_xq</text:p>
          </table:table-cell>
          <table:table-cell office:value-type="string" calcext:value-type="string">
            <text:p>雪球基金数据</text:p>
          </table:table-cell>
          <table:table-cell office:value-type="string" calcext:value-type="string">
            <text:p>雪球基金-基金业绩</text:p>
          </table:table-cell>
          <table:table-cell office:value-type="string" calcext:value-type="string">
            <text:p>symbol;timeout</text:p>
          </table:table-cell>
          <table:table-cell office:value-type="string" calcext:value-type="string">
            <text:p>雪球基金-基金业绩\nhttps://danjuanfunds.com/djapi/fundx/base/fund/achievement/675091\n:param symbol: 基金代码\n:type symbol: str\n:param timeout: choice of None or a positive float number\n:type timeout: float\n:return: 基金业绩\n:rtype: pandas.DataFrame</text:p>
          </table:table-cell>
          <table:table-cell/>
        </table:table-row>
        <table:table-row table:style-name="ro1">
          <table:table-cell office:value-type="string" calcext:value-type="string">
            <text:p>fund_individual_analysis_xq</text:p>
          </table:table-cell>
          <table:table-cell office:value-type="string" calcext:value-type="string">
            <text:p>雪球基金数据</text:p>
          </table:table-cell>
          <table:table-cell office:value-type="string" calcext:value-type="string">
            <text:p>雪球基金-基金数据分析</text:p>
          </table:table-cell>
          <table:table-cell office:value-type="string" calcext:value-type="string">
            <text:p>symbol;timeout</text:p>
          </table:table-cell>
          <table:table-cell office:value-type="string" calcext:value-type="string">
            <text:p>雪球基金-基金数据分析\nhttps://danjuanfunds.com/djapi/fund/base/quote/data/index/analysis/675091\n:param symbol: 基金代码\n:type symbol: str\n:param timeout: choice of None or a positive float number\n:type timeout: float\n:return: 基金数据分析\n:rtype: pandas.DataFrame</text:p>
          </table:table-cell>
          <table:table-cell/>
        </table:table-row>
        <table:table-row table:style-name="ro1">
          <table:table-cell office:value-type="string" calcext:value-type="string">
            <text:p>fund_individual_basic_info_xq</text:p>
          </table:table-cell>
          <table:table-cell office:value-type="string" calcext:value-type="string">
            <text:p>雪球基金数据</text:p>
          </table:table-cell>
          <table:table-cell office:value-type="string" calcext:value-type="string">
            <text:p>雪球基金-基金详情</text:p>
          </table:table-cell>
          <table:table-cell office:value-type="string" calcext:value-type="string">
            <text:p>symbol;timeout</text:p>
          </table:table-cell>
          <table:table-cell office:value-type="string" calcext:value-type="string">
            <text:p>雪球基金-基金详情\nhttps://danjuanfunds.com/djapi/fund/675091\n:param symbol: 基金代码\n:type symbol: str\n:param timeout: choice of None or a positive float number\n:type timeout: float\n:return: 基金信息\n:rtype: pandas.DataFrame</text:p>
          </table:table-cell>
          <table:table-cell/>
        </table:table-row>
        <table:table-row table:style-name="ro1">
          <table:table-cell office:value-type="string" calcext:value-type="string">
            <text:p>fund_individual_detail_hold_xq</text:p>
          </table:table-cell>
          <table:table-cell office:value-type="string" calcext:value-type="string">
            <text:p>雪球基金数据</text:p>
          </table:table-cell>
          <table:table-cell office:value-type="string" calcext:value-type="string">
            <text:p>雪球基金-持仓</text:p>
          </table:table-cell>
          <table:table-cell office:value-type="string" calcext:value-type="string">
            <text:p>symbol;date;timeout</text:p>
          </table:table-cell>
          <table:table-cell office:value-type="string" calcext:value-type="string">
            <text:p>雪球基金-持仓\nhttps://danjuanfunds.com/rn/fund-detail/archive?id=103&amp;code=002804\n:param symbol: 基金代码\n:type symbol: str\n:param date: 财报日期\n:type date: str\n:param timeout: choice of None or a positive float number\n:type timeout: float\n:return: 雪球基金-持仓\n:rtype: pandas.DataFrame</text:p>
          </table:table-cell>
          <table:table-cell/>
        </table:table-row>
        <table:table-row table:style-name="ro1">
          <table:table-cell office:value-type="string" calcext:value-type="string">
            <text:p>fund_individual_detail_info_xq</text:p>
          </table:table-cell>
          <table:table-cell office:value-type="string" calcext:value-type="string">
            <text:p>雪球基金数据</text:p>
          </table:table-cell>
          <table:table-cell office:value-type="string" calcext:value-type="string">
            <text:p>雪球基金-交易规则</text:p>
          </table:table-cell>
          <table:table-cell office:value-type="string" calcext:value-type="string">
            <text:p>symbol;timeout</text:p>
          </table:table-cell>
          <table:table-cell office:value-type="string" calcext:value-type="string">
            <text:p>雪球基金-交易规则\nhttps://danjuanfunds.com/djapi/fund/detail/675091\n:param symbol: 基金代码\n:type symbol: str\n:param timeout: choice of None or a positive float number\n:type timeout: float\n:return: 交易规则\n:rtype: pandas.DataFrame</text:p>
          </table:table-cell>
          <table:table-cell/>
        </table:table-row>
        <table:table-row table:style-name="ro1">
          <table:table-cell office:value-type="string" calcext:value-type="string">
            <text:p>fund_individual_profit_probability_xq</text:p>
          </table:table-cell>
          <table:table-cell office:value-type="string" calcext:value-type="string">
            <text:p>雪球基金数据</text:p>
          </table:table-cell>
          <table:table-cell office:value-type="string" calcext:value-type="string">
            <text:p>雪球基金-盈利概率-历史任意时点买入，持有满 X 年，盈利概率 Y%</text:p>
          </table:table-cell>
          <table:table-cell office:value-type="string" calcext:value-type="string">
            <text:p>symbol;timeout</text:p>
          </table:table-cell>
          <table:table-cell office:value-type="string" calcext:value-type="string">
            <text:p>雪球基金-盈利概率-历史任意时点买入，持有满 X 年，盈利概率 Y%\nhttps://danjuanfunds.com/djapi/fundx/base/fund/profit/ratio/675091\n:param symbol: 基金代码\n:type symbol: str\n:param timeout: choice of None or a positive float number\n:type timeout: float\n:return: 盈利概率\n:rtype: pandas.DataFrame</text:p>
          </table:table-cell>
          <table:table-cell/>
        </table:table-row>
        <table:table-row table:style-name="ro1">
          <table:table-cell office:value-type="string" calcext:value-type="string">
            <text:p>fund_info_index_em</text:p>
          </table:table-cell>
          <table:table-cell office:value-type="string" calcext:value-type="string">
            <text:p>基金数据接口</text:p>
          </table:table-cell>
          <table:table-cell office:value-type="string" calcext:value-type="string">
            <text:p>东方财富网站-天天基金网-基金数据-基金信息-指数型</text:p>
          </table:table-cell>
          <table:table-cell office:value-type="string" calcext:value-type="string">
            <text:p>symbol;indicator</text:p>
          </table:table-cell>
          <table:table-cell office:value-type="string" calcext:value-type="string">
            <text:p>东方财富网站-天天基金网-基金数据-基金信息-指数型\nhttps://fund.eastmoney.com/trade/zs.html\n:param symbol: choice of {"全部", "沪深指数", "行业主题", "大盘指数", "中盘指数", "小盘指数", "股票指数", "债券指数"}\n:type symbol: str\n:param indicator: choice of {"全部", "被动指数型", "增强指数型"}\n:type indicator: str\n:return: pandas.DataFrame\n:rtype: 基金信息-指数型</text:p>
          </table:table-cell>
          <table:table-cell/>
        </table:table-row>
        <table:table-row table:style-name="ro1">
          <table:table-cell office:value-type="string" calcext:value-type="string">
            <text:p>fund_lcx_rank_em</text:p>
          </table:table-cell>
          <table:table-cell office:value-type="string" calcext:value-type="string">
            <text:p>公募基金排行</text:p>
          </table:table-cell>
          <table:table-cell office:value-type="string" calcext:value-type="string">
            <text:p>东方财富网-数据中心-理财基金排行</text:p>
          </table:table-cell>
          <table:table-cell/>
          <table:table-cell office:value-type="string" calcext:value-type="string">
            <text:p>东方财富网-数据中心-理财基金排行\n# 该接口暂时没有数据\nhttps://fund.eastmoney.com/data/lcxfundranking.html#t;c0;r;sSYL_Z;ddesc;pn50;f;os1;\n:return: 理财基金排行\n:rtype: pandas.DataFrame</text:p>
          </table:table-cell>
          <table:table-cell/>
        </table:table-row>
        <table:table-row table:style-name="ro1">
          <table:table-cell office:value-type="string" calcext:value-type="string">
            <text:p>fund_linghuo_position_lg</text:p>
          </table:table-cell>
          <table:table-cell office:value-type="string" calcext:value-type="string">
            <text:p>乐咕乐股-基金仓位</text:p>
          </table:table-cell>
          <table:table-cell office:value-type="string" calcext:value-type="string">
            <text:p>乐咕乐股-基金仓位-灵活配置型基金仓位</text:p>
          </table:table-cell>
          <table:table-cell/>
          <table:table-cell office:value-type="string" calcext:value-type="string">
            <text:p>乐咕乐股-基金仓位-灵活配置型基金仓位\nhttps://legulegu.com/stockdata/fund-position/pos-linghuo\n:return: 灵活配置型基金仓位\n:rtype: pandas.DataFrame</text:p>
          </table:table-cell>
          <table:table-cell/>
        </table:table-row>
        <table:table-row table:style-name="ro1">
          <table:table-cell office:value-type="string" calcext:value-type="string">
            <text:p>fund_lof_hist_em</text:p>
          </table:table-cell>
          <table:table-cell office:value-type="string" calcext:value-type="string">
            <text:p>LOF 行情数据</text:p>
          </table:table-cell>
          <table:table-cell office:value-type="string" calcext:value-type="string">
            <text:p>东方财富-LOF 行情</text:p>
          </table:table-cell>
          <table:table-cell office:value-type="string" calcext:value-type="string">
            <text:p>symbol;period;start_date;end_date;adjust</text:p>
          </table:table-cell>
          <table:table-cell office:value-type="string" calcext:value-type="string">
            <text:p>东方财富-LOF 行情\nhttps://quote.eastmoney.com/sz166009.html\n:param symbol: LOF 代码\n:type symbol: str\n:param period: choice of {'daily', 'weekly', 'monthly'}\n:type period: str\n:param start_date: 开始日期\n:type start_date: str\n:param end_date: 结束日期\n:type end_date: str\n:param adjust: choice of {"qfq": "前复权", "hfq": "后复权", "": "不复权"}\n:type adjust: str\n:return: 每日行情\n:rtype: pandas.DataFrame</text:p>
          </table:table-cell>
          <table:table-cell/>
        </table:table-row>
        <table:table-row table:style-name="ro1">
          <table:table-cell office:value-type="string" calcext:value-type="string">
            <text:p>fund_lof_hist_min_em</text:p>
          </table:table-cell>
          <table:table-cell office:value-type="string" calcext:value-type="string">
            <text:p>LOF 行情数据</text:p>
          </table:table-cell>
          <table:table-cell office:value-type="string" calcext:value-type="string">
            <text:p>东方财富-LOF 分时行情</text:p>
          </table:table-cell>
          <table:table-cell office:value-type="string" calcext:value-type="string">
            <text:p>symbol;start_date;end_date;period;adjust</text:p>
          </table:table-cell>
          <table:table-cell office:value-type="string" calcext:value-type="string">
            <text:p>东方财富-LOF 分时行情\nhttps://quote.eastmoney.com/sz166009.html\n:param symbol: LOF 代码\n:type symbol: str\n:param start_date: 开始日期时间\n:type start_date: str\n:param end_date: 结束日期时间\n:type end_date: str\n:param period: choice of {"1", "5", "15", "30", "60"}\n:type period: str\n:param adjust: choice of {'', 'qfq', 'hfq'}\n:type adjust: str\n:return: 每日分时行情\n:rtype: pandas.DataFrame</text:p>
          </table:table-cell>
          <table:table-cell/>
        </table:table-row>
        <table:table-row table:style-name="ro1">
          <table:table-cell office:value-type="string" calcext:value-type="string">
            <text:p>fund_lof_spot_em</text:p>
          </table:table-cell>
          <table:table-cell office:value-type="string" calcext:value-type="string">
            <text:p>LOF 行情数据</text:p>
          </table:table-cell>
          <table:table-cell office:value-type="string" calcext:value-type="string">
            <text:p>东方财富-LOF 实时行情</text:p>
          </table:table-cell>
          <table:table-cell/>
          <table:table-cell office:value-type="string" calcext:value-type="string">
            <text:p>东方财富-LOF 实时行情\nhttps://quote.eastmoney.com/center/gridlist.html#fund_lof\n:return: LOF 实时行情\n:rtype: pandas.DataFrame</text:p>
          </table:table-cell>
          <table:table-cell/>
        </table:table-row>
        <table:table-row table:style-name="ro1">
          <table:table-cell office:value-type="string" calcext:value-type="string">
            <text:p>fund_manager_em</text:p>
          </table:table-cell>
          <table:table-cell office:value-type="string" calcext:value-type="string">
            <text:p>基金经理</text:p>
          </table:table-cell>
          <table:table-cell office:value-type="string" calcext:value-type="string">
            <text:p>天天基金网-基金数据-基金经理大全</text:p>
          </table:table-cell>
          <table:table-cell/>
          <table:table-cell office:value-type="string" calcext:value-type="string">
            <text:p>天天基金网-基金数据-基金经理大全\nhttps://fund.eastmoney.com/manager/default.html\n:return: 基金经理大全\n:rtype: pandas.DataFrame</text:p>
          </table:table-cell>
          <table:table-cell/>
        </table:table-row>
        <table:table-row table:style-name="ro1">
          <table:table-cell office:value-type="string" calcext:value-type="string">
            <text:p>fund_money_fund_daily_em</text:p>
          </table:table-cell>
          <table:table-cell office:value-type="string" calcext:value-type="string">
            <text:p>基金数据接口</text:p>
          </table:table-cell>
          <table:table-cell office:value-type="string" calcext:value-type="string">
            <text:p>东方财富网-天天基金网-基金数据-货币型基金收益</text:p>
          </table:table-cell>
          <table:table-cell/>
          <table:table-cell office:value-type="string" calcext:value-type="string">
            <text:p>东方财富网-天天基金网-基金数据-货币型基金收益\nhttps://fund.eastmoney.com/HBJJ_pjsyl.html\n:return: 当前交易日的所有货币型基金收益数据\n:rtype: pandas.DataFrame</text:p>
          </table:table-cell>
          <table:table-cell/>
        </table:table-row>
        <table:table-row table:style-name="ro1">
          <table:table-cell office:value-type="string" calcext:value-type="string">
            <text:p>fund_money_fund_info_em</text:p>
          </table:table-cell>
          <table:table-cell office:value-type="string" calcext:value-type="string">
            <text:p>基金数据接口</text:p>
          </table:table-cell>
          <table:table-cell office:value-type="string" calcext:value-type="string">
            <text:p>东方财富网-天天基金网-基金数据-货币型基金收益-历史净值数据</text:p>
          </table:table-cell>
          <table:table-cell office:value-type="string" calcext:value-type="string">
            <text:p>symbol</text:p>
          </table:table-cell>
          <table:table-cell office:value-type="string" calcext:value-type="string">
            <text:p>东方财富网-天天基金网-基金数据-货币型基金收益-历史净值数据\nhttps://fundf10.eastmoney.com/jjjz_004186.html\n:param symbol: 货币型基金代码, 可以通过 fund_money_fund_daily_em 来获取\n:type symbol: str\n:return: 东方财富网站-天天基金网-基金数据-货币型基金收益-历史净值数据\n:rtype: pandas.DataFrame</text:p>
          </table:table-cell>
          <table:table-cell/>
        </table:table-row>
        <table:table-row table:style-name="ro1">
          <table:table-cell office:value-type="string" calcext:value-type="string">
            <text:p>fund_money_rank_em</text:p>
          </table:table-cell>
          <table:table-cell office:value-type="string" calcext:value-type="string">
            <text:p>公募基金排行</text:p>
          </table:table-cell>
          <table:table-cell office:value-type="string" calcext:value-type="string">
            <text:p>东方财富网-数据中心-货币型基金排行</text:p>
          </table:table-cell>
          <table:table-cell/>
          <table:table-cell office:value-type="string" calcext:value-type="string">
            <text:p>东方财富网-数据中心-货币型基金排行\nhttps://fund.eastmoney.com/data/hbxfundranking.html\n:return: 货币型基金排行\n:rtype: pandas.DataFrame</text:p>
          </table:table-cell>
          <table:table-cell/>
        </table:table-row>
        <table:table-row table:style-name="ro1">
          <table:table-cell office:value-type="string" calcext:value-type="string">
            <text:p>fund_name_em</text:p>
          </table:table-cell>
          <table:table-cell office:value-type="string" calcext:value-type="string">
            <text:p>基金数据接口</text:p>
          </table:table-cell>
          <table:table-cell office:value-type="string" calcext:value-type="string">
            <text:p>东方财富网站-天天基金网-基金数据-所有基金的名称和类型</text:p>
          </table:table-cell>
          <table:table-cell/>
          <table:table-cell office:value-type="string" calcext:value-type="string">
            <text:p>东方财富网站-天天基金网-基金数据-所有基金的名称和类型\nhttps://fund.eastmoney.com/manager/default.html#dt14;mcreturnjson;ftall;pn20;pi1;scabbname;stasc\n:return: 所有基金的名称和类型\n:rtype: pandas.DataFrame</text:p>
          </table:table-cell>
          <table:table-cell/>
        </table:table-row>
        <table:table-row table:style-name="ro1">
          <table:table-cell office:value-type="string" calcext:value-type="string">
            <text:p>fund_new_found_em</text:p>
          </table:table-cell>
          <table:table-cell office:value-type="string" calcext:value-type="string">
            <text:p>新发基金</text:p>
          </table:table-cell>
          <table:table-cell office:value-type="string" calcext:value-type="string">
            <text:p>基金数据-新发基金-新成立基金</text:p>
          </table:table-cell>
          <table:table-cell/>
          <table:table-cell office:value-type="string" calcext:value-type="string">
            <text:p>基金数据-新发基金-新成立基金\nhttps://fund.eastmoney.com/data/xinfound.html\n:return: 新成立基金\n:rtype: pandas.DataFrame</text:p>
          </table:table-cell>
          <table:table-cell/>
        </table:table-row>
        <table:table-row table:style-name="ro1">
          <table:table-cell office:value-type="string" calcext:value-type="string">
            <text:p>fund_open_fund_daily_em</text:p>
          </table:table-cell>
          <table:table-cell office:value-type="string" calcext:value-type="string">
            <text:p>基金数据接口</text:p>
          </table:table-cell>
          <table:table-cell office:value-type="string" calcext:value-type="string">
            <text:p>东方财富网-天天基金网-基金数据-开放式基金净值</text:p>
          </table:table-cell>
          <table:table-cell/>
          <table:table-cell office:value-type="string" calcext:value-type="string">
            <text:p>东方财富网-天天基金网-基金数据-开放式基金净值\nhttps://fund.eastmoney.com/fund.html#os_0;isall_0;ft_;pt_1\n:return: 当前交易日的所有开放式基金净值数据\n:rtype: pandas.DataFrame</text:p>
          </table:table-cell>
          <table:table-cell/>
        </table:table-row>
        <table:table-row table:style-name="ro1">
          <table:table-cell office:value-type="string" calcext:value-type="string">
            <text:p>fund_open_fund_info_em</text:p>
          </table:table-cell>
          <table:table-cell office:value-type="string" calcext:value-type="string">
            <text:p>基金数据接口</text:p>
          </table:table-cell>
          <table:table-cell office:value-type="string" calcext:value-type="string">
            <text:p>东方财富网-天天基金网-基金数据-开放式基金净值</text:p>
          </table:table-cell>
          <table:table-cell office:value-type="string" calcext:value-type="string">
            <text:p>symbol;indicator;period</text:p>
          </table:table-cell>
          <table:table-cell office:value-type="string" calcext:value-type="string">
            <text:p>东方财富网-天天基金网-基金数据-开放式基金净值\nhttps://fund.eastmoney.com/fund.html\n:param symbol: 基金代码; 可以通过调用 ak.fund_open_fund_daily_em() 获取所有开放式基金代码\n:type symbol: str\n:param indicator: 需要获取的指标\n:type indicator: str\n:param period: "成立来"; choice of {"1月", "3月", "6月", "1年", "3年", "5年", "今年来", "成立来"}\n:type period: str\n:return: 指定基金指定指标的数据\n:rtype: pandas.DataFrame</text:p>
          </table:table-cell>
          <table:table-cell/>
        </table:table-row>
        <table:table-row table:style-name="ro1">
          <table:table-cell office:value-type="string" calcext:value-type="string">
            <text:p>fund_open_fund_rank_em</text:p>
          </table:table-cell>
          <table:table-cell office:value-type="string" calcext:value-type="string">
            <text:p>公募基金排行</text:p>
          </table:table-cell>
          <table:table-cell office:value-type="string" calcext:value-type="string">
            <text:p>东方财富网-数据中心-开放基金排行</text:p>
          </table:table-cell>
          <table:table-cell office:value-type="string" calcext:value-type="string">
            <text:p>symbol</text:p>
          </table:table-cell>
          <table:table-cell office:value-type="string" calcext:value-type="string">
            <text:p>东方财富网-数据中心-开放基金排行\nhttps://fund.eastmoney.com/data/fundranking.html\n:param symbol: choice of {"全部", "股票型", "混合型", "债券型", "指数型", "QDII", "FOF"}\n:type symbol: str\n:return: 开放基金排行\n:rtype: pandas.DataFrame</text:p>
          </table:table-cell>
          <table:table-cell/>
        </table:table-row>
        <table:table-row table:style-name="ro1">
          <table:table-cell office:value-type="string" calcext:value-type="string">
            <text:p>fund_portfolio_bond_hold_em</text:p>
          </table:table-cell>
          <table:table-cell office:value-type="string" calcext:value-type="string">
            <text:p>基金持仓</text:p>
          </table:table-cell>
          <table:table-cell office:value-type="string" calcext:value-type="string">
            <text:p>天天基金网-基金档案-投资组合-债券持仓</text:p>
          </table:table-cell>
          <table:table-cell office:value-type="string" calcext:value-type="string">
            <text:p>symbol;date</text:p>
          </table:table-cell>
          <table:table-cell office:value-type="string" calcext:value-type="string">
            <text:p>天天基金网-基金档案-投资组合-债券持仓\nhttps://fundf10.eastmoney.com/ccmx1_000001.html\n:param symbol: 基金代码\n:type symbol: str\n:param date: 查询年份\n:type date: str\n:return: 债券持仓\n:rtype: pandas.DataFrame</text:p>
          </table:table-cell>
          <table:table-cell/>
        </table:table-row>
        <table:table-row table:style-name="ro1">
          <table:table-cell office:value-type="string" calcext:value-type="string">
            <text:p>fund_portfolio_change_em</text:p>
          </table:table-cell>
          <table:table-cell office:value-type="string" calcext:value-type="string">
            <text:p>基金持仓</text:p>
          </table:table-cell>
          <table:table-cell office:value-type="string" calcext:value-type="string">
            <text:p>天天基金网-基金档案-投资组合-重大变动</text:p>
          </table:table-cell>
          <table:table-cell office:value-type="string" calcext:value-type="string">
            <text:p>symbol;indicator;date</text:p>
          </table:table-cell>
          <table:table-cell office:value-type="string" calcext:value-type="string">
            <text:p>天天基金网-基金档案-投资组合-重大变动\nhttps://fundf10.eastmoney.com/ccbd_000001.html\n:param symbol: 基金代码\n:type symbol: str\n:param indicator: choice of {"累计买入", "累计卖出"}\n:type indicator: str\n:param date: 查询年份\n:type date: str\n:return: 重大变动\n:rtype: pandas.DataFrame</text:p>
          </table:table-cell>
          <table:table-cell/>
        </table:table-row>
        <table:table-row table:style-name="ro1">
          <table:table-cell office:value-type="string" calcext:value-type="string">
            <text:p>fund_portfolio_hold_em</text:p>
          </table:table-cell>
          <table:table-cell office:value-type="string" calcext:value-type="string">
            <text:p>基金持仓</text:p>
          </table:table-cell>
          <table:table-cell office:value-type="string" calcext:value-type="string">
            <text:p>天天基金网-基金档案-投资组合-基金持仓</text:p>
          </table:table-cell>
          <table:table-cell office:value-type="string" calcext:value-type="string">
            <text:p>symbol;date</text:p>
          </table:table-cell>
          <table:table-cell office:value-type="string" calcext:value-type="string">
            <text:p>天天基金网-基金档案-投资组合-基金持仓\nhttps://fundf10.eastmoney.com/ccmx_000001.html\n:param symbol: 基金代码\n:type symbol: str\n:param date: 查询年份\n:type date: str\n:return: 基金持仓\n:rtype: pandas.DataFrame</text:p>
          </table:table-cell>
          <table:table-cell/>
        </table:table-row>
        <table:table-row table:style-name="ro1">
          <table:table-cell office:value-type="string" calcext:value-type="string">
            <text:p>fund_portfolio_industry_allocation_em</text:p>
          </table:table-cell>
          <table:table-cell office:value-type="string" calcext:value-type="string">
            <text:p>基金持仓</text:p>
          </table:table-cell>
          <table:table-cell office:value-type="string" calcext:value-type="string">
            <text:p>天天基金网-基金档案-投资组合-行业配置</text:p>
          </table:table-cell>
          <table:table-cell office:value-type="string" calcext:value-type="string">
            <text:p>symbol;date</text:p>
          </table:table-cell>
          <table:table-cell office:value-type="string" calcext:value-type="string">
            <text:p>天天基金网-基金档案-投资组合-行业配置\nhttps://fundf10.eastmoney.com/hytz_000001.html\n:param symbol: 基金代码\n:type symbol: str\n:param date: 查询年份\n:type date: str\n:return: 行业配置\n:rtype: pandas.DataFrame</text:p>
          </table:table-cell>
          <table:table-cell/>
        </table:table-row>
        <table:table-row table:style-name="ro1">
          <table:table-cell office:value-type="string" calcext:value-type="string">
            <text:p>fund_purchase_em</text:p>
          </table:table-cell>
          <table:table-cell office:value-type="string" calcext:value-type="string">
            <text:p>基金数据接口</text:p>
          </table:table-cell>
          <table:table-cell office:value-type="string" calcext:value-type="string">
            <text:p>东方财富网站-天天基金网-基金数据-基金申购状态</text:p>
          </table:table-cell>
          <table:table-cell/>
          <table:table-cell office:value-type="string" calcext:value-type="string">
            <text:p>东方财富网站-天天基金网-基金数据-基金申购状态\nhttps://fund.eastmoney.com/Fund_sgzt_bzdm.html#fcode,asc_1\n:return: 基金申购状态\n:rtype: pandas.DataFrame</text:p>
          </table:table-cell>
          <table:table-cell/>
        </table:table-row>
        <table:table-row table:style-name="ro1">
          <table:table-cell office:value-type="string" calcext:value-type="string">
            <text:p>fund_rating_all</text:p>
          </table:table-cell>
          <table:table-cell office:value-type="string" calcext:value-type="string">
            <text:p>基金评级</text:p>
          </table:table-cell>
          <table:table-cell office:value-type="string" calcext:value-type="string">
            <text:p>天天基金网-基金评级-基金评级总汇</text:p>
          </table:table-cell>
          <table:table-cell/>
          <table:table-cell office:value-type="string" calcext:value-type="string">
            <text:p>天天基金网-基金评级-基金评级总汇\nhttps://fund.eastmoney.com/data/fundrating.html\n:return: 基金评级总汇\n:rtype: pandas.DataFrame</text:p>
          </table:table-cell>
          <table:table-cell/>
        </table:table-row>
        <table:table-row table:style-name="ro1">
          <table:table-cell office:value-type="string" calcext:value-type="string">
            <text:p>fund_rating_ja</text:p>
          </table:table-cell>
          <table:table-cell office:value-type="string" calcext:value-type="string">
            <text:p>基金评级</text:p>
          </table:table-cell>
          <table:table-cell office:value-type="string" calcext:value-type="string">
            <text:p>天天基金网-基金评级-济安金信评级</text:p>
          </table:table-cell>
          <table:table-cell office:value-type="string" calcext:value-type="string">
            <text:p>date</text:p>
          </table:table-cell>
          <table:table-cell office:value-type="string" calcext:value-type="string">
            <text:p>天天基金网-基金评级-济安金信评级\nhttps://fund.eastmoney.com/data/fundrating_4.html\n:param date: 日期; https://fund.eastmoney.com/data/fundrating_4.html 获取查询日期\n:type date: str\n:return: 济安金信评级\n:rtype: pandas.DataFrame</text:p>
          </table:table-cell>
          <table:table-cell/>
        </table:table-row>
        <table:table-row table:style-name="ro1">
          <table:table-cell office:value-type="string" calcext:value-type="string">
            <text:p>fund_rating_sh</text:p>
          </table:table-cell>
          <table:table-cell office:value-type="string" calcext:value-type="string">
            <text:p>基金评级</text:p>
          </table:table-cell>
          <table:table-cell office:value-type="string" calcext:value-type="string">
            <text:p>天天基金网-基金评级-上海证券评级</text:p>
          </table:table-cell>
          <table:table-cell office:value-type="string" calcext:value-type="string">
            <text:p>date</text:p>
          </table:table-cell>
          <table:table-cell office:value-type="string" calcext:value-type="string">
            <text:p>天天基金网-基金评级-上海证券评级\nhttps://fund.eastmoney.com/data/fundrating_3.html\n:param date: 日期; https://fund.eastmoney.com/data/fundrating_3.html 获取查询日期\n:type date: str\n:return: 上海证券评级\n:rtype: pandas.DataFrame</text:p>
          </table:table-cell>
          <table:table-cell/>
        </table:table-row>
        <table:table-row table:style-name="ro1">
          <table:table-cell office:value-type="string" calcext:value-type="string">
            <text:p>fund_rating_zs</text:p>
          </table:table-cell>
          <table:table-cell office:value-type="string" calcext:value-type="string">
            <text:p>基金评级</text:p>
          </table:table-cell>
          <table:table-cell office:value-type="string" calcext:value-type="string">
            <text:p>天天基金网-基金评级-招商证券评级</text:p>
          </table:table-cell>
          <table:table-cell office:value-type="string" calcext:value-type="string">
            <text:p>date</text:p>
          </table:table-cell>
          <table:table-cell office:value-type="string" calcext:value-type="string">
            <text:p>天天基金网-基金评级-招商证券评级\nhttps://fund.eastmoney.com/data/fundrating_2.html\n:param date: 日期; https://fund.eastmoney.com/data/fundrating_2.html 获取查询日期\n:type date: str\n:return: 招商证券评级-混合型\n:rtype: pandas.DataFrame</text:p>
          </table:table-cell>
          <table:table-cell/>
        </table:table-row>
        <table:table-row table:style-name="ro1">
          <table:table-cell office:value-type="string" calcext:value-type="string">
            <text:p>fund_report_asset_allocation_cninfo</text:p>
          </table:table-cell>
          <table:table-cell office:value-type="string" calcext:value-type="string">
            <text:p>巨潮资讯-数据中心-专题统计-基金报表</text:p>
          </table:table-cell>
          <table:table-cell office:value-type="string" calcext:value-type="string">
            <text:p>巨潮资讯-数据中心-专题统计-基金报表-基金资产配置</text:p>
          </table:table-cell>
          <table:table-cell/>
          <table:table-cell office:value-type="string" calcext:value-type="string">
            <text:p>巨潮资讯-数据中心-专题统计-基金报表-基金资产配置\nhttps://webapi.cninfo.com.cn/#/thematicStatistics\n:return: 基金资产配置\n:rtype: pandas.DataFrame</text:p>
          </table:table-cell>
          <table:table-cell/>
        </table:table-row>
        <table:table-row table:style-name="ro1">
          <table:table-cell office:value-type="string" calcext:value-type="string">
            <text:p>fund_report_industry_allocation_cninfo</text:p>
          </table:table-cell>
          <table:table-cell office:value-type="string" calcext:value-type="string">
            <text:p>巨潮资讯-数据中心-专题统计-基金报表</text:p>
          </table:table-cell>
          <table:table-cell office:value-type="string" calcext:value-type="string">
            <text:p>巨潮资讯-数据中心-专题统计-基金报表-基金行业配置</text:p>
          </table:table-cell>
          <table:table-cell office:value-type="string" calcext:value-type="string">
            <text:p>date</text:p>
          </table:table-cell>
          <table:table-cell office:value-type="string" calcext:value-type="string">
            <text:p>巨潮资讯-数据中心-专题统计-基金报表-基金行业配置\nhttps://webapi.cninfo.com.cn/#/thematicStatistics\n:param date: 报告时间; choice of {"XXXX0331", "XXXX0630", "XXXX0930", "XXXX1231"}, 从 2017 年开始\n:type date: str\n:return: 基金行业配置\n:rtype: pandas.DataFrame</text:p>
          </table:table-cell>
          <table:table-cell/>
        </table:table-row>
        <table:table-row table:style-name="ro1">
          <table:table-cell office:value-type="string" calcext:value-type="string">
            <text:p>fund_report_stock_cninfo</text:p>
          </table:table-cell>
          <table:table-cell office:value-type="string" calcext:value-type="string">
            <text:p>巨潮资讯-数据中心-专题统计-基金报表</text:p>
          </table:table-cell>
          <table:table-cell office:value-type="string" calcext:value-type="string">
            <text:p>巨潮资讯-数据中心-专题统计-基金报表-基金重仓股</text:p>
          </table:table-cell>
          <table:table-cell office:value-type="string" calcext:value-type="string">
            <text:p>date</text:p>
          </table:table-cell>
          <table:table-cell office:value-type="string" calcext:value-type="string">
            <text:p>巨潮资讯-数据中心-专题统计-基金报表-基金重仓股\nhttps://webapi.cninfo.com.cn/#/thematicStatistics\n:param date: 报告时间; choice of {"XXXX0331", "XXXX0630", "XXXX0930", "XXXX1231"}\n:type date: str\n:return: 基金重仓股\n:rtype: pandas.DataFrame</text:p>
          </table:table-cell>
          <table:table-cell/>
        </table:table-row>
        <table:table-row table:style-name="ro1">
          <table:table-cell office:value-type="string" calcext:value-type="string">
            <text:p>fund_scale_change_em</text:p>
          </table:table-cell>
          <table:table-cell office:value-type="string" calcext:value-type="string">
            <text:p>天天基金网-基金数据-规模变动</text:p>
          </table:table-cell>
          <table:table-cell office:value-type="string" calcext:value-type="string">
            <text:p>天天基金网-基金数据-规模份额-规模变动</text:p>
          </table:table-cell>
          <table:table-cell/>
          <table:table-cell office:value-type="string" calcext:value-type="string">
            <text:p>天天基金网-基金数据-规模份额-规模变动\nhttps://fund.eastmoney.com/data/gmbdlist.html\n:return: 规模变动\n:rtype: pandas.DataFrame</text:p>
          </table:table-cell>
          <table:table-cell/>
        </table:table-row>
        <table:table-row table:style-name="ro1">
          <table:table-cell office:value-type="string" calcext:value-type="string">
            <text:p>fund_scale_close_sina</text:p>
          </table:table-cell>
          <table:table-cell office:value-type="string" calcext:value-type="string">
            <text:p>基金规模</text:p>
          </table:table-cell>
          <table:table-cell office:value-type="string" calcext:value-type="string">
            <text:p>新浪财经-基金数据中心-基金规模-封闭式基金</text:p>
          </table:table-cell>
          <table:table-cell/>
          <table:table-cell office:value-type="string" calcext:value-type="string">
            <text:p>新浪财经-基金数据中心-基金规模-封闭式基金\nhttps://vip.stock.finance.sina.com.cn/fund_center/index.html#jjhqetf\n:return: 基金规模\n:rtype: pandas.DataFrame</text:p>
          </table:table-cell>
          <table:table-cell/>
        </table:table-row>
        <table:table-row table:style-name="ro1">
          <table:table-cell office:value-type="string" calcext:value-type="string">
            <text:p>fund_scale_open_sina</text:p>
          </table:table-cell>
          <table:table-cell office:value-type="string" calcext:value-type="string">
            <text:p>基金规模</text:p>
          </table:table-cell>
          <table:table-cell office:value-type="string" calcext:value-type="string">
            <text:p>新浪财经-基金数据中心-基金规模-开放式基金</text:p>
          </table:table-cell>
          <table:table-cell office:value-type="string" calcext:value-type="string">
            <text:p>symbol</text:p>
          </table:table-cell>
          <table:table-cell office:value-type="string" calcext:value-type="string">
            <text:p>新浪财经-基金数据中心-基金规模-开放式基金\nhttps://vip.stock.finance.sina.com.cn/fund_center/index.html#jjhqetf\n:param symbol: choice of {"股票型基金", "混合型基金", "债券型基金", "货币型基金", "QDII基金"}\n:type symbol: str\n:return: 基金规模\n:rtype: pandas.DataFrame</text:p>
          </table:table-cell>
          <table:table-cell/>
        </table:table-row>
        <table:table-row table:style-name="ro1">
          <table:table-cell office:value-type="string" calcext:value-type="string">
            <text:p>fund_scale_structured_sina</text:p>
          </table:table-cell>
          <table:table-cell office:value-type="string" calcext:value-type="string">
            <text:p>基金规模</text:p>
          </table:table-cell>
          <table:table-cell office:value-type="string" calcext:value-type="string">
            <text:p>新浪财经-基金数据中心-基金规模-分级子基金</text:p>
          </table:table-cell>
          <table:table-cell/>
          <table:table-cell office:value-type="string" calcext:value-type="string">
            <text:p>新浪财经-基金数据中心-基金规模-分级子基金\nhttps://vip.stock.finance.sina.com.cn/fund_center/index.html#jjgmfjall\n:return: 基金规模\n:rtype: pandas.DataFrame</text:p>
          </table:table-cell>
          <table:table-cell/>
        </table:table-row>
        <table:table-row table:style-name="ro1">
          <table:table-cell office:value-type="string" calcext:value-type="string">
            <text:p>fund_stock_position_lg</text:p>
          </table:table-cell>
          <table:table-cell office:value-type="string" calcext:value-type="string">
            <text:p>乐咕乐股-基金仓位</text:p>
          </table:table-cell>
          <table:table-cell office:value-type="string" calcext:value-type="string">
            <text:p>乐咕乐股-基金仓位-股票型基金仓位</text:p>
          </table:table-cell>
          <table:table-cell/>
          <table:table-cell office:value-type="string" calcext:value-type="string">
            <text:p>乐咕乐股-基金仓位-股票型基金仓位\nhttps://legulegu.com/stockdata/fund-position/pos-stock\n:return: 股票型基金仓位\n:rtype: pandas.DataFrame</text:p>
          </table:table-cell>
          <table:table-cell/>
        </table:table-row>
        <table:table-row table:style-name="ro1">
          <table:table-cell office:value-type="string" calcext:value-type="string">
            <text:p>fund_value_estimation_em</text:p>
          </table:table-cell>
          <table:table-cell office:value-type="string" calcext:value-type="string">
            <text:p>基金数据接口</text:p>
          </table:table-cell>
          <table:table-cell office:value-type="string" calcext:value-type="string">
            <text:p>东方财富网-数据中心-净值估算</text:p>
          </table:table-cell>
          <table:table-cell office:value-type="string" calcext:value-type="string">
            <text:p>symbol</text:p>
          </table:table-cell>
          <table:table-cell office:value-type="string" calcext:value-type="string">
            <text:p>东方财富网-数据中心-净值估算\nhttps://fund.eastmoney.com/fundguzhi.html\n:param symbol: choice of {'全部', '股票型', '混合型', '债券型', '指数型', 'QDII', 'ETF联接', 'LOF', '场内交易基金'}\n:type symbol: str\n:return: 近期净值估算数据\n:rtype: pandas.DataFrame</text:p>
          </table:table-cell>
          <table:table-cell/>
        </table:table-row>
        <table:table-row table:style-name="ro1">
          <table:table-cell office:value-type="string" calcext:value-type="string">
            <text:p>futures_comex_inventory</text:p>
          </table:table-cell>
          <table:table-cell office:value-type="string" calcext:value-type="string">
            <text:p>COMEX黄金-白银库存</text:p>
          </table:table-cell>
          <table:table-cell office:value-type="string" calcext:value-type="string">
            <text:p>东方财富网-数据中心-期货期权-COMEX库存数据</text:p>
          </table:table-cell>
          <table:table-cell office:value-type="string" calcext:value-type="string">
            <text:p>symbol</text:p>
          </table:table-cell>
          <table:table-cell office:value-type="string" calcext:value-type="string">
            <text:p>东方财富网-数据中心-期货期权-COMEX库存数据\nhttps://data.eastmoney.com/pmetal/comex/by.html\n:param symbol: choice of {"黄金", "白银"}\n:type symbol: str\n:return: COMEX库存数据\n:rtype: pandas.DataFrame</text:p>
          </table:table-cell>
          <table:table-cell/>
        </table:table-row>
        <table:table-row table:style-name="ro1">
          <table:table-cell office:value-type="string" calcext:value-type="string">
            <text:p>futures_comm_info</text:p>
          </table:table-cell>
          <table:table-cell office:value-type="string" calcext:value-type="string">
            <text:p>期货手续费</text:p>
          </table:table-cell>
          <table:table-cell office:value-type="string" calcext:value-type="string">
            <text:p>九期网-期货手续费</text:p>
          </table:table-cell>
          <table:table-cell office:value-type="string" calcext:value-type="string">
            <text:p>symbol</text:p>
          </table:table-cell>
          <table:table-cell office:value-type="string" calcext:value-type="string">
            <text:p>九期网-期货手续费\nhttps://www.9qihuo.com/qihuoshouxufei\n:param symbol: choice of {"所有", "上海期货交易所", "大连商品交易所", "郑州商品交易所", "上海国际能源交易中心", "中国金融期货交易所", "广州期货交易所"}\n:type symbol: str\n:return: 期货手续费\n:rtype: pandas.DataFrame</text:p>
          </table:table-cell>
          <table:table-cell/>
        </table:table-row>
        <table:table-row table:style-name="ro1">
          <table:table-cell office:value-type="string" calcext:value-type="string">
            <text:p>futures_contract_detail</text:p>
          </table:table-cell>
          <table:table-cell office:value-type="string" calcext:value-type="string">
            <text:p>期货合约详情</text:p>
          </table:table-cell>
          <table:table-cell office:value-type="string" calcext:value-type="string">
            <text:p>查询期货合约详情</text:p>
          </table:table-cell>
          <table:table-cell office:value-type="string" calcext:value-type="string">
            <text:p>symbol</text:p>
          </table:table-cell>
          <table:table-cell office:value-type="string" calcext:value-type="string">
            <text:p>查询期货合约详情\nhttps://finance.sina.com.cn/futures/quotes/V2101.shtml\n:param symbol: 合约\n:type symbol: str\n:return: 期货合约详情\n:rtype: pandas.DataFrame</text:p>
          </table:table-cell>
          <table:table-cell/>
        </table:table-row>
        <table:table-row table:style-name="ro1">
          <table:table-cell office:value-type="string" calcext:value-type="string">
            <text:p>futures_contract_info_cffex</text:p>
          </table:table-cell>
          <table:table-cell office:value-type="string" calcext:value-type="string">
            <text:p>期货交易-参数汇总查询</text:p>
          </table:table-cell>
          <table:table-cell office:value-type="string" calcext:value-type="string">
            <text:p>中国金融期货交易所-数据-交易参数</text:p>
          </table:table-cell>
          <table:table-cell office:value-type="string" calcext:value-type="string">
            <text:p>date</text:p>
          </table:table-cell>
          <table:table-cell office:value-type="string" calcext:value-type="string">
            <text:p>中国金融期货交易所-数据-交易参数\nhttp://www.gfex.com.cn/gfex/hyxx/ywcs.shtml\n:return: 交易参数汇总查询\n:rtype: pandas.DataFrame</text:p>
          </table:table-cell>
          <table:table-cell/>
        </table:table-row>
        <table:table-row table:style-name="ro1">
          <table:table-cell office:value-type="string" calcext:value-type="string">
            <text:p>futures_contract_info_czce</text:p>
          </table:table-cell>
          <table:table-cell office:value-type="string" calcext:value-type="string">
            <text:p>期货交易-参数汇总查询</text:p>
          </table:table-cell>
          <table:table-cell office:value-type="string" calcext:value-type="string">
            <text:p>郑州商品交易所-交易数据-参考数据</text:p>
          </table:table-cell>
          <table:table-cell office:value-type="string" calcext:value-type="string">
            <text:p>date</text:p>
          </table:table-cell>
          <table:table-cell office:value-type="string" calcext:value-type="string">
            <text:p>郑州商品交易所-交易数据-参考数据\nhttp://www.czce.com.cn/cn/jysj/cksj/H770322index_1.htm\n:return: 交易参数汇总查询\n:rtype: pandas.DataFrame</text:p>
          </table:table-cell>
          <table:table-cell/>
        </table:table-row>
        <table:table-row table:style-name="ro1">
          <table:table-cell office:value-type="string" calcext:value-type="string">
            <text:p>futures_contract_info_dce</text:p>
          </table:table-cell>
          <table:table-cell office:value-type="string" calcext:value-type="string">
            <text:p>期货交易-参数汇总查询</text:p>
          </table:table-cell>
          <table:table-cell office:value-type="string" calcext:value-type="string">
            <text:p>大连商品交易所-业务/服务-业务参数-交易参数-合约信息查询</text:p>
          </table:table-cell>
          <table:table-cell/>
          <table:table-cell office:value-type="string" calcext:value-type="string">
            <text:p>大连商品交易所-业务/服务-业务参数-交易参数-合约信息查询\nhttp://www.dce.com.cn/dalianshangpin/ywfw/ywcs/jycs/hyxxcx/index.html\n:return: 交易参数汇总查询\n:rtype: pandas.DataFrame</text:p>
          </table:table-cell>
          <table:table-cell/>
        </table:table-row>
        <table:table-row table:style-name="ro1">
          <table:table-cell office:value-type="string" calcext:value-type="string">
            <text:p>futures_contract_info_gfex</text:p>
          </table:table-cell>
          <table:table-cell office:value-type="string" calcext:value-type="string">
            <text:p>期货交易-参数汇总查询</text:p>
          </table:table-cell>
          <table:table-cell office:value-type="string" calcext:value-type="string">
            <text:p>广州期货交易所-业务/服务-合约信息</text:p>
          </table:table-cell>
          <table:table-cell/>
          <table:table-cell office:value-type="string" calcext:value-type="string">
            <text:p>广州期货交易所-业务/服务-合约信息\nhttp://www.gfex.com.cn/gfex/hyxx/ywcs.shtml\n:return: 交易参数汇总查询\n:rtype: pandas.DataFrame</text:p>
          </table:table-cell>
          <table:table-cell/>
        </table:table-row>
        <table:table-row table:style-name="ro1">
          <table:table-cell office:value-type="string" calcext:value-type="string">
            <text:p>futures_contract_info_ine</text:p>
          </table:table-cell>
          <table:table-cell office:value-type="string" calcext:value-type="string">
            <text:p>期货交易-参数汇总查询</text:p>
          </table:table-cell>
          <table:table-cell office:value-type="string" calcext:value-type="string">
            <text:p>上海国际能源交易中心-业务指南-交易参数汇总(期货)</text:p>
          </table:table-cell>
          <table:table-cell office:value-type="string" calcext:value-type="string">
            <text:p>date</text:p>
          </table:table-cell>
          <table:table-cell office:value-type="string" calcext:value-type="string">
            <text:p>上海国际能源交易中心-业务指南-交易参数汇总(期货)\nhttps://www.ine.cn/bourseService/summary/?name=currinstrumentprop\n:param date: 查询日期; 交易日\n:type date: str\n:return: 交易参数汇总查询\n:rtype: pandas.DataFrame</text:p>
          </table:table-cell>
          <table:table-cell/>
        </table:table-row>
        <table:table-row table:style-name="ro1">
          <table:table-cell office:value-type="string" calcext:value-type="string">
            <text:p>futures_contract_info_shfe</text:p>
          </table:table-cell>
          <table:table-cell office:value-type="string" calcext:value-type="string">
            <text:p>期货交易-参数汇总查询</text:p>
          </table:table-cell>
          <table:table-cell office:value-type="string" calcext:value-type="string">
            <text:p>上海期货交易所-交易所服务-业务数据-交易参数汇总查询</text:p>
          </table:table-cell>
          <table:table-cell office:value-type="string" calcext:value-type="string">
            <text:p>date</text:p>
          </table:table-cell>
          <table:table-cell office:value-type="string" calcext:value-type="string">
            <text:p>上海期货交易所-交易所服务-业务数据-交易参数汇总查询\nhttps://tsite.shfe.com.cn/bourseService/businessdata/summaryinquiry/\n:param date: 查询日期; 交易日\n:type date: str\n:return: 交易参数汇总查询\n:rtype: pandas.DataFrame</text:p>
          </table:table-cell>
          <table:table-cell/>
        </table:table-row>
        <table:table-row table:style-name="ro1">
          <table:table-cell office:value-type="string" calcext:value-type="string">
            <text:p>futures_czce_warehouse_receipt</text:p>
          </table:table-cell>
          <table:table-cell office:value-type="string" calcext:value-type="string">
            <text:p>futures-warehouse-receipt</text:p>
          </table:table-cell>
          <table:table-cell office:value-type="string" calcext:value-type="string">
            <text:p>郑州商品交易所-交易数据-仓单日报</text:p>
          </table:table-cell>
          <table:table-cell office:value-type="string" calcext:value-type="string">
            <text:p>date</text:p>
          </table:table-cell>
          <table:table-cell office:value-type="string" calcext:value-type="string">
            <text:p>郑州商品交易所-交易数据-仓单日报\nhttp://www.czce.com.cn/cn/jysj/cdrb/H770310index_1.htm\n:param date: 交易日, e.g., "20200702"\n:type date: str\n:return: 指定日期的仓单日报数据\n:rtype: dict</text:p>
          </table:table-cell>
          <table:table-cell/>
        </table:table-row>
        <table:table-row table:style-name="ro1">
          <table:table-cell office:value-type="string" calcext:value-type="string">
            <text:p>futures_dce_position_rank</text:p>
          </table:table-cell>
          <table:table-cell office:value-type="string" calcext:value-type="string">
            <text:p>期货持仓成交排名数据</text:p>
          </table:table-cell>
          <table:table-cell office:value-type="string" calcext:value-type="string">
            <text:p>大连商品交易所-每日持仓排名-具体合约</text:p>
          </table:table-cell>
          <table:table-cell office:value-type="string" calcext:value-type="string">
            <text:p>date;vars_list</text:p>
          </table:table-cell>
          <table:table-cell office:value-type="string" calcext:value-type="string">
            <text:p>大连商品交易所-每日持仓排名-具体合约\nhttp://www.dce.com.cn/dalianshangpin/xqsj/tjsj26/rtj/rcjccpm/index.html\n:param date: 指定交易日; e.g., "20200511"\n:type date: str\n:param vars_list: 品种列表\n:type vars_list: list\n:return: 指定日期的持仓排名数据\n:rtype: pandas.DataFrame</text:p>
          </table:table-cell>
          <table:table-cell/>
        </table:table-row>
        <table:table-row table:style-name="ro1">
          <table:table-cell office:value-type="string" calcext:value-type="string">
            <text:p>futures_dce_position_rank_other</text:p>
          </table:table-cell>
          <table:table-cell office:value-type="string" calcext:value-type="string">
            <text:p>期货持仓成交排名数据</text:p>
          </table:table-cell>
          <table:table-cell office:value-type="string" calcext:value-type="string">
            <text:p>大连商品交易所-每日持仓排名-具体合约-补充</text:p>
          </table:table-cell>
          <table:table-cell office:value-type="string" calcext:value-type="string">
            <text:p>date</text:p>
          </table:table-cell>
          <table:table-cell office:value-type="string" calcext:value-type="string">
            <text:p>大连商品交易所-每日持仓排名-具体合约-补充\nhttp://www.dce.com.cn/dalianshangpin/xqsj/tjsj26/rtj/rcjccpm/index.html\n:param date: 交易日\n:type date: str\n:return: 合约具体名称列表\n:rtype: list</text:p>
          </table:table-cell>
          <table:table-cell/>
        </table:table-row>
        <table:table-row table:style-name="ro1">
          <table:table-cell office:value-type="string" calcext:value-type="string">
            <text:p>futures_dce_warehouse_receipt</text:p>
          </table:table-cell>
          <table:table-cell office:value-type="string" calcext:value-type="string">
            <text:p>futures-warehouse-receipt</text:p>
          </table:table-cell>
          <table:table-cell office:value-type="string" calcext:value-type="string">
            <text:p>大连商品交易所-行情数据-统计数据-日统计-仓单日报</text:p>
          </table:table-cell>
          <table:table-cell office:value-type="string" calcext:value-type="string">
            <text:p>date</text:p>
          </table:table-cell>
          <table:table-cell office:value-type="string" calcext:value-type="string">
            <text:p>大连商品交易所-行情数据-统计数据-日统计-仓单日报\nhttp://www.dce.com.cn/dalianshangpin/xqsj/tjsj26/rtj/cdrb/index.html\n:param date: 交易日, e.g., "20200702"\n:type date: str\n:return: 指定日期的仓单日报数据\n:rtype: dict</text:p>
          </table:table-cell>
          <table:table-cell/>
        </table:table-row>
        <table:table-row table:style-name="ro1">
          <table:table-cell office:value-type="string" calcext:value-type="string">
            <text:p>futures_delivery_czce</text:p>
          </table:table-cell>
          <table:table-cell office:value-type="string" calcext:value-type="string">
            <text:p>期货交割和期转现</text:p>
          </table:table-cell>
          <table:table-cell office:value-type="string" calcext:value-type="string">
            <text:p>郑州商品交易所-月度交割查询</text:p>
          </table:table-cell>
          <table:table-cell office:value-type="string" calcext:value-type="string">
            <text:p>date</text:p>
          </table:table-cell>
          <table:table-cell office:value-type="string" calcext:value-type="string">
            <text:p>郑州商品交易所-月度交割查询\nhttp://www.czce.com.cn/cn/jysj/ydjgcx/H770316index_1.htm\n:param date: 年月日\n:type date: str\n:return: 郑州商品交易所-月度交割查询\n:rtype: pandas.DataFrame</text:p>
          </table:table-cell>
          <table:table-cell/>
        </table:table-row>
        <table:table-row table:style-name="ro1">
          <table:table-cell office:value-type="string" calcext:value-type="string">
            <text:p>futures_delivery_dce</text:p>
          </table:table-cell>
          <table:table-cell office:value-type="string" calcext:value-type="string">
            <text:p>期货交割和期转现</text:p>
          </table:table-cell>
          <table:table-cell office:value-type="string" calcext:value-type="string">
            <text:p>大连商品交易所-交割统计</text:p>
          </table:table-cell>
          <table:table-cell office:value-type="string" calcext:value-type="string">
            <text:p>date</text:p>
          </table:table-cell>
          <table:table-cell office:value-type="string" calcext:value-type="string">
            <text:p>大连商品交易所-交割统计\nhttp://www.dce.com.cn/dalianshangpin/xqsj/tjsj26/jgtj/jgsj/index.html\n:param date: 交割日期\n:type date: str\n:return: 大连商品交易所-交割统计\n:rtype: pandas.DataFrame</text:p>
          </table:table-cell>
          <table:table-cell/>
        </table:table-row>
        <table:table-row table:style-name="ro1">
          <table:table-cell office:value-type="string" calcext:value-type="string">
            <text:p>futures_delivery_match_czce</text:p>
          </table:table-cell>
          <table:table-cell office:value-type="string" calcext:value-type="string">
            <text:p>期货交割和期转现</text:p>
          </table:table-cell>
          <table:table-cell office:value-type="string" calcext:value-type="string">
            <text:p>郑州商品交易所-交割配对</text:p>
          </table:table-cell>
          <table:table-cell office:value-type="string" calcext:value-type="string">
            <text:p>date</text:p>
          </table:table-cell>
          <table:table-cell office:value-type="string" calcext:value-type="string">
            <text:p>郑州商品交易所-交割配对\nhttp://www.czce.com.cn/cn/jysj/jgpd/H770308index_1.htm\n:param date: 年月日\n:type date: str\n:return: 郑州商品交易所-交割配对\n:rtype: pandas.DataFrame</text:p>
          </table:table-cell>
          <table:table-cell/>
        </table:table-row>
        <table:table-row table:style-name="ro1">
          <table:table-cell office:value-type="string" calcext:value-type="string">
            <text:p>futures_delivery_match_dce</text:p>
          </table:table-cell>
          <table:table-cell office:value-type="string" calcext:value-type="string">
            <text:p>期货交割和期转现</text:p>
          </table:table-cell>
          <table:table-cell office:value-type="string" calcext:value-type="string">
            <text:p>大连商品交易所-交割配对表</text:p>
          </table:table-cell>
          <table:table-cell office:value-type="string" calcext:value-type="string">
            <text:p>symbol</text:p>
          </table:table-cell>
          <table:table-cell office:value-type="string" calcext:value-type="string">
            <text:p>大连商品交易所-交割配对表\nhttp://www.dce.com.cn/dalianshangpin/xqsj/tjsj26/jgtj/jgsj/index.html\n:param symbol: 交割品种\n:type symbol: str\n:return: 大连商品交易所-交割配对表\n:rtype: pandas.DataFrame</text:p>
          </table:table-cell>
          <table:table-cell/>
        </table:table-row>
        <table:table-row table:style-name="ro1">
          <table:table-cell office:value-type="string" calcext:value-type="string">
            <text:p>futures_delivery_shfe</text:p>
          </table:table-cell>
          <table:table-cell office:value-type="string" calcext:value-type="string">
            <text:p>期货交割和期转现</text:p>
          </table:table-cell>
          <table:table-cell office:value-type="string" calcext:value-type="string">
            <text:p>上海期货交易所-交割情况表</text:p>
          </table:table-cell>
          <table:table-cell office:value-type="string" calcext:value-type="string">
            <text:p>date</text:p>
          </table:table-cell>
          <table:table-cell office:value-type="string" calcext:value-type="string">
            <text:p>上海期货交易所-交割情况表\nhttps://tsite.shfe.com.cn/statements/dataview.html?paramid=kx\n注意: 日期 -&gt; 月度统计 -&gt; 下拉到交割情况表\n:param date: 年月日\n:type date: str\n:return: 上海期货交易所-交割情况表\n:rtype: pandas.DataFrame</text:p>
          </table:table-cell>
          <table:table-cell/>
        </table:table-row>
        <table:table-row table:style-name="ro1">
          <table:table-cell office:value-type="string" calcext:value-type="string">
            <text:p>futures_display_main_sina</text:p>
          </table:table-cell>
          <table:table-cell office:value-type="string" calcext:value-type="string">
            <text:p>新浪主力连续接口</text:p>
          </table:table-cell>
          <table:table-cell office:value-type="string" calcext:value-type="string">
            <text:p>新浪主力连续合约品种一览表</text:p>
          </table:table-cell>
          <table:table-cell/>
          <table:table-cell office:value-type="string" calcext:value-type="string">
            <text:p>新浪主力连续合约品种一览表\nhttps://finance.sina.com.cn/futuremarket/index.shtml\n:return: 新浪主力连续合约品种一览表\n:rtype: pandas.DataFrame</text:p>
          </table:table-cell>
          <table:table-cell/>
        </table:table-row>
        <table:table-row table:style-name="ro1">
          <table:table-cell office:value-type="string" calcext:value-type="string">
            <text:p>futures_fees_info</text:p>
          </table:table-cell>
          <table:table-cell office:value-type="string" calcext:value-type="string">
            <text:p>期货手续费</text:p>
          </table:table-cell>
          <table:table-cell office:value-type="string" calcext:value-type="string">
            <text:p>openctp 期货交易费用参照表</text:p>
          </table:table-cell>
          <table:table-cell/>
          <table:table-cell office:value-type="string" calcext:value-type="string">
            <text:p>openctp 期货交易费用参照表\nhttp://openctp.cn/fees.html\n:return: 期货交易费用参照表\n:rtype: pandas.DataFrame</text:p>
          </table:table-cell>
          <table:table-cell/>
        </table:table-row>
        <table:table-row table:style-name="ro1">
          <table:table-cell office:value-type="string" calcext:value-type="string">
            <text:p>futures_foreign_commodity_realtime</text:p>
          </table:table-cell>
          <table:table-cell office:value-type="string" calcext:value-type="string">
            <text:p>外盘期货实时行情</text:p>
          </table:table-cell>
          <table:table-cell office:value-type="string" calcext:value-type="string">
            <text:p>新浪-外盘期货-行情数据</text:p>
          </table:table-cell>
          <table:table-cell office:value-type="string" calcext:value-type="string">
            <text:p>symbol</text:p>
          </table:table-cell>
          <table:table-cell office:value-type="string" calcext:value-type="string">
            <text:p>新浪-外盘期货-行情数据\nhttps://finance.sina.com.cn/money/future/hf.html\n:param symbol: 通过调用 ak.futures_hq_subscribe_exchange_symbol() 函数来获取\n:type symbol: list or str\n:return: 行情数据\n:rtype: pandas.DataFrame</text:p>
          </table:table-cell>
          <table:table-cell/>
        </table:table-row>
        <table:table-row table:style-name="ro1">
          <table:table-cell office:value-type="string" calcext:value-type="string">
            <text:p>futures_foreign_commodity_subscribe_exchange_symbol</text:p>
          </table:table-cell>
          <table:table-cell office:value-type="string" calcext:value-type="string">
            <text:p>外盘期货实时行情</text:p>
          </table:table-cell>
          <table:table-cell office:value-type="string" calcext:value-type="string">
            <text:p>需要订阅的行情的代码</text:p>
          </table:table-cell>
          <table:table-cell/>
          <table:table-cell office:value-type="string" calcext:value-type="string">
            <text:p>需要订阅的行情的代码\nhttps://finance.sina.com.cn/money/future/hf.html\n:return: 需要订阅的行情的代码\n:rtype: list</text:p>
          </table:table-cell>
          <table:table-cell/>
        </table:table-row>
        <table:table-row table:style-name="ro1">
          <table:table-cell office:value-type="string" calcext:value-type="string">
            <text:p>futures_foreign_detail</text:p>
          </table:table-cell>
          <table:table-cell office:value-type="string" calcext:value-type="string">
            <text:p>futures-foreign</text:p>
          </table:table-cell>
          <table:table-cell office:value-type="string" calcext:value-type="string">
            <text:p>foreign futures contract detail data</text:p>
          </table:table-cell>
          <table:table-cell office:value-type="string" calcext:value-type="string">
            <text:p>symbol</text:p>
          </table:table-cell>
          <table:table-cell office:value-type="string" calcext:value-type="string">
            <text:p>foreign futures contract detail data\n:param symbol: futures symbol, you can get it from hf_subscribe_exchange_symbol function\n:type symbol: str\n:return: contract detail\n:rtype: pandas.DataFrame</text:p>
          </table:table-cell>
          <table:table-cell/>
        </table:table-row>
        <table:table-row table:style-name="ro1">
          <table:table-cell office:value-type="string" calcext:value-type="string">
            <text:p>futures_foreign_hist</text:p>
          </table:table-cell>
          <table:table-cell office:value-type="string" calcext:value-type="string">
            <text:p>futures-foreign</text:p>
          </table:table-cell>
          <table:table-cell office:value-type="string" calcext:value-type="string">
            <text:p>外盘期货-历史行情数据-日频率</text:p>
          </table:table-cell>
          <table:table-cell office:value-type="string" calcext:value-type="string">
            <text:p>symbol</text:p>
          </table:table-cell>
          <table:table-cell office:value-type="string" calcext:value-type="string">
            <text:p>外盘期货-历史行情数据-日频率\nhttps://finance.sina.com.cn/money/future/hf.html\n:param symbol: 外盘期货代码, 可以通过 ak.futures_foreign_commodity_subscribe_exchange_symbol() 来获取所有品种代码\n:type symbol: str\n:return: 历史行情数据-日频率\n:rtype: pandas.DataFrame</text:p>
          </table:table-cell>
          <table:table-cell/>
        </table:table-row>
        <table:table-row table:style-name="ro1">
          <table:table-cell office:value-type="string" calcext:value-type="string">
            <text:p>futures_gfex_position_rank</text:p>
          </table:table-cell>
          <table:table-cell office:value-type="string" calcext:value-type="string">
            <text:p>期货持仓成交排名数据</text:p>
          </table:table-cell>
          <table:table-cell office:value-type="string" calcext:value-type="string">
            <text:p>广州期货交易所-日成交持仓排名</text:p>
          </table:table-cell>
          <table:table-cell office:value-type="string" calcext:value-type="string">
            <text:p>date;vars_list</text:p>
          </table:table-cell>
          <table:table-cell office:value-type="string" calcext:value-type="string">
            <text:p>广州期货交易所-日成交持仓排名\nhttp://www.gfex.com.cn/gfex/rcjccpm/hqsj_tjsj.shtml\n:param date: 开始日期; 广州期货交易所的日成交持仓排名从 20231110 开始\n:type date: str\n:param vars_list: 商品代码列表\n:type vars_list: list\n:return: 日成交持仓排名\n:rtype: pandas.DataFrame</text:p>
          </table:table-cell>
          <table:table-cell/>
        </table:table-row>
        <table:table-row table:style-name="ro1">
          <table:table-cell office:value-type="string" calcext:value-type="string">
            <text:p>futures_gfex_warehouse_receipt</text:p>
          </table:table-cell>
          <table:table-cell office:value-type="string" calcext:value-type="string">
            <text:p>futures-warehouse-receipt</text:p>
          </table:table-cell>
          <table:table-cell office:value-type="string" calcext:value-type="string">
            <text:p>广州期货交易所-行情数据-仓单日报</text:p>
          </table:table-cell>
          <table:table-cell office:value-type="string" calcext:value-type="string">
            <text:p>date</text:p>
          </table:table-cell>
          <table:table-cell office:value-type="string" calcext:value-type="string">
            <text:p>广州期货交易所-行情数据-仓单日报\nhttp://www.gfex.com.cn/gfex/cdrb/hqsj_tjsj.shtml\n:param date: 交易日, e.g., "20240122"\n:type date: str\n:return: 指定日期的仓单日报数据\n:rtype: dict</text:p>
          </table:table-cell>
          <table:table-cell/>
        </table:table-row>
        <table:table-row table:style-name="ro1">
          <table:table-cell office:value-type="string" calcext:value-type="string">
            <text:p>futures_global_hist_em</text:p>
          </table:table-cell>
          <table:table-cell office:value-type="string" calcext:value-type="string">
            <text:p>东方财富网-行情中心-期货市场-国际期货</text:p>
          </table:table-cell>
          <table:table-cell office:value-type="string" calcext:value-type="string">
            <text:p>东方财富网-行情中心-期货市场-国际期货-历史行情数据</text:p>
          </table:table-cell>
          <table:table-cell office:value-type="string" calcext:value-type="string">
            <text:p>symbol</text:p>
          </table:table-cell>
          <table:table-cell office:value-type="string" calcext:value-type="string">
            <text:p>东方财富网-行情中心-期货市场-国际期货-历史行情数据\nhttps://quote.eastmoney.com/globalfuture/HG25J.html\n:param symbol: 品种代码；可以通过 ak.futures_global_spot_em() 来获取所有可获取历史行情数据的品种代码\n:type symbol: str\n:return: 历史行情数据\n:rtype: pandas.DataFrame</text:p>
          </table:table-cell>
          <table:table-cell/>
        </table:table-row>
        <table:table-row table:style-name="ro1">
          <table:table-cell office:value-type="string" calcext:value-type="string">
            <text:p>futures_global_spot_em</text:p>
          </table:table-cell>
          <table:table-cell table:number-columns-repeated="2" office:value-type="string" calcext:value-type="string">
            <text:p>东方财富网-行情中心-期货市场-国际期货</text:p>
          </table:table-cell>
          <table:table-cell/>
          <table:table-cell office:value-type="string" calcext:value-type="string">
            <text:p>东方财富网-行情中心-期货市场-国际期货\nhttps://quote.eastmoney.com/center/gridlist.html#futures_global\n:return: 行情数据\n:rtype: pandas.DataFrame</text:p>
          </table:table-cell>
          <table:table-cell/>
        </table:table-row>
        <table:table-row table:style-name="ro1">
          <table:table-cell office:value-type="string" calcext:value-type="string">
            <text:p>futures_hist_em</text:p>
          </table:table-cell>
          <table:table-cell office:value-type="string" calcext:value-type="string">
            <text:p>期货行情-内盘-历史行情数据-东财</text:p>
          </table:table-cell>
          <table:table-cell office:value-type="string" calcext:value-type="string">
            <text:p>东方财富网-期货行情-行情数据</text:p>
          </table:table-cell>
          <table:table-cell office:value-type="string" calcext:value-type="string">
            <text:p>symbol;period;start_date;end_date</text:p>
          </table:table-cell>
          <table:table-cell office:value-type="string" calcext:value-type="string">
            <text:p>东方财富网-期货行情-行情数据\nhttps://qhweb.eastmoney.com/quote\n:param symbol: 期货代码\n:type symbol: str\n:param period: choice of {'daily', 'weekly', 'monthly'}\n:type period: str\n:param start_date: 开始日期\n:type start_date: str\n:param end_date: 结束日期\n:type end_date: str\n:return: 行情数据\n:rtype: pandas.DataFrame</text:p>
          </table:table-cell>
          <table:table-cell/>
        </table:table-row>
        <table:table-row table:style-name="ro1">
          <table:table-cell office:value-type="string" calcext:value-type="string">
            <text:p>futures_hist_table_em</text:p>
          </table:table-cell>
          <table:table-cell office:value-type="string" calcext:value-type="string">
            <text:p>期货行情-内盘-历史行情数据-东财</text:p>
          </table:table-cell>
          <table:table-cell office:value-type="string" calcext:value-type="string">
            <text:p>东方财富网-期货行情-交易所品种对照表</text:p>
          </table:table-cell>
          <table:table-cell/>
          <table:table-cell office:value-type="string" calcext:value-type="string">
            <text:p>东方财富网-期货行情-交易所品种对照表\nhttps://quote.eastmoney.com/qihuo/al2505.html\n:return: 交易所品种对照表\n:rtype: pandas.DataFrame</text:p>
          </table:table-cell>
          <table:table-cell/>
        </table:table-row>
        <table:table-row table:style-name="ro1">
          <table:table-cell office:value-type="string" calcext:value-type="string">
            <text:p>futures_hog_core</text:p>
          </table:table-cell>
          <table:table-cell office:value-type="string" calcext:value-type="string">
            <text:p>猪肉价格信息</text:p>
          </table:table-cell>
          <table:table-cell office:value-type="string" calcext:value-type="string">
            <text:p>玄田数据-核心数据</text:p>
          </table:table-cell>
          <table:table-cell office:value-type="string" calcext:value-type="string">
            <text:p>symbol</text:p>
          </table:table-cell>
          <table:table-cell office:value-type="string" calcext:value-type="string">
            <text:p>玄田数据-核心数据\nhttps://zhujia.zhuwang.com.cn\n:param symbol: choice of {"外三元", "内三元", "土杂猪"}\n:type symbol: str\n:return: 玄田数据-核心数据\n:rtype: pandas.DataFrame</text:p>
          </table:table-cell>
          <table:table-cell/>
        </table:table-row>
        <table:table-row table:style-name="ro1">
          <table:table-cell office:value-type="string" calcext:value-type="string">
            <text:p>futures_hog_cost</text:p>
          </table:table-cell>
          <table:table-cell office:value-type="string" calcext:value-type="string">
            <text:p>猪肉价格信息</text:p>
          </table:table-cell>
          <table:table-cell office:value-type="string" calcext:value-type="string">
            <text:p>玄田数据-成本维度</text:p>
          </table:table-cell>
          <table:table-cell office:value-type="string" calcext:value-type="string">
            <text:p>symbol</text:p>
          </table:table-cell>
          <table:table-cell office:value-type="string" calcext:value-type="string">
            <text:p>玄田数据-成本维度\nhttps://zhujia.zhuwang.com.cn\n:param symbol: choice of {"玉米", "豆粕", "二元母猪价格", "仔猪价格"}\n:type symbol: str\n:return: 玄田数据-成本维度\n:rtype: pandas.DataFrame</text:p>
          </table:table-cell>
          <table:table-cell/>
        </table:table-row>
        <table:table-row table:style-name="ro1">
          <table:table-cell office:value-type="string" calcext:value-type="string">
            <text:p>futures_hog_supply</text:p>
          </table:table-cell>
          <table:table-cell office:value-type="string" calcext:value-type="string">
            <text:p>猪肉价格信息</text:p>
          </table:table-cell>
          <table:table-cell office:value-type="string" calcext:value-type="string">
            <text:p>玄田数据-供应维度</text:p>
          </table:table-cell>
          <table:table-cell office:value-type="string" calcext:value-type="string">
            <text:p>symbol</text:p>
          </table:table-cell>
          <table:table-cell office:value-type="string" calcext:value-type="string">
            <text:p>玄田数据-供应维度\nhttps://zhujia.zhuwang.com.cn\n:param symbol: choice of {"猪肉批发价", "储备冻猪肉", "饲料原料数据", "白条肉",\n"生猪产能", "育肥猪", "肉类价格指数", "猪粮比价"}\n:type symbol: str\n:return: 玄田数据-供应维度\n:rtype: pandas.DataFrame</text:p>
          </table:table-cell>
          <table:table-cell/>
        </table:table-row>
        <table:table-row table:style-name="ro1">
          <table:table-cell office:value-type="string" calcext:value-type="string">
            <text:p>futures_hold_pos_sina</text:p>
          </table:table-cell>
          <table:table-cell office:value-type="string" calcext:value-type="string">
            <text:p>期货持仓</text:p>
          </table:table-cell>
          <table:table-cell office:value-type="string" calcext:value-type="string">
            <text:p>新浪财经-期货-成交持仓</text:p>
          </table:table-cell>
          <table:table-cell office:value-type="string" calcext:value-type="string">
            <text:p>symbol;contract;date</text:p>
          </table:table-cell>
          <table:table-cell office:value-type="string" calcext:value-type="string">
            <text:p>新浪财经-期货-成交持仓\nhttps://vip.stock.finance.sina.com.cn/q/view/vFutures_Positions_cjcc.php\n:param symbol: choice of {"成交量", "多单持仓", "空单持仓"}\n:type symbol: str\n:param contract: 期货合约\n:type contract: str\n:param date: 查询日期\n:type date: str\n:return: 成交持仓\n:rtype: pandas.DataFrame</text:p>
          </table:table-cell>
          <table:table-cell/>
        </table:table-row>
        <table:table-row table:style-name="ro1">
          <table:table-cell office:value-type="string" calcext:value-type="string">
            <text:p>futures_hq_subscribe_exchange_symbol</text:p>
          </table:table-cell>
          <table:table-cell office:value-type="string" calcext:value-type="string">
            <text:p>外盘期货实时行情</text:p>
          </table:table-cell>
          <table:table-cell office:value-type="string" calcext:value-type="string">
            <text:p>将品种字典转化为 pandas.DataFrame</text:p>
          </table:table-cell>
          <table:table-cell/>
          <table:table-cell office:value-type="string" calcext:value-type="string">
            <text:p>将品种字典转化为 pandas.DataFrame\nhttps://finance.sina.com.cn/money/future/hf.html\n:return: 品种对应表\n:rtype: pandas.DataFrame</text:p>
          </table:table-cell>
          <table:table-cell/>
        </table:table-row>
        <table:table-row table:style-name="ro1">
          <table:table-cell office:value-type="string" calcext:value-type="string">
            <text:p>futures_index_ccidx</text:p>
          </table:table-cell>
          <table:table-cell office:value-type="string" calcext:value-type="string">
            <text:p>中证商品指数</text:p>
          </table:table-cell>
          <table:table-cell office:value-type="string" calcext:value-type="string">
            <text:p>中证商品指数-商品指数-日频率</text:p>
          </table:table-cell>
          <table:table-cell office:value-type="string" calcext:value-type="string">
            <text:p>symbol</text:p>
          </table:table-cell>
          <table:table-cell office:value-type="string" calcext:value-type="string">
            <text:p>中证商品指数-商品指数-日频率\nhttp://www.ccidx.com/index.html\n:param symbol: choice of {"中证商品期货指数", "中证商品期货价格指数"}\n:type symbol: str\n:return: 商品指数-日频率\n:rtype: pandas.DataFrame</text:p>
          </table:table-cell>
          <table:table-cell/>
        </table:table-row>
        <table:table-row table:style-name="ro1">
          <table:table-cell office:value-type="string" calcext:value-type="string">
            <text:p>futures_index_min_ccidx</text:p>
          </table:table-cell>
          <table:table-cell office:value-type="string" calcext:value-type="string">
            <text:p>中证商品指数</text:p>
          </table:table-cell>
          <table:table-cell office:value-type="string" calcext:value-type="string">
            <text:p>中证商品指数-商品指数-分时数据</text:p>
          </table:table-cell>
          <table:table-cell office:value-type="string" calcext:value-type="string">
            <text:p>symbol</text:p>
          </table:table-cell>
          <table:table-cell office:value-type="string" calcext:value-type="string">
            <text:p>中证商品指数-商品指数-分时数据\nhttp://www.ccidx.com/index.html\n:param symbol: choice of {"中证商品期货指数", "中证商品期货价格指数", "中证监控油脂油料期货指数", "中证监控软商品期货指数",\n"中证监控能化期货指数", "中证监控钢铁期货指数"}\n:type symbol: str\n:return: 商品指数-分时数据\n:rtype: pandas.DataFrame</text:p>
          </table:table-cell>
          <table:table-cell/>
        </table:table-row>
        <table:table-row table:style-name="ro1">
          <table:table-cell office:value-type="string" calcext:value-type="string">
            <text:p>futures_inventory_99</text:p>
          </table:table-cell>
          <table:table-cell office:value-type="string" calcext:value-type="string">
            <text:p>99期货-期货库存数据</text:p>
          </table:table-cell>
          <table:table-cell office:value-type="string" calcext:value-type="string">
            <text:p>99 期货网-大宗商品库存数据</text:p>
          </table:table-cell>
          <table:table-cell office:value-type="string" calcext:value-type="string">
            <text:p>symbol</text:p>
          </table:table-cell>
          <table:table-cell office:value-type="string" calcext:value-type="string">
            <text:p>99 期货网-大宗商品库存数据\nhttps://www.99qh.com/data/stockIn?productId=12\n:param symbol: 交易所对应的具体品种; 如：大连商品交易所的 豆一\n:type symbol: str\n:return: 大宗商品库存数据\n:rtype: pandas.DataFrame</text:p>
          </table:table-cell>
          <table:table-cell/>
        </table:table-row>
        <table:table-row table:style-name="ro1">
          <table:table-cell office:value-type="string" calcext:value-type="string">
            <text:p>futures_inventory_em</text:p>
          </table:table-cell>
          <table:table-cell office:value-type="string" calcext:value-type="string">
            <text:p>东方财富-期货库存数据</text:p>
          </table:table-cell>
          <table:table-cell office:value-type="string" calcext:value-type="string">
            <text:p>东方财富网-数据中心-期货库存数据</text:p>
          </table:table-cell>
          <table:table-cell office:value-type="string" calcext:value-type="string">
            <text:p>symbol</text:p>
          </table:table-cell>
          <table:table-cell office:value-type="string" calcext:value-type="string">
            <text:p>东方财富网-数据中心-期货库存数据\nhttps://data.eastmoney.com/ifdata/kcsj.html\n:param symbol: 支持品种代码和中文名称，中文名称参见：https://data.eastmoney.com/ifdata/kcsj.html\n:type symbol: str\n:return: 指定品种的库存数据\n:rtype: pandas.DataFrame</text:p>
          </table:table-cell>
          <table:table-cell/>
        </table:table-row>
        <table:table-row table:style-name="ro1">
          <table:table-cell office:value-type="string" calcext:value-type="string">
            <text:p>futures_main_sina</text:p>
          </table:table-cell>
          <table:table-cell office:value-type="string" calcext:value-type="string">
            <text:p>新浪主力连续接口</text:p>
          </table:table-cell>
          <table:table-cell office:value-type="string" calcext:value-type="string">
            <text:p>新浪财经-期货-主力连续日数据</text:p>
          </table:table-cell>
          <table:table-cell office:value-type="string" calcext:value-type="string">
            <text:p>symbol;start_date;end_date</text:p>
          </table:table-cell>
          <table:table-cell office:value-type="string" calcext:value-type="string">
            <text:p>新浪财经-期货-主力连续日数据\nhttps://vip.stock.finance.sina.com.cn/quotes_service/view/qihuohangqing.html#titlePos_1\n:param symbol: 通过 ak.futures_display_main_sina() 函数获取 symbol\n:type symbol: str\n:param start_date: 开始时间\n:type start_date: str\n:param end_date: 结束时间\n:type end_date: str\n:return: 主力连续日数据\n:rtype: pandas.DataFrame</text:p>
          </table:table-cell>
          <table:table-cell/>
        </table:table-row>
        <table:table-row table:style-name="ro1">
          <table:table-cell office:value-type="string" calcext:value-type="string">
            <text:p>futures_news_shmet</text:p>
          </table:table-cell>
          <table:table-cell office:value-type="string" calcext:value-type="string">
            <text:p>期货资讯</text:p>
          </table:table-cell>
          <table:table-cell office:value-type="string" calcext:value-type="string">
            <text:p>上海金属网-快讯</text:p>
          </table:table-cell>
          <table:table-cell office:value-type="string" calcext:value-type="string">
            <text:p>symbol</text:p>
          </table:table-cell>
          <table:table-cell office:value-type="string" calcext:value-type="string">
            <text:p>上海金属网-快讯\nhttps://www.shmet.com/newsFlash/newsFlash.html?searchKeyword=\n:param symbol: choice of {"全部", "要闻", "VIP", "财经", "铜", "铝", "铅", "锌", "镍", "锡", "贵金属", "小金属"}\n:type symbol: str\n:return: 上海金属网-快讯\n:rtype: pandas.DataFrame</text:p>
          </table:table-cell>
          <table:table-cell/>
        </table:table-row>
        <table:table-row table:style-name="ro1">
          <table:table-cell office:value-type="string" calcext:value-type="string">
            <text:p>futures_rule</text:p>
          </table:table-cell>
          <table:table-cell office:value-type="string" calcext:value-type="string">
            <text:p>期货规则</text:p>
          </table:table-cell>
          <table:table-cell office:value-type="string" calcext:value-type="string">
            <text:p>国泰君安期货-交易日历数据表</text:p>
          </table:table-cell>
          <table:table-cell office:value-type="string" calcext:value-type="string">
            <text:p>date</text:p>
          </table:table-cell>
          <table:table-cell office:value-type="string" calcext:value-type="string">
            <text:p>国泰君安期货-交易日历数据表\nhttps://www.gtjaqh.com/pc/calendar.html\n:param date: 需要指定为交易日, 且是近期的日期\n:type date: str\n:return: 交易日历数据\n:rtype: pandas.DataFrame</text:p>
          </table:table-cell>
          <table:table-cell/>
        </table:table-row>
        <table:table-row table:style-name="ro1">
          <table:table-cell office:value-type="string" calcext:value-type="string">
            <text:p>futures_settlement_price_sgx</text:p>
          </table:table-cell>
          <table:table-cell office:value-type="string" calcext:value-type="string">
            <text:p>新加坡期货交易所</text:p>
          </table:table-cell>
          <table:table-cell office:value-type="string" calcext:value-type="string">
            <text:p>新加坡交易所-衍生品-历史数据-历史结算价格</text:p>
          </table:table-cell>
          <table:table-cell office:value-type="string" calcext:value-type="string">
            <text:p>date</text:p>
          </table:table-cell>
          <table:table-cell office:value-type="string" calcext:value-type="string">
            <text:p>新加坡交易所-衍生品-历史数据-历史结算价格\nhttps://www.sgx.com/zh-hans/research-education/derivatives\n:param date: 交易日\n:type date: str\n:return: 所有期货品种的在指定交易日的历史结算价格\n:rtype: pandas.DataFrame</text:p>
          </table:table-cell>
          <table:table-cell/>
        </table:table-row>
        <table:table-row table:style-name="ro1">
          <table:table-cell office:value-type="string" calcext:value-type="string">
            <text:p>futures_shfe_warehouse_receipt</text:p>
          </table:table-cell>
          <table:table-cell office:value-type="string" calcext:value-type="string">
            <text:p>futures-warehouse-receipt</text:p>
          </table:table-cell>
          <table:table-cell office:value-type="string" calcext:value-type="string">
            <text:p>上海期货交易所指定交割仓库期货仓单日报</text:p>
          </table:table-cell>
          <table:table-cell office:value-type="string" calcext:value-type="string">
            <text:p>date</text:p>
          </table:table-cell>
          <table:table-cell office:value-type="string" calcext:value-type="string">
            <text:p>上海期货交易所指定交割仓库期货仓单日报\nhttps://tsite.shfe.com.cn/statements/dataview.html?paramid=dailystock&amp;paramdate=20200703\n:param date: 交易日, e.g., "20200702"\n:type date: str\n:return: 指定日期的仓单日报数据\n:rtype: dict</text:p>
          </table:table-cell>
          <table:table-cell/>
        </table:table-row>
        <table:table-row table:style-name="ro1">
          <table:table-cell office:value-type="string" calcext:value-type="string">
            <text:p>futures_spot_price</text:p>
          </table:table-cell>
          <table:table-cell office:value-type="string" calcext:value-type="string">
            <text:p>大宗商品现货价格及基差</text:p>
          </table:table-cell>
          <table:table-cell office:value-type="string" calcext:value-type="string">
            <text:p>指定交易日大宗商品现货价格及相应基差</text:p>
          </table:table-cell>
          <table:table-cell office:value-type="string" calcext:value-type="string">
            <text:p>date;vars_list</text:p>
          </table:table-cell>
          <table:table-cell office:value-type="string" calcext:value-type="string">
            <text:p>指定交易日大宗商品现货价格及相应基差\nhttps://www.100ppi.com/sf/day-2017-09-12.html\n:param date: 开始日期 format: YYYY-MM-DD 或 YYYYMMDD 或 datetime.date 对象; 为空时为当天\n:param vars_list: 合约品种如 RB、AL 等列表 为空时为所有商品\n:return: pandas.DataFrame\n展期收益率数据:\nvar <text:s text:c="13"/>商品品种 <text:s text:c="20"/>string\nsp <text:s text:c="14"/>现货价格 <text:s text:c="20"/>float\nnear_symbol <text:s text:c="5"/>临近交割合约 <text:s text:c="17"/>string\nnear_price <text:s text:c="6"/>临近交割合约结算价 <text:s text:c="12"/>float\ndom_symbol <text:s text:c="6"/>主力合约 <text:s text:c="20"/>string\ndom_price <text:s text:c="7"/>主力合约结算价 <text:s text:c="15"/>float\nnear_basis <text:s text:c="6"/>临近交割合约相对现货的基差 <text:s text:c="5"/>float\ndom_basis <text:s text:c="7"/>主力合约相对现货的基差 <text:s text:c="8"/>float\nnear_basis_rate <text:s/>临近交割合约相对现货的基差率 <text:s text:c="3"/>float\ndom_basis_rate <text:s text:c="2"/>主力合约相对现货的基差率 <text:s text:c="6"/>float\ndate <text:s text:c="12"/>日期 <text:s text:c="24"/>string YYYYMMDD</text:p>
          </table:table-cell>
          <table:table-cell/>
        </table:table-row>
        <table:table-row table:style-name="ro1">
          <table:table-cell office:value-type="string" calcext:value-type="string">
            <text:p>futures_spot_price_daily</text:p>
          </table:table-cell>
          <table:table-cell office:value-type="string" calcext:value-type="string">
            <text:p>大宗商品现货价格及基差</text:p>
          </table:table-cell>
          <table:table-cell office:value-type="string" calcext:value-type="string">
            <text:p>指定时间段内大宗商品现货价格及相应基差</text:p>
          </table:table-cell>
          <table:table-cell office:value-type="string" calcext:value-type="string">
            <text:p>start_day;end_day;vars_list</text:p>
          </table:table-cell>
          <table:table-cell office:value-type="string" calcext:value-type="string">
            <text:p>指定时间段内大宗商品现货价格及相应基差\nhttps://www.100ppi.com/sf/\n:param start_day: str 开始日期 format：YYYY-MM-DD 或 YYYYMMDD 或 datetime.date对象; 默认为当天\n:param end_day: str 结束数据 format：YYYY-MM-DD 或 YYYYMMDD 或 datetime.date对象; 默认为当天\n:param vars_list: list 合约品种如 [RB, AL]; 默认参数为所有商品\n:return: pandas.DataFrame\n展期收益率数据:\nvar <text:s text:c="14"/>商品品种 <text:s text:c="21"/>string\nsp <text:s text:c="15"/>现货价格 <text:s text:c="21"/>float\nnear_symbol <text:s text:c="6"/>临近交割合约 <text:s text:c="17"/>string\nnear_price <text:s text:c="7"/>临近交割合约结算价 <text:s text:c="12"/>float\ndom_symbol <text:s text:c="7"/>主力合约 <text:s text:c="21"/>string\ndom_price <text:s text:c="8"/>主力合约结算价 <text:s text:c="16"/>float\nnear_basis <text:s text:c="7"/>临近交割合约相对现货的基差 <text:s text:c="5"/>float\ndom_basis <text:s text:c="8"/>主力合约相对现货的基差 <text:s text:c="9"/>float\nnear_basis_rate <text:s text:c="2"/>临近交割合约相对现货的基差率 <text:s text:c="3"/>float\ndom_basis_rate <text:s text:c="3"/>主力合约相对现货的基差率 <text:s text:c="7"/>float\ndate <text:s text:c="13"/>日期 <text:s text:c="25"/>string YYYYMMDD</text:p>
          </table:table-cell>
          <table:table-cell/>
        </table:table-row>
        <table:table-row table:style-name="ro1">
          <table:table-cell office:value-type="string" calcext:value-type="string">
            <text:p>futures_spot_price_previous</text:p>
          </table:table-cell>
          <table:table-cell office:value-type="string" calcext:value-type="string">
            <text:p>大宗商品现货价格及基差</text:p>
          </table:table-cell>
          <table:table-cell office:value-type="string" calcext:value-type="string">
            <text:p>具体交易日大宗商品现货价格及相应基差</text:p>
          </table:table-cell>
          <table:table-cell office:value-type="string" calcext:value-type="string">
            <text:p>date</text:p>
          </table:table-cell>
          <table:table-cell office:value-type="string" calcext:value-type="string">
            <text:p>具体交易日大宗商品现货价格及相应基差\nhttps://www.100ppi.com/sf/day-2017-09-12.html\n:param date: 交易日; 历史日期\n:type date: str\n:return: 现货价格及相应基差\n:rtype: pandas.DataFrame</text:p>
          </table:table-cell>
          <table:table-cell/>
        </table:table-row>
        <table:table-row table:style-name="ro1">
          <table:table-cell office:value-type="string" calcext:value-type="string">
            <text:p>futures_spot_stock</text:p>
          </table:table-cell>
          <table:table-cell office:value-type="string" calcext:value-type="string">
            <text:p>futures_em_spot_stock</text:p>
          </table:table-cell>
          <table:table-cell office:value-type="string" calcext:value-type="string">
            <text:p>东方财富网-数据中心-现货与股票</text:p>
          </table:table-cell>
          <table:table-cell office:value-type="string" calcext:value-type="string">
            <text:p>symbol</text:p>
          </table:table-cell>
          <table:table-cell office:value-type="string" calcext:value-type="string">
            <text:p>东方财富网-数据中心-现货与股票\nhttps://data.eastmoney.com/ifdata/xhgp.html\n:param symbol: choice of {'能源', '化工', '塑料', '纺织', '有色', '钢铁', '建材', '农副'}\n:type symbol: str\n:return: 现货与股票上下游对应数据\n:rtype: pandas.DataFrame</text:p>
          </table:table-cell>
          <table:table-cell/>
        </table:table-row>
        <table:table-row table:style-name="ro1">
          <table:table-cell office:value-type="string" calcext:value-type="string">
            <text:p>futures_spot_sys</text:p>
          </table:table-cell>
          <table:table-cell office:value-type="string" calcext:value-type="string">
            <text:p>生意社-商品与期货-现期图数据</text:p>
          </table:table-cell>
          <table:table-cell office:value-type="string" calcext:value-type="string">
            <text:p>生意社-商品与期货-现期图</text:p>
          </table:table-cell>
          <table:table-cell office:value-type="string" calcext:value-type="string">
            <text:p>symbol;indicator</text:p>
          </table:table-cell>
          <table:table-cell office:value-type="string" calcext:value-type="string">
            <text:p>生意社-商品与期货-现期图\nhttps://www.100ppi.com/sf/792.html\n:param symbol: 期货品种\n:type symbol: str\n:param indicator: 市场价格; choice of {"市场价格", "基差率", "主力基差"}\n:type indicator: str\n:return: pandas.DataFrame\n:rtype: dict</text:p>
          </table:table-cell>
          <table:table-cell/>
        </table:table-row>
        <table:table-row table:style-name="ro1">
          <table:table-cell office:value-type="string" calcext:value-type="string">
            <text:p>futures_stock_shfe_js</text:p>
          </table:table-cell>
          <table:table-cell office:value-type="string" calcext:value-type="string">
            <text:p>上海期货交易所-指定交割仓库-库存周报</text:p>
          </table:table-cell>
          <table:table-cell office:value-type="string" calcext:value-type="string">
            <text:p>金十财经-上海期货交易所指定交割仓库库存周报</text:p>
          </table:table-cell>
          <table:table-cell office:value-type="string" calcext:value-type="string">
            <text:p>date</text:p>
          </table:table-cell>
          <table:table-cell office:value-type="string" calcext:value-type="string">
            <text:p>金十财经-上海期货交易所指定交割仓库库存周报\nhttps://datacenter.jin10.com/reportType/dc_shfe_weekly_stock\n:param date: 交易日; 库存周报只在每周的最后一个交易日公布数据\n:type date: str\n:return: 库存周报\n:rtype: pandas.Series</text:p>
          </table:table-cell>
          <table:table-cell/>
        </table:table-row>
        <table:table-row table:style-name="ro1">
          <table:table-cell office:value-type="string" calcext:value-type="string">
            <text:p>futures_symbol_mark</text:p>
          </table:table-cell>
          <table:table-cell office:value-type="string" calcext:value-type="string">
            <text:p>期货分钟数据</text:p>
          </table:table-cell>
          <table:table-cell office:value-type="string" calcext:value-type="string">
            <text:p>期货的品种和代码映射</text:p>
          </table:table-cell>
          <table:table-cell table:number-columns-repeated="3"/>
        </table:table-row>
        <table:table-row table:style-name="ro1">
          <table:table-cell office:value-type="string" calcext:value-type="string">
            <text:p>futures_to_spot_czce</text:p>
          </table:table-cell>
          <table:table-cell office:value-type="string" calcext:value-type="string">
            <text:p>期货交割和期转现</text:p>
          </table:table-cell>
          <table:table-cell office:value-type="string" calcext:value-type="string">
            <text:p>郑州商品交易所-期转现统计</text:p>
          </table:table-cell>
          <table:table-cell office:value-type="string" calcext:value-type="string">
            <text:p>date</text:p>
          </table:table-cell>
          <table:table-cell office:value-type="string" calcext:value-type="string">
            <text:p>郑州商品交易所-期转现统计\nhttp://www.czce.com.cn/cn/jysj/qzxtj/H770311index_1.htm\n:param date: 年月日\n:type date: str\n:return: 郑州商品交易所-期转现统计\n:rtype: pandas.DataFrame</text:p>
          </table:table-cell>
          <table:table-cell/>
        </table:table-row>
        <table:table-row table:style-name="ro1">
          <table:table-cell office:value-type="string" calcext:value-type="string">
            <text:p>futures_to_spot_dce</text:p>
          </table:table-cell>
          <table:table-cell office:value-type="string" calcext:value-type="string">
            <text:p>期货交割和期转现</text:p>
          </table:table-cell>
          <table:table-cell office:value-type="string" calcext:value-type="string">
            <text:p>大连商品交易所-期转现</text:p>
          </table:table-cell>
          <table:table-cell office:value-type="string" calcext:value-type="string">
            <text:p>date</text:p>
          </table:table-cell>
          <table:table-cell office:value-type="string" calcext:value-type="string">
            <text:p>大连商品交易所-期转现\nhttp://www.dce.com.cn/dalianshangpin/xqsj/tjsj26/jgtj/qzxcx/index.html\n:param date: 期转现日期\n:type date: str\n:return: 大连商品交易所-期转现\n:rtype: pandas.DataFrame</text:p>
          </table:table-cell>
          <table:table-cell/>
        </table:table-row>
        <table:table-row table:style-name="ro1">
          <table:table-cell office:value-type="string" calcext:value-type="string">
            <text:p>futures_to_spot_shfe</text:p>
          </table:table-cell>
          <table:table-cell office:value-type="string" calcext:value-type="string">
            <text:p>期货交割和期转现</text:p>
          </table:table-cell>
          <table:table-cell office:value-type="string" calcext:value-type="string">
            <text:p>上海期货交易所-期转现</text:p>
          </table:table-cell>
          <table:table-cell office:value-type="string" calcext:value-type="string">
            <text:p>date</text:p>
          </table:table-cell>
          <table:table-cell office:value-type="string" calcext:value-type="string">
            <text:p>上海期货交易所-期转现\nhttps://tsite.shfe.com.cn/statements/dataview.html?paramid=kx\n1、铜、铜(BC)、铝、锌、铅、镍、锡、螺纹钢、线材、热轧卷板、天然橡胶、20号胶、低硫燃料油、燃料油、石油沥青、纸浆、不锈钢的数量单位为：吨；黄金的数量单位为：克；白银的数量单位为：千克；原油的数量单位为：桶。\n2、交割量、期转现量为单向计算。\n:param date: 年月\n:type date: str\n:return: 上海期货交易所期转现\n:rtype: pandas.DataFrame</text:p>
          </table:table-cell>
          <table:table-cell/>
        </table:table-row>
        <table:table-row table:style-name="ro1">
          <table:table-cell office:value-type="string" calcext:value-type="string">
            <text:p>futures_zh_daily_sina</text:p>
          </table:table-cell>
          <table:table-cell office:value-type="string" calcext:value-type="string">
            <text:p>期货分钟数据</text:p>
          </table:table-cell>
          <table:table-cell office:value-type="string" calcext:value-type="string">
            <text:p>中国各品种期货日频率数据</text:p>
          </table:table-cell>
          <table:table-cell office:value-type="string" calcext:value-type="string">
            <text:p>symbol</text:p>
          </table:table-cell>
          <table:table-cell office:value-type="string" calcext:value-type="string">
            <text:p>中国各品种期货日频率数据\nhttps://finance.sina.com.cn/futures/quotes/V2105.shtml\n:param symbol: 可以通过 match_main_contract(symbol="cffex") 获取, 或者访问网页获取\n:type symbol: str\n:return: 指定 symbol 的数据\n:rtype: pandas.DataFrame</text:p>
          </table:table-cell>
          <table:table-cell/>
        </table:table-row>
        <table:table-row table:style-name="ro1">
          <table:table-cell office:value-type="string" calcext:value-type="string">
            <text:p>futures_zh_minute_sina</text:p>
          </table:table-cell>
          <table:table-cell office:value-type="string" calcext:value-type="string">
            <text:p>期货分钟数据</text:p>
          </table:table-cell>
          <table:table-cell office:value-type="string" calcext:value-type="string">
            <text:p>中国各品种期货分钟频率数据</text:p>
          </table:table-cell>
          <table:table-cell office:value-type="string" calcext:value-type="string">
            <text:p>symbol;period</text:p>
          </table:table-cell>
          <table:table-cell office:value-type="string" calcext:value-type="string">
            <text:p>中国各品种期货分钟频率数据\nhttps://vip.stock.finance.sina.com.cn/quotes_service/view/qihuohangqing.html#titlePos_3\n:param symbol: 可以通过 match_main_contract(symbol="cffex") 获取, 或者访问网页获取\n:type symbol: str\n:param period: choice of {"1": "1分钟", "5": "5分钟", "15": "15分钟", "30": "30分钟", "60": "60分钟"}\n:type period: str\n:return: 指定 symbol 和 period 的数据\n:rtype: pandas.DataFrame</text:p>
          </table:table-cell>
          <table:table-cell/>
        </table:table-row>
        <table:table-row table:style-name="ro1">
          <table:table-cell office:value-type="string" calcext:value-type="string">
            <text:p>futures_zh_realtime</text:p>
          </table:table-cell>
          <table:table-cell office:value-type="string" calcext:value-type="string">
            <text:p>期货分钟数据</text:p>
          </table:table-cell>
          <table:table-cell office:value-type="string" calcext:value-type="string">
            <text:p>期货品种当前时刻所有可交易的合约实时数据</text:p>
          </table:table-cell>
          <table:table-cell office:value-type="string" calcext:value-type="string">
            <text:p>symbol</text:p>
          </table:table-cell>
          <table:table-cell office:value-type="string" calcext:value-type="string">
            <text:p>期货品种当前时刻所有可交易的合约实时数据\nhttps://vip.stock.finance.sina.com.cn/quotes_service/view/qihuohangqing.html#titlePos_1\n:param symbol: 品种名称；可以通过 ak.futures_symbol_mark() 获取所有品种命名表\n:type symbol: str\n:return: 期货品种当前时刻所有可交易的合约实时数据\n:rtype: pandas.DataFrame</text:p>
          </table:table-cell>
          <table:table-cell/>
        </table:table-row>
        <table:table-row table:style-name="ro1">
          <table:table-cell office:value-type="string" calcext:value-type="string">
            <text:p>futures_zh_spot</text:p>
          </table:table-cell>
          <table:table-cell office:value-type="string" calcext:value-type="string">
            <text:p>期货分钟数据</text:p>
          </table:table-cell>
          <table:table-cell office:value-type="string" calcext:value-type="string">
            <text:p>期货的实时行情数据</text:p>
          </table:table-cell>
          <table:table-cell office:value-type="string" calcext:value-type="string">
            <text:p>symbol;market;adjust</text:p>
          </table:table-cell>
          <table:table-cell office:value-type="string" calcext:value-type="string">
            <text:p>期货的实时行情数据\nhttps://vip.stock.finance.sina.com.cn/quotes_service/view/qihuohangqing.html#titlePos_1\n:param symbol: 合约名称的字符串组合\n:type symbol: str\n:param market: CF 为商品期货\n:type market: str\n:param adjust: '1' or '0'；字符串的 0 或 1；返回合约、交易所和最小变动单位的实时数据, 返回数据会变慢\n:type adjust: str\n:return: 期货的实时行情数据\n:rtype: pandas.DataFrame</text:p>
          </table:table-cell>
          <table:table-cell/>
        </table:table-row>
        <table:table-row table:style-name="ro1">
          <table:table-cell office:value-type="string" calcext:value-type="string">
            <text:p>fx_pair_quote</text:p>
          </table:table-cell>
          <table:table-cell office:value-type="string" calcext:value-type="string">
            <text:p>外汇</text:p>
          </table:table-cell>
          <table:table-cell office:value-type="string" calcext:value-type="string">
            <text:p>中国外汇交易中心暨全国银行间同业拆借中心-市场数据-市场行情-债券市场行情-外币对即期报价</text:p>
          </table:table-cell>
          <table:table-cell/>
          <table:table-cell office:value-type="string" calcext:value-type="string">
            <text:p>中国外汇交易中心暨全国银行间同业拆借中心-市场数据-市场行情-债券市场行情-外币对即期报价\nhttp://www.chinamoney.com.cn/chinese/mkdatapfx/\n:return: 外币对即期报价\n:return: pandas.DataFrame</text:p>
          </table:table-cell>
          <table:table-cell/>
        </table:table-row>
        <table:table-row table:style-name="ro1">
          <table:table-cell office:value-type="string" calcext:value-type="string">
            <text:p>fx_quote_baidu</text:p>
          </table:table-cell>
          <table:table-cell table:number-columns-repeated="2" office:value-type="string" calcext:value-type="string">
            <text:p>百度股市通-外汇-行情榜单</text:p>
          </table:table-cell>
          <table:table-cell office:value-type="string" calcext:value-type="string">
            <text:p>symbol</text:p>
          </table:table-cell>
          <table:table-cell office:value-type="string" calcext:value-type="string">
            <text:p>百度股市通-外汇-行情榜单\nhttps://gushitong.baidu.com/top/foreign-common-%E5%B8%B8%E7%94%A8\n:param symbol: choice of {"人民币", 美元"}\n:type symbol: str\n:return: 外汇行情数据\n:rtype: pandas.DataFrame</text:p>
          </table:table-cell>
          <table:table-cell/>
        </table:table-row>
        <table:table-row table:style-name="ro1">
          <table:table-cell office:value-type="string" calcext:value-type="string">
            <text:p>fx_spot_quote</text:p>
          </table:table-cell>
          <table:table-cell office:value-type="string" calcext:value-type="string">
            <text:p>外汇</text:p>
          </table:table-cell>
          <table:table-cell office:value-type="string" calcext:value-type="string">
            <text:p>中国外汇交易中心暨全国银行间同业拆借中心-市场数据-市场行情-外汇市场行情-人民币外汇即期报价</text:p>
          </table:table-cell>
          <table:table-cell/>
          <table:table-cell office:value-type="string" calcext:value-type="string">
            <text:p>中国外汇交易中心暨全国银行间同业拆借中心-市场数据-市场行情-外汇市场行情-人民币外汇即期报价\nhttp://www.chinamoney.com.cn/chinese/mkdatapfx/\n:return: 人民币外汇即期报价\n:rtype: pandas.DataFrame</text:p>
          </table:table-cell>
          <table:table-cell/>
        </table:table-row>
        <table:table-row table:style-name="ro1">
          <table:table-cell office:value-type="string" calcext:value-type="string">
            <text:p>fx_swap_quote</text:p>
          </table:table-cell>
          <table:table-cell office:value-type="string" calcext:value-type="string">
            <text:p>外汇</text:p>
          </table:table-cell>
          <table:table-cell office:value-type="string" calcext:value-type="string">
            <text:p>中国外汇交易中心暨全国银行间同业拆借中心-市场数据-市场行情-债券市场行情-人民币外汇远掉报价</text:p>
          </table:table-cell>
          <table:table-cell/>
          <table:table-cell office:value-type="string" calcext:value-type="string">
            <text:p>中国外汇交易中心暨全国银行间同业拆借中心-市场数据-市场行情-债券市场行情-人民币外汇远掉报价\nhttps://www.chinamoney.com.cn/chinese/index.html\n:return: 人民币外汇远掉报价\n:return: pandas.DataFrame</text:p>
          </table:table-cell>
          <table:table-cell/>
        </table:table-row>
        <table:table-row table:style-name="ro1">
          <table:table-cell office:value-type="string" calcext:value-type="string">
            <text:p>get_cffex_daily</text:p>
          </table:table-cell>
          <table:table-cell office:value-type="string" calcext:value-type="string">
            <text:p>交易所日线行情数据</text:p>
          </table:table-cell>
          <table:table-cell office:value-type="string" calcext:value-type="string">
            <text:p>中国金融期货交易所-日频率交易数据</text:p>
          </table:table-cell>
          <table:table-cell office:value-type="string" calcext:value-type="string">
            <text:p>date</text:p>
          </table:table-cell>
          <table:table-cell office:value-type="string" calcext:value-type="string">
            <text:p>中国金融期货交易所-日频率交易数据\nhttp://www.cffex.com.cn/rtj/\n:param date: 交易日; 数据开始时间为 20100416\n:type date: str\n:return: 日频率交易数据\n:rtype: pandas.DataFrame</text:p>
          </table:table-cell>
          <table:table-cell/>
        </table:table-row>
        <table:table-row table:style-name="ro1">
          <table:table-cell office:value-type="string" calcext:value-type="string">
            <text:p>get_cffex_rank_table</text:p>
          </table:table-cell>
          <table:table-cell office:value-type="string" calcext:value-type="string">
            <text:p>期货持仓成交排名数据</text:p>
          </table:table-cell>
          <table:table-cell office:value-type="string" calcext:value-type="string">
            <text:p>中国金融期货交易所前 20 会员持仓排名数据明细</text:p>
          </table:table-cell>
          <table:table-cell office:value-type="string" calcext:value-type="string">
            <text:p>date;vars_list</text:p>
          </table:table-cell>
          <table:table-cell office:value-type="string" calcext:value-type="string">
            <text:p>中国金融期货交易所前 20 会员持仓排名数据明细\nhttp://www.cffex.com.cn/ccpm/\n注：该交易所既公布品种排名，也公布标的排名\n:param date: 日期 format：YYYY-MM-DD 或 YYYYMMDD 或 datetime.date对象 为空时为当天\n:param vars_list: 合约品种如RB、AL等列表 为空时为所有商品, 数据从20100416开始，每交易日16:30左右更新数据\n:return: pd.DataFrame\nrank <text:s text:c="23"/>排名 <text:s text:c="23"/>int\nvol_party_name <text:s text:c="13"/>成交量排序的当前名次会员 <text:s text:c="7"/>string(中文)\nvol <text:s text:c="24"/>该会员成交量 <text:s text:c="17"/>int\nvol_chg <text:s text:c="20"/>该会员成交量变化量 <text:s text:c="12"/>int\nlong_party_name <text:s text:c="12"/>持多单排序的当前名次会员 <text:s text:c="7"/>string(中文)\nlong_open_interest <text:s text:c="9"/>该会员持多单 <text:s text:c="17"/>int\nlong_open_interest_chg <text:s text:c="5"/>该会员持多单变化量 <text:s text:c="12"/>int\nshort_party_name <text:s text:c="11"/>持空单排序的当前名次会员 <text:s text:c="7"/>string(中文)\nshort_open_interest <text:s text:c="8"/>该会员持空单 <text:s text:c="17"/>int\nshort_open_interest_chg <text:s text:c="4"/>该会员持空单变化量 <text:s text:c="12"/>int\nsymbol <text:s text:c="21"/>标的合约 <text:s text:c="20"/>string\nvar <text:s text:c="24"/>品种 <text:s text:c="23"/>string\ndate <text:s text:c="23"/>日期 <text:s text:c="23"/>string YYYYMMDD</text:p>
          </table:table-cell>
          <table:table-cell/>
        </table:table-row>
        <table:table-row table:style-name="ro1">
          <table:table-cell office:value-type="string" calcext:value-type="string">
            <text:p>get_czce_daily</text:p>
          </table:table-cell>
          <table:table-cell office:value-type="string" calcext:value-type="string">
            <text:p>交易所日线行情数据</text:p>
          </table:table-cell>
          <table:table-cell office:value-type="string" calcext:value-type="string">
            <text:p>郑州商品交易所-日频率-量价数据</text:p>
          </table:table-cell>
          <table:table-cell office:value-type="string" calcext:value-type="string">
            <text:p>date</text:p>
          </table:table-cell>
          <table:table-cell office:value-type="string" calcext:value-type="string">
            <text:p>郑州商品交易所-日频率-量价数据\nhttp://www.czce.com.cn/cn/jysj/mrhq/H770301index_1.htm\n:param date: 日期 format：YYYY-MM-DD 或 YYYYMMDD 或 datetime.date 对象，默认为当前交易日; 日期需要大于 20100824\n:type date: str or datetime.date\n:return: 郑州商品交易所-日频率-量价数据\n:rtype: pandas.DataFrame</text:p>
          </table:table-cell>
          <table:table-cell/>
        </table:table-row>
        <table:table-row table:style-name="ro1">
          <table:table-cell office:value-type="string" calcext:value-type="string">
            <text:p>get_czce_rank_table</text:p>
          </table:table-cell>
          <table:table-cell office:value-type="string" calcext:value-type="string">
            <text:p>期货持仓成交排名数据</text:p>
          </table:table-cell>
          <table:table-cell office:value-type="string" calcext:value-type="string">
            <text:p>郑州商品交易所前 20 会员持仓排名数据明细</text:p>
          </table:table-cell>
          <table:table-cell office:value-type="string" calcext:value-type="string">
            <text:p>date</text:p>
          </table:table-cell>
          <table:table-cell office:value-type="string" calcext:value-type="string">
            <text:p>郑州商品交易所前 20 会员持仓排名数据明细\n注：该交易所既公布了品种排名, 也公布了标的排名\n:param date: 日期 format：YYYY-MM-DD 或 YYYYMMDD 或 datetime.date对象 为空时为当天\n:return: pd.DataFrame\nrank <text:s text:c="23"/>排名 <text:s text:c="23"/>int\nvol_party_name <text:s text:c="13"/>成交量排序的当前名次会员 <text:s text:c="7"/>string(中文)\nvol <text:s text:c="24"/>该会员成交量 <text:s text:c="17"/>int\nvol_chg <text:s text:c="20"/>该会员成交量变化量 <text:s text:c="12"/>int\nlong_party_name <text:s text:c="12"/>持多单排序的当前名次会员 <text:s text:c="7"/>string(中文)\nlong_open_interest <text:s text:c="14"/>该会员持多单 <text:s text:c="17"/>int\nlong_open_interest_chg <text:s text:c="10"/>该会员持多单变化量 <text:s text:c="12"/>int\nshort_party_name <text:s text:c="11"/>持空单排序的当前名次会员 <text:s text:c="7"/>string(中文)\nshort_open_interest <text:s text:c="13"/>该会员持空单 <text:s text:c="17"/>int\nshort_open_interest_chg <text:s text:c="9"/>该会员持空单变化量 <text:s text:c="12"/>int\nsymbol <text:s text:c="21"/>标的合约 <text:s text:c="20"/>string\nvar <text:s text:c="24"/>品种 <text:s text:c="23"/>string\ndate <text:s text:c="23"/>日期 <text:s text:c="23"/>string YYYYMMDD</text:p>
          </table:table-cell>
          <table:table-cell/>
        </table:table-row>
        <table:table-row table:style-name="ro1">
          <table:table-cell office:value-type="string" calcext:value-type="string">
            <text:p>get_dce_daily</text:p>
          </table:table-cell>
          <table:table-cell office:value-type="string" calcext:value-type="string">
            <text:p>交易所日线行情数据</text:p>
          </table:table-cell>
          <table:table-cell office:value-type="string" calcext:value-type="string">
            <text:p>大连商品交易所日交易数据</text:p>
          </table:table-cell>
          <table:table-cell office:value-type="string" calcext:value-type="string">
            <text:p>date</text:p>
          </table:table-cell>
          <table:table-cell office:value-type="string" calcext:value-type="string">
            <text:p>大连商品交易所日交易数据\nhttp://www.dce.com.cn/dalianshangpin/xqsj/tjsj26/rtj/rxq/index.html\n:param date: 交易日, e.g., 20200416\n:type date: str\n:return: 具体交易日的个品种行情数据\n:rtype: pandas.DataFrame</text:p>
          </table:table-cell>
          <table:table-cell/>
        </table:table-row>
        <table:table-row table:style-name="ro1">
          <table:table-cell office:value-type="string" calcext:value-type="string">
            <text:p>get_dce_rank_table</text:p>
          </table:table-cell>
          <table:table-cell office:value-type="string" calcext:value-type="string">
            <text:p>期货持仓成交排名数据</text:p>
          </table:table-cell>
          <table:table-cell office:value-type="string" calcext:value-type="string">
            <text:p>大连商品交易所前 20 会员持仓排名数据明细, 由于交易所网站问题, 需要 20200720 之后才有数据</text:p>
          </table:table-cell>
          <table:table-cell office:value-type="string" calcext:value-type="string">
            <text:p>date;vars_list</text:p>
          </table:table-cell>
          <table:table-cell office:value-type="string" calcext:value-type="string">
            <text:p>大连商品交易所前 20 会员持仓排名数据明细, 由于交易所网站问题, 需要 20200720 之后才有数据\n注: 该交易所只公布标的合约排名\n:param date: 日期 format：YYYY-MM-DD 或 YYYYMMDD 或 datetime.date 对象, 为空时为当天\n:param vars_list: 合约品种如 RB、AL 等列表为空时为所有商品, 数据从 20060104 开始，每交易日 16:30 左右更新数据\n:return: pandas.DataFrame\nrank <text:s text:c="23"/>排名 <text:s text:c="23"/>int\nvol_party_name <text:s text:c="13"/>成交量排序的当前名次会员 <text:s text:c="5"/>string(中文)\nvol <text:s text:c="24"/>该会员成交量 <text:s text:c="16"/>int\nvol_chg <text:s text:c="20"/>该会员成交量变化量 <text:s text:c="11"/>int\nlong_party_name <text:s text:c="12"/>持多单排序的当前名次会员 <text:s text:c="5"/>string(中文)\nlong_open_interest <text:s text:c="9"/>该会员持多单 <text:s text:c="16"/>int\nlong_open_interest_chg <text:s text:c="5"/>该会员持多单变化量 <text:s text:c="11"/>int\nshort_party_name <text:s text:c="11"/>持空单排序的当前名次会员 <text:s text:c="6"/>string(中文)\nshort_open_interest <text:s text:c="8"/>该会员持空单 <text:s text:c="17"/>int\nshort_open_interest_chg <text:s text:c="4"/>该会员持空单变化量 <text:s text:c="12"/>int\nsymbol <text:s text:c="21"/>标的合约 <text:s text:c="20"/>string\nvar <text:s text:c="24"/>品种 <text:s text:c="23"/>string\ndate <text:s text:c="23"/>日期 <text:s text:c="23"/>string YYYYMMDD</text:p>
          </table:table-cell>
          <table:table-cell/>
        </table:table-row>
        <table:table-row table:style-name="ro1">
          <table:table-cell office:value-type="string" calcext:value-type="string">
            <text:p>get_futures_daily</text:p>
          </table:table-cell>
          <table:table-cell office:value-type="string" calcext:value-type="string">
            <text:p>交易所日线行情数据</text:p>
          </table:table-cell>
          <table:table-cell office:value-type="string" calcext:value-type="string">
            <text:p>交易所日交易数据</text:p>
          </table:table-cell>
          <table:table-cell office:value-type="string" calcext:value-type="string">
            <text:p>start_date;end_date;market</text:p>
          </table:table-cell>
          <table:table-cell office:value-type="string" calcext:value-type="string">
            <text:p>交易所日交易数据\n:param start_date: 开始日期 format：YYYY-MM-DD 或 YYYYMMDD 或 datetime.date对象 为空时为当天\n:type start_date: str\n:param end_date: 结束数据 format：YYYY-MM-DD 或 YYYYMMDD 或 datetime.date对象 为空时为当天\n:type end_date: str\n:param market: 'CFFEX' 中金所, 'CZCE' 郑商所, <text:s/>'SHFE' 上期所, 'DCE' 大商所 之一, 'INE' 上海国际能源交易中心, "GFEX" 广州期货交易所。默认为中金所\n:type market: str\n:return: 交易所日交易数据\n:rtype: pandas.DataFrame</text:p>
          </table:table-cell>
          <table:table-cell/>
        </table:table-row>
        <table:table-row table:style-name="ro1">
          <table:table-cell office:value-type="string" calcext:value-type="string">
            <text:p>get_gfex_daily</text:p>
          </table:table-cell>
          <table:table-cell office:value-type="string" calcext:value-type="string">
            <text:p>交易所日线行情数据</text:p>
          </table:table-cell>
          <table:table-cell office:value-type="string" calcext:value-type="string">
            <text:p>广州期货交易所-日频率-量价数据</text:p>
          </table:table-cell>
          <table:table-cell office:value-type="string" calcext:value-type="string">
            <text:p>date</text:p>
          </table:table-cell>
          <table:table-cell office:value-type="string" calcext:value-type="string">
            <text:p>广州期货交易所-日频率-量价数据\n广州期货交易所: 工业硅(上市时间: 20221222)\nhttp://www.gfex.com.cn/gfex/rihq/hqsj_tjsj.shtml\n:param date: 日期 format：YYYY-MM-DD 或 YYYYMMDD 或 datetime.date对象，默认为当前交易日\n:type date: str or datetime.date\n:return: 广州期货交易所-日频率-量价数据\n:rtype: pandas.DataFrame</text:p>
          </table:table-cell>
          <table:table-cell/>
        </table:table-row>
        <table:table-row table:style-name="ro1">
          <table:table-cell office:value-type="string" calcext:value-type="string">
            <text:p>get_ine_daily</text:p>
          </table:table-cell>
          <table:table-cell office:value-type="string" calcext:value-type="string">
            <text:p>交易所日线行情数据</text:p>
          </table:table-cell>
          <table:table-cell office:value-type="string" calcext:value-type="string">
            <text:p>上海国际能源交易中心-日频率-量价数据</text:p>
          </table:table-cell>
          <table:table-cell office:value-type="string" calcext:value-type="string">
            <text:p>date</text:p>
          </table:table-cell>
          <table:table-cell office:value-type="string" calcext:value-type="string">
            <text:p>上海国际能源交易中心-日频率-量价数据\n上海国际能源交易中心: 原油期货(上市时间: 20180326); 20号胶期货(上市时间: 20190812)\ntrade_price: https://www.ine.cn/statements/daily/?paramid=kx\ntrade_note: https://www.ine.cn/data/datanote.dat\n:param date: 日期 format：YYYY-MM-DD 或 YYYYMMDD 或 datetime.date对象，默认为当前交易日\n:type date: str or datetime.date\n:return: 上海国际能源交易中心-日频率-量价数据\n:rtype: pandas.DataFrame or None</text:p>
          </table:table-cell>
          <table:table-cell/>
        </table:table-row>
        <table:table-row table:style-name="ro1">
          <table:table-cell office:value-type="string" calcext:value-type="string">
            <text:p>get_qhkc_fund_bs</text:p>
          </table:table-cell>
          <table:table-cell office:value-type="string" calcext:value-type="string">
            <text:p>奇货可查-资金模块</text:p>
          </table:table-cell>
          <table:table-cell office:value-type="string" calcext:value-type="string">
            <text:p>奇货可查-资金-净持仓分布</text:p>
          </table:table-cell>
          <table:table-cell office:value-type="string" calcext:value-type="string">
            <text:p>date;url</text:p>
          </table:table-cell>
          <table:table-cell office:value-type="string" calcext:value-type="string">
            <text:p>奇货可查-资金-净持仓分布\n可获取数据的时间段为:"2016-10-10:2019-09-30"\n:param url: 网址\n:param date: 中文名称\n:return: pd.DataFrame\nsymbol_df\n <text:s text:c="2"/>name <text:s text:c="6"/>value <text:s text:c="7"/>ratio <text:s text:c="5"/>date\n <text:s text:c="2"/>IC <text:s/>1552535406 <text:s text:c="4"/>0.195622 <text:s/>20190924\n <text:s text:c="2"/>IF <text:s text:c="2"/>536644080 <text:s text:c="3"/>0.0676182 <text:s/>20190924\n <text:s text:c="2"/>橡胶 <text:s text:c="2"/>536439921 <text:s text:c="3"/>0.0675924 <text:s/>20190924\n <text:s text:c="2"/>沪铜 <text:s text:c="2"/>460851099 <text:s text:c="3"/>0.0580681 <text:s/>20190924\n <text:s text:c="2"/>豆粕 <text:s text:c="2"/>401005794 <text:s text:c="3"/>0.0505275 <text:s/>20190924\n <text:s/>螺纹钢 <text:s text:c="2"/>329159263 <text:s text:c="3"/>0.0414747 <text:s/>20190924\n <text:s text:c="2"/>焦炭 <text:s text:c="2"/>325646968 <text:s text:c="3"/>0.0410321 <text:s/>20190924\n <text:s/>燃料油 <text:s text:c="2"/>313246789 <text:s text:c="3"/>0.0394697 <text:s/>20190924\n <text:s text:c="2"/>IH <text:s text:c="2"/>245556750 <text:s text:c="3"/>0.0309406 <text:s/>20190924\n <text:s text:c="2"/>棉花 <text:s text:c="2"/>214538541 <text:s text:c="3"/>0.0270323 <text:s/>20190924\n <text:s/>PTA <text:s text:c="2"/>206340552 <text:s text:c="3"/>0.0259993 <text:s/>20190924\n <text:s text:c="2"/>白糖 <text:s text:c="2"/>139901255 <text:s text:c="3"/>0.0176278 <text:s/>20190924\n <text:s text:c="2"/>豆油 <text:s text:c="2"/>133664010 <text:s text:c="3"/>0.0168419 <text:s/>20190924\n <text:s text:c="2"/>沪铝 <text:s text:c="2"/>109789864 <text:s text:c="3"/>0.0138337 <text:s/>20190924\n <text:s text:c="2"/>沪锌 <text:s text:c="2"/>107440906 <text:s text:c="3"/>0.0135378 <text:s/>20190924\n <text:s text:c="2"/>纸浆 <text:s text:c="3"/>95517374 <text:s text:c="3"/>0.0120354 <text:s/>20190924\n <text:s text:c="2"/>苹果 <text:s text:c="3"/>81058733 <text:s text:c="3"/>0.0102136 <text:s/>20190924\n <text:s text:c="2"/>塑料 <text:s text:c="3"/>63665245 <text:s text:c="2"/>0.00802194 <text:s/>20190924\n <text:s text:c="2"/>菜油 <text:s text:c="3"/>61544593 <text:s text:c="2"/>0.00775474 <text:s/>20190924\n <text:s/>铁矿石 <text:s text:c="3"/>60751108 <text:s text:c="2"/>0.00765475 <text:s/>20190924\n <text:s text:c="2"/>焦煤 <text:s text:c="3"/>58327920 <text:s text:c="2"/>0.00734943 <text:s/>20190924\n <text:s text:c="2"/>甲醇 <text:s text:c="3"/>52148752 <text:s text:c="2"/>0.00657084 <text:s/>20190924\n <text:s text:c="2"/>沥青 <text:s text:c="3"/>49207374 <text:s text:c="2"/>0.00620022 <text:s/>20190924\n <text:s text:c="2"/>菜粕 <text:s text:c="3"/>48266258 <text:s text:c="2"/>0.00608164 <text:s/>20190924\n <text:s/>棕榈油 <text:s text:c="3"/>31615548 <text:s text:c="2"/>0.00398362 <text:s/>20190924\n <text:s text:c="2"/>PP <text:s text:c="3"/>29374826 <text:s text:c="2"/>0.00370128 <text:s/>20190924\n <text:s text:c="2"/>豆一 <text:s text:c="3"/>22368376 <text:s text:c="2"/>0.00281846 <text:s/>20190924\n <text:s text:c="2"/>玉米 <text:s text:c="3"/>13861567 <text:s text:c="2"/>0.00174658 <text:s/>20190924\n <text:s text:c="2"/>沪锡 <text:s text:c="4"/>7485903 <text:s/>0.000943238 <text:s/>20190924\n <text:s text:c="2"/>淀粉 <text:s text:c="4"/>4811234 <text:s/>0.000606225 <text:s/>20190924\n <text:s text:c="2"/>棉纱 <text:s text:c="4"/>3627240 <text:s/>0.000457039 <text:s/>20190924\n <text:s text:c="2"/>尿素 <text:s text:c="4"/>2290674 <text:s/>0.000288629 <text:s/>20190924\n <text:s text:c="2"/>鸡蛋 <text:s text:c="4"/>2035406 <text:s/>0.000256465 <text:s/>20190924\n <text:s text:c="2"/>粳米 <text:s text:c="4"/>1999282 <text:s/>0.000251913 <text:s/>20190924\n <text:s/>油菜籽 <text:s text:c="5"/>533482 <text:s/>6.72197e-05 <text:s/>20190924\n <text:s/>晚籼稻 <text:s text:c="10"/>0 <text:s text:c="11"/>0 <text:s/>20190924\n <text:s text:c="2"/>强麦 <text:s text:c="10"/>0 <text:s text:c="11"/>0 <text:s/>20190924\n <text:s text:c="2"/>沪铅 <text:s text:c="6"/>89914 <text:s/>1.13293e-05 <text:s/>20190924\n <text:s text:c="2"/>豆二 <text:s text:c="5"/>379200 <text:s/>4.77799e-05 <text:s/>20190924\n <text:s text:c="2"/>硅铁 <text:s text:c="4"/>5025872 <text:s/>0.000633269 <text:s/>20190924\n <text:s text:c="2"/>红枣 <text:s text:c="4"/>8521668 <text:s text:c="2"/>0.00107375 <text:s/>20190924\n <text:s text:c="2"/>锰硅 <text:s text:c="4"/>9472832 <text:s text:c="2"/>0.00119359 <text:s/>20190924\n <text:s text:c="2"/>郑煤 <text:s text:c="4"/>9888272 <text:s text:c="2"/>0.00124594 <text:s/>20190924\n <text:s/>乙二醇 <text:s text:c="3"/>18324242 <text:s text:c="2"/>0.00230889 <text:s/>20190924\n <text:s/>PVC <text:s text:c="3"/>19454830 <text:s text:c="2"/>0.00245135 <text:s/>20190924\n <text:s text:c="2"/>玻璃 <text:s text:c="3"/>27076226 <text:s text:c="2"/>0.00341166 <text:s/>20190924\n <text:s text:c="2"/>热卷 <text:s text:c="3"/>28832929 <text:s text:c="4"/>0.003633 <text:s/>20190924\n <text:s text:c="2"/>沪银 <text:s text:c="2"/>375076371 <text:s text:c="3"/>0.0472603 <text:s/>20190924\n <text:s text:c="2"/>沪镍 <text:s text:c="2"/>411622624 <text:s text:c="3"/>0.0518652 <text:s/>20190924\n <text:s text:c="2"/>沪金 <text:s text:c="2"/>719371823 <text:s text:c="3"/>0.0906422 <text:s/>20190924\n\nlong_short_df\n <text:s text:c="5"/>name <text:s text:c="6"/>value <text:s text:c="4"/>ratio <text:s text:c="5"/>date\n <text:s text:c="3"/>空 <text:s/>6303252093 <text:s/>0.794222 <text:s/>20190924\n <text:s text:c="3"/>多 <text:s/>1633136803 <text:s/>0.205778 <text:s/>20190924</text:p>
          </table:table-cell>
          <table:table-cell/>
        </table:table-row>
        <table:table-row table:style-name="ro1">
          <table:table-cell office:value-type="string" calcext:value-type="string">
            <text:p>get_qhkc_fund_money_change</text:p>
          </table:table-cell>
          <table:table-cell office:value-type="string" calcext:value-type="string">
            <text:p>奇货可查-资金模块</text:p>
          </table:table-cell>
          <table:table-cell office:value-type="string" calcext:value-type="string">
            <text:p>奇货可查-资金-成交额分布</text:p>
          </table:table-cell>
          <table:table-cell office:value-type="string" calcext:value-type="string">
            <text:p>date;url</text:p>
          </table:table-cell>
          <table:table-cell office:value-type="string" calcext:value-type="string">
            <text:p>奇货可查-资金-成交额分布\n可获取数据的时间段为:"2016-10-10:2019-09-30"\n:param url: 网址\n:param date: 中文名称\n:return: pd.DataFrame\n <text:s text:c="3"/>name <text:s text:c="7"/>value <text:s text:c="7"/>ratio <text:s text:c="7"/>date\n <text:s text:c="2"/>沪镍 <text:s text:c="3"/>2.292e+10 <text:s text:c="4"/>0.145963 <text:s/>2019-09-25\n <text:s text:c="2"/>沪银 <text:s/>1.22788e+10 <text:s text:c="3"/>0.0781956 <text:s/>2019-09-25\n <text:s text:c="2"/>沪金 <text:s/>11196166005 <text:s text:c="3"/>0.0713011 <text:s/>2019-09-25\n <text:s text:c="2"/>IC <text:s/>1.10958e+10 <text:s text:c="3"/>0.0706619 <text:s/>2019-09-25\n <text:s/>螺纹钢 <text:s/>1.02918e+10 <text:s text:c="3"/>0.0655416 <text:s/>2019-09-25\n <text:s text:c="2"/>IF <text:s text:c="2"/>9134893794 <text:s text:c="3"/>0.0581742 <text:s/>2019-09-25\n <text:s/>铁矿石 <text:s text:c="2"/>7991427128 <text:s text:c="3"/>0.0508922 <text:s/>2019-09-25\n <text:s text:c="2"/>原油 <text:s text:c="2"/>7695016910 <text:s text:c="3"/>0.0490045 <text:s/>2019-09-25\n <text:s text:c="2"/>焦炭 <text:s text:c="2"/>5936589656 <text:s text:c="3"/>0.0378063 <text:s/>2019-09-25\n <text:s text:c="2"/>甲醇 <text:s/>4.00966e+09 <text:s text:c="3"/>0.0255349 <text:s/>2019-09-25\n <text:s text:c="2"/>沪铜 <text:s text:c="2"/>3806033147 <text:s text:c="3"/>0.0242381 <text:s/>2019-09-25\n <text:s/>乙二醇 <text:s/>3.64376e+09 <text:s text:c="3"/>0.0232047 <text:s/>2019-09-25\n <text:s text:c="2"/>橡胶 <text:s text:c="2"/>3286445958 <text:s text:c="3"/>0.0209292 <text:s/>2019-09-25\n <text:s/>燃料油 <text:s text:c="2"/>3227355810 <text:s text:c="3"/>0.0205529 <text:s/>2019-09-25\n <text:s text:c="2"/>豆粕 <text:s text:c="2"/>3124163112 <text:s text:c="3"/>0.0198958 <text:s/>2019-09-25\n <text:s text:c="2"/>苹果 <text:s/>3.08134e+09 <text:s text:c="3"/>0.0196231 <text:s/>2019-09-25\n <text:s text:c="2"/>沪锌 <text:s text:c="2"/>3076039116 <text:s text:c="3"/>0.0195893 <text:s/>2019-09-25\n <text:s/>PTA <text:s/>2.93901e+09 <text:s text:c="3"/>0.0187167 <text:s/>2019-09-25\n <text:s text:c="2"/>IH <text:s text:c="2"/>2578970688 <text:s text:c="3"/>0.0164238 <text:s/>2019-09-25\n <text:s text:c="2"/>豆油 <text:s text:c="2"/>2371404714 <text:s text:c="3"/>0.0151019 <text:s/>2019-09-25\n <text:s text:c="2"/>沥青 <text:s/>2.17662e+09 <text:s text:c="3"/>0.0138615 <text:s/>2019-09-25\n <text:s text:c="2"/>白糖 <text:s text:c="2"/>1814626125 <text:s text:c="3"/>0.0115562 <text:s/>2019-09-25\n <text:s/>棕榈油 <text:s text:c="2"/>1687834936 <text:s text:c="3"/>0.0107487 <text:s/>2019-09-25\n <text:s text:c="2"/>菜粕 <text:s/>1.58244e+09 <text:s text:c="3"/>0.0100775 <text:s/>2019-09-25\n <text:s text:c="2"/>焦煤 <text:s/>1.52553e+09 <text:s text:c="2"/>0.00971509 <text:s/>2019-09-25\n <text:s text:c="2"/>PP <text:s/>1.51981e+09 <text:s text:c="3"/>0.0096787 <text:s/>2019-09-25\n <text:s text:c="2"/>塑料 <text:s text:c="2"/>1468988065 <text:s text:c="2"/>0.00935503 <text:s/>2019-09-25\n <text:s text:c="2"/>沪铝 <text:s/>1.35968e+09 <text:s text:c="2"/>0.00865893 <text:s/>2019-09-25\n <text:s/>不锈钢 <text:s text:c="2"/>1213656556 <text:s text:c="2"/>0.00772899 <text:s/>2019-09-25\n <text:s text:c="2"/>棉花 <text:s text:c="2"/>1186243285 <text:s text:c="2"/>0.00755441 <text:s/>2019-09-25\n <text:s text:c="2"/>鸡蛋 <text:s text:c="2"/>1175239681 <text:s text:c="2"/>0.00748433 <text:s/>2019-09-25\n <text:s text:c="2"/>热卷 <text:s/>1.12293e+09 <text:s text:c="2"/>0.00715118 <text:s/>2019-09-25\n <text:s text:c="2"/>纸浆 <text:s/>9.23876e+08 <text:s text:c="2"/>0.00588356 <text:s/>2019-09-25\n <text:s text:c="2"/>沪铅 <text:s text:c="3"/>659297524 <text:s text:c="2"/>0.00419864 <text:s/>2019-09-25\n <text:s text:c="2"/>菜油 <text:s text:c="3"/>587372274 <text:s text:c="2"/>0.00374059 <text:s/>2019-09-25\n <text:s text:c="2"/>郑煤 <text:s/>5.82494e+08 <text:s text:c="2"/>0.00370953 <text:s/>2019-09-25\n <text:s text:c="2"/>红枣 <text:s text:c="3"/>499089640 <text:s text:c="2"/>0.00317838 <text:s/>2019-09-25\n <text:s text:c="2"/>玉米 <text:s text:c="3"/>458548474 <text:s text:c="3"/>0.0029202 <text:s/>2019-09-25\n <text:s/>PVC <text:s text:c="3"/>334434410 <text:s text:c="2"/>0.00212979 <text:s/>2019-09-25\n <text:s text:c="2"/>玻璃 <text:s text:c="3"/>333819628 <text:s text:c="2"/>0.00212588 <text:s/>2019-09-25\n <text:s text:c="2"/>沪锡 <text:s/>2.02186e+08 <text:s text:c="2"/>0.00128759 <text:s/>2019-09-25\n <text:s text:c="2"/>豆二 <text:s text:c="3"/>185554169 <text:s text:c="2"/>0.00118167 <text:s/>2019-09-25\n <text:s text:c="2"/>豆一 <text:s text:c="3"/>184729205 <text:s text:c="2"/>0.00117642 <text:s/>2019-09-25\n <text:s text:c="2"/>硅铁 <text:s/>1.54719e+08 <text:s/>0.000985305 <text:s/>2019-09-25\n <text:s text:c="2"/>淀粉 <text:s text:c="3"/>112331976 <text:s/>0.000715369 <text:s/>2019-09-25\n <text:s text:c="2"/>锰硅 <text:s/>1.10791e+08 <text:s/>0.000705557 <text:s/>2019-09-25\n <text:s text:c="2"/>尿素 <text:s text:c="4"/>78648750 <text:s/>0.000500862 <text:s/>2019-09-25\n <text:s text:c="2"/>棉纱 <text:s/>5.17932e+07 <text:s/>0.000329837 <text:s/>2019-09-25\n <text:s text:c="2"/>NR <text:s text:c="4"/>34806750 <text:s/>0.000221661 <text:s/>2019-09-25\n <text:s text:c="2"/>粳米 <text:s text:c="5"/>7375683 <text:s/>4.69709e-05 <text:s/>2019-09-25\n <text:s/>油菜籽 <text:s text:c="5"/>2680922 <text:s text:c="2"/>1.7073e-05 <text:s/>2019-09-25\n <text:s/>纤维板 <text:s text:c="5"/>2286460 <text:s text:c="2"/>1.4561e-05 <text:s/>2019-09-25\n <text:s/>胶合板 <text:s text:c="6"/>831250 <text:s/>5.29369e-06 <text:s/>2019-09-25\n <text:s text:c="2"/>强麦 <text:s text:c="6"/>472400 <text:s/>3.00841e-06 <text:s/>2019-09-25\n <text:s/>晚籼稻 <text:s text:c="6"/>159318 <text:s/>1.01459e-06 <text:s/>2019-09-25\n <text:s text:c="2"/>线材 <text:s text:c="7"/>90608 <text:s/>5.77023e-07 <text:s/>2019-09-25\n <text:s text:c="2"/>粳稻 <text:s text:c="11"/>0 <text:s text:c="11"/>0 <text:s/>2019-09-25\n <text:s text:c="2"/>普麦 <text:s text:c="11"/>0 <text:s text:c="11"/>0 <text:s/>2019-09-25\n <text:s text:c="2"/>稻谷 <text:s text:c="11"/>0 <text:s text:c="11"/>0 <text:s/>2019-09-25</text:p>
          </table:table-cell>
          <table:table-cell/>
        </table:table-row>
        <table:table-row table:style-name="ro1">
          <table:table-cell office:value-type="string" calcext:value-type="string">
            <text:p>get_qhkc_fund_position</text:p>
          </table:table-cell>
          <table:table-cell office:value-type="string" calcext:value-type="string">
            <text:p>奇货可查-资金模块</text:p>
          </table:table-cell>
          <table:table-cell office:value-type="string" calcext:value-type="string">
            <text:p>奇货可查-资金-总持仓分布</text:p>
          </table:table-cell>
          <table:table-cell office:value-type="string" calcext:value-type="string">
            <text:p>date;url</text:p>
          </table:table-cell>
          <table:table-cell office:value-type="string" calcext:value-type="string">
            <text:p>奇货可查-资金-总持仓分布\n可获取数据的时间段为:"2016-10-10:2019-09-30"\n:param url: 网址\n:param date: 中文名称\n:return: pd.DataFrame\nsymbol_df\n <text:s text:c="2"/>name <text:s text:c="6"/>value <text:s text:c="7"/>ratio <text:s text:c="5"/>date\n <text:s text:c="2"/>IC <text:s/>1552535406 <text:s text:c="4"/>0.195622 <text:s/>20190924\n <text:s text:c="2"/>IF <text:s text:c="2"/>536644080 <text:s text:c="3"/>0.0676182 <text:s/>20190924\n <text:s text:c="2"/>橡胶 <text:s text:c="2"/>536439921 <text:s text:c="3"/>0.0675924 <text:s/>20190924\n <text:s text:c="2"/>沪铜 <text:s text:c="2"/>460851099 <text:s text:c="3"/>0.0580681 <text:s/>20190924\n <text:s text:c="2"/>豆粕 <text:s text:c="2"/>401005794 <text:s text:c="3"/>0.0505275 <text:s/>20190924\n <text:s/>螺纹钢 <text:s text:c="2"/>329159263 <text:s text:c="3"/>0.0414747 <text:s/>20190924\n <text:s text:c="2"/>焦炭 <text:s text:c="2"/>325646968 <text:s text:c="3"/>0.0410321 <text:s/>20190924\n <text:s/>燃料油 <text:s text:c="2"/>313246789 <text:s text:c="3"/>0.0394697 <text:s/>20190924\n <text:s text:c="2"/>IH <text:s text:c="2"/>245556750 <text:s text:c="3"/>0.0309406 <text:s/>20190924\n <text:s text:c="2"/>棉花 <text:s text:c="2"/>214538541 <text:s text:c="3"/>0.0270323 <text:s/>20190924\n <text:s/>PTA <text:s text:c="2"/>206340552 <text:s text:c="3"/>0.0259993 <text:s/>20190924\n <text:s text:c="2"/>白糖 <text:s text:c="2"/>139901255 <text:s text:c="3"/>0.0176278 <text:s/>20190924\n <text:s text:c="2"/>豆油 <text:s text:c="2"/>133664010 <text:s text:c="3"/>0.0168419 <text:s/>20190924\n <text:s text:c="2"/>沪铝 <text:s text:c="2"/>109789864 <text:s text:c="3"/>0.0138337 <text:s/>20190924\n <text:s text:c="2"/>沪锌 <text:s text:c="2"/>107440906 <text:s text:c="3"/>0.0135378 <text:s/>20190924\n <text:s text:c="2"/>纸浆 <text:s text:c="3"/>95517374 <text:s text:c="3"/>0.0120354 <text:s/>20190924\n <text:s text:c="2"/>苹果 <text:s text:c="3"/>81058733 <text:s text:c="3"/>0.0102136 <text:s/>20190924\n <text:s text:c="2"/>塑料 <text:s text:c="3"/>63665245 <text:s text:c="2"/>0.00802194 <text:s/>20190924\n <text:s text:c="2"/>菜油 <text:s text:c="3"/>61544593 <text:s text:c="2"/>0.00775474 <text:s/>20190924\n <text:s/>铁矿石 <text:s text:c="3"/>60751108 <text:s text:c="2"/>0.00765475 <text:s/>20190924\n <text:s text:c="2"/>焦煤 <text:s text:c="3"/>58327920 <text:s text:c="2"/>0.00734943 <text:s/>20190924\n <text:s text:c="2"/>甲醇 <text:s text:c="3"/>52148752 <text:s text:c="2"/>0.00657084 <text:s/>20190924\n <text:s text:c="2"/>沥青 <text:s text:c="3"/>49207374 <text:s text:c="2"/>0.00620022 <text:s/>20190924\n <text:s text:c="2"/>菜粕 <text:s text:c="3"/>48266258 <text:s text:c="2"/>0.00608164 <text:s/>20190924\n <text:s/>棕榈油 <text:s text:c="3"/>31615548 <text:s text:c="2"/>0.00398362 <text:s/>20190924\n <text:s text:c="2"/>PP <text:s text:c="3"/>29374826 <text:s text:c="2"/>0.00370128 <text:s/>20190924\n <text:s text:c="2"/>豆一 <text:s text:c="3"/>22368376 <text:s text:c="2"/>0.00281846 <text:s/>20190924\n <text:s text:c="2"/>玉米 <text:s text:c="3"/>13861567 <text:s text:c="2"/>0.00174658 <text:s/>20190924\n <text:s text:c="2"/>沪锡 <text:s text:c="4"/>7485903 <text:s/>0.000943238 <text:s/>20190924\n <text:s text:c="2"/>淀粉 <text:s text:c="4"/>4811234 <text:s/>0.000606225 <text:s/>20190924\n <text:s text:c="2"/>棉纱 <text:s text:c="4"/>3627240 <text:s/>0.000457039 <text:s/>20190924\n <text:s text:c="2"/>尿素 <text:s text:c="4"/>2290674 <text:s/>0.000288629 <text:s/>20190924\n <text:s text:c="2"/>鸡蛋 <text:s text:c="4"/>2035406 <text:s/>0.000256465 <text:s/>20190924\n <text:s text:c="2"/>粳米 <text:s text:c="4"/>1999282 <text:s/>0.000251913 <text:s/>20190924\n <text:s/>油菜籽 <text:s text:c="5"/>533482 <text:s/>6.72197e-05 <text:s/>20190924\n <text:s/>晚籼稻 <text:s text:c="10"/>0 <text:s text:c="11"/>0 <text:s/>20190924\n <text:s text:c="2"/>强麦 <text:s text:c="10"/>0 <text:s text:c="11"/>0 <text:s/>20190924\n <text:s text:c="2"/>沪铅 <text:s text:c="6"/>89914 <text:s/>1.13293e-05 <text:s/>20190924\n <text:s text:c="2"/>豆二 <text:s text:c="5"/>379200 <text:s/>4.77799e-05 <text:s/>20190924\n <text:s text:c="2"/>硅铁 <text:s text:c="4"/>5025872 <text:s/>0.000633269 <text:s/>20190924\n <text:s text:c="2"/>红枣 <text:s text:c="4"/>8521668 <text:s text:c="2"/>0.00107375 <text:s/>20190924\n <text:s text:c="2"/>锰硅 <text:s text:c="4"/>9472832 <text:s text:c="2"/>0.00119359 <text:s/>20190924\n <text:s text:c="2"/>郑煤 <text:s text:c="4"/>9888272 <text:s text:c="2"/>0.00124594 <text:s/>20190924\n <text:s/>乙二醇 <text:s text:c="3"/>18324242 <text:s text:c="2"/>0.00230889 <text:s/>20190924\n <text:s/>PVC <text:s text:c="3"/>19454830 <text:s text:c="2"/>0.00245135 <text:s/>20190924\n <text:s text:c="2"/>玻璃 <text:s text:c="3"/>27076226 <text:s text:c="2"/>0.00341166 <text:s/>20190924\n <text:s text:c="2"/>热卷 <text:s text:c="3"/>28832929 <text:s text:c="4"/>0.003633 <text:s/>20190924\n <text:s text:c="2"/>沪银 <text:s text:c="2"/>375076371 <text:s text:c="3"/>0.0472603 <text:s/>20190924\n <text:s text:c="2"/>沪镍 <text:s text:c="2"/>411622624 <text:s text:c="3"/>0.0518652 <text:s/>20190924\n <text:s text:c="2"/>沪金 <text:s text:c="2"/>719371823 <text:s text:c="3"/>0.0906422 <text:s/>20190924\n\nlong_short_df\n <text:s text:c="5"/>name <text:s text:c="6"/>value <text:s text:c="4"/>ratio <text:s text:c="5"/>date\n <text:s text:c="3"/>空 <text:s/>6303252093 <text:s/>0.794222 <text:s/>20190924\n <text:s text:c="3"/>多 <text:s/>1633136803 <text:s/>0.205778 <text:s/>20190924</text:p>
          </table:table-cell>
          <table:table-cell/>
        </table:table-row>
        <table:table-row table:style-name="ro1">
          <table:table-cell office:value-type="string" calcext:value-type="string">
            <text:p>get_qhkc_index</text:p>
          </table:table-cell>
          <table:table-cell office:value-type="string" calcext:value-type="string">
            <text:p>奇货可查-指数模块</text:p>
          </table:table-cell>
          <table:table-cell office:value-type="string" calcext:value-type="string">
            <text:p>奇货可查-指数-指数详情</text:p>
          </table:table-cell>
          <table:table-cell office:value-type="string" calcext:value-type="string">
            <text:p>name;url</text:p>
          </table:table-cell>
          <table:table-cell office:value-type="string" calcext:value-type="string">
            <text:p>奇货可查-指数-指数详情\n获得奇货可查的指数数据: '奇货黑链', '奇货商品', '奇货谷物', '奇货贵金属', '奇货饲料', '奇货软商品', '奇货化工', '奇货有色', '奇货股指', '奇货铁合金', '奇货油脂'\n:param url: 网址\n:param name 中文名称\n:return: pd.DataFrame\n <text:s text:c="3"/>date <text:s text:c="3"/>price <text:s text:c="2"/>volume <text:s/>... <text:s text:c="5"/>margin <text:s text:c="4"/>profit long_short_ratio\n <text:s text:c="3"/>2013-01-04 <text:s text:c="4"/>1000 <text:s text:c="2"/>260820 <text:s/>... <text:s/>1130485758 <text:s text:c="3"/>1816940 <text:s text:c="11"/>52.78\n <text:s text:c="3"/>2013-01-07 <text:s/>998.244 <text:s text:c="2"/>245112 <text:s/>... <text:s/>1132228518 <text:s text:c="3"/>2514410 <text:s text:c="11"/>52.15\n <text:s text:c="3"/>2013-01-08 <text:s text:c="2"/>1000.8 <text:s text:c="2"/>318866 <text:s/>... <text:s/>1160374489 <text:s text:c="3"/>2981010 <text:s text:c="11"/>51.99\n <text:s text:c="3"/>2013-01-09 <text:s/>998.661 <text:s text:c="2"/>247352 <text:s/>... <text:s/>1166611242 <text:s text:c="3"/>3904220 <text:s text:c="11"/>52.44\n <text:s text:c="3"/>2013-01-10 <text:s/>999.802 <text:s text:c="2"/>161292 <text:s/>... <text:s/>1153164771 <text:s text:c="3"/>1448190 <text:s text:c="11"/>52.81\n <text:s text:c="10"/>... <text:s text:c="5"/>... <text:s text:c="5"/>... <text:s/>... <text:s text:c="8"/>... <text:s text:c="7"/>... <text:s text:c="13"/>...\n <text:s text:c="3"/>2019-09-24 <text:s/>845.391 <text:s text:c="2"/>881138 <text:s/>... <text:s/>1895149977 <text:s/>128379050 <text:s text:c="12"/>48.5\n <text:s text:c="3"/>2019-09-25 <text:s/>845.674 <text:s text:c="2"/>715180 <text:s/>... <text:s/>1797235248 <text:s/>128788230 <text:s text:c="11"/>48.29\n <text:s text:c="3"/>2019-09-26 <text:s/>840.154 <text:s/>1347570 <text:s/>... <text:s/>1730488227 <text:s/>137104890 <text:s text:c="11"/>48.44\n <text:s text:c="3"/>2019-09-27 <text:s/>834.831 <text:s text:c="2"/>920160 <text:s/>... <text:s/>1605342767 <text:s/>143128540 <text:s text:c="11"/>48.77\n <text:s text:c="3"/>2019-09-30 <text:s/>831.959 <text:s/>1031558 <text:s/>... <text:s/>1521875378 <text:s/>147810580 <text:s text:c="11"/>48.82</text:p>
          </table:table-cell>
          <table:table-cell/>
        </table:table-row>
        <table:table-row table:style-name="ro1">
          <table:table-cell office:value-type="string" calcext:value-type="string">
            <text:p>get_qhkc_index_profit_loss</text:p>
          </table:table-cell>
          <table:table-cell office:value-type="string" calcext:value-type="string">
            <text:p>奇货可查-指数模块</text:p>
          </table:table-cell>
          <table:table-cell office:value-type="string" calcext:value-type="string">
            <text:p>奇货可查-指数-盈亏详情</text:p>
          </table:table-cell>
          <table:table-cell office:value-type="string" calcext:value-type="string">
            <text:p>name;url;start_date;end_date</text:p>
          </table:table-cell>
          <table:table-cell office:value-type="string" calcext:value-type="string">
            <text:p>奇货可查-指数-盈亏详情\n获得奇货可查的指数数据: '奇货黑链', '奇货商品', '奇货谷物', '奇货贵金属', '奇货饲料', '奇货软商品', '奇货化工', '奇货有色', '奇货股指', '奇货铁合金', '奇货油脂'\n:param url: 网址\n:param name None\n:param start_date: ""\n:param end_date: "20190716" 指定 end_date 就可以了\n:return: pd.DataFrame\n <text:s text:c="3"/>indexes <text:s text:c="6"/>value <text:s/>trans_date\n <text:s text:c="3"/>招金期货-沪金 <text:s/>-307489200 <text:s/>2019-09-30\n <text:s text:c="3"/>平安期货-沪银 <text:s/>-195016650 <text:s/>2019-09-30\n <text:s text:c="3"/>建信期货-沪银 <text:s/>-160327350 <text:s/>2019-09-30\n <text:s text:c="3"/>国贸期货-沪银 <text:s/>-159820965 <text:s/>2019-09-30\n <text:s text:c="3"/>东证期货-沪银 <text:s/>-123508635 <text:s/>2019-09-30\n <text:s text:c="7"/>... <text:s text:c="8"/>... <text:s text:c="8"/>...\n <text:s text:c="3"/>永安期货-沪银 <text:s text:c="2"/>187411350 <text:s/>2019-09-30\n <text:s text:c="3"/>中信期货-沪金 <text:s text:c="2"/>242699750 <text:s/>2019-09-30\n <text:s text:c="3"/>华泰期货-沪银 <text:s text:c="2"/>255766185 <text:s/>2019-09-30\n <text:s text:c="3"/>永安期货-沪金 <text:s text:c="2"/>293008700 <text:s/>2019-09-30\n <text:s text:c="3"/>国泰君安-沪金 <text:s text:c="2"/>302774950 <text:s/>2019-09-30</text:p>
          </table:table-cell>
          <table:table-cell/>
        </table:table-row>
        <table:table-row table:style-name="ro1">
          <table:table-cell office:value-type="string" calcext:value-type="string">
            <text:p>get_qhkc_index_trend</text:p>
          </table:table-cell>
          <table:table-cell office:value-type="string" calcext:value-type="string">
            <text:p>奇货可查-指数模块</text:p>
          </table:table-cell>
          <table:table-cell office:value-type="string" calcext:value-type="string">
            <text:p>奇货可查-指数-大资金动向</text:p>
          </table:table-cell>
          <table:table-cell office:value-type="string" calcext:value-type="string">
            <text:p>name;url</text:p>
          </table:table-cell>
          <table:table-cell office:value-type="string" calcext:value-type="string">
            <text:p>奇货可查-指数-大资金动向\n获得奇货可查的指数数据: '奇货黑链', '奇货商品', '奇货谷物', '奇货贵金属', '奇货饲料', '奇货软商品', '奇货化工', '奇货有色', '奇货股指', '奇货铁合金', '奇货油脂'\n:param url: 网址\n:param name None\n:return: pd.DataFrame\n <text:s text:c="3"/>broker <text:s text:c="3"/>grade <text:s text:c="3"/>money <text:s text:c="4"/>open_order <text:s text:c="4"/>variety\n <text:s text:c="3"/>中金期货 <text:s text:c="4"/>B -3.68209e+07 <text:s/>3.68209e+07 <text:s text:c="5"/>沪金\n <text:s text:c="3"/>浙商期货 <text:s text:c="4"/>D <text:s text:c="3"/>-25845534 <text:s text:c="4"/>25845534 <text:s text:c="5"/>沪银\n <text:s text:c="3"/>永安期货 <text:s text:c="4"/>A <text:s text:c="3"/>-25614000 <text:s text:c="4"/>25614000 <text:s text:c="5"/>沪银\n <text:s text:c="3"/>招商期货 <text:s text:c="4"/>D <text:s text:c="3"/>-23517351 <text:s text:c="4"/>23517351 <text:s text:c="5"/>沪银\n <text:s text:c="3"/>海通期货 <text:s text:c="4"/>A <text:s text:c="4"/>21440845 <text:s text:c="4"/>21440845 <text:s text:c="5"/>沪金\n <text:s text:c="4"/>美尔雅 <text:s text:c="4"/>D <text:s text:c="4"/>21370975 <text:s text:c="4"/>21370975 <text:s text:c="5"/>沪金\n <text:s text:c="3"/>中原期货 <text:s text:c="4"/>C <text:s text:c="3"/>-21204612 <text:s text:c="4"/>21204612 <text:s text:c="5"/>沪银\n <text:s text:c="3"/>国投安信 <text:s text:c="4"/>A -1.52374e+07 <text:s/>1.52374e+07 <text:s text:c="5"/>沪银\n <text:s text:c="3"/>中信期货 <text:s text:c="4"/>C <text:s/>1.50941e+07 <text:s/>1.50941e+07 <text:s text:c="5"/>沪银\n <text:s text:c="3"/>海通期货 <text:s text:c="4"/>A -1.47184e+07 <text:s/>1.47184e+07 <text:s text:c="5"/>沪银\n <text:s text:c="3"/>方正中期 <text:s text:c="4"/>E -1.31432e+07 <text:s/>1.31432e+07 <text:s text:c="5"/>沪银\n <text:s text:c="3"/>东证期货 <text:s text:c="4"/>D <text:s text:c="2"/>-1.283e+07 <text:s text:c="3"/>1.283e+07 <text:s text:c="5"/>沪银\n <text:s text:c="3"/>一德期货 <text:s text:c="4"/>A <text:s/>1.24973e+07 <text:s/>1.24973e+07 <text:s text:c="5"/>沪银\n <text:s text:c="3"/>国投安信 <text:s text:c="4"/>A <text:s text:c="3"/>-11602860 <text:s text:c="4"/>11602860 <text:s text:c="5"/>沪金\n <text:s text:c="3"/>国泰君安 <text:s text:c="4"/>B -1.09363e+07 <text:s/>1.09363e+07 <text:s text:c="5"/>沪金\n <text:s text:c="3"/>华安期货 <text:s text:c="4"/>D -9.99499e+06 <text:s/>9.99499e+06 <text:s text:c="5"/>沪金\n <text:s text:c="3"/>南华期货 <text:s text:c="4"/>B -9.23675e+06 <text:s/>9.23675e+06 <text:s text:c="5"/>沪银\n <text:s text:c="3"/>国贸期货 <text:s text:c="4"/>B <text:s/>8.55245e+06 <text:s/>8.55245e+06 <text:s text:c="5"/>沪银\n <text:s text:c="3"/>道通期货 <text:s text:c="4"/>C <text:s text:c="5"/>8527675 <text:s text:c="5"/>8527675 <text:s text:c="5"/>沪金\n <text:s text:c="3"/>招商期货 <text:s text:c="4"/>D -7.85457e+06 <text:s/>7.85457e+06 <text:s text:c="5"/>沪金\n <text:s text:c="3"/>东方财富 <text:s text:c="4"/>E -7.58235e+06 <text:s/>7.58235e+06 <text:s text:c="5"/>沪银\n <text:s text:c="3"/>五矿经易 <text:s text:c="4"/>A <text:s/>6.95354e+06 <text:s/>6.95354e+06 <text:s text:c="5"/>沪银\n <text:s text:c="3"/>银河期货 <text:s text:c="4"/>B <text:s/>6.84522e+06 <text:s/>6.84522e+06 <text:s text:c="5"/>沪银\n <text:s text:c="3"/>国贸期货 <text:s text:c="4"/>B <text:s text:c="5"/>6731025 <text:s text:c="5"/>6731025 <text:s text:c="5"/>沪金\n <text:s text:c="3"/>平安期货 <text:s text:c="4"/>D <text:s text:c="4"/>-6710418 <text:s text:c="5"/>6710418 <text:s text:c="5"/>沪银\n <text:s text:c="3"/>上海中期 <text:s text:c="4"/>C <text:s text:c="5"/>6628800 <text:s text:c="5"/>6628800 <text:s text:c="5"/>沪金\n <text:s text:c="3"/>中信期货 <text:s text:c="4"/>C <text:s text:c="4"/>-6345830 <text:s text:c="5"/>6345830 <text:s text:c="5"/>沪金\n <text:s text:c="3"/>银河期货 <text:s text:c="4"/>B <text:s text:c="4"/>-6126295 <text:s text:c="5"/>6126295 <text:s text:c="5"/>沪金\n <text:s text:c="3"/>华泰期货 <text:s text:c="4"/>A -5.96254e+06 <text:s/>5.96254e+06 <text:s text:c="5"/>沪金\n <text:s text:c="3"/>招金期货 <text:s text:c="4"/>E -5.53029e+06 <text:s/>5.53029e+06 <text:s text:c="5"/>沪银\n <text:s text:c="3"/>东证期货 <text:s text:c="4"/>D -5.47486e+06 <text:s/>5.47486e+06 <text:s text:c="5"/>沪金\n <text:s text:c="3"/>光大期货 <text:s text:c="4"/>C <text:s text:c="4"/>-5334730 <text:s text:c="5"/>5334730 <text:s text:c="5"/>沪金\n <text:s text:c="3"/>广发期货 <text:s text:c="4"/>D <text:s/>5.31904e+06 <text:s/>5.31904e+06 <text:s text:c="5"/>沪金\n <text:s text:c="3"/>国信期货 <text:s text:c="4"/>D -5.05211e+06 <text:s/>5.05211e+06 <text:s text:c="5"/>沪金</text:p>
          </table:table-cell>
          <table:table-cell/>
        </table:table-row>
        <table:table-row table:style-name="ro1">
          <table:table-cell office:value-type="string" calcext:value-type="string">
            <text:p>get_rank_sum</text:p>
          </table:table-cell>
          <table:table-cell office:value-type="string" calcext:value-type="string">
            <text:p>期货持仓成交排名数据</text:p>
          </table:table-cell>
          <table:table-cell office:value-type="string" calcext:value-type="string">
            <text:p>采集五个期货交易所前5、前10、前15、前20会员持仓排名数据</text:p>
          </table:table-cell>
          <table:table-cell office:value-type="string" calcext:value-type="string">
            <text:p>date;vars_list</text:p>
          </table:table-cell>
          <table:table-cell office:value-type="string" calcext:value-type="string">
            <text:p>采集五个期货交易所前5、前10、前15、前20会员持仓排名数据\n注1：由于上期所和中金所只公布每个品种内部的标的排名, 没有公布品种的总排名;\n <text:s text:c="3"/>所以函数输出的品种排名是由品种中的每个标的加总获得, 并不是真实的品种排名列表\n注2：大商所只公布了品种排名, 未公布标的排名\n:param date: 日期 format: YYYY-MM-DD 或 YYYYMMDD 或 datetime.date对象 为空时为当天\n:type date: date\n:param vars_list: 合约品种如 ['RB', 'AL'] 等列表为空时为所有商品\n:type vars_list: list\n:return: pd.DataFrame\nsymbol <text:s text:c="26"/>标的合约 <text:s text:c="20"/>string\nvar <text:s text:c="29"/>商品品种 <text:s text:c="20"/>string\nvol_top5 <text:s text:c="24"/>成交量前5会员成交量总和 <text:s text:c="8"/>int\nvol_chg_top5 <text:s text:c="20"/>成交量前5会员成交量变化总和 <text:s text:c="5"/>int\nlong_open_interest_top5 <text:s text:c="9"/>持多单前5会员持多单总和 <text:s text:c="8"/>int\nlong_open_interest_chg_top5 <text:s text:c="5"/>持多单前5会员持多单变化总和 <text:s text:c="5"/>int\nshort_open_interest_top5 <text:s text:c="8"/>持空单前5会员持空单总和 <text:s text:c="8"/>int\nshort_open_interest_chg_top5 <text:s text:c="4"/>持空单前5会员持空单变化总和 <text:s text:c="5"/>int\nvol_top10 <text:s text:c="23"/>成交量前10会员成交量总和 <text:s text:c="7"/>int</text:p>
          </table:table-cell>
          <table:table-cell/>
        </table:table-row>
        <table:table-row table:style-name="ro1">
          <table:table-cell office:value-type="string" calcext:value-type="string">
            <text:p>get_rank_sum_daily</text:p>
          </table:table-cell>
          <table:table-cell office:value-type="string" calcext:value-type="string">
            <text:p>期货持仓成交排名数据</text:p>
          </table:table-cell>
          <table:table-cell office:value-type="string" calcext:value-type="string">
            <text:p>采集四个期货交易所前 5、前 10、前 15、前 20 会员持仓排名数据</text:p>
          </table:table-cell>
          <table:table-cell office:value-type="string" calcext:value-type="string">
            <text:p>start_day;end_day;vars_list</text:p>
          </table:table-cell>
          <table:table-cell office:value-type="string" calcext:value-type="string">
            <text:p>采集四个期货交易所前 5、前 10、前 15、前 20 会员持仓排名数据\n注1：由于上期所和中金所只公布每个品种内部的标的排名，没有公布品种的总排名;\n <text:s text:c="3"/>所以函数输出的品种排名是由品种中的每个标的加总获得，并不是真实的品种排名列表\n注2：大商所只公布了品种排名，未公布标的排名\n:param start_day: 开始日期 format：YYYY-MM-DD 或 YYYYMMDD 或 datetime.date对象 为空时为当天\n:type start_day: str\n:param end_day: 结束数据 format：YYYY-MM-DD 或 YYYYMMDD 或 datetime.date对象 为空时为当天\n:type end_day: str\n:param vars_list: 合约品种如 ['RB'、'AL'] 等列表为空时为所有商品\n:type vars_list: list\n:return: pd.DataFrame\nsymbol <text:s text:c="26"/>标的合约 <text:s text:c="20"/>string\nvar <text:s text:c="29"/>商品品种 <text:s text:c="20"/>string\nvol_top5 <text:s text:c="24"/>成交量前5会员成交量总和 <text:s text:c="8"/>int\nvol_chg_top5 <text:s text:c="20"/>成交量前5会员成交量变化总和 <text:s text:c="5"/>int\nlong_open_interest_top5 <text:s text:c="9"/>持多单前5会员持多单总和 <text:s text:c="8"/>int\nlong_open_interest_chg_top5 <text:s text:c="5"/>持多单前5会员持多单变化总和 <text:s text:c="5"/>int\nshort_open_interest_top5 <text:s text:c="8"/>持空单前5会员持空单总和 <text:s text:c="8"/>int\nshort_open_interest_chg_top5 <text:s text:c="4"/>持空单前5会员持空单变化总和 <text:s text:c="5"/>int\nvol_top10 <text:s text:c="23"/>成交量前10会员成交量总和 <text:s text:c="7"/>int</text:p>
          </table:table-cell>
          <table:table-cell/>
        </table:table-row>
        <table:table-row table:style-name="ro1">
          <table:table-cell office:value-type="string" calcext:value-type="string">
            <text:p>get_receipt</text:p>
          </table:table-cell>
          <table:table-cell office:value-type="string" calcext:value-type="string">
            <text:p>大宗商品期货仓单数据</text:p>
          </table:table-cell>
          <table:table-cell office:value-type="string" calcext:value-type="string">
            <text:p>大宗商品-注册仓单数据</text:p>
          </table:table-cell>
          <table:table-cell office:value-type="string" calcext:value-type="string">
            <text:p>start_date;end_date;vars_list</text:p>
          </table:table-cell>
          <table:table-cell office:value-type="string" calcext:value-type="string">
            <text:p>大宗商品-注册仓单数据\n:param start_date: 开始日期 format：YYYY-MM-DD 或 YYYYMMDD 或 datetime.date 对象 为空时为当天\n:type start_date: str\n:param end_date: 结束数据 format：YYYY-MM-DD 或 YYYYMMDD 或 datetime.date 对象 为空时为当天\n:type end_date: str\n:param vars_list: 合约品种如 RB、AL 等列表为空时为所有商品\n:type vars_list: str\n:return: 展期收益率数据\n:rtype: pandas.DataFrame</text:p>
          </table:table-cell>
          <table:table-cell/>
        </table:table-row>
        <table:table-row table:style-name="ro1">
          <table:table-cell office:value-type="string" calcext:value-type="string">
            <text:p>get_roll_yield</text:p>
          </table:table-cell>
          <table:table-cell office:value-type="string" calcext:value-type="string">
            <text:p>大宗商品期货展期收益率数据</text:p>
          </table:table-cell>
          <table:table-cell office:value-type="string" calcext:value-type="string">
            <text:p>指定交易日指定品种（主力和次主力）或任意两个合约的展期收益率</text:p>
          </table:table-cell>
          <table:table-cell office:value-type="string" calcext:value-type="string">
            <text:p>date;var;symbol1;symbol2;df</text:p>
          </table:table-cell>
          <table:table-cell office:value-type="string" calcext:value-type="string">
            <text:p>指定交易日指定品种（主力和次主力）或任意两个合约的展期收益率\nParameters\n------\ndate: string 某一天日期 format： YYYYMMDD\nvar: string 合约品种如 RB、AL 等\nsymbol1: string 合约 1 如 rb1810\nsymbol2: string 合约 2 如 rb1812\ndf: DataFrame或None 从dailyBar得到合约价格，如果为空就在函数内部抓dailyBar，直接喂给数据可以让计算加快</text:p>
          </table:table-cell>
          <table:table-cell/>
        </table:table-row>
        <table:table-row table:style-name="ro1">
          <table:table-cell office:value-type="string" calcext:value-type="string">
            <text:p>get_roll_yield_bar</text:p>
          </table:table-cell>
          <table:table-cell office:value-type="string" calcext:value-type="string">
            <text:p>大宗商品期货展期收益率数据</text:p>
          </table:table-cell>
          <table:table-cell office:value-type="string" calcext:value-type="string">
            <text:p>展期收益率</text:p>
          </table:table-cell>
          <table:table-cell office:value-type="string" calcext:value-type="string">
            <text:p>type_method;var;date;start_day;end_day</text:p>
          </table:table-cell>
          <table:table-cell office:value-type="string" calcext:value-type="string">
            <text:p>展期收益率\n:param type_method: 'symbol': 获取指定交易日指定品种所有交割月合约的收盘价; 'var': 获取指定交易日所有品种两个主力合约的展期收益率(展期收益率横截面); 'date': 获取指定品种每天的两个主力合约的展期收益率(展期收益率时间序列)\n:param var: 合约品种如 "RB", "AL" 等\n:param date: 指定交易日 format： YYYYMMDD\n:param start_day: 开始日期 format：YYYYMMDD\n:param end_day: 结束日期 format：YYYYMMDD\n:return: pandas.DataFrame\n展期收益率数据(DataFrame)\nry <text:s text:c="5"/>展期收益率\nindex <text:s text:c="2"/>日期或品种</text:p>
          </table:table-cell>
          <table:table-cell/>
        </table:table-row>
        <table:table-row table:style-name="ro1">
          <table:table-cell office:value-type="string" calcext:value-type="string">
            <text:p>get_shfe_daily</text:p>
          </table:table-cell>
          <table:table-cell office:value-type="string" calcext:value-type="string">
            <text:p>交易所日线行情数据</text:p>
          </table:table-cell>
          <table:table-cell office:value-type="string" calcext:value-type="string">
            <text:p>上海期货交易所-日频率-量价数据</text:p>
          </table:table-cell>
          <table:table-cell office:value-type="string" calcext:value-type="string">
            <text:p>date</text:p>
          </table:table-cell>
          <table:table-cell office:value-type="string" calcext:value-type="string">
            <text:p>上海期货交易所-日频率-量价数据\nhttps://tsite.shfe.com.cn/statements/dataview.html?paramid=kx\n:param date: 日期 format：YYYY-MM-DD 或 YYYYMMDD 或 datetime.date对象, 默认为当前交易日\n:type date: str or datetime.date\n:return: 上海期货交易所-日频率-量价数据\n:rtype: pandas.DataFrame or None\n上期所日交易数据(DataFrame):\nsymbol <text:s text:c="7"/>合约代码\ndate <text:s text:c="9"/>日期\nopen <text:s text:c="9"/>开盘价\nhigh <text:s text:c="9"/>最高价\nlow <text:s text:c="10"/>最低价\nclose <text:s text:c="8"/>收盘价\nvolume <text:s text:c="7"/>成交量\nopen_interest 持仓量\nturnover <text:s text:c="5"/>成交额\nsettle <text:s text:c="7"/>结算价\npre_settle <text:s text:c="4"/>前结算价\nvariety <text:s text:c="6"/>合约类别\n或 None(给定交易日没有交易数据)</text:p>
          </table:table-cell>
          <table:table-cell/>
        </table:table-row>
        <table:table-row table:style-name="ro1">
          <table:table-cell office:value-type="string" calcext:value-type="string">
            <text:p>get_shfe_rank_table</text:p>
          </table:table-cell>
          <table:table-cell office:value-type="string" calcext:value-type="string">
            <text:p>期货持仓成交排名数据</text:p>
          </table:table-cell>
          <table:table-cell office:value-type="string" calcext:value-type="string">
            <text:p>上海期货交易所会员成交及持仓排名表</text:p>
          </table:table-cell>
          <table:table-cell office:value-type="string" calcext:value-type="string">
            <text:p>date;vars_list</text:p>
          </table:table-cell>
          <table:table-cell office:value-type="string" calcext:value-type="string">
            <text:p>上海期货交易所会员成交及持仓排名表\nhttps://www.shfe.com.cn/\nhttps://tsite.shfe.com.cn/statements/dataview.html?paramid=kx\n注：该交易所只公布每个品种内部的标的排名，没有公布品种的总排名\n数据从 20020107 开始，每交易日 16:30 左右更新数据\n:param date: 交易日\n:type date: str\n:param vars_list: 合约品种如 RB、AL等列表; 为空时为所有商品\n:type vars_list: list\n:return: 上海期货交易所会员成交及持仓排名表\n:rtype: dict\nrank <text:s text:c="23"/>排名 <text:s text:c="23"/>int\nvol_party_name <text:s text:c="13"/>成交量排序的当前名次会员 <text:s text:c="7"/>string(中文)\nvol <text:s text:c="24"/>该会员成交量 <text:s text:c="17"/>int\nvol_chg <text:s text:c="20"/>该会员成交量变化量 <text:s text:c="12"/>int\nlong_party_name <text:s text:c="12"/>持多单排序的当前名次会员 <text:s text:c="7"/>string(中文)\nlong_open_interest <text:s text:c="9"/>该会员持多单 <text:s text:c="17"/>int\nlong_open_interest_chg <text:s text:c="5"/>该会员持多单变化量 <text:s text:c="12"/>int\nshort_party_name <text:s text:c="11"/>持空单排序的当前名次会员 <text:s text:c="7"/>string(中文)\nshort_open_interest <text:s text:c="8"/>该会员持空单 <text:s text:c="17"/>int\nshort_open_interest_chg <text:s text:c="4"/>该会员持空单变化量 <text:s text:c="12"/>int\nsymbol <text:s text:c="21"/>标的合约 <text:s text:c="20"/>string\nvar <text:s text:c="24"/>品种 <text:s text:c="23"/>string\ndate <text:s text:c="23"/>日期 <text:s text:c="23"/>string YYYYMMDD</text:p>
          </table:table-cell>
          <table:table-cell/>
        </table:table-row>
        <table:table-row table:style-name="ro1">
          <table:table-cell office:value-type="string" calcext:value-type="string">
            <text:p>get_token</text:p>
          </table:table-cell>
          <table:table-cell table:number-columns-repeated="5"/>
        </table:table-row>
        <table:table-row table:style-name="ro1">
          <table:table-cell office:value-type="string" calcext:value-type="string">
            <text:p>get_us_stock_name</text:p>
          </table:table-cell>
          <table:table-cell office:value-type="string" calcext:value-type="string">
            <text:p>新浪-美股实时行情数据和历史行情数据(前复权)</text:p>
          </table:table-cell>
          <table:table-cell office:value-type="string" calcext:value-type="string">
            <text:p>u.s. stock's english name, chinese name and symbol</text:p>
          </table:table-cell>
          <table:table-cell table:number-columns-repeated="3"/>
        </table:table-row>
        <table:table-row table:style-name="ro1">
          <table:table-cell office:value-type="string" calcext:value-type="string">
            <text:p>hf_sp_500</text:p>
          </table:table-cell>
          <table:table-cell office:value-type="string" calcext:value-type="string">
            <text:p>hf</text:p>
          </table:table-cell>
          <table:table-cell office:value-type="string" calcext:value-type="string">
            <text:p>S&amp;P 500 minute data from 2012-2018</text:p>
          </table:table-cell>
          <table:table-cell office:value-type="string" calcext:value-type="string">
            <text:p>year</text:p>
          </table:table-cell>
          <table:table-cell office:value-type="string" calcext:value-type="string">
            <text:p>S&amp;P 500 minute data from 2012-2018\n:param year: from 2012-2018\n:type year: str\n:return: specific year dataframe\n:rtype: pandas.DataFrame</text:p>
          </table:table-cell>
          <table:table-cell/>
        </table:table-row>
        <table:table-row table:style-name="ro1">
          <table:table-cell office:value-type="string" calcext:value-type="string">
            <text:p>hurun_rank</text:p>
          </table:table-cell>
          <table:table-cell table:number-columns-repeated="2" office:value-type="string" calcext:value-type="string">
            <text:p>胡润排行榜</text:p>
          </table:table-cell>
          <table:table-cell office:value-type="string" calcext:value-type="string">
            <text:p>indicator;year</text:p>
          </table:table-cell>
          <table:table-cell office:value-type="string" calcext:value-type="string">
            <text:p>胡润排行榜\nhttps://www.hurun.net/CN/HuList/Index?num=3YwKs889SRIm\n:param indicator: choice of {"胡润百富榜", "胡润全球富豪榜", "胡润印度榜", "胡润全球独角兽榜", "全球瞪羚企业榜", "胡润Under30s创业领袖榜", "胡润中国500强民营企业", "胡润世界500强", "胡润艺术榜"}\n:type indicator: str\n:param year: 指定年份; {"胡润百富榜": "2014-至今", "胡润全球富豪榜": "2019-至今", "胡润印度榜": "2018-至今", "胡润全球独角兽榜": "2019-至今", "中国瞪羚企业榜": "2021-至今", "全球瞪羚企业榜": "2021-至今", "胡润Under30s创业领袖榜": "2019-至今", "胡润中国500强民营企业": "2019-至今", "胡润世界500强": "2020-至今", "胡润艺术榜": "2019-至今"}\n:type year: str\n:return: 指定 indicator 和 year 的数据\n:rtype: pandas.DataFrame</text:p>
          </table:table-cell>
          <table:table-cell/>
        </table:table-row>
        <table:table-row table:style-name="ro1">
          <table:table-cell office:value-type="string" calcext:value-type="string">
            <text:p>index_ai_cx</text:p>
          </table:table-cell>
          <table:table-cell office:value-type="string" calcext:value-type="string">
            <text:p>财新指数</text:p>
          </table:table-cell>
          <table:table-cell office:value-type="string" calcext:value-type="string">
            <text:p>财新数据-指数报告-AI策略指数</text:p>
          </table:table-cell>
          <table:table-cell/>
          <table:table-cell office:value-type="string" calcext:value-type="string">
            <text:p>财新数据-指数报告-AI策略指数\nhttps://yun.ccxe.com.cn/indices/ai\n:return: AI策略指数\n:rtype: pandas.DataFrame</text:p>
          </table:table-cell>
          <table:table-cell/>
        </table:table-row>
        <table:table-row table:style-name="ro1">
          <table:table-cell office:value-type="string" calcext:value-type="string">
            <text:p>index_all_cni</text:p>
          </table:table-cell>
          <table:table-cell office:value-type="string" calcext:value-type="string">
            <text:p>国证指数</text:p>
          </table:table-cell>
          <table:table-cell office:value-type="string" calcext:value-type="string">
            <text:p>国证指数-最近交易日的所有指数</text:p>
          </table:table-cell>
          <table:table-cell/>
          <table:table-cell office:value-type="string" calcext:value-type="string">
            <text:p>国证指数-最近交易日的所有指数\nhttp://www.cnindex.com.cn/zh_indices/sese/index.html?act_menu=1&amp;index_type=-1\n:return: 国证指数-所有指数\n:rtype: pandas.DataFrame</text:p>
          </table:table-cell>
          <table:table-cell/>
        </table:table-row>
        <table:table-row table:style-name="ro1">
          <table:table-cell office:value-type="string" calcext:value-type="string">
            <text:p>index_analysis_daily_sw</text:p>
          </table:table-cell>
          <table:table-cell office:value-type="string" calcext:value-type="string">
            <text:p>申万宏源研究-指数系列</text:p>
          </table:table-cell>
          <table:table-cell office:value-type="string" calcext:value-type="string">
            <text:p>申万宏源研究-指数分析</text:p>
          </table:table-cell>
          <table:table-cell office:value-type="string" calcext:value-type="string">
            <text:p>symbol;start_date;end_date</text:p>
          </table:table-cell>
          <table:table-cell office:value-type="string" calcext:value-type="string">
            <text:p>申万宏源研究-指数分析\nhttps://www.swsresearch.com/institute_sw/allIndex/analysisIndex\n:param symbol: choice of {"市场表征", "一级行业", "二级行业", "风格指数"}\n:type symbol: str\n:param start_date: 开始日期\n:type start_date: str\n:param end_date: 结束日期\n:type end_date: str\n:return: 指数分析\n:rtype: pandas.DataFrame</text:p>
          </table:table-cell>
          <table:table-cell/>
        </table:table-row>
        <table:table-row table:style-name="ro1">
          <table:table-cell office:value-type="string" calcext:value-type="string">
            <text:p>index_analysis_monthly_sw</text:p>
          </table:table-cell>
          <table:table-cell office:value-type="string" calcext:value-type="string">
            <text:p>申万宏源研究-指数系列</text:p>
          </table:table-cell>
          <table:table-cell office:value-type="string" calcext:value-type="string">
            <text:p>申万宏源研究-指数分析-月报告</text:p>
          </table:table-cell>
          <table:table-cell office:value-type="string" calcext:value-type="string">
            <text:p>symbol;date</text:p>
          </table:table-cell>
          <table:table-cell office:value-type="string" calcext:value-type="string">
            <text:p>申万宏源研究-指数分析-月报告\nhttps://www.swsresearch.com/institute_sw/allIndex/analysisIndex\n:param symbol: choice of {"市场表征", "一级行业", "二级行业", "风格指数"}\n:type symbol: str\n:param date: 查询日期; 通过调用 ak.index_analysis_week_month_sw() 接口获取\n:type date: str\n:return: 指数分析\n:rtype: pandas.DataFrame</text:p>
          </table:table-cell>
          <table:table-cell/>
        </table:table-row>
        <table:table-row table:style-name="ro1">
          <table:table-cell office:value-type="string" calcext:value-type="string">
            <text:p>index_analysis_week_month_sw</text:p>
          </table:table-cell>
          <table:table-cell office:value-type="string" calcext:value-type="string">
            <text:p>申万宏源研究-指数系列</text:p>
          </table:table-cell>
          <table:table-cell office:value-type="string" calcext:value-type="string">
            <text:p>申万宏源研究-周/月报表-日期序列</text:p>
          </table:table-cell>
          <table:table-cell office:value-type="string" calcext:value-type="string">
            <text:p>symbol</text:p>
          </table:table-cell>
          <table:table-cell office:value-type="string" calcext:value-type="string">
            <text:p>申万宏源研究-周/月报表-日期序列\nhttps://www.swsresearch.com/institute_sw/allIndex/analysisIndex\n:param symbol: choice of {"week", "month"}\n:type symbol: str\n:return: 日期序列\n:rtype: pandas.DataFrame</text:p>
          </table:table-cell>
          <table:table-cell/>
        </table:table-row>
        <table:table-row table:style-name="ro1">
          <table:table-cell office:value-type="string" calcext:value-type="string">
            <text:p>index_analysis_weekly_sw</text:p>
          </table:table-cell>
          <table:table-cell office:value-type="string" calcext:value-type="string">
            <text:p>申万宏源研究-指数系列</text:p>
          </table:table-cell>
          <table:table-cell office:value-type="string" calcext:value-type="string">
            <text:p>申万宏源研究-指数分析-周报告</text:p>
          </table:table-cell>
          <table:table-cell office:value-type="string" calcext:value-type="string">
            <text:p>symbol;date</text:p>
          </table:table-cell>
          <table:table-cell office:value-type="string" calcext:value-type="string">
            <text:p>申万宏源研究-指数分析-周报告\nhttps://www.swsresearch.com/institute_sw/allIndex/analysisIndex\n:param symbol: choice of {"市场表征", "一级行业", "二级行业", "风格指数"}\n:type symbol: str\n:param date: 查询日期; 通过调用 ak.index_analysis_week_month_sw(date="20221104") 接口获取\n:type date: str\n:return: 指数分析\n:rtype: pandas.DataFrame</text:p>
          </table:table-cell>
          <table:table-cell/>
        </table:table-row>
        <table:table-row table:style-name="ro1">
          <table:table-cell office:value-type="string" calcext:value-type="string">
            <text:p>index_awpr_cx</text:p>
          </table:table-cell>
          <table:table-cell office:value-type="string" calcext:value-type="string">
            <text:p>财新指数</text:p>
          </table:table-cell>
          <table:table-cell office:value-type="string" calcext:value-type="string">
            <text:p>财新数据-指数报告-新经济入职工资溢价水平</text:p>
          </table:table-cell>
          <table:table-cell/>
          <table:table-cell office:value-type="string" calcext:value-type="string">
            <text:p>财新数据-指数报告-新经济入职工资溢价水平\nhttps://yun.ccxe.com.cn/indices/nei\n:return: 新经济入职工资溢价水平\n:rtype: pandas.DataFrame</text:p>
          </table:table-cell>
          <table:table-cell/>
        </table:table-row>
        <table:table-row table:style-name="ro1">
          <table:table-cell office:value-type="string" calcext:value-type="string">
            <text:p>index_bei_cx</text:p>
          </table:table-cell>
          <table:table-cell office:value-type="string" calcext:value-type="string">
            <text:p>财新指数</text:p>
          </table:table-cell>
          <table:table-cell office:value-type="string" calcext:value-type="string">
            <text:p>财新数据-指数报告-基石经济指数</text:p>
          </table:table-cell>
          <table:table-cell/>
          <table:table-cell office:value-type="string" calcext:value-type="string">
            <text:p>财新数据-指数报告-基石经济指数\nhttps://yun.ccxe.com.cn/indices/bei\n:return: 基石经济指数\n:rtype: pandas.DataFrame</text:p>
          </table:table-cell>
          <table:table-cell/>
        </table:table-row>
        <table:table-row table:style-name="ro1">
          <table:table-cell office:value-type="string" calcext:value-type="string">
            <text:p>index_bi_cx</text:p>
          </table:table-cell>
          <table:table-cell office:value-type="string" calcext:value-type="string">
            <text:p>财新指数</text:p>
          </table:table-cell>
          <table:table-cell office:value-type="string" calcext:value-type="string">
            <text:p>财新数据-指数报告-基础指数</text:p>
          </table:table-cell>
          <table:table-cell/>
          <table:table-cell office:value-type="string" calcext:value-type="string">
            <text:p>财新数据-指数报告-基础指数\nhttps://yun.ccxe.com.cn/indices/dei\n:return: 基础指数\n:rtype: pandas.DataFrame</text:p>
          </table:table-cell>
          <table:table-cell/>
        </table:table-row>
        <table:table-row table:style-name="ro1">
          <table:table-cell office:value-type="string" calcext:value-type="string">
            <text:p>index_bloomberg_billionaires</text:p>
          </table:table-cell>
          <table:table-cell office:value-type="string" calcext:value-type="string">
            <text:p>彭博亿万富豪指数</text:p>
          </table:table-cell>
          <table:table-cell office:value-type="string" calcext:value-type="string">
            <text:p>Bloomberg Billionaires Index</text:p>
          </table:table-cell>
          <table:table-cell/>
          <table:table-cell office:value-type="string" calcext:value-type="string">
            <text:p>Bloomberg Billionaires Index\nhttps://www.bloomberg.com/billionaires/\n:return: 彭博亿万富豪指数\n:rtype: pandas.DataFrame</text:p>
          </table:table-cell>
          <table:table-cell/>
        </table:table-row>
        <table:table-row table:style-name="ro1">
          <table:table-cell office:value-type="string" calcext:value-type="string">
            <text:p>index_bloomberg_billionaires_hist</text:p>
          </table:table-cell>
          <table:table-cell office:value-type="string" calcext:value-type="string">
            <text:p>彭博亿万富豪指数</text:p>
          </table:table-cell>
          <table:table-cell office:value-type="string" calcext:value-type="string">
            <text:p>Bloomberg Billionaires Index</text:p>
          </table:table-cell>
          <table:table-cell office:value-type="string" calcext:value-type="string">
            <text:p>year</text:p>
          </table:table-cell>
          <table:table-cell office:value-type="string" calcext:value-type="string">
            <text:p>Bloomberg Billionaires Index\nhttps://stats.areppim.com/stats/links_billionairexlists.htm\n:param year: choice of {"2021", "2019", "2018", ...}\n:type year: str\n:return: 彭博亿万富豪指数历史数据\n:rtype: pandas.DataFrame</text:p>
          </table:table-cell>
          <table:table-cell/>
        </table:table-row>
        <table:table-row table:style-name="ro1">
          <table:table-cell office:value-type="string" calcext:value-type="string">
            <text:p>index_cci_cx</text:p>
          </table:table-cell>
          <table:table-cell office:value-type="string" calcext:value-type="string">
            <text:p>财新指数</text:p>
          </table:table-cell>
          <table:table-cell office:value-type="string" calcext:value-type="string">
            <text:p>财新数据-指数报告-大宗商品指数</text:p>
          </table:table-cell>
          <table:table-cell/>
          <table:table-cell office:value-type="string" calcext:value-type="string">
            <text:p>财新数据-指数报告-大宗商品指数\nhttps://yun.ccxe.com.cn/indices/nei\n:return: 大宗商品指数\n:rtype: pandas.DataFrame</text:p>
          </table:table-cell>
          <table:table-cell/>
        </table:table-row>
        <table:table-row table:style-name="ro1">
          <table:table-cell office:value-type="string" calcext:value-type="string">
            <text:p>index_ci_cx</text:p>
          </table:table-cell>
          <table:table-cell office:value-type="string" calcext:value-type="string">
            <text:p>财新指数</text:p>
          </table:table-cell>
          <table:table-cell office:value-type="string" calcext:value-type="string">
            <text:p>财新数据-指数报告-资本投入指数</text:p>
          </table:table-cell>
          <table:table-cell/>
          <table:table-cell office:value-type="string" calcext:value-type="string">
            <text:p>财新数据-指数报告-资本投入指数\nhttps://yun.ccxe.com.cn/indices/nei\n:return: 资本投入指数\n:rtype: pandas.DataFrame</text:p>
          </table:table-cell>
          <table:table-cell/>
        </table:table-row>
        <table:table-row table:style-name="ro1">
          <table:table-cell office:value-type="string" calcext:value-type="string">
            <text:p>index_code_id_map_em</text:p>
          </table:table-cell>
          <table:table-cell office:value-type="string" calcext:value-type="string">
            <text:p>指数行情数据</text:p>
          </table:table-cell>
          <table:table-cell office:value-type="string" calcext:value-type="string">
            <text:p>东方财富-股票和市场代码</text:p>
          </table:table-cell>
          <table:table-cell table:number-columns-repeated="3"/>
        </table:table-row>
        <table:table-row table:style-name="ro1">
          <table:table-cell office:value-type="string" calcext:value-type="string">
            <text:p>index_component_sw</text:p>
          </table:table-cell>
          <table:table-cell office:value-type="string" calcext:value-type="string">
            <text:p>申万宏源研究-指数系列</text:p>
          </table:table-cell>
          <table:table-cell office:value-type="string" calcext:value-type="string">
            <text:p>申万宏源研究-指数发布-指数详情-成分股</text:p>
          </table:table-cell>
          <table:table-cell office:value-type="string" calcext:value-type="string">
            <text:p>symbol</text:p>
          </table:table-cell>
          <table:table-cell office:value-type="string" calcext:value-type="string">
            <text:p>申万宏源研究-指数发布-指数详情-成分股\nhttps://www.swsresearch.com/institute_sw/allIndex/releasedIndex/releasedetail?code=801001&amp;name=%E7%94%B3%E4%B8%8750\n:param symbol: 指数代码\n:type symbol: str\n:return: 成分股\n:rtype: pandas.DataFrame</text:p>
          </table:table-cell>
          <table:table-cell/>
        </table:table-row>
        <table:table-row table:style-name="ro1">
          <table:table-cell office:value-type="string" calcext:value-type="string">
            <text:p>index_dei_cx</text:p>
          </table:table-cell>
          <table:table-cell office:value-type="string" calcext:value-type="string">
            <text:p>财新指数</text:p>
          </table:table-cell>
          <table:table-cell office:value-type="string" calcext:value-type="string">
            <text:p>财新数据-指数报告-数字经济指数</text:p>
          </table:table-cell>
          <table:table-cell/>
          <table:table-cell office:value-type="string" calcext:value-type="string">
            <text:p>财新数据-指数报告-数字经济指数\nhttps://yun.ccxe.com.cn/indices/dei\n:return: 数字经济指数\n:rtype: pandas.DataFrame</text:p>
          </table:table-cell>
          <table:table-cell/>
        </table:table-row>
        <table:table-row table:style-name="ro1">
          <table:table-cell office:value-type="string" calcext:value-type="string">
            <text:p>index_detail_cni</text:p>
          </table:table-cell>
          <table:table-cell office:value-type="string" calcext:value-type="string">
            <text:p>国证指数</text:p>
          </table:table-cell>
          <table:table-cell office:value-type="string" calcext:value-type="string">
            <text:p>国证指数-样本详情-指定日期的样本成份</text:p>
          </table:table-cell>
          <table:table-cell office:value-type="string" calcext:value-type="string">
            <text:p>symbol;date</text:p>
          </table:table-cell>
          <table:table-cell office:value-type="string" calcext:value-type="string">
            <text:p>国证指数-样本详情-指定日期的样本成份\nhttp://www.cnindex.com.cn/module/index-detail.html?act_menu=1&amp;indexCode=399001\n:param symbol: 指数代码\n:type symbol: str\n:param date: 指定月份\n:type date: str\n:return: 指定日期的样本成份\n:rtype: pandas.DataFrame</text:p>
          </table:table-cell>
          <table:table-cell/>
        </table:table-row>
        <table:table-row table:style-name="ro1">
          <table:table-cell office:value-type="string" calcext:value-type="string">
            <text:p>index_detail_hist_adjust_cni</text:p>
          </table:table-cell>
          <table:table-cell office:value-type="string" calcext:value-type="string">
            <text:p>国证指数</text:p>
          </table:table-cell>
          <table:table-cell office:value-type="string" calcext:value-type="string">
            <text:p>国证指数-样本详情-历史调样</text:p>
          </table:table-cell>
          <table:table-cell office:value-type="string" calcext:value-type="string">
            <text:p>symbol</text:p>
          </table:table-cell>
          <table:table-cell office:value-type="string" calcext:value-type="string">
            <text:p>国证指数-样本详情-历史调样\nhttp://www.cnindex.com.cn/module/index-detail.html?act_menu=1&amp;indexCode=399005\n:param symbol: 指数代码\n:type symbol: str\n:return: 历史调样\n:rtype: pandas.DataFrame</text:p>
          </table:table-cell>
          <table:table-cell/>
        </table:table-row>
        <table:table-row table:style-name="ro1">
          <table:table-cell office:value-type="string" calcext:value-type="string">
            <text:p>index_detail_hist_cni</text:p>
          </table:table-cell>
          <table:table-cell office:value-type="string" calcext:value-type="string">
            <text:p>国证指数</text:p>
          </table:table-cell>
          <table:table-cell office:value-type="string" calcext:value-type="string">
            <text:p>国证指数-样本详情-历史样本</text:p>
          </table:table-cell>
          <table:table-cell office:value-type="string" calcext:value-type="string">
            <text:p>symbol;date</text:p>
          </table:table-cell>
          <table:table-cell office:value-type="string" calcext:value-type="string">
            <text:p>国证指数-样本详情-历史样本\nhttp://www.cnindex.com.cn/module/index-detail.html?act_menu=1&amp;indexCode=399001\n:param symbol: 指数代码; "399001"\n:type symbol: str\n:param date: 指定月份; "202201", 为空返回所有数据\n:type date: str\n:return: 历史样本\n:rtype: pandas.DataFrame</text:p>
          </table:table-cell>
          <table:table-cell/>
        </table:table-row>
        <table:table-row table:style-name="ro1">
          <table:table-cell office:value-type="string" calcext:value-type="string">
            <text:p>index_eri</text:p>
          </table:table-cell>
          <table:table-cell table:number-columns-repeated="2" office:value-type="string" calcext:value-type="string">
            <text:p>浙江省排污权交易指数</text:p>
          </table:table-cell>
          <table:table-cell office:value-type="string" calcext:value-type="string">
            <text:p>symbol</text:p>
          </table:table-cell>
          <table:table-cell office:value-type="string" calcext:value-type="string">
            <text:p>浙江省排污权交易指数\nhttps://zs.zjpwq.net\n:param symbol: choice of {"月度", "季度"}\n:type symbol: str\n:return: 浙江省排污权交易指数\n:rtype: pandas.DataFrame</text:p>
          </table:table-cell>
          <table:table-cell/>
        </table:table-row>
        <table:table-row table:style-name="ro1">
          <table:table-cell office:value-type="string" calcext:value-type="string">
            <text:p>index_fi_cx</text:p>
          </table:table-cell>
          <table:table-cell office:value-type="string" calcext:value-type="string">
            <text:p>财新指数</text:p>
          </table:table-cell>
          <table:table-cell office:value-type="string" calcext:value-type="string">
            <text:p>财新数据-指数报告-融合指数</text:p>
          </table:table-cell>
          <table:table-cell/>
          <table:table-cell office:value-type="string" calcext:value-type="string">
            <text:p>财新数据-指数报告-融合指数\nhttps://yun.ccxe.com.cn/indices/dei\n:return: 融合指数\n:rtype: pandas.DataFrame</text:p>
          </table:table-cell>
          <table:table-cell/>
        </table:table-row>
        <table:table-row table:style-name="ro1">
          <table:table-cell office:value-type="string" calcext:value-type="string">
            <text:p>index_global_hist_em</text:p>
          </table:table-cell>
          <table:table-cell office:value-type="string" calcext:value-type="string">
            <text:p>东方财富网-行情中心-全球指数</text:p>
          </table:table-cell>
          <table:table-cell office:value-type="string" calcext:value-type="string">
            <text:p>东方财富网-行情中心-全球指数-历史行情数据</text:p>
          </table:table-cell>
          <table:table-cell office:value-type="string" calcext:value-type="string">
            <text:p>symbol</text:p>
          </table:table-cell>
          <table:table-cell office:value-type="string" calcext:value-type="string">
            <text:p>东方财富网-行情中心-全球指数-历史行情数据\nhttps://quote.eastmoney.com/gb/zsUDI.html\n:param symbol: 指数名称；可以通过 ak.index_global_spot_em() 获取\n:type symbol: str\n:return: 历史行情数据\n:rtype: pandas.DataFrame</text:p>
          </table:table-cell>
          <table:table-cell/>
        </table:table-row>
        <table:table-row table:style-name="ro1">
          <table:table-cell office:value-type="string" calcext:value-type="string">
            <text:p>index_global_hist_sina</text:p>
          </table:table-cell>
          <table:table-cell office:value-type="string" calcext:value-type="string">
            <text:p>新浪财经-行情中心-环球市场</text:p>
          </table:table-cell>
          <table:table-cell office:value-type="string" calcext:value-type="string">
            <text:p>新浪财经-行情中心-环球市场-历史行情</text:p>
          </table:table-cell>
          <table:table-cell office:value-type="string" calcext:value-type="string">
            <text:p>symbol</text:p>
          </table:table-cell>
          <table:table-cell office:value-type="string" calcext:value-type="string">
            <text:p>新浪财经-行情中心-环球市场-历史行情\nhttps://finance.sina.com.cn/stock/globalindex/quotes/UKX\n:param symbol: 指数名称；可以通过 ak.index_global_name_table() 获取\n:type symbol: str\n:return: 环球市场历史行情\n:rtype: pandas.DataFrame</text:p>
          </table:table-cell>
          <table:table-cell/>
        </table:table-row>
        <table:table-row table:style-name="ro1">
          <table:table-cell office:value-type="string" calcext:value-type="string">
            <text:p>index_global_name_table</text:p>
          </table:table-cell>
          <table:table-cell office:value-type="string" calcext:value-type="string">
            <text:p>新浪财经-行情中心-环球市场</text:p>
          </table:table-cell>
          <table:table-cell office:value-type="string" calcext:value-type="string">
            <text:p>新浪财经-行情中心-环球市场-名称代码映射表</text:p>
          </table:table-cell>
          <table:table-cell/>
          <table:table-cell office:value-type="string" calcext:value-type="string">
            <text:p>新浪财经-行情中心-环球市场-名称代码映射表\nhttps://finance.sina.com.cn/stock/globalindex/quotes/UKX\n:return: 名称代码映射表\n:rtype: pandas.DataFrame</text:p>
          </table:table-cell>
          <table:table-cell/>
        </table:table-row>
        <table:table-row table:style-name="ro1">
          <table:table-cell office:value-type="string" calcext:value-type="string">
            <text:p>index_global_spot_em</text:p>
          </table:table-cell>
          <table:table-cell office:value-type="string" calcext:value-type="string">
            <text:p>东方财富网-行情中心-全球指数</text:p>
          </table:table-cell>
          <table:table-cell office:value-type="string" calcext:value-type="string">
            <text:p>东方财富网-行情中心-全球指数-实时行情数据</text:p>
          </table:table-cell>
          <table:table-cell/>
          <table:table-cell office:value-type="string" calcext:value-type="string">
            <text:p>东方财富网-行情中心-全球指数-实时行情数据\nhttps://quote.eastmoney.com/center/gridlist.html#global_qtzs\n:return: 实时行情数据\n:rtype: pandas.DataFrame</text:p>
          </table:table-cell>
          <table:table-cell/>
        </table:table-row>
        <table:table-row table:style-name="ro1">
          <table:table-cell office:value-type="string" calcext:value-type="string">
            <text:p>index_hist_cni</text:p>
          </table:table-cell>
          <table:table-cell office:value-type="string" calcext:value-type="string">
            <text:p>国证指数</text:p>
          </table:table-cell>
          <table:table-cell office:value-type="string" calcext:value-type="string">
            <text:p>指数历史行情数据</text:p>
          </table:table-cell>
          <table:table-cell office:value-type="string" calcext:value-type="string">
            <text:p>symbol;start_date;end_date</text:p>
          </table:table-cell>
          <table:table-cell office:value-type="string" calcext:value-type="string">
            <text:p>指数历史行情数据\nhttp://www.cnindex.com.cn/module/index-detail.html?act_menu=1&amp;indexCode=399001\n:param symbol: 指数代码\n:type symbol: str\n:param start_date: 开始时间\n:type start_date: str\n:param end_date: 结束时间\n:type end_date: str\n:return: 指数历史行情数据\n:rtype: pandas.DataFrame</text:p>
          </table:table-cell>
          <table:table-cell/>
        </table:table-row>
        <table:table-row table:style-name="ro1">
          <table:table-cell office:value-type="string" calcext:value-type="string">
            <text:p>index_hist_fund_sw</text:p>
          </table:table-cell>
          <table:table-cell office:value-type="string" calcext:value-type="string">
            <text:p>申万宏源研究-申万指数-指数发布-基金指数-实时行情</text:p>
          </table:table-cell>
          <table:table-cell office:value-type="string" calcext:value-type="string">
            <text:p>申万宏源研究-申万指数-指数发布-基金指数-历史行情</text:p>
          </table:table-cell>
          <table:table-cell office:value-type="string" calcext:value-type="string">
            <text:p>symbol;period</text:p>
          </table:table-cell>
          <table:table-cell office:value-type="string" calcext:value-type="string">
            <text:p>申万宏源研究-申万指数-指数发布-基金指数-历史行情\nhttps://www.swsresearch.com/institute_sw/allIndex/releasedIndex/fundDetail?code=807100\n:param symbol: 基金指数代码\n:type symbol: str\n:param period: 周期\n:type period: str\n:return: 历史行情\n:rtype: pandas.DataFrame</text:p>
          </table:table-cell>
          <table:table-cell/>
        </table:table-row>
        <table:table-row table:style-name="ro1">
          <table:table-cell office:value-type="string" calcext:value-type="string">
            <text:p>index_hist_sw</text:p>
          </table:table-cell>
          <table:table-cell office:value-type="string" calcext:value-type="string">
            <text:p>申万宏源研究-指数系列</text:p>
          </table:table-cell>
          <table:table-cell office:value-type="string" calcext:value-type="string">
            <text:p>申万宏源研究-指数发布-指数详情-指数历史数据</text:p>
          </table:table-cell>
          <table:table-cell office:value-type="string" calcext:value-type="string">
            <text:p>symbol;period</text:p>
          </table:table-cell>
          <table:table-cell office:value-type="string" calcext:value-type="string">
            <text:p>申万宏源研究-指数发布-指数详情-指数历史数据\nhttps://www.swsresearch.com/institute_sw/allIndex/releasedIndex/releasedetail?code=801001&amp;name=%E7%94%B3%E4%B8%8750\n:param symbol: 指数代码\n:type symbol: str\n:param period: choice of {"day", "week", "month"}\n:type period: str\n:return: 指数历史数据\n:rtype: pandas.DataFrame</text:p>
          </table:table-cell>
          <table:table-cell/>
        </table:table-row>
        <table:table-row table:style-name="ro1">
          <table:table-cell office:value-type="string" calcext:value-type="string">
            <text:p>index_hog_spot_price</text:p>
          </table:table-cell>
          <table:table-cell office:value-type="string" calcext:value-type="string">
            <text:p>生猪市场价格指数</text:p>
          </table:table-cell>
          <table:table-cell office:value-type="string" calcext:value-type="string">
            <text:p>行情宝-生猪市场价格指数</text:p>
          </table:table-cell>
          <table:table-cell/>
          <table:table-cell office:value-type="string" calcext:value-type="string">
            <text:p>行情宝-生猪市场价格指数\nhttps://hqb.nxin.com/pigindex/index.shtml\n:return: 生猪市场价格指数\n:rtype: pandas.DataFrame</text:p>
          </table:table-cell>
          <table:table-cell/>
        </table:table-row>
        <table:table-row table:style-name="ro1">
          <table:table-cell office:value-type="string" calcext:value-type="string">
            <text:p>index_ii_cx</text:p>
          </table:table-cell>
          <table:table-cell office:value-type="string" calcext:value-type="string">
            <text:p>财新指数</text:p>
          </table:table-cell>
          <table:table-cell office:value-type="string" calcext:value-type="string">
            <text:p>财新数据-指数报告-产业指数</text:p>
          </table:table-cell>
          <table:table-cell/>
          <table:table-cell office:value-type="string" calcext:value-type="string">
            <text:p>财新数据-指数报告-产业指数\nhttps://yun.ccxe.com.cn/indices/dei\n:return: 产业指数\n:rtype: pandas.DataFrame</text:p>
          </table:table-cell>
          <table:table-cell/>
        </table:table-row>
        <table:table-row table:style-name="ro1">
          <table:table-cell office:value-type="string" calcext:value-type="string">
            <text:p>index_inner_quote_sugar_msweet</text:p>
          </table:table-cell>
          <table:table-cell office:value-type="string" calcext:value-type="string">
            <text:p>中国食糖指数</text:p>
          </table:table-cell>
          <table:table-cell office:value-type="string" calcext:value-type="string">
            <text:p>沐甜科技数据中心-配额内进口糖估算指数</text:p>
          </table:table-cell>
          <table:table-cell/>
          <table:table-cell office:value-type="string" calcext:value-type="string">
            <text:p>沐甜科技数据中心-配额内进口糖估算指数\nhttps://www.msweet.com.cn/mtkj/sjzx13/index.html\n:return: 配额内进口糖估算指数\n:rtype: pandas.DataFrame</text:p>
          </table:table-cell>
          <table:table-cell/>
        </table:table-row>
        <table:table-row table:style-name="ro1">
          <table:table-cell office:value-type="string" calcext:value-type="string">
            <text:p>index_kq_fashion</text:p>
          </table:table-cell>
          <table:table-cell office:value-type="string" calcext:value-type="string">
            <text:p>柯桥指数</text:p>
          </table:table-cell>
          <table:table-cell office:value-type="string" calcext:value-type="string">
            <text:p>柯桥时尚指数</text:p>
          </table:table-cell>
          <table:table-cell office:value-type="string" calcext:value-type="string">
            <text:p>symbol</text:p>
          </table:table-cell>
          <table:table-cell office:value-type="string" calcext:value-type="string">
            <text:p>柯桥时尚指数\nhttp://ss.kqindex.cn:9559/rinder_web_kqsszs/index/index_page.do\n:param symbol: choice of {'柯桥时尚指数', '时尚创意指数', '时尚设计人才数', '新花型推出数', '创意产品成交数', '创意企业数量', '时尚活跃度指数', '电商运行数', '时尚平台拓展数', '新产品销售额占比', '企业合作占比', '品牌传播费用', '时尚推广度指数', '国际交流合作次数', '企业参展次数', '外商驻点数量变化', '时尚评价指数'}\n:type symbol: str\n:return: 柯桥时尚指数及其子项数据\n:rtype: pandas.DataFrame</text:p>
          </table:table-cell>
          <table:table-cell/>
        </table:table-row>
        <table:table-row table:style-name="ro1">
          <table:table-cell office:value-type="string" calcext:value-type="string">
            <text:p>index_kq_fz</text:p>
          </table:table-cell>
          <table:table-cell office:value-type="string" calcext:value-type="string">
            <text:p>柯桥指数</text:p>
          </table:table-cell>
          <table:table-cell office:value-type="string" calcext:value-type="string">
            <text:p>中国柯桥纺织指数</text:p>
          </table:table-cell>
          <table:table-cell office:value-type="string" calcext:value-type="string">
            <text:p>symbol</text:p>
          </table:table-cell>
          <table:table-cell office:value-type="string" calcext:value-type="string">
            <text:p>中国柯桥纺织指数\nhttp://www.kqindex.cn/flzs/jiage\n:param symbol: choice of {'价格指数', '景气指数', '外贸指数'}\n:type symbol: str\n:return: 中国柯桥纺织指数\n:rtype: pandas.DataFrame</text:p>
          </table:table-cell>
          <table:table-cell/>
        </table:table-row>
        <table:table-row table:style-name="ro1">
          <table:table-cell office:value-type="string" calcext:value-type="string">
            <text:p>index_li_cx</text:p>
          </table:table-cell>
          <table:table-cell office:value-type="string" calcext:value-type="string">
            <text:p>财新指数</text:p>
          </table:table-cell>
          <table:table-cell office:value-type="string" calcext:value-type="string">
            <text:p>财新数据-指数报告-劳动力投入指数</text:p>
          </table:table-cell>
          <table:table-cell/>
          <table:table-cell office:value-type="string" calcext:value-type="string">
            <text:p>财新数据-指数报告-劳动力投入指数\nhttps://yun.ccxe.com.cn/indices/nei\n:return: 劳动力投入指数\n:rtype: pandas.DataFrame</text:p>
          </table:table-cell>
          <table:table-cell/>
        </table:table-row>
        <table:table-row table:style-name="ro1">
          <table:table-cell office:value-type="string" calcext:value-type="string">
            <text:p>index_min_sw</text:p>
          </table:table-cell>
          <table:table-cell office:value-type="string" calcext:value-type="string">
            <text:p>申万宏源研究-指数系列</text:p>
          </table:table-cell>
          <table:table-cell office:value-type="string" calcext:value-type="string">
            <text:p>申万宏源研究-指数发布-指数详情-指数分时数据</text:p>
          </table:table-cell>
          <table:table-cell office:value-type="string" calcext:value-type="string">
            <text:p>symbol</text:p>
          </table:table-cell>
          <table:table-cell office:value-type="string" calcext:value-type="string">
            <text:p>申万宏源研究-指数发布-指数详情-指数分时数据\nhttps://www.swsresearch.com/institute_sw/allIndex/releasedIndex/releasedetail?code=801001&amp;name=%E7%94%B3%E4%B8%8750\n:param symbol: 指数代码\n:type symbol: str\n:return: 指数分时数据\n:rtype: pandas.DataFrame</text:p>
          </table:table-cell>
          <table:table-cell/>
        </table:table-row>
        <table:table-row table:style-name="ro1">
          <table:table-cell office:value-type="string" calcext:value-type="string">
            <text:p>index_neaw_cx</text:p>
          </table:table-cell>
          <table:table-cell office:value-type="string" calcext:value-type="string">
            <text:p>财新指数</text:p>
          </table:table-cell>
          <table:table-cell office:value-type="string" calcext:value-type="string">
            <text:p>财新数据-指数报告-新经济行业入职平均工资水平</text:p>
          </table:table-cell>
          <table:table-cell/>
          <table:table-cell office:value-type="string" calcext:value-type="string">
            <text:p>财新数据-指数报告-新经济行业入职平均工资水平\nhttps://yun.ccxe.com.cn/indices/nei\n:return: 新经济行业入职平均工资水平\n:rtype: pandas.DataFrame</text:p>
          </table:table-cell>
          <table:table-cell/>
        </table:table-row>
        <table:table-row table:style-name="ro1">
          <table:table-cell office:value-type="string" calcext:value-type="string">
            <text:p>index_neei_cx</text:p>
          </table:table-cell>
          <table:table-cell office:value-type="string" calcext:value-type="string">
            <text:p>财新指数</text:p>
          </table:table-cell>
          <table:table-cell office:value-type="string" calcext:value-type="string">
            <text:p>财新数据-指数报告-新动能指数</text:p>
          </table:table-cell>
          <table:table-cell/>
          <table:table-cell office:value-type="string" calcext:value-type="string">
            <text:p>财新数据-指数报告-新动能指数\nhttps://yun.ccxe.com.cn/indices/neei\n:return: 新动能指数\n:rtype: pandas.DataFrame</text:p>
          </table:table-cell>
          <table:table-cell/>
        </table:table-row>
        <table:table-row table:style-name="ro1">
          <table:table-cell office:value-type="string" calcext:value-type="string">
            <text:p>index_nei_cx</text:p>
          </table:table-cell>
          <table:table-cell office:value-type="string" calcext:value-type="string">
            <text:p>财新指数</text:p>
          </table:table-cell>
          <table:table-cell office:value-type="string" calcext:value-type="string">
            <text:p>财新数据-指数报告-中国新经济指数</text:p>
          </table:table-cell>
          <table:table-cell/>
          <table:table-cell office:value-type="string" calcext:value-type="string">
            <text:p>财新数据-指数报告-中国新经济指数\nhttps://yun.ccxe.com.cn/indices/nei\n:return: 中国新经济指数\n:rtype: pandas.DataFrame</text:p>
          </table:table-cell>
          <table:table-cell/>
        </table:table-row>
        <table:table-row table:style-name="ro1">
          <table:table-cell office:value-type="string" calcext:value-type="string">
            <text:p>index_news_sentiment_scope</text:p>
          </table:table-cell>
          <table:table-cell table:number-columns-repeated="2" office:value-type="string" calcext:value-type="string">
            <text:p>数库-A股新闻情绪指数</text:p>
          </table:table-cell>
          <table:table-cell/>
          <table:table-cell office:value-type="string" calcext:value-type="string">
            <text:p>数库-A股新闻情绪指数\nhttps://www.chinascope.com/reasearch.html\n:return: A股新闻情绪指数\n:rtype: pandas.DataFrame</text:p>
          </table:table-cell>
          <table:table-cell/>
        </table:table-row>
        <table:table-row table:style-name="ro1">
          <table:table-cell office:value-type="string" calcext:value-type="string">
            <text:p>index_option_1000index_min_qvix</text:p>
          </table:table-cell>
          <table:table-cell office:value-type="string" calcext:value-type="string">
            <text:p>50ETF 期权波动率指数</text:p>
          </table:table-cell>
          <table:table-cell office:value-type="string" calcext:value-type="string">
            <text:p>中证1000股指 期权波动率指数 QVIX-分时</text:p>
          </table:table-cell>
          <table:table-cell/>
          <table:table-cell office:value-type="string" calcext:value-type="string">
            <text:p>中证1000股指 期权波动率指数 QVIX-分时\nhttp://1.optbbs.com/s/vix.shtml?Index1000\n:return: 中证1000股指 期权波动率指数 QVIX-分时\n:rtype: pandas.DataFrame</text:p>
          </table:table-cell>
          <table:table-cell/>
        </table:table-row>
        <table:table-row table:style-name="ro1">
          <table:table-cell office:value-type="string" calcext:value-type="string">
            <text:p>index_option_1000index_qvix</text:p>
          </table:table-cell>
          <table:table-cell office:value-type="string" calcext:value-type="string">
            <text:p>50ETF 期权波动率指数</text:p>
          </table:table-cell>
          <table:table-cell office:value-type="string" calcext:value-type="string">
            <text:p>中证1000股指 期权波动率指数 QVIX</text:p>
          </table:table-cell>
          <table:table-cell/>
          <table:table-cell office:value-type="string" calcext:value-type="string">
            <text:p>中证1000股指 期权波动率指数 QVIX\nhttp://1.optbbs.com/s/vix.shtml?Index1000\n:return: 中证1000股指 期权波动率指数 QVIX\n:rtype: pandas.DataFrame</text:p>
          </table:table-cell>
          <table:table-cell/>
        </table:table-row>
        <table:table-row table:style-name="ro1">
          <table:table-cell office:value-type="string" calcext:value-type="string">
            <text:p>index_option_100etf_min_qvix</text:p>
          </table:table-cell>
          <table:table-cell office:value-type="string" calcext:value-type="string">
            <text:p>50ETF 期权波动率指数</text:p>
          </table:table-cell>
          <table:table-cell office:value-type="string" calcext:value-type="string">
            <text:p>深证100ETF 期权波动率指数 QVIX-分时</text:p>
          </table:table-cell>
          <table:table-cell/>
          <table:table-cell office:value-type="string" calcext:value-type="string">
            <text:p>深证100ETF 期权波动率指数 QVIX-分时\nhttp://1.optbbs.com/s/vix.shtml?100ETF\n:return: 深证100ETF 期权波动率指数 QVIX-分时\n:rtype: pandas.DataFrame</text:p>
          </table:table-cell>
          <table:table-cell/>
        </table:table-row>
        <table:table-row table:style-name="ro1">
          <table:table-cell office:value-type="string" calcext:value-type="string">
            <text:p>index_option_100etf_qvix</text:p>
          </table:table-cell>
          <table:table-cell office:value-type="string" calcext:value-type="string">
            <text:p>50ETF 期权波动率指数</text:p>
          </table:table-cell>
          <table:table-cell office:value-type="string" calcext:value-type="string">
            <text:p>深证100ETF 期权波动率指数 QVIX</text:p>
          </table:table-cell>
          <table:table-cell/>
          <table:table-cell office:value-type="string" calcext:value-type="string">
            <text:p>深证100ETF 期权波动率指数 QVIX\nhttp://1.optbbs.com/s/vix.shtml?100ETF\n:return: 深证100ETF 期权波动率指数 QVIX\n:rtype: pandas.DataFrame</text:p>
          </table:table-cell>
          <table:table-cell/>
        </table:table-row>
        <table:table-row table:style-name="ro1">
          <table:table-cell office:value-type="string" calcext:value-type="string">
            <text:p>index_option_300etf_min_qvix</text:p>
          </table:table-cell>
          <table:table-cell office:value-type="string" calcext:value-type="string">
            <text:p>50ETF 期权波动率指数</text:p>
          </table:table-cell>
          <table:table-cell office:value-type="string" calcext:value-type="string">
            <text:p>300 ETF 期权波动率指数 QVIX-分时</text:p>
          </table:table-cell>
          <table:table-cell/>
          <table:table-cell office:value-type="string" calcext:value-type="string">
            <text:p>300 ETF 期权波动率指数 QVIX-分时\nhttp://1.optbbs.com/s/vix.shtml?300ETF\n:return: 300 ETF 期权波动率指数 QVIX-分时\n:rtype: pandas.DataFrame</text:p>
          </table:table-cell>
          <table:table-cell/>
        </table:table-row>
        <table:table-row table:style-name="ro1">
          <table:table-cell office:value-type="string" calcext:value-type="string">
            <text:p>index_option_300etf_qvix</text:p>
          </table:table-cell>
          <table:table-cell office:value-type="string" calcext:value-type="string">
            <text:p>50ETF 期权波动率指数</text:p>
          </table:table-cell>
          <table:table-cell office:value-type="string" calcext:value-type="string">
            <text:p>300 ETF 期权波动率指数 QVIX</text:p>
          </table:table-cell>
          <table:table-cell/>
          <table:table-cell office:value-type="string" calcext:value-type="string">
            <text:p>300 ETF 期权波动率指数 QVIX\nhttp://1.optbbs.com/s/vix.shtml?300ETF\n:return: 300 ETF 期权波动率指数 QVIX\n:rtype: pandas.DataFrame</text:p>
          </table:table-cell>
          <table:table-cell/>
        </table:table-row>
        <table:table-row table:style-name="ro1">
          <table:table-cell office:value-type="string" calcext:value-type="string">
            <text:p>index_option_300index_min_qvix</text:p>
          </table:table-cell>
          <table:table-cell office:value-type="string" calcext:value-type="string">
            <text:p>50ETF 期权波动率指数</text:p>
          </table:table-cell>
          <table:table-cell office:value-type="string" calcext:value-type="string">
            <text:p>中证300股指 期权波动率指数 QVIX-分时</text:p>
          </table:table-cell>
          <table:table-cell/>
          <table:table-cell office:value-type="string" calcext:value-type="string">
            <text:p>中证300股指 期权波动率指数 QVIX-分时\nhttp://1.optbbs.com/s/vix.shtml?Index\n:return: 中证300股指 期权波动率指数 QVIX-分时\n:rtype: pandas.DataFrame</text:p>
          </table:table-cell>
          <table:table-cell/>
        </table:table-row>
        <table:table-row table:style-name="ro1">
          <table:table-cell office:value-type="string" calcext:value-type="string">
            <text:p>index_option_300index_qvix</text:p>
          </table:table-cell>
          <table:table-cell office:value-type="string" calcext:value-type="string">
            <text:p>50ETF 期权波动率指数</text:p>
          </table:table-cell>
          <table:table-cell office:value-type="string" calcext:value-type="string">
            <text:p>中证300股指 期权波动率指数 QVIX</text:p>
          </table:table-cell>
          <table:table-cell/>
          <table:table-cell office:value-type="string" calcext:value-type="string">
            <text:p>中证300股指 期权波动率指数 QVIX\nhttp://1.optbbs.com/s/vix.shtml?Index\n:return: 中证300股指 期权波动率指数 QVIX\n:rtype: pandas.DataFrame</text:p>
          </table:table-cell>
          <table:table-cell/>
        </table:table-row>
        <table:table-row table:style-name="ro1">
          <table:table-cell office:value-type="string" calcext:value-type="string">
            <text:p>index_option_500etf_min_qvix</text:p>
          </table:table-cell>
          <table:table-cell office:value-type="string" calcext:value-type="string">
            <text:p>50ETF 期权波动率指数</text:p>
          </table:table-cell>
          <table:table-cell office:value-type="string" calcext:value-type="string">
            <text:p>500 ETF 期权波动率指数 QVIX-分时</text:p>
          </table:table-cell>
          <table:table-cell/>
          <table:table-cell office:value-type="string" calcext:value-type="string">
            <text:p>500 ETF 期权波动率指数 QVIX-分时\nhttp://1.optbbs.com/s/vix.shtml?500ETF\n:return: 500 ETF 期权波动率指数 QVIX-分时\n:rtype: pandas.DataFrame</text:p>
          </table:table-cell>
          <table:table-cell/>
        </table:table-row>
        <table:table-row table:style-name="ro1">
          <table:table-cell office:value-type="string" calcext:value-type="string">
            <text:p>index_option_500etf_qvix</text:p>
          </table:table-cell>
          <table:table-cell office:value-type="string" calcext:value-type="string">
            <text:p>50ETF 期权波动率指数</text:p>
          </table:table-cell>
          <table:table-cell office:value-type="string" calcext:value-type="string">
            <text:p>500 ETF 期权波动率指数 QVIX</text:p>
          </table:table-cell>
          <table:table-cell/>
          <table:table-cell office:value-type="string" calcext:value-type="string">
            <text:p>500 ETF 期权波动率指数 QVIX\nhttp://1.optbbs.com/s/vix.shtml?500ETF\n:return: 500 ETF 期权波动率指数 QVIX\n:rtype: pandas.DataFrame</text:p>
          </table:table-cell>
          <table:table-cell/>
        </table:table-row>
        <table:table-row table:style-name="ro1">
          <table:table-cell office:value-type="string" calcext:value-type="string">
            <text:p>index_option_50etf_min_qvix</text:p>
          </table:table-cell>
          <table:table-cell office:value-type="string" calcext:value-type="string">
            <text:p>50ETF 期权波动率指数</text:p>
          </table:table-cell>
          <table:table-cell office:value-type="string" calcext:value-type="string">
            <text:p>50 ETF 期权波动率指数 QVIX</text:p>
          </table:table-cell>
          <table:table-cell/>
          <table:table-cell office:value-type="string" calcext:value-type="string">
            <text:p>50 ETF 期权波动率指数 QVIX\nhttp://1.optbbs.com/s/vix.shtml?50ETF\n:return: 50 ETF 期权波动率指数 QVIX\n:rtype: pandas.DataFrame</text:p>
          </table:table-cell>
          <table:table-cell/>
        </table:table-row>
        <table:table-row table:style-name="ro1">
          <table:table-cell office:value-type="string" calcext:value-type="string">
            <text:p>index_option_50etf_qvix</text:p>
          </table:table-cell>
          <table:table-cell office:value-type="string" calcext:value-type="string">
            <text:p>50ETF 期权波动率指数</text:p>
          </table:table-cell>
          <table:table-cell office:value-type="string" calcext:value-type="string">
            <text:p>50ETF 期权波动率指数 QVIX</text:p>
          </table:table-cell>
          <table:table-cell/>
          <table:table-cell office:value-type="string" calcext:value-type="string">
            <text:p>50ETF 期权波动率指数 QVIX\nhttp://1.optbbs.com/s/vix.shtml?50ETF\n:return: 50ETF 期权波动率指数 QVIX\n:rtype: pandas.DataFrame</text:p>
          </table:table-cell>
          <table:table-cell/>
        </table:table-row>
        <table:table-row table:style-name="ro1">
          <table:table-cell office:value-type="string" calcext:value-type="string">
            <text:p>index_option_50index_min_qvix</text:p>
          </table:table-cell>
          <table:table-cell office:value-type="string" calcext:value-type="string">
            <text:p>50ETF 期权波动率指数</text:p>
          </table:table-cell>
          <table:table-cell office:value-type="string" calcext:value-type="string">
            <text:p>上证50股指 期权波动率指数 QVIX-分时</text:p>
          </table:table-cell>
          <table:table-cell/>
          <table:table-cell office:value-type="string" calcext:value-type="string">
            <text:p>上证50股指 期权波动率指数 QVIX-分时\nhttp://1.optbbs.com/s/vix.shtml?50index\n:return: 上证50股指 期权波动率指数 QVIX-分时\n:rtype: pandas.DataFrame</text:p>
          </table:table-cell>
          <table:table-cell/>
        </table:table-row>
        <table:table-row table:style-name="ro1">
          <table:table-cell office:value-type="string" calcext:value-type="string">
            <text:p>index_option_50index_qvix</text:p>
          </table:table-cell>
          <table:table-cell office:value-type="string" calcext:value-type="string">
            <text:p>50ETF 期权波动率指数</text:p>
          </table:table-cell>
          <table:table-cell office:value-type="string" calcext:value-type="string">
            <text:p>上证50股指 期权波动率指数 QVIX</text:p>
          </table:table-cell>
          <table:table-cell/>
          <table:table-cell office:value-type="string" calcext:value-type="string">
            <text:p>上证50股指 期权波动率指数 QVIX\nhttp://1.optbbs.com/s/vix.shtml?50index\n:return: 上证50股指 期权波动率指数 QVIX\n:rtype: pandas.DataFrame</text:p>
          </table:table-cell>
          <table:table-cell/>
        </table:table-row>
        <table:table-row table:style-name="ro1">
          <table:table-cell office:value-type="string" calcext:value-type="string">
            <text:p>index_option_cyb_min_qvix</text:p>
          </table:table-cell>
          <table:table-cell office:value-type="string" calcext:value-type="string">
            <text:p>50ETF 期权波动率指数</text:p>
          </table:table-cell>
          <table:table-cell office:value-type="string" calcext:value-type="string">
            <text:p>创业板 期权波动率指数 QVIX-分时</text:p>
          </table:table-cell>
          <table:table-cell/>
          <table:table-cell office:value-type="string" calcext:value-type="string">
            <text:p>创业板 期权波动率指数 QVIX-分时\nhttp://1.optbbs.com/s/vix.shtml?CYB\n:return: 创业板 期权波动率指数 QVIX-分时\n:rtype: pandas.DataFrame</text:p>
          </table:table-cell>
          <table:table-cell/>
        </table:table-row>
        <table:table-row table:style-name="ro1">
          <table:table-cell office:value-type="string" calcext:value-type="string">
            <text:p>index_option_cyb_qvix</text:p>
          </table:table-cell>
          <table:table-cell office:value-type="string" calcext:value-type="string">
            <text:p>50ETF 期权波动率指数</text:p>
          </table:table-cell>
          <table:table-cell office:value-type="string" calcext:value-type="string">
            <text:p>创业板 期权波动率指数 QVIX</text:p>
          </table:table-cell>
          <table:table-cell/>
          <table:table-cell office:value-type="string" calcext:value-type="string">
            <text:p>创业板 期权波动率指数 QVIX\nhttp://1.optbbs.com/s/vix.shtml?CYB\n:return: 创业板 期权波动率指数 QVIX\n:rtype: pandas.DataFrame</text:p>
          </table:table-cell>
          <table:table-cell/>
        </table:table-row>
        <table:table-row table:style-name="ro1">
          <table:table-cell office:value-type="string" calcext:value-type="string">
            <text:p>index_option_kcb_min_qvix</text:p>
          </table:table-cell>
          <table:table-cell office:value-type="string" calcext:value-type="string">
            <text:p>50ETF 期权波动率指数</text:p>
          </table:table-cell>
          <table:table-cell office:value-type="string" calcext:value-type="string">
            <text:p>科创板 期权波动率指数 QVIX-分时</text:p>
          </table:table-cell>
          <table:table-cell/>
          <table:table-cell office:value-type="string" calcext:value-type="string">
            <text:p>科创板 期权波动率指数 QVIX-分时\nhttp://1.optbbs.com/s/vix.shtml?KCB\n:return: 科创板 期权波动率指数 QVIX-分时\n:rtype: pandas.DataFrame</text:p>
          </table:table-cell>
          <table:table-cell/>
        </table:table-row>
        <table:table-row table:style-name="ro1">
          <table:table-cell office:value-type="string" calcext:value-type="string">
            <text:p>index_option_kcb_qvix</text:p>
          </table:table-cell>
          <table:table-cell office:value-type="string" calcext:value-type="string">
            <text:p>50ETF 期权波动率指数</text:p>
          </table:table-cell>
          <table:table-cell office:value-type="string" calcext:value-type="string">
            <text:p>科创板 期权波动率指数 QVIX</text:p>
          </table:table-cell>
          <table:table-cell/>
          <table:table-cell office:value-type="string" calcext:value-type="string">
            <text:p>科创板 期权波动率指数 QVIX\nhttp://1.optbbs.com/s/vix.shtml?KCB\n:return: 科创板 期权波动率指数 QVIX\n:rtype: pandas.DataFrame</text:p>
          </table:table-cell>
          <table:table-cell/>
        </table:table-row>
        <table:table-row table:style-name="ro1">
          <table:table-cell office:value-type="string" calcext:value-type="string">
            <text:p>index_outer_quote_sugar_msweet</text:p>
          </table:table-cell>
          <table:table-cell office:value-type="string" calcext:value-type="string">
            <text:p>中国食糖指数</text:p>
          </table:table-cell>
          <table:table-cell office:value-type="string" calcext:value-type="string">
            <text:p>沐甜科技数据中心-配额外进口糖估算指数</text:p>
          </table:table-cell>
          <table:table-cell/>
          <table:table-cell office:value-type="string" calcext:value-type="string">
            <text:p>沐甜科技数据中心-配额外进口糖估算指数\nhttps://www.msweet.com.cn/mtkj/sjzx13/index.html\n:return: 配额内进口糖估算指数\n:rtype: pandas.DataFrame</text:p>
          </table:table-cell>
          <table:table-cell/>
        </table:table-row>
        <table:table-row table:style-name="ro1">
          <table:table-cell office:value-type="string" calcext:value-type="string">
            <text:p>index_pmi_com_cx</text:p>
          </table:table-cell>
          <table:table-cell office:value-type="string" calcext:value-type="string">
            <text:p>财新指数</text:p>
          </table:table-cell>
          <table:table-cell office:value-type="string" calcext:value-type="string">
            <text:p>财新数据-指数报告-财新中国 PMI-综合 PMI</text:p>
          </table:table-cell>
          <table:table-cell/>
          <table:table-cell office:value-type="string" calcext:value-type="string">
            <text:p>财新数据-指数报告-财新中国 PMI-综合 PMI\nhttps://yun.ccxe.com.cn/indices/pmi\n:return: 财新中国 PMI-综合 PMI\n:rtype: pandas.DataFrame</text:p>
          </table:table-cell>
          <table:table-cell/>
        </table:table-row>
        <table:table-row table:style-name="ro1">
          <table:table-cell office:value-type="string" calcext:value-type="string">
            <text:p>index_pmi_man_cx</text:p>
          </table:table-cell>
          <table:table-cell office:value-type="string" calcext:value-type="string">
            <text:p>财新指数</text:p>
          </table:table-cell>
          <table:table-cell office:value-type="string" calcext:value-type="string">
            <text:p>财新数据-指数报告-财新中国 PMI-制造业 PMI</text:p>
          </table:table-cell>
          <table:table-cell/>
          <table:table-cell office:value-type="string" calcext:value-type="string">
            <text:p>财新数据-指数报告-财新中国 PMI-制造业 PMI\nhttps://yun.ccxe.com.cn/indices/pmi\n:return: 财新中国 PMI-制造业 PMI\n:rtype: pandas.DataFrame</text:p>
          </table:table-cell>
          <table:table-cell/>
        </table:table-row>
        <table:table-row table:style-name="ro1">
          <table:table-cell office:value-type="string" calcext:value-type="string">
            <text:p>index_pmi_ser_cx</text:p>
          </table:table-cell>
          <table:table-cell office:value-type="string" calcext:value-type="string">
            <text:p>财新指数</text:p>
          </table:table-cell>
          <table:table-cell office:value-type="string" calcext:value-type="string">
            <text:p>财新数据-指数报告-财新中国 PMI-服务业 PMI</text:p>
          </table:table-cell>
          <table:table-cell/>
          <table:table-cell office:value-type="string" calcext:value-type="string">
            <text:p>财新数据-指数报告-财新中国 PMI-服务业 PMI\nhttps://yun.ccxe.com.cn/indices/pmi\n:return: 财新中国 PMI-服务业 PMI\n:rtype: pandas.DataFrame</text:p>
          </table:table-cell>
          <table:table-cell/>
        </table:table-row>
        <table:table-row table:style-name="ro1">
          <table:table-cell office:value-type="string" calcext:value-type="string">
            <text:p>index_price_cflp</text:p>
          </table:table-cell>
          <table:table-cell office:value-type="string" calcext:value-type="string">
            <text:p>中国公路物流运价、运量指数</text:p>
          </table:table-cell>
          <table:table-cell office:value-type="string" calcext:value-type="string">
            <text:p>中国公路物流运价指数</text:p>
          </table:table-cell>
          <table:table-cell office:value-type="string" calcext:value-type="string">
            <text:p>symbol</text:p>
          </table:table-cell>
          <table:table-cell office:value-type="string" calcext:value-type="string">
            <text:p>中国公路物流运价指数\nhttp://index.0256.cn/expx.htm\n:param symbol: choice of {"周指数", "月指数", "季度指数", "年度指数"}\n:type symbol: str\n:return: 中国公路物流运价指数\n:rtype: pandas.DataFrame</text:p>
          </table:table-cell>
          <table:table-cell/>
        </table:table-row>
        <table:table-row table:style-name="ro1">
          <table:table-cell office:value-type="string" calcext:value-type="string">
            <text:p>index_qli_cx</text:p>
          </table:table-cell>
          <table:table-cell office:value-type="string" calcext:value-type="string">
            <text:p>财新指数</text:p>
          </table:table-cell>
          <table:table-cell office:value-type="string" calcext:value-type="string">
            <text:p>财新数据-指数报告-高质量因子</text:p>
          </table:table-cell>
          <table:table-cell/>
          <table:table-cell office:value-type="string" calcext:value-type="string">
            <text:p>财新数据-指数报告-高质量因子\nhttps://yun.ccxe.com.cn/indices/qli\n:return: 高质量因子\n:rtype: pandas.DataFrame</text:p>
          </table:table-cell>
          <table:table-cell/>
        </table:table-row>
        <table:table-row table:style-name="ro1">
          <table:table-cell office:value-type="string" calcext:value-type="string">
            <text:p>index_realtime_fund_sw</text:p>
          </table:table-cell>
          <table:table-cell table:number-columns-repeated="2" office:value-type="string" calcext:value-type="string">
            <text:p>申万宏源研究-申万指数-指数发布-基金指数-实时行情</text:p>
          </table:table-cell>
          <table:table-cell office:value-type="string" calcext:value-type="string">
            <text:p>symbol</text:p>
          </table:table-cell>
          <table:table-cell office:value-type="string" calcext:value-type="string">
            <text:p>申万宏源研究-申万指数-指数发布-基金指数-实时行情\nhttps://www.swsresearch.com/institute_sw/allIndex/releasedIndex\n:param symbol: choice of {"基础一级", "基础二级", "基础三级", "特色指数"}\n:type symbol: str\n:return: 基金指数-实时行情\n:rtype: pandas.DataFrame</text:p>
          </table:table-cell>
          <table:table-cell/>
        </table:table-row>
        <table:table-row table:style-name="ro1">
          <table:table-cell office:value-type="string" calcext:value-type="string">
            <text:p>index_realtime_sw</text:p>
          </table:table-cell>
          <table:table-cell table:number-columns-repeated="2" office:value-type="string" calcext:value-type="string">
            <text:p>申万宏源研究-指数系列</text:p>
          </table:table-cell>
          <table:table-cell office:value-type="string" calcext:value-type="string">
            <text:p>symbol</text:p>
          </table:table-cell>
          <table:table-cell office:value-type="string" calcext:value-type="string">
            <text:p>申万宏源研究-指数系列\nhttps://www.swsresearch.com/institute_sw/allIndex/releasedIndex\n:param symbol: choice of {"市场表征", "一级行业", "二级行业", "风格指数", "大类风格指数", "金创指数"}\n:type symbol: str\n:return: 指数系列实时行情数据\n:rtype: pandas.DataFrame</text:p>
          </table:table-cell>
          <table:table-cell/>
        </table:table-row>
        <table:table-row table:style-name="ro1">
          <table:table-cell office:value-type="string" calcext:value-type="string">
            <text:p>index_si_cx</text:p>
          </table:table-cell>
          <table:table-cell office:value-type="string" calcext:value-type="string">
            <text:p>财新指数</text:p>
          </table:table-cell>
          <table:table-cell office:value-type="string" calcext:value-type="string">
            <text:p>财新数据-指数报告-溢出指数</text:p>
          </table:table-cell>
          <table:table-cell/>
          <table:table-cell office:value-type="string" calcext:value-type="string">
            <text:p>财新数据-指数报告-溢出指数\nhttps://yun.ccxe.com.cn/indices/dei\n:return: 溢出指数\n:rtype: pandas.DataFrame</text:p>
          </table:table-cell>
          <table:table-cell/>
        </table:table-row>
        <table:table-row table:style-name="ro1">
          <table:table-cell office:value-type="string" calcext:value-type="string">
            <text:p>index_stock_cons</text:p>
          </table:table-cell>
          <table:table-cell office:value-type="string" calcext:value-type="string">
            <text:p>股票指数-股票指数-成份股</text:p>
          </table:table-cell>
          <table:table-cell office:value-type="string" calcext:value-type="string">
            <text:p>最新股票指数的成份股目录</text:p>
          </table:table-cell>
          <table:table-cell office:value-type="string" calcext:value-type="string">
            <text:p>symbol</text:p>
          </table:table-cell>
          <table:table-cell office:value-type="string" calcext:value-type="string">
            <text:p>最新股票指数的成份股目录\nhttps://vip.stock.finance.sina.com.cn/corp/view/vII_NewestComponent.php?page=1&amp;indexid=399639\n:param symbol: 指数代码, 可以通过 ak.index_stock_info() 函数获取\n:type symbol: str\n:return: 最新股票指数的成份股目录\n:rtype: pandas.DataFrame</text:p>
          </table:table-cell>
          <table:table-cell/>
        </table:table-row>
        <table:table-row table:style-name="ro1">
          <table:table-cell office:value-type="string" calcext:value-type="string">
            <text:p>index_stock_cons_csindex</text:p>
          </table:table-cell>
          <table:table-cell office:value-type="string" calcext:value-type="string">
            <text:p>股票指数-股票指数-成份股</text:p>
          </table:table-cell>
          <table:table-cell office:value-type="string" calcext:value-type="string">
            <text:p>中证指数网站-成份股目录</text:p>
          </table:table-cell>
          <table:table-cell office:value-type="string" calcext:value-type="string">
            <text:p>symbol</text:p>
          </table:table-cell>
          <table:table-cell office:value-type="string" calcext:value-type="string">
            <text:p>中证指数网站-成份股目录\nhttps://www.csindex.com.cn/zh-CN/indices/index-detail/000300\n:param symbol: 指数代码, 可以通过 ak.index_stock_info() 函数获取\n:type symbol: str\n:return: 最新指数的成份股\n:rtype: pandas.DataFrame</text:p>
          </table:table-cell>
          <table:table-cell/>
        </table:table-row>
        <table:table-row table:style-name="ro1">
          <table:table-cell office:value-type="string" calcext:value-type="string">
            <text:p>index_stock_cons_sina</text:p>
          </table:table-cell>
          <table:table-cell office:value-type="string" calcext:value-type="string">
            <text:p>股票指数-股票指数-成份股</text:p>
          </table:table-cell>
          <table:table-cell office:value-type="string" calcext:value-type="string">
            <text:p>新浪新版股票指数成份页面, 目前该接口可获取指数数量较少</text:p>
          </table:table-cell>
          <table:table-cell office:value-type="string" calcext:value-type="string">
            <text:p>symbol</text:p>
          </table:table-cell>
          <table:table-cell office:value-type="string" calcext:value-type="string">
            <text:p>新浪新版股票指数成份页面, 目前该接口可获取指数数量较少\nhttps://vip.stock.finance.sina.com.cn/mkt/#zhishu_000040\n:param symbol: 指数代码\n:type symbol: str\n:return: 指数的成份股\n:rtype: pandas.DataFrame</text:p>
          </table:table-cell>
          <table:table-cell/>
        </table:table-row>
        <table:table-row table:style-name="ro1">
          <table:table-cell office:value-type="string" calcext:value-type="string">
            <text:p>index_stock_cons_weight_csindex</text:p>
          </table:table-cell>
          <table:table-cell office:value-type="string" calcext:value-type="string">
            <text:p>股票指数-股票指数-成份股</text:p>
          </table:table-cell>
          <table:table-cell office:value-type="string" calcext:value-type="string">
            <text:p>中证指数网站-样本权重</text:p>
          </table:table-cell>
          <table:table-cell office:value-type="string" calcext:value-type="string">
            <text:p>symbol</text:p>
          </table:table-cell>
          <table:table-cell office:value-type="string" calcext:value-type="string">
            <text:p>中证指数网站-样本权重\nhttps://www.csindex.com.cn/zh-CN/indices/index-detail/000300\n:param symbol: 指数代码, 可以通过 ak.index_stock_info() 接口获取\n:type symbol: str\n:return: 最新指数的成份股权重\n:rtype: pandas.DataFrame</text:p>
          </table:table-cell>
          <table:table-cell/>
        </table:table-row>
        <table:table-row table:style-name="ro1">
          <table:table-cell office:value-type="string" calcext:value-type="string">
            <text:p>index_stock_info</text:p>
          </table:table-cell>
          <table:table-cell office:value-type="string" calcext:value-type="string">
            <text:p>股票指数-股票指数-成份股</text:p>
          </table:table-cell>
          <table:table-cell office:value-type="string" calcext:value-type="string">
            <text:p>聚宽-指数数据-指数列表</text:p>
          </table:table-cell>
          <table:table-cell/>
          <table:table-cell office:value-type="string" calcext:value-type="string">
            <text:p>聚宽-指数数据-指数列表\nhttps://www.joinquant.com/data/dict/indexData\n:return: 指数信息的数据框\n:rtype: pandas.DataFrame</text:p>
          </table:table-cell>
          <table:table-cell/>
        </table:table-row>
        <table:table-row table:style-name="ro1">
          <table:table-cell office:value-type="string" calcext:value-type="string">
            <text:p>index_sugar_msweet</text:p>
          </table:table-cell>
          <table:table-cell office:value-type="string" calcext:value-type="string">
            <text:p>中国食糖指数</text:p>
          </table:table-cell>
          <table:table-cell office:value-type="string" calcext:value-type="string">
            <text:p>沐甜科技数据中心-中国食糖指数</text:p>
          </table:table-cell>
          <table:table-cell/>
          <table:table-cell office:value-type="string" calcext:value-type="string">
            <text:p>沐甜科技数据中心-中国食糖指数\nhttps://www.msweet.com.cn/mtkj/sjzx13/index.html\n:return: 中国食糖指数\n:rtype: pandas.DataFrame</text:p>
          </table:table-cell>
          <table:table-cell/>
        </table:table-row>
        <table:table-row table:style-name="ro1">
          <table:table-cell office:value-type="string" calcext:value-type="string">
            <text:p>index_ti_cx</text:p>
          </table:table-cell>
          <table:table-cell office:value-type="string" calcext:value-type="string">
            <text:p>财新指数</text:p>
          </table:table-cell>
          <table:table-cell office:value-type="string" calcext:value-type="string">
            <text:p>财新数据-指数报告-科技投入指数</text:p>
          </table:table-cell>
          <table:table-cell/>
          <table:table-cell office:value-type="string" calcext:value-type="string">
            <text:p>财新数据-指数报告-科技投入指数\nhttps://yun.ccxe.com.cn/indices/nei\n:return: 科技投入指数\n:rtype: pandas.DataFrame</text:p>
          </table:table-cell>
          <table:table-cell/>
        </table:table-row>
        <table:table-row table:style-name="ro1">
          <table:table-cell office:value-type="string" calcext:value-type="string">
            <text:p>index_us_stock_sina</text:p>
          </table:table-cell>
          <table:table-cell office:value-type="string" calcext:value-type="string">
            <text:p>美股指数行情</text:p>
          </table:table-cell>
          <table:table-cell office:value-type="string" calcext:value-type="string">
            <text:p>新浪财经-美股指数行情</text:p>
          </table:table-cell>
          <table:table-cell office:value-type="string" calcext:value-type="string">
            <text:p>symbol</text:p>
          </table:table-cell>
          <table:table-cell office:value-type="string" calcext:value-type="string">
            <text:p>新浪财经-美股指数行情\nhttps://stock.finance.sina.com.cn/usstock/quotes/.IXIC.html\n:param symbol: choice of {".IXIC", ".DJI", ".INX", ".NDX"}\n:type symbol: str\n:return: 美股指数行情\n:rtype: pandas.DataFrame</text:p>
          </table:table-cell>
          <table:table-cell/>
        </table:table-row>
        <table:table-row table:style-name="ro1">
          <table:table-cell office:value-type="string" calcext:value-type="string">
            <text:p>index_volume_cflp</text:p>
          </table:table-cell>
          <table:table-cell office:value-type="string" calcext:value-type="string">
            <text:p>中国公路物流运价、运量指数</text:p>
          </table:table-cell>
          <table:table-cell office:value-type="string" calcext:value-type="string">
            <text:p>中国公路物流运量指数</text:p>
          </table:table-cell>
          <table:table-cell office:value-type="string" calcext:value-type="string">
            <text:p>symbol</text:p>
          </table:table-cell>
          <table:table-cell office:value-type="string" calcext:value-type="string">
            <text:p>中国公路物流运量指数\nhttp://index.0256.cn/expx.htm\n:param symbol: choice of {"月指数", "季度指数", "年度指数"}\n:type symbol: str\n:return: 中国公路物流运量指数\n:rtype: pandas.DataFrame</text:p>
          </table:table-cell>
          <table:table-cell/>
        </table:table-row>
        <table:table-row table:style-name="ro1">
          <table:table-cell office:value-type="string" calcext:value-type="string">
            <text:p>index_yw</text:p>
          </table:table-cell>
          <table:table-cell table:number-columns-repeated="2" office:value-type="string" calcext:value-type="string">
            <text:p>义乌小商品指数</text:p>
          </table:table-cell>
          <table:table-cell office:value-type="string" calcext:value-type="string">
            <text:p>symbol</text:p>
          </table:table-cell>
          <table:table-cell office:value-type="string" calcext:value-type="string">
            <text:p>义乌小商品指数\nhttps://www.ywindex.com/Home/Product/index/\n:param symbol: choice of {"周价格指数", "月价格指数", "月景气指数"}\n:type symbol: str\n:return: 指数结果\n:rtype: pandas.DataFrame</text:p>
          </table:table-cell>
          <table:table-cell/>
        </table:table-row>
        <table:table-row table:style-name="ro1">
          <table:table-cell office:value-type="string" calcext:value-type="string">
            <text:p>index_zh_a_hist</text:p>
          </table:table-cell>
          <table:table-cell office:value-type="string" calcext:value-type="string">
            <text:p>指数行情数据</text:p>
          </table:table-cell>
          <table:table-cell office:value-type="string" calcext:value-type="string">
            <text:p>东方财富网-中国股票指数-行情数据</text:p>
          </table:table-cell>
          <table:table-cell office:value-type="string" calcext:value-type="string">
            <text:p>symbol;period;start_date;end_date</text:p>
          </table:table-cell>
          <table:table-cell office:value-type="string" calcext:value-type="string">
            <text:p>东方财富网-中国股票指数-行情数据\nhttps://quote.eastmoney.com/zz/2.000859.html\n:param symbol: 指数代码\n:type symbol: str\n:param period: choice of {'daily', 'weekly', 'monthly'}\n:type period: str\n:param start_date: 开始日期\n:type start_date: str\n:param end_date: 结束日期\n:type end_date: str\n:return: 行情数据\n:rtype: pandas.DataFrame</text:p>
          </table:table-cell>
          <table:table-cell/>
        </table:table-row>
        <table:table-row table:style-name="ro1">
          <table:table-cell office:value-type="string" calcext:value-type="string">
            <text:p>index_zh_a_hist_min_em</text:p>
          </table:table-cell>
          <table:table-cell office:value-type="string" calcext:value-type="string">
            <text:p>指数行情数据</text:p>
          </table:table-cell>
          <table:table-cell office:value-type="string" calcext:value-type="string">
            <text:p>东方财富网-指数数据-每日分时行情</text:p>
          </table:table-cell>
          <table:table-cell office:value-type="string" calcext:value-type="string">
            <text:p>symbol;period;start_date;end_date</text:p>
          </table:table-cell>
          <table:table-cell office:value-type="string" calcext:value-type="string">
            <text:p>东方财富网-指数数据-每日分时行情\nhttps://quote.eastmoney.com/center/hszs.html\n:param symbol: 指数代码\n:type symbol: str\n:param period: choice of {'1', '5', '15', '30', '60'}\n:type period: str\n:param start_date: 开始日期\n:type start_date: str\n:param end_date: 结束日期\n:type end_date: str\n:return: 每日分时行情\n:rtype: pandas.DataFrame</text:p>
          </table:table-cell>
          <table:table-cell/>
        </table:table-row>
        <table:table-row table:style-name="ro1">
          <table:table-cell office:value-type="string" calcext:value-type="string">
            <text:p>macro_australia_bank_rate</text:p>
          </table:table-cell>
          <table:table-cell office:value-type="string" calcext:value-type="string">
            <text:p>宏观-澳大利亚</text:p>
          </table:table-cell>
          <table:table-cell office:value-type="string" calcext:value-type="string">
            <text:p>东方财富-经济数据-澳大利亚-央行公布利率决议</text:p>
          </table:table-cell>
          <table:table-cell/>
          <table:table-cell office:value-type="string" calcext:value-type="string">
            <text:p>东方财富-经济数据-澳大利亚-央行公布利率决议\nhttps://data.eastmoney.com/cjsj/foreign_5_6.html\n:return: 央行公布利率决议\n:rtype: pandas.DataFrame</text:p>
          </table:table-cell>
          <table:table-cell/>
        </table:table-row>
        <table:table-row table:style-name="ro1">
          <table:table-cell office:value-type="string" calcext:value-type="string">
            <text:p>macro_australia_cpi_quarterly</text:p>
          </table:table-cell>
          <table:table-cell office:value-type="string" calcext:value-type="string">
            <text:p>宏观-澳大利亚</text:p>
          </table:table-cell>
          <table:table-cell office:value-type="string" calcext:value-type="string">
            <text:p>东方财富-经济数据-澳大利亚-消费者物价指数季率</text:p>
          </table:table-cell>
          <table:table-cell/>
          <table:table-cell office:value-type="string" calcext:value-type="string">
            <text:p>东方财富-经济数据-澳大利亚-消费者物价指数季率\nhttps://data.eastmoney.com/cjsj/foreign_5_4.html\n:return: 消费者物价指数季率\n:rtype: pandas.DataFrame</text:p>
          </table:table-cell>
          <table:table-cell/>
        </table:table-row>
        <table:table-row table:style-name="ro1">
          <table:table-cell office:value-type="string" calcext:value-type="string">
            <text:p>macro_australia_cpi_yearly</text:p>
          </table:table-cell>
          <table:table-cell office:value-type="string" calcext:value-type="string">
            <text:p>宏观-澳大利亚</text:p>
          </table:table-cell>
          <table:table-cell office:value-type="string" calcext:value-type="string">
            <text:p>东方财富-经济数据-澳大利亚-消费者物价指数年率</text:p>
          </table:table-cell>
          <table:table-cell/>
          <table:table-cell office:value-type="string" calcext:value-type="string">
            <text:p>东方财富-经济数据-澳大利亚-消费者物价指数年率\nhttps://data.eastmoney.com/cjsj/foreign_5_5.html\n:return: 消费者物价指数年率\n:rtype: pandas.DataFrame</text:p>
          </table:table-cell>
          <table:table-cell/>
        </table:table-row>
        <table:table-row table:style-name="ro1">
          <table:table-cell office:value-type="string" calcext:value-type="string">
            <text:p>macro_australia_ppi_quarterly</text:p>
          </table:table-cell>
          <table:table-cell office:value-type="string" calcext:value-type="string">
            <text:p>宏观-澳大利亚</text:p>
          </table:table-cell>
          <table:table-cell office:value-type="string" calcext:value-type="string">
            <text:p>东方财富-经济数据-澳大利亚-生产者物价指数季率</text:p>
          </table:table-cell>
          <table:table-cell/>
          <table:table-cell office:value-type="string" calcext:value-type="string">
            <text:p>东方财富-经济数据-澳大利亚-生产者物价指数季率\nhttps://data.eastmoney.com/cjsj/foreign_5_3.html\n:return: 生产者物价指数季率\n:rtype: pandas.DataFrame</text:p>
          </table:table-cell>
          <table:table-cell/>
        </table:table-row>
        <table:table-row table:style-name="ro1">
          <table:table-cell office:value-type="string" calcext:value-type="string">
            <text:p>macro_australia_retail_rate_monthly</text:p>
          </table:table-cell>
          <table:table-cell office:value-type="string" calcext:value-type="string">
            <text:p>宏观-澳大利亚</text:p>
          </table:table-cell>
          <table:table-cell office:value-type="string" calcext:value-type="string">
            <text:p>东方财富-经济数据-澳大利亚-零售销售月率</text:p>
          </table:table-cell>
          <table:table-cell/>
          <table:table-cell office:value-type="string" calcext:value-type="string">
            <text:p>东方财富-经济数据-澳大利亚-零售销售月率\nhttps://data.eastmoney.com/cjsj/foreign_5_0.html\n:return: 零售销售月率\n:rtype: pandas.DataFrame</text:p>
          </table:table-cell>
          <table:table-cell/>
        </table:table-row>
        <table:table-row table:style-name="ro1">
          <table:table-cell office:value-type="string" calcext:value-type="string">
            <text:p>macro_australia_trade</text:p>
          </table:table-cell>
          <table:table-cell office:value-type="string" calcext:value-type="string">
            <text:p>宏观-澳大利亚</text:p>
          </table:table-cell>
          <table:table-cell office:value-type="string" calcext:value-type="string">
            <text:p>东方财富-经济数据-澳大利亚-贸易帐</text:p>
          </table:table-cell>
          <table:table-cell/>
          <table:table-cell office:value-type="string" calcext:value-type="string">
            <text:p>东方财富-经济数据-澳大利亚-贸易帐\nhttps://data.eastmoney.com/cjsj/foreign_5_1.html\n:return: 贸易帐\n:rtype: pandas.DataFrame</text:p>
          </table:table-cell>
          <table:table-cell/>
        </table:table-row>
        <table:table-row table:style-name="ro1">
          <table:table-cell office:value-type="string" calcext:value-type="string">
            <text:p>macro_australia_unemployment_rate</text:p>
          </table:table-cell>
          <table:table-cell office:value-type="string" calcext:value-type="string">
            <text:p>宏观-澳大利亚</text:p>
          </table:table-cell>
          <table:table-cell office:value-type="string" calcext:value-type="string">
            <text:p>东方财富-经济数据-澳大利亚-失业率</text:p>
          </table:table-cell>
          <table:table-cell/>
          <table:table-cell office:value-type="string" calcext:value-type="string">
            <text:p>东方财富-经济数据-澳大利亚-失业率\nhttps://data.eastmoney.com/cjsj/foreign_5_2.html\n:return: 失业率\n:rtype: pandas.DataFrame</text:p>
          </table:table-cell>
          <table:table-cell/>
        </table:table-row>
        <table:table-row table:style-name="ro1">
          <table:table-cell office:value-type="string" calcext:value-type="string">
            <text:p>macro_bank_australia_interest_rate</text:p>
          </table:table-cell>
          <table:table-cell office:value-type="string" calcext:value-type="string">
            <text:p>金十数据中心-经济指标-央行利率-主要央行利率</text:p>
          </table:table-cell>
          <table:table-cell office:value-type="string" calcext:value-type="string">
            <text:p>澳洲联储决议报告, 数据区间从 19800201-至今</text:p>
          </table:table-cell>
          <table:table-cell/>
          <table:table-cell office:value-type="string" calcext:value-type="string">
            <text:p>澳洲联储决议报告, 数据区间从 19800201-至今\nhttps://datacenter.jin10.com/reportType/dc_australia_interest_rate_decision\nhttps://cdn.jin10.com/dc/reports/dc_australia_interest_rate_decision_all.js?v=1578582414\n:return: 澳洲联储决议报告-今值(%)\n:rtype: pandas.Series</text:p>
          </table:table-cell>
          <table:table-cell/>
        </table:table-row>
        <table:table-row table:style-name="ro1">
          <table:table-cell office:value-type="string" calcext:value-type="string">
            <text:p>macro_bank_brazil_interest_rate</text:p>
          </table:table-cell>
          <table:table-cell office:value-type="string" calcext:value-type="string">
            <text:p>金十数据中心-经济指标-央行利率-主要央行利率</text:p>
          </table:table-cell>
          <table:table-cell office:value-type="string" calcext:value-type="string">
            <text:p>巴西利率决议报告, 数据区间从 20080201-至今</text:p>
          </table:table-cell>
          <table:table-cell/>
          <table:table-cell office:value-type="string" calcext:value-type="string">
            <text:p>巴西利率决议报告, 数据区间从 20080201-至今\nhttps://datacenter.jin10.com/reportType/dc_brazil_interest_rate_decision\nhttps://cdn.jin10.com/dc/reports/dc_brazil_interest_rate_decision_all.js?v=1578582718\n:return: 巴西利率决议报告-今值(%)\n:rtype: pandas.Series</text:p>
          </table:table-cell>
          <table:table-cell/>
        </table:table-row>
        <table:table-row table:style-name="ro1">
          <table:table-cell office:value-type="string" calcext:value-type="string">
            <text:p>macro_bank_china_interest_rate</text:p>
          </table:table-cell>
          <table:table-cell office:value-type="string" calcext:value-type="string">
            <text:p>金十数据中心-经济指标-央行利率-主要央行利率</text:p>
          </table:table-cell>
          <table:table-cell office:value-type="string" calcext:value-type="string">
            <text:p>中国央行决议报告, 数据区间从 19990105-至今</text:p>
          </table:table-cell>
          <table:table-cell/>
          <table:table-cell office:value-type="string" calcext:value-type="string">
            <text:p>中国央行决议报告, 数据区间从 19990105-至今\nhttps://datacenter.jin10.com/reportType/dc_newzealand_interest_rate_decision\nhttps://cdn.jin10.com/dc/reports/dc_newzealand_interest_rate_decision_all.js?v=1578582075\n:return: 新西兰联储决议报告-今值(%)\n:rtype: pandas.Series</text:p>
          </table:table-cell>
          <table:table-cell/>
        </table:table-row>
        <table:table-row table:style-name="ro1">
          <table:table-cell office:value-type="string" calcext:value-type="string">
            <text:p>macro_bank_english_interest_rate</text:p>
          </table:table-cell>
          <table:table-cell office:value-type="string" calcext:value-type="string">
            <text:p>金十数据中心-经济指标-央行利率-主要央行利率</text:p>
          </table:table-cell>
          <table:table-cell office:value-type="string" calcext:value-type="string">
            <text:p>英国央行决议报告, 数据区间从 19700101-至今</text:p>
          </table:table-cell>
          <table:table-cell/>
          <table:table-cell office:value-type="string" calcext:value-type="string">
            <text:p>英国央行决议报告, 数据区间从 19700101-至今\nhttps://datacenter.jin10.com/reportType/dc_english_interest_rate_decision\nhttps://cdn.jin10.com/dc/reports/dc_english_interest_rate_decision_all.js?v=1578582331\n:return: 英国央行决议报告-今值(%)\n:rtype: pandas.Series</text:p>
          </table:table-cell>
          <table:table-cell/>
        </table:table-row>
        <table:table-row table:style-name="ro1">
          <table:table-cell office:value-type="string" calcext:value-type="string">
            <text:p>macro_bank_euro_interest_rate</text:p>
          </table:table-cell>
          <table:table-cell office:value-type="string" calcext:value-type="string">
            <text:p>金十数据中心-经济指标-央行利率-主要央行利率</text:p>
          </table:table-cell>
          <table:table-cell office:value-type="string" calcext:value-type="string">
            <text:p>欧洲央行决议报告, 数据区间从 19990101-至今</text:p>
          </table:table-cell>
          <table:table-cell/>
          <table:table-cell office:value-type="string" calcext:value-type="string">
            <text:p>欧洲央行决议报告, 数据区间从 19990101-至今\nhttps://datacenter.jin10.com/reportType/dc_interest_rate_decision\nhttps://cdn.jin10.com/dc/reports/dc_interest_rate_decision_all.js?v=1578581663\n:return: 欧洲央行决议报告-今值(%)\n:rtype: pandas.Series</text:p>
          </table:table-cell>
          <table:table-cell/>
        </table:table-row>
        <table:table-row table:style-name="ro1">
          <table:table-cell office:value-type="string" calcext:value-type="string">
            <text:p>macro_bank_india_interest_rate</text:p>
          </table:table-cell>
          <table:table-cell office:value-type="string" calcext:value-type="string">
            <text:p>金十数据中心-经济指标-央行利率-主要央行利率</text:p>
          </table:table-cell>
          <table:table-cell office:value-type="string" calcext:value-type="string">
            <text:p>印度利率决议报告, 数据区间从 20000801-至今</text:p>
          </table:table-cell>
          <table:table-cell/>
          <table:table-cell office:value-type="string" calcext:value-type="string">
            <text:p>印度利率决议报告, 数据区间从 20000801-至今\nhttps://datacenter.jin10.com/reportType/dc_india_interest_rate_decision\nhttps://cdn.jin10.com/dc/reports/dc_india_interest_rate_decision_all.js?v=1578582645\n:return: 印度利率决议报告-今值(%)\n:rtype: pandas.Series</text:p>
          </table:table-cell>
          <table:table-cell/>
        </table:table-row>
        <table:table-row table:style-name="ro1">
          <table:table-cell office:value-type="string" calcext:value-type="string">
            <text:p>macro_bank_japan_interest_rate</text:p>
          </table:table-cell>
          <table:table-cell office:value-type="string" calcext:value-type="string">
            <text:p>金十数据中心-经济指标-央行利率-主要央行利率</text:p>
          </table:table-cell>
          <table:table-cell office:value-type="string" calcext:value-type="string">
            <text:p>日本利率决议报告, 数据区间从 20080214-至今</text:p>
          </table:table-cell>
          <table:table-cell/>
          <table:table-cell office:value-type="string" calcext:value-type="string">
            <text:p>日本利率决议报告, 数据区间从 20080214-至今\nhttps://datacenter.jin10.com/reportType/dc_japan_interest_rate_decision\nhttps://cdn.jin10.com/dc/reports/dc_japan_interest_rate_decision_all.js?v=1578582485\n:return: 日本利率决议报告-今值(%)\n:rtype: pandas.Series</text:p>
          </table:table-cell>
          <table:table-cell/>
        </table:table-row>
        <table:table-row table:style-name="ro1">
          <table:table-cell office:value-type="string" calcext:value-type="string">
            <text:p>macro_bank_newzealand_interest_rate</text:p>
          </table:table-cell>
          <table:table-cell office:value-type="string" calcext:value-type="string">
            <text:p>金十数据中心-经济指标-央行利率-主要央行利率</text:p>
          </table:table-cell>
          <table:table-cell office:value-type="string" calcext:value-type="string">
            <text:p>新西兰联储决议报告, 数据区间从 19990401-至今</text:p>
          </table:table-cell>
          <table:table-cell/>
          <table:table-cell office:value-type="string" calcext:value-type="string">
            <text:p>新西兰联储决议报告, 数据区间从 19990401-至今\nhttps://datacenter.jin10.com/reportType/dc_newzealand_interest_rate_decision\nhttps://cdn.jin10.com/dc/reports/dc_newzealand_interest_rate_decision_all.js?v=1578582075\n:return: 新西兰联储决议报告-今值(%)\n:rtype: pandas.Series</text:p>
          </table:table-cell>
          <table:table-cell/>
        </table:table-row>
        <table:table-row table:style-name="ro1">
          <table:table-cell office:value-type="string" calcext:value-type="string">
            <text:p>macro_bank_russia_interest_rate</text:p>
          </table:table-cell>
          <table:table-cell office:value-type="string" calcext:value-type="string">
            <text:p>金十数据中心-经济指标-央行利率-主要央行利率</text:p>
          </table:table-cell>
          <table:table-cell office:value-type="string" calcext:value-type="string">
            <text:p>俄罗斯利率决议报告, 数据区间从 20030601-至今</text:p>
          </table:table-cell>
          <table:table-cell/>
          <table:table-cell office:value-type="string" calcext:value-type="string">
            <text:p>俄罗斯利率决议报告, 数据区间从 20030601-至今\nhttps://datacenter.jin10.com/reportType/dc_russia_interest_rate_decision\nhttps://cdn.jin10.com/dc/reports/dc_russia_interest_rate_decision_all.js?v=1578582572\n:return: 俄罗斯利率决议报告-今值(%)\n:rtype: pandas.Series</text:p>
          </table:table-cell>
          <table:table-cell/>
        </table:table-row>
        <table:table-row table:style-name="ro1">
          <table:table-cell office:value-type="string" calcext:value-type="string">
            <text:p>macro_bank_switzerland_interest_rate</text:p>
          </table:table-cell>
          <table:table-cell office:value-type="string" calcext:value-type="string">
            <text:p>金十数据中心-经济指标-央行利率-主要央行利率</text:p>
          </table:table-cell>
          <table:table-cell office:value-type="string" calcext:value-type="string">
            <text:p>瑞士央行利率决议报告, 数据区间从 20080313-至今</text:p>
          </table:table-cell>
          <table:table-cell/>
          <table:table-cell office:value-type="string" calcext:value-type="string">
            <text:p>瑞士央行利率决议报告, 数据区间从 20080313-至今\nhttps://datacenter.jin10.com/reportType/dc_switzerland_interest_rate_decision\nhttps://cdn.jin10.com/dc/reports/dc_switzerland_interest_rate_decision_all.js?v=1578582240\n:return: 瑞士央行利率决议报告-今值(%)\n:rtype: pandas.Series</text:p>
          </table:table-cell>
          <table:table-cell/>
        </table:table-row>
        <table:table-row table:style-name="ro1">
          <table:table-cell office:value-type="string" calcext:value-type="string">
            <text:p>macro_bank_usa_interest_rate</text:p>
          </table:table-cell>
          <table:table-cell office:value-type="string" calcext:value-type="string">
            <text:p>金十数据中心-经济指标-央行利率-主要央行利率</text:p>
          </table:table-cell>
          <table:table-cell office:value-type="string" calcext:value-type="string">
            <text:p>美联储利率决议报告, 数据区间从 19820927-至今</text:p>
          </table:table-cell>
          <table:table-cell/>
          <table:table-cell office:value-type="string" calcext:value-type="string">
            <text:p>美联储利率决议报告, 数据区间从 19820927-至今\nhttps://datacenter.jin10.com/reportType/dc_usa_interest_rate_decision\n:return: 美联储利率决议报告-今值(%)\n:rtype: pandas.Series</text:p>
          </table:table-cell>
          <table:table-cell/>
        </table:table-row>
        <table:table-row table:style-name="ro1">
          <table:table-cell office:value-type="string" calcext:value-type="string">
            <text:p>macro_canada_bank_rate</text:p>
          </table:table-cell>
          <table:table-cell office:value-type="string" calcext:value-type="string">
            <text:p>宏观-加拿大</text:p>
          </table:table-cell>
          <table:table-cell office:value-type="string" calcext:value-type="string">
            <text:p>东方财富-经济数据-加拿大-央行公布利率决议</text:p>
          </table:table-cell>
          <table:table-cell/>
          <table:table-cell office:value-type="string" calcext:value-type="string">
            <text:p>东方财富-经济数据-加拿大-央行公布利率决议\nhttps://data.eastmoney.com/cjsj/foreign_7_4.html\n:return: 央行公布利率决议\n:rtype: pandas.DataFrame</text:p>
          </table:table-cell>
          <table:table-cell/>
        </table:table-row>
        <table:table-row table:style-name="ro1">
          <table:table-cell office:value-type="string" calcext:value-type="string">
            <text:p>macro_canada_core_cpi_monthly</text:p>
          </table:table-cell>
          <table:table-cell office:value-type="string" calcext:value-type="string">
            <text:p>宏观-加拿大</text:p>
          </table:table-cell>
          <table:table-cell office:value-type="string" calcext:value-type="string">
            <text:p>东方财富-经济数据-加拿大-核心消费者物价指数月率</text:p>
          </table:table-cell>
          <table:table-cell/>
          <table:table-cell office:value-type="string" calcext:value-type="string">
            <text:p>东方财富-经济数据-加拿大-核心消费者物价指数月率\nhttps://data.eastmoney.com/cjsj/foreign_7_6.html\n:return: 核心消费者物价指数月率\n:rtype: pandas.DataFrame</text:p>
          </table:table-cell>
          <table:table-cell/>
        </table:table-row>
        <table:table-row table:style-name="ro1">
          <table:table-cell office:value-type="string" calcext:value-type="string">
            <text:p>macro_canada_core_cpi_yearly</text:p>
          </table:table-cell>
          <table:table-cell office:value-type="string" calcext:value-type="string">
            <text:p>宏观-加拿大</text:p>
          </table:table-cell>
          <table:table-cell office:value-type="string" calcext:value-type="string">
            <text:p>东方财富-经济数据-加拿大-核心消费者物价指数年率</text:p>
          </table:table-cell>
          <table:table-cell/>
          <table:table-cell office:value-type="string" calcext:value-type="string">
            <text:p>东方财富-经济数据-加拿大-核心消费者物价指数年率\nhttps://data.eastmoney.com/cjsj/foreign_7_5.html\n:return: 核心消费者物价指数年率\n:rtype: pandas.DataFrame</text:p>
          </table:table-cell>
          <table:table-cell/>
        </table:table-row>
        <table:table-row table:style-name="ro1">
          <table:table-cell office:value-type="string" calcext:value-type="string">
            <text:p>macro_canada_cpi_monthly</text:p>
          </table:table-cell>
          <table:table-cell office:value-type="string" calcext:value-type="string">
            <text:p>宏观-加拿大</text:p>
          </table:table-cell>
          <table:table-cell office:value-type="string" calcext:value-type="string">
            <text:p>东方财富-经济数据-加拿大-消费者物价指数月率</text:p>
          </table:table-cell>
          <table:table-cell/>
          <table:table-cell office:value-type="string" calcext:value-type="string">
            <text:p>东方财富-经济数据-加拿大-消费者物价指数月率\nhttps://data.eastmoney.com/cjsj/foreign_7_8.html\n:return: 消费者物价指数月率\n:rtype: pandas.DataFrame</text:p>
          </table:table-cell>
          <table:table-cell/>
        </table:table-row>
        <table:table-row table:style-name="ro1">
          <table:table-cell office:value-type="string" calcext:value-type="string">
            <text:p>macro_canada_cpi_yearly</text:p>
          </table:table-cell>
          <table:table-cell office:value-type="string" calcext:value-type="string">
            <text:p>宏观-加拿大</text:p>
          </table:table-cell>
          <table:table-cell office:value-type="string" calcext:value-type="string">
            <text:p>东方财富-经济数据-加拿大-消费者物价指数年率</text:p>
          </table:table-cell>
          <table:table-cell/>
          <table:table-cell office:value-type="string" calcext:value-type="string">
            <text:p>东方财富-经济数据-加拿大-消费者物价指数年率\nhttps://data.eastmoney.com/cjsj/foreign_7_7.html\n:return: 消费者物价指数年率\n:rtype: pandas.DataFrame</text:p>
          </table:table-cell>
          <table:table-cell/>
        </table:table-row>
        <table:table-row table:style-name="ro1">
          <table:table-cell office:value-type="string" calcext:value-type="string">
            <text:p>macro_canada_gdp_monthly</text:p>
          </table:table-cell>
          <table:table-cell office:value-type="string" calcext:value-type="string">
            <text:p>宏观-加拿大</text:p>
          </table:table-cell>
          <table:table-cell office:value-type="string" calcext:value-type="string">
            <text:p>东方财富-经济数据-加拿大-GDP 月率</text:p>
          </table:table-cell>
          <table:table-cell/>
          <table:table-cell office:value-type="string" calcext:value-type="string">
            <text:p>东方财富-经济数据-加拿大-GDP 月率\nhttps://data.eastmoney.com/cjsj/foreign_7_9.html\n:return: GDP 月率\n:rtype: pandas.DataFrame</text:p>
          </table:table-cell>
          <table:table-cell/>
        </table:table-row>
        <table:table-row table:style-name="ro1">
          <table:table-cell office:value-type="string" calcext:value-type="string">
            <text:p>macro_canada_new_house_rate</text:p>
          </table:table-cell>
          <table:table-cell office:value-type="string" calcext:value-type="string">
            <text:p>宏观-加拿大</text:p>
          </table:table-cell>
          <table:table-cell office:value-type="string" calcext:value-type="string">
            <text:p>东方财富-经济数据-加拿大-新屋开工</text:p>
          </table:table-cell>
          <table:table-cell/>
          <table:table-cell office:value-type="string" calcext:value-type="string">
            <text:p>东方财富-经济数据-加拿大-新屋开工\nhttps://data.eastmoney.com/cjsj/foreign_7_0.html\n:return: 新屋开工\n:rtype: pandas.DataFrame</text:p>
          </table:table-cell>
          <table:table-cell/>
        </table:table-row>
        <table:table-row table:style-name="ro1">
          <table:table-cell office:value-type="string" calcext:value-type="string">
            <text:p>macro_canada_retail_rate_monthly</text:p>
          </table:table-cell>
          <table:table-cell office:value-type="string" calcext:value-type="string">
            <text:p>宏观-加拿大</text:p>
          </table:table-cell>
          <table:table-cell office:value-type="string" calcext:value-type="string">
            <text:p>东方财富-经济数据-加拿大-零售销售月率</text:p>
          </table:table-cell>
          <table:table-cell/>
          <table:table-cell office:value-type="string" calcext:value-type="string">
            <text:p>东方财富-经济数据-加拿大-零售销售月率\nhttps://data.eastmoney.com/cjsj/foreign_7_3.html\n:return: 零售销售月率\n:rtype: pandas.DataFrame</text:p>
          </table:table-cell>
          <table:table-cell/>
        </table:table-row>
        <table:table-row table:style-name="ro1">
          <table:table-cell office:value-type="string" calcext:value-type="string">
            <text:p>macro_canada_trade</text:p>
          </table:table-cell>
          <table:table-cell office:value-type="string" calcext:value-type="string">
            <text:p>宏观-加拿大</text:p>
          </table:table-cell>
          <table:table-cell office:value-type="string" calcext:value-type="string">
            <text:p>东方财富-经济数据-加拿大-贸易帐</text:p>
          </table:table-cell>
          <table:table-cell/>
          <table:table-cell office:value-type="string" calcext:value-type="string">
            <text:p>东方财富-经济数据-加拿大-贸易帐\nhttps://data.eastmoney.com/cjsj/foreign_7_2.html\n:return: 贸易帐\n:rtype: pandas.DataFrame</text:p>
          </table:table-cell>
          <table:table-cell/>
        </table:table-row>
        <table:table-row table:style-name="ro1">
          <table:table-cell office:value-type="string" calcext:value-type="string">
            <text:p>macro_canada_unemployment_rate</text:p>
          </table:table-cell>
          <table:table-cell office:value-type="string" calcext:value-type="string">
            <text:p>宏观-加拿大</text:p>
          </table:table-cell>
          <table:table-cell office:value-type="string" calcext:value-type="string">
            <text:p>东方财富-经济数据-加拿大-失业率</text:p>
          </table:table-cell>
          <table:table-cell/>
          <table:table-cell office:value-type="string" calcext:value-type="string">
            <text:p>东方财富-经济数据-加拿大-失业率\nhttps://data.eastmoney.com/cjsj/foreign_7_1.html\n:return: 失业率\n:rtype: pandas.DataFrame</text:p>
          </table:table-cell>
          <table:table-cell/>
        </table:table-row>
        <table:table-row table:style-name="ro1">
          <table:table-cell office:value-type="string" calcext:value-type="string">
            <text:p>macro_china_agricultural_index</text:p>
          </table:table-cell>
          <table:table-cell office:value-type="string" calcext:value-type="string">
            <text:p>全球宏观-中国宏观</text:p>
          </table:table-cell>
          <table:table-cell office:value-type="string" calcext:value-type="string">
            <text:p>农副指数</text:p>
          </table:table-cell>
          <table:table-cell/>
          <table:table-cell office:value-type="string" calcext:value-type="string">
            <text:p>农副指数\nhttps://data.eastmoney.com/cjsj/hyzs_list_EMI00662543.html\n:return: 农副指数\n:rtype: pandas.DataFrame</text:p>
          </table:table-cell>
          <table:table-cell/>
        </table:table-row>
        <table:table-row table:style-name="ro1">
          <table:table-cell office:value-type="string" calcext:value-type="string">
            <text:p>macro_china_agricultural_product</text:p>
          </table:table-cell>
          <table:table-cell office:value-type="string" calcext:value-type="string">
            <text:p>全球宏观-中国宏观</text:p>
          </table:table-cell>
          <table:table-cell office:value-type="string" calcext:value-type="string">
            <text:p>农产品批发价格总指数</text:p>
          </table:table-cell>
          <table:table-cell/>
          <table:table-cell office:value-type="string" calcext:value-type="string">
            <text:p>农产品批发价格总指数\nhttps://data.eastmoney.com/cjsj/hyzs_list_EMI00009274.html\n:return: 农产品批发价格总指数\n:rtype: pandas.DataFrame</text:p>
          </table:table-cell>
          <table:table-cell/>
        </table:table-row>
        <table:table-row table:style-name="ro1">
          <table:table-cell office:value-type="string" calcext:value-type="string">
            <text:p>macro_china_au_report</text:p>
          </table:table-cell>
          <table:table-cell office:value-type="string" calcext:value-type="string">
            <text:p>全球宏观-中国宏观</text:p>
          </table:table-cell>
          <table:table-cell office:value-type="string" calcext:value-type="string">
            <text:p>上海黄金交易所报告, 数据区间从20100331-至今</text:p>
          </table:table-cell>
          <table:table-cell/>
          <table:table-cell office:value-type="string" calcext:value-type="string">
            <text:p>上海黄金交易所报告, 数据区间从20100331-至今\nhttps://datacenter.jin10.com/reportType/dc_sge_report\n:return: pandas.DataFrame</text:p>
          </table:table-cell>
          <table:table-cell/>
        </table:table-row>
        <table:table-row table:style-name="ro1">
          <table:table-cell office:value-type="string" calcext:value-type="string">
            <text:p>macro_china_bank_financing</text:p>
          </table:table-cell>
          <table:table-cell office:value-type="string" calcext:value-type="string">
            <text:p>全球宏观-中国宏观</text:p>
          </table:table-cell>
          <table:table-cell office:value-type="string" calcext:value-type="string">
            <text:p>银行理财产品发行数量</text:p>
          </table:table-cell>
          <table:table-cell/>
          <table:table-cell office:value-type="string" calcext:value-type="string">
            <text:p>银行理财产品发行数量\nhttps://data.eastmoney.com/cjsj/hyzs_list_EMI01516267.html\n:return: 银行理财产品发行数量\n:rtype: pandas.DataFrame</text:p>
          </table:table-cell>
          <table:table-cell/>
        </table:table-row>
        <table:table-row table:style-name="ro1">
          <table:table-cell office:value-type="string" calcext:value-type="string">
            <text:p>macro_china_bdti_index</text:p>
          </table:table-cell>
          <table:table-cell office:value-type="string" calcext:value-type="string">
            <text:p>全球宏观-中国宏观</text:p>
          </table:table-cell>
          <table:table-cell office:value-type="string" calcext:value-type="string">
            <text:p>原油运输指数</text:p>
          </table:table-cell>
          <table:table-cell/>
          <table:table-cell office:value-type="string" calcext:value-type="string">
            <text:p>原油运输指数\nhttps://data.eastmoney.com/cjsj/hyzs_list_EMI00107668.html\n:return: 原油运输指数\n:rtype: pandas.DataFrame</text:p>
          </table:table-cell>
          <table:table-cell/>
        </table:table-row>
        <table:table-row table:style-name="ro1">
          <table:table-cell office:value-type="string" calcext:value-type="string">
            <text:p>macro_china_bond_public</text:p>
          </table:table-cell>
          <table:table-cell office:value-type="string" calcext:value-type="string">
            <text:p>债券收盘收益率曲线历史数据</text:p>
          </table:table-cell>
          <table:table-cell office:value-type="string" calcext:value-type="string">
            <text:p>中国-债券信息披露-债券发行</text:p>
          </table:table-cell>
          <table:table-cell/>
          <table:table-cell office:value-type="string" calcext:value-type="string">
            <text:p>中国-债券信息披露-债券发行\nhttps://www.chinamoney.com.cn/chinese/xzjfx/\n:return: 债券发行\n:rtype: pandas.DataFrame</text:p>
          </table:table-cell>
          <table:table-cell/>
        </table:table-row>
        <table:table-row table:style-name="ro1">
          <table:table-cell office:value-type="string" calcext:value-type="string">
            <text:p>macro_china_bsi_index</text:p>
          </table:table-cell>
          <table:table-cell office:value-type="string" calcext:value-type="string">
            <text:p>全球宏观-中国宏观</text:p>
          </table:table-cell>
          <table:table-cell office:value-type="string" calcext:value-type="string">
            <text:p>超灵便型船运价指数</text:p>
          </table:table-cell>
          <table:table-cell/>
          <table:table-cell office:value-type="string" calcext:value-type="string">
            <text:p>超灵便型船运价指数\nhttps://data.eastmoney.com/cjsj/hyzs_list_EMI00107667.html\n:return: 超灵便型船运价指数\n:rtype: pandas.DataFrame</text:p>
          </table:table-cell>
          <table:table-cell/>
        </table:table-row>
        <table:table-row table:style-name="ro1">
          <table:table-cell office:value-type="string" calcext:value-type="string">
            <text:p>macro_china_central_bank_balance</text:p>
          </table:table-cell>
          <table:table-cell office:value-type="string" calcext:value-type="string">
            <text:p>全球宏观-中国宏观</text:p>
          </table:table-cell>
          <table:table-cell office:value-type="string" calcext:value-type="string">
            <text:p>新浪财经-中国宏观经济数据-央行货币当局资产负债</text:p>
          </table:table-cell>
          <table:table-cell/>
          <table:table-cell office:value-type="string" calcext:value-type="string">
            <text:p>新浪财经-中国宏观经济数据-央行货币当局资产负债\nhttps://finance.sina.com.cn/mac/#fininfo-8-0-31-2\n:return: 央行货币当局资产负债\n:rtype: pandas.DataFrame</text:p>
          </table:table-cell>
          <table:table-cell/>
        </table:table-row>
        <table:table-row table:style-name="ro1">
          <table:table-cell office:value-type="string" calcext:value-type="string">
            <text:p>macro_china_commodity_price_index</text:p>
          </table:table-cell>
          <table:table-cell office:value-type="string" calcext:value-type="string">
            <text:p>全球宏观-中国宏观</text:p>
          </table:table-cell>
          <table:table-cell office:value-type="string" calcext:value-type="string">
            <text:p>大宗商品价格</text:p>
          </table:table-cell>
          <table:table-cell/>
          <table:table-cell office:value-type="string" calcext:value-type="string">
            <text:p>大宗商品价格\nhttps://data.eastmoney.com/cjsj/hyzs_list_EMI00662535.html\n:return: 大宗商品价格\n:rtype: pandas.DataFrame</text:p>
          </table:table-cell>
          <table:table-cell/>
        </table:table-row>
        <table:table-row table:style-name="ro1">
          <table:table-cell office:value-type="string" calcext:value-type="string">
            <text:p>macro_china_construction_index</text:p>
          </table:table-cell>
          <table:table-cell office:value-type="string" calcext:value-type="string">
            <text:p>全球宏观-中国宏观</text:p>
          </table:table-cell>
          <table:table-cell office:value-type="string" calcext:value-type="string">
            <text:p>建材指数</text:p>
          </table:table-cell>
          <table:table-cell/>
          <table:table-cell office:value-type="string" calcext:value-type="string">
            <text:p>建材指数\nhttps://data.eastmoney.com/cjsj/hyzs_list_EMI00662541.html\n:return: 建材指数\n:rtype: pandas.DataFrame</text:p>
          </table:table-cell>
          <table:table-cell/>
        </table:table-row>
        <table:table-row table:style-name="ro1">
          <table:table-cell office:value-type="string" calcext:value-type="string">
            <text:p>macro_china_construction_price_index</text:p>
          </table:table-cell>
          <table:table-cell office:value-type="string" calcext:value-type="string">
            <text:p>全球宏观-中国宏观</text:p>
          </table:table-cell>
          <table:table-cell office:value-type="string" calcext:value-type="string">
            <text:p>建材价格指数</text:p>
          </table:table-cell>
          <table:table-cell/>
          <table:table-cell office:value-type="string" calcext:value-type="string">
            <text:p>建材价格指数\nhttps://data.eastmoney.com/cjsj/hyzs_list_EMI00237146.html\n:return: 建材价格指数\n:rtype: pandas.DataFrame</text:p>
          </table:table-cell>
          <table:table-cell/>
        </table:table-row>
        <table:table-row table:style-name="ro1">
          <table:table-cell office:value-type="string" calcext:value-type="string">
            <text:p>macro_china_consumer_goods_retail</text:p>
          </table:table-cell>
          <table:table-cell office:value-type="string" calcext:value-type="string">
            <text:p>全球宏观-中国宏观</text:p>
          </table:table-cell>
          <table:table-cell office:value-type="string" calcext:value-type="string">
            <text:p>东方财富-经济数据-社会消费品零售总额</text:p>
          </table:table-cell>
          <table:table-cell/>
          <table:table-cell office:value-type="string" calcext:value-type="string">
            <text:p>东方财富-经济数据-社会消费品零售总额\nhttps://data.eastmoney.com/cjsj/xfp.html\n:return: 社会消费品零售总额\n:rtype: pandas.DataFrame</text:p>
          </table:table-cell>
          <table:table-cell/>
        </table:table-row>
        <table:table-row table:style-name="ro1">
          <table:table-cell office:value-type="string" calcext:value-type="string">
            <text:p>macro_china_cpi</text:p>
          </table:table-cell>
          <table:table-cell office:value-type="string" calcext:value-type="string">
            <text:p>全球宏观-中国宏观</text:p>
          </table:table-cell>
          <table:table-cell office:value-type="string" calcext:value-type="string">
            <text:p>东方财富-中国居民消费价格指数</text:p>
          </table:table-cell>
          <table:table-cell/>
          <table:table-cell office:value-type="string" calcext:value-type="string">
            <text:p>东方财富-中国居民消费价格指数\nhttps://data.eastmoney.com/cjsj/cpi.html\n:return: 东方财富-中国居民消费价格指数\n:rtype: pandas.DataFrame</text:p>
          </table:table-cell>
          <table:table-cell/>
        </table:table-row>
        <table:table-row table:style-name="ro1">
          <table:table-cell office:value-type="string" calcext:value-type="string">
            <text:p>macro_china_cpi_monthly</text:p>
          </table:table-cell>
          <table:table-cell office:value-type="string" calcext:value-type="string">
            <text:p>全球宏观-中国宏观</text:p>
          </table:table-cell>
          <table:table-cell office:value-type="string" calcext:value-type="string">
            <text:p>中国月度 CPI 数据, 数据区间从 19960201-至今</text:p>
          </table:table-cell>
          <table:table-cell/>
          <table:table-cell office:value-type="string" calcext:value-type="string">
            <text:p>中国月度 CPI 数据, 数据区间从 19960201-至今\nhttps://datacenter.jin10.com/reportType/dc_chinese_cpi_mom\n:return: 中国月度 CPI 数据\n:rtype: pandas.DataFrame</text:p>
          </table:table-cell>
          <table:table-cell/>
        </table:table-row>
        <table:table-row table:style-name="ro1">
          <table:table-cell office:value-type="string" calcext:value-type="string">
            <text:p>macro_china_cpi_yearly</text:p>
          </table:table-cell>
          <table:table-cell office:value-type="string" calcext:value-type="string">
            <text:p>全球宏观-中国宏观</text:p>
          </table:table-cell>
          <table:table-cell office:value-type="string" calcext:value-type="string">
            <text:p>中国年度 CPI 数据, 数据区间从 19860201-至今</text:p>
          </table:table-cell>
          <table:table-cell/>
          <table:table-cell office:value-type="string" calcext:value-type="string">
            <text:p>中国年度 CPI 数据, 数据区间从 19860201-至今\nhttps://datacenter.jin10.com/reportType/dc_chinese_cpi_yoy\n:return: 中国年度 CPI 数据\n:rtype: pandas.DataFrame</text:p>
          </table:table-cell>
          <table:table-cell/>
        </table:table-row>
        <table:table-row table:style-name="ro1">
          <table:table-cell office:value-type="string" calcext:value-type="string">
            <text:p>macro_china_cx_pmi_yearly</text:p>
          </table:table-cell>
          <table:table-cell office:value-type="string" calcext:value-type="string">
            <text:p>全球宏观-中国宏观</text:p>
          </table:table-cell>
          <table:table-cell office:value-type="string" calcext:value-type="string">
            <text:p>中国年度财新 PMI 数据, 数据区间从 20120120-至今</text:p>
          </table:table-cell>
          <table:table-cell/>
          <table:table-cell office:value-type="string" calcext:value-type="string">
            <text:p>中国年度财新 PMI 数据, 数据区间从 20120120-至今\nhttps://datacenter.jin10.com/reportType/dc_chinese_caixin_manufacturing_pmi\n:return: 中国年度财新 PMI 数据\n:return: pandas.DataFrame</text:p>
          </table:table-cell>
          <table:table-cell/>
        </table:table-row>
        <table:table-row table:style-name="ro1">
          <table:table-cell office:value-type="string" calcext:value-type="string">
            <text:p>macro_china_cx_services_pmi_yearly</text:p>
          </table:table-cell>
          <table:table-cell office:value-type="string" calcext:value-type="string">
            <text:p>全球宏观-中国宏观</text:p>
          </table:table-cell>
          <table:table-cell office:value-type="string" calcext:value-type="string">
            <text:p>中国财新服务业PMI报告, 数据区间从 20120405-至今</text:p>
          </table:table-cell>
          <table:table-cell/>
          <table:table-cell office:value-type="string" calcext:value-type="string">
            <text:p>中国财新服务业PMI报告, 数据区间从 20120405-至今\nhttps://datacenter.jin10.com/reportType/dc_chinese_caixin_services_pmi\nhttps://cdn.jin10.com/dc/reports/dc_chinese_caixin_services_pmi_all.js?v=1578818109\n:return: pandas.DataFrame</text:p>
          </table:table-cell>
          <table:table-cell/>
        </table:table-row>
        <table:table-row table:style-name="ro1">
          <table:table-cell office:value-type="string" calcext:value-type="string">
            <text:p>macro_china_czsr</text:p>
          </table:table-cell>
          <table:table-cell office:value-type="string" calcext:value-type="string">
            <text:p>全球宏观-中国宏观</text:p>
          </table:table-cell>
          <table:table-cell office:value-type="string" calcext:value-type="string">
            <text:p>东方财富-财政收入</text:p>
          </table:table-cell>
          <table:table-cell/>
          <table:table-cell office:value-type="string" calcext:value-type="string">
            <text:p>东方财富-财政收入\nhttps://data.eastmoney.com/cjsj/czsr.html\n:return: 东方财富-财政收入\n:rtype: pandas.DataFrame</text:p>
          </table:table-cell>
          <table:table-cell/>
        </table:table-row>
        <table:table-row table:style-name="ro1">
          <table:table-cell office:value-type="string" calcext:value-type="string">
            <text:p>macro_china_daily_energy</text:p>
          </table:table-cell>
          <table:table-cell office:value-type="string" calcext:value-type="string">
            <text:p>全球宏观-中国宏观</text:p>
          </table:table-cell>
          <table:table-cell office:value-type="string" calcext:value-type="string">
            <text:p>中国日度沿海六大电库存数据, 数据区间从20160101-至今</text:p>
          </table:table-cell>
          <table:table-cell/>
          <table:table-cell office:value-type="string" calcext:value-type="string">
            <text:p>中国日度沿海六大电库存数据, 数据区间从20160101-至今\nhttps://datacenter.jin10.com/reportType/dc_qihuo_energy_report\n:return: pandas.DataFrame</text:p>
          </table:table-cell>
          <table:table-cell/>
        </table:table-row>
        <table:table-row table:style-name="ro1">
          <table:table-cell office:value-type="string" calcext:value-type="string">
            <text:p>macro_china_energy_index</text:p>
          </table:table-cell>
          <table:table-cell office:value-type="string" calcext:value-type="string">
            <text:p>全球宏观-中国宏观</text:p>
          </table:table-cell>
          <table:table-cell office:value-type="string" calcext:value-type="string">
            <text:p>能源指数</text:p>
          </table:table-cell>
          <table:table-cell/>
          <table:table-cell office:value-type="string" calcext:value-type="string">
            <text:p>能源指数\nhttps://data.eastmoney.com/cjsj/hyzs_list_EMI00662539.html\n:return: 能源指数\n:rtype: pandas.DataFrame</text:p>
          </table:table-cell>
          <table:table-cell/>
        </table:table-row>
        <table:table-row table:style-name="ro1">
          <table:table-cell office:value-type="string" calcext:value-type="string">
            <text:p>macro_china_enterprise_boom_index</text:p>
          </table:table-cell>
          <table:table-cell office:value-type="string" calcext:value-type="string">
            <text:p>全球宏观-中国宏观</text:p>
          </table:table-cell>
          <table:table-cell office:value-type="string" calcext:value-type="string">
            <text:p>https://data.eastmoney.com/cjsj/qyjqzs.html</text:p>
          </table:table-cell>
          <table:table-cell/>
          <table:table-cell office:value-type="string" calcext:value-type="string">
            <text:p>https://data.eastmoney.com/cjsj/qyjqzs.html\n中国-企业景气及企业家信心指数\n:return: 企业景气及企业家信心指数\n:rtype: pandas.DataFrame</text:p>
          </table:table-cell>
          <table:table-cell/>
        </table:table-row>
        <table:table-row table:style-name="ro1">
          <table:table-cell office:value-type="string" calcext:value-type="string">
            <text:p>macro_china_exports_yoy</text:p>
          </table:table-cell>
          <table:table-cell office:value-type="string" calcext:value-type="string">
            <text:p>全球宏观-中国宏观</text:p>
          </table:table-cell>
          <table:table-cell office:value-type="string" calcext:value-type="string">
            <text:p>中国以美元计算出口年率报告, 数据区间从 19820201-至今</text:p>
          </table:table-cell>
          <table:table-cell/>
          <table:table-cell office:value-type="string" calcext:value-type="string">
            <text:p>中国以美元计算出口年率报告, 数据区间从 19820201-至今\nhttps://datacenter.jin10.com/reportType/dc_chinese_exports_yoy\n:return: 中国以美元计算出口年率报告\n:rtype: pandas.DataFrame</text:p>
          </table:table-cell>
          <table:table-cell/>
        </table:table-row>
        <table:table-row table:style-name="ro1">
          <table:table-cell office:value-type="string" calcext:value-type="string">
            <text:p>macro_china_fdi</text:p>
          </table:table-cell>
          <table:table-cell office:value-type="string" calcext:value-type="string">
            <text:p>全球宏观-中国宏观</text:p>
          </table:table-cell>
          <table:table-cell office:value-type="string" calcext:value-type="string">
            <text:p>东方财富-经济数据一览-中国-外商直接投资数据</text:p>
          </table:table-cell>
          <table:table-cell/>
          <table:table-cell office:value-type="string" calcext:value-type="string">
            <text:p>东方财富-经济数据一览-中国-外商直接投资数据\nhttps://data.eastmoney.com/cjsj/fdi.html\n:return: 外商直接投资数据\n:rtype: pandas.DataFrame</text:p>
          </table:table-cell>
          <table:table-cell/>
        </table:table-row>
        <table:table-row table:style-name="ro1">
          <table:table-cell office:value-type="string" calcext:value-type="string">
            <text:p>macro_china_foreign_exchange_gold</text:p>
          </table:table-cell>
          <table:table-cell office:value-type="string" calcext:value-type="string">
            <text:p>全球宏观-中国宏观</text:p>
          </table:table-cell>
          <table:table-cell office:value-type="string" calcext:value-type="string">
            <text:p>央行黄金和外汇储备</text:p>
          </table:table-cell>
          <table:table-cell/>
          <table:table-cell office:value-type="string" calcext:value-type="string">
            <text:p>央行黄金和外汇储备\nhttps://finance.sina.com.cn/mac/#fininfo-5-0-31-2\n:return: 央行黄金和外汇储备\n:rtype: pandas.DataFrame</text:p>
          </table:table-cell>
          <table:table-cell/>
        </table:table-row>
        <table:table-row table:style-name="ro1">
          <table:table-cell office:value-type="string" calcext:value-type="string">
            <text:p>macro_china_freight_index</text:p>
          </table:table-cell>
          <table:table-cell office:value-type="string" calcext:value-type="string">
            <text:p>全球宏观-中国宏观</text:p>
          </table:table-cell>
          <table:table-cell office:value-type="string" calcext:value-type="string">
            <text:p>新浪财经-中国宏观经济数据-航贸运价指数</text:p>
          </table:table-cell>
          <table:table-cell/>
          <table:table-cell office:value-type="string" calcext:value-type="string">
            <text:p>新浪财经-中国宏观经济数据-航贸运价指数\nhttps://finance.sina.com.cn/mac/#industry-22-0-31-2\n:return: 航贸运价指数\n:rtype: pandas.DataFrame</text:p>
          </table:table-cell>
          <table:table-cell/>
        </table:table-row>
        <table:table-row table:style-name="ro1">
          <table:table-cell office:value-type="string" calcext:value-type="string">
            <text:p>macro_china_fx_gold</text:p>
          </table:table-cell>
          <table:table-cell office:value-type="string" calcext:value-type="string">
            <text:p>全球宏观-中国宏观</text:p>
          </table:table-cell>
          <table:table-cell office:value-type="string" calcext:value-type="string">
            <text:p>东方财富-外汇和黄金储备</text:p>
          </table:table-cell>
          <table:table-cell/>
          <table:table-cell office:value-type="string" calcext:value-type="string">
            <text:p>东方财富-外汇和黄金储备\nhttps://data.eastmoney.com/cjsj/hjwh.html\n:return: 外汇和黄金储备\n:rtype: pandas.DataFrame</text:p>
          </table:table-cell>
          <table:table-cell/>
        </table:table-row>
        <table:table-row table:style-name="ro1">
          <table:table-cell office:value-type="string" calcext:value-type="string">
            <text:p>macro_china_fx_reserves_yearly</text:p>
          </table:table-cell>
          <table:table-cell office:value-type="string" calcext:value-type="string">
            <text:p>全球宏观-中国宏观</text:p>
          </table:table-cell>
          <table:table-cell office:value-type="string" calcext:value-type="string">
            <text:p>中国年度外汇储备数据, 数据区间从 20140115-至今</text:p>
          </table:table-cell>
          <table:table-cell/>
          <table:table-cell office:value-type="string" calcext:value-type="string">
            <text:p>中国年度外汇储备数据, 数据区间从 20140115-至今\nhttps://datacenter.jin10.com/reportType/dc_chinese_fx_reserves\n:return: 中国年度外汇储备数据\n:return: pandas.DataFrame</text:p>
          </table:table-cell>
          <table:table-cell/>
        </table:table-row>
        <table:table-row table:style-name="ro1">
          <table:table-cell office:value-type="string" calcext:value-type="string">
            <text:p>macro_china_gdp</text:p>
          </table:table-cell>
          <table:table-cell office:value-type="string" calcext:value-type="string">
            <text:p>全球宏观-中国宏观</text:p>
          </table:table-cell>
          <table:table-cell office:value-type="string" calcext:value-type="string">
            <text:p>东方财富-中国国内生产总值</text:p>
          </table:table-cell>
          <table:table-cell/>
          <table:table-cell office:value-type="string" calcext:value-type="string">
            <text:p>东方财富-中国国内生产总值\nhttps://data.eastmoney.com/cjsj/gdp.html\n:return: 东方财富中国国内生产总值\n:rtype: pandas.DataFrame</text:p>
          </table:table-cell>
          <table:table-cell/>
        </table:table-row>
        <table:table-row table:style-name="ro1">
          <table:table-cell office:value-type="string" calcext:value-type="string">
            <text:p>macro_china_gdp_yearly</text:p>
          </table:table-cell>
          <table:table-cell office:value-type="string" calcext:value-type="string">
            <text:p>全球宏观-中国宏观</text:p>
          </table:table-cell>
          <table:table-cell office:value-type="string" calcext:value-type="string">
            <text:p>金十数据中心-中国 GDP 年率报告, 数据区间从 20110120-至今</text:p>
          </table:table-cell>
          <table:table-cell/>
          <table:table-cell office:value-type="string" calcext:value-type="string">
            <text:p>金十数据中心-中国 GDP 年率报告, 数据区间从 20110120-至今\nhttps://datacenter.jin10.com/reportType/dc_chinese_gdp_yoy\n:return: 中国 GDP 年率报告\n:rtype: pandas.DataFrame</text:p>
          </table:table-cell>
          <table:table-cell/>
        </table:table-row>
        <table:table-row table:style-name="ro1">
          <table:table-cell office:value-type="string" calcext:value-type="string">
            <text:p>macro_china_gdzctz</text:p>
          </table:table-cell>
          <table:table-cell office:value-type="string" calcext:value-type="string">
            <text:p>全球宏观-中国宏观</text:p>
          </table:table-cell>
          <table:table-cell office:value-type="string" calcext:value-type="string">
            <text:p>东方财富-中国城镇固定资产投资</text:p>
          </table:table-cell>
          <table:table-cell/>
          <table:table-cell office:value-type="string" calcext:value-type="string">
            <text:p>东方财富-中国城镇固定资产投资\nhttps://data.eastmoney.com/cjsj/gdzctz.html\n:return: 东方财富中国城镇固定资产投资\n:rtype: pandas.DataFrame</text:p>
          </table:table-cell>
          <table:table-cell/>
        </table:table-row>
        <table:table-row table:style-name="ro1">
          <table:table-cell office:value-type="string" calcext:value-type="string">
            <text:p>macro_china_gyzjz</text:p>
          </table:table-cell>
          <table:table-cell office:value-type="string" calcext:value-type="string">
            <text:p>全球宏观-中国宏观</text:p>
          </table:table-cell>
          <table:table-cell office:value-type="string" calcext:value-type="string">
            <text:p>东方财富网-经济数据-工业增加值增长</text:p>
          </table:table-cell>
          <table:table-cell/>
          <table:table-cell office:value-type="string" calcext:value-type="string">
            <text:p>东方财富网-经济数据-工业增加值增长\nhttps://data.eastmoney.com/cjsj/gyzjz.html\n:return: 工业增加值增长\n:rtype: pandas.DataFrame</text:p>
          </table:table-cell>
          <table:table-cell/>
        </table:table-row>
        <table:table-row table:style-name="ro1">
          <table:table-cell office:value-type="string" calcext:value-type="string">
            <text:p>macro_china_hgjck</text:p>
          </table:table-cell>
          <table:table-cell office:value-type="string" calcext:value-type="string">
            <text:p>全球宏观-中国宏观</text:p>
          </table:table-cell>
          <table:table-cell office:value-type="string" calcext:value-type="string">
            <text:p>东方财富-海关进出口增减情况一览表</text:p>
          </table:table-cell>
          <table:table-cell/>
          <table:table-cell office:value-type="string" calcext:value-type="string">
            <text:p>东方财富-海关进出口增减情况一览表\nhttps://data.eastmoney.com/cjsj/hgjck.html\n:return: 东方财富-海关进出口增减情况一览表\n:rtype: pandas.DataFrame</text:p>
          </table:table-cell>
          <table:table-cell/>
        </table:table-row>
        <table:table-row table:style-name="ro1">
          <table:table-cell office:value-type="string" calcext:value-type="string">
            <text:p>macro_china_hk_building_amount</text:p>
          </table:table-cell>
          <table:table-cell office:value-type="string" calcext:value-type="string">
            <text:p>中国-香港-宏观</text:p>
          </table:table-cell>
          <table:table-cell office:value-type="string" calcext:value-type="string">
            <text:p>东方财富-经济数据一览-中国香港-香港楼宇买卖合约成交金额</text:p>
          </table:table-cell>
          <table:table-cell/>
          <table:table-cell office:value-type="string" calcext:value-type="string">
            <text:p>东方财富-经济数据一览-中国香港-香港楼宇买卖合约成交金额\nhttps://data.eastmoney.com/cjsj/foreign_8_6.html\n:return: 香港楼宇买卖合约成交金额\n:rtype: pandas.DataFrame</text:p>
          </table:table-cell>
          <table:table-cell/>
        </table:table-row>
        <table:table-row table:style-name="ro1">
          <table:table-cell office:value-type="string" calcext:value-type="string">
            <text:p>macro_china_hk_building_volume</text:p>
          </table:table-cell>
          <table:table-cell office:value-type="string" calcext:value-type="string">
            <text:p>中国-香港-宏观</text:p>
          </table:table-cell>
          <table:table-cell office:value-type="string" calcext:value-type="string">
            <text:p>东方财富-经济数据一览-中国香港-香港楼宇买卖合约数量</text:p>
          </table:table-cell>
          <table:table-cell/>
          <table:table-cell office:value-type="string" calcext:value-type="string">
            <text:p>东方财富-经济数据一览-中国香港-香港楼宇买卖合约数量\nhttps://data.eastmoney.com/cjsj/foreign_8_5.html\n:return: 香港楼宇买卖合约数量\n:rtype: pandas.DataFrame</text:p>
          </table:table-cell>
          <table:table-cell/>
        </table:table-row>
        <table:table-row table:style-name="ro1">
          <table:table-cell office:value-type="string" calcext:value-type="string">
            <text:p>macro_china_hk_cpi</text:p>
          </table:table-cell>
          <table:table-cell office:value-type="string" calcext:value-type="string">
            <text:p>中国-香港-宏观</text:p>
          </table:table-cell>
          <table:table-cell office:value-type="string" calcext:value-type="string">
            <text:p>东方财富-经济数据一览-中国香港-消费者物价指数</text:p>
          </table:table-cell>
          <table:table-cell/>
          <table:table-cell office:value-type="string" calcext:value-type="string">
            <text:p>东方财富-经济数据一览-中国香港-消费者物价指数\nhttps://data.eastmoney.com/cjsj/foreign_8_0.html\n:return: 消费者物价指数\n:rtype: pandas.DataFrame</text:p>
          </table:table-cell>
          <table:table-cell/>
        </table:table-row>
        <table:table-row table:style-name="ro1">
          <table:table-cell office:value-type="string" calcext:value-type="string">
            <text:p>macro_china_hk_cpi_ratio</text:p>
          </table:table-cell>
          <table:table-cell office:value-type="string" calcext:value-type="string">
            <text:p>中国-香港-宏观</text:p>
          </table:table-cell>
          <table:table-cell office:value-type="string" calcext:value-type="string">
            <text:p>东方财富-经济数据一览-中国香港-消费者物价指数年率</text:p>
          </table:table-cell>
          <table:table-cell/>
          <table:table-cell office:value-type="string" calcext:value-type="string">
            <text:p>东方财富-经济数据一览-中国香港-消费者物价指数年率\nhttps://data.eastmoney.com/cjsj/foreign_8_1.html\n:return: 消费者物价指数年率\n:rtype: pandas.DataFrame</text:p>
          </table:table-cell>
          <table:table-cell/>
        </table:table-row>
        <table:table-row table:style-name="ro1">
          <table:table-cell office:value-type="string" calcext:value-type="string">
            <text:p>macro_china_hk_gbp</text:p>
          </table:table-cell>
          <table:table-cell office:value-type="string" calcext:value-type="string">
            <text:p>中国-香港-宏观</text:p>
          </table:table-cell>
          <table:table-cell office:value-type="string" calcext:value-type="string">
            <text:p>东方财富-经济数据一览-中国香港-香港 GDP</text:p>
          </table:table-cell>
          <table:table-cell/>
          <table:table-cell office:value-type="string" calcext:value-type="string">
            <text:p>东方财富-经济数据一览-中国香港-香港 GDP\nhttps://data.eastmoney.com/cjsj/foreign_8_3.html\n:return: 香港 GDP\n:rtype: pandas.DataFrame</text:p>
          </table:table-cell>
          <table:table-cell/>
        </table:table-row>
        <table:table-row table:style-name="ro1">
          <table:table-cell office:value-type="string" calcext:value-type="string">
            <text:p>macro_china_hk_gbp_ratio</text:p>
          </table:table-cell>
          <table:table-cell office:value-type="string" calcext:value-type="string">
            <text:p>中国-香港-宏观</text:p>
          </table:table-cell>
          <table:table-cell office:value-type="string" calcext:value-type="string">
            <text:p>东方财富-经济数据一览-中国香港-香港 GDP 同比</text:p>
          </table:table-cell>
          <table:table-cell/>
          <table:table-cell office:value-type="string" calcext:value-type="string">
            <text:p>东方财富-经济数据一览-中国香港-香港 GDP 同比\nhttps://data.eastmoney.com/cjsj/foreign_8_4.html\n:return: 香港 GDP 同比\n:rtype: pandas.DataFrame</text:p>
          </table:table-cell>
          <table:table-cell/>
        </table:table-row>
        <table:table-row table:style-name="ro1">
          <table:table-cell office:value-type="string" calcext:value-type="string">
            <text:p>macro_china_hk_market_info</text:p>
          </table:table-cell>
          <table:table-cell office:value-type="string" calcext:value-type="string">
            <text:p>全球宏观-中国宏观</text:p>
          </table:table-cell>
          <table:table-cell office:value-type="string" calcext:value-type="string">
            <text:p>香港同业拆借报告, 数据区间从 20170320-至今</text:p>
          </table:table-cell>
          <table:table-cell/>
          <table:table-cell office:value-type="string" calcext:value-type="string">
            <text:p>香港同业拆借报告, 数据区间从 20170320-至今\nhttps://datacenter.jin10.com/reportType/dc_hk_market_info\nhttps://cdn.jin10.com/dc/reports/dc_hk_market_info_all.js?v=1578755471\n:return: 香港同业拆借报告-今值(%)\n:rtype: pandas.DataFrame</text:p>
          </table:table-cell>
          <table:table-cell/>
        </table:table-row>
        <table:table-row table:style-name="ro1">
          <table:table-cell office:value-type="string" calcext:value-type="string">
            <text:p>macro_china_hk_ppi</text:p>
          </table:table-cell>
          <table:table-cell office:value-type="string" calcext:value-type="string">
            <text:p>中国-香港-宏观</text:p>
          </table:table-cell>
          <table:table-cell office:value-type="string" calcext:value-type="string">
            <text:p>东方财富-经济数据一览-中国香港-香港制造业 PPI 年率</text:p>
          </table:table-cell>
          <table:table-cell/>
          <table:table-cell office:value-type="string" calcext:value-type="string">
            <text:p>东方财富-经济数据一览-中国香港-香港制造业 PPI 年率\nhttps://data.eastmoney.com/cjsj/foreign_8_8.html\n:return: 香港制造业 PPI 年率\n:rtype: pandas.DataFrame</text:p>
          </table:table-cell>
          <table:table-cell/>
        </table:table-row>
        <table:table-row table:style-name="ro1">
          <table:table-cell office:value-type="string" calcext:value-type="string">
            <text:p>macro_china_hk_rate_of_unemployment</text:p>
          </table:table-cell>
          <table:table-cell office:value-type="string" calcext:value-type="string">
            <text:p>中国-香港-宏观</text:p>
          </table:table-cell>
          <table:table-cell office:value-type="string" calcext:value-type="string">
            <text:p>东方财富-经济数据一览-中国香港-失业率</text:p>
          </table:table-cell>
          <table:table-cell/>
          <table:table-cell office:value-type="string" calcext:value-type="string">
            <text:p>东方财富-经济数据一览-中国香港-失业率\nhttps://data.eastmoney.com/cjsj/foreign_8_2.html\n:return: 失业率\n:rtype: pandas.DataFrame</text:p>
          </table:table-cell>
          <table:table-cell/>
        </table:table-row>
        <table:table-row table:style-name="ro1">
          <table:table-cell office:value-type="string" calcext:value-type="string">
            <text:p>macro_china_hk_trade_diff_ratio</text:p>
          </table:table-cell>
          <table:table-cell office:value-type="string" calcext:value-type="string">
            <text:p>中国-香港-宏观</text:p>
          </table:table-cell>
          <table:table-cell office:value-type="string" calcext:value-type="string">
            <text:p>东方财富-经济数据一览-中国香港-香港商品贸易差额年率</text:p>
          </table:table-cell>
          <table:table-cell/>
          <table:table-cell office:value-type="string" calcext:value-type="string">
            <text:p>东方财富-经济数据一览-中国香港-香港商品贸易差额年率\nhttps://data.eastmoney.com/cjsj/foreign_8_7.html\n:return: 香港商品贸易差额年率\n:rtype: pandas.DataFrame</text:p>
          </table:table-cell>
          <table:table-cell/>
        </table:table-row>
        <table:table-row table:style-name="ro1">
          <table:table-cell office:value-type="string" calcext:value-type="string">
            <text:p>macro_china_imports_yoy</text:p>
          </table:table-cell>
          <table:table-cell office:value-type="string" calcext:value-type="string">
            <text:p>全球宏观-中国宏观</text:p>
          </table:table-cell>
          <table:table-cell office:value-type="string" calcext:value-type="string">
            <text:p>中国以美元计算进口年率报告, 数据区间从 19960201-至今</text:p>
          </table:table-cell>
          <table:table-cell/>
          <table:table-cell office:value-type="string" calcext:value-type="string">
            <text:p>中国以美元计算进口年率报告, 数据区间从 19960201-至今\nhttps://datacenter.jin10.com/reportType/dc_chinese_imports_yoy\nhttps://cdn.jin10.com/dc/reports/dc_chinese_imports_yoy_all.js?v=1578754588\n:return: 中国以美元计算进口年率报告\n:rtype: pandas.DataFrame</text:p>
          </table:table-cell>
          <table:table-cell/>
        </table:table-row>
        <table:table-row table:style-name="ro1">
          <table:table-cell office:value-type="string" calcext:value-type="string">
            <text:p>macro_china_industrial_production_yoy</text:p>
          </table:table-cell>
          <table:table-cell office:value-type="string" calcext:value-type="string">
            <text:p>全球宏观-中国宏观</text:p>
          </table:table-cell>
          <table:table-cell office:value-type="string" calcext:value-type="string">
            <text:p>中国规模以上工业增加值年率报告, 数据区间从19900301-至今</text:p>
          </table:table-cell>
          <table:table-cell/>
          <table:table-cell office:value-type="string" calcext:value-type="string">
            <text:p>中国规模以上工业增加值年率报告, 数据区间从19900301-至今\nhttps://datacenter.jin10.com/reportType/dc_chinese_industrial_production_yoy\nhttps://cdn.jin10.com/dc/reports/dc_chinese_industrial_production_yoy_all.js?v=1578754779\n:return: 中国规模以上工业增加值年率报告\n:rtype: pandas.DataFrame</text:p>
          </table:table-cell>
          <table:table-cell/>
        </table:table-row>
        <table:table-row table:style-name="ro1">
          <table:table-cell office:value-type="string" calcext:value-type="string">
            <text:p>macro_china_insurance</text:p>
          </table:table-cell>
          <table:table-cell office:value-type="string" calcext:value-type="string">
            <text:p>全球宏观-中国宏观</text:p>
          </table:table-cell>
          <table:table-cell office:value-type="string" calcext:value-type="string">
            <text:p>新浪财经-中国宏观经济数据-保险业经营情况</text:p>
          </table:table-cell>
          <table:table-cell/>
          <table:table-cell office:value-type="string" calcext:value-type="string">
            <text:p>新浪财经-中国宏观经济数据-保险业经营情况\nhttps://finance.sina.com.cn/mac/#fininfo-19-0-31-3\n:return: 保险业经营情况\n:rtype: pandas.DataFrame</text:p>
          </table:table-cell>
          <table:table-cell/>
        </table:table-row>
        <table:table-row table:style-name="ro1">
          <table:table-cell office:value-type="string" calcext:value-type="string">
            <text:p>macro_china_insurance_income</text:p>
          </table:table-cell>
          <table:table-cell office:value-type="string" calcext:value-type="string">
            <text:p>全球宏观-中国宏观</text:p>
          </table:table-cell>
          <table:table-cell office:value-type="string" calcext:value-type="string">
            <text:p>原保险保费收入</text:p>
          </table:table-cell>
          <table:table-cell/>
          <table:table-cell office:value-type="string" calcext:value-type="string">
            <text:p>原保险保费收入\nhttps://data.eastmoney.com/cjsj/hyzs_list_EMM00088870.html\n:return: 原保险保费收入\n:rtype: pandas.DataFrame</text:p>
          </table:table-cell>
          <table:table-cell/>
        </table:table-row>
        <table:table-row table:style-name="ro1">
          <table:table-cell office:value-type="string" calcext:value-type="string">
            <text:p>macro_china_international_tourism_fx</text:p>
          </table:table-cell>
          <table:table-cell office:value-type="string" calcext:value-type="string">
            <text:p>全球宏观-中国宏观</text:p>
          </table:table-cell>
          <table:table-cell office:value-type="string" calcext:value-type="string">
            <text:p>新浪财经-中国宏观经济数据-国际旅游外汇收入构成</text:p>
          </table:table-cell>
          <table:table-cell/>
          <table:table-cell office:value-type="string" calcext:value-type="string">
            <text:p>新浪财经-中国宏观经济数据-国际旅游外汇收入构成\nhttps://finance.sina.com.cn/mac/#industry-15-0-31-3\n:return: 国际旅游外汇收入构成\n:rtype: pandas.DataFrame</text:p>
          </table:table-cell>
          <table:table-cell/>
        </table:table-row>
        <table:table-row table:style-name="ro1">
          <table:table-cell office:value-type="string" calcext:value-type="string">
            <text:p>macro_china_lpi_index</text:p>
          </table:table-cell>
          <table:table-cell office:value-type="string" calcext:value-type="string">
            <text:p>全球宏观-中国宏观</text:p>
          </table:table-cell>
          <table:table-cell office:value-type="string" calcext:value-type="string">
            <text:p>物流景气指数</text:p>
          </table:table-cell>
          <table:table-cell/>
          <table:table-cell office:value-type="string" calcext:value-type="string">
            <text:p>物流景气指数\nhttps://data.eastmoney.com/cjsj/hyzs_list_EMI00352262.html\n:return: 物流景气指数\n:rtype: pandas.DataFrame</text:p>
          </table:table-cell>
          <table:table-cell/>
        </table:table-row>
        <table:table-row table:style-name="ro1">
          <table:table-cell office:value-type="string" calcext:value-type="string">
            <text:p>macro_china_lpr</text:p>
          </table:table-cell>
          <table:table-cell office:value-type="string" calcext:value-type="string">
            <text:p>全球宏观-中国宏观</text:p>
          </table:table-cell>
          <table:table-cell office:value-type="string" calcext:value-type="string">
            <text:p>LPR品种详细数据</text:p>
          </table:table-cell>
          <table:table-cell/>
          <table:table-cell office:value-type="string" calcext:value-type="string">
            <text:p>LPR品种详细数据\nhttps://data.eastmoney.com/cjsj/globalRateLPR.html\n:return: LPR品种详细数据\n:rtype: pandas.DataFrame</text:p>
          </table:table-cell>
          <table:table-cell/>
        </table:table-row>
        <table:table-row table:style-name="ro1">
          <table:table-cell office:value-type="string" calcext:value-type="string">
            <text:p>macro_china_m2_yearly</text:p>
          </table:table-cell>
          <table:table-cell office:value-type="string" calcext:value-type="string">
            <text:p>全球宏观-中国宏观</text:p>
          </table:table-cell>
          <table:table-cell office:value-type="string" calcext:value-type="string">
            <text:p>中国年度 M2 数据, 数据区间从 19980201-至今</text:p>
          </table:table-cell>
          <table:table-cell/>
          <table:table-cell office:value-type="string" calcext:value-type="string">
            <text:p>中国年度 M2 数据, 数据区间从 19980201-至今\nhttps://datacenter.jin10.com/reportType/dc_chinese_m2_money_supply_yoy\n:return: 中国年度 M2 数据\n:return: pandas.DataFrame</text:p>
          </table:table-cell>
          <table:table-cell/>
        </table:table-row>
        <table:table-row table:style-name="ro1">
          <table:table-cell office:value-type="string" calcext:value-type="string">
            <text:p>macro_china_market_margin_sh</text:p>
          </table:table-cell>
          <table:table-cell office:value-type="string" calcext:value-type="string">
            <text:p>全球宏观-中国宏观</text:p>
          </table:table-cell>
          <table:table-cell office:value-type="string" calcext:value-type="string">
            <text:p>上海融资融券报告, 数据区间从 20100331-至今</text:p>
          </table:table-cell>
          <table:table-cell/>
          <table:table-cell office:value-type="string" calcext:value-type="string">
            <text:p>上海融资融券报告, 数据区间从 20100331-至今\nhttps://datacenter.jin10.com/reportType/dc_market_margin_sse\n:return: pandas.DataFrame</text:p>
          </table:table-cell>
          <table:table-cell/>
        </table:table-row>
        <table:table-row table:style-name="ro1">
          <table:table-cell office:value-type="string" calcext:value-type="string">
            <text:p>macro_china_market_margin_sz</text:p>
          </table:table-cell>
          <table:table-cell office:value-type="string" calcext:value-type="string">
            <text:p>全球宏观-中国宏观</text:p>
          </table:table-cell>
          <table:table-cell office:value-type="string" calcext:value-type="string">
            <text:p>深圳融资融券报告, 数据区间从20100331-至今</text:p>
          </table:table-cell>
          <table:table-cell/>
          <table:table-cell office:value-type="string" calcext:value-type="string">
            <text:p>深圳融资融券报告, 数据区间从20100331-至今\nhttps://datacenter.jin10.com/reportType/dc_market_margin_sz\n:return: pandas.DataFrame</text:p>
          </table:table-cell>
          <table:table-cell/>
        </table:table-row>
        <table:table-row table:style-name="ro1">
          <table:table-cell office:value-type="string" calcext:value-type="string">
            <text:p>macro_china_mobile_number</text:p>
          </table:table-cell>
          <table:table-cell office:value-type="string" calcext:value-type="string">
            <text:p>全球宏观-中国宏观</text:p>
          </table:table-cell>
          <table:table-cell office:value-type="string" calcext:value-type="string">
            <text:p>手机出货量</text:p>
          </table:table-cell>
          <table:table-cell/>
          <table:table-cell office:value-type="string" calcext:value-type="string">
            <text:p>手机出货量\nhttps://data.eastmoney.com/cjsj/hyzs_list_EMI00225823.html\n:return: 手机出货量\n:rtype: pandas.DataFrame</text:p>
          </table:table-cell>
          <table:table-cell/>
        </table:table-row>
        <table:table-row table:style-name="ro1">
          <table:table-cell office:value-type="string" calcext:value-type="string">
            <text:p>macro_china_money_supply</text:p>
          </table:table-cell>
          <table:table-cell office:value-type="string" calcext:value-type="string">
            <text:p>全球宏观-中国宏观</text:p>
          </table:table-cell>
          <table:table-cell office:value-type="string" calcext:value-type="string">
            <text:p>东方财富-货币供应量</text:p>
          </table:table-cell>
          <table:table-cell/>
          <table:table-cell office:value-type="string" calcext:value-type="string">
            <text:p>东方财富-货币供应量\nhttps://data.eastmoney.com/cjsj/hbgyl.html\n:return: 货币供应量\n:rtype: pandas.DataFrame</text:p>
          </table:table-cell>
          <table:table-cell/>
        </table:table-row>
        <table:table-row table:style-name="ro1">
          <table:table-cell office:value-type="string" calcext:value-type="string">
            <text:p>macro_china_national_tax_receipts</text:p>
          </table:table-cell>
          <table:table-cell office:value-type="string" calcext:value-type="string">
            <text:p>全球宏观-中国宏观</text:p>
          </table:table-cell>
          <table:table-cell office:value-type="string" calcext:value-type="string">
            <text:p>中国-全国税收收入</text:p>
          </table:table-cell>
          <table:table-cell/>
          <table:table-cell office:value-type="string" calcext:value-type="string">
            <text:p>中国-全国税收收入\nhttps://data.eastmoney.com/cjsj/qgsssr.html\n:return: 全国税收收入\n:rtype: pandas.DataFrame</text:p>
          </table:table-cell>
          <table:table-cell/>
        </table:table-row>
        <table:table-row table:style-name="ro1">
          <table:table-cell office:value-type="string" calcext:value-type="string">
            <text:p>macro_china_nbs_nation</text:p>
          </table:table-cell>
          <table:table-cell office:value-type="string" calcext:value-type="string">
            <text:p>全球宏观-中国宏观-国家统计局</text:p>
          </table:table-cell>
          <table:table-cell office:value-type="string" calcext:value-type="string">
            <text:p>国家统计局全国数据通用接口</text:p>
          </table:table-cell>
          <table:table-cell office:value-type="string" calcext:value-type="string">
            <text:p>kind;path;period</text:p>
          </table:table-cell>
          <table:table-cell office:value-type="string" calcext:value-type="string">
            <text:p>国家统计局全国数据通用接口\nhttps://data.stats.gov.cn/easyquery.htm\n:param kind: 数据类别\n:param path: 数据路径\n:param period: 时间区间，例如'LAST10', '2016-2023', '2016-'等\n:return: 国家统计局统计数据\n:rtype: pandas.DataFrame</text:p>
          </table:table-cell>
          <table:table-cell/>
        </table:table-row>
        <table:table-row table:style-name="ro1">
          <table:table-cell office:value-type="string" calcext:value-type="string">
            <text:p>macro_china_nbs_region</text:p>
          </table:table-cell>
          <table:table-cell office:value-type="string" calcext:value-type="string">
            <text:p>全球宏观-中国宏观-国家统计局</text:p>
          </table:table-cell>
          <table:table-cell office:value-type="string" calcext:value-type="string">
            <text:p>国家统计局地区数据通用接口</text:p>
          </table:table-cell>
          <table:table-cell office:value-type="string" calcext:value-type="string">
            <text:p>kind;path;indicator;region;period</text:p>
          </table:table-cell>
          <table:table-cell office:value-type="string" calcext:value-type="string">
            <text:p>国家统计局地区数据通用接口\nhttps://data.stats.gov.cn/easyquery.htm\n:param kind: 数据类别\n:param path: 数据路径\n:param indicator: 指定指标\n:param region: <text:s/>指定地区 当指定region时，将symbol设为None可以同时获得所有可选指标的值\n:param period: 时间区间，例如'LAST10', '2016-2023', '2016-'等\n:return: 国家统计局统计数据\n:rtype: pandas.DataFrame</text:p>
          </table:table-cell>
          <table:table-cell/>
        </table:table-row>
        <table:table-row table:style-name="ro1">
          <table:table-cell office:value-type="string" calcext:value-type="string">
            <text:p>macro_china_new_financial_credit</text:p>
          </table:table-cell>
          <table:table-cell office:value-type="string" calcext:value-type="string">
            <text:p>全球宏观-中国宏观</text:p>
          </table:table-cell>
          <table:table-cell office:value-type="string" calcext:value-type="string">
            <text:p>中国-新增信贷数据</text:p>
          </table:table-cell>
          <table:table-cell/>
          <table:table-cell office:value-type="string" calcext:value-type="string">
            <text:p>中国-新增信贷数据\nhttps://data.eastmoney.com/cjsj/xzxd.html\n:return: 新增信贷数据\n:rtype: pandas.DataFrame</text:p>
          </table:table-cell>
          <table:table-cell/>
        </table:table-row>
        <table:table-row table:style-name="ro1">
          <table:table-cell office:value-type="string" calcext:value-type="string">
            <text:p>macro_china_new_house_price</text:p>
          </table:table-cell>
          <table:table-cell office:value-type="string" calcext:value-type="string">
            <text:p>全球宏观-中国宏观</text:p>
          </table:table-cell>
          <table:table-cell office:value-type="string" calcext:value-type="string">
            <text:p>中国-新房价指数</text:p>
          </table:table-cell>
          <table:table-cell office:value-type="string" calcext:value-type="string">
            <text:p>city_first;city_second</text:p>
          </table:table-cell>
          <table:table-cell office:value-type="string" calcext:value-type="string">
            <text:p>中国-新房价指数\nhttps://data.eastmoney.com/cjsj/newhouse.html\n:param city_first: 城市; 城市列表见目标网站\n:type city_first: str\n:param city_second: 城市; 城市列表见目标网站\n:type city_second: str\n:return: 新房价指数\n:rtype: pandas.DataFrame</text:p>
          </table:table-cell>
          <table:table-cell/>
        </table:table-row>
        <table:table-row table:style-name="ro1">
          <table:table-cell office:value-type="string" calcext:value-type="string">
            <text:p>macro_china_non_man_pmi</text:p>
          </table:table-cell>
          <table:table-cell office:value-type="string" calcext:value-type="string">
            <text:p>全球宏观-中国宏观</text:p>
          </table:table-cell>
          <table:table-cell office:value-type="string" calcext:value-type="string">
            <text:p>中国官方非制造业 PMI, 数据区间从 20160101-至今</text:p>
          </table:table-cell>
          <table:table-cell/>
          <table:table-cell office:value-type="string" calcext:value-type="string">
            <text:p>中国官方非制造业 PMI, 数据区间从 20160101-至今\nhttps://datacenter.jin10.com/reportType/dc_chinese_non_manufacturing_pmi\n:return: 中国官方非制造业 PMI\n:return: pandas.DataFrame</text:p>
          </table:table-cell>
          <table:table-cell/>
        </table:table-row>
        <table:table-row table:style-name="ro1">
          <table:table-cell office:value-type="string" calcext:value-type="string">
            <text:p>macro_china_passenger_load_factor</text:p>
          </table:table-cell>
          <table:table-cell office:value-type="string" calcext:value-type="string">
            <text:p>全球宏观-中国宏观</text:p>
          </table:table-cell>
          <table:table-cell office:value-type="string" calcext:value-type="string">
            <text:p>新浪财经-中国宏观经济数据-民航客座率及载运率</text:p>
          </table:table-cell>
          <table:table-cell/>
          <table:table-cell office:value-type="string" calcext:value-type="string">
            <text:p>新浪财经-中国宏观经济数据-民航客座率及载运率\nhttps://finance.sina.com.cn/mac/#industry-20-0-31-1\n:return: 民航客座率及载运率\n:rtype: pandas.DataFrame</text:p>
          </table:table-cell>
          <table:table-cell/>
        </table:table-row>
        <table:table-row table:style-name="ro1">
          <table:table-cell office:value-type="string" calcext:value-type="string">
            <text:p>macro_china_pmi</text:p>
          </table:table-cell>
          <table:table-cell office:value-type="string" calcext:value-type="string">
            <text:p>全球宏观-中国宏观</text:p>
          </table:table-cell>
          <table:table-cell office:value-type="string" calcext:value-type="string">
            <text:p>东方财富-中国采购经理人指数</text:p>
          </table:table-cell>
          <table:table-cell/>
          <table:table-cell office:value-type="string" calcext:value-type="string">
            <text:p>东方财富-中国采购经理人指数\nhttps://data.eastmoney.com/cjsj/pmi.html\n:return: 东方财富中国采购经理人指数\n:rtype: pandas.DataFrame</text:p>
          </table:table-cell>
          <table:table-cell/>
        </table:table-row>
        <table:table-row table:style-name="ro1">
          <table:table-cell office:value-type="string" calcext:value-type="string">
            <text:p>macro_china_pmi_yearly</text:p>
          </table:table-cell>
          <table:table-cell office:value-type="string" calcext:value-type="string">
            <text:p>全球宏观-中国宏观</text:p>
          </table:table-cell>
          <table:table-cell office:value-type="string" calcext:value-type="string">
            <text:p>中国年度 PMI 数据, 数据区间从 20050201-至今</text:p>
          </table:table-cell>
          <table:table-cell/>
          <table:table-cell office:value-type="string" calcext:value-type="string">
            <text:p>中国年度 PMI 数据, 数据区间从 20050201-至今\nhttps://datacenter.jin10.com/reportType/dc_chinese_manufacturing_pmi\n:return: 中国年度 PMI 数据\n:return: pandas.DataFrame</text:p>
          </table:table-cell>
          <table:table-cell/>
        </table:table-row>
        <table:table-row table:style-name="ro1">
          <table:table-cell office:value-type="string" calcext:value-type="string">
            <text:p>macro_china_postal_telecommunicational</text:p>
          </table:table-cell>
          <table:table-cell office:value-type="string" calcext:value-type="string">
            <text:p>全球宏观-中国宏观</text:p>
          </table:table-cell>
          <table:table-cell office:value-type="string" calcext:value-type="string">
            <text:p>新浪财经-中国宏观经济数据-邮电业务基本情况</text:p>
          </table:table-cell>
          <table:table-cell/>
          <table:table-cell office:value-type="string" calcext:value-type="string">
            <text:p>新浪财经-中国宏观经济数据-邮电业务基本情况\nhttps://finance.sina.com.cn/mac/#industry-11-0-31-1\n:return: 邮电业务基本情况\n:rtype: pandas.DataFrame</text:p>
          </table:table-cell>
          <table:table-cell/>
        </table:table-row>
        <table:table-row table:style-name="ro1">
          <table:table-cell office:value-type="string" calcext:value-type="string">
            <text:p>macro_china_ppi</text:p>
          </table:table-cell>
          <table:table-cell office:value-type="string" calcext:value-type="string">
            <text:p>全球宏观-中国宏观</text:p>
          </table:table-cell>
          <table:table-cell office:value-type="string" calcext:value-type="string">
            <text:p>东方财富-中国工业品出厂价格指数</text:p>
          </table:table-cell>
          <table:table-cell/>
          <table:table-cell office:value-type="string" calcext:value-type="string">
            <text:p>东方财富-中国工业品出厂价格指数\nhttps://data.eastmoney.com/cjsj/ppi.html\n:return: 东方财富中国工业品出厂价格指数\n:rtype: pandas.DataFrame</text:p>
          </table:table-cell>
          <table:table-cell/>
        </table:table-row>
        <table:table-row table:style-name="ro1">
          <table:table-cell office:value-type="string" calcext:value-type="string">
            <text:p>macro_china_ppi_yearly</text:p>
          </table:table-cell>
          <table:table-cell office:value-type="string" calcext:value-type="string">
            <text:p>全球宏观-中国宏观</text:p>
          </table:table-cell>
          <table:table-cell office:value-type="string" calcext:value-type="string">
            <text:p>中国年度 PPI 数据, 数据区间从 19950801-至今</text:p>
          </table:table-cell>
          <table:table-cell/>
          <table:table-cell office:value-type="string" calcext:value-type="string">
            <text:p>中国年度 PPI 数据, 数据区间从 19950801-至今\nhttps://datacenter.jin10.com/reportType/dc_chinese_ppi_yoy\n:return: 中国年度 PPI 数据\n:rtype: pandas.DataFrame</text:p>
          </table:table-cell>
          <table:table-cell/>
        </table:table-row>
        <table:table-row table:style-name="ro1">
          <table:table-cell office:value-type="string" calcext:value-type="string">
            <text:p>macro_china_qyspjg</text:p>
          </table:table-cell>
          <table:table-cell office:value-type="string" calcext:value-type="string">
            <text:p>全球宏观-中国宏观</text:p>
          </table:table-cell>
          <table:table-cell office:value-type="string" calcext:value-type="string">
            <text:p>东方财富-经济数据一览-中国-企业商品价格指数</text:p>
          </table:table-cell>
          <table:table-cell/>
          <table:table-cell office:value-type="string" calcext:value-type="string">
            <text:p>东方财富-经济数据一览-中国-企业商品价格指数\nhttps://data.eastmoney.com/cjsj/qyspjg.html\n:return: 企业商品价格指数\n:rtype: pandas.DataFrame</text:p>
          </table:table-cell>
          <table:table-cell/>
        </table:table-row>
        <table:table-row table:style-name="ro1">
          <table:table-cell office:value-type="string" calcext:value-type="string">
            <text:p>macro_china_real_estate</text:p>
          </table:table-cell>
          <table:table-cell office:value-type="string" calcext:value-type="string">
            <text:p>全球宏观-中国宏观</text:p>
          </table:table-cell>
          <table:table-cell office:value-type="string" calcext:value-type="string">
            <text:p>国房景气指数</text:p>
          </table:table-cell>
          <table:table-cell/>
          <table:table-cell office:value-type="string" calcext:value-type="string">
            <text:p>国房景气指数\nhttps://data.eastmoney.com/cjsj/hyzs_list_EMM00121987.html\n:return: 国房景气指数\n:rtype: pandas.DataFrame</text:p>
          </table:table-cell>
          <table:table-cell/>
        </table:table-row>
        <table:table-row table:style-name="ro1">
          <table:table-cell office:value-type="string" calcext:value-type="string">
            <text:p>macro_china_reserve_requirement_ratio</text:p>
          </table:table-cell>
          <table:table-cell office:value-type="string" calcext:value-type="string">
            <text:p>全球宏观-中国宏观</text:p>
          </table:table-cell>
          <table:table-cell office:value-type="string" calcext:value-type="string">
            <text:p>存款准备金率</text:p>
          </table:table-cell>
          <table:table-cell/>
          <table:table-cell office:value-type="string" calcext:value-type="string">
            <text:p>存款准备金率\nhttps://data.eastmoney.com/cjsj/ckzbj.html\n:return: 存款准备金率\n:rtype: pandas.DataFrame</text:p>
          </table:table-cell>
          <table:table-cell/>
        </table:table-row>
        <table:table-row table:style-name="ro1">
          <table:table-cell office:value-type="string" calcext:value-type="string">
            <text:p>macro_china_retail_price_index</text:p>
          </table:table-cell>
          <table:table-cell office:value-type="string" calcext:value-type="string">
            <text:p>全球宏观-中国宏观</text:p>
          </table:table-cell>
          <table:table-cell office:value-type="string" calcext:value-type="string">
            <text:p>商品零售价格指数</text:p>
          </table:table-cell>
          <table:table-cell/>
          <table:table-cell office:value-type="string" calcext:value-type="string">
            <text:p>商品零售价格指数\nhttps://finance.sina.com.cn/mac/#price-12-0-31-1\n:return: 商品零售价格指数\n:rtype: pandas.DataFrame</text:p>
          </table:table-cell>
          <table:table-cell/>
        </table:table-row>
        <table:table-row table:style-name="ro1">
          <table:table-cell office:value-type="string" calcext:value-type="string">
            <text:p>macro_china_rmb</text:p>
          </table:table-cell>
          <table:table-cell office:value-type="string" calcext:value-type="string">
            <text:p>全球宏观-中国宏观</text:p>
          </table:table-cell>
          <table:table-cell office:value-type="string" calcext:value-type="string">
            <text:p>中国人民币汇率中间价报告, 数据区间从 20170103-至今</text:p>
          </table:table-cell>
          <table:table-cell/>
          <table:table-cell office:value-type="string" calcext:value-type="string">
            <text:p>中国人民币汇率中间价报告, 数据区间从 20170103-至今\nhttps://datacenter.jin10.com/reportType/dc_rmb_data\n:return: 中国人民币汇率中间价报告\n:rtype: pandas.DataFrame</text:p>
          </table:table-cell>
          <table:table-cell/>
        </table:table-row>
        <table:table-row table:style-name="ro1">
          <table:table-cell office:value-type="string" calcext:value-type="string">
            <text:p>macro_china_shibor_all</text:p>
          </table:table-cell>
          <table:table-cell office:value-type="string" calcext:value-type="string">
            <text:p>全球宏观-中国宏观</text:p>
          </table:table-cell>
          <table:table-cell office:value-type="string" calcext:value-type="string">
            <text:p>上海银行业同业拆借报告, 数据区间从20170317-至今</text:p>
          </table:table-cell>
          <table:table-cell/>
          <table:table-cell office:value-type="string" calcext:value-type="string">
            <text:p>上海银行业同业拆借报告, 数据区间从20170317-至今\nhttps://datacenter.jin10.com/reportType/dc_shibor\nhttps://cdn.jin10.com/dc/reports/dc_shibor_all.js?v=1578755058\n:return: 上海银行业同业拆借报告-今值(%)\n:rtype: pandas.DataFrame</text:p>
          </table:table-cell>
          <table:table-cell/>
        </table:table-row>
        <table:table-row table:style-name="ro1">
          <table:table-cell office:value-type="string" calcext:value-type="string">
            <text:p>macro_china_shrzgm</text:p>
          </table:table-cell>
          <table:table-cell office:value-type="string" calcext:value-type="string">
            <text:p>全球宏观-中国宏观</text:p>
          </table:table-cell>
          <table:table-cell office:value-type="string" calcext:value-type="string">
            <text:p>商务数据中心-国内贸易-社会融资规模增量统计</text:p>
          </table:table-cell>
          <table:table-cell/>
          <table:table-cell office:value-type="string" calcext:value-type="string">
            <text:p>商务数据中心-国内贸易-社会融资规模增量统计\nhttps://data.mofcom.gov.cn/gnmy/shrzgm.shtml\n:return: 社会融资规模增量统计\n:rtype: pandas.DataFrame</text:p>
          </table:table-cell>
          <table:table-cell/>
        </table:table-row>
        <table:table-row table:style-name="ro1">
          <table:table-cell office:value-type="string" calcext:value-type="string">
            <text:p>macro_china_society_electricity</text:p>
          </table:table-cell>
          <table:table-cell office:value-type="string" calcext:value-type="string">
            <text:p>全球宏观-中国宏观</text:p>
          </table:table-cell>
          <table:table-cell office:value-type="string" calcext:value-type="string">
            <text:p>新浪财经-中国宏观经济数据-全社会用电分类情况表</text:p>
          </table:table-cell>
          <table:table-cell/>
          <table:table-cell office:value-type="string" calcext:value-type="string">
            <text:p>新浪财经-中国宏观经济数据-全社会用电分类情况表\nhttps://finance.sina.com.cn/mac/#industry-6-0-31-1\n:return: 全社会用电分类情况表\n:rtype: pandas.DataFrame</text:p>
          </table:table-cell>
          <table:table-cell/>
        </table:table-row>
        <table:table-row table:style-name="ro1">
          <table:table-cell office:value-type="string" calcext:value-type="string">
            <text:p>macro_china_society_traffic_volume</text:p>
          </table:table-cell>
          <table:table-cell office:value-type="string" calcext:value-type="string">
            <text:p>全球宏观-中国宏观</text:p>
          </table:table-cell>
          <table:table-cell office:value-type="string" calcext:value-type="string">
            <text:p>新浪财经-中国宏观经济数据-全社会客货运输量</text:p>
          </table:table-cell>
          <table:table-cell/>
          <table:table-cell office:value-type="string" calcext:value-type="string">
            <text:p>新浪财经-中国宏观经济数据-全社会客货运输量\nhttps://finance.sina.com.cn/mac/#industry-10-0-31-1\n:return: 全社会客货运输量\n:rtype: pandas.DataFrame</text:p>
          </table:table-cell>
          <table:table-cell/>
        </table:table-row>
        <table:table-row table:style-name="ro1">
          <table:table-cell office:value-type="string" calcext:value-type="string">
            <text:p>macro_china_stock_market_cap</text:p>
          </table:table-cell>
          <table:table-cell office:value-type="string" calcext:value-type="string">
            <text:p>全球宏观-中国宏观</text:p>
          </table:table-cell>
          <table:table-cell office:value-type="string" calcext:value-type="string">
            <text:p>东方财富-全国股票交易统计表</text:p>
          </table:table-cell>
          <table:table-cell/>
          <table:table-cell office:value-type="string" calcext:value-type="string">
            <text:p>东方财富-全国股票交易统计表\nhttps://data.eastmoney.com/cjsj/gpjytj.html\n:return: 全国股票交易统计表\n:rtype: pandas.DataFrame</text:p>
          </table:table-cell>
          <table:table-cell/>
        </table:table-row>
        <table:table-row table:style-name="ro1">
          <table:table-cell office:value-type="string" calcext:value-type="string">
            <text:p>macro_china_supply_of_money</text:p>
          </table:table-cell>
          <table:table-cell office:value-type="string" calcext:value-type="string">
            <text:p>全球宏观-中国宏观</text:p>
          </table:table-cell>
          <table:table-cell office:value-type="string" calcext:value-type="string">
            <text:p>新浪财经-中国宏观经济数据-货币供应量</text:p>
          </table:table-cell>
          <table:table-cell/>
          <table:table-cell office:value-type="string" calcext:value-type="string">
            <text:p>新浪财经-中国宏观经济数据-货币供应量\nhttps://finance.sina.com.cn/mac/#fininfo-1-0-31-1\n:return: 货币供应量\n:rtype: pandas.DataFrame</text:p>
          </table:table-cell>
          <table:table-cell/>
        </table:table-row>
        <table:table-row table:style-name="ro1">
          <table:table-cell office:value-type="string" calcext:value-type="string">
            <text:p>macro_china_swap_rate</text:p>
          </table:table-cell>
          <table:table-cell office:value-type="string" calcext:value-type="string">
            <text:p>债券收盘收益率曲线历史数据</text:p>
          </table:table-cell>
          <table:table-cell office:value-type="string" calcext:value-type="string">
            <text:p>FR007 利率互换曲线历史数据; 只能获取近一年的数据</text:p>
          </table:table-cell>
          <table:table-cell office:value-type="string" calcext:value-type="string">
            <text:p>start_date;end_date</text:p>
          </table:table-cell>
          <table:table-cell office:value-type="string" calcext:value-type="string">
            <text:p>FR007 利率互换曲线历史数据; 只能获取近一年的数据\nhttps://www.chinamoney.com.cn/chinese/bkcurvfxhis/?cfgItemType=72&amp;curveType=FR007\n:param start_date: 开始日期, 开始和结束日期不得超过一个月\n:type start_date: str\n:param end_date: 结束日期, 开始和结束日期不得超过一个月\n:type end_date: str\n:return: FR007利率互换曲线历史数据\n:rtype: pandas.DataFrame</text:p>
          </table:table-cell>
          <table:table-cell/>
        </table:table-row>
        <table:table-row table:style-name="ro1">
          <table:table-cell office:value-type="string" calcext:value-type="string">
            <text:p>macro_china_trade_balance</text:p>
          </table:table-cell>
          <table:table-cell office:value-type="string" calcext:value-type="string">
            <text:p>全球宏观-中国宏观</text:p>
          </table:table-cell>
          <table:table-cell office:value-type="string" calcext:value-type="string">
            <text:p>中国以美元计算贸易帐报告, 数据区间从 19810201-至今</text:p>
          </table:table-cell>
          <table:table-cell/>
          <table:table-cell office:value-type="string" calcext:value-type="string">
            <text:p>中国以美元计算贸易帐报告, 数据区间从 19810201-至今\nhttps://datacenter.jin10.com/reportType/dc_chinese_trade_balance\nhttps://cdn.jin10.com/dc/reports/dc_chinese_trade_balance_all.js?v=1578754677\n:return: 中国以美元计算贸易帐报告\n:rtype: pandas.DataFrame</text:p>
          </table:table-cell>
          <table:table-cell/>
        </table:table-row>
        <table:table-row table:style-name="ro1">
          <table:table-cell office:value-type="string" calcext:value-type="string">
            <text:p>macro_china_urban_unemployment</text:p>
          </table:table-cell>
          <table:table-cell office:value-type="string" calcext:value-type="string">
            <text:p>全球宏观-中国宏观</text:p>
          </table:table-cell>
          <table:table-cell office:value-type="string" calcext:value-type="string">
            <text:p>国家统计局-月度数据-城镇调查失业率</text:p>
          </table:table-cell>
          <table:table-cell/>
          <table:table-cell office:value-type="string" calcext:value-type="string">
            <text:p>国家统计局-月度数据-城镇调查失业率\nhttps://data.stats.gov.cn/easyquery.htm?cn=A01&amp;zb=A0203&amp;sj=202304\n:return: 城镇调查失业率\n:rtype: pandas.DataFrame</text:p>
          </table:table-cell>
          <table:table-cell/>
        </table:table-row>
        <table:table-row table:style-name="ro1">
          <table:table-cell office:value-type="string" calcext:value-type="string">
            <text:p>macro_china_vegetable_basket</text:p>
          </table:table-cell>
          <table:table-cell office:value-type="string" calcext:value-type="string">
            <text:p>全球宏观-中国宏观</text:p>
          </table:table-cell>
          <table:table-cell office:value-type="string" calcext:value-type="string">
            <text:p>菜篮子产品批发价格指数</text:p>
          </table:table-cell>
          <table:table-cell/>
          <table:table-cell office:value-type="string" calcext:value-type="string">
            <text:p>菜篮子产品批发价格指数\nhttps://data.eastmoney.com/cjsj/hyzs_list_EMI00009275.html\n:return: 菜篮子产品批发价格指数\n:rtype: pandas.DataFrame</text:p>
          </table:table-cell>
          <table:table-cell/>
        </table:table-row>
        <table:table-row table:style-name="ro1">
          <table:table-cell office:value-type="string" calcext:value-type="string">
            <text:p>macro_china_wbck</text:p>
          </table:table-cell>
          <table:table-cell office:value-type="string" calcext:value-type="string">
            <text:p>全球宏观-中国宏观</text:p>
          </table:table-cell>
          <table:table-cell office:value-type="string" calcext:value-type="string">
            <text:p>东方财富-本外币存款</text:p>
          </table:table-cell>
          <table:table-cell/>
          <table:table-cell office:value-type="string" calcext:value-type="string">
            <text:p>东方财富-本外币存款\nhttps://data.eastmoney.com/cjsj/wbck.html\n:return: 东方财富-本外币存款\n:rtype: pandas.DataFrame</text:p>
          </table:table-cell>
          <table:table-cell/>
        </table:table-row>
        <table:table-row table:style-name="ro1">
          <table:table-cell office:value-type="string" calcext:value-type="string">
            <text:p>macro_china_whxd</text:p>
          </table:table-cell>
          <table:table-cell office:value-type="string" calcext:value-type="string">
            <text:p>全球宏观-中国宏观</text:p>
          </table:table-cell>
          <table:table-cell office:value-type="string" calcext:value-type="string">
            <text:p>东方财富-外汇贷款数据</text:p>
          </table:table-cell>
          <table:table-cell/>
          <table:table-cell office:value-type="string" calcext:value-type="string">
            <text:p>东方财富-外汇贷款数据\nhttps://data.eastmoney.com/cjsj/whxd.html\n:return: 东方财富-外汇贷款数据\n:rtype: pandas.DataFrame</text:p>
          </table:table-cell>
          <table:table-cell/>
        </table:table-row>
        <table:table-row table:style-name="ro1">
          <table:table-cell office:value-type="string" calcext:value-type="string">
            <text:p>macro_china_xfzxx</text:p>
          </table:table-cell>
          <table:table-cell office:value-type="string" calcext:value-type="string">
            <text:p>全球宏观-中国宏观</text:p>
          </table:table-cell>
          <table:table-cell office:value-type="string" calcext:value-type="string">
            <text:p>东方财富网-经济数据一览-消费者信心指数</text:p>
          </table:table-cell>
          <table:table-cell/>
          <table:table-cell office:value-type="string" calcext:value-type="string">
            <text:p>东方财富网-经济数据一览-消费者信心指数\nhttps://data.eastmoney.com/cjsj/xfzxx.html\n:return: 消费者信心指数\n:rtype: pandas.DataFrame</text:p>
          </table:table-cell>
          <table:table-cell/>
        </table:table-row>
        <table:table-row table:style-name="ro1">
          <table:table-cell office:value-type="string" calcext:value-type="string">
            <text:p>macro_china_yw_electronic_index</text:p>
          </table:table-cell>
          <table:table-cell office:value-type="string" calcext:value-type="string">
            <text:p>全球宏观-中国宏观</text:p>
          </table:table-cell>
          <table:table-cell office:value-type="string" calcext:value-type="string">
            <text:p>义乌小商品指数-电子元器件</text:p>
          </table:table-cell>
          <table:table-cell/>
          <table:table-cell office:value-type="string" calcext:value-type="string">
            <text:p>义乌小商品指数-电子元器件\nhttps://data.eastmoney.com/cjsj/hyzs_list_EMI00055551.html\n:return: 义乌小商品指数-电子元器件\n:rtype: pandas.DataFrame</text:p>
          </table:table-cell>
          <table:table-cell/>
        </table:table-row>
        <table:table-row table:style-name="ro1">
          <table:table-cell office:value-type="string" calcext:value-type="string">
            <text:p>macro_cnbs</text:p>
          </table:table-cell>
          <table:table-cell office:value-type="string" calcext:value-type="string">
            <text:p>中国宏观杠杆率数据</text:p>
          </table:table-cell>
          <table:table-cell office:value-type="string" calcext:value-type="string">
            <text:p>国家金融与发展实验室-中国宏观杠杆率数据</text:p>
          </table:table-cell>
          <table:table-cell/>
          <table:table-cell office:value-type="string" calcext:value-type="string">
            <text:p>国家金融与发展实验室-中国宏观杠杆率数据\nhttp://114.115.232.154:8080/\n:return: 中国宏观杠杆率数据\n:rtype: pandas.DataFrame</text:p>
          </table:table-cell>
          <table:table-cell/>
        </table:table-row>
        <table:table-row table:style-name="ro1">
          <table:table-cell office:value-type="string" calcext:value-type="string">
            <text:p>macro_cons_gold</text:p>
          </table:table-cell>
          <table:table-cell office:value-type="string" calcext:value-type="string">
            <text:p>全球宏观-机构宏观</text:p>
          </table:table-cell>
          <table:table-cell office:value-type="string" calcext:value-type="string">
            <text:p>全球最大黄金 ETF—SPDR Gold Trust 持仓报告, 数据区间从 20041118-至今</text:p>
          </table:table-cell>
          <table:table-cell/>
          <table:table-cell office:value-type="string" calcext:value-type="string">
            <text:p>全球最大黄金 ETF—SPDR Gold Trust 持仓报告, 数据区间从 20041118-至今\nhttps://datacenter.jin10.com/reportType/dc_etf_gold\n:return: 持仓报告\n:rtype: pandas.DataFrame</text:p>
          </table:table-cell>
          <table:table-cell/>
        </table:table-row>
        <table:table-row table:style-name="ro1">
          <table:table-cell office:value-type="string" calcext:value-type="string">
            <text:p>macro_cons_opec_month</text:p>
          </table:table-cell>
          <table:table-cell office:value-type="string" calcext:value-type="string">
            <text:p>全球宏观-机构宏观</text:p>
          </table:table-cell>
          <table:table-cell office:value-type="string" calcext:value-type="string">
            <text:p>欧佩克报告-月度, 数据区间从 20170118-至今</text:p>
          </table:table-cell>
          <table:table-cell/>
          <table:table-cell office:value-type="string" calcext:value-type="string">
            <text:p>欧佩克报告-月度, 数据区间从 20170118-至今\n这里返回的具体索引日期的数据为上一个月的数据, 由于某些国家的数据有缺失\n只选择有数据的国家返回\n20200312:fix:由于 “厄瓜多尔” 已经有几个月没有更新数据，在这里加以剔除\nhttps://datacenter.jin10.com/reportType/dc_opec_report\n:return: 欧佩克报告-月度\n:rtype: pandas.DataFrame</text:p>
          </table:table-cell>
          <table:table-cell/>
        </table:table-row>
        <table:table-row table:style-name="ro1">
          <table:table-cell office:value-type="string" calcext:value-type="string">
            <text:p>macro_cons_silver</text:p>
          </table:table-cell>
          <table:table-cell office:value-type="string" calcext:value-type="string">
            <text:p>全球宏观-机构宏观</text:p>
          </table:table-cell>
          <table:table-cell office:value-type="string" calcext:value-type="string">
            <text:p>全球最大白银 ETF—SPDR Gold Trust 持仓报告, 数据区间从 20041118-至今</text:p>
          </table:table-cell>
          <table:table-cell/>
          <table:table-cell office:value-type="string" calcext:value-type="string">
            <text:p>全球最大白银 ETF—SPDR Gold Trust 持仓报告, 数据区间从 20041118-至今\nhttps://datacenter.jin10.com/reportType/dc_etf_sliver\n:return: 持仓报告\n:rtype: pandas.DataFrame</text:p>
          </table:table-cell>
          <table:table-cell/>
        </table:table-row>
        <table:table-row table:style-name="ro1">
          <table:table-cell office:value-type="string" calcext:value-type="string">
            <text:p>macro_euro_cpi_mom</text:p>
          </table:table-cell>
          <table:table-cell office:value-type="string" calcext:value-type="string">
            <text:p>金十数据中心-经济指标-欧元区</text:p>
          </table:table-cell>
          <table:table-cell office:value-type="string" calcext:value-type="string">
            <text:p>欧元区 CPI 月率报告, 数据区间从 19900301-至今</text:p>
          </table:table-cell>
          <table:table-cell/>
          <table:table-cell office:value-type="string" calcext:value-type="string">
            <text:p>欧元区 CPI 月率报告, 数据区间从 19900301-至今\nhttps://datacenter.jin10.com/reportType/dc_eurozone_cpi_mom\nhttps://cdn.jin10.com/dc/reports/dc_eurozone_cpi_mom_all.js?v=1578578318\n:return: 欧元区CPI月率报告\n:rtype: pandas.Series</text:p>
          </table:table-cell>
          <table:table-cell/>
        </table:table-row>
        <table:table-row table:style-name="ro1">
          <table:table-cell office:value-type="string" calcext:value-type="string">
            <text:p>macro_euro_cpi_yoy</text:p>
          </table:table-cell>
          <table:table-cell office:value-type="string" calcext:value-type="string">
            <text:p>金十数据中心-经济指标-欧元区</text:p>
          </table:table-cell>
          <table:table-cell office:value-type="string" calcext:value-type="string">
            <text:p>欧元区CPI年率报告, 数据区间从19910201-至今</text:p>
          </table:table-cell>
          <table:table-cell/>
          <table:table-cell office:value-type="string" calcext:value-type="string">
            <text:p>欧元区CPI年率报告, 数据区间从19910201-至今\nhttps://datacenter.jin10.com/reportType/dc_eurozone_cpi_yoy\nhttps://cdn.jin10.com/dc/reports/dc_eurozone_cpi_yoy_all.js?v=1578578404\n:return: 欧元区CPI年率报告-今值(%)\n:rtype: pandas.Series</text:p>
          </table:table-cell>
          <table:table-cell/>
        </table:table-row>
        <table:table-row table:style-name="ro1">
          <table:table-cell office:value-type="string" calcext:value-type="string">
            <text:p>macro_euro_current_account_mom</text:p>
          </table:table-cell>
          <table:table-cell office:value-type="string" calcext:value-type="string">
            <text:p>金十数据中心-经济指标-欧元区</text:p>
          </table:table-cell>
          <table:table-cell office:value-type="string" calcext:value-type="string">
            <text:p>欧元区经常帐报告, 数据区间从20080221-至今, 前两个值需要去掉</text:p>
          </table:table-cell>
          <table:table-cell/>
          <table:table-cell office:value-type="string" calcext:value-type="string">
            <text:p>欧元区经常帐报告, 数据区间从20080221-至今, 前两个值需要去掉\nhttps://datacenter.jin10.com/reportType/dc_eurozone_current_account_mom\nhttps://cdn.jin10.com/dc/reports/dc_eurozone_current_account_mom_all.js?v=1578577976\n:return: 欧元区经常帐报告-今值(亿欧元)\n:rtype: pandas.Series</text:p>
          </table:table-cell>
          <table:table-cell/>
        </table:table-row>
        <table:table-row table:style-name="ro1">
          <table:table-cell office:value-type="string" calcext:value-type="string">
            <text:p>macro_euro_employment_change_qoq</text:p>
          </table:table-cell>
          <table:table-cell office:value-type="string" calcext:value-type="string">
            <text:p>金十数据中心-经济指标-欧元区</text:p>
          </table:table-cell>
          <table:table-cell office:value-type="string" calcext:value-type="string">
            <text:p>欧元区季调后就业人数季率报告, 数据区间从20083017-至今</text:p>
          </table:table-cell>
          <table:table-cell/>
          <table:table-cell office:value-type="string" calcext:value-type="string">
            <text:p>欧元区季调后就业人数季率报告, 数据区间从20083017-至今\nhttps://datacenter.jin10.com/reportType/dc_eurozone_employment_change_qoq\nhttps://cdn.jin10.com/dc/reports/dc_eurozone_employment_change_qoq_all.js?v=1578578699\n:return: 欧元区季调后就业人数季率报告-今值(%)\n:rtype: pandas.Series</text:p>
          </table:table-cell>
          <table:table-cell/>
        </table:table-row>
        <table:table-row table:style-name="ro1">
          <table:table-cell office:value-type="string" calcext:value-type="string">
            <text:p>macro_euro_gdp_yoy</text:p>
          </table:table-cell>
          <table:table-cell office:value-type="string" calcext:value-type="string">
            <text:p>金十数据中心-经济指标-欧元区</text:p>
          </table:table-cell>
          <table:table-cell office:value-type="string" calcext:value-type="string">
            <text:p>欧元区季度 GDP 年率报告, 数据区间从 20131114-至今</text:p>
          </table:table-cell>
          <table:table-cell/>
          <table:table-cell office:value-type="string" calcext:value-type="string">
            <text:p>欧元区季度 GDP 年率报告, 数据区间从 20131114-至今\nhttps://datacenter.jin10.com/reportType/dc_eurozone_gdp_yoy\n:return: 欧元区季度 GDP 年率报告\n:rtype: pandas.DataFrame</text:p>
          </table:table-cell>
          <table:table-cell/>
        </table:table-row>
        <table:table-row table:style-name="ro1">
          <table:table-cell office:value-type="string" calcext:value-type="string">
            <text:p>macro_euro_industrial_production_mom</text:p>
          </table:table-cell>
          <table:table-cell office:value-type="string" calcext:value-type="string">
            <text:p>金十数据中心-经济指标-欧元区</text:p>
          </table:table-cell>
          <table:table-cell office:value-type="string" calcext:value-type="string">
            <text:p>欧元区工业产出月率报告, 数据区间从19910301-至今</text:p>
          </table:table-cell>
          <table:table-cell/>
          <table:table-cell office:value-type="string" calcext:value-type="string">
            <text:p>欧元区工业产出月率报告, 数据区间从19910301-至今\nhttps://datacenter.jin10.com/reportType/dc_eurozone_industrial_production_mom\nhttps://cdn.jin10.com/dc/reports/dc_eurozone_industrial_production_mom_all.js?v=1578577377\n:return: 欧元区工业产出月率报告-今值(%)\n:rtype: pandas.Series</text:p>
          </table:table-cell>
          <table:table-cell/>
        </table:table-row>
        <table:table-row table:style-name="ro1">
          <table:table-cell office:value-type="string" calcext:value-type="string">
            <text:p>macro_euro_lme_holding</text:p>
          </table:table-cell>
          <table:table-cell office:value-type="string" calcext:value-type="string">
            <text:p>金十数据中心-经济指标-欧元区</text:p>
          </table:table-cell>
          <table:table-cell office:value-type="string" calcext:value-type="string">
            <text:p>伦敦金属交易所(LME)-持仓报告, 数据区间从 20151022-至今</text:p>
          </table:table-cell>
          <table:table-cell/>
          <table:table-cell office:value-type="string" calcext:value-type="string">
            <text:p>伦敦金属交易所(LME)-持仓报告, 数据区间从 20151022-至今\nhttps://datacenter.jin10.com/reportType/dc_lme_traders_report\nhttps://cdn.jin10.com/data_center/reports/lme_position.json?_=1591533934658\n:return: 伦敦金属交易所(LME)-持仓报告\n:rtype: pandas.DataFrame</text:p>
          </table:table-cell>
          <table:table-cell/>
        </table:table-row>
        <table:table-row table:style-name="ro1">
          <table:table-cell office:value-type="string" calcext:value-type="string">
            <text:p>macro_euro_lme_stock</text:p>
          </table:table-cell>
          <table:table-cell office:value-type="string" calcext:value-type="string">
            <text:p>金十数据中心-经济指标-欧元区</text:p>
          </table:table-cell>
          <table:table-cell office:value-type="string" calcext:value-type="string">
            <text:p>伦敦金属交易所(LME)-库存报告, 数据区间从 20140702-至今</text:p>
          </table:table-cell>
          <table:table-cell/>
          <table:table-cell office:value-type="string" calcext:value-type="string">
            <text:p>伦敦金属交易所(LME)-库存报告, 数据区间从 20140702-至今\nhttps://datacenter.jin10.com/reportType/dc_lme_report\nhttps://cdn.jin10.com/data_center/reports/lme_stock.json?_=1591535304783\n:return: 伦敦金属交易所(LME)-库存报告\n:rtype: pandas.DataFrame</text:p>
          </table:table-cell>
          <table:table-cell/>
        </table:table-row>
        <table:table-row table:style-name="ro1">
          <table:table-cell office:value-type="string" calcext:value-type="string">
            <text:p>macro_euro_manufacturing_pmi</text:p>
          </table:table-cell>
          <table:table-cell office:value-type="string" calcext:value-type="string">
            <text:p>金十数据中心-经济指标-欧元区</text:p>
          </table:table-cell>
          <table:table-cell office:value-type="string" calcext:value-type="string">
            <text:p>欧元区制造业PMI初值报告, 数据区间从20080222-至今</text:p>
          </table:table-cell>
          <table:table-cell/>
          <table:table-cell office:value-type="string" calcext:value-type="string">
            <text:p>欧元区制造业PMI初值报告, 数据区间从20080222-至今\nhttps://datacenter.jin10.com/reportType/dc_eurozone_manufacturing_pmi\nhttps://cdn.jin10.com/dc/reports/dc_eurozone_manufacturing_pmi_all.js?v=1578577537\n:return: 欧元区制造业PMI初值报告-今值\n:rtype: pandas.Series</text:p>
          </table:table-cell>
          <table:table-cell/>
        </table:table-row>
        <table:table-row table:style-name="ro1">
          <table:table-cell office:value-type="string" calcext:value-type="string">
            <text:p>macro_euro_ppi_mom</text:p>
          </table:table-cell>
          <table:table-cell office:value-type="string" calcext:value-type="string">
            <text:p>金十数据中心-经济指标-欧元区</text:p>
          </table:table-cell>
          <table:table-cell office:value-type="string" calcext:value-type="string">
            <text:p>欧元区PPI月率报告, 数据区间从19810301-至今</text:p>
          </table:table-cell>
          <table:table-cell/>
          <table:table-cell office:value-type="string" calcext:value-type="string">
            <text:p>欧元区PPI月率报告, 数据区间从19810301-至今\nhttps://datacenter.jin10.com/reportType/dc_eurozone_ppi_mom\nhttps://cdn.jin10.com/dc/reports/dc_eurozone_ppi_mom_all.js?v=1578578493\n:return: 欧元区PPI月率报告-今值(%)\n:rtype: pandas.Series</text:p>
          </table:table-cell>
          <table:table-cell/>
        </table:table-row>
        <table:table-row table:style-name="ro1">
          <table:table-cell office:value-type="string" calcext:value-type="string">
            <text:p>macro_euro_retail_sales_mom</text:p>
          </table:table-cell>
          <table:table-cell office:value-type="string" calcext:value-type="string">
            <text:p>金十数据中心-经济指标-欧元区</text:p>
          </table:table-cell>
          <table:table-cell office:value-type="string" calcext:value-type="string">
            <text:p>欧元区零售销售月率报告, 数据区间从20000301-至今</text:p>
          </table:table-cell>
          <table:table-cell/>
          <table:table-cell office:value-type="string" calcext:value-type="string">
            <text:p>欧元区零售销售月率报告, 数据区间从20000301-至今\nhttps://datacenter.jin10.com/reportType/dc_eurozone_retail_sales_mom\nhttps://cdn.jin10.com/dc/reports/dc_eurozone_retail_sales_mom_all.js?v=1578578576\n:return: 欧元区零售销售月率报告-今值(%)\n:rtype: pandas.Series</text:p>
          </table:table-cell>
          <table:table-cell/>
        </table:table-row>
        <table:table-row table:style-name="ro1">
          <table:table-cell office:value-type="string" calcext:value-type="string">
            <text:p>macro_euro_sentix_investor_confidence</text:p>
          </table:table-cell>
          <table:table-cell office:value-type="string" calcext:value-type="string">
            <text:p>金十数据中心-经济指标-欧元区</text:p>
          </table:table-cell>
          <table:table-cell office:value-type="string" calcext:value-type="string">
            <text:p>欧元区Sentix投资者信心指数报告, 数据区间从20020801-至今</text:p>
          </table:table-cell>
          <table:table-cell/>
          <table:table-cell office:value-type="string" calcext:value-type="string">
            <text:p>欧元区Sentix投资者信心指数报告, 数据区间从20020801-至今\nhttps://datacenter.jin10.com/reportType/dc_eurozone_sentix_investor_confidence\nhttps://cdn.jin10.com/dc/reports/dc_eurozone_sentix_investor_confidence_all.js?v=1578577195\n:return: 欧元区Sentix投资者信心指数报告-今值\n:rtype: pandas.Series</text:p>
          </table:table-cell>
          <table:table-cell/>
        </table:table-row>
        <table:table-row table:style-name="ro1">
          <table:table-cell office:value-type="string" calcext:value-type="string">
            <text:p>macro_euro_services_pmi</text:p>
          </table:table-cell>
          <table:table-cell office:value-type="string" calcext:value-type="string">
            <text:p>金十数据中心-经济指标-欧元区</text:p>
          </table:table-cell>
          <table:table-cell office:value-type="string" calcext:value-type="string">
            <text:p>欧元区服务业PMI终值报告, 数据区间从 20080222-至今</text:p>
          </table:table-cell>
          <table:table-cell/>
          <table:table-cell office:value-type="string" calcext:value-type="string">
            <text:p>欧元区服务业PMI终值报告, 数据区间从 20080222-至今\nhttps://datacenter.jin10.com/reportType/dc_eurozone_services_pmi\nhttps://cdn.jin10.com/dc/reports/dc_eurozone_services_pmi_all.js?v=1578577639\n:return: 欧元区服务业PMI终值报告-今值\n:rtype: pandas.Series</text:p>
          </table:table-cell>
          <table:table-cell/>
        </table:table-row>
        <table:table-row table:style-name="ro1">
          <table:table-cell office:value-type="string" calcext:value-type="string">
            <text:p>macro_euro_trade_balance</text:p>
          </table:table-cell>
          <table:table-cell office:value-type="string" calcext:value-type="string">
            <text:p>金十数据中心-经济指标-欧元区</text:p>
          </table:table-cell>
          <table:table-cell office:value-type="string" calcext:value-type="string">
            <text:p>欧元区未季调贸易帐报告, 数据区间从19990201-至今</text:p>
          </table:table-cell>
          <table:table-cell/>
          <table:table-cell office:value-type="string" calcext:value-type="string">
            <text:p>欧元区未季调贸易帐报告, 数据区间从19990201-至今\nhttps://datacenter.jin10.com/reportType/dc_eurozone_trade_balance_mom\nhttps://cdn.jin10.com/dc/reports/dc_eurozone_trade_balance_mom_all.js?v=1578577862\n:return: 欧元区未季调贸易帐报告-今值(亿欧元)\n:rtype: pandas.Series</text:p>
          </table:table-cell>
          <table:table-cell/>
        </table:table-row>
        <table:table-row table:style-name="ro1">
          <table:table-cell office:value-type="string" calcext:value-type="string">
            <text:p>macro_euro_unemployment_rate_mom</text:p>
          </table:table-cell>
          <table:table-cell office:value-type="string" calcext:value-type="string">
            <text:p>金十数据中心-经济指标-欧元区</text:p>
          </table:table-cell>
          <table:table-cell office:value-type="string" calcext:value-type="string">
            <text:p>欧元区失业率报告, 数据区间从19980501-至今</text:p>
          </table:table-cell>
          <table:table-cell/>
          <table:table-cell office:value-type="string" calcext:value-type="string">
            <text:p>欧元区失业率报告, 数据区间从19980501-至今\nhttps://datacenter.jin10.com/reportType/dc_eurozone_unemployment_rate_mom\nhttps://cdn.jin10.com/dc/reports/dc_eurozone_unemployment_rate_mom_all.js?v=1578578767\n:return: 欧元区失业率报告-今值(%)\n:rtype: pandas.Series</text:p>
          </table:table-cell>
          <table:table-cell/>
        </table:table-row>
        <table:table-row table:style-name="ro1">
          <table:table-cell office:value-type="string" calcext:value-type="string">
            <text:p>macro_euro_zew_economic_sentiment</text:p>
          </table:table-cell>
          <table:table-cell office:value-type="string" calcext:value-type="string">
            <text:p>金十数据中心-经济指标-欧元区</text:p>
          </table:table-cell>
          <table:table-cell office:value-type="string" calcext:value-type="string">
            <text:p>欧元区ZEW经济景气指数报告, 数据区间从20080212-至今</text:p>
          </table:table-cell>
          <table:table-cell/>
          <table:table-cell office:value-type="string" calcext:value-type="string">
            <text:p>欧元区ZEW经济景气指数报告, 数据区间从20080212-至今\nhttps://datacenter.jin10.com/reportType/dc_eurozone_zew_economic_sentiment\nhttps://cdn.jin10.com/dc/reports/dc_eurozone_zew_economic_sentiment_all.js?v=1578577013\n:return: 欧元区ZEW经济景气指数报告-今值\n:rtype: pandas.Series</text:p>
          </table:table-cell>
          <table:table-cell/>
        </table:table-row>
        <table:table-row table:style-name="ro1">
          <table:table-cell office:value-type="string" calcext:value-type="string">
            <text:p>macro_fx_sentiment</text:p>
          </table:table-cell>
          <table:table-cell office:value-type="string" calcext:value-type="string">
            <text:p>金十数据中心-外汇情绪</text:p>
          </table:table-cell>
          <table:table-cell office:value-type="string" calcext:value-type="string">
            <text:p>金十数据-外汇-投机情绪报告</text:p>
          </table:table-cell>
          <table:table-cell office:value-type="string" calcext:value-type="string">
            <text:p>start_date;end_date</text:p>
          </table:table-cell>
          <table:table-cell office:value-type="string" calcext:value-type="string">
            <text:p>金十数据-外汇-投机情绪报告\n外汇投机情绪报告显示当前市场多空仓位比例，数据由8家交易平台提供，涵盖11个主要货币对和1个黄金品种。\n报告内容: 品种: 澳元兑日元、澳元兑美元、欧元兑美元、欧元兑澳元、欧元兑日元、英镑兑美元、英镑兑日元、纽元兑美元、美元兑加元、美元兑瑞郎、美元兑日元以及现货黄金兑美元。\n <text:s text:c="8"/>数据: 由Shark - fx整合全球8家交易平台（ 包括 Oanda、 FXCM、 Insta、 Dukas、 MyFxBook以及FiboGroup） 的多空投机仓位数据而成。\n名词释义: 外汇投机情绪报告显示当前市场多空仓位比例，数据由8家交易平台提供，涵盖11个主要货币对和1个黄金品种。\n工具使用策略: Shark-fx声明表示，基于“主流通常都是错误的”的事实，当空头头寸超过60%，交易者就应该建立多头仓位； 同理，当市场多头头寸超过60%，交易者则应该建立空头仓位。此外，当多空仓位比例接近50%的情况下，我们则倾向于建议交易者不要进场，保持观望。\nhttps://datacenter.jin10.com/reportType/dc_ssi_trends\n:param start_date: 具体交易日\n:type start_date: str\n:param end_date: 具体交易日, 与 end_date 相同\n:type end_date: str\n:return: 投机情绪报告\n:rtype: pandas.DataFrame</text:p>
          </table:table-cell>
          <table:table-cell/>
        </table:table-row>
        <table:table-row table:style-name="ro1">
          <table:table-cell office:value-type="string" calcext:value-type="string">
            <text:p>macro_germany_cpi_monthly</text:p>
          </table:table-cell>
          <table:table-cell office:value-type="string" calcext:value-type="string">
            <text:p>德国-经济指标</text:p>
          </table:table-cell>
          <table:table-cell office:value-type="string" calcext:value-type="string">
            <text:p>东方财富-数据中心-经济数据一览-德国-消费者物价指数月率终值</text:p>
          </table:table-cell>
          <table:table-cell/>
          <table:table-cell office:value-type="string" calcext:value-type="string">
            <text:p>东方财富-数据中心-经济数据一览-德国-消费者物价指数月率终值\nhttps://data.eastmoney.com/cjsj/foreign_1_1.html\n:return: 消费者物价指数月率终值\n:rtype: pandas.DataFrame</text:p>
          </table:table-cell>
          <table:table-cell/>
        </table:table-row>
        <table:table-row table:style-name="ro1">
          <table:table-cell office:value-type="string" calcext:value-type="string">
            <text:p>macro_germany_cpi_yearly</text:p>
          </table:table-cell>
          <table:table-cell office:value-type="string" calcext:value-type="string">
            <text:p>德国-经济指标</text:p>
          </table:table-cell>
          <table:table-cell office:value-type="string" calcext:value-type="string">
            <text:p>东方财富-数据中心-经济数据一览-德国-消费者物价指数年率终值</text:p>
          </table:table-cell>
          <table:table-cell/>
          <table:table-cell office:value-type="string" calcext:value-type="string">
            <text:p>东方财富-数据中心-经济数据一览-德国-消费者物价指数年率终值\nhttps://data.eastmoney.com/cjsj/foreign_1_2.html\n:return: 消费者物价指数年率终值\n:rtype: pandas.DataFrame</text:p>
          </table:table-cell>
          <table:table-cell/>
        </table:table-row>
        <table:table-row table:style-name="ro1">
          <table:table-cell office:value-type="string" calcext:value-type="string">
            <text:p>macro_germany_gdp</text:p>
          </table:table-cell>
          <table:table-cell office:value-type="string" calcext:value-type="string">
            <text:p>德国-经济指标</text:p>
          </table:table-cell>
          <table:table-cell office:value-type="string" calcext:value-type="string">
            <text:p>东方财富-数据中心-经济数据一览-德国-GDP</text:p>
          </table:table-cell>
          <table:table-cell/>
          <table:table-cell office:value-type="string" calcext:value-type="string">
            <text:p>东方财富-数据中心-经济数据一览-德国-GDP\nhttps://data.eastmoney.com/cjsj/foreign_1_4.html\n:return: GDP\n:rtype: pandas.DataFrame</text:p>
          </table:table-cell>
          <table:table-cell/>
        </table:table-row>
        <table:table-row table:style-name="ro1">
          <table:table-cell office:value-type="string" calcext:value-type="string">
            <text:p>macro_germany_ifo</text:p>
          </table:table-cell>
          <table:table-cell office:value-type="string" calcext:value-type="string">
            <text:p>德国-经济指标</text:p>
          </table:table-cell>
          <table:table-cell office:value-type="string" calcext:value-type="string">
            <text:p>东方财富-数据中心-经济数据一览-德国-IFO商业景气指数</text:p>
          </table:table-cell>
          <table:table-cell/>
          <table:table-cell office:value-type="string" calcext:value-type="string">
            <text:p>东方财富-数据中心-经济数据一览-德国-IFO商业景气指数\nhttps://data.eastmoney.com/cjsj/foreign_1_0.html\n:return: IFO商业景气指数\n:rtype: pandas.DataFrame</text:p>
          </table:table-cell>
          <table:table-cell/>
        </table:table-row>
        <table:table-row table:style-name="ro1">
          <table:table-cell office:value-type="string" calcext:value-type="string">
            <text:p>macro_germany_retail_sale_monthly</text:p>
          </table:table-cell>
          <table:table-cell office:value-type="string" calcext:value-type="string">
            <text:p>德国-经济指标</text:p>
          </table:table-cell>
          <table:table-cell office:value-type="string" calcext:value-type="string">
            <text:p>东方财富-数据中心-经济数据一览-德国-实际零售销售月率</text:p>
          </table:table-cell>
          <table:table-cell/>
          <table:table-cell office:value-type="string" calcext:value-type="string">
            <text:p>东方财富-数据中心-经济数据一览-德国-实际零售销售月率\nhttps://data.eastmoney.com/cjsj/foreign_1_5.html\n:return: 实际零售销售月率\n:rtype: pandas.DataFrame</text:p>
          </table:table-cell>
          <table:table-cell/>
        </table:table-row>
        <table:table-row table:style-name="ro1">
          <table:table-cell office:value-type="string" calcext:value-type="string">
            <text:p>macro_germany_retail_sale_yearly</text:p>
          </table:table-cell>
          <table:table-cell office:value-type="string" calcext:value-type="string">
            <text:p>德国-经济指标</text:p>
          </table:table-cell>
          <table:table-cell office:value-type="string" calcext:value-type="string">
            <text:p>东方财富-数据中心-经济数据一览-德国-实际零售销售年率</text:p>
          </table:table-cell>
          <table:table-cell/>
          <table:table-cell office:value-type="string" calcext:value-type="string">
            <text:p>东方财富-数据中心-经济数据一览-德国-实际零售销售年率\nhttps://data.eastmoney.com/cjsj/foreign_1_6.html\n:return: 实际零售销售年率\n:rtype: pandas.DataFrame</text:p>
          </table:table-cell>
          <table:table-cell/>
        </table:table-row>
        <table:table-row table:style-name="ro1">
          <table:table-cell office:value-type="string" calcext:value-type="string">
            <text:p>macro_germany_trade_adjusted</text:p>
          </table:table-cell>
          <table:table-cell office:value-type="string" calcext:value-type="string">
            <text:p>德国-经济指标</text:p>
          </table:table-cell>
          <table:table-cell office:value-type="string" calcext:value-type="string">
            <text:p>东方财富-数据中心-经济数据一览-德国-贸易帐(季调后)</text:p>
          </table:table-cell>
          <table:table-cell/>
          <table:table-cell office:value-type="string" calcext:value-type="string">
            <text:p>东方财富-数据中心-经济数据一览-德国-贸易帐(季调后)\nhttps://data.eastmoney.com/cjsj/foreign_1_3.html\n:return: 贸易帐(季调后)\n:rtype: pandas.DataFrame</text:p>
          </table:table-cell>
          <table:table-cell/>
        </table:table-row>
        <table:table-row table:style-name="ro1">
          <table:table-cell office:value-type="string" calcext:value-type="string">
            <text:p>macro_germany_zew</text:p>
          </table:table-cell>
          <table:table-cell office:value-type="string" calcext:value-type="string">
            <text:p>德国-经济指标</text:p>
          </table:table-cell>
          <table:table-cell office:value-type="string" calcext:value-type="string">
            <text:p>东方财富-数据中心-经济数据一览-德国-ZEW 经济景气指数</text:p>
          </table:table-cell>
          <table:table-cell/>
          <table:table-cell office:value-type="string" calcext:value-type="string">
            <text:p>东方财富-数据中心-经济数据一览-德国-ZEW 经济景气指数\nhttps://data.eastmoney.com/cjsj/foreign_1_7.html\n:return: ZEW 经济景气指数\n:rtype: pandas.DataFrame</text:p>
          </table:table-cell>
          <table:table-cell/>
        </table:table-row>
        <table:table-row table:style-name="ro1">
          <table:table-cell office:value-type="string" calcext:value-type="string">
            <text:p>macro_global_sox_index</text:p>
          </table:table-cell>
          <table:table-cell office:value-type="string" calcext:value-type="string">
            <text:p>全球宏观-中国宏观</text:p>
          </table:table-cell>
          <table:table-cell office:value-type="string" calcext:value-type="string">
            <text:p>费城半导体指数</text:p>
          </table:table-cell>
          <table:table-cell/>
          <table:table-cell office:value-type="string" calcext:value-type="string">
            <text:p>费城半导体指数\nhttps://data.eastmoney.com/cjsj/hyzs_list_EMI00055562.html\n:return: 费城半导体指数\n:rtype: pandas.DataFrame</text:p>
          </table:table-cell>
          <table:table-cell/>
        </table:table-row>
        <table:table-row table:style-name="ro1">
          <table:table-cell office:value-type="string" calcext:value-type="string">
            <text:p>macro_info_ws</text:p>
          </table:table-cell>
          <table:table-cell table:number-columns-repeated="2" office:value-type="string" calcext:value-type="string">
            <text:p>华尔街见闻-日历-宏观</text:p>
          </table:table-cell>
          <table:table-cell office:value-type="string" calcext:value-type="string">
            <text:p>date</text:p>
          </table:table-cell>
          <table:table-cell office:value-type="string" calcext:value-type="string">
            <text:p>华尔街见闻-日历-宏观\nhttps://wallstreetcn.com/calendar\n:param date: 日期\n:type date: str\n:return: 日历-宏观\n:rtype: pandas.DataFrame</text:p>
          </table:table-cell>
          <table:table-cell/>
        </table:table-row>
        <table:table-row table:style-name="ro1">
          <table:table-cell office:value-type="string" calcext:value-type="string">
            <text:p>macro_japan_bank_rate</text:p>
          </table:table-cell>
          <table:table-cell office:value-type="string" calcext:value-type="string">
            <text:p>日本-宏观</text:p>
          </table:table-cell>
          <table:table-cell office:value-type="string" calcext:value-type="string">
            <text:p>东方财富-经济数据-日本-央行公布利率决议</text:p>
          </table:table-cell>
          <table:table-cell/>
          <table:table-cell office:value-type="string" calcext:value-type="string">
            <text:p>东方财富-经济数据-日本-央行公布利率决议\nhttps://data.eastmoney.com/cjsj/foreign_3_0.html\n:return: 央行公布利率决议\n:rtype: pandas.DataFrame</text:p>
          </table:table-cell>
          <table:table-cell/>
        </table:table-row>
        <table:table-row table:style-name="ro1">
          <table:table-cell office:value-type="string" calcext:value-type="string">
            <text:p>macro_japan_core_cpi_yearly</text:p>
          </table:table-cell>
          <table:table-cell office:value-type="string" calcext:value-type="string">
            <text:p>日本-宏观</text:p>
          </table:table-cell>
          <table:table-cell office:value-type="string" calcext:value-type="string">
            <text:p>东方财富-经济数据-日本-全国核心消费者物价指数年率</text:p>
          </table:table-cell>
          <table:table-cell/>
          <table:table-cell office:value-type="string" calcext:value-type="string">
            <text:p>东方财富-经济数据-日本-全国核心消费者物价指数年率\nhttps://data.eastmoney.com/cjsj/foreign_2_2.html\n:return: 全国核心消费者物价指数年率\n:rtype: pandas.DataFrame</text:p>
          </table:table-cell>
          <table:table-cell/>
        </table:table-row>
        <table:table-row table:style-name="ro1">
          <table:table-cell office:value-type="string" calcext:value-type="string">
            <text:p>macro_japan_cpi_yearly</text:p>
          </table:table-cell>
          <table:table-cell office:value-type="string" calcext:value-type="string">
            <text:p>日本-宏观</text:p>
          </table:table-cell>
          <table:table-cell office:value-type="string" calcext:value-type="string">
            <text:p>东方财富-经济数据-日本-全国消费者物价指数年率</text:p>
          </table:table-cell>
          <table:table-cell/>
          <table:table-cell office:value-type="string" calcext:value-type="string">
            <text:p>东方财富-经济数据-日本-全国消费者物价指数年率\nhttps://data.eastmoney.com/cjsj/foreign_3_1.html\n:return: 全国消费者物价指数年率\n:rtype: pandas.DataFrame</text:p>
          </table:table-cell>
          <table:table-cell/>
        </table:table-row>
        <table:table-row table:style-name="ro1">
          <table:table-cell office:value-type="string" calcext:value-type="string">
            <text:p>macro_japan_head_indicator</text:p>
          </table:table-cell>
          <table:table-cell office:value-type="string" calcext:value-type="string">
            <text:p>日本-宏观</text:p>
          </table:table-cell>
          <table:table-cell office:value-type="string" calcext:value-type="string">
            <text:p>东方财富-经济数据-日本-领先指标终值</text:p>
          </table:table-cell>
          <table:table-cell/>
          <table:table-cell office:value-type="string" calcext:value-type="string">
            <text:p>东方财富-经济数据-日本-领先指标终值\nhttps://data.eastmoney.com/cjsj/foreign_3_4.html\n:return: 领先指标终值\n:rtype: pandas.DataFrame</text:p>
          </table:table-cell>
          <table:table-cell/>
        </table:table-row>
        <table:table-row table:style-name="ro1">
          <table:table-cell office:value-type="string" calcext:value-type="string">
            <text:p>macro_japan_unemployment_rate</text:p>
          </table:table-cell>
          <table:table-cell office:value-type="string" calcext:value-type="string">
            <text:p>日本-宏观</text:p>
          </table:table-cell>
          <table:table-cell office:value-type="string" calcext:value-type="string">
            <text:p>东方财富-经济数据-日本-失业率</text:p>
          </table:table-cell>
          <table:table-cell/>
          <table:table-cell office:value-type="string" calcext:value-type="string">
            <text:p>东方财富-经济数据-日本-失业率\nhttps://data.eastmoney.com/cjsj/foreign_2_3.html\n:return: 失业率\n:rtype: pandas.DataFrame</text:p>
          </table:table-cell>
          <table:table-cell/>
        </table:table-row>
        <table:table-row table:style-name="ro1">
          <table:table-cell office:value-type="string" calcext:value-type="string">
            <text:p>macro_rmb_deposit</text:p>
          </table:table-cell>
          <table:table-cell office:value-type="string" calcext:value-type="string">
            <text:p>同花顺-数据中心-宏观数据-股票筹资</text:p>
          </table:table-cell>
          <table:table-cell office:value-type="string" calcext:value-type="string">
            <text:p>同花顺-数据中心-宏观数据-人民币存款余额</text:p>
          </table:table-cell>
          <table:table-cell/>
          <table:table-cell office:value-type="string" calcext:value-type="string">
            <text:p>同花顺-数据中心-宏观数据-人民币存款余额\nhttps://data.10jqka.com.cn/macro/rmb/\n:return: 人民币存款余额\n:rtype: pandas.DataFrame</text:p>
          </table:table-cell>
          <table:table-cell/>
        </table:table-row>
        <table:table-row table:style-name="ro1">
          <table:table-cell office:value-type="string" calcext:value-type="string">
            <text:p>macro_rmb_loan</text:p>
          </table:table-cell>
          <table:table-cell office:value-type="string" calcext:value-type="string">
            <text:p>同花顺-数据中心-宏观数据-股票筹资</text:p>
          </table:table-cell>
          <table:table-cell office:value-type="string" calcext:value-type="string">
            <text:p>同花顺-数据中心-宏观数据-新增人民币贷款</text:p>
          </table:table-cell>
          <table:table-cell/>
          <table:table-cell office:value-type="string" calcext:value-type="string">
            <text:p>同花顺-数据中心-宏观数据-新增人民币贷款\nhttps://data.10jqka.com.cn/macro/loan/\n:return: 新增人民币贷款\n:rtype: pandas.DataFrame</text:p>
          </table:table-cell>
          <table:table-cell/>
        </table:table-row>
        <table:table-row table:style-name="ro1">
          <table:table-cell office:value-type="string" calcext:value-type="string">
            <text:p>macro_shipping_bci</text:p>
          </table:table-cell>
          <table:table-cell office:value-type="string" calcext:value-type="string">
            <text:p>全球宏观-中国宏观</text:p>
          </table:table-cell>
          <table:table-cell office:value-type="string" calcext:value-type="string">
            <text:p>海岬型运费指数(BCI)</text:p>
          </table:table-cell>
          <table:table-cell/>
          <table:table-cell office:value-type="string" calcext:value-type="string">
            <text:p>海岬型运费指数(BCI)\nhttps://data.eastmoney.com/cjsj/hyzs_list_EMI00107666.html\n:return: 海岬型运费指数\n:rtype: pandas.DataFrame</text:p>
          </table:table-cell>
          <table:table-cell/>
        </table:table-row>
        <table:table-row table:style-name="ro1">
          <table:table-cell office:value-type="string" calcext:value-type="string">
            <text:p>macro_shipping_bcti</text:p>
          </table:table-cell>
          <table:table-cell office:value-type="string" calcext:value-type="string">
            <text:p>全球宏观-中国宏观</text:p>
          </table:table-cell>
          <table:table-cell office:value-type="string" calcext:value-type="string">
            <text:p>成品油运输指数（BCTI）</text:p>
          </table:table-cell>
          <table:table-cell/>
          <table:table-cell office:value-type="string" calcext:value-type="string">
            <text:p>成品油运输指数（BCTI）\nhttps://data.eastmoney.com/cjsj/hyzs_list_EMI00107669.html\n:return: 成品油运输指数\n:rtype: pandas.DataFrame</text:p>
          </table:table-cell>
          <table:table-cell/>
        </table:table-row>
        <table:table-row table:style-name="ro1">
          <table:table-cell office:value-type="string" calcext:value-type="string">
            <text:p>macro_shipping_bdi</text:p>
          </table:table-cell>
          <table:table-cell office:value-type="string" calcext:value-type="string">
            <text:p>全球宏观-中国宏观</text:p>
          </table:table-cell>
          <table:table-cell office:value-type="string" calcext:value-type="string">
            <text:p>波罗的海干散货指数(BDI)</text:p>
          </table:table-cell>
          <table:table-cell/>
          <table:table-cell office:value-type="string" calcext:value-type="string">
            <text:p>波罗的海干散货指数(BDI)\nhttps://data.eastmoney.com/cjsj/hyzs_list_EMI00107664.html\n:return: 波罗的海干散货指数\n:rtype: pandas.DataFrame</text:p>
          </table:table-cell>
          <table:table-cell/>
        </table:table-row>
        <table:table-row table:style-name="ro1">
          <table:table-cell office:value-type="string" calcext:value-type="string">
            <text:p>macro_shipping_bpi</text:p>
          </table:table-cell>
          <table:table-cell office:value-type="string" calcext:value-type="string">
            <text:p>全球宏观-中国宏观</text:p>
          </table:table-cell>
          <table:table-cell office:value-type="string" calcext:value-type="string">
            <text:p>巴拿马型运费指数(BPI)</text:p>
          </table:table-cell>
          <table:table-cell/>
          <table:table-cell office:value-type="string" calcext:value-type="string">
            <text:p>巴拿马型运费指数(BPI)\nhttps://data.eastmoney.com/cjsj/hyzs_list_EMI00107665.html\n:return: 巴拿马型运费指数\n:rtype: pandas.DataFrame</text:p>
          </table:table-cell>
          <table:table-cell/>
        </table:table-row>
        <table:table-row table:style-name="ro1">
          <table:table-cell office:value-type="string" calcext:value-type="string">
            <text:p>macro_stock_finance</text:p>
          </table:table-cell>
          <table:table-cell table:number-columns-repeated="2" office:value-type="string" calcext:value-type="string">
            <text:p>同花顺-数据中心-宏观数据-股票筹资</text:p>
          </table:table-cell>
          <table:table-cell/>
          <table:table-cell office:value-type="string" calcext:value-type="string">
            <text:p>同花顺-数据中心-宏观数据-股票筹资\nhttps://data.10jqka.com.cn/macro/finance/\n:return: 股票筹资\n:rtype: pandas.DataFrame</text:p>
          </table:table-cell>
          <table:table-cell/>
        </table:table-row>
        <table:table-row table:style-name="ro1">
          <table:table-cell office:value-type="string" calcext:value-type="string">
            <text:p>macro_swiss_cpi_yearly</text:p>
          </table:table-cell>
          <table:table-cell office:value-type="string" calcext:value-type="string">
            <text:p>瑞士-宏观</text:p>
          </table:table-cell>
          <table:table-cell office:value-type="string" calcext:value-type="string">
            <text:p>东方财富-经济数据-瑞士-消费者物价指数年率</text:p>
          </table:table-cell>
          <table:table-cell/>
          <table:table-cell office:value-type="string" calcext:value-type="string">
            <text:p>东方财富-经济数据-瑞士-消费者物价指数年率\nhttp://data.eastmoney.com/cjsj/foreign_2_2.html\n:return: 消费者物价指数年率\n:rtype: pandas.DataFrame</text:p>
          </table:table-cell>
          <table:table-cell/>
        </table:table-row>
        <table:table-row table:style-name="ro1">
          <table:table-cell office:value-type="string" calcext:value-type="string">
            <text:p>macro_swiss_gbd_bank_rate</text:p>
          </table:table-cell>
          <table:table-cell office:value-type="string" calcext:value-type="string">
            <text:p>瑞士-宏观</text:p>
          </table:table-cell>
          <table:table-cell office:value-type="string" calcext:value-type="string">
            <text:p>东方财富-经济数据-瑞士-央行公布利率决议</text:p>
          </table:table-cell>
          <table:table-cell/>
          <table:table-cell office:value-type="string" calcext:value-type="string">
            <text:p>东方财富-经济数据-瑞士-央行公布利率决议\nhttp://data.eastmoney.com/cjsj/foreign_2_5.html\n:return: 央行公布利率决议\n:rtype: pandas.DataFrame</text:p>
          </table:table-cell>
          <table:table-cell/>
        </table:table-row>
        <table:table-row table:style-name="ro1">
          <table:table-cell office:value-type="string" calcext:value-type="string">
            <text:p>macro_swiss_gbd_yearly</text:p>
          </table:table-cell>
          <table:table-cell office:value-type="string" calcext:value-type="string">
            <text:p>瑞士-宏观</text:p>
          </table:table-cell>
          <table:table-cell office:value-type="string" calcext:value-type="string">
            <text:p>东方财富-经济数据-瑞士-GDP 年率</text:p>
          </table:table-cell>
          <table:table-cell/>
          <table:table-cell office:value-type="string" calcext:value-type="string">
            <text:p>东方财富-经济数据-瑞士-GDP 年率\nhttp://data.eastmoney.com/cjsj/foreign_2_4.html\n:return: GDP年率\n:rtype: pandas.DataFrame</text:p>
          </table:table-cell>
          <table:table-cell/>
        </table:table-row>
        <table:table-row table:style-name="ro1">
          <table:table-cell office:value-type="string" calcext:value-type="string">
            <text:p>macro_swiss_gdp_quarterly</text:p>
          </table:table-cell>
          <table:table-cell office:value-type="string" calcext:value-type="string">
            <text:p>瑞士-宏观</text:p>
          </table:table-cell>
          <table:table-cell office:value-type="string" calcext:value-type="string">
            <text:p>东方财富-经济数据-瑞士-GDP季率</text:p>
          </table:table-cell>
          <table:table-cell/>
          <table:table-cell office:value-type="string" calcext:value-type="string">
            <text:p>东方财富-经济数据-瑞士-GDP季率\nhttp://data.eastmoney.com/cjsj/foreign_2_3.html\n:return: GDP季率\n:rtype: pandas.DataFrame</text:p>
          </table:table-cell>
          <table:table-cell/>
        </table:table-row>
        <table:table-row table:style-name="ro1">
          <table:table-cell office:value-type="string" calcext:value-type="string">
            <text:p>macro_swiss_svme</text:p>
          </table:table-cell>
          <table:table-cell office:value-type="string" calcext:value-type="string">
            <text:p>瑞士-宏观</text:p>
          </table:table-cell>
          <table:table-cell office:value-type="string" calcext:value-type="string">
            <text:p>东方财富-经济数据-瑞士-SVME采购经理人指数</text:p>
          </table:table-cell>
          <table:table-cell/>
          <table:table-cell office:value-type="string" calcext:value-type="string">
            <text:p>东方财富-经济数据-瑞士-SVME采购经理人指数\nhttp://data.eastmoney.com/cjsj/foreign_2_0.html\n:return: SVME采购经理人指数\n:rtype: pandas.DataFrame</text:p>
          </table:table-cell>
          <table:table-cell/>
        </table:table-row>
        <table:table-row table:style-name="ro1">
          <table:table-cell office:value-type="string" calcext:value-type="string">
            <text:p>macro_swiss_trade</text:p>
          </table:table-cell>
          <table:table-cell office:value-type="string" calcext:value-type="string">
            <text:p>瑞士-宏观</text:p>
          </table:table-cell>
          <table:table-cell office:value-type="string" calcext:value-type="string">
            <text:p>东方财富-经济数据-瑞士-贸易帐</text:p>
          </table:table-cell>
          <table:table-cell/>
          <table:table-cell office:value-type="string" calcext:value-type="string">
            <text:p>东方财富-经济数据-瑞士-贸易帐\nhttp://data.eastmoney.com/cjsj/foreign_2_1.html\n:return: 贸易帐\n:rtype: pandas.DataFrame</text:p>
          </table:table-cell>
          <table:table-cell/>
        </table:table-row>
        <table:table-row table:style-name="ro1">
          <table:table-cell office:value-type="string" calcext:value-type="string">
            <text:p>macro_uk_bank_rate</text:p>
          </table:table-cell>
          <table:table-cell office:value-type="string" calcext:value-type="string">
            <text:p>英国-宏观</text:p>
          </table:table-cell>
          <table:table-cell office:value-type="string" calcext:value-type="string">
            <text:p>东方财富-经济数据-英国-央行公布利率决议</text:p>
          </table:table-cell>
          <table:table-cell/>
          <table:table-cell office:value-type="string" calcext:value-type="string">
            <text:p>东方财富-经济数据-英国-央行公布利率决议\nhttps://data.eastmoney.com/cjsj/foreign_4_3.html\n:return: 央行公布利率决议\n:rtype: pandas.DataFrame</text:p>
          </table:table-cell>
          <table:table-cell/>
        </table:table-row>
        <table:table-row table:style-name="ro1">
          <table:table-cell office:value-type="string" calcext:value-type="string">
            <text:p>macro_uk_core_cpi_monthly</text:p>
          </table:table-cell>
          <table:table-cell office:value-type="string" calcext:value-type="string">
            <text:p>英国-宏观</text:p>
          </table:table-cell>
          <table:table-cell office:value-type="string" calcext:value-type="string">
            <text:p>东方财富-经济数据-英国-核心消费者物价指数月率</text:p>
          </table:table-cell>
          <table:table-cell/>
          <table:table-cell office:value-type="string" calcext:value-type="string">
            <text:p>东方财富-经济数据-英国-核心消费者物价指数月率\nhttps://data.eastmoney.com/cjsj/foreign_4_5.html\n:return: 核心消费者物价指数月率\n:rtype: pandas.DataFrame</text:p>
          </table:table-cell>
          <table:table-cell/>
        </table:table-row>
        <table:table-row table:style-name="ro1">
          <table:table-cell office:value-type="string" calcext:value-type="string">
            <text:p>macro_uk_core_cpi_yearly</text:p>
          </table:table-cell>
          <table:table-cell office:value-type="string" calcext:value-type="string">
            <text:p>英国-宏观</text:p>
          </table:table-cell>
          <table:table-cell office:value-type="string" calcext:value-type="string">
            <text:p>东方财富-经济数据-英国-核心消费者物价指数年率</text:p>
          </table:table-cell>
          <table:table-cell/>
          <table:table-cell office:value-type="string" calcext:value-type="string">
            <text:p>东方财富-经济数据-英国-核心消费者物价指数年率\nhttps://data.eastmoney.com/cjsj/foreign_4_4.html\n:return: 核心消费者物价指数年率\n:rtype: pandas.DataFrame</text:p>
          </table:table-cell>
          <table:table-cell/>
        </table:table-row>
        <table:table-row table:style-name="ro1">
          <table:table-cell office:value-type="string" calcext:value-type="string">
            <text:p>macro_uk_cpi_monthly</text:p>
          </table:table-cell>
          <table:table-cell office:value-type="string" calcext:value-type="string">
            <text:p>英国-宏观</text:p>
          </table:table-cell>
          <table:table-cell office:value-type="string" calcext:value-type="string">
            <text:p>东方财富-经济数据-英国-消费者物价指数月率</text:p>
          </table:table-cell>
          <table:table-cell/>
          <table:table-cell office:value-type="string" calcext:value-type="string">
            <text:p>东方财富-经济数据-英国-消费者物价指数月率\nhttps://data.eastmoney.com/cjsj/foreign_4_7.html\n:return: 消费者物价指数月率\n:rtype: pandas.DataFrame</text:p>
          </table:table-cell>
          <table:table-cell/>
        </table:table-row>
        <table:table-row table:style-name="ro1">
          <table:table-cell office:value-type="string" calcext:value-type="string">
            <text:p>macro_uk_cpi_yearly</text:p>
          </table:table-cell>
          <table:table-cell office:value-type="string" calcext:value-type="string">
            <text:p>英国-宏观</text:p>
          </table:table-cell>
          <table:table-cell office:value-type="string" calcext:value-type="string">
            <text:p>东方财富-经济数据-英国-消费者物价指数年率</text:p>
          </table:table-cell>
          <table:table-cell/>
          <table:table-cell office:value-type="string" calcext:value-type="string">
            <text:p>东方财富-经济数据-英国-消费者物价指数年率\nhttps://data.eastmoney.com/cjsj/foreign_4_6.html\n:return: 消费者物价指数年率\n:rtype: pandas.DataFrame</text:p>
          </table:table-cell>
          <table:table-cell/>
        </table:table-row>
        <table:table-row table:style-name="ro1">
          <table:table-cell office:value-type="string" calcext:value-type="string">
            <text:p>macro_uk_gdp_quarterly</text:p>
          </table:table-cell>
          <table:table-cell office:value-type="string" calcext:value-type="string">
            <text:p>英国-宏观</text:p>
          </table:table-cell>
          <table:table-cell office:value-type="string" calcext:value-type="string">
            <text:p>东方财富-经济数据-英国-GDP 季率初值</text:p>
          </table:table-cell>
          <table:table-cell/>
          <table:table-cell office:value-type="string" calcext:value-type="string">
            <text:p>东方财富-经济数据-英国-GDP 季率初值\nhttps://data.eastmoney.com/cjsj/foreign_4_12.html\n:return: GDP 季率初值\n:rtype: pandas.DataFrame</text:p>
          </table:table-cell>
          <table:table-cell/>
        </table:table-row>
        <table:table-row table:style-name="ro1">
          <table:table-cell office:value-type="string" calcext:value-type="string">
            <text:p>macro_uk_gdp_yearly</text:p>
          </table:table-cell>
          <table:table-cell office:value-type="string" calcext:value-type="string">
            <text:p>英国-宏观</text:p>
          </table:table-cell>
          <table:table-cell office:value-type="string" calcext:value-type="string">
            <text:p>东方财富-经济数据-英国-GDP 年率初值</text:p>
          </table:table-cell>
          <table:table-cell/>
          <table:table-cell office:value-type="string" calcext:value-type="string">
            <text:p>东方财富-经济数据-英国-GDP 年率初值\nhttps://data.eastmoney.com/cjsj/foreign_4_13.html\n:return: GDP 年率初值\n:rtype: pandas.DataFrame</text:p>
          </table:table-cell>
          <table:table-cell/>
        </table:table-row>
        <table:table-row table:style-name="ro1">
          <table:table-cell office:value-type="string" calcext:value-type="string">
            <text:p>macro_uk_halifax_monthly</text:p>
          </table:table-cell>
          <table:table-cell office:value-type="string" calcext:value-type="string">
            <text:p>英国-宏观</text:p>
          </table:table-cell>
          <table:table-cell office:value-type="string" calcext:value-type="string">
            <text:p>东方财富-经济数据-英国-Halifax 房价指数月率</text:p>
          </table:table-cell>
          <table:table-cell/>
          <table:table-cell office:value-type="string" calcext:value-type="string">
            <text:p>东方财富-经济数据-英国-Halifax 房价指数月率\nhttps://data.eastmoney.com/cjsj/foreign_4_0.html\n:return: Halifax 房价指数月率\n:rtype: pandas.DataFrame</text:p>
          </table:table-cell>
          <table:table-cell/>
        </table:table-row>
        <table:table-row table:style-name="ro1">
          <table:table-cell office:value-type="string" calcext:value-type="string">
            <text:p>macro_uk_halifax_yearly</text:p>
          </table:table-cell>
          <table:table-cell office:value-type="string" calcext:value-type="string">
            <text:p>英国-宏观</text:p>
          </table:table-cell>
          <table:table-cell office:value-type="string" calcext:value-type="string">
            <text:p>东方财富-经济数据-英国-Halifax 房价指数年率</text:p>
          </table:table-cell>
          <table:table-cell/>
          <table:table-cell office:value-type="string" calcext:value-type="string">
            <text:p>东方财富-经济数据-英国-Halifax 房价指数年率\nhttps://data.eastmoney.com/cjsj/foreign_4_1.html\n:return: Halifax房价指数年率\n:rtype: pandas.DataFrame</text:p>
          </table:table-cell>
          <table:table-cell/>
        </table:table-row>
        <table:table-row table:style-name="ro1">
          <table:table-cell office:value-type="string" calcext:value-type="string">
            <text:p>macro_uk_retail_monthly</text:p>
          </table:table-cell>
          <table:table-cell office:value-type="string" calcext:value-type="string">
            <text:p>英国-宏观</text:p>
          </table:table-cell>
          <table:table-cell office:value-type="string" calcext:value-type="string">
            <text:p>东方财富-经济数据-英国-零售销售月率</text:p>
          </table:table-cell>
          <table:table-cell/>
          <table:table-cell office:value-type="string" calcext:value-type="string">
            <text:p>东方财富-经济数据-英国-零售销售月率\nhttps://data.eastmoney.com/cjsj/foreign_4_8.html\n:return: 零售销售月率\n:rtype: pandas.DataFrame</text:p>
          </table:table-cell>
          <table:table-cell/>
        </table:table-row>
        <table:table-row table:style-name="ro1">
          <table:table-cell office:value-type="string" calcext:value-type="string">
            <text:p>macro_uk_retail_yearly</text:p>
          </table:table-cell>
          <table:table-cell office:value-type="string" calcext:value-type="string">
            <text:p>英国-宏观</text:p>
          </table:table-cell>
          <table:table-cell office:value-type="string" calcext:value-type="string">
            <text:p>东方财富-经济数据-英国-零售销售年率</text:p>
          </table:table-cell>
          <table:table-cell/>
          <table:table-cell office:value-type="string" calcext:value-type="string">
            <text:p>东方财富-经济数据-英国-零售销售年率\nhttps://data.eastmoney.com/cjsj/foreign_4_9.html\n:return: 零售销售年率\n:rtype: pandas.DataFrame</text:p>
          </table:table-cell>
          <table:table-cell/>
        </table:table-row>
        <table:table-row table:style-name="ro1">
          <table:table-cell office:value-type="string" calcext:value-type="string">
            <text:p>macro_uk_rightmove_monthly</text:p>
          </table:table-cell>
          <table:table-cell office:value-type="string" calcext:value-type="string">
            <text:p>英国-宏观</text:p>
          </table:table-cell>
          <table:table-cell office:value-type="string" calcext:value-type="string">
            <text:p>东方财富-经济数据-英国-Rightmove 房价指数月率</text:p>
          </table:table-cell>
          <table:table-cell/>
          <table:table-cell office:value-type="string" calcext:value-type="string">
            <text:p>东方财富-经济数据-英国-Rightmove 房价指数月率\nhttps://data.eastmoney.com/cjsj/foreign_4_11.html\n:return: Rightmove 房价指数月率\n:rtype: pandas.DataFrame</text:p>
          </table:table-cell>
          <table:table-cell/>
        </table:table-row>
        <table:table-row table:style-name="ro1">
          <table:table-cell office:value-type="string" calcext:value-type="string">
            <text:p>macro_uk_rightmove_yearly</text:p>
          </table:table-cell>
          <table:table-cell office:value-type="string" calcext:value-type="string">
            <text:p>英国-宏观</text:p>
          </table:table-cell>
          <table:table-cell office:value-type="string" calcext:value-type="string">
            <text:p>东方财富-经济数据-英国-Rightmove 房价指数年率</text:p>
          </table:table-cell>
          <table:table-cell/>
          <table:table-cell office:value-type="string" calcext:value-type="string">
            <text:p>东方财富-经济数据-英国-Rightmove 房价指数年率\nhttps://data.eastmoney.com/cjsj/foreign_4_10.html\n:return: Rightmove 房价指数年率\n:rtype: pandas.DataFrame</text:p>
          </table:table-cell>
          <table:table-cell/>
        </table:table-row>
        <table:table-row table:style-name="ro1">
          <table:table-cell office:value-type="string" calcext:value-type="string">
            <text:p>macro_uk_trade</text:p>
          </table:table-cell>
          <table:table-cell office:value-type="string" calcext:value-type="string">
            <text:p>英国-宏观</text:p>
          </table:table-cell>
          <table:table-cell office:value-type="string" calcext:value-type="string">
            <text:p>东方财富-经济数据-英国-贸易帐</text:p>
          </table:table-cell>
          <table:table-cell/>
          <table:table-cell office:value-type="string" calcext:value-type="string">
            <text:p>东方财富-经济数据-英国-贸易帐\nhttps://data.eastmoney.com/cjsj/foreign_4_2.html\n:return: 贸易帐\n:rtype: pandas.DataFrame</text:p>
          </table:table-cell>
          <table:table-cell/>
        </table:table-row>
        <table:table-row table:style-name="ro1">
          <table:table-cell office:value-type="string" calcext:value-type="string">
            <text:p>macro_uk_unemployment_rate</text:p>
          </table:table-cell>
          <table:table-cell office:value-type="string" calcext:value-type="string">
            <text:p>英国-宏观</text:p>
          </table:table-cell>
          <table:table-cell office:value-type="string" calcext:value-type="string">
            <text:p>东方财富-经济数据-英国-失业率</text:p>
          </table:table-cell>
          <table:table-cell/>
          <table:table-cell office:value-type="string" calcext:value-type="string">
            <text:p>东方财富-经济数据-英国-失业率\nhttps://data.eastmoney.com/cjsj/foreign_4_14.html\n:return: 失业率\n:rtype: pandas.DataFrame</text:p>
          </table:table-cell>
          <table:table-cell/>
        </table:table-row>
        <table:table-row table:style-name="ro1">
          <table:table-cell office:value-type="string" calcext:value-type="string">
            <text:p>macro_usa_adp_employment</text:p>
          </table:table-cell>
          <table:table-cell office:value-type="string" calcext:value-type="string">
            <text:p>全球宏观-美国宏观</text:p>
          </table:table-cell>
          <table:table-cell office:value-type="string" calcext:value-type="string">
            <text:p>美国ADP就业人数报告, 数据区间从 20010601-至今</text:p>
          </table:table-cell>
          <table:table-cell/>
          <table:table-cell office:value-type="string" calcext:value-type="string">
            <text:p>美国ADP就业人数报告, 数据区间从 20010601-至今\nhttps://datacenter.jin10.com/reportType/dc_adp_nonfarm_employment\n:return: 美国ADP就业人数报告\n:rtype: pandas.Series</text:p>
          </table:table-cell>
          <table:table-cell/>
        </table:table-row>
        <table:table-row table:style-name="ro1">
          <table:table-cell office:value-type="string" calcext:value-type="string">
            <text:p>macro_usa_api_crude_stock</text:p>
          </table:table-cell>
          <table:table-cell office:value-type="string" calcext:value-type="string">
            <text:p>全球宏观-美国宏观</text:p>
          </table:table-cell>
          <table:table-cell office:value-type="string" calcext:value-type="string">
            <text:p>美国 API 原油库存报告, 数据区间从 20120328-至今</text:p>
          </table:table-cell>
          <table:table-cell/>
          <table:table-cell office:value-type="string" calcext:value-type="string">
            <text:p>美国 API 原油库存报告, 数据区间从 20120328-至今\nhttps://datacenter.jin10.com/reportType/dc_usa_api_crude_stock\nhttps://cdn.jin10.com/dc/reports/dc_usa_api_crude_stock_all.js?v=1578743859\n:return: 美国API原油库存报告-今值(万桶)\n:rtype: pandas.Series</text:p>
          </table:table-cell>
          <table:table-cell/>
        </table:table-row>
        <table:table-row table:style-name="ro1">
          <table:table-cell office:value-type="string" calcext:value-type="string">
            <text:p>macro_usa_building_permits</text:p>
          </table:table-cell>
          <table:table-cell office:value-type="string" calcext:value-type="string">
            <text:p>全球宏观-美国宏观</text:p>
          </table:table-cell>
          <table:table-cell office:value-type="string" calcext:value-type="string">
            <text:p>美国营建许可总数报告, 数据区间从 20080220-至今</text:p>
          </table:table-cell>
          <table:table-cell/>
          <table:table-cell office:value-type="string" calcext:value-type="string">
            <text:p>美国营建许可总数报告, 数据区间从 20080220-至今\nhttps://datacenter.jin10.com/reportType/dc_usa_building_permits\n:return: 美国营建许可总数报告\n:rtype: pandas.DataFrame</text:p>
          </table:table-cell>
          <table:table-cell/>
        </table:table-row>
        <table:table-row table:style-name="ro1">
          <table:table-cell office:value-type="string" calcext:value-type="string">
            <text:p>macro_usa_business_inventories</text:p>
          </table:table-cell>
          <table:table-cell office:value-type="string" calcext:value-type="string">
            <text:p>全球宏观-美国宏观</text:p>
          </table:table-cell>
          <table:table-cell office:value-type="string" calcext:value-type="string">
            <text:p>美国商业库存月率报告, 数据区间从 19920301-至今</text:p>
          </table:table-cell>
          <table:table-cell/>
          <table:table-cell office:value-type="string" calcext:value-type="string">
            <text:p>美国商业库存月率报告, 数据区间从 19920301-至今\nhttps://datacenter.jin10.com/reportType/dc_usa_business_inventories\n:return: 美国商业库存月率报告\n:rtype: pandas.DataFrame</text:p>
          </table:table-cell>
          <table:table-cell/>
        </table:table-row>
        <table:table-row table:style-name="ro1">
          <table:table-cell office:value-type="string" calcext:value-type="string">
            <text:p>macro_usa_cb_consumer_confidence</text:p>
          </table:table-cell>
          <table:table-cell office:value-type="string" calcext:value-type="string">
            <text:p>全球宏观-美国宏观</text:p>
          </table:table-cell>
          <table:table-cell office:value-type="string" calcext:value-type="string">
            <text:p>金十数据中心-经济指标-美国-领先指标-美国谘商会消费者信心指数报告, 数据区间从 19700101-至今</text:p>
          </table:table-cell>
          <table:table-cell/>
          <table:table-cell office:value-type="string" calcext:value-type="string">
            <text:p>金十数据中心-经济指标-美国-领先指标-美国谘商会消费者信心指数报告, 数据区间从 19700101-至今\nhttps://datacenter.jin10.com/reportType/dc_usa_cb_consumer_confidence\n:return: 美国谘商会消费者信心指数报告\n:rtype: pandas.DataFrame</text:p>
          </table:table-cell>
          <table:table-cell/>
        </table:table-row>
        <table:table-row table:style-name="ro1">
          <table:table-cell office:value-type="string" calcext:value-type="string">
            <text:p>macro_usa_cftc_c_holding</text:p>
          </table:table-cell>
          <table:table-cell office:value-type="string" calcext:value-type="string">
            <text:p>全球宏观-美国宏观</text:p>
          </table:table-cell>
          <table:table-cell office:value-type="string" calcext:value-type="string">
            <text:p>美国商品期货交易委员会CFTC商品类非商业持仓报告, 数据区间从 19830107-至今</text:p>
          </table:table-cell>
          <table:table-cell/>
          <table:table-cell office:value-type="string" calcext:value-type="string">
            <text:p>美国商品期货交易委员会CFTC商品类非商业持仓报告, 数据区间从 19830107-至今\nhttps://datacenter.jin10.com/reportType/dc_cftc_c_report\n:return: 美国商品期货交易委员会CFTC外汇类非商业持仓报告\n:return: pandas.DataFrame</text:p>
          </table:table-cell>
          <table:table-cell/>
        </table:table-row>
        <table:table-row table:style-name="ro1">
          <table:table-cell office:value-type="string" calcext:value-type="string">
            <text:p>macro_usa_cftc_merchant_currency_holding</text:p>
          </table:table-cell>
          <table:table-cell office:value-type="string" calcext:value-type="string">
            <text:p>全球宏观-美国宏观</text:p>
          </table:table-cell>
          <table:table-cell office:value-type="string" calcext:value-type="string">
            <text:p>美国商品期货交易委员会CFTC外汇类商业持仓报告, 数据区间从 19860115-至今</text:p>
          </table:table-cell>
          <table:table-cell/>
          <table:table-cell office:value-type="string" calcext:value-type="string">
            <text:p>美国商品期货交易委员会CFTC外汇类商业持仓报告, 数据区间从 19860115-至今\nhttps://datacenter.jin10.com/reportType/dc_cftc_merchant_currency\n:return: 美国商品期货交易委员会CFTC外汇类商业持仓报告\n:return: pandas.DataFrame</text:p>
          </table:table-cell>
          <table:table-cell/>
        </table:table-row>
        <table:table-row table:style-name="ro1">
          <table:table-cell office:value-type="string" calcext:value-type="string">
            <text:p>macro_usa_cftc_merchant_goods_holding</text:p>
          </table:table-cell>
          <table:table-cell office:value-type="string" calcext:value-type="string">
            <text:p>全球宏观-美国宏观</text:p>
          </table:table-cell>
          <table:table-cell office:value-type="string" calcext:value-type="string">
            <text:p>美国商品期货交易委员会CFTC商品类商业持仓报告, 数据区间从 19860115-至今</text:p>
          </table:table-cell>
          <table:table-cell/>
          <table:table-cell office:value-type="string" calcext:value-type="string">
            <text:p>美国商品期货交易委员会CFTC商品类商业持仓报告, 数据区间从 19860115-至今\nhttps://datacenter.jin10.com/reportType/dc_cftc_merchant_goods\n:return: 美国商品期货交易委员会CFTC商品类商业持仓报告\n:rtype: pandas.DataFrame</text:p>
          </table:table-cell>
          <table:table-cell/>
        </table:table-row>
        <table:table-row table:style-name="ro1">
          <table:table-cell office:value-type="string" calcext:value-type="string">
            <text:p>macro_usa_cftc_nc_holding</text:p>
          </table:table-cell>
          <table:table-cell office:value-type="string" calcext:value-type="string">
            <text:p>全球宏观-美国宏观</text:p>
          </table:table-cell>
          <table:table-cell office:value-type="string" calcext:value-type="string">
            <text:p>美国商品期货交易委员会CFTC外汇类非商业持仓报告, 数据区间从 19830107-至今</text:p>
          </table:table-cell>
          <table:table-cell/>
          <table:table-cell office:value-type="string" calcext:value-type="string">
            <text:p>美国商品期货交易委员会CFTC外汇类非商业持仓报告, 数据区间从 19830107-至今\nhttps://datacenter.jin10.com/reportType/dc_cftc_nc_report\n:return: 美国商品期货交易委员会CFTC外汇类非商业持仓报告\n:return: pandas.DataFrame</text:p>
          </table:table-cell>
          <table:table-cell/>
        </table:table-row>
        <table:table-row table:style-name="ro1">
          <table:table-cell office:value-type="string" calcext:value-type="string">
            <text:p>macro_usa_cme_merchant_goods_holding</text:p>
          </table:table-cell>
          <table:table-cell office:value-type="string" calcext:value-type="string">
            <text:p>全球宏观-美国宏观</text:p>
          </table:table-cell>
          <table:table-cell office:value-type="string" calcext:value-type="string">
            <text:p>CME-贵金属, 数据区间从 20180405-至今</text:p>
          </table:table-cell>
          <table:table-cell/>
          <table:table-cell office:value-type="string" calcext:value-type="string">
            <text:p>CME-贵金属, 数据区间从 20180405-至今\nhttps://datacenter.jin10.com/org\n:return: CME-贵金属\n:return: pandas.DataFrame</text:p>
          </table:table-cell>
          <table:table-cell/>
        </table:table-row>
        <table:table-row table:style-name="ro1">
          <table:table-cell office:value-type="string" calcext:value-type="string">
            <text:p>macro_usa_core_cpi_monthly</text:p>
          </table:table-cell>
          <table:table-cell office:value-type="string" calcext:value-type="string">
            <text:p>全球宏观-美国宏观</text:p>
          </table:table-cell>
          <table:table-cell office:value-type="string" calcext:value-type="string">
            <text:p>美国核心 CPI 月率报告, 数据区间从 19700101-至今</text:p>
          </table:table-cell>
          <table:table-cell/>
          <table:table-cell office:value-type="string" calcext:value-type="string">
            <text:p>美国核心 CPI 月率报告, 数据区间从 19700101-至今\nhttps://datacenter.jin10.com/reportType/dc_usa_core_cpi\n:return: 美国核心CPI月率报告\n:rtype: pandas.DataFrame</text:p>
          </table:table-cell>
          <table:table-cell/>
        </table:table-row>
        <table:table-row table:style-name="ro1">
          <table:table-cell office:value-type="string" calcext:value-type="string">
            <text:p>macro_usa_core_pce_price</text:p>
          </table:table-cell>
          <table:table-cell office:value-type="string" calcext:value-type="string">
            <text:p>全球宏观-美国宏观</text:p>
          </table:table-cell>
          <table:table-cell office:value-type="string" calcext:value-type="string">
            <text:p>美国核心PCE物价指数年率报告, 数据区间从 19700101-至今</text:p>
          </table:table-cell>
          <table:table-cell/>
          <table:table-cell office:value-type="string" calcext:value-type="string">
            <text:p>美国核心PCE物价指数年率报告, 数据区间从 19700101-至今\nhttps://datacenter.jin10.com/reportType/dc_usa_core_pce_price\n:return: 美国核心PCE物价指数年率报告\n:rtype: pandas.DataFrame</text:p>
          </table:table-cell>
          <table:table-cell/>
        </table:table-row>
        <table:table-row table:style-name="ro1">
          <table:table-cell office:value-type="string" calcext:value-type="string">
            <text:p>macro_usa_core_ppi</text:p>
          </table:table-cell>
          <table:table-cell office:value-type="string" calcext:value-type="string">
            <text:p>全球宏观-美国宏观</text:p>
          </table:table-cell>
          <table:table-cell office:value-type="string" calcext:value-type="string">
            <text:p>美国核心生产者物价指数(PPI)报告, 数据区间从20080318-至今</text:p>
          </table:table-cell>
          <table:table-cell/>
          <table:table-cell office:value-type="string" calcext:value-type="string">
            <text:p>美国核心生产者物价指数(PPI)报告, 数据区间从20080318-至今\nhttps://datacenter.jin10.com/reportType/dc_usa_core_ppi\n:return: 美国核心生产者物价指数(PPI)报告-今值(%)\n:rtype: pandas.DataFrame</text:p>
          </table:table-cell>
          <table:table-cell/>
        </table:table-row>
        <table:table-row table:style-name="ro1">
          <table:table-cell office:value-type="string" calcext:value-type="string">
            <text:p>macro_usa_cpi_monthly</text:p>
          </table:table-cell>
          <table:table-cell office:value-type="string" calcext:value-type="string">
            <text:p>全球宏观-美国宏观</text:p>
          </table:table-cell>
          <table:table-cell office:value-type="string" calcext:value-type="string">
            <text:p>美国 CPI 月率报告, 数据区间从 19700101-至今</text:p>
          </table:table-cell>
          <table:table-cell/>
          <table:table-cell office:value-type="string" calcext:value-type="string">
            <text:p>美国 CPI 月率报告, 数据区间从 19700101-至今\nhttps://datacenter.jin10.com/reportType/dc_usa_cpi\n:return: 美国 CPI 月率报告\n:rtype: pandas.DataFrame</text:p>
          </table:table-cell>
          <table:table-cell/>
        </table:table-row>
        <table:table-row table:style-name="ro1">
          <table:table-cell office:value-type="string" calcext:value-type="string">
            <text:p>macro_usa_cpi_yoy</text:p>
          </table:table-cell>
          <table:table-cell office:value-type="string" calcext:value-type="string">
            <text:p>全球宏观-美国宏观</text:p>
          </table:table-cell>
          <table:table-cell office:value-type="string" calcext:value-type="string">
            <text:p>东方财富-经济数据一览-美国-CPI年率, 数据区间从 2008-至今</text:p>
          </table:table-cell>
          <table:table-cell/>
          <table:table-cell office:value-type="string" calcext:value-type="string">
            <text:p>东方财富-经济数据一览-美国-CPI年率, 数据区间从 2008-至今\nhttps://data.eastmoney.com/cjsj/foreign_0_12.html\n:return: 美国 CPI 年率报告\n:rtype: pandas.DataFrame</text:p>
          </table:table-cell>
          <table:table-cell/>
        </table:table-row>
        <table:table-row table:style-name="ro1">
          <table:table-cell office:value-type="string" calcext:value-type="string">
            <text:p>macro_usa_crude_inner</text:p>
          </table:table-cell>
          <table:table-cell office:value-type="string" calcext:value-type="string">
            <text:p>全球宏观-美国宏观</text:p>
          </table:table-cell>
          <table:table-cell office:value-type="string" calcext:value-type="string">
            <text:p>美国原油产量报告, 数据区间从 19830107-至今</text:p>
          </table:table-cell>
          <table:table-cell/>
          <table:table-cell office:value-type="string" calcext:value-type="string">
            <text:p>美国原油产量报告, 数据区间从 19830107-至今\nhttps://datacenter.jin10.com/reportType/dc_eia_crude_oil_produce\n:return: 美国原油产量报告\n:return: pandas.DataFrame</text:p>
          </table:table-cell>
          <table:table-cell/>
        </table:table-row>
        <table:table-row table:style-name="ro1">
          <table:table-cell office:value-type="string" calcext:value-type="string">
            <text:p>macro_usa_current_account</text:p>
          </table:table-cell>
          <table:table-cell office:value-type="string" calcext:value-type="string">
            <text:p>全球宏观-美国宏观</text:p>
          </table:table-cell>
          <table:table-cell office:value-type="string" calcext:value-type="string">
            <text:p>美国经常帐报告, 数据区间从 20080317-至今</text:p>
          </table:table-cell>
          <table:table-cell/>
          <table:table-cell office:value-type="string" calcext:value-type="string">
            <text:p>美国经常帐报告, 数据区间从 20080317-至今\nhttps://datacenter.jin10.com/reportType/dc_usa_current_account\n:return: 美国经常帐报告\n:rtype: pandas.DataFrame</text:p>
          </table:table-cell>
          <table:table-cell/>
        </table:table-row>
        <table:table-row table:style-name="ro1">
          <table:table-cell office:value-type="string" calcext:value-type="string">
            <text:p>macro_usa_durable_goods_orders</text:p>
          </table:table-cell>
          <table:table-cell office:value-type="string" calcext:value-type="string">
            <text:p>全球宏观-美国宏观</text:p>
          </table:table-cell>
          <table:table-cell office:value-type="string" calcext:value-type="string">
            <text:p>美国耐用品订单月率报告, 数据区间从 20080227-至今</text:p>
          </table:table-cell>
          <table:table-cell/>
          <table:table-cell office:value-type="string" calcext:value-type="string">
            <text:p>美国耐用品订单月率报告, 数据区间从 20080227-至今\nhttps://datacenter.jin10.com/reportType/dc_usa_durable_goods_orders\n:return: 美国耐用品订单月率报告\n:rtype: pandas.DataFrame</text:p>
          </table:table-cell>
          <table:table-cell/>
        </table:table-row>
        <table:table-row table:style-name="ro1">
          <table:table-cell office:value-type="string" calcext:value-type="string">
            <text:p>macro_usa_eia_crude_rate</text:p>
          </table:table-cell>
          <table:table-cell office:value-type="string" calcext:value-type="string">
            <text:p>全球宏观-美国宏观</text:p>
          </table:table-cell>
          <table:table-cell office:value-type="string" calcext:value-type="string">
            <text:p>美国 EIA 原油库存报告, 数据区间从 19950801-至今</text:p>
          </table:table-cell>
          <table:table-cell/>
          <table:table-cell office:value-type="string" calcext:value-type="string">
            <text:p>美国 EIA 原油库存报告, 数据区间从 19950801-至今\nhttps://datacenter.jin10.com/reportType/dc_eia_crude_oil\n:return: 美国 EIA 原油库存报告\n:return: pandas.DataFrame</text:p>
          </table:table-cell>
          <table:table-cell/>
        </table:table-row>
        <table:table-row table:style-name="ro1">
          <table:table-cell office:value-type="string" calcext:value-type="string">
            <text:p>macro_usa_exist_home_sales</text:p>
          </table:table-cell>
          <table:table-cell office:value-type="string" calcext:value-type="string">
            <text:p>全球宏观-美国宏观</text:p>
          </table:table-cell>
          <table:table-cell office:value-type="string" calcext:value-type="string">
            <text:p>美国成屋销售总数年化报告, 数据区间从 19700101-至今</text:p>
          </table:table-cell>
          <table:table-cell/>
          <table:table-cell office:value-type="string" calcext:value-type="string">
            <text:p>美国成屋销售总数年化报告, 数据区间从 19700101-至今\nhttps://datacenter.jin10.com/reportType/dc_usa_exist_home_sales\n:return: 美国成屋销售总数年化报告\n:rtype: pandas.DataFrame</text:p>
          </table:table-cell>
          <table:table-cell/>
        </table:table-row>
        <table:table-row table:style-name="ro1">
          <table:table-cell office:value-type="string" calcext:value-type="string">
            <text:p>macro_usa_export_price</text:p>
          </table:table-cell>
          <table:table-cell office:value-type="string" calcext:value-type="string">
            <text:p>全球宏观-美国宏观</text:p>
          </table:table-cell>
          <table:table-cell office:value-type="string" calcext:value-type="string">
            <text:p>美国出口价格指数报告, 数据区间从19890201-至今</text:p>
          </table:table-cell>
          <table:table-cell/>
          <table:table-cell office:value-type="string" calcext:value-type="string">
            <text:p>美国出口价格指数报告, 数据区间从19890201-至今\nhttps://datacenter.jin10.com/reportType/dc_usa_export_price\nhttps://cdn.jin10.com/dc/reports/dc_usa_export_price_all.js?v=1578741832\n:return: 美国出口价格指数报告-今值(%)\n:rtype: pandas.Series</text:p>
          </table:table-cell>
          <table:table-cell/>
        </table:table-row>
        <table:table-row table:style-name="ro1">
          <table:table-cell office:value-type="string" calcext:value-type="string">
            <text:p>macro_usa_factory_orders</text:p>
          </table:table-cell>
          <table:table-cell office:value-type="string" calcext:value-type="string">
            <text:p>全球宏观-美国宏观</text:p>
          </table:table-cell>
          <table:table-cell office:value-type="string" calcext:value-type="string">
            <text:p>美国工厂订单月率报告, 数据区间从 19920401-至今</text:p>
          </table:table-cell>
          <table:table-cell/>
          <table:table-cell office:value-type="string" calcext:value-type="string">
            <text:p>美国工厂订单月率报告, 数据区间从 19920401-至今\nhttps://datacenter.jin10.com/reportType/dc_usa_factory_orders\n:return: 美国工厂订单月率报告\n:rtype: pandas.DataFrame</text:p>
          </table:table-cell>
          <table:table-cell/>
        </table:table-row>
        <table:table-row table:style-name="ro1">
          <table:table-cell office:value-type="string" calcext:value-type="string">
            <text:p>macro_usa_gdp_monthly</text:p>
          </table:table-cell>
          <table:table-cell office:value-type="string" calcext:value-type="string">
            <text:p>全球宏观-美国宏观</text:p>
          </table:table-cell>
          <table:table-cell office:value-type="string" calcext:value-type="string">
            <text:p>金十数据-美国国内生产总值(GDP)报告, 数据区间从 20080228-至今</text:p>
          </table:table-cell>
          <table:table-cell/>
          <table:table-cell office:value-type="string" calcext:value-type="string">
            <text:p>金十数据-美国国内生产总值(GDP)报告, 数据区间从 20080228-至今\nhttps://datacenter.jin10.com/reportType/dc_usa_gdp\n:return: 美国国内生产总值(GDP)\n:rtype: pandas.DataFrame</text:p>
          </table:table-cell>
          <table:table-cell/>
        </table:table-row>
        <table:table-row table:style-name="ro1">
          <table:table-cell office:value-type="string" calcext:value-type="string">
            <text:p>macro_usa_house_price_index</text:p>
          </table:table-cell>
          <table:table-cell office:value-type="string" calcext:value-type="string">
            <text:p>全球宏观-美国宏观</text:p>
          </table:table-cell>
          <table:table-cell office:value-type="string" calcext:value-type="string">
            <text:p>美国FHFA房价指数月率报告, 数据区间从 19910301-至今</text:p>
          </table:table-cell>
          <table:table-cell/>
          <table:table-cell office:value-type="string" calcext:value-type="string">
            <text:p>美国FHFA房价指数月率报告, 数据区间从 19910301-至今\nhttps://datacenter.jin10.com/reportType/dc_usa_house_price_index\n:return: 美国FHFA房价指数月率报告\n:rtype: pandas.DataFrame</text:p>
          </table:table-cell>
          <table:table-cell/>
        </table:table-row>
        <table:table-row table:style-name="ro1">
          <table:table-cell office:value-type="string" calcext:value-type="string">
            <text:p>macro_usa_house_starts</text:p>
          </table:table-cell>
          <table:table-cell office:value-type="string" calcext:value-type="string">
            <text:p>全球宏观-美国宏观</text:p>
          </table:table-cell>
          <table:table-cell office:value-type="string" calcext:value-type="string">
            <text:p>美国新屋开工总数年化报告, 数据区间从 19700101-至今</text:p>
          </table:table-cell>
          <table:table-cell/>
          <table:table-cell office:value-type="string" calcext:value-type="string">
            <text:p>美国新屋开工总数年化报告, 数据区间从 19700101-至今\nhttps://datacenter.jin10.com/reportType/dc_usa_house_starts\n:return: 美国新屋开工总数年化报告\n:rtype: pandas.DataFrame</text:p>
          </table:table-cell>
          <table:table-cell/>
        </table:table-row>
        <table:table-row table:style-name="ro1">
          <table:table-cell office:value-type="string" calcext:value-type="string">
            <text:p>macro_usa_import_price</text:p>
          </table:table-cell>
          <table:table-cell office:value-type="string" calcext:value-type="string">
            <text:p>全球宏观-美国宏观</text:p>
          </table:table-cell>
          <table:table-cell office:value-type="string" calcext:value-type="string">
            <text:p>美国进口物价指数报告, 数据区间从19890201-至今</text:p>
          </table:table-cell>
          <table:table-cell/>
          <table:table-cell office:value-type="string" calcext:value-type="string">
            <text:p>美国进口物价指数报告, 数据区间从19890201-至今\nhttps://datacenter.jin10.com/reportType/dc_usa_import_price\n:return: 美国进口物价指数报告-今值(%)\n:rtype: pandas.Series</text:p>
          </table:table-cell>
          <table:table-cell/>
        </table:table-row>
        <table:table-row table:style-name="ro1">
          <table:table-cell office:value-type="string" calcext:value-type="string">
            <text:p>macro_usa_industrial_production</text:p>
          </table:table-cell>
          <table:table-cell office:value-type="string" calcext:value-type="string">
            <text:p>全球宏观-美国宏观</text:p>
          </table:table-cell>
          <table:table-cell office:value-type="string" calcext:value-type="string">
            <text:p>美国工业产出月率报告, 数据区间从 19700101-至今</text:p>
          </table:table-cell>
          <table:table-cell/>
          <table:table-cell office:value-type="string" calcext:value-type="string">
            <text:p>美国工业产出月率报告, 数据区间从 19700101-至今\nhttps://datacenter.jin10.com/reportType/dc_usa_industrial_production\n:return: 美国工业产出月率报告-今值(%)\n:rtype: pandas.DataFrame</text:p>
          </table:table-cell>
          <table:table-cell/>
        </table:table-row>
        <table:table-row table:style-name="ro1">
          <table:table-cell office:value-type="string" calcext:value-type="string">
            <text:p>macro_usa_initial_jobless</text:p>
          </table:table-cell>
          <table:table-cell office:value-type="string" calcext:value-type="string">
            <text:p>全球宏观-美国宏观</text:p>
          </table:table-cell>
          <table:table-cell office:value-type="string" calcext:value-type="string">
            <text:p>美国初请失业金人数报告, 数据区间从 19700101-至今</text:p>
          </table:table-cell>
          <table:table-cell/>
          <table:table-cell office:value-type="string" calcext:value-type="string">
            <text:p>美国初请失业金人数报告, 数据区间从 19700101-至今\nhttps://datacenter.jin10.com/reportType/dc_initial_jobless\n:return: 美国 EIA 原油库存报告\n:return: pandas.DataFrame</text:p>
          </table:table-cell>
          <table:table-cell/>
        </table:table-row>
        <table:table-row table:style-name="ro1">
          <table:table-cell office:value-type="string" calcext:value-type="string">
            <text:p>macro_usa_ism_non_pmi</text:p>
          </table:table-cell>
          <table:table-cell office:value-type="string" calcext:value-type="string">
            <text:p>全球宏观-美国宏观</text:p>
          </table:table-cell>
          <table:table-cell office:value-type="string" calcext:value-type="string">
            <text:p>美国ISM非制造业PMI报告, 数据区间从 19970801-至今</text:p>
          </table:table-cell>
          <table:table-cell/>
          <table:table-cell office:value-type="string" calcext:value-type="string">
            <text:p>美国ISM非制造业PMI报告, 数据区间从 19970801-至今\nhttps://datacenter.jin10.com/reportType/dc_usa_ism_non_pmi\n:return: 美国ISM非制造业PMI报告\n:rtype: pandas.DataFrame</text:p>
          </table:table-cell>
          <table:table-cell/>
        </table:table-row>
        <table:table-row table:style-name="ro1">
          <table:table-cell office:value-type="string" calcext:value-type="string">
            <text:p>macro_usa_ism_pmi</text:p>
          </table:table-cell>
          <table:table-cell office:value-type="string" calcext:value-type="string">
            <text:p>全球宏观-美国宏观</text:p>
          </table:table-cell>
          <table:table-cell office:value-type="string" calcext:value-type="string">
            <text:p>美国 ISM 制造业 PMI 报告, 数据区间从 19700101-至今</text:p>
          </table:table-cell>
          <table:table-cell/>
          <table:table-cell office:value-type="string" calcext:value-type="string">
            <text:p>美国 ISM 制造业 PMI 报告, 数据区间从 19700101-至今\nhttps://datacenter.jin10.com/reportType/dc_usa_ism_pmi\n:return: 美国 ISM 制造业 PMI 报告-今值\n:rtype: pandas.DataFrame</text:p>
          </table:table-cell>
          <table:table-cell/>
        </table:table-row>
        <table:table-row table:style-name="ro1">
          <table:table-cell office:value-type="string" calcext:value-type="string">
            <text:p>macro_usa_job_cuts</text:p>
          </table:table-cell>
          <table:table-cell office:value-type="string" calcext:value-type="string">
            <text:p>全球宏观-美国宏观</text:p>
          </table:table-cell>
          <table:table-cell office:value-type="string" calcext:value-type="string">
            <text:p>美国挑战者企业裁员人数报告, 数据区间从 19940201-至今</text:p>
          </table:table-cell>
          <table:table-cell/>
          <table:table-cell office:value-type="string" calcext:value-type="string">
            <text:p>美国挑战者企业裁员人数报告, 数据区间从 19940201-至今\nhttps://datacenter.jin10.com/reportType/dc_usa_job_cuts\n:return: 美国挑战者企业裁员人数报告\n:rtype: pandas.DataFrame</text:p>
          </table:table-cell>
          <table:table-cell/>
        </table:table-row>
        <table:table-row table:style-name="ro1">
          <table:table-cell office:value-type="string" calcext:value-type="string">
            <text:p>macro_usa_lmci</text:p>
          </table:table-cell>
          <table:table-cell office:value-type="string" calcext:value-type="string">
            <text:p>全球宏观-美国宏观</text:p>
          </table:table-cell>
          <table:table-cell office:value-type="string" calcext:value-type="string">
            <text:p>美联储劳动力市场状况指数报告, 数据区间从 20141006-至今</text:p>
          </table:table-cell>
          <table:table-cell/>
          <table:table-cell office:value-type="string" calcext:value-type="string">
            <text:p>美联储劳动力市场状况指数报告, 数据区间从 20141006-至今\nhttps://datacenter.jin10.com/reportType/dc_usa_lmci\n:return: 美联储劳动力市场状况指数报告-今值(%)\n:rtype: pandas.Series</text:p>
          </table:table-cell>
          <table:table-cell/>
        </table:table-row>
        <table:table-row table:style-name="ro1">
          <table:table-cell office:value-type="string" calcext:value-type="string">
            <text:p>macro_usa_michigan_consumer_sentiment</text:p>
          </table:table-cell>
          <table:table-cell office:value-type="string" calcext:value-type="string">
            <text:p>全球宏观-美国宏观</text:p>
          </table:table-cell>
          <table:table-cell office:value-type="string" calcext:value-type="string">
            <text:p>美国密歇根大学消费者信心指数初值报告, 数据区间从 19700301-至今</text:p>
          </table:table-cell>
          <table:table-cell/>
          <table:table-cell office:value-type="string" calcext:value-type="string">
            <text:p>美国密歇根大学消费者信心指数初值报告, 数据区间从 19700301-至今\nhttps://datacenter.jin10.com/reportType/dc_usa_michigan_consumer_sentiment\n:return: 美国密歇根大学消费者信心指数初值报告\n:rtype: pandas.DataFrame</text:p>
          </table:table-cell>
          <table:table-cell/>
        </table:table-row>
        <table:table-row table:style-name="ro1">
          <table:table-cell office:value-type="string" calcext:value-type="string">
            <text:p>macro_usa_nahb_house_market_index</text:p>
          </table:table-cell>
          <table:table-cell office:value-type="string" calcext:value-type="string">
            <text:p>全球宏观-美国宏观</text:p>
          </table:table-cell>
          <table:table-cell office:value-type="string" calcext:value-type="string">
            <text:p>美国NAHB房产市场指数报告, 数据区间从 19850201-至今</text:p>
          </table:table-cell>
          <table:table-cell/>
          <table:table-cell office:value-type="string" calcext:value-type="string">
            <text:p>美国NAHB房产市场指数报告, 数据区间从 19850201-至今\nhttps://datacenter.jin10.com/reportType/dc_usa_nahb_house_market_index\n:return: 美国NAHB房产市场指数报告\n:rtype: pandas.DataFrame</text:p>
          </table:table-cell>
          <table:table-cell/>
        </table:table-row>
        <table:table-row table:style-name="ro1">
          <table:table-cell office:value-type="string" calcext:value-type="string">
            <text:p>macro_usa_new_home_sales</text:p>
          </table:table-cell>
          <table:table-cell office:value-type="string" calcext:value-type="string">
            <text:p>全球宏观-美国宏观</text:p>
          </table:table-cell>
          <table:table-cell office:value-type="string" calcext:value-type="string">
            <text:p>美国新屋销售总数年化报告, 数据区间从 19700101-至今</text:p>
          </table:table-cell>
          <table:table-cell/>
          <table:table-cell office:value-type="string" calcext:value-type="string">
            <text:p>美国新屋销售总数年化报告, 数据区间从 19700101-至今\nhttps://datacenter.jin10.com/reportType/dc_usa_new_home_sales\n:return: 美国新屋销售总数年化报告\n:rtype: pandas.DataFrame</text:p>
          </table:table-cell>
          <table:table-cell/>
        </table:table-row>
        <table:table-row table:style-name="ro1">
          <table:table-cell office:value-type="string" calcext:value-type="string">
            <text:p>macro_usa_nfib_small_business</text:p>
          </table:table-cell>
          <table:table-cell office:value-type="string" calcext:value-type="string">
            <text:p>全球宏观-美国宏观</text:p>
          </table:table-cell>
          <table:table-cell office:value-type="string" calcext:value-type="string">
            <text:p>美国NFIB小型企业信心指数报告, 数据区间从 19750201-至今</text:p>
          </table:table-cell>
          <table:table-cell/>
          <table:table-cell office:value-type="string" calcext:value-type="string">
            <text:p>美国NFIB小型企业信心指数报告, 数据区间从 19750201-至今\nhttps://datacenter.jin10.com/reportType/dc_usa_nfib_small_business\n:return: 美国NFIB小型企业信心指数报告\n:rtype: pandas.DataFrame</text:p>
          </table:table-cell>
          <table:table-cell/>
        </table:table-row>
        <table:table-row table:style-name="ro1">
          <table:table-cell office:value-type="string" calcext:value-type="string">
            <text:p>macro_usa_non_farm</text:p>
          </table:table-cell>
          <table:table-cell office:value-type="string" calcext:value-type="string">
            <text:p>全球宏观-美国宏观</text:p>
          </table:table-cell>
          <table:table-cell office:value-type="string" calcext:value-type="string">
            <text:p>美国非农就业人数报告, 数据区间从19700102-至今</text:p>
          </table:table-cell>
          <table:table-cell/>
          <table:table-cell office:value-type="string" calcext:value-type="string">
            <text:p>美国非农就业人数报告, 数据区间从19700102-至今\nhttps://datacenter.jin10.com/reportType/dc_nonfarm_payrolls\n:return: 美国非农就业人数报告\n:rtype: pandas.Series</text:p>
          </table:table-cell>
          <table:table-cell/>
        </table:table-row>
        <table:table-row table:style-name="ro1">
          <table:table-cell office:value-type="string" calcext:value-type="string">
            <text:p>macro_usa_pending_home_sales</text:p>
          </table:table-cell>
          <table:table-cell office:value-type="string" calcext:value-type="string">
            <text:p>全球宏观-美国宏观</text:p>
          </table:table-cell>
          <table:table-cell office:value-type="string" calcext:value-type="string">
            <text:p>美国成屋签约销售指数月率报告, 数据区间从 20010301-至今</text:p>
          </table:table-cell>
          <table:table-cell/>
          <table:table-cell office:value-type="string" calcext:value-type="string">
            <text:p>美国成屋签约销售指数月率报告, 数据区间从 20010301-至今\nhttps://datacenter.jin10.com/reportType/dc_usa_pending_home_sales\n:return: 美国成屋签约销售指数月率报告\n:rtype: pandas.DataFrame</text:p>
          </table:table-cell>
          <table:table-cell/>
        </table:table-row>
        <table:table-row table:style-name="ro1">
          <table:table-cell office:value-type="string" calcext:value-type="string">
            <text:p>macro_usa_personal_spending</text:p>
          </table:table-cell>
          <table:table-cell office:value-type="string" calcext:value-type="string">
            <text:p>全球宏观-美国宏观</text:p>
          </table:table-cell>
          <table:table-cell office:value-type="string" calcext:value-type="string">
            <text:p>美国个人支出月率报告, 数据区间从19700101-至今</text:p>
          </table:table-cell>
          <table:table-cell/>
          <table:table-cell office:value-type="string" calcext:value-type="string">
            <text:p>美国个人支出月率报告, 数据区间从19700101-至今\nhttps://datacenter.jin10.com/reportType/dc_usa_personal_spending\n:return: 美国个人支出月率报告\n:rtype: pandas.DataFrame</text:p>
          </table:table-cell>
          <table:table-cell/>
        </table:table-row>
        <table:table-row table:style-name="ro1">
          <table:table-cell office:value-type="string" calcext:value-type="string">
            <text:p>macro_usa_phs</text:p>
          </table:table-cell>
          <table:table-cell office:value-type="string" calcext:value-type="string">
            <text:p>全球宏观-美国宏观</text:p>
          </table:table-cell>
          <table:table-cell office:value-type="string" calcext:value-type="string">
            <text:p>东方财富-经济数据一览-美国-未决房屋销售月率</text:p>
          </table:table-cell>
          <table:table-cell/>
          <table:table-cell office:value-type="string" calcext:value-type="string">
            <text:p>东方财富-经济数据一览-美国-未决房屋销售月率\nhttps://data.eastmoney.com/cjsj/foreign_0_5.html\n:return: 未决房屋销售月率\n:rtype: pandas.DataFrame</text:p>
          </table:table-cell>
          <table:table-cell/>
        </table:table-row>
        <table:table-row table:style-name="ro1">
          <table:table-cell office:value-type="string" calcext:value-type="string">
            <text:p>macro_usa_pmi</text:p>
          </table:table-cell>
          <table:table-cell office:value-type="string" calcext:value-type="string">
            <text:p>全球宏观-美国宏观</text:p>
          </table:table-cell>
          <table:table-cell office:value-type="string" calcext:value-type="string">
            <text:p>美国 Markit 制造业 PMI 初值报告, 数据区间从 20120601-至今</text:p>
          </table:table-cell>
          <table:table-cell/>
          <table:table-cell office:value-type="string" calcext:value-type="string">
            <text:p>美国 Markit 制造业 PMI 初值报告, 数据区间从 20120601-至今\nhttps://datacenter.jin10.com/reportType/dc_usa_pmi\n:return: 美国 Markit 制造业 PMI 初值报告\n:rtype: pandas.DataFrame</text:p>
          </table:table-cell>
          <table:table-cell/>
        </table:table-row>
        <table:table-row table:style-name="ro1">
          <table:table-cell office:value-type="string" calcext:value-type="string">
            <text:p>macro_usa_ppi</text:p>
          </table:table-cell>
          <table:table-cell office:value-type="string" calcext:value-type="string">
            <text:p>全球宏观-美国宏观</text:p>
          </table:table-cell>
          <table:table-cell office:value-type="string" calcext:value-type="string">
            <text:p>美国生产者物价指数(PPI)报告, 数据区间从 20080226-至今</text:p>
          </table:table-cell>
          <table:table-cell/>
          <table:table-cell office:value-type="string" calcext:value-type="string">
            <text:p>美国生产者物价指数(PPI)报告, 数据区间从 20080226-至今\nhttps://datacenter.jin10.com/reportType/dc_usa_ppi\n:return: 美国生产者物价指数(PPI)报告\n:rtype: pandas.DataFrame</text:p>
          </table:table-cell>
          <table:table-cell/>
        </table:table-row>
        <table:table-row table:style-name="ro1">
          <table:table-cell office:value-type="string" calcext:value-type="string">
            <text:p>macro_usa_real_consumer_spending</text:p>
          </table:table-cell>
          <table:table-cell office:value-type="string" calcext:value-type="string">
            <text:p>全球宏观-美国宏观</text:p>
          </table:table-cell>
          <table:table-cell office:value-type="string" calcext:value-type="string">
            <text:p>美国实际个人消费支出季率初值报告, 数据区间从 20131107-至今</text:p>
          </table:table-cell>
          <table:table-cell/>
          <table:table-cell office:value-type="string" calcext:value-type="string">
            <text:p>美国实际个人消费支出季率初值报告, 数据区间从 20131107-至今\nhttps://datacenter.jin10.com/reportType/dc_usa_real_consumer_spending\n:return: 美国实际个人消费支出季率初值报告\n:rtype: pandas.DataFrame</text:p>
          </table:table-cell>
          <table:table-cell/>
        </table:table-row>
        <table:table-row table:style-name="ro1">
          <table:table-cell office:value-type="string" calcext:value-type="string">
            <text:p>macro_usa_retail_sales</text:p>
          </table:table-cell>
          <table:table-cell office:value-type="string" calcext:value-type="string">
            <text:p>全球宏观-美国宏观</text:p>
          </table:table-cell>
          <table:table-cell office:value-type="string" calcext:value-type="string">
            <text:p>美国零售销售月率报告, 数据区间从 19920301-至今</text:p>
          </table:table-cell>
          <table:table-cell/>
          <table:table-cell office:value-type="string" calcext:value-type="string">
            <text:p>美国零售销售月率报告, 数据区间从 19920301-至今\nhttps://datacenter.jin10.com/reportType/dc_usa_retail_sales\n:return: 美国零售销售月率报告-今值(%)\n:rtype: pandas.DataFrame</text:p>
          </table:table-cell>
          <table:table-cell/>
        </table:table-row>
        <table:table-row table:style-name="ro1">
          <table:table-cell office:value-type="string" calcext:value-type="string">
            <text:p>macro_usa_rig_count</text:p>
          </table:table-cell>
          <table:table-cell office:value-type="string" calcext:value-type="string">
            <text:p>全球宏观-美国宏观</text:p>
          </table:table-cell>
          <table:table-cell office:value-type="string" calcext:value-type="string">
            <text:p>贝克休斯钻井报告, 数据区间从 20080317-至今</text:p>
          </table:table-cell>
          <table:table-cell/>
          <table:table-cell office:value-type="string" calcext:value-type="string">
            <text:p>贝克休斯钻井报告, 数据区间从 20080317-至今\nhttps://datacenter.jin10.com/reportType/dc_rig_count_summary\n:return: 贝克休斯钻井报告-当周\n:rtype: pandas.DataFrame</text:p>
          </table:table-cell>
          <table:table-cell/>
        </table:table-row>
        <table:table-row table:style-name="ro1">
          <table:table-cell office:value-type="string" calcext:value-type="string">
            <text:p>macro_usa_services_pmi</text:p>
          </table:table-cell>
          <table:table-cell office:value-type="string" calcext:value-type="string">
            <text:p>全球宏观-美国宏观</text:p>
          </table:table-cell>
          <table:table-cell office:value-type="string" calcext:value-type="string">
            <text:p>美国Markit服务业PMI初值报告, 数据区间从 20120701-至今</text:p>
          </table:table-cell>
          <table:table-cell/>
          <table:table-cell office:value-type="string" calcext:value-type="string">
            <text:p>美国Markit服务业PMI初值报告, 数据区间从 20120701-至今\nhttps://datacenter.jin10.com/reportType/dc_usa_services_pmi\n:return: 美国Markit服务业PMI初值报告\n:rtype: pandas.DataFrame</text:p>
          </table:table-cell>
          <table:table-cell/>
        </table:table-row>
        <table:table-row table:style-name="ro1">
          <table:table-cell office:value-type="string" calcext:value-type="string">
            <text:p>macro_usa_spcs20</text:p>
          </table:table-cell>
          <table:table-cell office:value-type="string" calcext:value-type="string">
            <text:p>全球宏观-美国宏观</text:p>
          </table:table-cell>
          <table:table-cell office:value-type="string" calcext:value-type="string">
            <text:p>美国S&amp;P/CS20座大城市房价指数年率报告, 数据区间从 20010201-至今</text:p>
          </table:table-cell>
          <table:table-cell/>
          <table:table-cell office:value-type="string" calcext:value-type="string">
            <text:p>美国S&amp;P/CS20座大城市房价指数年率报告, 数据区间从 20010201-至今\nhttps://datacenter.jin10.com/reportType/dc_usa_spcs20\n:return: 美国S&amp;P/CS20座大城市房价指数年率报告\n:rtype: pandas.DataFrame</text:p>
          </table:table-cell>
          <table:table-cell/>
        </table:table-row>
        <table:table-row table:style-name="ro1">
          <table:table-cell office:value-type="string" calcext:value-type="string">
            <text:p>macro_usa_trade_balance</text:p>
          </table:table-cell>
          <table:table-cell office:value-type="string" calcext:value-type="string">
            <text:p>全球宏观-美国宏观</text:p>
          </table:table-cell>
          <table:table-cell office:value-type="string" calcext:value-type="string">
            <text:p>美国贸易帐报告, 数据区间从 19700101-至今</text:p>
          </table:table-cell>
          <table:table-cell/>
          <table:table-cell office:value-type="string" calcext:value-type="string">
            <text:p>美国贸易帐报告, 数据区间从 19700101-至今\nhttps://datacenter.jin10.com/reportType/dc_usa_trade_balance\n:return: 美国贸易帐报告\n:rtype: pandas.DataFrame</text:p>
          </table:table-cell>
          <table:table-cell/>
        </table:table-row>
        <table:table-row table:style-name="ro1">
          <table:table-cell office:value-type="string" calcext:value-type="string">
            <text:p>macro_usa_unemployment_rate</text:p>
          </table:table-cell>
          <table:table-cell office:value-type="string" calcext:value-type="string">
            <text:p>全球宏观-美国宏观</text:p>
          </table:table-cell>
          <table:table-cell office:value-type="string" calcext:value-type="string">
            <text:p>美国失业率报告, 数据区间从 19700101-至今</text:p>
          </table:table-cell>
          <table:table-cell/>
          <table:table-cell office:value-type="string" calcext:value-type="string">
            <text:p>美国失业率报告, 数据区间从 19700101-至今\nhttps://datacenter.jin10.com/reportType/dc_usa_unemployment_rate\n:return: 获取美国失业率报告\n:rtype: pandas.Series</text:p>
          </table:table-cell>
          <table:table-cell/>
        </table:table-row>
        <table:table-row table:style-name="ro1">
          <table:table-cell office:value-type="string" calcext:value-type="string">
            <text:p>match_main_contract</text:p>
          </table:table-cell>
          <table:table-cell office:value-type="string" calcext:value-type="string">
            <text:p>期货分钟数据</text:p>
          </table:table-cell>
          <table:table-cell office:value-type="string" calcext:value-type="string">
            <text:p>新浪财经-期货-主力合约</text:p>
          </table:table-cell>
          <table:table-cell office:value-type="string" calcext:value-type="string">
            <text:p>symbol</text:p>
          </table:table-cell>
          <table:table-cell office:value-type="string" calcext:value-type="string">
            <text:p>新浪财经-期货-主力合约\nhttps://vip.stock.finance.sina.com.cn/quotes_service/view/qihuohangqing.html#titlePos_1\n:param symbol: choice of {'czce', 'dce', 'shfe', 'cffex', 'gfex'}\n:type symbol: str\n:return: 主力合约的字符串\n:rtype: str</text:p>
          </table:table-cell>
          <table:table-cell/>
        </table:table-row>
        <table:table-row table:style-name="ro1">
          <table:table-cell office:value-type="string" calcext:value-type="string">
            <text:p>migration_area_baidu</text:p>
          </table:table-cell>
          <table:table-cell office:value-type="string" calcext:value-type="string">
            <text:p>百度迁徙地图接口</text:p>
          </table:table-cell>
          <table:table-cell office:value-type="string" calcext:value-type="string">
            <text:p>百度地图慧眼-百度迁徙-XXX迁入地详情</text:p>
          </table:table-cell>
          <table:table-cell office:value-type="string" calcext:value-type="string">
            <text:p>area;indicator;date</text:p>
          </table:table-cell>
          <table:table-cell office:value-type="string" calcext:value-type="string">
            <text:p>百度地图慧眼-百度迁徙-XXX迁入地详情\n百度地图慧眼-百度迁徙-XXX迁出地详情\n以上展示 top100 结果，如不够 100 则展示全部\n迁入来源地比例: 从 xx 地迁入到当前区域的人数与当前区域迁入总人口的比值\n迁出目的地比例: 从当前区域迁出到 xx 的人口与从当前区域迁出总人口的比值\nhttps://qianxi.baidu.com/?from=shoubai#city=0\n:param area: 可以输入 省份 或者 具体城市 但是需要用全称\n:type area: str\n:param indicator: move_in 迁入 move_out 迁出\n:type indicator: str\n:param date: 查询的日期 20200101 以后的时间\n:type date: str\n:return: 迁入地详情/迁出地详情的前 50 个\n:rtype: pandas.DataFrame</text:p>
          </table:table-cell>
          <table:table-cell/>
        </table:table-row>
        <table:table-row table:style-name="ro1">
          <table:table-cell office:value-type="string" calcext:value-type="string">
            <text:p>migration_scale_baidu</text:p>
          </table:table-cell>
          <table:table-cell office:value-type="string" calcext:value-type="string">
            <text:p>百度迁徙地图接口</text:p>
          </table:table-cell>
          <table:table-cell office:value-type="string" calcext:value-type="string">
            <text:p>百度地图慧眼-百度迁徙-迁徙规模</text:p>
          </table:table-cell>
          <table:table-cell office:value-type="string" calcext:value-type="string">
            <text:p>area;indicator</text:p>
          </table:table-cell>
          <table:table-cell office:value-type="string" calcext:value-type="string">
            <text:p>百度地图慧眼-百度迁徙-迁徙规模\n迁徙规模指数：反映迁入或迁出人口规模，城市间可横向对比城市迁徙边界采用该城市行政区划，包含该城市管辖的区、县、乡、村\nhttps://qianxi.baidu.com/?from=shoubai#city=0\n:param area: 可以输入 省份 或者 具体城市 但是需要用全称\n:type area: str\n:param indicator: move_in 迁入 move_out 迁出\n:type indicator: str\n:return: 时间序列的迁徙规模指数\n:rtype: pandas.DataFrame</text:p>
          </table:table-cell>
          <table:table-cell/>
        </table:table-row>
        <table:table-row table:style-name="ro1">
          <table:table-cell office:value-type="string" calcext:value-type="string">
            <text:p>movie_boxoffice_cinema_daily</text:p>
          </table:table-cell>
          <table:table-cell office:value-type="string" calcext:value-type="string">
            <text:p>电影票房</text:p>
          </table:table-cell>
          <table:table-cell office:value-type="string" calcext:value-type="string">
            <text:p>电影票房-影院票房-日票房排行</text:p>
          </table:table-cell>
          <table:table-cell office:value-type="string" calcext:value-type="string">
            <text:p>date</text:p>
          </table:table-cell>
          <table:table-cell office:value-type="string" calcext:value-type="string">
            <text:p>电影票房-影院票房-日票房排行\nhttps://www.endata.com.cn/BoxOffice/BO/Cinema/day.html\n:param date: 当前日期前一日的票房数据\n:type date: str\n:return: 影票房-影院票房-日票房排行\n:rtype: pandas.DataFrame</text:p>
          </table:table-cell>
          <table:table-cell/>
        </table:table-row>
        <table:table-row table:style-name="ro1">
          <table:table-cell office:value-type="string" calcext:value-type="string">
            <text:p>movie_boxoffice_cinema_weekly</text:p>
          </table:table-cell>
          <table:table-cell office:value-type="string" calcext:value-type="string">
            <text:p>电影票房</text:p>
          </table:table-cell>
          <table:table-cell office:value-type="string" calcext:value-type="string">
            <text:p>电影票房-影院票房-周票房排行</text:p>
          </table:table-cell>
          <table:table-cell office:value-type="string" calcext:value-type="string">
            <text:p>date</text:p>
          </table:table-cell>
          <table:table-cell office:value-type="string" calcext:value-type="string">
            <text:p>电影票房-影院票房-周票房排行\nhttps://www.endata.com.cn/BoxOffice/BO/Cinema/week.html\n:param date: 当前日期前完整一周的票房数据\n:type date: str\n:return: 影票房-影院票房-轴票房排行\n:rtype: pandas.DataFrame</text:p>
          </table:table-cell>
          <table:table-cell/>
        </table:table-row>
        <table:table-row table:style-name="ro1">
          <table:table-cell office:value-type="string" calcext:value-type="string">
            <text:p>movie_boxoffice_daily</text:p>
          </table:table-cell>
          <table:table-cell office:value-type="string" calcext:value-type="string">
            <text:p>电影票房</text:p>
          </table:table-cell>
          <table:table-cell office:value-type="string" calcext:value-type="string">
            <text:p>电影票房-单日票房</text:p>
          </table:table-cell>
          <table:table-cell office:value-type="string" calcext:value-type="string">
            <text:p>date</text:p>
          </table:table-cell>
          <table:table-cell office:value-type="string" calcext:value-type="string">
            <text:p>电影票房-单日票房\nhttps://www.endata.com.cn/BoxOffice/BO/Day/index.html\n:param date: 只能设置当前日期的前一天的票房数据\n:type date: str\n:return: 每日票房\n:rtype: pandas.DataFrame</text:p>
          </table:table-cell>
          <table:table-cell/>
        </table:table-row>
        <table:table-row table:style-name="ro1">
          <table:table-cell office:value-type="string" calcext:value-type="string">
            <text:p>movie_boxoffice_monthly</text:p>
          </table:table-cell>
          <table:table-cell office:value-type="string" calcext:value-type="string">
            <text:p>电影票房</text:p>
          </table:table-cell>
          <table:table-cell office:value-type="string" calcext:value-type="string">
            <text:p>电影票房-单月票房</text:p>
          </table:table-cell>
          <table:table-cell office:value-type="string" calcext:value-type="string">
            <text:p>date</text:p>
          </table:table-cell>
          <table:table-cell office:value-type="string" calcext:value-type="string">
            <text:p>电影票房-单月票房\nhttps://www.endata.com.cn/BoxOffice/BO/Month/oneMonth.html\n:param date: 指定日期所在月份的月度票房\n:type date: str\n:return: 单月票房\n:rtype: pandas.DataFrame</text:p>
          </table:table-cell>
          <table:table-cell/>
        </table:table-row>
        <table:table-row table:style-name="ro1">
          <table:table-cell office:value-type="string" calcext:value-type="string">
            <text:p>movie_boxoffice_realtime</text:p>
          </table:table-cell>
          <table:table-cell office:value-type="string" calcext:value-type="string">
            <text:p>电影票房</text:p>
          </table:table-cell>
          <table:table-cell office:value-type="string" calcext:value-type="string">
            <text:p>电影票房-实时票房</text:p>
          </table:table-cell>
          <table:table-cell/>
          <table:table-cell office:value-type="string" calcext:value-type="string">
            <text:p>电影票房-实时票房\nhttps://ys.endata.cn/BoxOffice/Movie\n:return: 实时票房数据\n:rtype: pandas.DataFrame</text:p>
          </table:table-cell>
          <table:table-cell/>
        </table:table-row>
        <table:table-row table:style-name="ro1">
          <table:table-cell office:value-type="string" calcext:value-type="string">
            <text:p>movie_boxoffice_weekly</text:p>
          </table:table-cell>
          <table:table-cell office:value-type="string" calcext:value-type="string">
            <text:p>电影票房</text:p>
          </table:table-cell>
          <table:table-cell office:value-type="string" calcext:value-type="string">
            <text:p>电影票房-单周票房</text:p>
          </table:table-cell>
          <table:table-cell office:value-type="string" calcext:value-type="string">
            <text:p>date</text:p>
          </table:table-cell>
          <table:table-cell office:value-type="string" calcext:value-type="string">
            <text:p>电影票房-单周票房\nhttps://www.endata.com.cn/BoxOffice/BO/Week/oneWeek.html\n:param date: 只能获取指定日期所在完整周的票房数据\n:type date: str\n:return: 单周票房\n:rtype: pandas.DataFrame</text:p>
          </table:table-cell>
          <table:table-cell/>
        </table:table-row>
        <table:table-row table:style-name="ro1">
          <table:table-cell office:value-type="string" calcext:value-type="string">
            <text:p>movie_boxoffice_yearly</text:p>
          </table:table-cell>
          <table:table-cell office:value-type="string" calcext:value-type="string">
            <text:p>电影票房</text:p>
          </table:table-cell>
          <table:table-cell office:value-type="string" calcext:value-type="string">
            <text:p>电影票房-年度票房</text:p>
          </table:table-cell>
          <table:table-cell office:value-type="string" calcext:value-type="string">
            <text:p>date</text:p>
          </table:table-cell>
          <table:table-cell office:value-type="string" calcext:value-type="string">
            <text:p>电影票房-年度票房\nhttps://www.endata.com.cn/BoxOffice/BO/Year/index.html\n:param date: 当前日期所在年度的票房数据\n:type date: str\n:return: 年度票房\n:rtype: pandas.DataFrame</text:p>
          </table:table-cell>
          <table:table-cell/>
        </table:table-row>
        <table:table-row table:style-name="ro1">
          <table:table-cell office:value-type="string" calcext:value-type="string">
            <text:p>movie_boxoffice_yearly_first_week</text:p>
          </table:table-cell>
          <table:table-cell office:value-type="string" calcext:value-type="string">
            <text:p>电影票房</text:p>
          </table:table-cell>
          <table:table-cell office:value-type="string" calcext:value-type="string">
            <text:p>电影票房-年度票房-年度首周票房</text:p>
          </table:table-cell>
          <table:table-cell office:value-type="string" calcext:value-type="string">
            <text:p>date</text:p>
          </table:table-cell>
          <table:table-cell office:value-type="string" calcext:value-type="string">
            <text:p>电影票房-年度票房-年度首周票房\nhttps://www.endata.com.cn/BoxOffice/BO/Year/firstWeek.html\n:param date: 当前日期所在年度的年度首周票房票房数据\n:type date: str\n:return: 年度首周票房\n:rtype: pandas.DataFrame</text:p>
          </table:table-cell>
          <table:table-cell/>
        </table:table-row>
        <table:table-row table:style-name="ro1">
          <table:table-cell office:value-type="string" calcext:value-type="string">
            <text:p>news_cctv</text:p>
          </table:table-cell>
          <table:table-cell table:number-columns-repeated="2" office:value-type="string" calcext:value-type="string">
            <text:p>新闻联播文字稿</text:p>
          </table:table-cell>
          <table:table-cell office:value-type="string" calcext:value-type="string">
            <text:p>date</text:p>
          </table:table-cell>
          <table:table-cell office:value-type="string" calcext:value-type="string">
            <text:p>新闻联播文字稿\nhttps://tv.cctv.com/lm/xwlb\n:param date: 需要获取数据的日期; 目前 20160203 年后\n:type date: str\n:return: 新闻联播文字稿\n:rtype: pandas.DataFrame</text:p>
          </table:table-cell>
          <table:table-cell/>
        </table:table-row>
        <table:table-row table:style-name="ro1">
          <table:table-cell office:value-type="string" calcext:value-type="string">
            <text:p>news_economic_baidu</text:p>
          </table:table-cell>
          <table:table-cell table:number-columns-repeated="2"/>
          <table:table-cell office:value-type="string" calcext:value-type="string">
            <text:p>date</text:p>
          </table:table-cell>
          <table:table-cell office:value-type="string" calcext:value-type="string">
            <text:p>百度股市通-经济数据\nhttps://gushitong.baidu.com/calendar\n:param date: 查询日期\n:type date: str\n:return: 经济数据\n:rtype: pandas.DataFrame</text:p>
          </table:table-cell>
          <table:table-cell/>
        </table:table-row>
        <table:table-row table:style-name="ro1">
          <table:table-cell office:value-type="string" calcext:value-type="string">
            <text:p>news_report_time_baidu</text:p>
          </table:table-cell>
          <table:table-cell office:value-type="string" calcext:value-type="string">
            <text:p>全球宏观事件</text:p>
          </table:table-cell>
          <table:table-cell office:value-type="string" calcext:value-type="string">
            <text:p>百度股市通-财报发行</text:p>
          </table:table-cell>
          <table:table-cell office:value-type="string" calcext:value-type="string">
            <text:p>date</text:p>
          </table:table-cell>
          <table:table-cell office:value-type="string" calcext:value-type="string">
            <text:p>百度股市通-财报发行\nhttps://gushitong.baidu.com/calendar\n:param date: 查询日期\n:type date: str\n:return: 财报发行\n:rtype: pandas.DataFrame</text:p>
          </table:table-cell>
          <table:table-cell/>
        </table:table-row>
        <table:table-row table:style-name="ro1">
          <table:table-cell office:value-type="string" calcext:value-type="string">
            <text:p>news_trade_notify_dividend_baidu</text:p>
          </table:table-cell>
          <table:table-cell office:value-type="string" calcext:value-type="string">
            <text:p>全球宏观事件</text:p>
          </table:table-cell>
          <table:table-cell office:value-type="string" calcext:value-type="string">
            <text:p>百度股市通-交易提醒-分红派息</text:p>
          </table:table-cell>
          <table:table-cell office:value-type="string" calcext:value-type="string">
            <text:p>date</text:p>
          </table:table-cell>
          <table:table-cell office:value-type="string" calcext:value-type="string">
            <text:p>百度股市通-交易提醒-分红派息\nhttps://gushitong.baidu.com/calendar\n:param date: 查询日期\n:type date: str\n:return: 交易提醒-分红派息\n:rtype: pandas.DataFrame</text:p>
          </table:table-cell>
          <table:table-cell/>
        </table:table-row>
        <table:table-row table:style-name="ro1">
          <table:table-cell office:value-type="string" calcext:value-type="string">
            <text:p>news_trade_notify_suspend_baidu</text:p>
          </table:table-cell>
          <table:table-cell office:value-type="string" calcext:value-type="string">
            <text:p>全球宏观事件</text:p>
          </table:table-cell>
          <table:table-cell office:value-type="string" calcext:value-type="string">
            <text:p>百度股市通-交易提醒-停复牌</text:p>
          </table:table-cell>
          <table:table-cell office:value-type="string" calcext:value-type="string">
            <text:p>date</text:p>
          </table:table-cell>
          <table:table-cell office:value-type="string" calcext:value-type="string">
            <text:p>百度股市通-交易提醒-停复牌\nhttps://gushitong.baidu.com/calendar\n:param date: 查询日期\n:type date: str\n:return: 交易提醒-停复牌\n:rtype: pandas.DataFrame</text:p>
          </table:table-cell>
          <table:table-cell/>
        </table:table-row>
        <table:table-row table:style-name="ro1">
          <table:table-cell office:value-type="string" calcext:value-type="string">
            <text:p>nlp_answer</text:p>
          </table:table-cell>
          <table:table-cell office:value-type="string" calcext:value-type="string">
            <text:p>知识图谱</text:p>
          </table:table-cell>
          <table:table-cell office:value-type="string" calcext:value-type="string">
            <text:p>智能问答</text:p>
          </table:table-cell>
          <table:table-cell office:value-type="string" calcext:value-type="string">
            <text:p>question</text:p>
          </table:table-cell>
          <table:table-cell office:value-type="string" calcext:value-type="string">
            <text:p>智能问答\nhttps://ownthink.com/robot.html\n:param question: word in chinese\n:type question: str\n:return: indicator data\n:rtype: list or dict or pandas.DataFrame</text:p>
          </table:table-cell>
          <table:table-cell/>
        </table:table-row>
        <table:table-row table:style-name="ro1">
          <table:table-cell office:value-type="string" calcext:value-type="string">
            <text:p>nlp_ownthink</text:p>
          </table:table-cell>
          <table:table-cell office:value-type="string" calcext:value-type="string">
            <text:p>知识图谱</text:p>
          </table:table-cell>
          <table:table-cell office:value-type="string" calcext:value-type="string">
            <text:p>Knowledge Graph interface for financial research</text:p>
          </table:table-cell>
          <table:table-cell office:value-type="string" calcext:value-type="string">
            <text:p>word;indicator</text:p>
          </table:table-cell>
          <table:table-cell office:value-type="string" calcext:value-type="string">
            <text:p>Knowledge Graph interface for financial research\nhttps://ownthink.com/\n:param word: word in chinese\n:type word: str\n:param indicator: entity or desc or avp or tag\n:type indicator: str\n:return: indicator data\n:rtype: list or dict or pandas.DataFrame</text:p>
          </table:table-cell>
          <table:table-cell/>
        </table:table-row>
        <table:table-row table:style-name="ro1">
          <table:table-cell office:value-type="string" calcext:value-type="string">
            <text:p>online_value_artist</text:p>
          </table:table-cell>
          <table:table-cell office:value-type="string" calcext:value-type="string">
            <text:p>艺恩-艺人</text:p>
          </table:table-cell>
          <table:table-cell office:value-type="string" calcext:value-type="string">
            <text:p>艺恩-艺人-艺人流量价值</text:p>
          </table:table-cell>
          <table:table-cell/>
          <table:table-cell office:value-type="string" calcext:value-type="string">
            <text:p>艺恩-艺人-艺人流量价值\nhttps://www.endata.com.cn/Marketing/Artist/business.html\n:return: 艺人流量价值\n:rtype: pandas.DataFrame</text:p>
          </table:table-cell>
          <table:table-cell/>
        </table:table-row>
        <table:table-row table:style-name="ro1">
          <table:table-cell office:value-type="string" calcext:value-type="string">
            <text:p>option_cffex_hs300_daily_sina</text:p>
          </table:table-cell>
          <table:table-cell office:value-type="string" calcext:value-type="string">
            <text:p>金融期权-新浪</text:p>
          </table:table-cell>
          <table:table-cell office:value-type="string" calcext:value-type="string">
            <text:p>新浪财经-中金所-沪深300指数-指定合约-日频行情</text:p>
          </table:table-cell>
          <table:table-cell office:value-type="string" calcext:value-type="string">
            <text:p>symbol</text:p>
          </table:table-cell>
          <table:table-cell office:value-type="string" calcext:value-type="string">
            <text:p>新浪财经-中金所-沪深300指数-指定合约-日频行情\n:param symbol: 具体合约代码(包括看涨和看跌标识), 可以通过 ak.option_cffex_hs300_spot_sina 中的 call-标识 获取\n:type symbol: str\n:return: 日频率数据\n:rtype: pd.DataFrame</text:p>
          </table:table-cell>
          <table:table-cell/>
        </table:table-row>
        <table:table-row table:style-name="ro1">
          <table:table-cell office:value-type="string" calcext:value-type="string">
            <text:p>option_cffex_hs300_list_sina</text:p>
          </table:table-cell>
          <table:table-cell office:value-type="string" calcext:value-type="string">
            <text:p>金融期权-新浪</text:p>
          </table:table-cell>
          <table:table-cell office:value-type="string" calcext:value-type="string">
            <text:p>新浪财经-中金所-沪深 300 指数-所有合约, 返回的第一个合约为主力合约</text:p>
          </table:table-cell>
          <table:table-cell/>
          <table:table-cell office:value-type="string" calcext:value-type="string">
            <text:p>新浪财经-中金所-沪深 300 指数-所有合约, 返回的第一个合约为主力合约\n目前新浪财经-中金所有沪深 300 指数和中证 1000 指数\n:return: 中金所-沪深300指数-所有合约\n:rtype: dict</text:p>
          </table:table-cell>
          <table:table-cell/>
        </table:table-row>
        <table:table-row table:style-name="ro1">
          <table:table-cell office:value-type="string" calcext:value-type="string">
            <text:p>option_cffex_hs300_spot_sina</text:p>
          </table:table-cell>
          <table:table-cell office:value-type="string" calcext:value-type="string">
            <text:p>金融期权-新浪</text:p>
          </table:table-cell>
          <table:table-cell office:value-type="string" calcext:value-type="string">
            <text:p>中金所-沪深 300 指数-指定合约-实时行情</text:p>
          </table:table-cell>
          <table:table-cell office:value-type="string" calcext:value-type="string">
            <text:p>symbol</text:p>
          </table:table-cell>
          <table:table-cell office:value-type="string" calcext:value-type="string">
            <text:p>中金所-沪深 300 指数-指定合约-实时行情\nhttps://stock.finance.sina.com.cn/futures/view/optionsCffexDP.php\n:param symbol: 合约代码; 用 option_cffex_hs300_list_sina 函数查看\n:type symbol: str\n:return: 中金所-沪深300指数-指定合约-看涨看跌实时行情\n:rtype: pd.DataFrame</text:p>
          </table:table-cell>
          <table:table-cell/>
        </table:table-row>
        <table:table-row table:style-name="ro1">
          <table:table-cell office:value-type="string" calcext:value-type="string">
            <text:p>option_cffex_sz50_daily_sina</text:p>
          </table:table-cell>
          <table:table-cell office:value-type="string" calcext:value-type="string">
            <text:p>金融期权-新浪</text:p>
          </table:table-cell>
          <table:table-cell office:value-type="string" calcext:value-type="string">
            <text:p>新浪财经-中金所-上证 50 指数-指定合约-日频行情</text:p>
          </table:table-cell>
          <table:table-cell office:value-type="string" calcext:value-type="string">
            <text:p>symbol</text:p>
          </table:table-cell>
          <table:table-cell office:value-type="string" calcext:value-type="string">
            <text:p>新浪财经-中金所-上证 50 指数-指定合约-日频行情\n:param symbol: 具体合约代码(包括看涨和看跌标识), 可以通过 ak.option_cffex_sz50_spot_sina 中的 call-标识 获取\n:type symbol: str\n:return: 日频率数据\n:rtype: pd.DataFrame</text:p>
          </table:table-cell>
          <table:table-cell/>
        </table:table-row>
        <table:table-row table:style-name="ro1">
          <table:table-cell office:value-type="string" calcext:value-type="string">
            <text:p>option_cffex_sz50_list_sina</text:p>
          </table:table-cell>
          <table:table-cell office:value-type="string" calcext:value-type="string">
            <text:p>金融期权-新浪</text:p>
          </table:table-cell>
          <table:table-cell office:value-type="string" calcext:value-type="string">
            <text:p>新浪财经-中金所-上证 50 指数-所有合约, 返回的第一个合约为主力合约</text:p>
          </table:table-cell>
          <table:table-cell/>
          <table:table-cell office:value-type="string" calcext:value-type="string">
            <text:p>新浪财经-中金所-上证 50 指数-所有合约, 返回的第一个合约为主力合约\n目前新浪财经-中金所有上证 50 指数，沪深 300 指数和中证 1000 指数\n:return: 中金所-上证 50 指数-所有合约\n:rtype: dict</text:p>
          </table:table-cell>
          <table:table-cell/>
        </table:table-row>
        <table:table-row table:style-name="ro1">
          <table:table-cell office:value-type="string" calcext:value-type="string">
            <text:p>option_cffex_sz50_spot_sina</text:p>
          </table:table-cell>
          <table:table-cell office:value-type="string" calcext:value-type="string">
            <text:p>金融期权-新浪</text:p>
          </table:table-cell>
          <table:table-cell office:value-type="string" calcext:value-type="string">
            <text:p>中金所-上证 50 指数-指定合约-实时行情</text:p>
          </table:table-cell>
          <table:table-cell office:value-type="string" calcext:value-type="string">
            <text:p>symbol</text:p>
          </table:table-cell>
          <table:table-cell office:value-type="string" calcext:value-type="string">
            <text:p>中金所-上证 50 指数-指定合约-实时行情\nhttps://stock.finance.sina.com.cn/futures/view/optionsCffexDP.php/ho/cffex\n:param symbol: 合约代码; 用 ak.option_cffex_sz300_list_sina() 函数查看\n:type symbol: str\n:return: 中金所-上证 50 指数-指定合约-看涨看跌实时行情\n:rtype: pd.DataFrame</text:p>
          </table:table-cell>
          <table:table-cell/>
        </table:table-row>
        <table:table-row table:style-name="ro1">
          <table:table-cell office:value-type="string" calcext:value-type="string">
            <text:p>option_cffex_zz1000_daily_sina</text:p>
          </table:table-cell>
          <table:table-cell office:value-type="string" calcext:value-type="string">
            <text:p>金融期权-新浪</text:p>
          </table:table-cell>
          <table:table-cell office:value-type="string" calcext:value-type="string">
            <text:p>新浪财经-中金所-中证 1000 指数-指定合约-日频行情</text:p>
          </table:table-cell>
          <table:table-cell office:value-type="string" calcext:value-type="string">
            <text:p>symbol</text:p>
          </table:table-cell>
          <table:table-cell office:value-type="string" calcext:value-type="string">
            <text:p>新浪财经-中金所-中证 1000 指数-指定合约-日频行情\n:param symbol: 具体合约代码(包括看涨和看跌标识), 可以通过 ak.option_cffex_zz1000_spot_sina 中的 call-标识 获取\n:type symbol: str\n:return: 日频率数据\n:rtype: pd.DataFrame</text:p>
          </table:table-cell>
          <table:table-cell/>
        </table:table-row>
        <table:table-row table:style-name="ro1">
          <table:table-cell office:value-type="string" calcext:value-type="string">
            <text:p>option_cffex_zz1000_list_sina</text:p>
          </table:table-cell>
          <table:table-cell office:value-type="string" calcext:value-type="string">
            <text:p>金融期权-新浪</text:p>
          </table:table-cell>
          <table:table-cell office:value-type="string" calcext:value-type="string">
            <text:p>新浪财经-中金所-中证 1000 指数-所有合约, 返回的第一个合约为主力合约</text:p>
          </table:table-cell>
          <table:table-cell/>
          <table:table-cell office:value-type="string" calcext:value-type="string">
            <text:p>新浪财经-中金所-中证 1000 指数-所有合约, 返回的第一个合约为主力合约\n目前新浪财经-中金所有沪深 300 指数和中证 1000 指数\n:return: 中金所-中证 1000 指数-所有合约\n:rtype: dict</text:p>
          </table:table-cell>
          <table:table-cell/>
        </table:table-row>
        <table:table-row table:style-name="ro1">
          <table:table-cell office:value-type="string" calcext:value-type="string">
            <text:p>option_cffex_zz1000_spot_sina</text:p>
          </table:table-cell>
          <table:table-cell office:value-type="string" calcext:value-type="string">
            <text:p>金融期权-新浪</text:p>
          </table:table-cell>
          <table:table-cell office:value-type="string" calcext:value-type="string">
            <text:p>中金所-中证 1000 指数-指定合约-实时行情</text:p>
          </table:table-cell>
          <table:table-cell office:value-type="string" calcext:value-type="string">
            <text:p>symbol</text:p>
          </table:table-cell>
          <table:table-cell office:value-type="string" calcext:value-type="string">
            <text:p>中金所-中证 1000 指数-指定合约-实时行情\nhttps://stock.finance.sina.com.cn/futures/view/optionsCffexDP.php\n:param symbol: 合约代码; 用 option_cffex_zz1000_list_sina 函数查看\n:type symbol: str\n:return: 中金所-中证 1000 指数-指定合约-看涨看跌实时行情\n:rtype: pd.DataFrame</text:p>
          </table:table-cell>
          <table:table-cell/>
        </table:table-row>
        <table:table-row table:style-name="ro1">
          <table:table-cell office:value-type="string" calcext:value-type="string">
            <text:p>option_comm_info</text:p>
          </table:table-cell>
          <table:table-cell office:value-type="string" calcext:value-type="string">
            <text:p>商品期权手续费</text:p>
          </table:table-cell>
          <table:table-cell office:value-type="string" calcext:value-type="string">
            <text:p>九期网-商品期权手续费</text:p>
          </table:table-cell>
          <table:table-cell office:value-type="string" calcext:value-type="string">
            <text:p>symbol</text:p>
          </table:table-cell>
          <table:table-cell office:value-type="string" calcext:value-type="string">
            <text:p>九期网-商品期权手续费\nhttps://www.9qihuo.com/qiquanshouxufei\n:param symbol: choice of {"所有", "上海期货交易所", "大连商品交易所", "郑州商品交易所", "上海国际能源交易中心", "广州期货交易所"}\n:type symbol: str\n:return: 期权手续费\n:rtype: pandas.DataFrame</text:p>
          </table:table-cell>
          <table:table-cell/>
        </table:table-row>
        <table:table-row table:style-name="ro1">
          <table:table-cell office:value-type="string" calcext:value-type="string">
            <text:p>option_comm_symbol</text:p>
          </table:table-cell>
          <table:table-cell office:value-type="string" calcext:value-type="string">
            <text:p>商品期权手续费</text:p>
          </table:table-cell>
          <table:table-cell table:number-columns-repeated="4"/>
        </table:table-row>
        <table:table-row table:style-name="ro1">
          <table:table-cell office:value-type="string" calcext:value-type="string">
            <text:p>option_commodity_contract_sina</text:p>
          </table:table-cell>
          <table:table-cell office:value-type="string" calcext:value-type="string">
            <text:p>commodity option</text:p>
          </table:table-cell>
          <table:table-cell office:value-type="string" calcext:value-type="string">
            <text:p>当前可以查询的期权品种的合约日期</text:p>
          </table:table-cell>
          <table:table-cell office:value-type="string" calcext:value-type="string">
            <text:p>symbol</text:p>
          </table:table-cell>
          <table:table-cell office:value-type="string" calcext:value-type="string">
            <text:p>当前可以查询的期权品种的合约日期\nhttps://stock.finance.sina.com.cn/futures/view/optionsDP.php\n:param symbol: choice of {"豆粕期权", "玉米期权", "铁矿石期权", "棉花期权", "白糖期权", "PTA期权", "甲醇期权", "橡胶期权", "沪铜期权", "黄金期权", "菜籽粕期权", "液化石油气期权", "动力煤期权", "菜籽油期权", "花生期权"}\n:type symbol: str\n:return: e.g., {'黄金期权': ['au2012', 'au2008', 'au2010', 'au2104', 'au2102', 'au2106', 'au2108']}\n:rtype: dict</text:p>
          </table:table-cell>
          <table:table-cell/>
        </table:table-row>
        <table:table-row table:style-name="ro1">
          <table:table-cell office:value-type="string" calcext:value-type="string">
            <text:p>option_commodity_contract_table_sina</text:p>
          </table:table-cell>
          <table:table-cell office:value-type="string" calcext:value-type="string">
            <text:p>commodity option</text:p>
          </table:table-cell>
          <table:table-cell office:value-type="string" calcext:value-type="string">
            <text:p>当前所有期权合约, 包括看涨期权合约和看跌期权合约</text:p>
          </table:table-cell>
          <table:table-cell office:value-type="string" calcext:value-type="string">
            <text:p>symbol;contract</text:p>
          </table:table-cell>
          <table:table-cell office:value-type="string" calcext:value-type="string">
            <text:p>当前所有期权合约, 包括看涨期权合约和看跌期权合约\nhttps://stock.finance.sina.com.cn/futures/view/optionsDP.php\n:param symbol: choice of {"豆粕期权", "玉米期权", "铁矿石期权", "棉花期权", "白糖期权", "PTA期权", "甲醇期权", "橡胶期权", "沪铜期权", "黄金期权", "菜籽粕期权", "液化石油气期权", "动力煤期权", "菜籽油期权", "花生期权"}\n:type symbol: str\n:param contract: e.g., 'au2012'\n:type contract: str\n:return: 合约实时行情\n:rtype: pandas.DataFrame</text:p>
          </table:table-cell>
          <table:table-cell/>
        </table:table-row>
        <table:table-row table:style-name="ro1">
          <table:table-cell office:value-type="string" calcext:value-type="string">
            <text:p>option_commodity_hist_sina</text:p>
          </table:table-cell>
          <table:table-cell office:value-type="string" calcext:value-type="string">
            <text:p>commodity option</text:p>
          </table:table-cell>
          <table:table-cell office:value-type="string" calcext:value-type="string">
            <text:p>合约历史行情-日频</text:p>
          </table:table-cell>
          <table:table-cell office:value-type="string" calcext:value-type="string">
            <text:p>symbol</text:p>
          </table:table-cell>
          <table:table-cell office:value-type="string" calcext:value-type="string">
            <text:p>合约历史行情-日频\nhttps://stock.finance.sina.com.cn/futures/view/optionsDP.php\n:param symbol: return of option_sina_option_commodity_contract_list(symbol="黄金期权", contract="au2012"), 看涨期权合约 filed\n:type symbol: str\n:return: 合约历史行情-日频\n:rtype: pandas.DataFrame</text:p>
          </table:table-cell>
          <table:table-cell/>
        </table:table-row>
        <table:table-row table:style-name="ro1">
          <table:table-cell office:value-type="string" calcext:value-type="string">
            <text:p>option_current_em</text:p>
          </table:table-cell>
          <table:table-cell office:value-type="string" calcext:value-type="string">
            <text:p>东方财富-期权</text:p>
          </table:table-cell>
          <table:table-cell office:value-type="string" calcext:value-type="string">
            <text:p>东方财富网-行情中心-期权市场</text:p>
          </table:table-cell>
          <table:table-cell/>
          <table:table-cell office:value-type="string" calcext:value-type="string">
            <text:p>东方财富网-行情中心-期权市场\nhttps://quote.eastmoney.com/center/qqsc.html\n:return: 期权价格\n:rtype: pandas.DataFrame</text:p>
          </table:table-cell>
          <table:table-cell/>
        </table:table-row>
        <table:table-row table:style-name="ro1">
          <table:table-cell office:value-type="string" calcext:value-type="string">
            <text:p>option_czce_daily</text:p>
          </table:table-cell>
          <table:table-cell office:value-type="string" calcext:value-type="string">
            <text:p>商品期权</text:p>
          </table:table-cell>
          <table:table-cell office:value-type="string" calcext:value-type="string">
            <text:p>郑州商品交易所-期权-日频行情数据</text:p>
          </table:table-cell>
          <table:table-cell office:value-type="string" calcext:value-type="string">
            <text:p>symbol;trade_date</text:p>
          </table:table-cell>
          <table:table-cell office:value-type="string" calcext:value-type="string">
            <text:p>郑州商品交易所-期权-日频行情数据\nhttp://www.czce.com.cn/cn/sspz/dejbqhqq/H770227index_1.htm#tabs-2\n:param trade_date: 交易日\n:type trade_date: str\n:param symbol: choice of {"白糖期权", "棉花期权", "甲醇期权", "PTA期权", "动力煤期权", "菜籽粕期权", "菜籽油期权",\n"花生期权", "对二甲苯期权", "烧碱期权", "纯碱期权", "短纤期权", "锰硅期权", "硅铁期权", "尿素期权", "苹果期权", "红枣期权",\n"玻璃期权", "瓶片期权"}\n:type symbol: str\n:return: 日频行情数据\n:rtype: pandas.DataFrame</text:p>
          </table:table-cell>
          <table:table-cell/>
        </table:table-row>
        <table:table-row table:style-name="ro1">
          <table:table-cell office:value-type="string" calcext:value-type="string">
            <text:p>option_czce_hist</text:p>
          </table:table-cell>
          <table:table-cell office:value-type="string" calcext:value-type="string">
            <text:p>商品期权-郑州商品交易所-期权-历史数据</text:p>
          </table:table-cell>
          <table:table-cell office:value-type="string" calcext:value-type="string">
            <text:p>郑州商品交易所-交易数据-历史行情下载-期权历史行情下载</text:p>
          </table:table-cell>
          <table:table-cell office:value-type="string" calcext:value-type="string">
            <text:p>symbol;year</text:p>
          </table:table-cell>
          <table:table-cell office:value-type="string" calcext:value-type="string">
            <text:p>郑州商品交易所-交易数据-历史行情下载-期权历史行情下载\nhttp://www.czce.com.cn/cn/jysj/lshqxz/H770319index_1.htm\n:param symbol: choice of {"白糖": "SR", "棉花": "CF", "PTA": "TA", "甲醇": "MA", "菜籽粕": "RM",\n"动力煤": "ZC", "菜籽油": "OI", "花生": "PK", "对二甲苯": "PX", "烧碱": "SH", "纯碱": "SA", "短纤": "PF",\n"锰硅": "SM", "硅铁": "SF", "尿素": "UR", "苹果": "AP", "红枣": "CJ", "玻璃": "FG", "瓶片": "PR"}\n:type symbol: str\n:param year: 需要获取数据的年份, 注意品种的上市时间\n:type year: str\n:return: 指定年份的日频期权数据\n:rtype: pandas.DataFrame</text:p>
          </table:table-cell>
          <table:table-cell/>
        </table:table-row>
        <table:table-row table:style-name="ro1">
          <table:table-cell office:value-type="string" calcext:value-type="string">
            <text:p>option_daily_stats_sse</text:p>
          </table:table-cell>
          <table:table-cell table:number-columns-repeated="2" office:value-type="string" calcext:value-type="string">
            <text:p>上海证券交易所-产品-股票期权-每日统计</text:p>
          </table:table-cell>
          <table:table-cell office:value-type="string" calcext:value-type="string">
            <text:p>date</text:p>
          </table:table-cell>
          <table:table-cell office:value-type="string" calcext:value-type="string">
            <text:p>上海证券交易所-产品-股票期权-每日统计\nhttps://www.sse.com.cn/assortment/options/date/\n:param date: 交易日\n:type date: str\n:return: 每日统计\n:rtype: pandas.DataFrame</text:p>
          </table:table-cell>
          <table:table-cell/>
        </table:table-row>
        <table:table-row table:style-name="ro1">
          <table:table-cell office:value-type="string" calcext:value-type="string">
            <text:p>option_daily_stats_sse</text:p>
          </table:table-cell>
          <table:table-cell office:value-type="string" calcext:value-type="string">
            <text:p>期权-上海证券交易所-每日统计</text:p>
          </table:table-cell>
          <table:table-cell office:value-type="string" calcext:value-type="string">
            <text:p>获取上海证券交易所期权每日统计数据(成交量、持仓量等)。输入参数:date(YYYYMMDD格式)</text:p>
          </table:table-cell>
          <table:table-cell office:value-type="string" calcext:value-type="string">
            <text:p>date</text:p>
          </table:table-cell>
          <table:table-cell office:value-type="string" calcext:value-type="string">
            <text:p>上海证券交易所-产品-股票期权-每日统计\nhttps://www.sse.com.cn/assortment/options/date/\n:param date: 交易日\n:type date: str\n:return: 每日统计\n:rtype: pandas.DataFrame</text:p>
          </table:table-cell>
          <table:table-cell/>
        </table:table-row>
        <table:table-row table:style-name="ro1">
          <table:table-cell office:value-type="string" calcext:value-type="string">
            <text:p>option_daily_stats_szse</text:p>
          </table:table-cell>
          <table:table-cell office:value-type="string" calcext:value-type="string">
            <text:p>上海证券交易所-产品-股票期权-每日统计</text:p>
          </table:table-cell>
          <table:table-cell office:value-type="string" calcext:value-type="string">
            <text:p>深圳证券交易所-市场数据-期权数据-日度概况</text:p>
          </table:table-cell>
          <table:table-cell office:value-type="string" calcext:value-type="string">
            <text:p>date</text:p>
          </table:table-cell>
          <table:table-cell office:value-type="string" calcext:value-type="string">
            <text:p>深圳证券交易所-市场数据-期权数据-日度概况\nhttps://investor.szse.cn/market/option/day/index.html\n:param date: 交易日\n:type date: str\n:return: 每日统计\n:rtype: pandas.DataFrame</text:p>
          </table:table-cell>
          <table:table-cell/>
        </table:table-row>
        <table:table-row table:style-name="ro1">
          <table:table-cell office:value-type="string" calcext:value-type="string">
            <text:p>option_dce_daily</text:p>
          </table:table-cell>
          <table:table-cell office:value-type="string" calcext:value-type="string">
            <text:p>商品期权</text:p>
          </table:table-cell>
          <table:table-cell office:value-type="string" calcext:value-type="string">
            <text:p>大连商品交易所-期权-日频行情数据</text:p>
          </table:table-cell>
          <table:table-cell office:value-type="string" calcext:value-type="string">
            <text:p>symbol;trade_date</text:p>
          </table:table-cell>
          <table:table-cell office:value-type="string" calcext:value-type="string">
            <text:p>大连商品交易所-期权-日频行情数据\nhttp://www.dce.com.cn/\n:param trade_date: 交易日\n:type trade_date: str\n:param symbol: choice of {"玉米期权", "豆粕期权", "铁矿石期权", "液化石油气期权", "聚乙烯期权", "聚氯乙烯期权",\n"聚丙烯期权", "棕榈油期权", "黄大豆1号期权", "黄大豆2号期权", "豆油期权", "乙二醇期权", "苯乙烯期权",\n"鸡蛋期权", "玉米淀粉期权", "生猪期权", "原木期权"}\n:type symbol: str\n:return: 日频行情数据\n:rtype: pandas.DataFrame</text:p>
          </table:table-cell>
          <table:table-cell/>
        </table:table-row>
        <table:table-row table:style-name="ro1">
          <table:table-cell office:value-type="string" calcext:value-type="string">
            <text:p>option_finance_board</text:p>
          </table:table-cell>
          <table:table-cell office:value-type="string" calcext:value-type="string">
            <text:p>金融期权</text:p>
          </table:table-cell>
          <table:table-cell office:value-type="string" calcext:value-type="string">
            <text:p>期权当前交易日的行情数据</text:p>
          </table:table-cell>
          <table:table-cell office:value-type="string" calcext:value-type="string">
            <text:p>symbol;end_month</text:p>
          </table:table-cell>
          <table:table-cell office:value-type="string" calcext:value-type="string">
            <text:p>期权当前交易日的行情数据\n主要为三个: 华夏上证50ETF期权, 华泰柏瑞沪深300ETF期权, 嘉实沪深300ETF期权,\n沪深300股指期权, 中证1000股指期权, 上证50股指期权, 华夏科创50ETF期权, 易方达科创50ETF期权\nhttp://www.sse.com.cn/assortment/options/price/\nhttp://www.szse.cn/market/product/option/index.html\nhttp://www.cffex.com.cn/hs300gzqq/\nhttp://www.cffex.com.cn/zz1000gzqq/\n:param symbol: choice of {"华夏上证50ETF期权", "华泰柏瑞沪深300ETF期权", "南方中证500ETF期权",\n"华夏科创50ETF期权", "易方达科创50ETF期权", "嘉实沪深300ETF期权", "沪深300股指期权", "中证1000股指期权", "上证50股指期权"}\n:type symbol: str\n:param end_month: 2003; 2020 年 3 月到期的期权\n:type end_month: str\n:return: 当日行情\n:rtype: pandas.DataFrame</text:p>
          </table:table-cell>
          <table:table-cell/>
        </table:table-row>
        <table:table-row table:style-name="ro1">
          <table:table-cell office:value-type="string" calcext:value-type="string">
            <text:p>option_finance_minute_sina</text:p>
          </table:table-cell>
          <table:table-cell office:value-type="string" calcext:value-type="string">
            <text:p>金融期权-新浪</text:p>
          </table:table-cell>
          <table:table-cell office:value-type="string" calcext:value-type="string">
            <text:p>指定期权的分钟频率数据</text:p>
          </table:table-cell>
          <table:table-cell office:value-type="string" calcext:value-type="string">
            <text:p>symbol</text:p>
          </table:table-cell>
          <table:table-cell office:value-type="string" calcext:value-type="string">
            <text:p>指定期权的分钟频率数据\nhttps://stock.finance.sina.com.cn/option/quotes.html\n:param symbol: 期权代码\n:type symbol: str\n:return: 指定期权的分钟频率数据\n:rtype: pandas.DataFrame</text:p>
          </table:table-cell>
          <table:table-cell/>
        </table:table-row>
        <table:table-row table:style-name="ro1">
          <table:table-cell office:value-type="string" calcext:value-type="string">
            <text:p>option_finance_sse_underlying</text:p>
          </table:table-cell>
          <table:table-cell office:value-type="string" calcext:value-type="string">
            <text:p>金融期权</text:p>
          </table:table-cell>
          <table:table-cell office:value-type="string" calcext:value-type="string">
            <text:p>期权标的当日行情</text:p>
          </table:table-cell>
          <table:table-cell office:value-type="string" calcext:value-type="string">
            <text:p>symbol</text:p>
          </table:table-cell>
          <table:table-cell office:value-type="string" calcext:value-type="string">
            <text:p>期权标的当日行情\nhttp://www.sse.com.cn/assortment/options/price/\n:param symbol: choice of {"华夏上证50ETF期权", "华泰柏瑞沪深300ETF期权", "南方中证500ETF期权", "华夏科创50ETF期权", "易方达科创50ETF期权"}\n:type symbol: str\n:return: 期权标的当日行情\n:rtype: pandas.DataFrame</text:p>
          </table:table-cell>
          <table:table-cell/>
        </table:table-row>
        <table:table-row table:style-name="ro1">
          <table:table-cell office:value-type="string" calcext:value-type="string">
            <text:p>option_gfex_daily</text:p>
          </table:table-cell>
          <table:table-cell office:value-type="string" calcext:value-type="string">
            <text:p>商品期权</text:p>
          </table:table-cell>
          <table:table-cell office:value-type="string" calcext:value-type="string">
            <text:p>广州期货交易所-日频率-量价数据</text:p>
          </table:table-cell>
          <table:table-cell office:value-type="string" calcext:value-type="string">
            <text:p>symbol;trade_date</text:p>
          </table:table-cell>
          <table:table-cell office:value-type="string" calcext:value-type="string">
            <text:p>广州期货交易所-日频率-量价数据\nhttp://www.gfex.com.cn/gfex/rihq/hqsj_tjsj.shtml\n:param trade_date: 交易日\n:type trade_date: str\n:param symbol: choice of {"工业硅", "碳酸锂"}\n:type symbol: str\n:return: 日频行情数据\n:rtype: pandas.DataFrame</text:p>
          </table:table-cell>
          <table:table-cell/>
        </table:table-row>
        <table:table-row table:style-name="ro1">
          <table:table-cell office:value-type="string" calcext:value-type="string">
            <text:p>option_gfex_vol_daily</text:p>
          </table:table-cell>
          <table:table-cell office:value-type="string" calcext:value-type="string">
            <text:p>商品期权</text:p>
          </table:table-cell>
          <table:table-cell office:value-type="string" calcext:value-type="string">
            <text:p>广州期货交易所-日频率-合约隐含波动率</text:p>
          </table:table-cell>
          <table:table-cell office:value-type="string" calcext:value-type="string">
            <text:p>symbol;trade_date</text:p>
          </table:table-cell>
          <table:table-cell office:value-type="string" calcext:value-type="string">
            <text:p>广州期货交易所-日频率-合约隐含波动率\nhttp://www.gfex.com.cn/gfex/rihq/hqsj_tjsj.shtml\n:param symbol: choice of choice of {"工业硅", "碳酸锂"}\n:type symbol: str\n:param trade_date: 交易日\n:type trade_date: str\n:return: 日频行情数据\n:rtype: pandas.DataFrame</text:p>
          </table:table-cell>
          <table:table-cell/>
        </table:table-row>
        <table:table-row table:style-name="ro1">
          <table:table-cell office:value-type="string" calcext:value-type="string">
            <text:p>option_lhb_em</text:p>
          </table:table-cell>
          <table:table-cell office:value-type="string" calcext:value-type="string">
            <text:p>期权龙虎榜</text:p>
          </table:table-cell>
          <table:table-cell office:value-type="string" calcext:value-type="string">
            <text:p>东方财富网-数据中心-期货期权-期权龙虎榜单</text:p>
          </table:table-cell>
          <table:table-cell office:value-type="string" calcext:value-type="string">
            <text:p>symbol;indicator;trade_date</text:p>
          </table:table-cell>
          <table:table-cell office:value-type="string" calcext:value-type="string">
            <text:p>东方财富网-数据中心-期货期权-期权龙虎榜单\nhttps://data.eastmoney.com/other/qqlhb.html\n:param symbol: 期权代码; choice of {"510050", "510300", "159919"}\n:type symbol: str\n:param indicator: 需要获取的指标; choice of {"期权交易情况-认沽交易量","期权持仓情况-认沽持仓量", "期权交易情况-认购交易量", "期权持仓情况-认购持仓量"}\n:type indicator: str\n:param trade_date: 交易日期\n:type trade_date: str\n:return: 期权龙虎榜单\n:rtype: pandas.DataFrame</text:p>
          </table:table-cell>
          <table:table-cell/>
        </table:table-row>
        <table:table-row table:style-name="ro1">
          <table:table-cell office:value-type="string" calcext:value-type="string">
            <text:p>option_margin</text:p>
          </table:table-cell>
          <table:table-cell office:value-type="string" calcext:value-type="string">
            <text:p>期权保证金</text:p>
          </table:table-cell>
          <table:table-cell office:value-type="string" calcext:value-type="string">
            <text:p>获取商品期权保证金数据</text:p>
          </table:table-cell>
          <table:table-cell office:value-type="string" calcext:value-type="string">
            <text:p>symbol</text:p>
          </table:table-cell>
          <table:table-cell office:value-type="string" calcext:value-type="string">
            <text:p>获取商品期权保证金\n:param symbol: 商品期权品种名称, 如 "原油期权"，可以通过 ak.option_margin_symbol() 获取所有商品期权品种代码和名称\n:type symbol: str\n:return: 商品期权保证金\n:rtype: pandas.DataFrame</text:p>
          </table:table-cell>
          <table:table-cell/>
        </table:table-row>
        <table:table-row table:style-name="ro1">
          <table:table-cell office:value-type="string" calcext:value-type="string">
            <text:p>option_margin_symbol</text:p>
          </table:table-cell>
          <table:table-cell office:value-type="string" calcext:value-type="string">
            <text:p>期权保证金</text:p>
          </table:table-cell>
          <table:table-cell office:value-type="string" calcext:value-type="string">
            <text:p>获取所有可用的商品期权symbol列表</text:p>
          </table:table-cell>
          <table:table-cell table:number-columns-repeated="3"/>
        </table:table-row>
        <table:table-row table:style-name="ro1">
          <table:table-cell office:value-type="string" calcext:value-type="string">
            <text:p>option_minute_em</text:p>
          </table:table-cell>
          <table:table-cell office:value-type="string" calcext:value-type="string">
            <text:p>金融期权-新浪</text:p>
          </table:table-cell>
          <table:table-cell office:value-type="string" calcext:value-type="string">
            <text:p>东方财富网-行情中心-期权市场-分时行情</text:p>
          </table:table-cell>
          <table:table-cell office:value-type="string" calcext:value-type="string">
            <text:p>symbol</text:p>
          </table:table-cell>
          <table:table-cell office:value-type="string" calcext:value-type="string">
            <text:p>东方财富网-行情中心-期权市场-分时行情\nhttps://wap.eastmoney.com/quote/stock/151.cu2404P61000.html\n:param symbol: 期权代码; 通过调用 ak.option_current_em() 获取\n:type symbol: str\n:return: 指定期权的分钟频率数据\n:rtype: pandas.DataFrame</text:p>
          </table:table-cell>
          <table:table-cell/>
        </table:table-row>
        <table:table-row table:style-name="ro1">
          <table:table-cell office:value-type="string" calcext:value-type="string">
            <text:p>option_premium_analysis_em</text:p>
          </table:table-cell>
          <table:table-cell office:value-type="string" calcext:value-type="string">
            <text:p>期权折溢价分析</text:p>
          </table:table-cell>
          <table:table-cell office:value-type="string" calcext:value-type="string">
            <text:p>东方财富网-数据中心-特色数据-期权折溢价</text:p>
          </table:table-cell>
          <table:table-cell/>
          <table:table-cell office:value-type="string" calcext:value-type="string">
            <text:p>东方财富网-数据中心-特色数据-期权折溢价\nhttps://data.eastmoney.com/other/premium.html\n:return: 期权折溢价\n:rtype: pandas.DataFrame</text:p>
          </table:table-cell>
          <table:table-cell/>
        </table:table-row>
        <table:table-row table:style-name="ro1">
          <table:table-cell office:value-type="string" calcext:value-type="string">
            <text:p>option_risk_analysis_em</text:p>
          </table:table-cell>
          <table:table-cell office:value-type="string" calcext:value-type="string">
            <text:p>期权风险分析</text:p>
          </table:table-cell>
          <table:table-cell office:value-type="string" calcext:value-type="string">
            <text:p>东方财富网-数据中心-特色数据-期权风险分析</text:p>
          </table:table-cell>
          <table:table-cell/>
          <table:table-cell office:value-type="string" calcext:value-type="string">
            <text:p>东方财富网-数据中心-特色数据-期权风险分析\nhttps://data.eastmoney.com/other/riskanal.html\n:return: 期权风险分析\n:rtype: pandas.DataFrame</text:p>
          </table:table-cell>
          <table:table-cell/>
        </table:table-row>
        <table:table-row table:style-name="ro1">
          <table:table-cell office:value-type="string" calcext:value-type="string">
            <text:p>option_risk_indicator_sse</text:p>
          </table:table-cell>
          <table:table-cell office:value-type="string" calcext:value-type="string">
            <text:p>期权-上海证券交易所-风险指标</text:p>
          </table:table-cell>
          <table:table-cell office:value-type="string" calcext:value-type="string">
            <text:p>获取上海证券交易所期权风险指标数据(Delta</text:p>
          </table:table-cell>
          <table:table-cell office:value-type="string" calcext:value-type="string">
            <text:p>date</text:p>
          </table:table-cell>
          <table:table-cell office:value-type="string" calcext:value-type="string">
            <text:p>上海证券交易所-产品-股票期权-期权风险指标\nhttp://www.sse.com.cn/assortment/options/risk/\n:param date: 日期; 20150209 开始\n:type date: str\n:return: 期权风险指标\n:rtype: pandas.DataFrame</text:p>
          </table:table-cell>
          <table:table-cell/>
        </table:table-row>
        <table:table-row table:style-name="ro1">
          <table:table-cell office:value-type="string" calcext:value-type="string">
            <text:p>option_shfe_daily</text:p>
          </table:table-cell>
          <table:table-cell office:value-type="string" calcext:value-type="string">
            <text:p>商品期权</text:p>
          </table:table-cell>
          <table:table-cell office:value-type="string" calcext:value-type="string">
            <text:p>上海期货交易所-期权-日频行情数据</text:p>
          </table:table-cell>
          <table:table-cell office:value-type="string" calcext:value-type="string">
            <text:p>symbol;trade_date</text:p>
          </table:table-cell>
          <table:table-cell office:value-type="string" calcext:value-type="string">
            <text:p>上海期货交易所-期权-日频行情数据\nhttps://www.shfe.com.cn/reports/tradedata/dailyandweeklydata/\n:param trade_date: 交易日\n:type trade_date: str\n:param symbol: choice of {'原油期权', '铜期权', '铝期权', '锌期权', '铅期权', '螺纹钢期权', '镍期权', '锡期权', '氧化铝期权',\n'黄金期权', '白银期权', '丁二烯橡胶期权', '天胶期权'}\n:type symbol: str\n:return: 日频行情数据\n:rtype: pandas.DataFrame</text:p>
          </table:table-cell>
          <table:table-cell/>
        </table:table-row>
        <table:table-row table:style-name="ro1">
          <table:table-cell office:value-type="string" calcext:value-type="string">
            <text:p>option_sse_codes_sina</text:p>
          </table:table-cell>
          <table:table-cell office:value-type="string" calcext:value-type="string">
            <text:p>金融期权-新浪</text:p>
          </table:table-cell>
          <table:table-cell office:value-type="string" calcext:value-type="string">
            <text:p>获取上海证券交易所期权合约代码列表。返回字段包括：合约代码、合约名称、行权价、合约单位、到期月份、期权类型(认购/认沽)</text:p>
          </table:table-cell>
          <table:table-cell office:value-type="string" calcext:value-type="string">
            <text:p>symbol;trade_date;underlying</text:p>
          </table:table-cell>
          <table:table-cell office:value-type="string" calcext:value-type="string">
            <text:p>上海证券交易所-所有看涨和看跌合约的代码\n\n:param symbol: choice of {"看涨期权", "看跌期权"}\n:type symbol: str\n:param trade_date: 期权到期月份\n:type trade_date: "202002"\n:param underlying: 标的产品代码 华夏上证 50ETF: 510050 or 华泰柏瑞沪深 300ETF: 510300\n:type underlying: str\n:return: 看涨看跌合约的代码\n:rtype: Tuple[List, List]</text:p>
          </table:table-cell>
          <table:table-cell/>
        </table:table-row>
        <table:table-row table:style-name="ro1">
          <table:table-cell office:value-type="string" calcext:value-type="string">
            <text:p>option_sse_daily_sina</text:p>
          </table:table-cell>
          <table:table-cell office:value-type="string" calcext:value-type="string">
            <text:p>金融期权-新浪</text:p>
          </table:table-cell>
          <table:table-cell office:value-type="string" calcext:value-type="string">
            <text:p>指定期权的日频率数据</text:p>
          </table:table-cell>
          <table:table-cell office:value-type="string" calcext:value-type="string">
            <text:p>symbol</text:p>
          </table:table-cell>
          <table:table-cell office:value-type="string" calcext:value-type="string">
            <text:p>指定期权的日频率数据\n:param symbol: 期权代码\n:type symbol: str\n:return: 指定期权的所有日频率历史数据\n:rtype: pandas.DataFrame</text:p>
          </table:table-cell>
          <table:table-cell/>
        </table:table-row>
        <table:table-row table:style-name="ro1">
          <table:table-cell office:value-type="string" calcext:value-type="string">
            <text:p>option_sse_expire_day_sina</text:p>
          </table:table-cell>
          <table:table-cell office:value-type="string" calcext:value-type="string">
            <text:p>金融期权-新浪</text:p>
          </table:table-cell>
          <table:table-cell office:value-type="string" calcext:value-type="string">
            <text:p>指定到期月份指定品种的剩余到期时间</text:p>
          </table:table-cell>
          <table:table-cell office:value-type="string" calcext:value-type="string">
            <text:p>trade_date;symbol;exchange</text:p>
          </table:table-cell>
          <table:table-cell office:value-type="string" calcext:value-type="string">
            <text:p>指定到期月份指定品种的剩余到期时间\n:param trade_date: 到期月份: 202002, 20203, 20206, 20209\n:type trade_date: str\n:param symbol: 50ETF or 300ETF\n:type symbol: str\n:param exchange: null\n:type exchange: str\n:return: (到期时间, 剩余时间)\n:rtype: tuple</text:p>
          </table:table-cell>
          <table:table-cell/>
        </table:table-row>
        <table:table-row table:style-name="ro1">
          <table:table-cell office:value-type="string" calcext:value-type="string">
            <text:p>option_sse_greeks_sina</text:p>
          </table:table-cell>
          <table:table-cell office:value-type="string" calcext:value-type="string">
            <text:p>金融期权-新浪</text:p>
          </table:table-cell>
          <table:table-cell office:value-type="string" calcext:value-type="string">
            <text:p>期权基本信息表</text:p>
          </table:table-cell>
          <table:table-cell office:value-type="string" calcext:value-type="string">
            <text:p>symbol</text:p>
          </table:table-cell>
          <table:table-cell office:value-type="string" calcext:value-type="string">
            <text:p>期权基本信息表\n:param symbol: 合约代码\n:type symbol: str\n:return: 期权基本信息表\n:rtype: pandas.DataFrame</text:p>
          </table:table-cell>
          <table:table-cell/>
        </table:table-row>
        <table:table-row table:style-name="ro1">
          <table:table-cell office:value-type="string" calcext:value-type="string">
            <text:p>option_sse_list_sina</text:p>
          </table:table-cell>
          <table:table-cell office:value-type="string" calcext:value-type="string">
            <text:p>金融期权-新浪</text:p>
          </table:table-cell>
          <table:table-cell office:value-type="string" calcext:value-type="string">
            <text:p>新浪财经-期权-上交所-50ETF-合约到期月份列表</text:p>
          </table:table-cell>
          <table:table-cell office:value-type="string" calcext:value-type="string">
            <text:p>symbol;exchange</text:p>
          </table:table-cell>
          <table:table-cell office:value-type="string" calcext:value-type="string">
            <text:p>新浪财经-期权-上交所-50ETF-合约到期月份列表\nhttps://stock.finance.sina.com.cn/option/quotes.html\n:param symbol: 50ETF or 300ETF\n:type symbol: str\n:param exchange: null\n:type exchange: str\n:return: 合约到期时间\n:rtype: list</text:p>
          </table:table-cell>
          <table:table-cell/>
        </table:table-row>
        <table:table-row table:style-name="ro1">
          <table:table-cell office:value-type="string" calcext:value-type="string">
            <text:p>option_sse_minute_sina</text:p>
          </table:table-cell>
          <table:table-cell office:value-type="string" calcext:value-type="string">
            <text:p>金融期权-新浪</text:p>
          </table:table-cell>
          <table:table-cell office:value-type="string" calcext:value-type="string">
            <text:p>指定期权品种在当前交易日的分钟数据, 只能获取当前交易日的数据, 不能获取历史分钟数据</text:p>
          </table:table-cell>
          <table:table-cell office:value-type="string" calcext:value-type="string">
            <text:p>symbol</text:p>
          </table:table-cell>
          <table:table-cell office:value-type="string" calcext:value-type="string">
            <text:p>指定期权品种在当前交易日的分钟数据, 只能获取当前交易日的数据, 不能获取历史分钟数据\nhttps://stock.finance.sina.com.cn/option/quotes.html\n:param symbol: 期权代码\n:type symbol: str\n:return: 指定期权的当前交易日的分钟数据\n:rtype: pandas.DataFrame</text:p>
          </table:table-cell>
          <table:table-cell/>
        </table:table-row>
        <table:table-row table:style-name="ro1">
          <table:table-cell office:value-type="string" calcext:value-type="string">
            <text:p>option_sse_spot_price_sina</text:p>
          </table:table-cell>
          <table:table-cell office:value-type="string" calcext:value-type="string">
            <text:p>金融期权-新浪</text:p>
          </table:table-cell>
          <table:table-cell office:value-type="string" calcext:value-type="string">
            <text:p>新浪财经-期权-期权实时数据</text:p>
          </table:table-cell>
          <table:table-cell office:value-type="string" calcext:value-type="string">
            <text:p>symbol</text:p>
          </table:table-cell>
          <table:table-cell office:value-type="string" calcext:value-type="string">
            <text:p>新浪财经-期权-期权实时数据\n:param symbol: 期权代码\n:type symbol: str\n:return: 期权量价数据\n:rtype: pandas.DataFrame</text:p>
          </table:table-cell>
          <table:table-cell/>
        </table:table-row>
        <table:table-row table:style-name="ro1">
          <table:table-cell office:value-type="string" calcext:value-type="string">
            <text:p>option_sse_underlying_spot_price_sina</text:p>
          </table:table-cell>
          <table:table-cell office:value-type="string" calcext:value-type="string">
            <text:p>金融期权-新浪</text:p>
          </table:table-cell>
          <table:table-cell office:value-type="string" calcext:value-type="string">
            <text:p>期权标的物的实时数据</text:p>
          </table:table-cell>
          <table:table-cell office:value-type="string" calcext:value-type="string">
            <text:p>symbol</text:p>
          </table:table-cell>
          <table:table-cell office:value-type="string" calcext:value-type="string">
            <text:p>期权标的物的实时数据\n:param symbol: sh510050 or sh510300\n:type symbol: str\n:return: 期权标的物的信息\n:rtype: pandas.DataFrame</text:p>
          </table:table-cell>
          <table:table-cell/>
        </table:table-row>
        <table:table-row table:style-name="ro1">
          <table:table-cell office:value-type="string" calcext:value-type="string">
            <text:p>option_value_analysis_em</text:p>
          </table:table-cell>
          <table:table-cell office:value-type="string" calcext:value-type="string">
            <text:p>期权价值分析</text:p>
          </table:table-cell>
          <table:table-cell office:value-type="string" calcext:value-type="string">
            <text:p>东方财富网-数据中心-特色数据-期权价值分析</text:p>
          </table:table-cell>
          <table:table-cell/>
          <table:table-cell office:value-type="string" calcext:value-type="string">
            <text:p>东方财富网-数据中心-特色数据-期权价值分析\nhttps://data.eastmoney.com/other/valueAnal.html\n:return: 期权价值分析\n:rtype: pandas.DataFrame</text:p>
          </table:table-cell>
          <table:table-cell/>
        </table:table-row>
        <table:table-row table:style-name="ro1">
          <table:table-cell office:value-type="string" calcext:value-type="string">
            <text:p>pro_api</text:p>
          </table:table-cell>
          <table:table-cell table:number-columns-repeated="2"/>
          <table:table-cell office:value-type="string" calcext:value-type="string">
            <text:p>token</text:p>
          </table:table-cell>
          <table:table-cell office:value-type="string" calcext:value-type="string">
            <text:p>初始化 pro API,第一次可以通过ak.set_token('your token')来记录自己的token凭证，临时token可以通过本参数传入</text:p>
          </table:table-cell>
          <table:table-cell/>
        </table:table-row>
        <table:table-row table:style-name="ro1">
          <table:table-cell office:value-type="string" calcext:value-type="string">
            <text:p>qdii_a_index_jsl</text:p>
          </table:table-cell>
          <table:table-cell office:value-type="string" calcext:value-type="string">
            <text:p>QDII</text:p>
          </table:table-cell>
          <table:table-cell office:value-type="string" calcext:value-type="string">
            <text:p>集思录-T+0 QDII-亚洲市场-亚洲指数</text:p>
          </table:table-cell>
          <table:table-cell/>
          <table:table-cell office:value-type="string" calcext:value-type="string">
            <text:p>集思录-T+0 QDII-亚洲市场-亚洲指数\nhttps://www.jisilu.cn/data/qdii/#qdiia\n:return: T+0 QDII-亚洲市场-亚洲指数\n:rtype: pandas.DataFrame</text:p>
          </table:table-cell>
          <table:table-cell/>
        </table:table-row>
        <table:table-row table:style-name="ro1">
          <table:table-cell office:value-type="string" calcext:value-type="string">
            <text:p>qdii_e_comm_jsl</text:p>
          </table:table-cell>
          <table:table-cell office:value-type="string" calcext:value-type="string">
            <text:p>QDII</text:p>
          </table:table-cell>
          <table:table-cell office:value-type="string" calcext:value-type="string">
            <text:p>集思录-T+0 QDII-欧美市场-商品</text:p>
          </table:table-cell>
          <table:table-cell/>
          <table:table-cell office:value-type="string" calcext:value-type="string">
            <text:p>集思录-T+0 QDII-欧美市场-商品\nhttps://www.jisilu.cn/data/qdii/#qdiia\n:return: T+0 QDII-欧美市场-商品\n:rtype: pandas.DataFrame</text:p>
          </table:table-cell>
          <table:table-cell/>
        </table:table-row>
        <table:table-row table:style-name="ro1">
          <table:table-cell office:value-type="string" calcext:value-type="string">
            <text:p>qdii_e_index_jsl</text:p>
          </table:table-cell>
          <table:table-cell office:value-type="string" calcext:value-type="string">
            <text:p>QDII</text:p>
          </table:table-cell>
          <table:table-cell office:value-type="string" calcext:value-type="string">
            <text:p>集思录-T+0 QDII-欧美市场-欧美指数</text:p>
          </table:table-cell>
          <table:table-cell/>
          <table:table-cell office:value-type="string" calcext:value-type="string">
            <text:p>集思录-T+0 QDII-欧美市场-欧美指数\nhttps://www.jisilu.cn/data/qdii/#qdiia\n:return: T+0 QDII-亚洲市场\n:rtype: pandas.DataFrame</text:p>
          </table:table-cell>
          <table:table-cell/>
        </table:table-row>
        <table:table-row table:style-name="ro1">
          <table:table-cell office:value-type="string" calcext:value-type="string">
            <text:p>qhkc_tool_foreign</text:p>
          </table:table-cell>
          <table:table-cell office:value-type="string" calcext:value-type="string">
            <text:p>奇货可查-工具模块</text:p>
          </table:table-cell>
          <table:table-cell office:value-type="string" calcext:value-type="string">
            <text:p>奇货可查-工具-外盘比价</text:p>
          </table:table-cell>
          <table:table-cell office:value-type="string" calcext:value-type="string">
            <text:p>url</text:p>
          </table:table-cell>
          <table:table-cell office:value-type="string" calcext:value-type="string">
            <text:p>奇货可查-工具-外盘比价\n实时更新数据, 暂不能查询历史数据\n:param url: str 网址\n:return: pd.DataFrame\nname <text:s text:c="3"/>base_time base_price latest_price <text:s text:c="2"/>rate\n 伦敦铜 <text:s/>10/08 01:00 <text:s text:c="6"/>5704 <text:s text:c="6"/>5746.5 <text:s/>0.745\n 伦敦锌 <text:s/>10/08 01:00 <text:s text:c="3"/>2291.25 <text:s text:c="5"/>2305.75 <text:s/>0.633\n 伦敦镍 <text:s/>10/08 01:00 <text:s text:c="5"/>17720 <text:s text:c="5"/>17372.5 -1.961\n 伦敦铝 <text:s/>10/08 01:00 <text:s text:c="4"/>1743.5 <text:s text:c="5"/>1742.75 -0.043\n 伦敦锡 <text:s/>10/07 15:00 <text:s text:c="5"/>16550 <text:s text:c="7"/>16290 -1.571\n 伦敦铅 <text:s/>10/08 01:00 <text:s text:c="3"/>2181.25 <text:s text:c="6"/>2177.5 -0.172\n美原油1 <text:s/>10/08 02:30 <text:s text:c="5"/>52.81 <text:s text:c="7"/>53.05 <text:s/>0.454\n美原油2 <text:s/>10/07 23:00 <text:s text:c="5"/>53.94 <text:s text:c="7"/>53.05 <text:s/>-1.65\n布原油1 <text:s/>10/08 02:30 <text:s text:c="5"/>58.41 <text:s text:c="7"/>58.67 <text:s/>0.445\n布原油2 <text:s/>10/07 23:00 <text:s text:c="5"/>59.54 <text:s text:c="7"/>58.67 -1.461\n 美燃油 <text:s/>10/07 23:00 <text:s text:c="4"/>1.9287 <text:s text:c="6"/>1.9102 -0.959\nCMX金 <text:s/>10/08 02:30 <text:s text:c="4"/>1495.9 <text:s text:c="6"/>1496.5 <text:s text:c="2"/>0.04\nCMX银 <text:s/>10/08 02:30 <text:s text:c="4"/>17.457 <text:s text:c="6"/>17.457 <text:s text:c="5"/>0\n <text:s/>美豆 <text:s/>10/07 23:00 <text:s text:c="4"/>916.12 <text:s text:c="6"/>915.88 -0.026\n 美豆粕 <text:s/>10/07 23:00 <text:s text:c="4"/>302.75 <text:s text:c="6"/>302.65 -0.033\n 美豆油 <text:s/>10/07 23:00 <text:s text:c="5"/>30.02 <text:s text:c="7"/>29.91 -0.366\n 美玉米 <text:s/>10/07 23:00 <text:s text:c="4"/>386.38 <text:s text:c="6"/>387.88 <text:s/>0.388\n <text:s/>美糖 <text:s/>10/07 23:30 <text:s text:c="5"/>12.37 <text:s text:c="7"/>12.53 <text:s/>1.293\n 美棉花 <text:s/>10/07 23:30 <text:s text:c="5"/>61.69 <text:s text:c="7"/>61.05 -1.037</text:p>
          </table:table-cell>
          <table:table-cell/>
        </table:table-row>
        <table:table-row table:style-name="ro1">
          <table:table-cell office:value-type="string" calcext:value-type="string">
            <text:p>qhkc_tool_gdp</text:p>
          </table:table-cell>
          <table:table-cell office:value-type="string" calcext:value-type="string">
            <text:p>奇货可查-工具模块</text:p>
          </table:table-cell>
          <table:table-cell office:value-type="string" calcext:value-type="string">
            <text:p>奇货可查-工具-各地区经济数据</text:p>
          </table:table-cell>
          <table:table-cell office:value-type="string" calcext:value-type="string">
            <text:p>url</text:p>
          </table:table-cell>
          <table:table-cell office:value-type="string" calcext:value-type="string">
            <text:p>奇货可查-工具-各地区经济数据\n <text:s/>实时更新数据, 暂不能查询历史数据\n <text:s/>:param url:\n <text:s/>:return: pandas.DataFrame\n <text:s/>国家 <text:s/>国内生产总值 国内生产总值YoY 国内生产总值QoQ <text:s/>... <text:s text:c="6"/>预算 <text:s text:c="6"/>债务 <text:s text:c="2"/>经常账户 <text:s text:c="6"/>人口\n <text:s text:c="2"/>美国 <text:s text:c="2"/>20494 <text:s text:c="4"/>2.30% <text:s text:c="4"/>2.00% <text:s/>... <text:s text:c="2"/>-3.80% <text:s/>106.10% <text:s/>-2.40 <text:s text:c="2"/>327.17\n <text:s/>欧元区 <text:s text:c="2"/>13670 <text:s text:c="4"/>1.20% <text:s text:c="4"/>0.20% <text:s/>... <text:s text:c="2"/>-0.50% <text:s text:c="2"/>85.10% <text:s text:c="2"/>2.90 <text:s text:c="2"/>341.15\n <text:s text:c="2"/>中国 <text:s text:c="2"/>13608 <text:s text:c="4"/>6.20% <text:s text:c="4"/>1.60% <text:s/>... <text:s text:c="2"/>-4.20% <text:s text:c="2"/>50.50% <text:s text:c="2"/>0.40 <text:s/>1395.38\n <text:s text:c="2"/>日本 <text:s text:c="3"/>4971 <text:s text:c="4"/>1.00% <text:s text:c="4"/>0.30% <text:s/>... <text:s text:c="2"/>-3.80% <text:s/>238.20% <text:s text:c="2"/>3.50 <text:s text:c="2"/>126.25\n <text:s text:c="2"/>德国 <text:s text:c="3"/>3997 <text:s text:c="4"/>0.40% <text:s text:c="3"/>-0.10% <text:s/>... <text:s text:c="3"/>1.70% <text:s text:c="2"/>60.90% <text:s text:c="2"/>7.30 <text:s text:c="3"/>82.85\n <text:s text:c="2"/>英国 <text:s text:c="3"/>2825 <text:s text:c="4"/>1.30% <text:s text:c="3"/>-0.20% <text:s/>... <text:s text:c="2"/>-2.00% <text:s text:c="2"/>84.70% <text:s/>-3.90 <text:s text:c="3"/>66.19\n <text:s text:c="2"/>法国 <text:s text:c="3"/>2778 <text:s text:c="4"/>1.40% <text:s text:c="4"/>0.30% <text:s/>... <text:s text:c="2"/>-2.50% <text:s text:c="2"/>98.40% <text:s/>-0.30 <text:s text:c="3"/>67.19\n <text:s text:c="2"/>印度 <text:s text:c="3"/>2726 <text:s text:c="4"/>5.00% <text:s text:c="4"/>1.00% <text:s/>... <text:s text:c="2"/>-3.42% <text:s text:c="2"/>68.30% <text:s/>-2.30 <text:s/>1298.04\n <text:s/>意大利 <text:s text:c="3"/>2074 <text:s text:c="3"/>-0.10% <text:s text:c="4"/>0.00% <text:s/>... <text:s text:c="2"/>-2.10% <text:s/>134.80% <text:s text:c="2"/>2.50 <text:s text:c="3"/>60.48\n <text:s text:c="2"/>巴西 <text:s text:c="3"/>1869 <text:s text:c="4"/>1.00% <text:s text:c="4"/>0.40% <text:s/>... <text:s text:c="2"/>-7.10% <text:s text:c="2"/>77.22% <text:s/>-0.77 <text:s text:c="2"/>208.49\n <text:s/>加拿大 <text:s text:c="3"/>1709 <text:s text:c="4"/>1.60% <text:s text:c="4"/>0.90% <text:s/>... <text:s text:c="2"/>-0.70% <text:s text:c="2"/>90.60% <text:s/>-2.60 <text:s text:c="3"/>37.31\n <text:s/>俄罗斯 <text:s text:c="3"/>1658 <text:s text:c="4"/>0.90% <text:s text:c="4"/>0.20% <text:s/>... <text:s text:c="3"/>2.70% <text:s text:c="2"/>13.50% <text:s text:c="2"/>7.00 <text:s text:c="2"/>146.90\n <text:s text:c="2"/>韩国 <text:s text:c="3"/>1619 <text:s text:c="4"/>2.00% <text:s text:c="4"/>1.00% <text:s/>... <text:s text:c="2"/>-1.60% <text:s text:c="2"/>36.60% <text:s text:c="2"/>4.70 <text:s text:c="3"/>51.61\n 澳大利亚 <text:s text:c="3"/>1432 <text:s text:c="4"/>1.40% <text:s text:c="4"/>0.50% <text:s/>... <text:s text:c="2"/>-0.60% <text:s text:c="2"/>40.70% <text:s/>-1.50 <text:s text:c="3"/>25.18\n <text:s/>西班牙 <text:s text:c="3"/>1426 <text:s text:c="4"/>2.00% <text:s text:c="4"/>0.40% <text:s/>... <text:s text:c="2"/>-2.50% <text:s text:c="2"/>97.10% <text:s text:c="2"/>0.90 <text:s text:c="3"/>46.66\n <text:s/>墨西哥 <text:s text:c="3"/>1224 <text:s text:c="3"/>-0.80% <text:s text:c="4"/>0.00% <text:s/>... <text:s text:c="2"/>-2.00% <text:s text:c="2"/>46.00% <text:s/>-1.80 <text:s text:c="2"/>125.33\n <text:s text:c="2"/>印尼 <text:s text:c="3"/>1042 <text:s text:c="4"/>5.05% <text:s text:c="4"/>4.20% <text:s/>... <text:s text:c="2"/>-1.76% <text:s text:c="2"/>29.80% <text:s/>-3.00 <text:s text:c="2"/>264.20\n <text:s text:c="2"/>荷兰 <text:s text:c="4"/>913 <text:s text:c="4"/>1.80% <text:s text:c="4"/>0.40% <text:s/>... <text:s text:c="3"/>1.50% <text:s text:c="2"/>52.40% <text:s/>10.80 <text:s text:c="3"/>17.12\n沙特阿拉伯 <text:s text:c="4"/>782 <text:s text:c="4"/>0.50% <text:s text:c="4"/>0.00% <text:s/>... <text:s text:c="2"/>-9.20% <text:s text:c="2"/>19.10% <text:s text:c="2"/>9.20 <text:s text:c="3"/>33.41\n <text:s/>土耳其 <text:s text:c="4"/>767 <text:s text:c="3"/>-1.50% <text:s text:c="4"/>1.20% <text:s/>... <text:s text:c="2"/>-2.00% <text:s text:c="2"/>30.40% <text:s/>-3.50 <text:s text:c="3"/>82.00\n <text:s text:c="2"/>瑞士 <text:s text:c="4"/>706 <text:s text:c="4"/>0.20% <text:s text:c="4"/>0.30% <text:s/>... <text:s text:c="3"/>1.30% <text:s text:c="2"/>27.70% <text:s/>10.20 <text:s text:c="4"/>8.48\n <text:s text:c="2"/>台湾 <text:s text:c="4"/>589 <text:s text:c="4"/>2.40% <text:s text:c="4"/>0.67% <text:s/>... <text:s text:c="2"/>-1.90% <text:s text:c="2"/>30.90% <text:s/>11.60 <text:s text:c="3"/>23.58\n <text:s text:c="2"/>波兰 <text:s text:c="4"/>586 <text:s text:c="4"/>4.50% <text:s text:c="4"/>0.80% <text:s/>... <text:s text:c="2"/>-0.40% <text:s text:c="2"/>48.90% <text:s/>-0.70 <text:s text:c="3"/>37.98\n <text:s text:c="2"/>瑞典 <text:s text:c="4"/>551 <text:s text:c="4"/>1.00% <text:s text:c="4"/>0.10% <text:s/>... <text:s text:c="3"/>0.90% <text:s text:c="2"/>38.80% <text:s text:c="2"/>2.00 <text:s text:c="3"/>10.12\n <text:s/>比利时 <text:s text:c="4"/>532 <text:s text:c="4"/>1.20% <text:s text:c="4"/>0.20% <text:s/>... <text:s text:c="2"/>-0.70% <text:s/>102.00% <text:s/>-1.30 <text:s text:c="3"/>11.41\n <text:s/>阿根廷 <text:s text:c="4"/>519 <text:s text:c="4"/>0.60% <text:s text:c="3"/>-0.30% <text:s/>... <text:s text:c="2"/>-5.50% <text:s text:c="2"/>86.20% <text:s/>-5.40 <text:s text:c="3"/>44.50\n <text:s text:c="2"/>泰国 <text:s text:c="4"/>505 <text:s text:c="4"/>2.30% <text:s text:c="4"/>0.60% <text:s/>... <text:s text:c="2"/>-2.50% <text:s text:c="2"/>41.80% <text:s text:c="2"/>7.50 <text:s text:c="3"/>66.41\n 委内瑞拉 <text:s text:c="4"/>482 <text:s text:c="2"/>-22.50% <text:s text:c="3"/>-5.40% <text:s/>... <text:s/>-20.00% <text:s text:c="2"/>23.00% <text:s text:c="2"/>6.00 <text:s text:c="3"/>31.83\n <text:s/>奥地利 <text:s text:c="4"/>456 <text:s text:c="4"/>1.50% <text:s text:c="4"/>0.30% <text:s/>... <text:s text:c="3"/>0.10% <text:s text:c="2"/>73.80% <text:s text:c="2"/>2.30 <text:s text:c="4"/>8.82\n <text:s text:c="2"/>伊朗 <text:s text:c="4"/>454 <text:s text:c="4"/>1.80% <text:s text:c="6"/>NaN <text:s/>... <text:s text:c="2"/>-3.90% <text:s text:c="2"/>44.20% <text:s text:c="2"/>1.30 <text:s text:c="3"/>82.10\n <text:s text:c="2"/>挪威 <text:s text:c="4"/>435 <text:s text:c="3"/>-0.70% <text:s text:c="4"/>0.30% <text:s/>... <text:s text:c="3"/>7.30% <text:s text:c="2"/>36.30% <text:s text:c="2"/>8.10 <text:s text:c="4"/>5.30\n <text:s/>阿联酋 <text:s text:c="4"/>414 <text:s text:c="4"/>2.20% <text:s text:c="4"/>1.70% <text:s/>... <text:s text:c="2"/>-1.80% <text:s text:c="2"/>18.60% <text:s text:c="2"/>9.10 <text:s text:c="4"/>9.60\n 尼日利亚 <text:s text:c="4"/>397 <text:s text:c="4"/>1.94% <text:s text:c="4"/>2.85% <text:s/>... <text:s text:c="2"/>-2.80% <text:s text:c="2"/>18.20% <text:s text:c="2"/>2.30 <text:s text:c="2"/>195.87\n <text:s/>爱尔兰 <text:s text:c="4"/>376 <text:s text:c="4"/>5.80% <text:s text:c="4"/>0.70% <text:s/>... <text:s text:c="3"/>0.00% <text:s text:c="2"/>64.80% <text:s text:c="2"/>9.10 <text:s text:c="4"/>4.84\n <text:s/>以色列 <text:s text:c="4"/>370 <text:s text:c="4"/>3.20% <text:s text:c="4"/>0.30% <text:s/>... <text:s text:c="2"/>-1.90% <text:s text:c="2"/>61.00% <text:s text:c="2"/>1.90 <text:s text:c="4"/>8.97\n <text:s text:c="2"/>南非 <text:s text:c="4"/>366 <text:s text:c="4"/>0.90% <text:s text:c="4"/>3.10% <text:s/>... <text:s text:c="2"/>-4.40% <text:s text:c="2"/>55.80% <text:s/>-3.60 <text:s text:c="3"/>58.78\n <text:s/>新加坡 <text:s text:c="4"/>364 <text:s text:c="4"/>0.10% <text:s text:c="3"/>-3.30% <text:s/>... <text:s text:c="3"/>0.40% <text:s/>112.20% <text:s/>17.70 <text:s text:c="4"/>5.64\n <text:s text:c="2"/>香港 <text:s text:c="4"/>363 <text:s text:c="4"/>0.50% <text:s text:c="3"/>-0.40% <text:s/>... <text:s text:c="3"/>2.10% <text:s text:c="2"/>38.40% <text:s text:c="2"/>4.30 <text:s text:c="4"/>7.48\n 马来西亚 <text:s text:c="4"/>354 <text:s text:c="4"/>4.90% <text:s text:c="4"/>1.00% <text:s/>... <text:s text:c="2"/>-3.70% <text:s text:c="2"/>51.80% <text:s text:c="2"/>2.30 <text:s text:c="3"/>32.40\n <text:s text:c="2"/>丹麦 <text:s text:c="4"/>351 <text:s text:c="4"/>2.60% <text:s text:c="4"/>0.90% <text:s/>... <text:s text:c="3"/>0.50% <text:s text:c="2"/>34.10% <text:s text:c="2"/>6.10 <text:s text:c="4"/>5.78\n <text:s/>菲律宾 <text:s text:c="4"/>331 <text:s text:c="4"/>5.50% <text:s text:c="4"/>1.40% <text:s/>... <text:s text:c="2"/>-3.20% <text:s text:c="2"/>41.90% <text:s/>-2.40 <text:s text:c="2"/>107.00\n 哥伦比亚 <text:s text:c="4"/>330 <text:s text:c="4"/>3.00% <text:s text:c="4"/>1.40% <text:s/>... <text:s text:c="2"/>-3.10% <text:s text:c="2"/>50.50% <text:s/>-3.80 <text:s text:c="3"/>49.83\n 巴基斯坦 <text:s text:c="4"/>313 <text:s text:c="4"/>5.20% <text:s text:c="4"/>5.79% <text:s/>... <text:s text:c="2"/>-6.60% <text:s text:c="2"/>72.50% <text:s/>-4.80 <text:s text:c="2"/>212.22\n <text:s text:c="2"/>智利 <text:s text:c="4"/>298 <text:s text:c="4"/>1.90% <text:s text:c="4"/>0.80% <text:s/>... <text:s text:c="2"/>-1.70% <text:s text:c="2"/>25.60% <text:s/>-3.10 <text:s text:c="3"/>18.75\n <text:s text:c="2"/>芬兰 <text:s text:c="4"/>276 <text:s text:c="4"/>1.20% <text:s text:c="4"/>0.50% <text:s/>... <text:s text:c="2"/>-0.70% <text:s text:c="2"/>58.90% <text:s/>-1.90 <text:s text:c="4"/>5.51\n 孟加拉国 <text:s text:c="4"/>274 <text:s text:c="4"/>7.90% <text:s text:c="4"/>7.90% <text:s/>... <text:s text:c="2"/>-4.80% <text:s text:c="2"/>27.90% <text:s/>-3.60 <text:s text:c="2"/>163.70\n <text:s text:c="2"/>埃及 <text:s text:c="4"/>251 <text:s text:c="4"/>5.70% <text:s text:c="4"/>5.40% <text:s/>... <text:s text:c="2"/>-8.20% <text:s text:c="2"/>90.50% <text:s/>-2.40 <text:s text:c="3"/>98.00\n <text:s text:c="2"/>越南 <text:s text:c="4"/>245 <text:s text:c="4"/>7.31% <text:s text:c="4"/>6.88% <text:s/>... <text:s text:c="2"/>-3.50% <text:s text:c="2"/>57.50% <text:s text:c="2"/>3.00 <text:s text:c="3"/>94.67\n捷克共和国 <text:s text:c="4"/>244 <text:s text:c="4"/>2.70% <text:s text:c="4"/>0.70% <text:s/>... <text:s text:c="3"/>0.90% <text:s text:c="2"/>32.70% <text:s text:c="2"/>0.30 <text:s text:c="3"/>10.61</text:p>
          </table:table-cell>
          <table:table-cell/>
        </table:table-row>
        <table:table-row table:style-name="ro1">
          <table:table-cell office:value-type="string" calcext:value-type="string">
            <text:p>rate_interbank</text:p>
          </table:table-cell>
          <table:table-cell office:value-type="string" calcext:value-type="string">
            <text:p>宏观-经济数据-银行间拆借利率</text:p>
          </table:table-cell>
          <table:table-cell office:value-type="string" calcext:value-type="string">
            <text:p>东方财富-拆借利率一览-具体市场的具体品种的具体指标的拆借利率数据</text:p>
          </table:table-cell>
          <table:table-cell office:value-type="string" calcext:value-type="string">
            <text:p>market;symbol;indicator</text:p>
          </table:table-cell>
          <table:table-cell office:value-type="string" calcext:value-type="string">
            <text:p>东方财富-拆借利率一览-具体市场的具体品种的具体指标的拆借利率数据\n具体 market 和 symbol 参见: https://data.eastmoney.com/shibor/shibor.aspx?m=sg&amp;t=88&amp;d=99333&amp;cu=sgd&amp;type=009065&amp;p=79\n:param market: choice of {"上海银行同业拆借市场", "中国银行同业拆借市场", "伦敦银行同业拆借市场", "欧洲银行同业拆借市场", "香港银行同业拆借市场", "新加坡银行同业拆借市场"}\n:type market: str\n:param symbol: choice of {"Shibor人民币", "Chibor人民币", "Libor英镑", "***", "Sibor美元"}\n:type symbol: str\n:param indicator: choice of {"隔夜", "1周", "2周", "***", "1年"}\n:type indicator: str\n:return: 具体市场的具体品种的具体指标的拆借利率数据\n:rtype: pandas.DataFrame</text:p>
          </table:table-cell>
          <table:table-cell/>
        </table:table-row>
        <table:table-row table:style-name="ro1">
          <table:table-cell office:value-type="string" calcext:value-type="string">
            <text:p>reits_hist_em</text:p>
          </table:table-cell>
          <table:table-cell office:value-type="string" calcext:value-type="string">
            <text:p>REITs</text:p>
          </table:table-cell>
          <table:table-cell office:value-type="string" calcext:value-type="string">
            <text:p>东方财富网-行情中心-REITs-沪深 REITs-历史行情</text:p>
          </table:table-cell>
          <table:table-cell office:value-type="string" calcext:value-type="string">
            <text:p>symbol</text:p>
          </table:table-cell>
          <table:table-cell office:value-type="string" calcext:value-type="string">
            <text:p>东方财富网-行情中心-REITs-沪深 REITs-历史行情\nhttps://quote.eastmoney.com/sh508097.html\n:param symbol: REITs 代码\n:type symbol: str\n:return: 沪深 REITs-历史行情\n:rtype: pandas.DataFrame</text:p>
          </table:table-cell>
          <table:table-cell/>
        </table:table-row>
        <table:table-row table:style-name="ro1">
          <table:table-cell office:value-type="string" calcext:value-type="string">
            <text:p>reits_realtime_em</text:p>
          </table:table-cell>
          <table:table-cell office:value-type="string" calcext:value-type="string">
            <text:p>REITs</text:p>
          </table:table-cell>
          <table:table-cell office:value-type="string" calcext:value-type="string">
            <text:p>东方财富网-行情中心-REITs-沪深 REITs</text:p>
          </table:table-cell>
          <table:table-cell/>
          <table:table-cell office:value-type="string" calcext:value-type="string">
            <text:p>东方财富网-行情中心-REITs-沪深 REITs\nhttps://quote.eastmoney.com/center/gridlist.html#fund_reits_all\n:return: 沪深 REITs-实时行情\n:rtype: pandas.DataFrame</text:p>
          </table:table-cell>
          <table:table-cell/>
        </table:table-row>
        <table:table-row table:style-name="ro1">
          <table:table-cell office:value-type="string" calcext:value-type="string">
            <text:p>repo_rate_hist</text:p>
          </table:table-cell>
          <table:table-cell office:value-type="string" calcext:value-type="string">
            <text:p>回购定盘利率</text:p>
          </table:table-cell>
          <table:table-cell office:value-type="string" calcext:value-type="string">
            <text:p>中国外汇交易中心暨全国银行间同业拆借中心-回购定盘利率-历史数据</text:p>
          </table:table-cell>
          <table:table-cell office:value-type="string" calcext:value-type="string">
            <text:p>start_date;end_date</text:p>
          </table:table-cell>
          <table:table-cell office:value-type="string" calcext:value-type="string">
            <text:p>中国外汇交易中心暨全国银行间同业拆借中心-回购定盘利率-历史数据\nhttps://www.chinamoney.com.cn/chinese/bkfrr/\n:param start_date: 开始时间, 开始时间与结束时间需要在一个月内\n:type start_date: str\n:param end_date: 结束时间, 开始时间与结束时间需要在一个月内\n:type end_date: str\n:return: 回购定盘利率-历史数据\n:rtype: pandas.DataFrame</text:p>
          </table:table-cell>
          <table:table-cell/>
        </table:table-row>
        <table:table-row table:style-name="ro1">
          <table:table-cell office:value-type="string" calcext:value-type="string">
            <text:p>repo_rate_query</text:p>
          </table:table-cell>
          <table:table-cell office:value-type="string" calcext:value-type="string">
            <text:p>回购定盘利率</text:p>
          </table:table-cell>
          <table:table-cell office:value-type="string" calcext:value-type="string">
            <text:p>中国外汇交易中心暨全国银行间同业拆借中心-回购定盘利率-历史数据</text:p>
          </table:table-cell>
          <table:table-cell office:value-type="string" calcext:value-type="string">
            <text:p>symbol</text:p>
          </table:table-cell>
          <table:table-cell office:value-type="string" calcext:value-type="string">
            <text:p>中国外汇交易中心暨全国银行间同业拆借中心-回购定盘利率-历史数据\nhttps://www.chinamoney.com.cn/chinese/bkfrr/\n:param symbol: choice of {"回购定盘利率", "银银间回购定盘利率"}\n:type symbol: str\n:return: 回购定盘利率-历史数据\n:rtype: pandas.DataFrame</text:p>
          </table:table-cell>
          <table:table-cell/>
        </table:table-row>
        <table:table-row table:style-name="ro1">
          <table:table-cell office:value-type="string" calcext:value-type="string">
            <text:p>rv_from_futures_zh_minute_sina</text:p>
          </table:table-cell>
          <table:table-cell office:value-type="string" calcext:value-type="string">
            <text:p>已实现波动率</text:p>
          </table:table-cell>
          <table:table-cell office:value-type="string" calcext:value-type="string">
            <text:p>从新浪财经获取期货的分钟级历史行情数据,并进行数据清洗和格式化</text:p>
          </table:table-cell>
          <table:table-cell office:value-type="string" calcext:value-type="string">
            <text:p>symbol;period</text:p>
          </table:table-cell>
          <table:table-cell office:value-type="string" calcext:value-type="string">
            <text:p>从新浪财经获取期货的分钟级历史行情数据,并进行数据清洗和格式化\nhttps://vip.stock.finance.sina.com.cn/quotes_service/view/qihuohangqing.html#titlePos_3\n:param symbol: 期货合约代码,如"IF2008"代表沪深300期货2020年8月合约\n:type symbol: str\n:param period: 时间周期,可选{'1','5','15','30','60'}分钟\n:type period: str\n:return: 整理后的分钟行情数据,包含Date(索引),Open,High,Low,Close列\n:rtype: pandas.DataFrame</text:p>
          </table:table-cell>
          <table:table-cell/>
        </table:table-row>
        <table:table-row table:style-name="ro1">
          <table:table-cell office:value-type="string" calcext:value-type="string">
            <text:p>rv_from_stock_zh_a_hist_min_em</text:p>
          </table:table-cell>
          <table:table-cell office:value-type="string" calcext:value-type="string">
            <text:p>已实现波动率</text:p>
          </table:table-cell>
          <table:table-cell office:value-type="string" calcext:value-type="string">
            <text:p>从东方财富网获取股票的分钟级历史行情数据,并进行数据清洗和格式化为计算 yz 已实现波动率所需的数据格式</text:p>
          </table:table-cell>
          <table:table-cell office:value-type="string" calcext:value-type="string">
            <text:p>symbol;start_date;end_date;period;adjust</text:p>
          </table:table-cell>
          <table:table-cell office:value-type="string" calcext:value-type="string">
            <text:p>从东方财富网获取股票的分钟级历史行情数据,并进行数据清洗和格式化为计算 yz 已实现波动率所需的数据格式\nhttps://quote.eastmoney.com/concept/sh603777.html?from=classic\n:param symbol: 股票代码,如"000001"\n:type symbol: str\n:param start_date: 开始日期时间,格式"YYYY-MM-DD HH:MM:SS"\n:type start_date: str\n:param end_date: 结束日期时间,格式"YYYY-MM-DD HH:MM:SS"\n:type end_date: str\n:param period: 时间周期,可选{'1','5','15','30','60'}分钟\n:type period: str\n:param adjust: 复权方式,可选{'','qfq'(前复权),'hfq'(后复权)}\n:type adjust: str\n:return: 整理后的分钟行情数据,包含Date(索引),Open,High,Low,Close列\n:rtype: pandas.DataFrame</text:p>
          </table:table-cell>
          <table:table-cell/>
        </table:table-row>
        <table:table-row table:style-name="ro1">
          <table:table-cell office:value-type="string" calcext:value-type="string">
            <text:p>set_token</text:p>
          </table:table-cell>
          <table:table-cell table:number-columns-repeated="2"/>
          <table:table-cell office:value-type="string" calcext:value-type="string">
            <text:p>token</text:p>
          </table:table-cell>
          <table:table-cell table:number-columns-repeated="2"/>
        </table:table-row>
        <table:table-row table:style-name="ro1">
          <table:table-cell office:value-type="string" calcext:value-type="string">
            <text:p>spot_corn_price_soozhu</text:p>
          </table:table-cell>
          <table:table-cell office:value-type="string" calcext:value-type="string">
            <text:p>搜猪-生猪大数据-各省均价实时排行榜</text:p>
          </table:table-cell>
          <table:table-cell office:value-type="string" calcext:value-type="string">
            <text:p>搜猪-生猪大数据-全国玉米价格走势</text:p>
          </table:table-cell>
          <table:table-cell/>
          <table:table-cell office:value-type="string" calcext:value-type="string">
            <text:p>搜猪-生猪大数据-全国玉米价格走势\nhttps://www.soozhu.com/price/data/center/\n:return: 全国玉米价格走势\n:rtype: pandas.DataFrame</text:p>
          </table:table-cell>
          <table:table-cell/>
        </table:table-row>
        <table:table-row table:style-name="ro1">
          <table:table-cell office:value-type="string" calcext:value-type="string">
            <text:p>spot_golden_benchmark_sge</text:p>
          </table:table-cell>
          <table:table-cell office:value-type="string" calcext:value-type="string">
            <text:p>上海黄金交易所-数据资讯-行情走势</text:p>
          </table:table-cell>
          <table:table-cell office:value-type="string" calcext:value-type="string">
            <text:p>上海黄金交易所-数据资讯-上海金基准价-历史数据</text:p>
          </table:table-cell>
          <table:table-cell/>
          <table:table-cell office:value-type="string" calcext:value-type="string">
            <text:p>上海黄金交易所-数据资讯-上海金基准价-历史数据\nhttps://www.sge.com.cn/sjzx/jzj\n:return: 历史数据\n:rtype: pandas.DataFrame</text:p>
          </table:table-cell>
          <table:table-cell/>
        </table:table-row>
        <table:table-row table:style-name="ro1">
          <table:table-cell office:value-type="string" calcext:value-type="string">
            <text:p>spot_goods</text:p>
          </table:table-cell>
          <table:table-cell office:value-type="string" calcext:value-type="string">
            <text:p>大宗商品-现货价格指数</text:p>
          </table:table-cell>
          <table:table-cell office:value-type="string" calcext:value-type="string">
            <text:p>新浪财经-商品现货价格指数</text:p>
          </table:table-cell>
          <table:table-cell office:value-type="string" calcext:value-type="string">
            <text:p>symbol</text:p>
          </table:table-cell>
          <table:table-cell office:value-type="string" calcext:value-type="string">
            <text:p>新浪财经-商品现货价格指数\nhttps://finance.sina.com.cn/futuremarket/spotprice.shtml#titlePos_0\n:param symbol: choice of {"波罗的海干散货指数", "钢坯价格指数", "澳大利亚粉矿价格"}\n:type symbol: str\n:return: 商品现货价格指数\n:rtype: pandas.DataFrame</text:p>
          </table:table-cell>
          <table:table-cell/>
        </table:table-row>
        <table:table-row table:style-name="ro1">
          <table:table-cell office:value-type="string" calcext:value-type="string">
            <text:p>spot_hist_sge</text:p>
          </table:table-cell>
          <table:table-cell office:value-type="string" calcext:value-type="string">
            <text:p>上海黄金交易所-数据资讯-行情走势</text:p>
          </table:table-cell>
          <table:table-cell office:value-type="string" calcext:value-type="string">
            <text:p>上海黄金交易所-数据资讯-行情走势-历史数据</text:p>
          </table:table-cell>
          <table:table-cell office:value-type="string" calcext:value-type="string">
            <text:p>symbol</text:p>
          </table:table-cell>
          <table:table-cell office:value-type="string" calcext:value-type="string">
            <text:p>上海黄金交易所-数据资讯-行情走势-历史数据\nhttps://www.sge.com.cn/sjzx/mrhq\n:param symbol: choice of {'Au99.99', 'Au99.95', 'Au100g', 'Pt99.95', 'Ag(T+D)', 'Au(T+D)',\n'mAu(T+D)', 'Au(T+N1)', 'Au(T+N2)', 'Ag99.99', 'iAu99.99', 'Au99.5', 'iAu100g', 'iAu99.5',\n'PGC30g', 'NYAuTN06', 'NYAuTN12'}; 可以通过 ak.spot_symbol_table_sge() 获取品种表\n:type symbol: str\n:return: 历史数据\n:rtype: pandas.DataFrame</text:p>
          </table:table-cell>
          <table:table-cell/>
        </table:table-row>
        <table:table-row table:style-name="ro1">
          <table:table-cell office:value-type="string" calcext:value-type="string">
            <text:p>spot_hog_crossbred_soozhu</text:p>
          </table:table-cell>
          <table:table-cell office:value-type="string" calcext:value-type="string">
            <text:p>搜猪-生猪大数据-各省均价实时排行榜</text:p>
          </table:table-cell>
          <table:table-cell office:value-type="string" calcext:value-type="string">
            <text:p>搜猪-生猪大数据-全国后备二元母猪</text:p>
          </table:table-cell>
          <table:table-cell/>
          <table:table-cell office:value-type="string" calcext:value-type="string">
            <text:p>搜猪-生猪大数据-全国后备二元母猪\nhttps://www.soozhu.com/price/data/center/\n:return: 全国后备二元母猪\n:rtype: pandas.DataFrame</text:p>
          </table:table-cell>
          <table:table-cell/>
        </table:table-row>
        <table:table-row table:style-name="ro1">
          <table:table-cell office:value-type="string" calcext:value-type="string">
            <text:p>spot_hog_lean_price_soozhu</text:p>
          </table:table-cell>
          <table:table-cell office:value-type="string" calcext:value-type="string">
            <text:p>搜猪-生猪大数据-各省均价实时排行榜</text:p>
          </table:table-cell>
          <table:table-cell office:value-type="string" calcext:value-type="string">
            <text:p>搜猪-生猪大数据-全国瘦肉型肉猪</text:p>
          </table:table-cell>
          <table:table-cell/>
          <table:table-cell office:value-type="string" calcext:value-type="string">
            <text:p>搜猪-生猪大数据-全国瘦肉型肉猪\nhttps://www.soozhu.com/price/data/center/\n:return: 全国瘦肉型肉猪\n:rtype: pandas.DataFrame</text:p>
          </table:table-cell>
          <table:table-cell/>
        </table:table-row>
        <table:table-row table:style-name="ro1">
          <table:table-cell office:value-type="string" calcext:value-type="string">
            <text:p>spot_hog_soozhu</text:p>
          </table:table-cell>
          <table:table-cell table:number-columns-repeated="2" office:value-type="string" calcext:value-type="string">
            <text:p>搜猪-生猪大数据-各省均价实时排行榜</text:p>
          </table:table-cell>
          <table:table-cell/>
          <table:table-cell office:value-type="string" calcext:value-type="string">
            <text:p>搜猪-生猪大数据-各省均价实时排行榜\nhttps://www.soozhu.com/price/data/center/\n:return: 各省均价实时排行榜\n:rtype: pandas.DataFrame</text:p>
          </table:table-cell>
          <table:table-cell/>
        </table:table-row>
        <table:table-row table:style-name="ro1">
          <table:table-cell office:value-type="string" calcext:value-type="string">
            <text:p>spot_hog_three_way_soozhu</text:p>
          </table:table-cell>
          <table:table-cell office:value-type="string" calcext:value-type="string">
            <text:p>搜猪-生猪大数据-各省均价实时排行榜</text:p>
          </table:table-cell>
          <table:table-cell office:value-type="string" calcext:value-type="string">
            <text:p>搜猪-生猪大数据-全国三元仔猪</text:p>
          </table:table-cell>
          <table:table-cell/>
          <table:table-cell office:value-type="string" calcext:value-type="string">
            <text:p>搜猪-生猪大数据-全国三元仔猪\nhttps://www.soozhu.com/price/data/center/\n:return: 全国三元仔猪\n:rtype: pandas.DataFrame</text:p>
          </table:table-cell>
          <table:table-cell/>
        </table:table-row>
        <table:table-row table:style-name="ro1">
          <table:table-cell office:value-type="string" calcext:value-type="string">
            <text:p>spot_hog_year_trend_soozhu</text:p>
          </table:table-cell>
          <table:table-cell office:value-type="string" calcext:value-type="string">
            <text:p>搜猪-生猪大数据-各省均价实时排行榜</text:p>
          </table:table-cell>
          <table:table-cell office:value-type="string" calcext:value-type="string">
            <text:p>搜猪-生猪大数据-今年以来全国出栏均价走势</text:p>
          </table:table-cell>
          <table:table-cell/>
          <table:table-cell office:value-type="string" calcext:value-type="string">
            <text:p>搜猪-生猪大数据-今年以来全国出栏均价走势\nhttps://www.soozhu.com/price/data/center/\n:return: 今年以来全国出栏均价走势\n:rtype: pandas.DataFrame</text:p>
          </table:table-cell>
          <table:table-cell/>
        </table:table-row>
        <table:table-row table:style-name="ro1">
          <table:table-cell office:value-type="string" calcext:value-type="string">
            <text:p>spot_mixed_feed_soozhu</text:p>
          </table:table-cell>
          <table:table-cell office:value-type="string" calcext:value-type="string">
            <text:p>搜猪-生猪大数据-各省均价实时排行榜</text:p>
          </table:table-cell>
          <table:table-cell office:value-type="string" calcext:value-type="string">
            <text:p>搜猪-生猪大数据-全国育肥猪合料（含自配料）半月走势</text:p>
          </table:table-cell>
          <table:table-cell/>
          <table:table-cell office:value-type="string" calcext:value-type="string">
            <text:p>搜猪-生猪大数据-全国育肥猪合料（含自配料）半月走势\nhttps://www.soozhu.com/price/data/center/\n:return: 全国育肥猪合料（含自配料）半月走势\n:rtype: pandas.DataFrame</text:p>
          </table:table-cell>
          <table:table-cell/>
        </table:table-row>
        <table:table-row table:style-name="ro1">
          <table:table-cell office:value-type="string" calcext:value-type="string">
            <text:p>spot_price_qh</text:p>
          </table:table-cell>
          <table:table-cell office:value-type="string" calcext:value-type="string">
            <text:p>现货走势</text:p>
          </table:table-cell>
          <table:table-cell office:value-type="string" calcext:value-type="string">
            <text:p>99 期货-数据-期现-现货走势</text:p>
          </table:table-cell>
          <table:table-cell office:value-type="string" calcext:value-type="string">
            <text:p>symbol</text:p>
          </table:table-cell>
          <table:table-cell office:value-type="string" calcext:value-type="string">
            <text:p>99 期货-数据-期现-现货走势\nhttps://www.99qh.com/data/spotTrend\n:param symbol: 品种名称\n:type symbol: str\n:return: 现货走势\n:rtype: pandas.DataFrame</text:p>
          </table:table-cell>
          <table:table-cell/>
        </table:table-row>
        <table:table-row table:style-name="ro1">
          <table:table-cell office:value-type="string" calcext:value-type="string">
            <text:p>spot_price_table_qh</text:p>
          </table:table-cell>
          <table:table-cell office:value-type="string" calcext:value-type="string">
            <text:p>现货走势</text:p>
          </table:table-cell>
          <table:table-cell office:value-type="string" calcext:value-type="string">
            <text:p>99 期货-数据-期现-交易所与品种对照表</text:p>
          </table:table-cell>
          <table:table-cell/>
          <table:table-cell office:value-type="string" calcext:value-type="string">
            <text:p>99 期货-数据-期现-交易所与品种对照表\nhttps://www.99qh.com/data/spotTrend\n:return: 交易所与品种对照表\n:rtype: pandas.DataFrame</text:p>
          </table:table-cell>
          <table:table-cell/>
        </table:table-row>
        <table:table-row table:style-name="ro1">
          <table:table-cell office:value-type="string" calcext:value-type="string">
            <text:p>spot_quotations_sge</text:p>
          </table:table-cell>
          <table:table-cell office:value-type="string" calcext:value-type="string">
            <text:p>上海黄金交易所-数据资讯-行情走势</text:p>
          </table:table-cell>
          <table:table-cell office:value-type="string" calcext:value-type="string">
            <text:p>上海黄金交易所-实时行情数据</text:p>
          </table:table-cell>
          <table:table-cell office:value-type="string" calcext:value-type="string">
            <text:p>symbol</text:p>
          </table:table-cell>
          <table:table-cell office:value-type="string" calcext:value-type="string">
            <text:p>上海黄金交易所-实时行情数据\nhttps://www.sge.com.cn/\nhttps://www.sge.com.cn/graph/quotations\n:param symbol: choice of {'Au99.99', 'Au99.95', 'Au100g', 'Pt99.95', 'Ag(T+D)', 'Au(T+D)',\n'mAu(T+D)', 'Au(T+N1)', 'Au(T+N2)', 'Ag99.99', 'iAu99.99', 'Au99.5', 'iAu100g',\n'iAu99.5', 'PGC30g', 'NYAuTN06', 'NYAuTN12'}; 可以通过 ak.spot_symbol_table_sge() 获取品种表\n:type symbol: str\n:return: 行情数据\n:rtype: pandas.DataFrame</text:p>
          </table:table-cell>
          <table:table-cell/>
        </table:table-row>
        <table:table-row table:style-name="ro1">
          <table:table-cell office:value-type="string" calcext:value-type="string">
            <text:p>spot_silver_benchmark_sge</text:p>
          </table:table-cell>
          <table:table-cell office:value-type="string" calcext:value-type="string">
            <text:p>上海黄金交易所-数据资讯-行情走势</text:p>
          </table:table-cell>
          <table:table-cell office:value-type="string" calcext:value-type="string">
            <text:p>上海黄金交易所-数据资讯-上海银基准价-历史数据</text:p>
          </table:table-cell>
          <table:table-cell/>
          <table:table-cell office:value-type="string" calcext:value-type="string">
            <text:p>上海黄金交易所-数据资讯-上海银基准价-历史数据\nhttps://www.sge.com.cn/sjzx/mrhq\n:return: 历史数据\n:rtype: pandas.DataFrame</text:p>
          </table:table-cell>
          <table:table-cell/>
        </table:table-row>
        <table:table-row table:style-name="ro1">
          <table:table-cell office:value-type="string" calcext:value-type="string">
            <text:p>spot_soybean_price_soozhu</text:p>
          </table:table-cell>
          <table:table-cell office:value-type="string" calcext:value-type="string">
            <text:p>搜猪-生猪大数据-各省均价实时排行榜</text:p>
          </table:table-cell>
          <table:table-cell office:value-type="string" calcext:value-type="string">
            <text:p>搜猪-生猪大数据-全国豆粕价格走势</text:p>
          </table:table-cell>
          <table:table-cell/>
          <table:table-cell office:value-type="string" calcext:value-type="string">
            <text:p>搜猪-生猪大数据-全国豆粕价格走势\nhttps://www.soozhu.com/price/data/center/\n:return: 全国豆粕价格走势\n:rtype: pandas.DataFrame</text:p>
          </table:table-cell>
          <table:table-cell/>
        </table:table-row>
        <table:table-row table:style-name="ro1">
          <table:table-cell office:value-type="string" calcext:value-type="string">
            <text:p>spot_symbol_table_sge</text:p>
          </table:table-cell>
          <table:table-cell office:value-type="string" calcext:value-type="string">
            <text:p>上海黄金交易所-数据资讯-行情走势</text:p>
          </table:table-cell>
          <table:table-cell office:value-type="string" calcext:value-type="string">
            <text:p>上海黄金交易所-数据资讯-行情走势-品种表</text:p>
          </table:table-cell>
          <table:table-cell/>
          <table:table-cell office:value-type="string" calcext:value-type="string">
            <text:p>上海黄金交易所-数据资讯-行情走势-品种表\nhttps://www.sge.com.cn/sjzx/mrhq\n:return: 品种表\n:rtype: pandas.DataFrame</text:p>
          </table:table-cell>
          <table:table-cell/>
        </table:table-row>
        <table:table-row table:style-name="ro1">
          <table:table-cell office:value-type="string" calcext:value-type="string">
            <text:p>stock_a_all_pb</text:p>
          </table:table-cell>
          <table:table-cell office:value-type="string" calcext:value-type="string">
            <text:p>全部 A 股-等权重、中位数市净率</text:p>
          </table:table-cell>
          <table:table-cell office:value-type="string" calcext:value-type="string">
            <text:p>全部A股-等权重市净率、中位数市净率</text:p>
          </table:table-cell>
          <table:table-cell/>
          <table:table-cell office:value-type="string" calcext:value-type="string">
            <text:p>全部A股-等权重市净率、中位数市净率\nhttps://legulegu.com/stockdata/all-pb\n:return: 全部A股-等权重市盈率、中位数市盈率\n:rtype: pandas.DataFrame</text:p>
          </table:table-cell>
          <table:table-cell/>
        </table:table-row>
        <table:table-row table:style-name="ro1">
          <table:table-cell office:value-type="string" calcext:value-type="string">
            <text:p>stock_a_below_net_asset_statistics</text:p>
          </table:table-cell>
          <table:table-cell office:value-type="string" calcext:value-type="string">
            <text:p>A 股PE和PB</text:p>
          </table:table-cell>
          <table:table-cell office:value-type="string" calcext:value-type="string">
            <text:p>破净股统计历史走势</text:p>
          </table:table-cell>
          <table:table-cell office:value-type="string" calcext:value-type="string">
            <text:p>symbol</text:p>
          </table:table-cell>
          <table:table-cell office:value-type="string" calcext:value-type="string">
            <text:p>破净股统计历史走势\nhttps://www.legulegu.com/stockdata/below-net-asset-statistics\n:param symbol: choice of {"全部A股", "沪深300", "上证50", "中证500"}\n:type symbol: str\n:return: 破净股统计历史走势\n:rtype: pandas.DataFrame</text:p>
          </table:table-cell>
          <table:table-cell/>
        </table:table-row>
        <table:table-row table:style-name="ro1">
          <table:table-cell office:value-type="string" calcext:value-type="string">
            <text:p>stock_a_code_to_symbol</text:p>
          </table:table-cell>
          <table:table-cell office:value-type="string" calcext:value-type="string">
            <text:p>股票指数-股票指数-成份股</text:p>
          </table:table-cell>
          <table:table-cell office:value-type="string" calcext:value-type="string">
            <text:p>输入股票代码判断股票市场</text:p>
          </table:table-cell>
          <table:table-cell office:value-type="string" calcext:value-type="string">
            <text:p>symbol</text:p>
          </table:table-cell>
          <table:table-cell office:value-type="string" calcext:value-type="string">
            <text:p>输入股票代码判断股票市场\n:param symbol: 股票代码\n:type symbol: str\n:return: 股票市场\n:rtype: str</text:p>
          </table:table-cell>
          <table:table-cell/>
        </table:table-row>
        <table:table-row table:style-name="ro1">
          <table:table-cell office:value-type="string" calcext:value-type="string">
            <text:p>stock_a_congestion_lg</text:p>
          </table:table-cell>
          <table:table-cell table:number-columns-repeated="2" office:value-type="string" calcext:value-type="string">
            <text:p>乐咕乐股-大盘拥挤度</text:p>
          </table:table-cell>
          <table:table-cell/>
          <table:table-cell office:value-type="string" calcext:value-type="string">
            <text:p>乐咕乐股-大盘拥挤度\nhttps://legulegu.com/stockdata/ashares-congestion\n:return: 大盘拥挤度\n:rtype: pandas.DataFrame</text:p>
          </table:table-cell>
          <table:table-cell/>
        </table:table-row>
        <table:table-row table:style-name="ro1">
          <table:table-cell office:value-type="string" calcext:value-type="string">
            <text:p>stock_a_gxl_lg</text:p>
          </table:table-cell>
          <table:table-cell table:number-columns-repeated="2" office:value-type="string" calcext:value-type="string">
            <text:p>乐咕乐股-股息率-A 股股息率</text:p>
          </table:table-cell>
          <table:table-cell office:value-type="string" calcext:value-type="string">
            <text:p>symbol</text:p>
          </table:table-cell>
          <table:table-cell office:value-type="string" calcext:value-type="string">
            <text:p>乐咕乐股-股息率-A 股股息率\nhttps://legulegu.com/stockdata/guxilv\n:param symbol: choice of {"上证A股", "深证A股", "创业板", "科创板"}\n:type symbol: str\n:return: A 股股息率\n:rtype: pandas.DataFrame</text:p>
          </table:table-cell>
          <table:table-cell/>
        </table:table-row>
        <table:table-row table:style-name="ro1">
          <table:table-cell office:value-type="string" calcext:value-type="string">
            <text:p>stock_a_high_low_statistics</text:p>
          </table:table-cell>
          <table:table-cell office:value-type="string" calcext:value-type="string">
            <text:p>A 股PE和PB</text:p>
          </table:table-cell>
          <table:table-cell office:value-type="string" calcext:value-type="string">
            <text:p>乐咕乐股-创新高、新低的股票数量</text:p>
          </table:table-cell>
          <table:table-cell office:value-type="string" calcext:value-type="string">
            <text:p>symbol</text:p>
          </table:table-cell>
          <table:table-cell office:value-type="string" calcext:value-type="string">
            <text:p>乐咕乐股-创新高、新低的股票数量\nhttps://www.legulegu.com/stockdata/high-low-statistics\n:param symbol: choice of {"all", "sz50", "hs300", "zz500"}\n:type symbol: str\n:return: 创新高、新低的股票数量\n:rtype: pandas.DataFrame</text:p>
          </table:table-cell>
          <table:table-cell/>
        </table:table-row>
        <table:table-row table:style-name="ro1">
          <table:table-cell office:value-type="string" calcext:value-type="string">
            <text:p>stock_a_indicator_lg</text:p>
          </table:table-cell>
          <table:table-cell office:value-type="string" calcext:value-type="string">
            <text:p>A 股PE和PB</text:p>
          </table:table-cell>
          <table:table-cell office:value-type="string" calcext:value-type="string">
            <text:p>市盈率, 市净率, 股息率数据接口</text:p>
          </table:table-cell>
          <table:table-cell office:value-type="string" calcext:value-type="string">
            <text:p>symbol</text:p>
          </table:table-cell>
          <table:table-cell office:value-type="string" calcext:value-type="string">
            <text:p>市盈率, 市净率, 股息率数据接口\nhttps://legulegu.com/stocklist\n:param symbol: 通过 ak.stock_a_indicator_lg(symbol="all") 来获取所有股票的代码\n:type symbol: str\n:return: 市盈率, 市净率, 股息率查询\n:rtype: pandas.DataFrame</text:p>
          </table:table-cell>
          <table:table-cell/>
        </table:table-row>
        <table:table-row table:style-name="ro1">
          <table:table-cell office:value-type="string" calcext:value-type="string">
            <text:p>stock_a_ttm_lyr</text:p>
          </table:table-cell>
          <table:table-cell table:number-columns-repeated="2" office:value-type="string" calcext:value-type="string">
            <text:p>全部 A 股-等权重市盈率、中位数市盈率</text:p>
          </table:table-cell>
          <table:table-cell/>
          <table:table-cell office:value-type="string" calcext:value-type="string">
            <text:p>全部 A 股-等权重市盈率、中位数市盈率\nhttps://www.legulegu.com/stockdata/a-ttm-lyr\n:return: 全部A股-等权重市盈率、中位数市盈率\n:rtype: pandas.DataFrame</text:p>
          </table:table-cell>
          <table:table-cell/>
        </table:table-row>
        <table:table-row table:style-name="ro1">
          <table:table-cell office:value-type="string" calcext:value-type="string">
            <text:p>stock_account_statistics_em</text:p>
          </table:table-cell>
          <table:table-cell office:value-type="string" calcext:value-type="string">
            <text:p>东方财富-股票账户</text:p>
          </table:table-cell>
          <table:table-cell office:value-type="string" calcext:value-type="string">
            <text:p>东方财富网-数据中心-特色数据-股票账户统计</text:p>
          </table:table-cell>
          <table:table-cell/>
          <table:table-cell office:value-type="string" calcext:value-type="string">
            <text:p>东方财富网-数据中心-特色数据-股票账户统计\nhttps://data.eastmoney.com/cjsj/gpkhsj.html\n:return: 股票账户统计数据\n:rtype: pandas.DataFrame</text:p>
          </table:table-cell>
          <table:table-cell/>
        </table:table-row>
        <table:table-row table:style-name="ro1">
          <table:table-cell office:value-type="string" calcext:value-type="string">
            <text:p>stock_add_stock</text:p>
          </table:table-cell>
          <table:table-cell office:value-type="string" calcext:value-type="string">
            <text:p>stock-fundamental</text:p>
          </table:table-cell>
          <table:table-cell office:value-type="string" calcext:value-type="string">
            <text:p>新浪财经-发行与分配-增发</text:p>
          </table:table-cell>
          <table:table-cell office:value-type="string" calcext:value-type="string">
            <text:p>symbol</text:p>
          </table:table-cell>
          <table:table-cell office:value-type="string" calcext:value-type="string">
            <text:p>新浪财经-发行与分配-增发\nhttps://vip.stock.finance.sina.com.cn/corp/go.php/vISSUE_AddStock/stockid/600004.phtml\n:param symbol: 股票代码\n:type symbol: str\n:return: 返回增发详情\n:rtype: pandas.DataFrame</text:p>
          </table:table-cell>
          <table:table-cell/>
        </table:table-row>
        <table:table-row table:style-name="ro1">
          <table:table-cell office:value-type="string" calcext:value-type="string">
            <text:p>stock_allotment_cninfo</text:p>
          </table:table-cell>
          <table:table-cell office:value-type="string" calcext:value-type="string">
            <text:p>巨潮资讯-数据浏览器-筹资指标-公司配股实施方案</text:p>
          </table:table-cell>
          <table:table-cell office:value-type="string" calcext:value-type="string">
            <text:p>巨潮资讯-个股-配股实施方案</text:p>
          </table:table-cell>
          <table:table-cell office:value-type="string" calcext:value-type="string">
            <text:p>symbol;start_date;end_date</text:p>
          </table:table-cell>
          <table:table-cell office:value-type="string" calcext:value-type="string">
            <text:p>巨潮资讯-个股-配股实施方案\nhttps://webapi.cninfo.com.cn/#/dataBrowse\n:param symbol: 股票代码\n:type symbol: str\n:param start_date: 开始查询的日期\n:type symbol: str\n:param end_date: 结束查询的日期\n:type symbol: str\n:return: 配股实施方案\n:rtype: pandas.DataFrame</text:p>
          </table:table-cell>
          <table:table-cell/>
        </table:table-row>
        <table:table-row table:style-name="ro1">
          <table:table-cell office:value-type="string" calcext:value-type="string">
            <text:p>stock_analyst_detail_em</text:p>
          </table:table-cell>
          <table:table-cell office:value-type="string" calcext:value-type="string">
            <text:p>stock-em-analyst</text:p>
          </table:table-cell>
          <table:table-cell office:value-type="string" calcext:value-type="string">
            <text:p>东方财富网-数据中心-研究报告-东方财富分析师指数-东方财富分析师指数2020最新排行-分析师详情</text:p>
          </table:table-cell>
          <table:table-cell office:value-type="string" calcext:value-type="string">
            <text:p>analyst_id;indicator</text:p>
          </table:table-cell>
          <table:table-cell office:value-type="string" calcext:value-type="string">
            <text:p>东方财富网-数据中心-研究报告-东方财富分析师指数-东方财富分析师指数2020最新排行-分析师详情\nhttps://data.eastmoney.com/invest/invest/11000257131.html\n:param analyst_id: 分析师 ID, 从 ak.stock_analyst_rank_em() 获取\n:type analyst_id: str\n:param indicator: choice of {"最新跟踪成分股", "历史跟踪成分股", "历史指数"}\n:type indicator: str\n:return: 具体指标的数据\n:rtype: pandas.DataFrame</text:p>
          </table:table-cell>
          <table:table-cell/>
        </table:table-row>
        <table:table-row table:style-name="ro1">
          <table:table-cell office:value-type="string" calcext:value-type="string">
            <text:p>stock_analyst_rank_em</text:p>
          </table:table-cell>
          <table:table-cell office:value-type="string" calcext:value-type="string">
            <text:p>stock-em-analyst</text:p>
          </table:table-cell>
          <table:table-cell office:value-type="string" calcext:value-type="string">
            <text:p>东方财富网-数据中心-研究报告-东方财富分析师指数-东方财富分析师指数</text:p>
          </table:table-cell>
          <table:table-cell office:value-type="string" calcext:value-type="string">
            <text:p>year</text:p>
          </table:table-cell>
          <table:table-cell office:value-type="string" calcext:value-type="string">
            <text:p>东方财富网-数据中心-研究报告-东方财富分析师指数-东方财富分析师指数\nhttps://data.eastmoney.com/invest/invest/list.html\n:param year: 从 2015 年至今\n:type year: str\n:return: 东方财富分析师指数\n:rtype: pandas.DataFrame</text:p>
          </table:table-cell>
          <table:table-cell/>
        </table:table-row>
        <table:table-row table:style-name="ro1">
          <table:table-cell office:value-type="string" calcext:value-type="string">
            <text:p>stock_balance_sheet_by_report_delisted_em</text:p>
          </table:table-cell>
          <table:table-cell office:value-type="string" calcext:value-type="string">
            <text:p>东方财富-股票-财务分析</text:p>
          </table:table-cell>
          <table:table-cell office:value-type="string" calcext:value-type="string">
            <text:p>东方财富-股票-财务分析-资产负债表-已退市股票-按报告期</text:p>
          </table:table-cell>
          <table:table-cell office:value-type="string" calcext:value-type="string">
            <text:p>symbol</text:p>
          </table:table-cell>
          <table:table-cell office:value-type="string" calcext:value-type="string">
            <text:p>东方财富-股票-财务分析-资产负债表-已退市股票-按报告期\nhttps://emweb.securities.eastmoney.com/pc_hsf10/pages/index.html?type=web&amp;code=SZ000013#/cwfx/zcfzb\n:param symbol: 已退市股票代码; 带市场标识\n:type symbol: str\n:return: 资产负债表-按报告期\n:rtype: pandas.DataFrame</text:p>
          </table:table-cell>
          <table:table-cell/>
        </table:table-row>
        <table:table-row table:style-name="ro1">
          <table:table-cell office:value-type="string" calcext:value-type="string">
            <text:p>stock_balance_sheet_by_report_em</text:p>
          </table:table-cell>
          <table:table-cell office:value-type="string" calcext:value-type="string">
            <text:p>东方财富-股票-财务分析</text:p>
          </table:table-cell>
          <table:table-cell office:value-type="string" calcext:value-type="string">
            <text:p>东方财富-股票-财务分析-资产负债表-按报告期</text:p>
          </table:table-cell>
          <table:table-cell office:value-type="string" calcext:value-type="string">
            <text:p>symbol</text:p>
          </table:table-cell>
          <table:table-cell office:value-type="string" calcext:value-type="string">
            <text:p>东方财富-股票-财务分析-资产负债表-按报告期\nhttps://emweb.securities.eastmoney.com/PC_HSF10/NewFinanceAnalysis/Index?type=web&amp;code=sh600519#lrb-0\n:param symbol: 股票代码; 带市场标识\n:type symbol: str\n:return: 资产负债表-按报告期\n:rtype: pandas.DataFrame</text:p>
          </table:table-cell>
          <table:table-cell/>
        </table:table-row>
        <table:table-row table:style-name="ro1">
          <table:table-cell office:value-type="string" calcext:value-type="string">
            <text:p>stock_balance_sheet_by_yearly_em</text:p>
          </table:table-cell>
          <table:table-cell office:value-type="string" calcext:value-type="string">
            <text:p>东方财富-股票-财务分析</text:p>
          </table:table-cell>
          <table:table-cell office:value-type="string" calcext:value-type="string">
            <text:p>东方财富-股票-财务分析-资产负债表-按年度</text:p>
          </table:table-cell>
          <table:table-cell office:value-type="string" calcext:value-type="string">
            <text:p>symbol</text:p>
          </table:table-cell>
          <table:table-cell office:value-type="string" calcext:value-type="string">
            <text:p>东方财富-股票-财务分析-资产负债表-按年度\nhttps://emweb.securities.eastmoney.com/PC_HSF10/NewFinanceAnalysis/Index?type=web&amp;code=sh600519#lrb-0\n:param symbol: 股票代码; 带市场标识\n:type symbol: str\n:return: 资产负债表-按年度\n:rtype: pandas.DataFrame</text:p>
          </table:table-cell>
          <table:table-cell/>
        </table:table-row>
        <table:table-row table:style-name="ro1">
          <table:table-cell office:value-type="string" calcext:value-type="string">
            <text:p>stock_bid_ask_em</text:p>
          </table:table-cell>
          <table:table-cell table:number-columns-repeated="2" office:value-type="string" calcext:value-type="string">
            <text:p>东方财富-行情报价</text:p>
          </table:table-cell>
          <table:table-cell office:value-type="string" calcext:value-type="string">
            <text:p>symbol</text:p>
          </table:table-cell>
          <table:table-cell office:value-type="string" calcext:value-type="string">
            <text:p>东方财富-行情报价\nhttps://quote.eastmoney.com/sz000001.html\n:param symbol: 股票代码\n:type symbol: str\n:return: 行情报价\n:rtype: pandas.DataFrame</text:p>
          </table:table-cell>
          <table:table-cell/>
        </table:table-row>
        <table:table-row table:style-name="ro1">
          <table:table-cell office:value-type="string" calcext:value-type="string">
            <text:p>stock_bj_a_spot_em</text:p>
          </table:table-cell>
          <table:table-cell office:value-type="string" calcext:value-type="string">
            <text:p>A 股东方财富</text:p>
          </table:table-cell>
          <table:table-cell office:value-type="string" calcext:value-type="string">
            <text:p>东方财富网-京 A 股-实时行情</text:p>
          </table:table-cell>
          <table:table-cell/>
          <table:table-cell office:value-type="string" calcext:value-type="string">
            <text:p>东方财富网-京 A 股-实时行情\nhttps://quote.eastmoney.com/center/gridlist.html#hs_a_board\n:return: 实时行情\n:rtype: pandas.DataFrame</text:p>
          </table:table-cell>
          <table:table-cell/>
        </table:table-row>
        <table:table-row table:style-name="ro1">
          <table:table-cell office:value-type="string" calcext:value-type="string">
            <text:p>stock_board_change_em</text:p>
          </table:table-cell>
          <table:table-cell office:value-type="string" calcext:value-type="string">
            <text:p>盘口异动</text:p>
          </table:table-cell>
          <table:table-cell office:value-type="string" calcext:value-type="string">
            <text:p>东方财富-行情中心-当日板块异动详情</text:p>
          </table:table-cell>
          <table:table-cell/>
          <table:table-cell office:value-type="string" calcext:value-type="string">
            <text:p>东方财富-行情中心-当日板块异动详情\nhttps://quote.eastmoney.com/changes/\n:return: 当日板块异动详情页\n:rtype: pandas.DataFrame</text:p>
          </table:table-cell>
          <table:table-cell/>
        </table:table-row>
        <table:table-row table:style-name="ro1">
          <table:table-cell office:value-type="string" calcext:value-type="string">
            <text:p>stock_board_concept_cons_em</text:p>
          </table:table-cell>
          <table:table-cell office:value-type="string" calcext:value-type="string">
            <text:p>东方财富-概念板块</text:p>
          </table:table-cell>
          <table:table-cell office:value-type="string" calcext:value-type="string">
            <text:p>东方财富-沪深板块-概念板块-板块成份</text:p>
          </table:table-cell>
          <table:table-cell office:value-type="string" calcext:value-type="string">
            <text:p>symbol</text:p>
          </table:table-cell>
          <table:table-cell office:value-type="string" calcext:value-type="string">
            <text:p>东方财富-沪深板块-概念板块-板块成份\nhttps://quote.eastmoney.com/center/boardlist.html#boards-BK06551\n:param symbol: 板块名称或者板块代码\n:type symbol: str\n:return: 板块成份\n:rtype: pandas.DataFrame</text:p>
          </table:table-cell>
          <table:table-cell/>
        </table:table-row>
        <table:table-row table:style-name="ro1">
          <table:table-cell office:value-type="string" calcext:value-type="string">
            <text:p>stock_board_concept_hist_em</text:p>
          </table:table-cell>
          <table:table-cell office:value-type="string" calcext:value-type="string">
            <text:p>东方财富-概念板块</text:p>
          </table:table-cell>
          <table:table-cell office:value-type="string" calcext:value-type="string">
            <text:p>东方财富网-沪深板块-概念板块-历史行情</text:p>
          </table:table-cell>
          <table:table-cell office:value-type="string" calcext:value-type="string">
            <text:p>symbol;period;start_date;end_date;adjust</text:p>
          </table:table-cell>
          <table:table-cell office:value-type="string" calcext:value-type="string">
            <text:p>东方财富网-沪深板块-概念板块-历史行情\nhttps://quote.eastmoney.com/bk/90.BK0715.html\n:param symbol: 板块名称\n:type symbol: str\n:type period: 周期; choice of {"daily", "weekly", "monthly"}\n:param period: 板块名称\n:param start_date: 开始时间\n:type start_date: str\n:param end_date: 结束时间\n:type end_date: str\n:param adjust: choice of {'': 不复权, "qfq": 前复权, "hfq": 后复权}\n:type adjust: str\n:return: 历史行情\n:rtype: pandas.DataFrame</text:p>
          </table:table-cell>
          <table:table-cell/>
        </table:table-row>
        <table:table-row table:style-name="ro1">
          <table:table-cell office:value-type="string" calcext:value-type="string">
            <text:p>stock_board_concept_hist_min_em</text:p>
          </table:table-cell>
          <table:table-cell office:value-type="string" calcext:value-type="string">
            <text:p>东方财富-概念板块</text:p>
          </table:table-cell>
          <table:table-cell office:value-type="string" calcext:value-type="string">
            <text:p>东方财富网-沪深板块-概念板块-分时历史行情</text:p>
          </table:table-cell>
          <table:table-cell office:value-type="string" calcext:value-type="string">
            <text:p>symbol;period</text:p>
          </table:table-cell>
          <table:table-cell office:value-type="string" calcext:value-type="string">
            <text:p>东方财富网-沪深板块-概念板块-分时历史行情\nhttps://quote.eastmoney.com/bk/90.BK0715.html\n:param symbol: 板块名称\n:type symbol: str\n:param period: choice of {"1", "5", "15", "30", "60"}\n:type period: str\n:return: 分时历史行情\n:rtype: pandas.DataFrame</text:p>
          </table:table-cell>
          <table:table-cell/>
        </table:table-row>
        <table:table-row table:style-name="ro1">
          <table:table-cell office:value-type="string" calcext:value-type="string">
            <text:p>stock_board_concept_index_ths</text:p>
          </table:table-cell>
          <table:table-cell office:value-type="string" calcext:value-type="string">
            <text:p>同花顺-概念板块</text:p>
          </table:table-cell>
          <table:table-cell office:value-type="string" calcext:value-type="string">
            <text:p>同花顺-板块-概念板块-指数数据</text:p>
          </table:table-cell>
          <table:table-cell office:value-type="string" calcext:value-type="string">
            <text:p>symbol;start_date;end_date</text:p>
          </table:table-cell>
          <table:table-cell office:value-type="string" calcext:value-type="string">
            <text:p>同花顺-板块-概念板块-指数数据\nhttps://q.10jqka.com.cn/gn/detail/code/301558/\n:param start_date: 开始时间\n:type start_date: str\n:param end_date: 结束时间\n:type end_date: str\n:param symbol: 指数数据\n:type symbol: str\n:return: 指数数据\n:rtype: pandas.DataFrame</text:p>
          </table:table-cell>
          <table:table-cell/>
        </table:table-row>
        <table:table-row table:style-name="ro1">
          <table:table-cell office:value-type="string" calcext:value-type="string">
            <text:p>stock_board_concept_info_ths</text:p>
          </table:table-cell>
          <table:table-cell office:value-type="string" calcext:value-type="string">
            <text:p>同花顺-概念板块</text:p>
          </table:table-cell>
          <table:table-cell office:value-type="string" calcext:value-type="string">
            <text:p>同花顺-板块-概念板块-板块简介</text:p>
          </table:table-cell>
          <table:table-cell office:value-type="string" calcext:value-type="string">
            <text:p>symbol</text:p>
          </table:table-cell>
          <table:table-cell office:value-type="string" calcext:value-type="string">
            <text:p>同花顺-板块-概念板块-板块简介\nhttp://q.10jqka.com.cn/gn/detail/code/301558/\n:param symbol: 板块简介\n:type symbol: str\n:return: 板块简介\n:rtype: pandas.DataFrame</text:p>
          </table:table-cell>
          <table:table-cell/>
        </table:table-row>
        <table:table-row table:style-name="ro1">
          <table:table-cell office:value-type="string" calcext:value-type="string">
            <text:p>stock_board_concept_name_em</text:p>
          </table:table-cell>
          <table:table-cell office:value-type="string" calcext:value-type="string">
            <text:p>东方财富-概念板块</text:p>
          </table:table-cell>
          <table:table-cell office:value-type="string" calcext:value-type="string">
            <text:p>东方财富网-行情中心-沪深京板块-概念板块-名称</text:p>
          </table:table-cell>
          <table:table-cell/>
          <table:table-cell office:value-type="string" calcext:value-type="string">
            <text:p>东方财富网-行情中心-沪深京板块-概念板块-名称\nhttps://quote.eastmoney.com/center/boardlist.html#concept_board\n:return: 概念板块-名称\n:rtype: pandas.DataFrame</text:p>
          </table:table-cell>
          <table:table-cell/>
        </table:table-row>
        <table:table-row table:style-name="ro1">
          <table:table-cell office:value-type="string" calcext:value-type="string">
            <text:p>stock_board_concept_name_em_async</text:p>
          </table:table-cell>
          <table:table-cell office:value-type="string" calcext:value-type="string">
            <text:p>异步接口</text:p>
          </table:table-cell>
          <table:table-cell office:value-type="string" calcext:value-type="string">
            <text:p>东方财富网-行情中心-沪深京板块-概念板块-名称 (同步接口)</text:p>
          </table:table-cell>
          <table:table-cell/>
          <table:table-cell office:value-type="string" calcext:value-type="string">
            <text:p>东方财富网-行情中心-沪深京板块-概念板块-名称 (同步接口)\nhttps://quote.eastmoney.com/center/boardlist.html#concept_board\n:return: 概念板块-名称\n:rtype: pandas.DataFrame</text:p>
          </table:table-cell>
          <table:table-cell/>
        </table:table-row>
        <table:table-row table:style-name="ro1">
          <table:table-cell office:value-type="string" calcext:value-type="string">
            <text:p>stock_board_concept_name_ths</text:p>
          </table:table-cell>
          <table:table-cell office:value-type="string" calcext:value-type="string">
            <text:p>同花顺-概念板块</text:p>
          </table:table-cell>
          <table:table-cell office:value-type="string" calcext:value-type="string">
            <text:p>同花顺-板块-概念板块-概念</text:p>
          </table:table-cell>
          <table:table-cell/>
          <table:table-cell office:value-type="string" calcext:value-type="string">
            <text:p>同花顺-板块-概念板块-概念\nhttp://q.10jqka.com.cn/thshy/\n:return: 所有概念板块的名称和链接\n:rtype: pandas.DataFrame</text:p>
          </table:table-cell>
          <table:table-cell/>
        </table:table-row>
        <table:table-row table:style-name="ro1">
          <table:table-cell office:value-type="string" calcext:value-type="string">
            <text:p>stock_board_concept_spot_em</text:p>
          </table:table-cell>
          <table:table-cell office:value-type="string" calcext:value-type="string">
            <text:p>东方财富-概念板块</text:p>
          </table:table-cell>
          <table:table-cell office:value-type="string" calcext:value-type="string">
            <text:p>东方财富网-行情中心-沪深京板块-概念板块-实时行情</text:p>
          </table:table-cell>
          <table:table-cell office:value-type="string" calcext:value-type="string">
            <text:p>symbol</text:p>
          </table:table-cell>
          <table:table-cell office:value-type="string" calcext:value-type="string">
            <text:p>东方财富网-行情中心-沪深京板块-概念板块-实时行情\nhttps://quote.eastmoney.com/bk/90.BK0818.html\n:return: 概念板块-实时行情\n:rtype: pandas.DataFrame</text:p>
          </table:table-cell>
          <table:table-cell/>
        </table:table-row>
        <table:table-row table:style-name="ro1">
          <table:table-cell office:value-type="string" calcext:value-type="string">
            <text:p>stock_board_concept_summary_ths</text:p>
          </table:table-cell>
          <table:table-cell office:value-type="string" calcext:value-type="string">
            <text:p>同花顺-概念板块</text:p>
          </table:table-cell>
          <table:table-cell office:value-type="string" calcext:value-type="string">
            <text:p>同花顺-数据中心-概念板块-概念时间表</text:p>
          </table:table-cell>
          <table:table-cell/>
          <table:table-cell office:value-type="string" calcext:value-type="string">
            <text:p>同花顺-数据中心-概念板块-概念时间表\nhttps://q.10jqka.com.cn/gn/\n:return: 概念时间表\n:rtype: pandas.DataFrame</text:p>
          </table:table-cell>
          <table:table-cell/>
        </table:table-row>
        <table:table-row table:style-name="ro1">
          <table:table-cell office:value-type="string" calcext:value-type="string">
            <text:p>stock_board_industry_cons_em</text:p>
          </table:table-cell>
          <table:table-cell office:value-type="string" calcext:value-type="string">
            <text:p>东方财富-行业板块</text:p>
          </table:table-cell>
          <table:table-cell office:value-type="string" calcext:value-type="string">
            <text:p>东方财富网-沪深板块-行业板块-板块成份</text:p>
          </table:table-cell>
          <table:table-cell office:value-type="string" calcext:value-type="string">
            <text:p>symbol</text:p>
          </table:table-cell>
          <table:table-cell office:value-type="string" calcext:value-type="string">
            <text:p>东方财富网-沪深板块-行业板块-板块成份\nhttps://data.eastmoney.com/bkzj/BK1027.html\n:param symbol: 板块名称或者板块代码\n:type symbol: str\n:return: 板块成份\n:rtype: pandas.DataFrame</text:p>
          </table:table-cell>
          <table:table-cell/>
        </table:table-row>
        <table:table-row table:style-name="ro1">
          <table:table-cell office:value-type="string" calcext:value-type="string">
            <text:p>stock_board_industry_hist_em</text:p>
          </table:table-cell>
          <table:table-cell office:value-type="string" calcext:value-type="string">
            <text:p>东方财富-行业板块</text:p>
          </table:table-cell>
          <table:table-cell office:value-type="string" calcext:value-type="string">
            <text:p>东方财富网-沪深板块-行业板块-历史行情</text:p>
          </table:table-cell>
          <table:table-cell office:value-type="string" calcext:value-type="string">
            <text:p>symbol;start_date;end_date;period;adjust</text:p>
          </table:table-cell>
          <table:table-cell office:value-type="string" calcext:value-type="string">
            <text:p>东方财富网-沪深板块-行业板块-历史行情\nhttps://quote.eastmoney.com/bk/90.BK1027.html\n:param symbol: 板块名称\n:type symbol: str\n:param start_date: 开始时间\n:type start_date: str\n:param end_date: 结束时间\n:type end_date: str\n:param period: 周期; choice of {"日k", "周k", "月k"}\n:type period: str\n:param adjust: choice of {'': 不复权, "qfq": 前复权, "hfq": 后复权}\n:type adjust: str\n:return: 历史行情\n:rtype: pandas.DataFrame</text:p>
          </table:table-cell>
          <table:table-cell/>
        </table:table-row>
        <table:table-row table:style-name="ro1">
          <table:table-cell office:value-type="string" calcext:value-type="string">
            <text:p>stock_board_industry_hist_min_em</text:p>
          </table:table-cell>
          <table:table-cell office:value-type="string" calcext:value-type="string">
            <text:p>东方财富-行业板块</text:p>
          </table:table-cell>
          <table:table-cell office:value-type="string" calcext:value-type="string">
            <text:p>东方财富网-沪深板块-行业板块-分时历史行情</text:p>
          </table:table-cell>
          <table:table-cell office:value-type="string" calcext:value-type="string">
            <text:p>symbol;period</text:p>
          </table:table-cell>
          <table:table-cell office:value-type="string" calcext:value-type="string">
            <text:p>东方财富网-沪深板块-行业板块-分时历史行情\nhttps://quote.eastmoney.com/bk/90.BK1027.html\n:param symbol: 板块名称\n:type symbol: str\n:param period: choice of {"1", "5", "15", "30", "60"}\n:type period: str\n:return: 分时历史行情\n:rtype: pandas.DataFrame</text:p>
          </table:table-cell>
          <table:table-cell/>
        </table:table-row>
        <table:table-row table:style-name="ro1">
          <table:table-cell office:value-type="string" calcext:value-type="string">
            <text:p>stock_board_industry_index_ths</text:p>
          </table:table-cell>
          <table:table-cell office:value-type="string" calcext:value-type="string">
            <text:p>同花顺-行业板块</text:p>
          </table:table-cell>
          <table:table-cell office:value-type="string" calcext:value-type="string">
            <text:p>同花顺-板块-行业板块-指数数据</text:p>
          </table:table-cell>
          <table:table-cell office:value-type="string" calcext:value-type="string">
            <text:p>symbol;start_date;end_date</text:p>
          </table:table-cell>
          <table:table-cell office:value-type="string" calcext:value-type="string">
            <text:p>同花顺-板块-行业板块-指数数据\nhttps://q.10jqka.com.cn/thshy/detail/code/881270/\n:param start_date: 开始时间\n:type start_date: str\n:param end_date: 结束时间\n:type end_date: str\n:param symbol: 指数数据\n:type symbol: str\n:return: 指数数据\n:rtype: pandas.DataFrame</text:p>
          </table:table-cell>
          <table:table-cell/>
        </table:table-row>
        <table:table-row table:style-name="ro1">
          <table:table-cell office:value-type="string" calcext:value-type="string">
            <text:p>stock_board_industry_info_ths</text:p>
          </table:table-cell>
          <table:table-cell office:value-type="string" calcext:value-type="string">
            <text:p>同花顺-行业板块</text:p>
          </table:table-cell>
          <table:table-cell office:value-type="string" calcext:value-type="string">
            <text:p>同花顺-板块-行业板块-板块简介</text:p>
          </table:table-cell>
          <table:table-cell office:value-type="string" calcext:value-type="string">
            <text:p>symbol</text:p>
          </table:table-cell>
          <table:table-cell office:value-type="string" calcext:value-type="string">
            <text:p>同花顺-板块-行业板块-板块简介\nhttp://q.10jqka.com.cn/gn/detail/code/301558/\n:param symbol: 板块简介\n:type symbol: str\n:return: 板块简介\n:rtype: pandas.DataFrame</text:p>
          </table:table-cell>
          <table:table-cell/>
        </table:table-row>
        <table:table-row table:style-name="ro1">
          <table:table-cell office:value-type="string" calcext:value-type="string">
            <text:p>stock_board_industry_name_em</text:p>
          </table:table-cell>
          <table:table-cell office:value-type="string" calcext:value-type="string">
            <text:p>东方财富-行业板块</text:p>
          </table:table-cell>
          <table:table-cell office:value-type="string" calcext:value-type="string">
            <text:p>东方财富网-沪深板块-行业板块-名称</text:p>
          </table:table-cell>
          <table:table-cell/>
          <table:table-cell office:value-type="string" calcext:value-type="string">
            <text:p>东方财富网-沪深板块-行业板块-名称\nhttps://quote.eastmoney.com/center/boardlist.html#industry_board\n:return: 行业板块-名称\n:rtype: pandas.DataFrame</text:p>
          </table:table-cell>
          <table:table-cell/>
        </table:table-row>
        <table:table-row table:style-name="ro1">
          <table:table-cell office:value-type="string" calcext:value-type="string">
            <text:p>stock_board_industry_name_ths</text:p>
          </table:table-cell>
          <table:table-cell office:value-type="string" calcext:value-type="string">
            <text:p>同花顺-行业板块</text:p>
          </table:table-cell>
          <table:table-cell office:value-type="string" calcext:value-type="string">
            <text:p>同花顺-板块-行业板块-行业</text:p>
          </table:table-cell>
          <table:table-cell/>
          <table:table-cell office:value-type="string" calcext:value-type="string">
            <text:p>同花顺-板块-行业板块-行业\nhttp://q.10jqka.com.cn/thshy/\n:return: 所有行业板块的名称和链接\n:rtype: pandas.DataFrame</text:p>
          </table:table-cell>
          <table:table-cell/>
        </table:table-row>
        <table:table-row table:style-name="ro1">
          <table:table-cell office:value-type="string" calcext:value-type="string">
            <text:p>stock_board_industry_spot_em</text:p>
          </table:table-cell>
          <table:table-cell office:value-type="string" calcext:value-type="string">
            <text:p>东方财富-行业板块</text:p>
          </table:table-cell>
          <table:table-cell office:value-type="string" calcext:value-type="string">
            <text:p>东方财富网-沪深板块-行业板块-实时行情</text:p>
          </table:table-cell>
          <table:table-cell office:value-type="string" calcext:value-type="string">
            <text:p>symbol</text:p>
          </table:table-cell>
          <table:table-cell office:value-type="string" calcext:value-type="string">
            <text:p>东方财富网-沪深板块-行业板块-实时行情\nhttps://quote.eastmoney.com/bk/90.BK1027.html\n:param symbol: 板块名称 or 东财板块代码\n:type symbol: str\n:return: 实时行情\n:rtype: pandas.DataFrame</text:p>
          </table:table-cell>
          <table:table-cell/>
        </table:table-row>
        <table:table-row table:style-name="ro1">
          <table:table-cell office:value-type="string" calcext:value-type="string">
            <text:p>stock_board_industry_summary_ths</text:p>
          </table:table-cell>
          <table:table-cell office:value-type="string" calcext:value-type="string">
            <text:p>同花顺行业一览表</text:p>
          </table:table-cell>
          <table:table-cell office:value-type="string" calcext:value-type="string">
            <text:p>同花顺-数据中心-行业板块-同花顺行业一览表</text:p>
          </table:table-cell>
          <table:table-cell/>
          <table:table-cell office:value-type="string" calcext:value-type="string">
            <text:p>同花顺-数据中心-行业板块-同花顺行业一览表\nhttps://q.10jqka.com.cn/thshy/\n:return: 同花顺行业一览表\n:rtype: pandas.DataFrame</text:p>
          </table:table-cell>
          <table:table-cell/>
        </table:table-row>
        <table:table-row table:style-name="ro1">
          <table:table-cell office:value-type="string" calcext:value-type="string">
            <text:p>stock_buffett_index_lg</text:p>
          </table:table-cell>
          <table:table-cell table:number-columns-repeated="2" office:value-type="string" calcext:value-type="string">
            <text:p>乐估乐股-底部研究-巴菲特指标</text:p>
          </table:table-cell>
          <table:table-cell/>
          <table:table-cell office:value-type="string" calcext:value-type="string">
            <text:p>乐估乐股-底部研究-巴菲特指标\nhttps://legulegu.com/stockdata/marketcap-gdp\n:return: 巴菲特指标\n:rtype: pandas.DataFrame</text:p>
          </table:table-cell>
          <table:table-cell/>
        </table:table-row>
        <table:table-row table:style-name="ro1">
          <table:table-cell office:value-type="string" calcext:value-type="string">
            <text:p>stock_cash_flow_sheet_by_quarterly_em</text:p>
          </table:table-cell>
          <table:table-cell office:value-type="string" calcext:value-type="string">
            <text:p>东方财富-股票-财务分析</text:p>
          </table:table-cell>
          <table:table-cell office:value-type="string" calcext:value-type="string">
            <text:p>东方财富-股票-财务分析-现金流量表-按单季度</text:p>
          </table:table-cell>
          <table:table-cell office:value-type="string" calcext:value-type="string">
            <text:p>symbol</text:p>
          </table:table-cell>
          <table:table-cell office:value-type="string" calcext:value-type="string">
            <text:p>东方财富-股票-财务分析-现金流量表-按单季度\nhttps://emweb.securities.eastmoney.com/PC_HSF10/NewFinanceAnalysis/Index?type=web&amp;code=sh600519#lrb-0\n:param symbol: 股票代码; 带市场标识\n:type symbol: str\n:return: 现金流量表-按单季度\n:rtype: pandas.DataFrame</text:p>
          </table:table-cell>
          <table:table-cell/>
        </table:table-row>
        <table:table-row table:style-name="ro1">
          <table:table-cell office:value-type="string" calcext:value-type="string">
            <text:p>stock_cash_flow_sheet_by_report_delisted_em</text:p>
          </table:table-cell>
          <table:table-cell office:value-type="string" calcext:value-type="string">
            <text:p>东方财富-股票-财务分析</text:p>
          </table:table-cell>
          <table:table-cell office:value-type="string" calcext:value-type="string">
            <text:p>东方财富-股票-财务分析-现金流量表-已退市股票-按报告期</text:p>
          </table:table-cell>
          <table:table-cell office:value-type="string" calcext:value-type="string">
            <text:p>symbol</text:p>
          </table:table-cell>
          <table:table-cell office:value-type="string" calcext:value-type="string">
            <text:p>东方财富-股票-财务分析-现金流量表-已退市股票-按报告期\nhttps://emweb.securities.eastmoney.com/pc_hsf10/pages/index.html?type=web&amp;code=SZ000013#/cwfx/xjllb\n:param symbol: 已退市股票代码; 带市场标识\n:type symbol: str\n:return: 现金流量表-按报告期\n:rtype: pandas.DataFrame</text:p>
          </table:table-cell>
          <table:table-cell/>
        </table:table-row>
        <table:table-row table:style-name="ro1">
          <table:table-cell office:value-type="string" calcext:value-type="string">
            <text:p>stock_cash_flow_sheet_by_report_em</text:p>
          </table:table-cell>
          <table:table-cell office:value-type="string" calcext:value-type="string">
            <text:p>东方财富-股票-财务分析</text:p>
          </table:table-cell>
          <table:table-cell office:value-type="string" calcext:value-type="string">
            <text:p>东方财富-股票-财务分析-现金流量表-按报告期</text:p>
          </table:table-cell>
          <table:table-cell office:value-type="string" calcext:value-type="string">
            <text:p>symbol</text:p>
          </table:table-cell>
          <table:table-cell office:value-type="string" calcext:value-type="string">
            <text:p>东方财富-股票-财务分析-现金流量表-按报告期\nhttps://emweb.securities.eastmoney.com/PC_HSF10/NewFinanceAnalysis/Index?type=web&amp;code=sh600519#lrb-0\n:param symbol: 股票代码; 带市场标识\n:type symbol: str\n:return: 现金流量表-按报告期\n:rtype: pandas.DataFrame</text:p>
          </table:table-cell>
          <table:table-cell/>
        </table:table-row>
        <table:table-row table:style-name="ro1">
          <table:table-cell office:value-type="string" calcext:value-type="string">
            <text:p>stock_cash_flow_sheet_by_yearly_em</text:p>
          </table:table-cell>
          <table:table-cell office:value-type="string" calcext:value-type="string">
            <text:p>东方财富-股票-财务分析</text:p>
          </table:table-cell>
          <table:table-cell office:value-type="string" calcext:value-type="string">
            <text:p>东方财富-股票-财务分析-现金流量表-按年度</text:p>
          </table:table-cell>
          <table:table-cell office:value-type="string" calcext:value-type="string">
            <text:p>symbol</text:p>
          </table:table-cell>
          <table:table-cell office:value-type="string" calcext:value-type="string">
            <text:p>东方财富-股票-财务分析-现金流量表-按年度\nhttps://emweb.securities.eastmoney.com/PC_HSF10/NewFinanceAnalysis/Index?type=web&amp;code=sh600519#lrb-0\n:param symbol: 股票代码; 带市场标识\n:type symbol: str\n:return: 现金流量表-按年度\n:rtype: pandas.DataFrame</text:p>
          </table:table-cell>
          <table:table-cell/>
        </table:table-row>
        <table:table-row table:style-name="ro1">
          <table:table-cell office:value-type="string" calcext:value-type="string">
            <text:p>stock_cg_equity_mortgage_cninfo</text:p>
          </table:table-cell>
          <table:table-cell table:number-columns-repeated="2" office:value-type="string" calcext:value-type="string">
            <text:p>巨潮资讯-数据中心-专题统计-公司治理-股权质押</text:p>
          </table:table-cell>
          <table:table-cell office:value-type="string" calcext:value-type="string">
            <text:p>date</text:p>
          </table:table-cell>
          <table:table-cell office:value-type="string" calcext:value-type="string">
            <text:p>巨潮资讯-数据中心-专题统计-公司治理-股权质押\nhttps://webapi.cninfo.com.cn/#/thematicStatistics\n:param date: 开始统计时间\n:type date: str\n:return: 股权质押\n:rtype: pandas.DataFrame</text:p>
          </table:table-cell>
          <table:table-cell/>
        </table:table-row>
        <table:table-row table:style-name="ro1">
          <table:table-cell office:value-type="string" calcext:value-type="string">
            <text:p>stock_cg_guarantee_cninfo</text:p>
          </table:table-cell>
          <table:table-cell table:number-columns-repeated="2" office:value-type="string" calcext:value-type="string">
            <text:p>巨潮资讯-数据中心-专题统计-公司治理-对外担保</text:p>
          </table:table-cell>
          <table:table-cell office:value-type="string" calcext:value-type="string">
            <text:p>symbol;start_date;end_date</text:p>
          </table:table-cell>
          <table:table-cell office:value-type="string" calcext:value-type="string">
            <text:p>巨潮资讯-数据中心-专题统计-公司治理-对外担保\nhttps://webapi.cninfo.com.cn/#/thematicStatistics\n:param symbol: choice of {"全部", "深市主板", "沪市", "创业板", "科创板"}\n:type symbol: str\n:param start_date: 开始统计时间\n:type start_date: str\n:param end_date: 结束统计时间\n:type end_date: str\n:return: 对外担保\n:rtype: pandas.DataFrame</text:p>
          </table:table-cell>
          <table:table-cell/>
        </table:table-row>
        <table:table-row table:style-name="ro1">
          <table:table-cell office:value-type="string" calcext:value-type="string">
            <text:p>stock_cg_lawsuit_cninfo</text:p>
          </table:table-cell>
          <table:table-cell table:number-columns-repeated="2" office:value-type="string" calcext:value-type="string">
            <text:p>巨潮资讯-数据中心-专题统计-公司治理-公司诉讼</text:p>
          </table:table-cell>
          <table:table-cell office:value-type="string" calcext:value-type="string">
            <text:p>symbol;start_date;end_date</text:p>
          </table:table-cell>
          <table:table-cell office:value-type="string" calcext:value-type="string">
            <text:p>巨潮资讯-数据中心-专题统计-公司治理-公司诉讼\nhttp://webapi.cninfo.com.cn/#/thematicStatistics\n:param symbol: choice of {"全部", "深市主板", "沪市", "创业板", "科创板"}\n:type symbol: str\n:param start_date: 开始统计时间\n:type start_date: str\n:param end_date: 结束统计时间\n:type end_date: str\n:return: 对外担保\n:rtype: pandas.DataFrame</text:p>
          </table:table-cell>
          <table:table-cell/>
        </table:table-row>
        <table:table-row table:style-name="ro1">
          <table:table-cell office:value-type="string" calcext:value-type="string">
            <text:p>stock_changes_em</text:p>
          </table:table-cell>
          <table:table-cell office:value-type="string" calcext:value-type="string">
            <text:p>盘口异动</text:p>
          </table:table-cell>
          <table:table-cell office:value-type="string" calcext:value-type="string">
            <text:p>东方财富-行情中心-盘口异动</text:p>
          </table:table-cell>
          <table:table-cell office:value-type="string" calcext:value-type="string">
            <text:p>symbol</text:p>
          </table:table-cell>
          <table:table-cell office:value-type="string" calcext:value-type="string">
            <text:p>东方财富-行情中心-盘口异动\nhttps://quote.eastmoney.com/changes/\n:param symbol: choice of {'火箭发射', '快速反弹', '大笔买入', '封涨停板', '打开跌停板', '有大买盘',\n'竞价上涨', '高开5日线', '向上缺口', '60日新高', '60日大幅上涨', '加速下跌', '高台跳水',\n'大笔卖出', '封跌停板', '打开涨停板', '有大卖盘', '竞价下跌', '低开5日线', '向下缺口', '60日新低', '60日大幅下跌'}\n:type symbol: str\n:return: 盘口异动\n:rtype: pandas.DataFrame</text:p>
          </table:table-cell>
          <table:table-cell/>
        </table:table-row>
        <table:table-row table:style-name="ro1">
          <table:table-cell office:value-type="string" calcext:value-type="string">
            <text:p>stock_circulate_stock_holder</text:p>
          </table:table-cell>
          <table:table-cell office:value-type="string" calcext:value-type="string">
            <text:p>stock-fundamental</text:p>
          </table:table-cell>
          <table:table-cell office:value-type="string" calcext:value-type="string">
            <text:p>新浪财经-股东股本-流通股东</text:p>
          </table:table-cell>
          <table:table-cell office:value-type="string" calcext:value-type="string">
            <text:p>symbol</text:p>
          </table:table-cell>
          <table:table-cell office:value-type="string" calcext:value-type="string">
            <text:p>新浪财经-股东股本-流通股东\nP.S. 特定股票特定时间只有前 5 个; e.g., 000002\nhttps://vip.stock.finance.sina.com.cn/corp/go.php/vCI_CirculateStockHolder/stockid/600000.phtml\n:param symbol: 股票代码\n:type symbol: str\n:return: 新浪财经-股东股本-流通股东\n:rtype: pandas.DataFrame</text:p>
          </table:table-cell>
          <table:table-cell/>
        </table:table-row>
        <table:table-row table:style-name="ro1">
          <table:table-cell office:value-type="string" calcext:value-type="string">
            <text:p>stock_classify_sina</text:p>
          </table:table-cell>
          <table:table-cell office:value-type="string" calcext:value-type="string">
            <text:p>行业板块</text:p>
          </table:table-cell>
          <table:table-cell office:value-type="string" calcext:value-type="string">
            <text:p>按 symbol 分类后的股票</text:p>
          </table:table-cell>
          <table:table-cell office:value-type="string" calcext:value-type="string">
            <text:p>symbol</text:p>
          </table:table-cell>
          <table:table-cell office:value-type="string" calcext:value-type="string">
            <text:p>按 symbol 分类后的股票\nhttp://vip.stock.finance.sina.com.cn/mkt/\n:param symbol: choice of {'申万行业', '申万二级', '热门概念', '地域板块'}\n:type symbol: str\n:return: 分类后的股票\n:rtype: pandas.DataFrame</text:p>
          </table:table-cell>
          <table:table-cell/>
        </table:table-row>
        <table:table-row table:style-name="ro1">
          <table:table-cell office:value-type="string" calcext:value-type="string">
            <text:p>stock_comment_detail_scrd_desire_daily_em</text:p>
          </table:table-cell>
          <table:table-cell office:value-type="string" calcext:value-type="string">
            <text:p>stock-em-comment</text:p>
          </table:table-cell>
          <table:table-cell office:value-type="string" calcext:value-type="string">
            <text:p>东方财富网-数据中心-特色数据-千股千评-市场热度-日度市场参与意愿</text:p>
          </table:table-cell>
          <table:table-cell office:value-type="string" calcext:value-type="string">
            <text:p>symbol</text:p>
          </table:table-cell>
          <table:table-cell office:value-type="string" calcext:value-type="string">
            <text:p>东方财富网-数据中心-特色数据-千股千评-市场热度-日度市场参与意愿\nhttps://data.eastmoney.com/stockcomment/stock/600000.html\n:param symbol: 股票代码\n:type symbol: str\n:return: 市场热度-日度市场参与意愿\n:rtype: pandas.DataFrame</text:p>
          </table:table-cell>
          <table:table-cell/>
        </table:table-row>
        <table:table-row table:style-name="ro1">
          <table:table-cell office:value-type="string" calcext:value-type="string">
            <text:p>stock_comment_detail_scrd_desire_em</text:p>
          </table:table-cell>
          <table:table-cell office:value-type="string" calcext:value-type="string">
            <text:p>stock-em-comment</text:p>
          </table:table-cell>
          <table:table-cell office:value-type="string" calcext:value-type="string">
            <text:p>东方财富网-数据中心-特色数据-千股千评-市场热度-市场参与意愿</text:p>
          </table:table-cell>
          <table:table-cell office:value-type="string" calcext:value-type="string">
            <text:p>symbol</text:p>
          </table:table-cell>
          <table:table-cell office:value-type="string" calcext:value-type="string">
            <text:p>东方财富网-数据中心-特色数据-千股千评-市场热度-市场参与意愿\nhttps://data.eastmoney.com/stockcomment/stock/600000.html\n:param symbol: 股票代码\n:type symbol: str\n:return: 市场热度-市场参与意愿\n:rtype: pandas.DataFrame</text:p>
          </table:table-cell>
          <table:table-cell/>
        </table:table-row>
        <table:table-row table:style-name="ro1">
          <table:table-cell office:value-type="string" calcext:value-type="string">
            <text:p>stock_comment_detail_scrd_focus_em</text:p>
          </table:table-cell>
          <table:table-cell office:value-type="string" calcext:value-type="string">
            <text:p>stock-em-comment</text:p>
          </table:table-cell>
          <table:table-cell office:value-type="string" calcext:value-type="string">
            <text:p>东方财富网-数据中心-特色数据-千股千评-市场热度-用户关注指数</text:p>
          </table:table-cell>
          <table:table-cell office:value-type="string" calcext:value-type="string">
            <text:p>symbol</text:p>
          </table:table-cell>
          <table:table-cell office:value-type="string" calcext:value-type="string">
            <text:p>东方财富网-数据中心-特色数据-千股千评-市场热度-用户关注指数\nhttps://data.eastmoney.com/stockcomment/stock/600000.html\n:param symbol: 股票代码\n:type symbol: str\n:return: 市场热度-用户关注指数\n:rtype: pandas.DataFrame</text:p>
          </table:table-cell>
          <table:table-cell/>
        </table:table-row>
        <table:table-row table:style-name="ro1">
          <table:table-cell office:value-type="string" calcext:value-type="string">
            <text:p>stock_comment_detail_zhpj_lspf_em</text:p>
          </table:table-cell>
          <table:table-cell office:value-type="string" calcext:value-type="string">
            <text:p>stock-em-comment</text:p>
          </table:table-cell>
          <table:table-cell office:value-type="string" calcext:value-type="string">
            <text:p>东方财富网-数据中心-特色数据-千股千评-综合评价-历史评分</text:p>
          </table:table-cell>
          <table:table-cell office:value-type="string" calcext:value-type="string">
            <text:p>symbol</text:p>
          </table:table-cell>
          <table:table-cell office:value-type="string" calcext:value-type="string">
            <text:p>东方财富网-数据中心-特色数据-千股千评-综合评价-历史评分\nhttps://data.eastmoney.com/stockcomment/stock/600000.html\n:param symbol: 股票代码\n:type symbol: str\n:return: 综合评价-历史评分\n:rtype: pandas.DataFrame</text:p>
          </table:table-cell>
          <table:table-cell/>
        </table:table-row>
        <table:table-row table:style-name="ro1">
          <table:table-cell office:value-type="string" calcext:value-type="string">
            <text:p>stock_comment_detail_zlkp_jgcyd_em</text:p>
          </table:table-cell>
          <table:table-cell office:value-type="string" calcext:value-type="string">
            <text:p>stock-em-comment</text:p>
          </table:table-cell>
          <table:table-cell office:value-type="string" calcext:value-type="string">
            <text:p>东方财富网-数据中心-特色数据-千股千评-主力控盘-机构参与度</text:p>
          </table:table-cell>
          <table:table-cell office:value-type="string" calcext:value-type="string">
            <text:p>symbol</text:p>
          </table:table-cell>
          <table:table-cell office:value-type="string" calcext:value-type="string">
            <text:p>东方财富网-数据中心-特色数据-千股千评-主力控盘-机构参与度\nhttps://data.eastmoney.com/stockcomment/stock/600000.html\n:param symbol: 股票代码\n:type symbol: str\n:return: 主力控盘-机构参与度\n:rtype: pandas.DataFrame</text:p>
          </table:table-cell>
          <table:table-cell/>
        </table:table-row>
        <table:table-row table:style-name="ro1">
          <table:table-cell office:value-type="string" calcext:value-type="string">
            <text:p>stock_comment_em</text:p>
          </table:table-cell>
          <table:table-cell office:value-type="string" calcext:value-type="string">
            <text:p>stock-em-comment</text:p>
          </table:table-cell>
          <table:table-cell office:value-type="string" calcext:value-type="string">
            <text:p>东方财富网-数据中心-特色数据-千股千评</text:p>
          </table:table-cell>
          <table:table-cell/>
          <table:table-cell office:value-type="string" calcext:value-type="string">
            <text:p>东方财富网-数据中心-特色数据-千股千评\nhttps://data.eastmoney.com/stockcomment/\n:return: 千股千评数据\n:rtype: pandas.DataFrame</text:p>
          </table:table-cell>
          <table:table-cell/>
        </table:table-row>
        <table:table-row table:style-name="ro1">
          <table:table-cell office:value-type="string" calcext:value-type="string">
            <text:p>stock_concept_cons_futu</text:p>
          </table:table-cell>
          <table:table-cell table:number-columns-repeated="2" office:value-type="string" calcext:value-type="string">
            <text:p>富途牛牛-主题投资-概念板块-成分股</text:p>
          </table:table-cell>
          <table:table-cell office:value-type="string" calcext:value-type="string">
            <text:p>symbol</text:p>
          </table:table-cell>
          <table:table-cell office:value-type="string" calcext:value-type="string">
            <text:p>富途牛牛-主题投资-概念板块-成分股\nhttps://www.futunn.com/quote/sparks-us\n:param symbol: 板块名称; choice of {"巴菲特持仓", "佩洛西持仓", "特朗普概念股"}\n:type symbol: str\n:return: 概念板块\n:rtype: pandas.DataFrame</text:p>
          </table:table-cell>
          <table:table-cell/>
        </table:table-row>
        <table:table-row table:style-name="ro1">
          <table:table-cell office:value-type="string" calcext:value-type="string">
            <text:p>stock_concept_fund_flow_hist</text:p>
          </table:table-cell>
          <table:table-cell office:value-type="string" calcext:value-type="string">
            <text:p>stock_fund</text:p>
          </table:table-cell>
          <table:table-cell office:value-type="string" calcext:value-type="string">
            <text:p>东方财富网-数据中心-资金流向-概念资金流-概念历史资金流</text:p>
          </table:table-cell>
          <table:table-cell office:value-type="string" calcext:value-type="string">
            <text:p>symbol</text:p>
          </table:table-cell>
          <table:table-cell office:value-type="string" calcext:value-type="string">
            <text:p>东方财富网-数据中心-资金流向-概念资金流-概念历史资金流\nhttps://data.eastmoney.com/bkzj/BK0574.html\n:param symbol: 概念名称\n:type symbol: str\n:return: 概念历史资金流\n:rtype: pandas.DataFrame</text:p>
          </table:table-cell>
          <table:table-cell/>
        </table:table-row>
        <table:table-row table:style-name="ro1">
          <table:table-cell office:value-type="string" calcext:value-type="string">
            <text:p>stock_cy_a_spot_em</text:p>
          </table:table-cell>
          <table:table-cell office:value-type="string" calcext:value-type="string">
            <text:p>A 股东方财富</text:p>
          </table:table-cell>
          <table:table-cell office:value-type="string" calcext:value-type="string">
            <text:p>东方财富网-创业板-实时行情</text:p>
          </table:table-cell>
          <table:table-cell/>
          <table:table-cell office:value-type="string" calcext:value-type="string">
            <text:p>东方财富网-创业板-实时行情\nhttps://quote.eastmoney.com/center/gridlist.html#gem_board\n:return: 实时行情\n:rtype: pandas.DataFrame</text:p>
          </table:table-cell>
          <table:table-cell/>
        </table:table-row>
        <table:table-row table:style-name="ro1">
          <table:table-cell office:value-type="string" calcext:value-type="string">
            <text:p>stock_cyq_em</text:p>
          </table:table-cell>
          <table:table-cell office:value-type="string" calcext:value-type="string">
            <text:p>筹码分布</text:p>
          </table:table-cell>
          <table:table-cell office:value-type="string" calcext:value-type="string">
            <text:p>东方财富网-概念板-行情中心-日K-筹码分布</text:p>
          </table:table-cell>
          <table:table-cell office:value-type="string" calcext:value-type="string">
            <text:p>symbol;adjust</text:p>
          </table:table-cell>
          <table:table-cell office:value-type="string" calcext:value-type="string">
            <text:p>东方财富网-概念板-行情中心-日K-筹码分布\nhttps://quote.eastmoney.com/concept/sz000001.html\n:param symbol: 股票代码\n:type symbol: str\n:param adjust: choice of {"qfq": "前复权", "hfq": "后复权", "": "不复权"}\n:type adjust: str\n:return: 筹码分布\n:rtype: pandas.DataFrame</text:p>
          </table:table-cell>
          <table:table-cell/>
        </table:table-row>
        <table:table-row table:style-name="ro1">
          <table:table-cell office:value-type="string" calcext:value-type="string">
            <text:p>stock_dividend_cninfo</text:p>
          </table:table-cell>
          <table:table-cell office:value-type="string" calcext:value-type="string">
            <text:p>个股分红</text:p>
          </table:table-cell>
          <table:table-cell office:value-type="string" calcext:value-type="string">
            <text:p>巨潮资讯-个股-历史分红</text:p>
          </table:table-cell>
          <table:table-cell office:value-type="string" calcext:value-type="string">
            <text:p>symbol</text:p>
          </table:table-cell>
          <table:table-cell office:value-type="string" calcext:value-type="string">
            <text:p>巨潮资讯-个股-历史分红\nhttps://webapi.cninfo.com.cn/#/company?companyid=600009\n:param symbol: 股票代码\n:type symbol: str\n:return: 历史分红\n:rtype: pandas.DataFrame</text:p>
          </table:table-cell>
          <table:table-cell/>
        </table:table-row>
        <table:table-row table:style-name="ro1">
          <table:table-cell office:value-type="string" calcext:value-type="string">
            <text:p>stock_dxsyl_em</text:p>
          </table:table-cell>
          <table:table-cell office:value-type="string" calcext:value-type="string">
            <text:p>stock</text:p>
          </table:table-cell>
          <table:table-cell office:value-type="string" calcext:value-type="string">
            <text:p>东方财富网-数据中心-新股申购-打新收益率</text:p>
          </table:table-cell>
          <table:table-cell/>
          <table:table-cell office:value-type="string" calcext:value-type="string">
            <text:p>东方财富网-数据中心-新股申购-打新收益率\nhttps://data.eastmoney.com/xg/xg/dxsyl.html\n:return: 打新收益率数据\n:rtype: pandas.DataFrame</text:p>
          </table:table-cell>
          <table:table-cell/>
        </table:table-row>
        <table:table-row table:style-name="ro1">
          <table:table-cell office:value-type="string" calcext:value-type="string">
            <text:p>stock_dzjy_hygtj</text:p>
          </table:table-cell>
          <table:table-cell office:value-type="string" calcext:value-type="string">
            <text:p>大宗交易</text:p>
          </table:table-cell>
          <table:table-cell office:value-type="string" calcext:value-type="string">
            <text:p>东方财富网-数据中心-大宗交易-活跃 A 股统计</text:p>
          </table:table-cell>
          <table:table-cell office:value-type="string" calcext:value-type="string">
            <text:p>symbol</text:p>
          </table:table-cell>
          <table:table-cell office:value-type="string" calcext:value-type="string">
            <text:p>东方财富网-数据中心-大宗交易-活跃 A 股统计\nhttps://data.eastmoney.com/dzjy/dzjy_hygtj.html\n:param symbol: choice of {'近一月', '近三月', '近六月', '近一年'}\n:type symbol: str\n:return: 活跃 A 股统计\n:rtype: pandas.DataFrame</text:p>
          </table:table-cell>
          <table:table-cell/>
        </table:table-row>
        <table:table-row table:style-name="ro1">
          <table:table-cell office:value-type="string" calcext:value-type="string">
            <text:p>stock_dzjy_hyyybtj</text:p>
          </table:table-cell>
          <table:table-cell office:value-type="string" calcext:value-type="string">
            <text:p>大宗交易</text:p>
          </table:table-cell>
          <table:table-cell office:value-type="string" calcext:value-type="string">
            <text:p>东方财富网-数据中心-大宗交易-活跃营业部统计</text:p>
          </table:table-cell>
          <table:table-cell office:value-type="string" calcext:value-type="string">
            <text:p>symbol</text:p>
          </table:table-cell>
          <table:table-cell office:value-type="string" calcext:value-type="string">
            <text:p>东方财富网-数据中心-大宗交易-活跃营业部统计\nhttps://data.eastmoney.com/dzjy/dzjy_hyyybtj.html\n:param symbol: choice of {'当前交易日', '近3日', '近5日', '近10日', '近30日'}\n:type symbol: str\n:return: 活跃营业部统计\n:rtype: pandas.DataFrame</text:p>
          </table:table-cell>
          <table:table-cell/>
        </table:table-row>
        <table:table-row table:style-name="ro1">
          <table:table-cell office:value-type="string" calcext:value-type="string">
            <text:p>stock_dzjy_mrmx</text:p>
          </table:table-cell>
          <table:table-cell office:value-type="string" calcext:value-type="string">
            <text:p>大宗交易</text:p>
          </table:table-cell>
          <table:table-cell office:value-type="string" calcext:value-type="string">
            <text:p>东方财富网-数据中心-大宗交易-每日明细</text:p>
          </table:table-cell>
          <table:table-cell office:value-type="string" calcext:value-type="string">
            <text:p>symbol;start_date;end_date</text:p>
          </table:table-cell>
          <table:table-cell office:value-type="string" calcext:value-type="string">
            <text:p>东方财富网-数据中心-大宗交易-每日明细\nhttps://data.eastmoney.com/dzjy/dzjy_mrmx.html\n:param symbol: choice of {'A股', 'B股', '基金', '债券'}\n:type symbol: str\n:param start_date: 开始日期\n:type start_date: str\n:param end_date: 结束日期\n:type end_date: str\n:return: 每日明细\n:rtype: pandas.DataFrame</text:p>
          </table:table-cell>
          <table:table-cell/>
        </table:table-row>
        <table:table-row table:style-name="ro1">
          <table:table-cell office:value-type="string" calcext:value-type="string">
            <text:p>stock_dzjy_mrtj</text:p>
          </table:table-cell>
          <table:table-cell office:value-type="string" calcext:value-type="string">
            <text:p>大宗交易</text:p>
          </table:table-cell>
          <table:table-cell office:value-type="string" calcext:value-type="string">
            <text:p>东方财富网-数据中心-大宗交易-每日统计</text:p>
          </table:table-cell>
          <table:table-cell office:value-type="string" calcext:value-type="string">
            <text:p>start_date;end_date</text:p>
          </table:table-cell>
          <table:table-cell office:value-type="string" calcext:value-type="string">
            <text:p>东方财富网-数据中心-大宗交易-每日统计\nhttps://data.eastmoney.com/dzjy/dzjy_mrtj.html\n:param start_date: 开始日期\n:type start_date: str\n:param end_date: 结束日期\n:type end_date: str\n:return: 每日统计\n:rtype: pandas.DataFrame</text:p>
          </table:table-cell>
          <table:table-cell/>
        </table:table-row>
        <table:table-row table:style-name="ro1">
          <table:table-cell office:value-type="string" calcext:value-type="string">
            <text:p>stock_dzjy_sctj</text:p>
          </table:table-cell>
          <table:table-cell office:value-type="string" calcext:value-type="string">
            <text:p>大宗交易</text:p>
          </table:table-cell>
          <table:table-cell office:value-type="string" calcext:value-type="string">
            <text:p>东方财富网-数据中心-大宗交易-市场统计</text:p>
          </table:table-cell>
          <table:table-cell/>
          <table:table-cell office:value-type="string" calcext:value-type="string">
            <text:p>东方财富网-数据中心-大宗交易-市场统计\nhttps://data.eastmoney.com/dzjy/dzjy_sctj.html\n:return: 市场统计表\n:rtype: pandas.DataFrame</text:p>
          </table:table-cell>
          <table:table-cell/>
        </table:table-row>
        <table:table-row table:style-name="ro1">
          <table:table-cell office:value-type="string" calcext:value-type="string">
            <text:p>stock_dzjy_yybph</text:p>
          </table:table-cell>
          <table:table-cell office:value-type="string" calcext:value-type="string">
            <text:p>大宗交易</text:p>
          </table:table-cell>
          <table:table-cell office:value-type="string" calcext:value-type="string">
            <text:p>东方财富网-数据中心-大宗交易-营业部排行</text:p>
          </table:table-cell>
          <table:table-cell office:value-type="string" calcext:value-type="string">
            <text:p>symbol</text:p>
          </table:table-cell>
          <table:table-cell office:value-type="string" calcext:value-type="string">
            <text:p>东方财富网-数据中心-大宗交易-营业部排行\nhttps://data.eastmoney.com/dzjy/dzjy_yybph.html\n:param symbol: choice of {'近一月', '近三月', '近六月', '近一年'}\n:type symbol: str\n:return: 营业部排行\n:rtype: pandas.DataFrame</text:p>
          </table:table-cell>
          <table:table-cell/>
        </table:table-row>
        <table:table-row table:style-name="ro1">
          <table:table-cell office:value-type="string" calcext:value-type="string">
            <text:p>stock_ebs_lg</text:p>
          </table:table-cell>
          <table:table-cell table:number-columns-repeated="2" office:value-type="string" calcext:value-type="string">
            <text:p>乐咕乐股-股债利差</text:p>
          </table:table-cell>
          <table:table-cell/>
          <table:table-cell office:value-type="string" calcext:value-type="string">
            <text:p>乐咕乐股-股债利差\nhttps://legulegu.com/stockdata/equity-bond-spread\n:return: 股债利差\n:rtype: pandas.DataFrame</text:p>
          </table:table-cell>
          <table:table-cell/>
        </table:table-row>
        <table:table-row table:style-name="ro1">
          <table:table-cell office:value-type="string" calcext:value-type="string">
            <text:p>stock_esg_hz_sina</text:p>
          </table:table-cell>
          <table:table-cell office:value-type="string" calcext:value-type="string">
            <text:p>新浪财经-ESG评级中心</text:p>
          </table:table-cell>
          <table:table-cell office:value-type="string" calcext:value-type="string">
            <text:p>新浪财经-ESG评级中心-ESG评级-华证指数</text:p>
          </table:table-cell>
          <table:table-cell/>
          <table:table-cell office:value-type="string" calcext:value-type="string">
            <text:p>新浪财经-ESG评级中心-ESG评级-华证指数\nhttps://finance.sina.com.cn/esg/grade.shtml\n:return: 华证指数\n:rtype: pandas.DataFrame</text:p>
          </table:table-cell>
          <table:table-cell/>
        </table:table-row>
        <table:table-row table:style-name="ro1">
          <table:table-cell office:value-type="string" calcext:value-type="string">
            <text:p>stock_esg_msci_sina</text:p>
          </table:table-cell>
          <table:table-cell office:value-type="string" calcext:value-type="string">
            <text:p>新浪财经-ESG评级中心</text:p>
          </table:table-cell>
          <table:table-cell office:value-type="string" calcext:value-type="string">
            <text:p>新浪财经-ESG评级中心-ESG评级-MSCI</text:p>
          </table:table-cell>
          <table:table-cell/>
          <table:table-cell office:value-type="string" calcext:value-type="string">
            <text:p>新浪财经-ESG评级中心-ESG评级-MSCI\nhttps://finance.sina.com.cn/esg/grade.shtml\n:return: MSCI\n:rtype: pandas.DataFrame</text:p>
          </table:table-cell>
          <table:table-cell/>
        </table:table-row>
        <table:table-row table:style-name="ro1">
          <table:table-cell office:value-type="string" calcext:value-type="string">
            <text:p>stock_esg_rate_sina</text:p>
          </table:table-cell>
          <table:table-cell office:value-type="string" calcext:value-type="string">
            <text:p>新浪财经-ESG评级中心</text:p>
          </table:table-cell>
          <table:table-cell office:value-type="string" calcext:value-type="string">
            <text:p>新浪财经-ESG评级中心-ESG评级-ESG评级数据</text:p>
          </table:table-cell>
          <table:table-cell/>
          <table:table-cell office:value-type="string" calcext:value-type="string">
            <text:p>新浪财经-ESG评级中心-ESG评级-ESG评级数据\nhttps://finance.sina.com.cn/esg/grade.shtml\n:return: ESG评级数据\n:rtype: pandas.DataFrame</text:p>
          </table:table-cell>
          <table:table-cell/>
        </table:table-row>
        <table:table-row table:style-name="ro1">
          <table:table-cell office:value-type="string" calcext:value-type="string">
            <text:p>stock_esg_rft_sina</text:p>
          </table:table-cell>
          <table:table-cell office:value-type="string" calcext:value-type="string">
            <text:p>新浪财经-ESG评级中心</text:p>
          </table:table-cell>
          <table:table-cell office:value-type="string" calcext:value-type="string">
            <text:p>新浪财经-ESG评级中心-ESG评级-路孚特</text:p>
          </table:table-cell>
          <table:table-cell/>
          <table:table-cell office:value-type="string" calcext:value-type="string">
            <text:p>新浪财经-ESG评级中心-ESG评级-路孚特\nhttps://finance.sina.com.cn/esg/grade.shtml\n:return: 路孚特\n:rtype: pandas.DataFrame</text:p>
          </table:table-cell>
          <table:table-cell/>
        </table:table-row>
        <table:table-row table:style-name="ro1">
          <table:table-cell office:value-type="string" calcext:value-type="string">
            <text:p>stock_esg_zd_sina</text:p>
          </table:table-cell>
          <table:table-cell office:value-type="string" calcext:value-type="string">
            <text:p>新浪财经-ESG评级中心</text:p>
          </table:table-cell>
          <table:table-cell office:value-type="string" calcext:value-type="string">
            <text:p>新浪财经-ESG评级中心-ESG评级-秩鼎</text:p>
          </table:table-cell>
          <table:table-cell/>
          <table:table-cell office:value-type="string" calcext:value-type="string">
            <text:p>新浪财经-ESG评级中心-ESG评级-秩鼎\nhttps://finance.sina.com.cn/esg/grade.shtml\n:return: 秩鼎\n:rtype: pandas.DataFrame</text:p>
          </table:table-cell>
          <table:table-cell/>
        </table:table-row>
        <table:table-row table:style-name="ro1">
          <table:table-cell office:value-type="string" calcext:value-type="string">
            <text:p>stock_fhps_detail_em</text:p>
          </table:table-cell>
          <table:table-cell office:value-type="string" calcext:value-type="string">
            <text:p>分红配送</text:p>
          </table:table-cell>
          <table:table-cell office:value-type="string" calcext:value-type="string">
            <text:p>东方财富网-数据中心-分红送配-分红送配详情</text:p>
          </table:table-cell>
          <table:table-cell office:value-type="string" calcext:value-type="string">
            <text:p>symbol</text:p>
          </table:table-cell>
          <table:table-cell office:value-type="string" calcext:value-type="string">
            <text:p>东方财富网-数据中心-分红送配-分红送配详情\nhttps://data.eastmoney.com/yjfp/detail/300073.html\n:param symbol: 股票代码\n:type symbol: str\n:return: 分红送配详情\n:rtype: pandas.DataFrame</text:p>
          </table:table-cell>
          <table:table-cell/>
        </table:table-row>
        <table:table-row table:style-name="ro1">
          <table:table-cell office:value-type="string" calcext:value-type="string">
            <text:p>stock_fhps_detail_ths</text:p>
          </table:table-cell>
          <table:table-cell office:value-type="string" calcext:value-type="string">
            <text:p>同花顺-分红融资</text:p>
          </table:table-cell>
          <table:table-cell office:value-type="string" calcext:value-type="string">
            <text:p>同花顺-分红情况</text:p>
          </table:table-cell>
          <table:table-cell office:value-type="string" calcext:value-type="string">
            <text:p>symbol</text:p>
          </table:table-cell>
          <table:table-cell office:value-type="string" calcext:value-type="string">
            <text:p>同花顺-分红情况\nhttps://basic.10jqka.com.cn/new/603444/bonus.html\n:param symbol: 股票代码\n:type symbol: str\n:return: 分红融资\n:rtype: pandas.DataFrame</text:p>
          </table:table-cell>
          <table:table-cell/>
        </table:table-row>
        <table:table-row table:style-name="ro1">
          <table:table-cell office:value-type="string" calcext:value-type="string">
            <text:p>stock_fhps_em</text:p>
          </table:table-cell>
          <table:table-cell office:value-type="string" calcext:value-type="string">
            <text:p>分红配送</text:p>
          </table:table-cell>
          <table:table-cell office:value-type="string" calcext:value-type="string">
            <text:p>东方财富网-数据中心-年报季报-分红送配</text:p>
          </table:table-cell>
          <table:table-cell office:value-type="string" calcext:value-type="string">
            <text:p>date</text:p>
          </table:table-cell>
          <table:table-cell office:value-type="string" calcext:value-type="string">
            <text:p>东方财富网-数据中心-年报季报-分红送配\nhttps://data.eastmoney.com/yjfp/\n:param date: 分红送配报告期\n:type date: str\n:return: 分红送配\n:rtype: pandas.DataFrame</text:p>
          </table:table-cell>
          <table:table-cell/>
        </table:table-row>
        <table:table-row table:style-name="ro1">
          <table:table-cell office:value-type="string" calcext:value-type="string">
            <text:p>stock_financial_abstract</text:p>
          </table:table-cell>
          <table:table-cell office:value-type="string" calcext:value-type="string">
            <text:p>stock-fundamental</text:p>
          </table:table-cell>
          <table:table-cell office:value-type="string" calcext:value-type="string">
            <text:p>新浪财经-财务报表-关键指标</text:p>
          </table:table-cell>
          <table:table-cell office:value-type="string" calcext:value-type="string">
            <text:p>symbol</text:p>
          </table:table-cell>
          <table:table-cell office:value-type="string" calcext:value-type="string">
            <text:p>新浪财经-财务报表-关键指标\nhttps://vip.stock.finance.sina.com.cn/corp/go.php/vFD_FinanceSummary/stockid/600004.phtml\n:param symbol: 股票代码\n:type symbol: str\n:return: 新浪财经-财务报表-关键指标\n:rtype: pandas.DataFrame</text:p>
          </table:table-cell>
          <table:table-cell/>
        </table:table-row>
        <table:table-row table:style-name="ro1">
          <table:table-cell office:value-type="string" calcext:value-type="string">
            <text:p>stock_financial_abstract_ths</text:p>
          </table:table-cell>
          <table:table-cell table:number-columns-repeated="2" office:value-type="string" calcext:value-type="string">
            <text:p>同花顺-财务指标-主要指标</text:p>
          </table:table-cell>
          <table:table-cell office:value-type="string" calcext:value-type="string">
            <text:p>symbol;indicator</text:p>
          </table:table-cell>
          <table:table-cell office:value-type="string" calcext:value-type="string">
            <text:p>同花顺-财务指标-主要指标\nhttps://basic.10jqka.com.cn/new/000063/finance.html\n:param symbol: 股票代码\n:type symbol: str\n:param indicator: 指标; choice of {"按报告期", "按年度", "按单季度"}\n:type indicator: str\n:return: 同花顺-财务指标-主要指标\n:rtype: pandas.DataFrame</text:p>
          </table:table-cell>
          <table:table-cell/>
        </table:table-row>
        <table:table-row table:style-name="ro1">
          <table:table-cell office:value-type="string" calcext:value-type="string">
            <text:p>stock_financial_analysis_indicator</text:p>
          </table:table-cell>
          <table:table-cell office:value-type="string" calcext:value-type="string">
            <text:p>stock-fundamental</text:p>
          </table:table-cell>
          <table:table-cell office:value-type="string" calcext:value-type="string">
            <text:p>新浪财经-财务分析-财务指标</text:p>
          </table:table-cell>
          <table:table-cell office:value-type="string" calcext:value-type="string">
            <text:p>symbol;start_year</text:p>
          </table:table-cell>
          <table:table-cell office:value-type="string" calcext:value-type="string">
            <text:p>新浪财经-财务分析-财务指标\nhttps://money.finance.sina.com.cn/corp/go.php/vFD_FinancialGuideLine/stockid/600004/ctrl/2019/displaytype/4.phtml\n:param symbol: 股票代码\n:type symbol: str\n:param start_year: 开始年份\n:type start_year: str\n:return: 新浪财经-财务分析-财务指标\n:rtype: pandas.DataFrame</text:p>
          </table:table-cell>
          <table:table-cell/>
        </table:table-row>
        <table:table-row table:style-name="ro1">
          <table:table-cell office:value-type="string" calcext:value-type="string">
            <text:p>stock_financial_benefit_ths</text:p>
          </table:table-cell>
          <table:table-cell office:value-type="string" calcext:value-type="string">
            <text:p>同花顺-财务指标-主要指标</text:p>
          </table:table-cell>
          <table:table-cell office:value-type="string" calcext:value-type="string">
            <text:p>同花顺-财务指标-利润表</text:p>
          </table:table-cell>
          <table:table-cell office:value-type="string" calcext:value-type="string">
            <text:p>symbol;indicator</text:p>
          </table:table-cell>
          <table:table-cell office:value-type="string" calcext:value-type="string">
            <text:p>同花顺-财务指标-利润表\nhttps://basic.10jqka.com.cn/new/000063/finance.html\nhttps://basic.10jqka.com.cn/api/stock/finance/000063_benefit.json\n:param symbol: 股票代码\n:type symbol: str\n:param indicator: 指标; choice of {"按报告期","按单季度", "按年度"}\n:type indicator: str\n:return: 同花顺-财务指标-利润表\n:rtype: pandas.DataFrame</text:p>
          </table:table-cell>
          <table:table-cell/>
        </table:table-row>
        <table:table-row table:style-name="ro1">
          <table:table-cell office:value-type="string" calcext:value-type="string">
            <text:p>stock_financial_cash_ths</text:p>
          </table:table-cell>
          <table:table-cell office:value-type="string" calcext:value-type="string">
            <text:p>同花顺-财务指标-主要指标</text:p>
          </table:table-cell>
          <table:table-cell office:value-type="string" calcext:value-type="string">
            <text:p>同花顺-财务指标-现金流量表</text:p>
          </table:table-cell>
          <table:table-cell office:value-type="string" calcext:value-type="string">
            <text:p>symbol;indicator</text:p>
          </table:table-cell>
          <table:table-cell office:value-type="string" calcext:value-type="string">
            <text:p>同花顺-财务指标-现金流量表\nhttps://basic.10jqka.com.cn/new/000063/finance.html\nhttps://basic.10jqka.com.cn/api/stock/finance/000063_cash.json\n:param symbol: 股票代码\n:type symbol: str\n:param indicator: 指标; choice of {"按报告期","按单季度", "按年度"}\n:type indicator: str\n:return: 同花顺-财务指标-现金流量表\n:rtype: pandas.DataFrame</text:p>
          </table:table-cell>
          <table:table-cell/>
        </table:table-row>
        <table:table-row table:style-name="ro1">
          <table:table-cell office:value-type="string" calcext:value-type="string">
            <text:p>stock_financial_debt_ths</text:p>
          </table:table-cell>
          <table:table-cell office:value-type="string" calcext:value-type="string">
            <text:p>同花顺-财务指标-主要指标</text:p>
          </table:table-cell>
          <table:table-cell office:value-type="string" calcext:value-type="string">
            <text:p>同花顺-财务指标-资产负债表</text:p>
          </table:table-cell>
          <table:table-cell office:value-type="string" calcext:value-type="string">
            <text:p>symbol;indicator</text:p>
          </table:table-cell>
          <table:table-cell office:value-type="string" calcext:value-type="string">
            <text:p>同花顺-财务指标-资产负债表\nhttps://basic.10jqka.com.cn/new/000063/finance.html\nhttps://basic.10jqka.com.cn/api/stock/finance/000063_debt.json\n:param symbol: 股票代码\n:type symbol: str\n:param indicator: 指标; choice of {"按报告期", "按年度"}\n:type indicator: str\n:return: 同花顺-财务指标-资产负债表\n:rtype: pandas.DataFrame</text:p>
          </table:table-cell>
          <table:table-cell/>
        </table:table-row>
        <table:table-row table:style-name="ro1">
          <table:table-cell office:value-type="string" calcext:value-type="string">
            <text:p>stock_financial_hk_analysis_indicator_em</text:p>
          </table:table-cell>
          <table:table-cell office:value-type="string" calcext:value-type="string">
            <text:p>stock-HK-fundamental</text:p>
          </table:table-cell>
          <table:table-cell office:value-type="string" calcext:value-type="string">
            <text:p>东方财富-港股-财务分析-主要指标</text:p>
          </table:table-cell>
          <table:table-cell office:value-type="string" calcext:value-type="string">
            <text:p>symbol;indicator</text:p>
          </table:table-cell>
          <table:table-cell office:value-type="string" calcext:value-type="string">
            <text:p>东方财富-港股-财务分析-主要指标\nhttps://emweb.securities.eastmoney.com/PC_HKF10/NewFinancialAnalysis/index?type=web&amp;code=00700\n:param symbol: 股票代码\n:type symbol: str\n:param indicator: choice of {"年度", "报告期"}\n:type indicator: str\n:return: 新浪财经-港股-财务分析-主要指标\n:rtype: pandas.DataFrame</text:p>
          </table:table-cell>
          <table:table-cell/>
        </table:table-row>
        <table:table-row table:style-name="ro1">
          <table:table-cell office:value-type="string" calcext:value-type="string">
            <text:p>stock_financial_hk_report_em</text:p>
          </table:table-cell>
          <table:table-cell office:value-type="string" calcext:value-type="string">
            <text:p>stock-HK-fundamental</text:p>
          </table:table-cell>
          <table:table-cell office:value-type="string" calcext:value-type="string">
            <text:p>东方财富-港股-财务报表-三大报表</text:p>
          </table:table-cell>
          <table:table-cell office:value-type="string" calcext:value-type="string">
            <text:p>stock;symbol;indicator</text:p>
          </table:table-cell>
          <table:table-cell office:value-type="string" calcext:value-type="string">
            <text:p>东方财富-港股-财务报表-三大报表\nhttps://emweb.securities.eastmoney.com/PC_HKF10/FinancialAnalysis/index?type=web&amp;code=00700\n:param stock: 股票代码\n:type stock: str\n:param symbol: choice of {"资产负债表", "利润表", "现金流量表"}\n:type symbol: str\n:param indicator: choice of {"年度", "报告期"}\n:type indicator: str\n:return: 东方财富-港股-财务报表-三大报表\n:rtype: pandas.DataFrame</text:p>
          </table:table-cell>
          <table:table-cell/>
        </table:table-row>
        <table:table-row table:style-name="ro1">
          <table:table-cell office:value-type="string" calcext:value-type="string">
            <text:p>stock_financial_report_sina</text:p>
          </table:table-cell>
          <table:table-cell office:value-type="string" calcext:value-type="string">
            <text:p>stock-fundamental</text:p>
          </table:table-cell>
          <table:table-cell office:value-type="string" calcext:value-type="string">
            <text:p>新浪财经-财务报表-三大报表</text:p>
          </table:table-cell>
          <table:table-cell office:value-type="string" calcext:value-type="string">
            <text:p>stock;symbol</text:p>
          </table:table-cell>
          <table:table-cell office:value-type="string" calcext:value-type="string">
            <text:p>新浪财经-财务报表-三大报表\nhttps://vip.stock.finance.sina.com.cn/corp/go.php/vFD_FinanceSummary/stockid/600600/displaytype/4.phtml?source=fzb&amp;qq-pf-to=pcqq.group\n:param stock: 股票代码\n:type stock: str\n:param symbol: choice of {"资产负债表", "利润表", "现金流量表"}\n:type symbol: str\n:return: 新浪财经-财务报表-三大报表\n:rtype: pandas.DataFrame</text:p>
          </table:table-cell>
          <table:table-cell/>
        </table:table-row>
        <table:table-row table:style-name="ro1">
          <table:table-cell office:value-type="string" calcext:value-type="string">
            <text:p>stock_financial_us_analysis_indicator_em</text:p>
          </table:table-cell>
          <table:table-cell office:value-type="string" calcext:value-type="string">
            <text:p>东方财富-美股-财务分析-三大报表</text:p>
          </table:table-cell>
          <table:table-cell office:value-type="string" calcext:value-type="string">
            <text:p>东方财富-美股-财务分析-主要指标</text:p>
          </table:table-cell>
          <table:table-cell office:value-type="string" calcext:value-type="string">
            <text:p>symbol;indicator</text:p>
          </table:table-cell>
          <table:table-cell office:value-type="string" calcext:value-type="string">
            <text:p>东方财富-美股-财务分析-主要指标\nhttps://emweb.eastmoney.com/PC_USF10/pages/index.html?code=TSLA&amp;type=web&amp;color=w#/cwfx\n:param symbol: 股票代码\n:type symbol: str\n:param indicator: choice of {"年报", "单季报", "累计季报"}\n:type indicator: str\n:return: 东方财富-美股-财务分析-主要指标\n:rtype: pandas.DataFrame</text:p>
          </table:table-cell>
          <table:table-cell/>
        </table:table-row>
        <table:table-row table:style-name="ro1">
          <table:table-cell office:value-type="string" calcext:value-type="string">
            <text:p>stock_financial_us_report_em</text:p>
          </table:table-cell>
          <table:table-cell table:number-columns-repeated="2" office:value-type="string" calcext:value-type="string">
            <text:p>东方财富-美股-财务分析-三大报表</text:p>
          </table:table-cell>
          <table:table-cell office:value-type="string" calcext:value-type="string">
            <text:p>stock;symbol;indicator</text:p>
          </table:table-cell>
          <table:table-cell office:value-type="string" calcext:value-type="string">
            <text:p>东方财富-美股-财务分析-三大报表\nhttps://emweb.eastmoney.com/PC_USF10/pages/index.html?code=TSLA&amp;type=web&amp;color=w#/cwfx\n:param stock: 股票代码\n:type stock: str\n:param symbol: choice of {"资产负债表", "综合损益表", "现金流量表"}\n:type symbol: str\n:param indicator: choice of {"年报", "单季报", "累计季报"}\n:type indicator: str\n:return: 东方财富-美股-财务分析-三大报表\n:rtype: pandas.DataFrame</text:p>
          </table:table-cell>
          <table:table-cell/>
        </table:table-row>
        <table:table-row table:style-name="ro1">
          <table:table-cell office:value-type="string" calcext:value-type="string">
            <text:p>stock_fund_flow_big_deal</text:p>
          </table:table-cell>
          <table:table-cell office:value-type="string" calcext:value-type="string">
            <text:p>同花顺-数据中心-资金流向-概念资金流</text:p>
          </table:table-cell>
          <table:table-cell office:value-type="string" calcext:value-type="string">
            <text:p>同花顺-数据中心-资金流向-大单追踪</text:p>
          </table:table-cell>
          <table:table-cell/>
          <table:table-cell office:value-type="string" calcext:value-type="string">
            <text:p>同花顺-数据中心-资金流向-大单追踪\nhttps://data.10jqka.com.cn/funds/ddzz\n:return: 大单追踪\n:rtype: pandas.DataFrame</text:p>
          </table:table-cell>
          <table:table-cell/>
        </table:table-row>
        <table:table-row table:style-name="ro1">
          <table:table-cell office:value-type="string" calcext:value-type="string">
            <text:p>stock_fund_flow_concept</text:p>
          </table:table-cell>
          <table:table-cell table:number-columns-repeated="2" office:value-type="string" calcext:value-type="string">
            <text:p>同花顺-数据中心-资金流向-概念资金流</text:p>
          </table:table-cell>
          <table:table-cell office:value-type="string" calcext:value-type="string">
            <text:p>symbol</text:p>
          </table:table-cell>
          <table:table-cell office:value-type="string" calcext:value-type="string">
            <text:p>同花顺-数据中心-资金流向-概念资金流\nhttps://data.10jqka.com.cn/funds/gnzjl/#refCountId=data_55f13c2c_254\n:param symbol: choice of {“即时”, "3日排行", "5日排行", "10日排行", "20日排行"}\n:type symbol: str\n:return: 概念资金流\n:rtype: pandas.DataFrame</text:p>
          </table:table-cell>
          <table:table-cell/>
        </table:table-row>
        <table:table-row table:style-name="ro1">
          <table:table-cell office:value-type="string" calcext:value-type="string">
            <text:p>stock_fund_flow_individual</text:p>
          </table:table-cell>
          <table:table-cell office:value-type="string" calcext:value-type="string">
            <text:p>同花顺-数据中心-资金流向-概念资金流</text:p>
          </table:table-cell>
          <table:table-cell office:value-type="string" calcext:value-type="string">
            <text:p>同花顺-数据中心-资金流向-个股资金流</text:p>
          </table:table-cell>
          <table:table-cell office:value-type="string" calcext:value-type="string">
            <text:p>symbol</text:p>
          </table:table-cell>
          <table:table-cell office:value-type="string" calcext:value-type="string">
            <text:p>同花顺-数据中心-资金流向-个股资金流\nhttps://data.10jqka.com.cn/funds/ggzjl/#refCountId=data_55f13c2c_254\n:param symbol: choice of {“即时”, "3日排行", "5日排行", "10日排行", "20日排行"}\n:type symbol: str\n:return: 个股资金流\n:rtype: pandas.DataFrame</text:p>
          </table:table-cell>
          <table:table-cell/>
        </table:table-row>
        <table:table-row table:style-name="ro1">
          <table:table-cell office:value-type="string" calcext:value-type="string">
            <text:p>stock_fund_flow_industry</text:p>
          </table:table-cell>
          <table:table-cell office:value-type="string" calcext:value-type="string">
            <text:p>同花顺-数据中心-资金流向-概念资金流</text:p>
          </table:table-cell>
          <table:table-cell office:value-type="string" calcext:value-type="string">
            <text:p>同花顺-数据中心-资金流向-行业资金流</text:p>
          </table:table-cell>
          <table:table-cell office:value-type="string" calcext:value-type="string">
            <text:p>symbol</text:p>
          </table:table-cell>
          <table:table-cell office:value-type="string" calcext:value-type="string">
            <text:p>同花顺-数据中心-资金流向-行业资金流\nhttps://data.10jqka.com.cn/funds/hyzjl/#refCountId=data_55f13c2c_254\n:param symbol: choice of {“即时”, "3日排行", "5日排行", "10日排行", "20日排行"}\n:type symbol: str\n:return: 行业资金流\n:rtype: pandas.DataFrame</text:p>
          </table:table-cell>
          <table:table-cell/>
        </table:table-row>
        <table:table-row table:style-name="ro1">
          <table:table-cell office:value-type="string" calcext:value-type="string">
            <text:p>stock_fund_stock_holder</text:p>
          </table:table-cell>
          <table:table-cell office:value-type="string" calcext:value-type="string">
            <text:p>stock-fundamental</text:p>
          </table:table-cell>
          <table:table-cell office:value-type="string" calcext:value-type="string">
            <text:p>新浪财经-股本股东-基金持股</text:p>
          </table:table-cell>
          <table:table-cell office:value-type="string" calcext:value-type="string">
            <text:p>symbol</text:p>
          </table:table-cell>
          <table:table-cell office:value-type="string" calcext:value-type="string">
            <text:p>新浪财经-股本股东-基金持股\nhttps://vip.stock.finance.sina.com.cn/corp/go.php/vCI_FundStockHolder/stockid/600004.phtml\n:param symbol: 股票代码\n:type symbol: str\n:return: 新浪财经-股本股东-基金持股\n:rtype: pandas.DataFrame</text:p>
          </table:table-cell>
          <table:table-cell/>
        </table:table-row>
        <table:table-row table:style-name="ro1">
          <table:table-cell office:value-type="string" calcext:value-type="string">
            <text:p>stock_gddh_em</text:p>
          </table:table-cell>
          <table:table-cell table:number-columns-repeated="2" office:value-type="string" calcext:value-type="string">
            <text:p>东方财富网-数据中心-股东大会</text:p>
          </table:table-cell>
          <table:table-cell/>
          <table:table-cell office:value-type="string" calcext:value-type="string">
            <text:p>东方财富网-数据中心-股东大会\nhttps://data.eastmoney.com/gddh/\n:return: 股东大会\n:rtype: pandas.DataFrame</text:p>
          </table:table-cell>
          <table:table-cell/>
        </table:table-row>
        <table:table-row table:style-name="ro1">
          <table:table-cell office:value-type="string" calcext:value-type="string">
            <text:p>stock_gdfx_free_holding_analyse_em</text:p>
          </table:table-cell>
          <table:table-cell office:value-type="string" calcext:value-type="string">
            <text:p>东方财富网-数据中心-股东分析</text:p>
          </table:table-cell>
          <table:table-cell office:value-type="string" calcext:value-type="string">
            <text:p>东方财富网-数据中心-股东分析-股东持股分析-十大流通股东</text:p>
          </table:table-cell>
          <table:table-cell office:value-type="string" calcext:value-type="string">
            <text:p>date</text:p>
          </table:table-cell>
          <table:table-cell office:value-type="string" calcext:value-type="string">
            <text:p>东方财富网-数据中心-股东分析-股东持股分析-十大流通股东\nhttps://data.eastmoney.com/gdfx/HoldingAnalyse.html\n:param date: 报告期\n:type date: str\n:return: 十大流通股东\n:rtype: pandas.DataFrame</text:p>
          </table:table-cell>
          <table:table-cell/>
        </table:table-row>
        <table:table-row table:style-name="ro1">
          <table:table-cell office:value-type="string" calcext:value-type="string">
            <text:p>stock_gdfx_free_holding_change_em</text:p>
          </table:table-cell>
          <table:table-cell office:value-type="string" calcext:value-type="string">
            <text:p>东方财富网-数据中心-股东分析</text:p>
          </table:table-cell>
          <table:table-cell office:value-type="string" calcext:value-type="string">
            <text:p>东方财富网-数据中心-股东分析-股东持股变动统计-十大流通股东</text:p>
          </table:table-cell>
          <table:table-cell office:value-type="string" calcext:value-type="string">
            <text:p>date</text:p>
          </table:table-cell>
          <table:table-cell office:value-type="string" calcext:value-type="string">
            <text:p>东方财富网-数据中心-股东分析-股东持股变动统计-十大流通股东\nhttps://data.eastmoney.com/gdfx/HoldingAnalyse.html\n:param date: 报告期\n:type date: str\n:return: 十大流通股东\n:rtype: pandas.DataFrame</text:p>
          </table:table-cell>
          <table:table-cell/>
        </table:table-row>
        <table:table-row table:style-name="ro1">
          <table:table-cell office:value-type="string" calcext:value-type="string">
            <text:p>stock_gdfx_free_holding_detail_em</text:p>
          </table:table-cell>
          <table:table-cell office:value-type="string" calcext:value-type="string">
            <text:p>东方财富网-数据中心-股东分析</text:p>
          </table:table-cell>
          <table:table-cell office:value-type="string" calcext:value-type="string">
            <text:p>东方财富网-数据中心-股东分析-股东持股明细-十大流通股东</text:p>
          </table:table-cell>
          <table:table-cell office:value-type="string" calcext:value-type="string">
            <text:p>date</text:p>
          </table:table-cell>
          <table:table-cell office:value-type="string" calcext:value-type="string">
            <text:p>东方财富网-数据中心-股东分析-股东持股明细-十大流通股东\nhttps://data.eastmoney.com/gdfx/HoldingAnalyse.html\n:param date: 报告期\n:type date: str\n:return: 十大流通股东\n:rtype: pandas.DataFrame</text:p>
          </table:table-cell>
          <table:table-cell/>
        </table:table-row>
        <table:table-row table:style-name="ro1">
          <table:table-cell office:value-type="string" calcext:value-type="string">
            <text:p>stock_gdfx_free_holding_statistics_em</text:p>
          </table:table-cell>
          <table:table-cell office:value-type="string" calcext:value-type="string">
            <text:p>东方财富网-数据中心-股东分析</text:p>
          </table:table-cell>
          <table:table-cell office:value-type="string" calcext:value-type="string">
            <text:p>东方财富网-数据中心-股东分析-股东持股统计-十大流通股东</text:p>
          </table:table-cell>
          <table:table-cell office:value-type="string" calcext:value-type="string">
            <text:p>date</text:p>
          </table:table-cell>
          <table:table-cell office:value-type="string" calcext:value-type="string">
            <text:p>东方财富网-数据中心-股东分析-股东持股统计-十大流通股东\nhttps://data.eastmoney.com/gdfx/HoldingAnalyse.html\n:param date: 报告期\n:type date: str\n:return: 十大流通股东\n:rtype: pandas.DataFrame</text:p>
          </table:table-cell>
          <table:table-cell/>
        </table:table-row>
        <table:table-row table:style-name="ro1">
          <table:table-cell office:value-type="string" calcext:value-type="string">
            <text:p>stock_gdfx_free_holding_teamwork_em</text:p>
          </table:table-cell>
          <table:table-cell office:value-type="string" calcext:value-type="string">
            <text:p>东方财富网-数据中心-股东分析</text:p>
          </table:table-cell>
          <table:table-cell office:value-type="string" calcext:value-type="string">
            <text:p>东方财富网-数据中心-股东分析-股东协同-十大流通股东</text:p>
          </table:table-cell>
          <table:table-cell office:value-type="string" calcext:value-type="string">
            <text:p>symbol</text:p>
          </table:table-cell>
          <table:table-cell office:value-type="string" calcext:value-type="string">
            <text:p>东方财富网-数据中心-股东分析-股东协同-十大流通股东\nhttps://data.eastmoney.com/gdfx/HoldingAnalyse.html\n:param symbol: 全部; choice of {"全部", "个人", "基金", "QFII", "社保", "券商", "信托"}\n:type symbol: str\n:return: 十大流通股东\n:rtype: pandas.DataFrame</text:p>
          </table:table-cell>
          <table:table-cell/>
        </table:table-row>
        <table:table-row table:style-name="ro1">
          <table:table-cell office:value-type="string" calcext:value-type="string">
            <text:p>stock_gdfx_free_top_10_em</text:p>
          </table:table-cell>
          <table:table-cell office:value-type="string" calcext:value-type="string">
            <text:p>东方财富网-数据中心-股东分析</text:p>
          </table:table-cell>
          <table:table-cell office:value-type="string" calcext:value-type="string">
            <text:p>东方财富网-个股-十大流通股东</text:p>
          </table:table-cell>
          <table:table-cell office:value-type="string" calcext:value-type="string">
            <text:p>symbol;date</text:p>
          </table:table-cell>
          <table:table-cell office:value-type="string" calcext:value-type="string">
            <text:p>东方财富网-个股-十大流通股东\nhttps://emweb.securities.eastmoney.com/PC_HSF10/ShareholderResearch/Index?type=web&amp;code=SH688686#sdltgd-0\n:param symbol: 带市场标识的股票代码\n:type symbol: str\n:param date: 报告期\n:type date: str\n:return: 十大股东\n:rtype: pandas.DataFrame</text:p>
          </table:table-cell>
          <table:table-cell/>
        </table:table-row>
        <table:table-row table:style-name="ro1">
          <table:table-cell office:value-type="string" calcext:value-type="string">
            <text:p>stock_gdfx_holding_analyse_em</text:p>
          </table:table-cell>
          <table:table-cell office:value-type="string" calcext:value-type="string">
            <text:p>东方财富网-数据中心-股东分析</text:p>
          </table:table-cell>
          <table:table-cell office:value-type="string" calcext:value-type="string">
            <text:p>东方财富网-数据中心-股东分析-股东持股分析-十大股东</text:p>
          </table:table-cell>
          <table:table-cell office:value-type="string" calcext:value-type="string">
            <text:p>date</text:p>
          </table:table-cell>
          <table:table-cell office:value-type="string" calcext:value-type="string">
            <text:p>东方财富网-数据中心-股东分析-股东持股分析-十大股东\nhttps://data.eastmoney.com/gdfx/HoldingAnalyse.html\n:param date: 报告期\n:type date: str\n:return: 十大股东\n:rtype: pandas.DataFrame</text:p>
          </table:table-cell>
          <table:table-cell/>
        </table:table-row>
        <table:table-row table:style-name="ro1">
          <table:table-cell office:value-type="string" calcext:value-type="string">
            <text:p>stock_gdfx_holding_change_em</text:p>
          </table:table-cell>
          <table:table-cell office:value-type="string" calcext:value-type="string">
            <text:p>东方财富网-数据中心-股东分析</text:p>
          </table:table-cell>
          <table:table-cell office:value-type="string" calcext:value-type="string">
            <text:p>东方财富网-数据中心-股东分析-股东持股变动统计-十大股东</text:p>
          </table:table-cell>
          <table:table-cell office:value-type="string" calcext:value-type="string">
            <text:p>date</text:p>
          </table:table-cell>
          <table:table-cell office:value-type="string" calcext:value-type="string">
            <text:p>东方财富网-数据中心-股东分析-股东持股变动统计-十大股东\nhttps://data.eastmoney.com/gdfx/HoldingAnalyse.html\n:param date: 报告期\n:type date: str\n:return: 十大流通股东\n:rtype: pandas.DataFrame</text:p>
          </table:table-cell>
          <table:table-cell/>
        </table:table-row>
        <table:table-row table:style-name="ro1">
          <table:table-cell office:value-type="string" calcext:value-type="string">
            <text:p>stock_gdfx_holding_detail_em</text:p>
          </table:table-cell>
          <table:table-cell office:value-type="string" calcext:value-type="string">
            <text:p>东方财富网-数据中心-股东分析</text:p>
          </table:table-cell>
          <table:table-cell office:value-type="string" calcext:value-type="string">
            <text:p>东方财富网-数据中心-股东分析-股东持股明细-十大股东</text:p>
          </table:table-cell>
          <table:table-cell office:value-type="string" calcext:value-type="string">
            <text:p>date;indicator;symbol</text:p>
          </table:table-cell>
          <table:table-cell office:value-type="string" calcext:value-type="string">
            <text:p>东方财富网-数据中心-股东分析-股东持股明细-十大股东\nhttps://data.eastmoney.com/gdfx/HoldingAnalyse.html\n:param date: 报告期\n:type date: str\n:param indicator: 股东类型; choice of {"个人", "基金", "QFII", "社保", "券商", "信托"}\n:type indicator: str\n:param symbol: 持股变动; choice of {"新进", "增加", "不变", "减少"}\n:type symbol: str\n:return: 十大股东\n:rtype: pandas.DataFrame</text:p>
          </table:table-cell>
          <table:table-cell/>
        </table:table-row>
        <table:table-row table:style-name="ro1">
          <table:table-cell office:value-type="string" calcext:value-type="string">
            <text:p>stock_gdfx_holding_statistics_em</text:p>
          </table:table-cell>
          <table:table-cell office:value-type="string" calcext:value-type="string">
            <text:p>东方财富网-数据中心-股东分析</text:p>
          </table:table-cell>
          <table:table-cell office:value-type="string" calcext:value-type="string">
            <text:p>东方财富网-数据中心-股东分析-股东持股统计-十大股东</text:p>
          </table:table-cell>
          <table:table-cell office:value-type="string" calcext:value-type="string">
            <text:p>date</text:p>
          </table:table-cell>
          <table:table-cell office:value-type="string" calcext:value-type="string">
            <text:p>东方财富网-数据中心-股东分析-股东持股统计-十大股东\nhttps://data.eastmoney.com/gdfx/HoldingAnalyse.html\n:param date: 报告期\n:type date: str\n:return: 十大股东\n:rtype: pandas.DataFrame</text:p>
          </table:table-cell>
          <table:table-cell/>
        </table:table-row>
        <table:table-row table:style-name="ro1">
          <table:table-cell office:value-type="string" calcext:value-type="string">
            <text:p>stock_gdfx_holding_teamwork_em</text:p>
          </table:table-cell>
          <table:table-cell office:value-type="string" calcext:value-type="string">
            <text:p>东方财富网-数据中心-股东分析</text:p>
          </table:table-cell>
          <table:table-cell office:value-type="string" calcext:value-type="string">
            <text:p>东方财富网-数据中心-股东分析-股东协同-十大股东</text:p>
          </table:table-cell>
          <table:table-cell office:value-type="string" calcext:value-type="string">
            <text:p>symbol</text:p>
          </table:table-cell>
          <table:table-cell office:value-type="string" calcext:value-type="string">
            <text:p>东方财富网-数据中心-股东分析-股东协同-十大股东\nhttps://data.eastmoney.com/gdfx/HoldingAnalyse.html\n:param symbol: 全部; choice of {"全部", "个人", "基金", "QFII", "社保", "券商", "信托"}\n:type symbol: str\n:return: 十大股东\n:rtype: pandas.DataFrame</text:p>
          </table:table-cell>
          <table:table-cell/>
        </table:table-row>
        <table:table-row table:style-name="ro1">
          <table:table-cell office:value-type="string" calcext:value-type="string">
            <text:p>stock_gdfx_top_10_em</text:p>
          </table:table-cell>
          <table:table-cell office:value-type="string" calcext:value-type="string">
            <text:p>东方财富网-数据中心-股东分析</text:p>
          </table:table-cell>
          <table:table-cell office:value-type="string" calcext:value-type="string">
            <text:p>东方财富网-个股-十大股东</text:p>
          </table:table-cell>
          <table:table-cell office:value-type="string" calcext:value-type="string">
            <text:p>symbol;date</text:p>
          </table:table-cell>
          <table:table-cell office:value-type="string" calcext:value-type="string">
            <text:p>东方财富网-个股-十大股东\nhttps://emweb.securities.eastmoney.com/PC_HSF10/ShareholderResearch/Index?type=web&amp;code=SH688686#sdgd-0\n:param symbol: 带市场标识的股票代码\n:type symbol: str\n:param date: 报告期\n:type date: str\n:return: 十大股东\n:rtype: pandas.DataFrame</text:p>
          </table:table-cell>
          <table:table-cell/>
        </table:table-row>
        <table:table-row table:style-name="ro1">
          <table:table-cell office:value-type="string" calcext:value-type="string">
            <text:p>stock_ggcg_em</text:p>
          </table:table-cell>
          <table:table-cell office:value-type="string" calcext:value-type="string">
            <text:p>高管持股</text:p>
          </table:table-cell>
          <table:table-cell office:value-type="string" calcext:value-type="string">
            <text:p>东方财富网-数据中心-特色数据-高管持股</text:p>
          </table:table-cell>
          <table:table-cell office:value-type="string" calcext:value-type="string">
            <text:p>symbol</text:p>
          </table:table-cell>
          <table:table-cell office:value-type="string" calcext:value-type="string">
            <text:p>东方财富网-数据中心-特色数据-高管持股\nhttps://data.eastmoney.com/executive/gdzjc.html\n:param symbol: choice of {"全部", "股东增持", "股东减持"}\n:type symbol: str\n:return: 高管持股\n:rtype: pandas.DataFrame</text:p>
          </table:table-cell>
          <table:table-cell/>
        </table:table-row>
        <table:table-row table:style-name="ro1">
          <table:table-cell office:value-type="string" calcext:value-type="string">
            <text:p>stock_gpzy_distribute_statistics_bank_em</text:p>
          </table:table-cell>
          <table:table-cell office:value-type="string" calcext:value-type="string">
            <text:p>东方财富-股票质押</text:p>
          </table:table-cell>
          <table:table-cell office:value-type="string" calcext:value-type="string">
            <text:p>东方财富网-数据中心-特色数据-股权质押-质押机构分布统计-银行</text:p>
          </table:table-cell>
          <table:table-cell/>
          <table:table-cell office:value-type="string" calcext:value-type="string">
            <text:p>东方财富网-数据中心-特色数据-股权质押-质押机构分布统计-银行\nhttps://data.eastmoney.com/gpzy/distributeStatistics.aspx\n:return: 质押机构分布统计-银行\n:rtype: pandas.DataFrame</text:p>
          </table:table-cell>
          <table:table-cell/>
        </table:table-row>
        <table:table-row table:style-name="ro1">
          <table:table-cell office:value-type="string" calcext:value-type="string">
            <text:p>stock_gpzy_distribute_statistics_company_em</text:p>
          </table:table-cell>
          <table:table-cell office:value-type="string" calcext:value-type="string">
            <text:p>东方财富-股票质押</text:p>
          </table:table-cell>
          <table:table-cell office:value-type="string" calcext:value-type="string">
            <text:p>东方财富网-数据中心-特色数据-股权质押-质押机构分布统计-证券公司</text:p>
          </table:table-cell>
          <table:table-cell/>
          <table:table-cell office:value-type="string" calcext:value-type="string">
            <text:p>东方财富网-数据中心-特色数据-股权质押-质押机构分布统计-证券公司\nhttps://data.eastmoney.com/gpzy/distributeStatistics.aspx\n:return: 质押机构分布统计-证券公司\n:rtype: pandas.DataFrame</text:p>
          </table:table-cell>
          <table:table-cell/>
        </table:table-row>
        <table:table-row table:style-name="ro1">
          <table:table-cell office:value-type="string" calcext:value-type="string">
            <text:p>stock_gpzy_industry_data_em</text:p>
          </table:table-cell>
          <table:table-cell office:value-type="string" calcext:value-type="string">
            <text:p>东方财富-股票质押</text:p>
          </table:table-cell>
          <table:table-cell office:value-type="string" calcext:value-type="string">
            <text:p>东方财富网-数据中心-特色数据-股权质押-上市公司质押比例-行业数据</text:p>
          </table:table-cell>
          <table:table-cell/>
          <table:table-cell office:value-type="string" calcext:value-type="string">
            <text:p>东方财富网-数据中心-特色数据-股权质押-上市公司质押比例-行业数据\nhttps://data.eastmoney.com/gpzy/industryData.aspx\n:return: pandas.DataFrame</text:p>
          </table:table-cell>
          <table:table-cell/>
        </table:table-row>
        <table:table-row table:style-name="ro1">
          <table:table-cell office:value-type="string" calcext:value-type="string">
            <text:p>stock_gpzy_pledge_ratio_detail_em</text:p>
          </table:table-cell>
          <table:table-cell office:value-type="string" calcext:value-type="string">
            <text:p>东方财富-股票质押</text:p>
          </table:table-cell>
          <table:table-cell office:value-type="string" calcext:value-type="string">
            <text:p>东方财富网-数据中心-特色数据-股权质押-重要股东股权质押明细</text:p>
          </table:table-cell>
          <table:table-cell/>
          <table:table-cell office:value-type="string" calcext:value-type="string">
            <text:p>东方财富网-数据中心-特色数据-股权质押-重要股东股权质押明细\nhttps://data.eastmoney.com/gpzy/pledgeDetail.aspx\n:return: pandas.DataFrame</text:p>
          </table:table-cell>
          <table:table-cell/>
        </table:table-row>
        <table:table-row table:style-name="ro1">
          <table:table-cell office:value-type="string" calcext:value-type="string">
            <text:p>stock_gpzy_pledge_ratio_em</text:p>
          </table:table-cell>
          <table:table-cell office:value-type="string" calcext:value-type="string">
            <text:p>东方财富-股票质押</text:p>
          </table:table-cell>
          <table:table-cell office:value-type="string" calcext:value-type="string">
            <text:p>东方财富网-数据中心-特色数据-股权质押-上市公司质押比例</text:p>
          </table:table-cell>
          <table:table-cell office:value-type="string" calcext:value-type="string">
            <text:p>date</text:p>
          </table:table-cell>
          <table:table-cell office:value-type="string" calcext:value-type="string">
            <text:p>东方财富网-数据中心-特色数据-股权质押-上市公司质押比例\nhttps://data.eastmoney.com/gpzy/pledgeRatio.aspx\n:param date: 指定交易日, 访问 https://data.eastmoney.com/gpzy/pledgeRatio.aspx 查询\n:type date: str\n:return: 上市公司质押比例\n:rtype: pandas.DataFrame</text:p>
          </table:table-cell>
          <table:table-cell/>
        </table:table-row>
        <table:table-row table:style-name="ro1">
          <table:table-cell office:value-type="string" calcext:value-type="string">
            <text:p>stock_gpzy_profile_em</text:p>
          </table:table-cell>
          <table:table-cell office:value-type="string" calcext:value-type="string">
            <text:p>东方财富-股票质押</text:p>
          </table:table-cell>
          <table:table-cell office:value-type="string" calcext:value-type="string">
            <text:p>东方财富网-数据中心-特色数据-股权质押-股权质押市场概况</text:p>
          </table:table-cell>
          <table:table-cell/>
          <table:table-cell office:value-type="string" calcext:value-type="string">
            <text:p>东方财富网-数据中心-特色数据-股权质押-股权质押市场概况\nhttps://data.eastmoney.com/gpzy/marketProfile.aspx\n:return: 股权质押市场概况\n:rtype: pandas.DataFrame</text:p>
          </table:table-cell>
          <table:table-cell/>
        </table:table-row>
        <table:table-row table:style-name="ro1">
          <table:table-cell office:value-type="string" calcext:value-type="string">
            <text:p>stock_gsrl_gsdt_em</text:p>
          </table:table-cell>
          <table:table-cell office:value-type="string" calcext:value-type="string">
            <text:p>东方财富网-数据中心-股市日历</text:p>
          </table:table-cell>
          <table:table-cell office:value-type="string" calcext:value-type="string">
            <text:p>东方财富网-数据中心-股市日历-公司动态</text:p>
          </table:table-cell>
          <table:table-cell office:value-type="string" calcext:value-type="string">
            <text:p>date</text:p>
          </table:table-cell>
          <table:table-cell office:value-type="string" calcext:value-type="string">
            <text:p>东方财富网-数据中心-股市日历-公司动态\nhttps://data.eastmoney.com/gsrl/gsdt.html\n:param date: 交易日\n:type date: str\n:return: 公司动态\n:rtype: pandas.DataFrame</text:p>
          </table:table-cell>
          <table:table-cell/>
        </table:table-row>
        <table:table-row table:style-name="ro1">
          <table:table-cell office:value-type="string" calcext:value-type="string">
            <text:p>stock_history_dividend</text:p>
          </table:table-cell>
          <table:table-cell office:value-type="string" calcext:value-type="string">
            <text:p>stock-fundamental</text:p>
          </table:table-cell>
          <table:table-cell office:value-type="string" calcext:value-type="string">
            <text:p>新浪财经-发行与分配-历史分红</text:p>
          </table:table-cell>
          <table:table-cell/>
          <table:table-cell office:value-type="string" calcext:value-type="string">
            <text:p>新浪财经-发行与分配-历史分红\nhttps://vip.stock.finance.sina.com.cn/q/go.php/vInvestConsult/kind/lsfh/index.phtml\n:return: 所有股票的历史分红数据\n:rtype: pandas.DataFrame</text:p>
          </table:table-cell>
          <table:table-cell/>
        </table:table-row>
        <table:table-row table:style-name="ro1">
          <table:table-cell office:value-type="string" calcext:value-type="string">
            <text:p>stock_history_dividend_detail</text:p>
          </table:table-cell>
          <table:table-cell office:value-type="string" calcext:value-type="string">
            <text:p>stock-fundamental</text:p>
          </table:table-cell>
          <table:table-cell office:value-type="string" calcext:value-type="string">
            <text:p>新浪财经-发行与分配-分红配股详情</text:p>
          </table:table-cell>
          <table:table-cell office:value-type="string" calcext:value-type="string">
            <text:p>symbol;indicator;date</text:p>
          </table:table-cell>
          <table:table-cell office:value-type="string" calcext:value-type="string">
            <text:p>新浪财经-发行与分配-分红配股详情\nhttps://vip.stock.finance.sina.com.cn/corp/go.php/vISSUE_ShareBonus/stockid/300670.phtml\n:param indicator: choice of {"分红", "配股"}\n:type indicator: str\n:param symbol: 股票代码\n:type symbol: str\n:param date: 分红配股的具体日期, e.g., "1994-12-24"\n:type date: str\n:return: 指定 indicator, stock, date 的数据\n:rtype: pandas.DataFrame</text:p>
          </table:table-cell>
          <table:table-cell/>
        </table:table-row>
        <table:table-row table:style-name="ro1">
          <table:table-cell office:value-type="string" calcext:value-type="string">
            <text:p>stock_hk_company_profile_em</text:p>
          </table:table-cell>
          <table:table-cell office:value-type="string" calcext:value-type="string">
            <text:p>东方财富-港股-证券资料</text:p>
          </table:table-cell>
          <table:table-cell office:value-type="string" calcext:value-type="string">
            <text:p>东方财富-港股-公司资料</text:p>
          </table:table-cell>
          <table:table-cell office:value-type="string" calcext:value-type="string">
            <text:p>symbol</text:p>
          </table:table-cell>
          <table:table-cell office:value-type="string" calcext:value-type="string">
            <text:p>东方财富-港股-公司资料\nhttps://emweb.securities.eastmoney.com/PC_HKF10/pages/home/index.html?code=03900&amp;type=web&amp;color=w#/CompanyProfile\n:param symbol: 股票代码\n:type symbol: str\n:return: 公司资料\n:rtype: pandas.DataFrame</text:p>
          </table:table-cell>
          <table:table-cell/>
        </table:table-row>
        <table:table-row table:style-name="ro1">
          <table:table-cell office:value-type="string" calcext:value-type="string">
            <text:p>stock_hk_daily</text:p>
          </table:table-cell>
          <table:table-cell office:value-type="string" calcext:value-type="string">
            <text:p>新浪-港股实时行情数据和历史数据(前复权和后复权因子)</text:p>
          </table:table-cell>
          <table:table-cell office:value-type="string" calcext:value-type="string">
            <text:p>新浪财经-港股-个股的历史行情数据</text:p>
          </table:table-cell>
          <table:table-cell office:value-type="string" calcext:value-type="string">
            <text:p>symbol;adjust</text:p>
          </table:table-cell>
          <table:table-cell office:value-type="string" calcext:value-type="string">
            <text:p>新浪财经-港股-个股的历史行情数据\nhttps://stock.finance.sina.com.cn/hkstock/quotes/02912.html\n:param symbol: 可以使用 ak.stock_hk_spot() 获取\n:type symbol: str\n:param adjust: "": 返回未复权的数据 ; qfq: 返回前复权后的数据; qfq-factor: 返回前复权因子和调整;\n:type adjust: str\n:return: 指定 adjust 的数据\n:rtype: pandas.DataFrame</text:p>
          </table:table-cell>
          <table:table-cell/>
        </table:table-row>
        <table:table-row table:style-name="ro1">
          <table:table-cell office:value-type="string" calcext:value-type="string">
            <text:p>stock_hk_famous_spot_em</text:p>
          </table:table-cell>
          <table:table-cell office:value-type="string" calcext:value-type="string">
            <text:p>知名港股</text:p>
          </table:table-cell>
          <table:table-cell office:value-type="string" calcext:value-type="string">
            <text:p>东方财富网-行情中心-港股市场-知名港股</text:p>
          </table:table-cell>
          <table:table-cell/>
          <table:table-cell office:value-type="string" calcext:value-type="string">
            <text:p>东方财富网-行情中心-港股市场-知名港股\nhttps://quote.eastmoney.com/center/gridlist.html#hk_wellknown\n:return: 知名美股实时行情\n:rtype: pandas.DataFrame</text:p>
          </table:table-cell>
          <table:table-cell/>
        </table:table-row>
        <table:table-row table:style-name="ro1">
          <table:table-cell office:value-type="string" calcext:value-type="string">
            <text:p>stock_hk_fhpx_detail_ths</text:p>
          </table:table-cell>
          <table:table-cell table:number-columns-repeated="2" office:value-type="string" calcext:value-type="string">
            <text:p>同花顺-港股-分红派息</text:p>
          </table:table-cell>
          <table:table-cell office:value-type="string" calcext:value-type="string">
            <text:p>symbol</text:p>
          </table:table-cell>
          <table:table-cell office:value-type="string" calcext:value-type="string">
            <text:p>同花顺-港股-分红派息\nhttps://stockpage.10jqka.com.cn/HK0700/bonus/\n:param symbol: 港股代码\n:type symbol: str\n:return: 分红派息\n:rtype: pandas.DataFrame</text:p>
          </table:table-cell>
          <table:table-cell/>
        </table:table-row>
        <table:table-row table:style-name="ro1">
          <table:table-cell office:value-type="string" calcext:value-type="string">
            <text:p>stock_hk_ggt_components_em</text:p>
          </table:table-cell>
          <table:table-cell office:value-type="string" calcext:value-type="string">
            <text:p>stock-em-hsgt</text:p>
          </table:table-cell>
          <table:table-cell office:value-type="string" calcext:value-type="string">
            <text:p>东方财富网-行情中心-港股市场-港股通成份股</text:p>
          </table:table-cell>
          <table:table-cell/>
          <table:table-cell office:value-type="string" calcext:value-type="string">
            <text:p>东方财富网-行情中心-港股市场-港股通成份股\nhttps://quote.eastmoney.com/center/gridlist.html#hk_components\n:return: 港股通成份股\n:rtype: pandas.DataFrame</text:p>
          </table:table-cell>
          <table:table-cell/>
        </table:table-row>
        <table:table-row table:style-name="ro1">
          <table:table-cell office:value-type="string" calcext:value-type="string">
            <text:p>stock_hk_gxl_lg</text:p>
          </table:table-cell>
          <table:table-cell office:value-type="string" calcext:value-type="string">
            <text:p>乐咕乐股-股息率-A 股股息率</text:p>
          </table:table-cell>
          <table:table-cell office:value-type="string" calcext:value-type="string">
            <text:p>乐咕乐股-股息率-恒生指数股息率</text:p>
          </table:table-cell>
          <table:table-cell/>
          <table:table-cell office:value-type="string" calcext:value-type="string">
            <text:p>乐咕乐股-股息率-恒生指数股息率\nhttps://legulegu.com/stockdata/market/hk/dv/hsi\n:return: 恒生指数股息率\n:rtype: pandas.DataFrame</text:p>
          </table:table-cell>
          <table:table-cell/>
        </table:table-row>
        <table:table-row table:style-name="ro1">
          <table:table-cell office:value-type="string" calcext:value-type="string">
            <text:p>stock_hk_hist</text:p>
          </table:table-cell>
          <table:table-cell office:value-type="string" calcext:value-type="string">
            <text:p>A 股东方财富</text:p>
          </table:table-cell>
          <table:table-cell office:value-type="string" calcext:value-type="string">
            <text:p>东方财富网-行情-港股-每日行情</text:p>
          </table:table-cell>
          <table:table-cell office:value-type="string" calcext:value-type="string">
            <text:p>symbol;period;start_date;end_date;adjust</text:p>
          </table:table-cell>
          <table:table-cell office:value-type="string" calcext:value-type="string">
            <text:p>东方财富网-行情-港股-每日行情\nhttps://quote.eastmoney.com/hk/08367.html\n:param symbol: 港股-每日行情\n:type symbol: str\n:param period: choice of {'daily', 'weekly', 'monthly'}\n:type period: str\n:param start_date: 开始日期\n:type start_date: str\n:param end_date: 结束日期\n:type end_date: str\n:param adjust: choice of {"qfq": "1", "hfq": "2", "": "不复权"}\n:type adjust: str\n:return: 每日行情\n:rtype: pandas.DataFrame</text:p>
          </table:table-cell>
          <table:table-cell/>
        </table:table-row>
        <table:table-row table:style-name="ro1">
          <table:table-cell office:value-type="string" calcext:value-type="string">
            <text:p>stock_hk_hist_min_em</text:p>
          </table:table-cell>
          <table:table-cell office:value-type="string" calcext:value-type="string">
            <text:p>A 股东方财富</text:p>
          </table:table-cell>
          <table:table-cell office:value-type="string" calcext:value-type="string">
            <text:p>东方财富网-行情-港股-每日分时行情</text:p>
          </table:table-cell>
          <table:table-cell office:value-type="string" calcext:value-type="string">
            <text:p>symbol;period;adjust;start_date;end_date</text:p>
          </table:table-cell>
          <table:table-cell office:value-type="string" calcext:value-type="string">
            <text:p>东方财富网-行情-港股-每日分时行情\nhttps://quote.eastmoney.com/hk/00948.html\n:param symbol: 股票代码\n:type symbol: str\n:param period: choice of {'1', '5', '15', '30', '60'}\n:type period: str\n:param adjust: choice of {'', 'qfq', 'hfq'}\n:type adjust: str\n:param start_date: 开始日期\n:type start_date: str\n:param end_date: 结束日期\n:type end_date: str\n:return: 每日分时行情\n:rtype: pandas.DataFrame</text:p>
          </table:table-cell>
          <table:table-cell/>
        </table:table-row>
        <table:table-row table:style-name="ro1">
          <table:table-cell office:value-type="string" calcext:value-type="string">
            <text:p>stock_hk_hot_rank_detail_em</text:p>
          </table:table-cell>
          <table:table-cell office:value-type="string" calcext:value-type="string">
            <text:p>东方财富个股人气榜-港股</text:p>
          </table:table-cell>
          <table:table-cell office:value-type="string" calcext:value-type="string">
            <text:p>东方财富-个股人气榜-历史趋势</text:p>
          </table:table-cell>
          <table:table-cell office:value-type="string" calcext:value-type="string">
            <text:p>symbol</text:p>
          </table:table-cell>
          <table:table-cell office:value-type="string" calcext:value-type="string">
            <text:p>东方财富-个股人气榜-历史趋势\nhttps://guba.eastmoney.com/rank/stock?code=HK_00700\n:param symbol: 带市场表示的证券代码\n:type symbol: str\n:return: 个股的历史趋势\n:rtype: pandas.DataFrame</text:p>
          </table:table-cell>
          <table:table-cell/>
        </table:table-row>
        <table:table-row table:style-name="ro1">
          <table:table-cell office:value-type="string" calcext:value-type="string">
            <text:p>stock_hk_hot_rank_detail_realtime_em</text:p>
          </table:table-cell>
          <table:table-cell office:value-type="string" calcext:value-type="string">
            <text:p>东方财富个股人气榜-港股</text:p>
          </table:table-cell>
          <table:table-cell office:value-type="string" calcext:value-type="string">
            <text:p>东方财富-个股人气榜-实时变动</text:p>
          </table:table-cell>
          <table:table-cell office:value-type="string" calcext:value-type="string">
            <text:p>symbol</text:p>
          </table:table-cell>
          <table:table-cell office:value-type="string" calcext:value-type="string">
            <text:p>东方财富-个股人气榜-实时变动\nhttps://guba.eastmoney.com/rank/stock?code=HK_00700\n:param symbol: 带市场表示的证券代码\n:type symbol: str\n:return: 实时变动\n:rtype: pandas.DataFrame</text:p>
          </table:table-cell>
          <table:table-cell/>
        </table:table-row>
        <table:table-row table:style-name="ro1">
          <table:table-cell office:value-type="string" calcext:value-type="string">
            <text:p>stock_hk_hot_rank_em</text:p>
          </table:table-cell>
          <table:table-cell office:value-type="string" calcext:value-type="string">
            <text:p>东方财富个股人气榜-港股</text:p>
          </table:table-cell>
          <table:table-cell office:value-type="string" calcext:value-type="string">
            <text:p>东方财富-个股人气榜-人气榜-港股市场</text:p>
          </table:table-cell>
          <table:table-cell/>
          <table:table-cell office:value-type="string" calcext:value-type="string">
            <text:p>东方财富-个股人气榜-人气榜-港股市场\nhttps://guba.eastmoney.com/rank/\n:return: 人气榜\n:rtype: pandas.DataFrame</text:p>
          </table:table-cell>
          <table:table-cell/>
        </table:table-row>
        <table:table-row table:style-name="ro1">
          <table:table-cell office:value-type="string" calcext:value-type="string">
            <text:p>stock_hk_hot_rank_latest_em</text:p>
          </table:table-cell>
          <table:table-cell office:value-type="string" calcext:value-type="string">
            <text:p>东方财富个股人气榜-港股</text:p>
          </table:table-cell>
          <table:table-cell office:value-type="string" calcext:value-type="string">
            <text:p>东方财富-个股人气榜-最新排名</text:p>
          </table:table-cell>
          <table:table-cell office:value-type="string" calcext:value-type="string">
            <text:p>symbol</text:p>
          </table:table-cell>
          <table:table-cell office:value-type="string" calcext:value-type="string">
            <text:p>东方财富-个股人气榜-最新排名\nhttps://guba.eastmoney.com/rank/stock?code=HK_00700\n:param symbol: 带市场表示的证券代码\n:type symbol: str\n:return: 最新排名\n:rtype: pandas.DataFrame</text:p>
          </table:table-cell>
          <table:table-cell/>
        </table:table-row>
        <table:table-row table:style-name="ro1">
          <table:table-cell office:value-type="string" calcext:value-type="string">
            <text:p>stock_hk_index_daily_em</text:p>
          </table:table-cell>
          <table:table-cell office:value-type="string" calcext:value-type="string">
            <text:p>港股股票指数数据-新浪-东财</text:p>
          </table:table-cell>
          <table:table-cell office:value-type="string" calcext:value-type="string">
            <text:p>东方财富网-港股-股票指数数据</text:p>
          </table:table-cell>
          <table:table-cell office:value-type="string" calcext:value-type="string">
            <text:p>symbol</text:p>
          </table:table-cell>
          <table:table-cell office:value-type="string" calcext:value-type="string">
            <text:p>东方财富网-港股-股票指数数据\nhttps://quote.eastmoney.com/gb/zsHSTECF2L.html\n:param symbol: 港股指数代码; 可以通过 ak.stock_hk_index_spot_em() 获取\n:type symbol: str\n:return: 指数数据\n:rtype: pandas.DataFrame</text:p>
          </table:table-cell>
          <table:table-cell/>
        </table:table-row>
        <table:table-row table:style-name="ro1">
          <table:table-cell office:value-type="string" calcext:value-type="string">
            <text:p>stock_hk_index_daily_sina</text:p>
          </table:table-cell>
          <table:table-cell office:value-type="string" calcext:value-type="string">
            <text:p>港股股票指数数据-新浪-东财</text:p>
          </table:table-cell>
          <table:table-cell office:value-type="string" calcext:value-type="string">
            <text:p>新浪财经-港股指数-历史行情数据</text:p>
          </table:table-cell>
          <table:table-cell office:value-type="string" calcext:value-type="string">
            <text:p>symbol</text:p>
          </table:table-cell>
          <table:table-cell office:value-type="string" calcext:value-type="string">
            <text:p>新浪财经-港股指数-历史行情数据\nhttps://stock.finance.sina.com.cn/hkstock/quotes/CES100.html\n:param symbol: CES100, 港股指数代码\n:type symbol: str\n:return: 历史行情数据\n:rtype: pandas.DataFrame</text:p>
          </table:table-cell>
          <table:table-cell/>
        </table:table-row>
        <table:table-row table:style-name="ro1">
          <table:table-cell office:value-type="string" calcext:value-type="string">
            <text:p>stock_hk_index_spot_em</text:p>
          </table:table-cell>
          <table:table-cell office:value-type="string" calcext:value-type="string">
            <text:p>港股股票指数数据-新浪-东财</text:p>
          </table:table-cell>
          <table:table-cell office:value-type="string" calcext:value-type="string">
            <text:p>东方财富网-行情中心-港股-指数实时行情</text:p>
          </table:table-cell>
          <table:table-cell/>
          <table:table-cell office:value-type="string" calcext:value-type="string">
            <text:p>东方财富网-行情中心-港股-指数实时行情\nhttps://quote.eastmoney.com/center/gridlist.html#hk_index\n:return: 指数行情\n:rtype: pandas.DataFrame</text:p>
          </table:table-cell>
          <table:table-cell/>
        </table:table-row>
        <table:table-row table:style-name="ro1">
          <table:table-cell office:value-type="string" calcext:value-type="string">
            <text:p>stock_hk_index_spot_sina</text:p>
          </table:table-cell>
          <table:table-cell office:value-type="string" calcext:value-type="string">
            <text:p>港股股票指数数据-新浪-东财</text:p>
          </table:table-cell>
          <table:table-cell office:value-type="string" calcext:value-type="string">
            <text:p>新浪财经-行情中心-港股指数</text:p>
          </table:table-cell>
          <table:table-cell/>
          <table:table-cell office:value-type="string" calcext:value-type="string">
            <text:p>新浪财经-行情中心-港股指数\n大量采集会被目标网站服务器封禁 IP, 如果被封禁 IP, 请 10 分钟后再试\nhttps://vip.stock.finance.sina.com.cn/mkt/#zs_hk\n:return: 所有指数的实时行情数据\n:rtype: pandas.DataFrame</text:p>
          </table:table-cell>
          <table:table-cell/>
        </table:table-row>
        <table:table-row table:style-name="ro1">
          <table:table-cell office:value-type="string" calcext:value-type="string">
            <text:p>stock_hk_indicator_eniu</text:p>
          </table:table-cell>
          <table:table-cell office:value-type="string" calcext:value-type="string">
            <text:p>A 股PE和PB</text:p>
          </table:table-cell>
          <table:table-cell office:value-type="string" calcext:value-type="string">
            <text:p>亿牛网-港股指标</text:p>
          </table:table-cell>
          <table:table-cell office:value-type="string" calcext:value-type="string">
            <text:p>symbol;indicator</text:p>
          </table:table-cell>
          <table:table-cell office:value-type="string" calcext:value-type="string">
            <text:p>亿牛网-港股指标\nhttps://eniu.com/gu/hk01093/roe\n:param symbol: 港股代码\n:type symbol: str\n:param indicator: 需要获取的指标, choice of {"港股", "市盈率", "市净率", "股息率", "ROE", "市值"}\n:type indicator: str\n:return: 指定 symbol 和 indicator 的数据\n:rtype: pandas.DataFrame</text:p>
          </table:table-cell>
          <table:table-cell/>
        </table:table-row>
        <table:table-row table:style-name="ro1">
          <table:table-cell office:value-type="string" calcext:value-type="string">
            <text:p>stock_hk_main_board_spot_em</text:p>
          </table:table-cell>
          <table:table-cell office:value-type="string" calcext:value-type="string">
            <text:p>A 股东方财富</text:p>
          </table:table-cell>
          <table:table-cell office:value-type="string" calcext:value-type="string">
            <text:p>东方财富网-港股-主板-实时行情</text:p>
          </table:table-cell>
          <table:table-cell/>
          <table:table-cell office:value-type="string" calcext:value-type="string">
            <text:p>东方财富网-港股-主板-实时行情\nhttps://quote.eastmoney.com/center/gridlist.html#hk_mainboard\n:return: 港股-主板-实时行情\n:rtype: pandas.DataFrame</text:p>
          </table:table-cell>
          <table:table-cell/>
        </table:table-row>
        <table:table-row table:style-name="ro1">
          <table:table-cell office:value-type="string" calcext:value-type="string">
            <text:p>stock_hk_profit_forecast_et</text:p>
          </table:table-cell>
          <table:table-cell office:value-type="string" calcext:value-type="string">
            <text:p>港股盈利预测</text:p>
          </table:table-cell>
          <table:table-cell office:value-type="string" calcext:value-type="string">
            <text:p>经济通-公司资料-盈利预测</text:p>
          </table:table-cell>
          <table:table-cell office:value-type="string" calcext:value-type="string">
            <text:p>symbol;indicator</text:p>
          </table:table-cell>
          <table:table-cell office:value-type="string" calcext:value-type="string">
            <text:p>经济通-公司资料-盈利预测\nhttps://www.etnet.com.hk/www/sc/stocks/realtime/quote_profit.php?code=9999\n:param symbol: 股票代码\n:type symbol: str\n:param indicator: "盈利预测概览"; choice of {"评级总览", "去年度业绩表现", "综合盈利预测", "盈利预测概览"}\n:type indicator: str\n:return: 盈利预测\n:rtype: pandas.DataFrame</text:p>
          </table:table-cell>
          <table:table-cell/>
        </table:table-row>
        <table:table-row table:style-name="ro1">
          <table:table-cell office:value-type="string" calcext:value-type="string">
            <text:p>stock_hk_security_profile_em</text:p>
          </table:table-cell>
          <table:table-cell table:number-columns-repeated="2" office:value-type="string" calcext:value-type="string">
            <text:p>东方财富-港股-证券资料</text:p>
          </table:table-cell>
          <table:table-cell office:value-type="string" calcext:value-type="string">
            <text:p>symbol</text:p>
          </table:table-cell>
          <table:table-cell office:value-type="string" calcext:value-type="string">
            <text:p>东方财富-港股-证券资料\nhttps://emweb.securities.eastmoney.com/PC_HKF10/pages/home/index.html?code=03900&amp;type=web&amp;color=w#/CompanyProfile\n:param symbol: 股票代码\n:type symbol: str\n:return: 证券资料\n:rtype: pandas.DataFrame</text:p>
          </table:table-cell>
          <table:table-cell/>
        </table:table-row>
        <table:table-row table:style-name="ro1">
          <table:table-cell office:value-type="string" calcext:value-type="string">
            <text:p>stock_hk_spot</text:p>
          </table:table-cell>
          <table:table-cell office:value-type="string" calcext:value-type="string">
            <text:p>新浪-港股实时行情数据和历史数据(前复权和后复权因子)</text:p>
          </table:table-cell>
          <table:table-cell office:value-type="string" calcext:value-type="string">
            <text:p>新浪财经-港股的所有港股的实时行情数据</text:p>
          </table:table-cell>
          <table:table-cell/>
          <table:table-cell office:value-type="string" calcext:value-type="string">
            <text:p>新浪财经-港股的所有港股的实时行情数据\nhttps://vip.stock.finance.sina.com.cn/mkt/#qbgg_hk\n:return: 实时行情数据\n:rtype: pandas.DataFrame</text:p>
          </table:table-cell>
          <table:table-cell/>
        </table:table-row>
        <table:table-row table:style-name="ro1">
          <table:table-cell office:value-type="string" calcext:value-type="string">
            <text:p>stock_hk_spot_em</text:p>
          </table:table-cell>
          <table:table-cell office:value-type="string" calcext:value-type="string">
            <text:p>A 股东方财富</text:p>
          </table:table-cell>
          <table:table-cell office:value-type="string" calcext:value-type="string">
            <text:p>东方财富网-港股-实时行情</text:p>
          </table:table-cell>
          <table:table-cell/>
          <table:table-cell office:value-type="string" calcext:value-type="string">
            <text:p>东方财富网-港股-实时行情\nhttps://quote.eastmoney.com/center/gridlist.html#hk_stocks\n:return: 港股-实时行情\n:rtype: pandas.DataFrame</text:p>
          </table:table-cell>
          <table:table-cell/>
        </table:table-row>
        <table:table-row table:style-name="ro1">
          <table:table-cell office:value-type="string" calcext:value-type="string">
            <text:p>stock_hk_valuation_baidu</text:p>
          </table:table-cell>
          <table:table-cell table:number-columns-repeated="2" office:value-type="string" calcext:value-type="string">
            <text:p>百度股市通-港股-财务报表-估值数据</text:p>
          </table:table-cell>
          <table:table-cell office:value-type="string" calcext:value-type="string">
            <text:p>symbol;indicator;period</text:p>
          </table:table-cell>
          <table:table-cell office:value-type="string" calcext:value-type="string">
            <text:p>百度股市通-港股-财务报表-估值数据\nhttps://gushitong.baidu.com/stock/hk-06969\n:param symbol: 股票代码\n:type symbol: str\n:param indicator: choice of {"总市值", "市盈率(TTM)", "市盈率(静)", "市净率", "市现率"}\n:type indicator: str\n:param period: choice of {"近一年", "近三年", "全部"}\n:type period: str\n:return: 估值数据\n:rtype: pandas.DataFrame</text:p>
          </table:table-cell>
          <table:table-cell/>
        </table:table-row>
        <table:table-row table:style-name="ro1">
          <table:table-cell office:value-type="string" calcext:value-type="string">
            <text:p>stock_hold_change_cninfo</text:p>
          </table:table-cell>
          <table:table-cell table:number-columns-repeated="2" office:value-type="string" calcext:value-type="string">
            <text:p>巨潮资讯-数据中心-专题统计-股东股本-股本变动</text:p>
          </table:table-cell>
          <table:table-cell office:value-type="string" calcext:value-type="string">
            <text:p>symbol</text:p>
          </table:table-cell>
          <table:table-cell office:value-type="string" calcext:value-type="string">
            <text:p>巨潮资讯-数据中心-专题统计-股东股本-股本变动\nhttps://webapi.cninfo.com.cn/#/thematicStatistics\n:param symbol: choice of {"深市主板", "沪市", "创业板", "科创板", "北交所", "全部"}\n:type symbol: str\n:return: 股本变动\n:rtype: pandas.DataFrame</text:p>
          </table:table-cell>
          <table:table-cell/>
        </table:table-row>
        <table:table-row table:style-name="ro1">
          <table:table-cell office:value-type="string" calcext:value-type="string">
            <text:p>stock_hold_control_cninfo</text:p>
          </table:table-cell>
          <table:table-cell office:value-type="string" calcext:value-type="string">
            <text:p>实际控制人持股变动</text:p>
          </table:table-cell>
          <table:table-cell office:value-type="string" calcext:value-type="string">
            <text:p>巨潮资讯-数据中心-专题统计-股东股本-实际控制人持股变动</text:p>
          </table:table-cell>
          <table:table-cell office:value-type="string" calcext:value-type="string">
            <text:p>symbol</text:p>
          </table:table-cell>
          <table:table-cell office:value-type="string" calcext:value-type="string">
            <text:p>巨潮资讯-数据中心-专题统计-股东股本-实际控制人持股变动\nhttps://webapi.cninfo.com.cn/#/thematicStatistics\n:param symbol: choice of {"单独控制", "实际控制人", "一致行动人", "家族控制", "全部"}; 从 2010 开始\n:type symbol: str\n:return: 实际控制人持股变动\n:rtype: pandas.DataFrame</text:p>
          </table:table-cell>
          <table:table-cell/>
        </table:table-row>
        <table:table-row table:style-name="ro1">
          <table:table-cell office:value-type="string" calcext:value-type="string">
            <text:p>stock_hold_management_detail_cninfo</text:p>
          </table:table-cell>
          <table:table-cell office:value-type="string" calcext:value-type="string">
            <text:p>实际控制人持股变动</text:p>
          </table:table-cell>
          <table:table-cell office:value-type="string" calcext:value-type="string">
            <text:p>巨潮资讯-数据中心-专题统计-股东股本-高管持股变动明细</text:p>
          </table:table-cell>
          <table:table-cell office:value-type="string" calcext:value-type="string">
            <text:p>symbol</text:p>
          </table:table-cell>
          <table:table-cell office:value-type="string" calcext:value-type="string">
            <text:p>巨潮资讯-数据中心-专题统计-股东股本-高管持股变动明细\nhttps://webapi.cninfo.com.cn/#/thematicStatistics\n:param symbol: choice of {"增持", "减持"}\n:type symbol: str\n:return: 高管持股变动明细\n:rtype: pandas.DataFrame</text:p>
          </table:table-cell>
          <table:table-cell/>
        </table:table-row>
        <table:table-row table:style-name="ro1">
          <table:table-cell office:value-type="string" calcext:value-type="string">
            <text:p>stock_hold_management_detail_em</text:p>
          </table:table-cell>
          <table:table-cell office:value-type="string" calcext:value-type="string">
            <text:p>东方财富网-数据中心-特色数据-高管持股</text:p>
          </table:table-cell>
          <table:table-cell office:value-type="string" calcext:value-type="string">
            <text:p>东方财富网-数据中心-特色数据-高管持股-董监高及相关人员持股变动明细</text:p>
          </table:table-cell>
          <table:table-cell/>
          <table:table-cell office:value-type="string" calcext:value-type="string">
            <text:p>东方财富网-数据中心-特色数据-高管持股-董监高及相关人员持股变动明细\nhttps://data.eastmoney.com/executive/list.html\n:return: 董监高及相关人员持股变动明细\n:rtype: pandas.DataFrame</text:p>
          </table:table-cell>
          <table:table-cell/>
        </table:table-row>
        <table:table-row table:style-name="ro1">
          <table:table-cell office:value-type="string" calcext:value-type="string">
            <text:p>stock_hold_management_person_em</text:p>
          </table:table-cell>
          <table:table-cell office:value-type="string" calcext:value-type="string">
            <text:p>东方财富网-数据中心-特色数据-高管持股</text:p>
          </table:table-cell>
          <table:table-cell office:value-type="string" calcext:value-type="string">
            <text:p>东方财富网-数据中心-特色数据-高管持股-人员增减持股变动明细</text:p>
          </table:table-cell>
          <table:table-cell office:value-type="string" calcext:value-type="string">
            <text:p>symbol;name</text:p>
          </table:table-cell>
          <table:table-cell office:value-type="string" calcext:value-type="string">
            <text:p>东方财富网-数据中心-特色数据-高管持股-人员增减持股变动明细\nhttps://data.eastmoney.com/executive/personinfo.html?name=%E5%90%B4%E8%BF%9C&amp;code=001308\n:param symbol: 股票代码\n:type name: str\n:param name: 高管名称\n:type symbol: str\n:return: 人员增减持股变动明细\n:rtype: pandas.DataFrame</text:p>
          </table:table-cell>
          <table:table-cell/>
        </table:table-row>
        <table:table-row table:style-name="ro1">
          <table:table-cell office:value-type="string" calcext:value-type="string">
            <text:p>stock_hold_num_cninfo</text:p>
          </table:table-cell>
          <table:table-cell office:value-type="string" calcext:value-type="string">
            <text:p>股东人数及持股集中度</text:p>
          </table:table-cell>
          <table:table-cell office:value-type="string" calcext:value-type="string">
            <text:p>巨潮资讯-数据中心-专题统计-股东股本-股东人数及持股集中度</text:p>
          </table:table-cell>
          <table:table-cell office:value-type="string" calcext:value-type="string">
            <text:p>date</text:p>
          </table:table-cell>
          <table:table-cell office:value-type="string" calcext:value-type="string">
            <text:p>巨潮资讯-数据中心-专题统计-股东股本-股东人数及持股集中度\nhttps://webapi.cninfo.com.cn/#/thematicStatistics\n:param date: choice of {"XXXX0331", "XXXX0630", "XXXX0930", "XXXX1231"}; 从 20170331 开始\n:type date: str\n:return: 股东人数及持股集中度\n:rtype: pandas.DataFrame</text:p>
          </table:table-cell>
          <table:table-cell/>
        </table:table-row>
        <table:table-row table:style-name="ro1">
          <table:table-cell office:value-type="string" calcext:value-type="string">
            <text:p>stock_hot_deal_xq</text:p>
          </table:table-cell>
          <table:table-cell office:value-type="string" calcext:value-type="string">
            <text:p>股票热度-雪球</text:p>
          </table:table-cell>
          <table:table-cell office:value-type="string" calcext:value-type="string">
            <text:p>雪球-沪深股市-热度排行榜-分享交易排行榜</text:p>
          </table:table-cell>
          <table:table-cell office:value-type="string" calcext:value-type="string">
            <text:p>symbol</text:p>
          </table:table-cell>
          <table:table-cell office:value-type="string" calcext:value-type="string">
            <text:p>雪球-沪深股市-热度排行榜-分享交易排行榜\nhttps://xueqiu.com/hq\n:param symbol: choice of {"本周新增", "最热门"}\n:type symbol: str\n:return: 分享交易排行榜\n:rtype: pandas.DataFrame</text:p>
          </table:table-cell>
          <table:table-cell/>
        </table:table-row>
        <table:table-row table:style-name="ro1">
          <table:table-cell office:value-type="string" calcext:value-type="string">
            <text:p>stock_hot_follow_xq</text:p>
          </table:table-cell>
          <table:table-cell office:value-type="string" calcext:value-type="string">
            <text:p>股票热度-雪球</text:p>
          </table:table-cell>
          <table:table-cell office:value-type="string" calcext:value-type="string">
            <text:p>雪球-沪深股市-热度排行榜-关注排行榜</text:p>
          </table:table-cell>
          <table:table-cell office:value-type="string" calcext:value-type="string">
            <text:p>symbol</text:p>
          </table:table-cell>
          <table:table-cell office:value-type="string" calcext:value-type="string">
            <text:p>雪球-沪深股市-热度排行榜-关注排行榜\nhttps://xueqiu.com/hq\n:param symbol: choice of {"本周新增", "最热门"}\n:type symbol: str\n:return: 关注排行榜\n:rtype: pandas.DataFrame</text:p>
          </table:table-cell>
          <table:table-cell/>
        </table:table-row>
        <table:table-row table:style-name="ro1">
          <table:table-cell office:value-type="string" calcext:value-type="string">
            <text:p>stock_hot_keyword_em</text:p>
          </table:table-cell>
          <table:table-cell office:value-type="string" calcext:value-type="string">
            <text:p>东方财富个股人气榜-A股</text:p>
          </table:table-cell>
          <table:table-cell office:value-type="string" calcext:value-type="string">
            <text:p>东方财富-个股人气榜-热门关键词</text:p>
          </table:table-cell>
          <table:table-cell office:value-type="string" calcext:value-type="string">
            <text:p>symbol</text:p>
          </table:table-cell>
          <table:table-cell office:value-type="string" calcext:value-type="string">
            <text:p>东方财富-个股人气榜-热门关键词\nhttps://guba.eastmoney.com/rank/stock?code=000665\n:param symbol: 带市场表示的证券代码\n:type symbol: str\n:return: 热门关键词\n:rtype: pandas.DataFrame</text:p>
          </table:table-cell>
          <table:table-cell/>
        </table:table-row>
        <table:table-row table:style-name="ro1">
          <table:table-cell office:value-type="string" calcext:value-type="string">
            <text:p>stock_hot_rank_detail_em</text:p>
          </table:table-cell>
          <table:table-cell office:value-type="string" calcext:value-type="string">
            <text:p>东方财富个股人气榜-A股</text:p>
          </table:table-cell>
          <table:table-cell office:value-type="string" calcext:value-type="string">
            <text:p>东方财富-个股人气榜-历史趋势及粉丝特征</text:p>
          </table:table-cell>
          <table:table-cell office:value-type="string" calcext:value-type="string">
            <text:p>symbol</text:p>
          </table:table-cell>
          <table:table-cell office:value-type="string" calcext:value-type="string">
            <text:p>东方财富-个股人气榜-历史趋势及粉丝特征\nhttps://guba.eastmoney.com/rank/stock?code=000665\n:param symbol: 带市场表示的证券代码\n:type symbol: str\n:return: 个股的历史趋势及粉丝特征\n:rtype: pandas.DataFrame</text:p>
          </table:table-cell>
          <table:table-cell/>
        </table:table-row>
        <table:table-row table:style-name="ro1">
          <table:table-cell office:value-type="string" calcext:value-type="string">
            <text:p>stock_hot_rank_detail_realtime_em</text:p>
          </table:table-cell>
          <table:table-cell office:value-type="string" calcext:value-type="string">
            <text:p>东方财富个股人气榜-A股</text:p>
          </table:table-cell>
          <table:table-cell office:value-type="string" calcext:value-type="string">
            <text:p>东方财富-个股人气榜-实时变动</text:p>
          </table:table-cell>
          <table:table-cell office:value-type="string" calcext:value-type="string">
            <text:p>symbol</text:p>
          </table:table-cell>
          <table:table-cell office:value-type="string" calcext:value-type="string">
            <text:p>东方财富-个股人气榜-实时变动\nhttps://guba.eastmoney.com/rank/stock?code=000665\n:param symbol: 带市场表示的证券代码\n:type symbol: str\n:return: 实时变动\n:rtype: pandas.DataFrame</text:p>
          </table:table-cell>
          <table:table-cell/>
        </table:table-row>
        <table:table-row table:style-name="ro1">
          <table:table-cell office:value-type="string" calcext:value-type="string">
            <text:p>stock_hot_rank_em</text:p>
          </table:table-cell>
          <table:table-cell office:value-type="string" calcext:value-type="string">
            <text:p>东方财富个股人气榜-A股</text:p>
          </table:table-cell>
          <table:table-cell office:value-type="string" calcext:value-type="string">
            <text:p>东方财富-个股人气榜-人气榜</text:p>
          </table:table-cell>
          <table:table-cell/>
          <table:table-cell office:value-type="string" calcext:value-type="string">
            <text:p>东方财富-个股人气榜-人气榜\nhttps://guba.eastmoney.com/rank/\n:return: 人气榜\n:rtype: pandas.DataFrame</text:p>
          </table:table-cell>
          <table:table-cell/>
        </table:table-row>
        <table:table-row table:style-name="ro1">
          <table:table-cell office:value-type="string" calcext:value-type="string">
            <text:p>stock_hot_rank_latest_em</text:p>
          </table:table-cell>
          <table:table-cell office:value-type="string" calcext:value-type="string">
            <text:p>东方财富个股人气榜-A股</text:p>
          </table:table-cell>
          <table:table-cell office:value-type="string" calcext:value-type="string">
            <text:p>东方财富-个股人气榜-最新排名</text:p>
          </table:table-cell>
          <table:table-cell office:value-type="string" calcext:value-type="string">
            <text:p>symbol</text:p>
          </table:table-cell>
          <table:table-cell office:value-type="string" calcext:value-type="string">
            <text:p>东方财富-个股人气榜-最新排名\nhttps://guba.eastmoney.com/rank/stock?code=000665\n:param symbol: 带市场表示的证券代码\n:type symbol: str\n:return: 最新排名\n:rtype: pandas.DataFrame</text:p>
          </table:table-cell>
          <table:table-cell/>
        </table:table-row>
        <table:table-row table:style-name="ro1">
          <table:table-cell office:value-type="string" calcext:value-type="string">
            <text:p>stock_hot_rank_relate_em</text:p>
          </table:table-cell>
          <table:table-cell office:value-type="string" calcext:value-type="string">
            <text:p>东方财富个股人气榜-A股</text:p>
          </table:table-cell>
          <table:table-cell office:value-type="string" calcext:value-type="string">
            <text:p>东方财富-个股人气榜-相关股票</text:p>
          </table:table-cell>
          <table:table-cell office:value-type="string" calcext:value-type="string">
            <text:p>symbol</text:p>
          </table:table-cell>
          <table:table-cell office:value-type="string" calcext:value-type="string">
            <text:p>东方财富-个股人气榜-相关股票\nhttps://guba.eastmoney.com/rank/stock?code=000665\n:param symbol: 带市场表示的证券代码\n:type symbol: str\n:return: 相关股票\n:rtype: pandas.DataFrame</text:p>
          </table:table-cell>
          <table:table-cell/>
        </table:table-row>
        <table:table-row table:style-name="ro1">
          <table:table-cell office:value-type="string" calcext:value-type="string">
            <text:p>stock_hot_search_baidu</text:p>
          </table:table-cell>
          <table:table-cell table:number-columns-repeated="2" office:value-type="string" calcext:value-type="string">
            <text:p>百度股市通-热搜股票</text:p>
          </table:table-cell>
          <table:table-cell office:value-type="string" calcext:value-type="string">
            <text:p>symbol;date;time</text:p>
          </table:table-cell>
          <table:table-cell office:value-type="string" calcext:value-type="string">
            <text:p>百度股市通-热搜股票\nhttps://gushitong.baidu.com/hotlist?mainTab=hotSearch&amp;market=all\n:param symbol: choice of {"全部", "A股", "港股", "美股"}\n:type symbol: str\n:param date: 日期\n:type date: str\n:param time: time="今日"；choice of {"今日", "1小时"}\n:type time: str\n:return: 热搜股票\n:rtype: pandas.DataFrame</text:p>
          </table:table-cell>
          <table:table-cell/>
        </table:table-row>
        <table:table-row table:style-name="ro1">
          <table:table-cell office:value-type="string" calcext:value-type="string">
            <text:p>stock_hot_tweet_xq</text:p>
          </table:table-cell>
          <table:table-cell office:value-type="string" calcext:value-type="string">
            <text:p>股票热度-雪球</text:p>
          </table:table-cell>
          <table:table-cell office:value-type="string" calcext:value-type="string">
            <text:p>雪球-沪深股市-热度排行榜-讨论排行榜</text:p>
          </table:table-cell>
          <table:table-cell office:value-type="string" calcext:value-type="string">
            <text:p>symbol</text:p>
          </table:table-cell>
          <table:table-cell office:value-type="string" calcext:value-type="string">
            <text:p>雪球-沪深股市-热度排行榜-讨论排行榜\nhttps://xueqiu.com/hq\n:param symbol: choice of {"本周新增", "最热门"}\n:type symbol: str\n:return: 讨论排行榜\n:rtype: pandas.DataFrame</text:p>
          </table:table-cell>
          <table:table-cell/>
        </table:table-row>
        <table:table-row table:style-name="ro1">
          <table:table-cell office:value-type="string" calcext:value-type="string">
            <text:p>stock_hot_up_em</text:p>
          </table:table-cell>
          <table:table-cell office:value-type="string" calcext:value-type="string">
            <text:p>东方财富个股人气榜-A股</text:p>
          </table:table-cell>
          <table:table-cell office:value-type="string" calcext:value-type="string">
            <text:p>东方财富-个股人气榜-飙升榜</text:p>
          </table:table-cell>
          <table:table-cell/>
          <table:table-cell office:value-type="string" calcext:value-type="string">
            <text:p>东方财富-个股人气榜-飙升榜\nhttps://guba.eastmoney.com/rank/\n:return: 飙升榜\n:rtype: pandas.DataFrame</text:p>
          </table:table-cell>
          <table:table-cell/>
        </table:table-row>
        <table:table-row table:style-name="ro1">
          <table:table-cell office:value-type="string" calcext:value-type="string">
            <text:p>stock_hsgt_board_rank_em</text:p>
          </table:table-cell>
          <table:table-cell office:value-type="string" calcext:value-type="string">
            <text:p>stock-em-hsgt</text:p>
          </table:table-cell>
          <table:table-cell office:value-type="string" calcext:value-type="string">
            <text:p>东方财富网-数据中心-沪深港通持股-行业板块排行-北向资金增持行业板块排行</text:p>
          </table:table-cell>
          <table:table-cell office:value-type="string" calcext:value-type="string">
            <text:p>symbol;indicator</text:p>
          </table:table-cell>
          <table:table-cell office:value-type="string" calcext:value-type="string">
            <text:p>东方财富网-数据中心-沪深港通持股-行业板块排行-北向资金增持行业板块排行\nhttps://data.eastmoney.com/hsgtcg/bk.html\n:param symbol: choice of {"北向资金增持行业板块排行", "北向资金增持概念板块排行", "北向资金增持地域板块排行"}\n:type symbol: str\n:param indicator: choice of {"今日", "3日", "5日", "10日", "1月", "1季", "1年"}\n:type indicator: str\n:return: 北向资金增持行业板块排行\n:rtype: pandas.DataFrame</text:p>
          </table:table-cell>
          <table:table-cell/>
        </table:table-row>
        <table:table-row table:style-name="ro1">
          <table:table-cell office:value-type="string" calcext:value-type="string">
            <text:p>stock_hsgt_fund_flow_summary_em</text:p>
          </table:table-cell>
          <table:table-cell office:value-type="string" calcext:value-type="string">
            <text:p>沪深港通持股</text:p>
          </table:table-cell>
          <table:table-cell office:value-type="string" calcext:value-type="string">
            <text:p>东方财富网-数据中心-资金流向-沪深港通资金流向</text:p>
          </table:table-cell>
          <table:table-cell/>
          <table:table-cell office:value-type="string" calcext:value-type="string">
            <text:p>东方财富网-数据中心-资金流向-沪深港通资金流向\nhttps://data.eastmoney.com/hsgt/index.html#lssj\n:return: 沪深港通资金流向\n:rtype: pandas.DataFrame</text:p>
          </table:table-cell>
          <table:table-cell/>
        </table:table-row>
        <table:table-row table:style-name="ro1">
          <table:table-cell office:value-type="string" calcext:value-type="string">
            <text:p>stock_hsgt_fund_min_em</text:p>
          </table:table-cell>
          <table:table-cell table:number-columns-repeated="2" office:value-type="string" calcext:value-type="string">
            <text:p>东方财富-数据中心-沪深港通-市场概括-分时数据</text:p>
          </table:table-cell>
          <table:table-cell office:value-type="string" calcext:value-type="string">
            <text:p>symbol</text:p>
          </table:table-cell>
          <table:table-cell office:value-type="string" calcext:value-type="string">
            <text:p>东方财富-数据中心-沪深港通-市场概括-分时数据\nhttps://data.eastmoney.com/hsgt/hsgtDetail/scgk.html\n:param symbol: 北向资金; choice of {"北向资金", "南向资金"}\n:type symbol: str\n:return: 沪深港通持股-分时数据\n:rtype: pandas.DataFrame</text:p>
          </table:table-cell>
          <table:table-cell/>
        </table:table-row>
        <table:table-row table:style-name="ro1">
          <table:table-cell office:value-type="string" calcext:value-type="string">
            <text:p>stock_hsgt_hist_em</text:p>
          </table:table-cell>
          <table:table-cell office:value-type="string" calcext:value-type="string">
            <text:p>stock-em-hsgt</text:p>
          </table:table-cell>
          <table:table-cell office:value-type="string" calcext:value-type="string">
            <text:p>东方财富网-数据中心-资金流向-沪深港通资金流向-沪深港通历史数据</text:p>
          </table:table-cell>
          <table:table-cell office:value-type="string" calcext:value-type="string">
            <text:p>symbol</text:p>
          </table:table-cell>
          <table:table-cell office:value-type="string" calcext:value-type="string">
            <text:p>东方财富网-数据中心-资金流向-沪深港通资金流向-沪深港通历史数据\nhttps://data.eastmoney.com/hsgt/index.html\n:param symbol: choice of {"北向资金", "沪股通", "深股通", "南向资金", "港股通沪", "港股通深"}\n:type symbol: str\n:return: 沪深港通历史数据\n:rtype: pandas.DataFrame</text:p>
          </table:table-cell>
          <table:table-cell/>
        </table:table-row>
        <table:table-row table:style-name="ro1">
          <table:table-cell office:value-type="string" calcext:value-type="string">
            <text:p>stock_hsgt_hold_stock_em</text:p>
          </table:table-cell>
          <table:table-cell office:value-type="string" calcext:value-type="string">
            <text:p>stock-em-hsgt</text:p>
          </table:table-cell>
          <table:table-cell office:value-type="string" calcext:value-type="string">
            <text:p>东方财富-数据中心-沪深港通持股-个股排行</text:p>
          </table:table-cell>
          <table:table-cell office:value-type="string" calcext:value-type="string">
            <text:p>market;indicator</text:p>
          </table:table-cell>
          <table:table-cell office:value-type="string" calcext:value-type="string">
            <text:p>东方财富-数据中心-沪深港通持股-个股排行\nhttps://data.eastmoney.com/hsgtcg/list.html\n:param market: choice of {"北向", "沪股通", "深股通"}\n:type market: str\n:param indicator: choice of {"今日排行", "3日排行", "5日排行", "10日排行", "月排行", "季排行", "年排行"}\n:type indicator: str\n:return: 指定 sector 和 indicator 的数据\n:rtype: pandas.DataFrame</text:p>
          </table:table-cell>
          <table:table-cell/>
        </table:table-row>
        <table:table-row table:style-name="ro1">
          <table:table-cell office:value-type="string" calcext:value-type="string">
            <text:p>stock_hsgt_individual_detail_em</text:p>
          </table:table-cell>
          <table:table-cell office:value-type="string" calcext:value-type="string">
            <text:p>沪深港通持股</text:p>
          </table:table-cell>
          <table:table-cell office:value-type="string" calcext:value-type="string">
            <text:p>东方财富-数据中心-沪深港通-沪深港通持股-具体股票详情</text:p>
          </table:table-cell>
          <table:table-cell office:value-type="string" calcext:value-type="string">
            <text:p>symbol;start_date;end_date</text:p>
          </table:table-cell>
          <table:table-cell office:value-type="string" calcext:value-type="string">
            <text:p>东方财富-数据中心-沪深港通-沪深港通持股-具体股票详情\nhttps://data.eastmoney.com/hsgtcg/StockHdStatistics/002008.html\n:param symbol: 股票代码\n:type symbol: str\n:param start_date: 开始时间\n:type start_date: str\n:param end_date: 结束时间\n:type end_date: str\n:return: 沪深港通持股-具体股票详情\n:rtype: pandas.DataFrame</text:p>
          </table:table-cell>
          <table:table-cell/>
        </table:table-row>
        <table:table-row table:style-name="ro1">
          <table:table-cell office:value-type="string" calcext:value-type="string">
            <text:p>stock_hsgt_individual_em</text:p>
          </table:table-cell>
          <table:table-cell office:value-type="string" calcext:value-type="string">
            <text:p>沪深港通持股</text:p>
          </table:table-cell>
          <table:table-cell office:value-type="string" calcext:value-type="string">
            <text:p>东方财富-数据中心-沪深港通-沪深港通持股-具体股票</text:p>
          </table:table-cell>
          <table:table-cell office:value-type="string" calcext:value-type="string">
            <text:p>symbol</text:p>
          </table:table-cell>
          <table:table-cell office:value-type="string" calcext:value-type="string">
            <text:p>东方财富-数据中心-沪深港通-沪深港通持股-具体股票\nhttps://data.eastmoney.com/hsgt/StockHdDetail/002008.html\n:param symbol: 股票代码\n:type symbol: str\n:return: 具体股票-沪深港通持股\n:rtype: pandas.DataFrame</text:p>
          </table:table-cell>
          <table:table-cell/>
        </table:table-row>
        <table:table-row table:style-name="ro1">
          <table:table-cell office:value-type="string" calcext:value-type="string">
            <text:p>stock_hsgt_institution_statistics_em</text:p>
          </table:table-cell>
          <table:table-cell office:value-type="string" calcext:value-type="string">
            <text:p>stock-em-hsgt</text:p>
          </table:table-cell>
          <table:table-cell office:value-type="string" calcext:value-type="string">
            <text:p>东方财富网-数据中心-沪深港通-沪深港通持股-每日机构统计</text:p>
          </table:table-cell>
          <table:table-cell office:value-type="string" calcext:value-type="string">
            <text:p>market;start_date;end_date</text:p>
          </table:table-cell>
          <table:table-cell office:value-type="string" calcext:value-type="string">
            <text:p>东方财富网-数据中心-沪深港通-沪深港通持股-每日机构统计\nhttps://data.eastmoney.com/hsgtcg/InstitutionStatistics.aspx\n:param market: choice of {"北向持股", "南向持股", "沪股通持股", "深股通持股"}\n:type market: str\n:param start_date: 指定数据获取开始的时间, e.g., "20200713"\n:type start_date: str\n:param end_date: 指定数据获取结束的时间, e.g., "20200715"\n:type end_date:str\n:return: 指定市场和指定时间段的每日个股统计数据\n:rtype: pandas.DataFrame</text:p>
          </table:table-cell>
          <table:table-cell/>
        </table:table-row>
        <table:table-row table:style-name="ro1">
          <table:table-cell office:value-type="string" calcext:value-type="string">
            <text:p>stock_hsgt_sh_hk_spot_em</text:p>
          </table:table-cell>
          <table:table-cell office:value-type="string" calcext:value-type="string">
            <text:p>东方财富网-行情中心-沪深港通</text:p>
          </table:table-cell>
          <table:table-cell office:value-type="string" calcext:value-type="string">
            <text:p>东方财富网-行情中心-沪深港通-港股通(沪&gt;港)-股票</text:p>
          </table:table-cell>
          <table:table-cell/>
          <table:table-cell office:value-type="string" calcext:value-type="string">
            <text:p>东方财富网-行情中心-沪深港通-港股通(沪&gt;港)-股票\nhttps://quote.eastmoney.com/center/gridlist.html#hk_sh_stocks\n:return: 东方财富网-行情中心-沪深港通-港股通(沪&gt;港)-股票\n:rtype: pandas.DataFrame</text:p>
          </table:table-cell>
          <table:table-cell/>
        </table:table-row>
        <table:table-row table:style-name="ro1">
          <table:table-cell office:value-type="string" calcext:value-type="string">
            <text:p>stock_hsgt_stock_statistics_em</text:p>
          </table:table-cell>
          <table:table-cell office:value-type="string" calcext:value-type="string">
            <text:p>stock-em-hsgt</text:p>
          </table:table-cell>
          <table:table-cell office:value-type="string" calcext:value-type="string">
            <text:p>东方财富网-数据中心-沪深港通-沪深港通持股-每日个股统计</text:p>
          </table:table-cell>
          <table:table-cell office:value-type="string" calcext:value-type="string">
            <text:p>symbol;start_date;end_date</text:p>
          </table:table-cell>
          <table:table-cell office:value-type="string" calcext:value-type="string">
            <text:p>东方财富网-数据中心-沪深港通-沪深港通持股-每日个股统计\nhttps://data.eastmoney.com/hsgtcg/StockStatistics.aspx\nmarket=001, 沪股通持股\nmarket=003, 深股通持股\n:param symbol: choice of {"北向持股", "南向持股"}\n:type symbol: str\n:param start_date: 指定数据获取开始的时间, e.g., "20200713"\n:type start_date: str\n:param end_date: 指定数据获取结束的时间, e.g., "20200715"\n:type end_date:str\n:return: 指定市场和指定时间段的每日个股统计数据\n:rtype: pandas.DataFrame</text:p>
          </table:table-cell>
          <table:table-cell/>
        </table:table-row>
        <table:table-row table:style-name="ro1">
          <table:table-cell office:value-type="string" calcext:value-type="string">
            <text:p>stock_index_pb_lg</text:p>
          </table:table-cell>
          <table:table-cell office:value-type="string" calcext:value-type="string">
            <text:p>A 股PE和PB</text:p>
          </table:table-cell>
          <table:table-cell office:value-type="string" calcext:value-type="string">
            <text:p>乐咕乐股-指数市净率</text:p>
          </table:table-cell>
          <table:table-cell office:value-type="string" calcext:value-type="string">
            <text:p>symbol</text:p>
          </table:table-cell>
          <table:table-cell office:value-type="string" calcext:value-type="string">
            <text:p>乐咕乐股-指数市净率\nhttps://legulegu.com/stockdata/sz50-pb\n:param symbol: choice of {"上证50", "沪深300", "上证380", "创业板50", "中证500", "上证180", "深证红利", "深证100", "中证1000", "上证红利", "中证100", "中证800"}\n:type symbol: str\n:return: 指定指数的市净率数据\n:rtype: pandas.DataFrame</text:p>
          </table:table-cell>
          <table:table-cell/>
        </table:table-row>
        <table:table-row table:style-name="ro1">
          <table:table-cell office:value-type="string" calcext:value-type="string">
            <text:p>stock_index_pe_lg</text:p>
          </table:table-cell>
          <table:table-cell office:value-type="string" calcext:value-type="string">
            <text:p>A 股PE和PB</text:p>
          </table:table-cell>
          <table:table-cell office:value-type="string" calcext:value-type="string">
            <text:p>乐咕乐股-指数市盈率</text:p>
          </table:table-cell>
          <table:table-cell office:value-type="string" calcext:value-type="string">
            <text:p>symbol</text:p>
          </table:table-cell>
          <table:table-cell office:value-type="string" calcext:value-type="string">
            <text:p>乐咕乐股-指数市盈率\nhttps://legulegu.com/stockdata/sz50-ttm-lyr\n:param symbol: choice of {"上证50", "沪深300", "上证380", "创业板50", "中证500", "上证180", "深证红利", "深证100", "中证1000", "上证红利", "中证100", "中证800"}\n:type symbol: str\n:return: 指定指数的市盈率数据\n:rtype: pandas.DataFrame</text:p>
          </table:table-cell>
          <table:table-cell/>
        </table:table-row>
        <table:table-row table:style-name="ro1">
          <table:table-cell office:value-type="string" calcext:value-type="string">
            <text:p>stock_individual_basic_info_hk_xq</text:p>
          </table:table-cell>
          <table:table-cell table:number-columns-repeated="2" office:value-type="string" calcext:value-type="string">
            <text:p>雪球-个股-公司概况-公司简介</text:p>
          </table:table-cell>
          <table:table-cell office:value-type="string" calcext:value-type="string">
            <text:p>symbol;token;timeout</text:p>
          </table:table-cell>
          <table:table-cell office:value-type="string" calcext:value-type="string">
            <text:p>雪球-个股-公司概况-公司简介\nhttps://xueqiu.com/S/00700\n:param symbol: 证券代码\n:type symbol: str\n:param token: 雪球财经的 token\n:type token: str\n:param timeout: 设置超时时间\n:type timeout: float\n:return: 公司简介\n:rtype: pandas.DataFrame</text:p>
          </table:table-cell>
          <table:table-cell/>
        </table:table-row>
        <table:table-row table:style-name="ro1">
          <table:table-cell office:value-type="string" calcext:value-type="string">
            <text:p>stock_individual_basic_info_us_xq</text:p>
          </table:table-cell>
          <table:table-cell table:number-columns-repeated="2" office:value-type="string" calcext:value-type="string">
            <text:p>雪球-个股-公司概况-公司简介</text:p>
          </table:table-cell>
          <table:table-cell office:value-type="string" calcext:value-type="string">
            <text:p>symbol;token;timeout</text:p>
          </table:table-cell>
          <table:table-cell office:value-type="string" calcext:value-type="string">
            <text:p>雪球-个股-公司概况-公司简介\nhttps://xueqiu.com/snowman/S/NVDA/detail#/GSJJ\n:param symbol: 证券代码\n:type symbol: str\n:param token: 雪球财经的 token\n:type token: str\n:param timeout: 设置超时时间\n:type timeout: float\n:return: 公司简介\n:rtype: pandas.DataFrame</text:p>
          </table:table-cell>
          <table:table-cell/>
        </table:table-row>
        <table:table-row table:style-name="ro1">
          <table:table-cell office:value-type="string" calcext:value-type="string">
            <text:p>stock_individual_basic_info_xq</text:p>
          </table:table-cell>
          <table:table-cell table:number-columns-repeated="2" office:value-type="string" calcext:value-type="string">
            <text:p>雪球-个股-公司概况-公司简介</text:p>
          </table:table-cell>
          <table:table-cell office:value-type="string" calcext:value-type="string">
            <text:p>symbol;token;timeout</text:p>
          </table:table-cell>
          <table:table-cell office:value-type="string" calcext:value-type="string">
            <text:p>雪球-个股-公司概况-公司简介\nhttps://xueqiu.com/snowman/S/SH601127/detail#/GSJJ\n:param symbol: 证券代码\n:type symbol: str\n:param token: 雪球财经的 token\n:type token: str\n:param timeout: 设置超时时间\n:type timeout: float\n:return: 公司简介\n:rtype: pandas.DataFrame</text:p>
          </table:table-cell>
          <table:table-cell/>
        </table:table-row>
        <table:table-row table:style-name="ro1">
          <table:table-cell office:value-type="string" calcext:value-type="string">
            <text:p>stock_individual_fund_flow</text:p>
          </table:table-cell>
          <table:table-cell office:value-type="string" calcext:value-type="string">
            <text:p>stock_fund</text:p>
          </table:table-cell>
          <table:table-cell office:value-type="string" calcext:value-type="string">
            <text:p>东方财富网-数据中心-资金流向-个股</text:p>
          </table:table-cell>
          <table:table-cell office:value-type="string" calcext:value-type="string">
            <text:p>stock;market</text:p>
          </table:table-cell>
          <table:table-cell office:value-type="string" calcext:value-type="string">
            <text:p>东方财富网-数据中心-资金流向-个股\nhttps://data.eastmoney.com/zjlx/detail.html\n:param stock: 股票代码\n:type stock: str\n:param market: 股票市场; 上海证券交易所: sh, 深证证券交易所: sz, 北京证券交易所: bj;\n:type market: str\n:return: 近期个股的资金流数据\n:rtype: pandas.DataFrame</text:p>
          </table:table-cell>
          <table:table-cell/>
        </table:table-row>
        <table:table-row table:style-name="ro1">
          <table:table-cell office:value-type="string" calcext:value-type="string">
            <text:p>stock_individual_fund_flow_rank</text:p>
          </table:table-cell>
          <table:table-cell office:value-type="string" calcext:value-type="string">
            <text:p>stock_fund</text:p>
          </table:table-cell>
          <table:table-cell office:value-type="string" calcext:value-type="string">
            <text:p>东方财富网-数据中心-资金流向-排名</text:p>
          </table:table-cell>
          <table:table-cell office:value-type="string" calcext:value-type="string">
            <text:p>indicator</text:p>
          </table:table-cell>
          <table:table-cell office:value-type="string" calcext:value-type="string">
            <text:p>东方财富网-数据中心-资金流向-排名\nhttps://data.eastmoney.com/zjlx/detail.html\n:param indicator: choice of {"今日", "3日", "5日", "10日"}\n:type indicator: str\n:return: 指定 indicator 资金流向排行\n:rtype: pandas.DataFrame</text:p>
          </table:table-cell>
          <table:table-cell/>
        </table:table-row>
        <table:table-row table:style-name="ro1">
          <table:table-cell office:value-type="string" calcext:value-type="string">
            <text:p>stock_individual_fund_flow_rank_async</text:p>
          </table:table-cell>
          <table:table-cell office:value-type="string" calcext:value-type="string">
            <text:p>异步接口</text:p>
          </table:table-cell>
          <table:table-cell office:value-type="string" calcext:value-type="string">
            <text:p>东方财富网-数据中心-资金流向-排名 (同步接口)</text:p>
          </table:table-cell>
          <table:table-cell office:value-type="string" calcext:value-type="string">
            <text:p>indicator</text:p>
          </table:table-cell>
          <table:table-cell office:value-type="string" calcext:value-type="string">
            <text:p>东方财富网-数据中心-资金流向-排名 (同步接口)\nhttps://data.eastmoney.com/zjlx/detail.html\n:param indicator: choice of {"今日", "3日", "5日", "10日"}\n:type indicator: str\n:return: 指定 indicator 资金流向排行\n:rtype: pandas.DataFrame</text:p>
          </table:table-cell>
          <table:table-cell/>
        </table:table-row>
        <table:table-row table:style-name="ro1">
          <table:table-cell office:value-type="string" calcext:value-type="string">
            <text:p>stock_individual_info_em</text:p>
          </table:table-cell>
          <table:table-cell office:value-type="string" calcext:value-type="string">
            <text:p>东方财富-个股信息</text:p>
          </table:table-cell>
          <table:table-cell office:value-type="string" calcext:value-type="string">
            <text:p>东方财富-个股-股票信息</text:p>
          </table:table-cell>
          <table:table-cell office:value-type="string" calcext:value-type="string">
            <text:p>symbol;timeout</text:p>
          </table:table-cell>
          <table:table-cell office:value-type="string" calcext:value-type="string">
            <text:p>东方财富-个股-股票信息\nhttps://quote.eastmoney.com/concept/sh603777.html?from=classic\n:param symbol: 股票代码\n:type symbol: str\n:param timeout: choice of None or a positive float number\n:type timeout: float\n:return: 股票信息\n:rtype: pandas.DataFrame</text:p>
          </table:table-cell>
          <table:table-cell/>
        </table:table-row>
        <table:table-row table:style-name="ro1">
          <table:table-cell office:value-type="string" calcext:value-type="string">
            <text:p>stock_individual_spot_xq</text:p>
          </table:table-cell>
          <table:table-cell office:value-type="string" calcext:value-type="string">
            <text:p>雪球行情数据</text:p>
          </table:table-cell>
          <table:table-cell office:value-type="string" calcext:value-type="string">
            <text:p>雪球-行情中心-个股</text:p>
          </table:table-cell>
          <table:table-cell office:value-type="string" calcext:value-type="string">
            <text:p>symbol;token;timeout</text:p>
          </table:table-cell>
          <table:table-cell office:value-type="string" calcext:value-type="string">
            <text:p>雪球-行情中心-个股\nhttps://xueqiu.com/S/SH600000\n:param symbol: 证券代码，可以是 A 股代码，A 股场内基金代码，A 股指数，美股代码, 美股指数\n:type symbol: str\n:param token: set xueqiu token\n:type token: str\n:param timeout: choice of None or a positive float number\n:type timeout: float\n:return: 证券最新行情\n:rtype: pandas.DataFrame</text:p>
          </table:table-cell>
          <table:table-cell/>
        </table:table-row>
        <table:table-row table:style-name="ro1">
          <table:table-cell office:value-type="string" calcext:value-type="string">
            <text:p>stock_industry_category_cninfo</text:p>
          </table:table-cell>
          <table:table-cell office:value-type="string" calcext:value-type="string">
            <text:p>行业分类数据</text:p>
          </table:table-cell>
          <table:table-cell office:value-type="string" calcext:value-type="string">
            <text:p>巨潮资讯-行业分类数据</text:p>
          </table:table-cell>
          <table:table-cell office:value-type="string" calcext:value-type="string">
            <text:p>symbol</text:p>
          </table:table-cell>
          <table:table-cell office:value-type="string" calcext:value-type="string">
            <text:p>巨潮资讯-行业分类数据\nhttps://webapi.cninfo.com.cn/#/apiDoc\n查询 p_public0002 接口\n:param symbol: 行业类型; choice of {"证监会行业分类标准", "巨潮行业分类标准", "申银万国行业分类标准",\n"新财富行业分类标准", "国资委行业分类标准", "巨潮产业细分标准", "天相行业分类标准", "全球行业分类标准"}\n:type symbol: str\n:return: 行业分类数据\n:rtype: pandas.DataFrame</text:p>
          </table:table-cell>
          <table:table-cell/>
        </table:table-row>
        <table:table-row table:style-name="ro1">
          <table:table-cell office:value-type="string" calcext:value-type="string">
            <text:p>stock_industry_change_cninfo</text:p>
          </table:table-cell>
          <table:table-cell office:value-type="string" calcext:value-type="string">
            <text:p>行业分类数据</text:p>
          </table:table-cell>
          <table:table-cell office:value-type="string" calcext:value-type="string">
            <text:p>巨潮资讯-上市公司行业归属的变动情况</text:p>
          </table:table-cell>
          <table:table-cell office:value-type="string" calcext:value-type="string">
            <text:p>symbol;start_date;end_date</text:p>
          </table:table-cell>
          <table:table-cell office:value-type="string" calcext:value-type="string">
            <text:p>巨潮资讯-上市公司行业归属的变动情况\nhttps://webapi.cninfo.com.cn/#/apiDoc\n查询 p_stock2110 接口\n:param symbol: 股票代码\n:type symbol: str\n:param start_date: 开始变动日期\n:type start_date: str\n:param end_date: 结束变动日期\n:type end_date: str\n:return: 行业归属的变动情况\n:rtype: pandas.DataFrame</text:p>
          </table:table-cell>
          <table:table-cell/>
        </table:table-row>
        <table:table-row table:style-name="ro1">
          <table:table-cell office:value-type="string" calcext:value-type="string">
            <text:p>stock_industry_clf_hist_sw</text:p>
          </table:table-cell>
          <table:table-cell office:value-type="string" calcext:value-type="string">
            <text:p>申万宏源行业分类数据</text:p>
          </table:table-cell>
          <table:table-cell office:value-type="string" calcext:value-type="string">
            <text:p>申万宏源研究-行业分类-全部行业分类</text:p>
          </table:table-cell>
          <table:table-cell/>
          <table:table-cell office:value-type="string" calcext:value-type="string">
            <text:p>申万宏源研究-行业分类-全部行业分类\nhttps://www.swsresearch.com/swindex/pdf/SwClass2021/StockClassifyUse_stock.xls\n:return: 个股行业分类变动历史\n:rtype: pandas.DataFrame</text:p>
          </table:table-cell>
          <table:table-cell/>
        </table:table-row>
        <table:table-row table:style-name="ro1">
          <table:table-cell office:value-type="string" calcext:value-type="string">
            <text:p>stock_industry_pe_ratio_cninfo</text:p>
          </table:table-cell>
          <table:table-cell office:value-type="string" calcext:value-type="string">
            <text:p>行业市盈率</text:p>
          </table:table-cell>
          <table:table-cell office:value-type="string" calcext:value-type="string">
            <text:p>巨潮资讯-数据中心-行业分析-行业市盈率</text:p>
          </table:table-cell>
          <table:table-cell office:value-type="string" calcext:value-type="string">
            <text:p>symbol;date</text:p>
          </table:table-cell>
          <table:table-cell office:value-type="string" calcext:value-type="string">
            <text:p>巨潮资讯-数据中心-行业分析-行业市盈率\nhttp://webapi.cninfo.com.cn/#/thematicStatistics\n:param symbol: choice of {"证监会行业分类", "国证行业分类"}\n:type symbol: str\n:param date: 查询日期\n:type date: str\n:return: 行业市盈率\n:rtype: pandas.DataFrame</text:p>
          </table:table-cell>
          <table:table-cell/>
        </table:table-row>
        <table:table-row table:style-name="ro1">
          <table:table-cell office:value-type="string" calcext:value-type="string">
            <text:p>stock_info_a_code_name</text:p>
          </table:table-cell>
          <table:table-cell office:value-type="string" calcext:value-type="string">
            <text:p>stock-info</text:p>
          </table:table-cell>
          <table:table-cell office:value-type="string" calcext:value-type="string">
            <text:p>沪深京 A 股列表</text:p>
          </table:table-cell>
          <table:table-cell table:number-columns-repeated="3"/>
        </table:table-row>
        <table:table-row table:style-name="ro1">
          <table:table-cell office:value-type="string" calcext:value-type="string">
            <text:p>stock_info_bj_name_code</text:p>
          </table:table-cell>
          <table:table-cell office:value-type="string" calcext:value-type="string">
            <text:p>stock-info</text:p>
          </table:table-cell>
          <table:table-cell office:value-type="string" calcext:value-type="string">
            <text:p>北京证券交易所-股票列表</text:p>
          </table:table-cell>
          <table:table-cell table:number-columns-repeated="3"/>
        </table:table-row>
        <table:table-row table:style-name="ro1">
          <table:table-cell office:value-type="string" calcext:value-type="string">
            <text:p>stock_info_broker_sina</text:p>
          </table:table-cell>
          <table:table-cell office:value-type="string" calcext:value-type="string">
            <text:p>东方财富-财经早餐</text:p>
          </table:table-cell>
          <table:table-cell office:value-type="string" calcext:value-type="string">
            <text:p>新浪财经-证券-证券原创</text:p>
          </table:table-cell>
          <table:table-cell office:value-type="string" calcext:value-type="string">
            <text:p>page</text:p>
          </table:table-cell>
          <table:table-cell office:value-type="string" calcext:value-type="string">
            <text:p>新浪财经-证券-证券原创\nhttps://finance.sina.com.cn/roll/index.d.html?cid=221431\n:param page: 页面号\n:type page: str\n:return: 证券原创文章\n:rtype: pandas.DataFrame</text:p>
          </table:table-cell>
          <table:table-cell/>
        </table:table-row>
        <table:table-row table:style-name="ro1">
          <table:table-cell office:value-type="string" calcext:value-type="string">
            <text:p>stock_info_change_name</text:p>
          </table:table-cell>
          <table:table-cell office:value-type="string" calcext:value-type="string">
            <text:p>stock-info</text:p>
          </table:table-cell>
          <table:table-cell office:value-type="string" calcext:value-type="string">
            <text:p>新浪财经-股票曾用名</text:p>
          </table:table-cell>
          <table:table-cell office:value-type="string" calcext:value-type="string">
            <text:p>symbol</text:p>
          </table:table-cell>
          <table:table-cell office:value-type="string" calcext:value-type="string">
            <text:p>新浪财经-股票曾用名\nhttps://vip.stock.finance.sina.com.cn/corp/go.php/vCI_CorpInfo/stockid/300378.phtml\n:param symbol: 股票代码\n:type symbol: str\n:return: 股票曾用名\n:rtype: list</text:p>
          </table:table-cell>
          <table:table-cell/>
        </table:table-row>
        <table:table-row table:style-name="ro1">
          <table:table-cell office:value-type="string" calcext:value-type="string">
            <text:p>stock_info_cjzc_em</text:p>
          </table:table-cell>
          <table:table-cell table:number-columns-repeated="2" office:value-type="string" calcext:value-type="string">
            <text:p>东方财富-财经早餐</text:p>
          </table:table-cell>
          <table:table-cell/>
          <table:table-cell office:value-type="string" calcext:value-type="string">
            <text:p>东方财富-财经早餐\nhttps://stock.eastmoney.com/a/czpnc.html\n:return: 财经早餐\n:rtype: pandas.DataFrame</text:p>
          </table:table-cell>
          <table:table-cell/>
        </table:table-row>
        <table:table-row table:style-name="ro1">
          <table:table-cell office:value-type="string" calcext:value-type="string">
            <text:p>stock_info_global_cls</text:p>
          </table:table-cell>
          <table:table-cell office:value-type="string" calcext:value-type="string">
            <text:p>东方财富-财经早餐</text:p>
          </table:table-cell>
          <table:table-cell office:value-type="string" calcext:value-type="string">
            <text:p>财联社-电报</text:p>
          </table:table-cell>
          <table:table-cell office:value-type="string" calcext:value-type="string">
            <text:p>symbol</text:p>
          </table:table-cell>
          <table:table-cell office:value-type="string" calcext:value-type="string">
            <text:p>财联社-电报\nhttps://www.cls.cn/telegraph\n:param symbol: choice of {"全部", "重点"}\n:type symbol: str\n:return: 财联社-电报\n:rtype: pandas.DataFrame</text:p>
          </table:table-cell>
          <table:table-cell/>
        </table:table-row>
        <table:table-row table:style-name="ro1">
          <table:table-cell office:value-type="string" calcext:value-type="string">
            <text:p>stock_info_global_em</text:p>
          </table:table-cell>
          <table:table-cell office:value-type="string" calcext:value-type="string">
            <text:p>东方财富-财经早餐</text:p>
          </table:table-cell>
          <table:table-cell office:value-type="string" calcext:value-type="string">
            <text:p>东方财富-全球财经快讯</text:p>
          </table:table-cell>
          <table:table-cell/>
          <table:table-cell office:value-type="string" calcext:value-type="string">
            <text:p>东方财富-全球财经快讯\nhttps://kuaixun.eastmoney.com/7_24.html\n:return: 全球财经快讯\n:rtype: pandas.DataFrame</text:p>
          </table:table-cell>
          <table:table-cell/>
        </table:table-row>
        <table:table-row table:style-name="ro1">
          <table:table-cell office:value-type="string" calcext:value-type="string">
            <text:p>stock_info_global_futu</text:p>
          </table:table-cell>
          <table:table-cell office:value-type="string" calcext:value-type="string">
            <text:p>东方财富-财经早餐</text:p>
          </table:table-cell>
          <table:table-cell office:value-type="string" calcext:value-type="string">
            <text:p>富途牛牛-快讯</text:p>
          </table:table-cell>
          <table:table-cell/>
          <table:table-cell office:value-type="string" calcext:value-type="string">
            <text:p>富途牛牛-快讯\nhttps://news.futunn.com/main/live\n:return: 快讯\n:rtype: pandas.DataFrame</text:p>
          </table:table-cell>
          <table:table-cell/>
        </table:table-row>
        <table:table-row table:style-name="ro1">
          <table:table-cell office:value-type="string" calcext:value-type="string">
            <text:p>stock_info_global_sina</text:p>
          </table:table-cell>
          <table:table-cell office:value-type="string" calcext:value-type="string">
            <text:p>东方财富-财经早餐</text:p>
          </table:table-cell>
          <table:table-cell office:value-type="string" calcext:value-type="string">
            <text:p>新浪财经-全球财经快讯</text:p>
          </table:table-cell>
          <table:table-cell/>
          <table:table-cell office:value-type="string" calcext:value-type="string">
            <text:p>新浪财经-全球财经快讯\nhttps://finance.sina.com.cn/7x24\n:return: 全球财经快讯\n:rtype: pandas.DataFrame</text:p>
          </table:table-cell>
          <table:table-cell/>
        </table:table-row>
        <table:table-row table:style-name="ro1">
          <table:table-cell office:value-type="string" calcext:value-type="string">
            <text:p>stock_info_global_ths</text:p>
          </table:table-cell>
          <table:table-cell office:value-type="string" calcext:value-type="string">
            <text:p>东方财富-财经早餐</text:p>
          </table:table-cell>
          <table:table-cell office:value-type="string" calcext:value-type="string">
            <text:p>同花顺财经-全球财经直播</text:p>
          </table:table-cell>
          <table:table-cell/>
          <table:table-cell office:value-type="string" calcext:value-type="string">
            <text:p>同花顺财经-全球财经直播\nhttps://news.10jqka.com.cn/realtimenews.html\n:return: 全球财经直播\n:rtype: pandas.DataFrame</text:p>
          </table:table-cell>
          <table:table-cell/>
        </table:table-row>
        <table:table-row table:style-name="ro1">
          <table:table-cell office:value-type="string" calcext:value-type="string">
            <text:p>stock_info_sh_delist</text:p>
          </table:table-cell>
          <table:table-cell office:value-type="string" calcext:value-type="string">
            <text:p>stock-info</text:p>
          </table:table-cell>
          <table:table-cell office:value-type="string" calcext:value-type="string">
            <text:p>上海证券交易所-终止上市公司</text:p>
          </table:table-cell>
          <table:table-cell office:value-type="string" calcext:value-type="string">
            <text:p>symbol</text:p>
          </table:table-cell>
          <table:table-cell office:value-type="string" calcext:value-type="string">
            <text:p>上海证券交易所-终止上市公司\nhttps://www.sse.com.cn/assortment/stock/list/delisting/\n:param symbol: choice of {"全部", "沪市", "科创板"}\n:type symbol: str\n:return: 终止上市公司\n:rtype: pandas.DataFrame</text:p>
          </table:table-cell>
          <table:table-cell/>
        </table:table-row>
        <table:table-row table:style-name="ro1">
          <table:table-cell office:value-type="string" calcext:value-type="string">
            <text:p>stock_info_sh_name_code</text:p>
          </table:table-cell>
          <table:table-cell office:value-type="string" calcext:value-type="string">
            <text:p>stock-info</text:p>
          </table:table-cell>
          <table:table-cell office:value-type="string" calcext:value-type="string">
            <text:p>上海证券交易所-股票列表</text:p>
          </table:table-cell>
          <table:table-cell table:number-columns-repeated="3"/>
        </table:table-row>
        <table:table-row table:style-name="ro1">
          <table:table-cell office:value-type="string" calcext:value-type="string">
            <text:p>stock_info_sz_change_name</text:p>
          </table:table-cell>
          <table:table-cell office:value-type="string" calcext:value-type="string">
            <text:p>stock-info</text:p>
          </table:table-cell>
          <table:table-cell office:value-type="string" calcext:value-type="string">
            <text:p>深证证券交易所-市场数据-股票数据-名称变更</text:p>
          </table:table-cell>
          <table:table-cell office:value-type="string" calcext:value-type="string">
            <text:p>symbol</text:p>
          </table:table-cell>
          <table:table-cell office:value-type="string" calcext:value-type="string">
            <text:p>深证证券交易所-市场数据-股票数据-名称变更\nhttps://www.szse.cn/www/market/stock/changename/index.html\n:param symbol: choice of {"全称变更": "tab1", "简称变更": "tab2"}\n:type symbol: str\n:return: 名称变更数据\n:rtype: pandas.DataFrame</text:p>
          </table:table-cell>
          <table:table-cell/>
        </table:table-row>
        <table:table-row table:style-name="ro1">
          <table:table-cell office:value-type="string" calcext:value-type="string">
            <text:p>stock_info_sz_delist</text:p>
          </table:table-cell>
          <table:table-cell office:value-type="string" calcext:value-type="string">
            <text:p>stock-info</text:p>
          </table:table-cell>
          <table:table-cell office:value-type="string" calcext:value-type="string">
            <text:p>深证证券交易所-暂停上市公司-终止上市公司</text:p>
          </table:table-cell>
          <table:table-cell office:value-type="string" calcext:value-type="string">
            <text:p>symbol</text:p>
          </table:table-cell>
          <table:table-cell office:value-type="string" calcext:value-type="string">
            <text:p>深证证券交易所-暂停上市公司-终止上市公司\nhttps://www.szse.cn/market/stock/suspend/index.html\n:param symbol: choice of {"暂停上市公司", "终止上市公司"}\n:type symbol: str\n:return: 暂停上市公司 or 终止上市公司 的数据\n:rtype: pandas.DataFrame</text:p>
          </table:table-cell>
          <table:table-cell/>
        </table:table-row>
        <table:table-row table:style-name="ro1">
          <table:table-cell office:value-type="string" calcext:value-type="string">
            <text:p>stock_info_sz_name_code</text:p>
          </table:table-cell>
          <table:table-cell office:value-type="string" calcext:value-type="string">
            <text:p>stock-info</text:p>
          </table:table-cell>
          <table:table-cell office:value-type="string" calcext:value-type="string">
            <text:p>深圳证券交易所-股票列表</text:p>
          </table:table-cell>
          <table:table-cell table:number-columns-repeated="3"/>
        </table:table-row>
        <table:table-row table:style-name="ro1">
          <table:table-cell office:value-type="string" calcext:value-type="string">
            <text:p>stock_inner_trade_xq</text:p>
          </table:table-cell>
          <table:table-cell office:value-type="string" calcext:value-type="string">
            <text:p>内部交易</text:p>
          </table:table-cell>
          <table:table-cell office:value-type="string" calcext:value-type="string">
            <text:p>雪球-行情中心-沪深股市-内部交易</text:p>
          </table:table-cell>
          <table:table-cell/>
          <table:table-cell office:value-type="string" calcext:value-type="string">
            <text:p>雪球-行情中心-沪深股市-内部交易\nhttps://xueqiu.com/hq/insider\n:return: 内部交易\n:rtype: pandas.DataFrame</text:p>
          </table:table-cell>
          <table:table-cell/>
        </table:table-row>
        <table:table-row table:style-name="ro1">
          <table:table-cell office:value-type="string" calcext:value-type="string">
            <text:p>stock_institute_hold</text:p>
          </table:table-cell>
          <table:table-cell office:value-type="string" calcext:value-type="string">
            <text:p>股票-机构持股</text:p>
          </table:table-cell>
          <table:table-cell office:value-type="string" calcext:value-type="string">
            <text:p>新浪财经-股票-机构持股一览表</text:p>
          </table:table-cell>
          <table:table-cell office:value-type="string" calcext:value-type="string">
            <text:p>symbol</text:p>
          </table:table-cell>
          <table:table-cell office:value-type="string" calcext:value-type="string">
            <text:p>新浪财经-股票-机构持股一览表\nhttps://vip.stock.finance.sina.com.cn/q/go.php/vComStockHold/kind/jgcg/index.phtml\n:param symbol: 从 2005 年开始, {"一季报":1, "中报":2 "三季报":3 "年报":4}, e.g., "20191", 其中的 1 表示一季报; "20193", 其中的 3 表示三季报;\n:type symbol: str\n:return: 机构持股一览表\n:rtype: pandas.DataFrame</text:p>
          </table:table-cell>
          <table:table-cell/>
        </table:table-row>
        <table:table-row table:style-name="ro1">
          <table:table-cell office:value-type="string" calcext:value-type="string">
            <text:p>stock_institute_hold_detail</text:p>
          </table:table-cell>
          <table:table-cell office:value-type="string" calcext:value-type="string">
            <text:p>股票-机构持股</text:p>
          </table:table-cell>
          <table:table-cell office:value-type="string" calcext:value-type="string">
            <text:p>新浪财经-股票-机构持股详情</text:p>
          </table:table-cell>
          <table:table-cell office:value-type="string" calcext:value-type="string">
            <text:p>stock;quarter</text:p>
          </table:table-cell>
          <table:table-cell office:value-type="string" calcext:value-type="string">
            <text:p>新浪财经-股票-机构持股详情\nhttps://vip.stock.finance.sina.com.cn/q/go.php/vComStockHold/kind/jgcg/index.phtml\n:param stock: 股票代码\n:type stock: str\n:param quarter: 从 2005 年开始, {"一季报":1, "中报":2 "三季报":3 "年报":4}, e.g., "20191", 其中的 1 表示一季报; "20193", 其中的 3 表示三季报;\n:type quarter: str\n:return: 指定股票和财报时间的机构持股数据\n:rtype: pandas.DataFrame</text:p>
          </table:table-cell>
          <table:table-cell/>
        </table:table-row>
        <table:table-row table:style-name="ro1">
          <table:table-cell office:value-type="string" calcext:value-type="string">
            <text:p>stock_institute_recommend</text:p>
          </table:table-cell>
          <table:table-cell office:value-type="string" calcext:value-type="string">
            <text:p>股票-机构推荐池</text:p>
          </table:table-cell>
          <table:table-cell office:value-type="string" calcext:value-type="string">
            <text:p>新浪财经-机构推荐池-最新投资评级</text:p>
          </table:table-cell>
          <table:table-cell office:value-type="string" calcext:value-type="string">
            <text:p>symbol</text:p>
          </table:table-cell>
          <table:table-cell office:value-type="string" calcext:value-type="string">
            <text:p>新浪财经-机构推荐池-最新投资评级\nhttp://stock.finance.sina.com.cn/stock/go.php/vIR_RatingNewest/index.phtml\n:param symbol: choice of {'最新投资评级', '上调评级股票', '下调评级股票', '股票综合评级', '首次评级股票', '目标涨幅排名', '机构关注度', '行业关注度', '投资评级选股'}\n:type symbol: str\n:return: 最新投资评级数据\n:rtype: pandas.DataFrame</text:p>
          </table:table-cell>
          <table:table-cell/>
        </table:table-row>
        <table:table-row table:style-name="ro1">
          <table:table-cell office:value-type="string" calcext:value-type="string">
            <text:p>stock_institute_recommend_detail</text:p>
          </table:table-cell>
          <table:table-cell office:value-type="string" calcext:value-type="string">
            <text:p>股票-机构推荐池</text:p>
          </table:table-cell>
          <table:table-cell office:value-type="string" calcext:value-type="string">
            <text:p>新浪财经-机构推荐池-股票评级记录</text:p>
          </table:table-cell>
          <table:table-cell office:value-type="string" calcext:value-type="string">
            <text:p>symbol</text:p>
          </table:table-cell>
          <table:table-cell office:value-type="string" calcext:value-type="string">
            <text:p>新浪财经-机构推荐池-股票评级记录\nhttp://stock.finance.sina.com.cn/stock/go.php/vIR_StockSearch/key/sz000001.phtml\n:param symbol: 股票代码\n:type symbol: str\n:return: 具体股票的股票评级记录\n:rtype: pandas.DataFrame</text:p>
          </table:table-cell>
          <table:table-cell/>
        </table:table-row>
        <table:table-row table:style-name="ro1">
          <table:table-cell office:value-type="string" calcext:value-type="string">
            <text:p>stock_intraday_em</text:p>
          </table:table-cell>
          <table:table-cell office:value-type="string" calcext:value-type="string">
            <text:p>东财财富-分时数据</text:p>
          </table:table-cell>
          <table:table-cell office:value-type="string" calcext:value-type="string">
            <text:p>东方财富-分时数据</text:p>
          </table:table-cell>
          <table:table-cell office:value-type="string" calcext:value-type="string">
            <text:p>symbol</text:p>
          </table:table-cell>
          <table:table-cell office:value-type="string" calcext:value-type="string">
            <text:p>东方财富-分时数据\nhttps://quote.eastmoney.com/f1.html?newcode=0.000001\n:param symbol: 股票代码\n:type symbol: str\n:return: 分时数据\n:rtype: pandas.DataFrame</text:p>
          </table:table-cell>
          <table:table-cell/>
        </table:table-row>
        <table:table-row table:style-name="ro1">
          <table:table-cell office:value-type="string" calcext:value-type="string">
            <text:p>stock_intraday_sina</text:p>
          </table:table-cell>
          <table:table-cell office:value-type="string" calcext:value-type="string">
            <text:p>东财财富-分时数据</text:p>
          </table:table-cell>
          <table:table-cell office:value-type="string" calcext:value-type="string">
            <text:p>新浪财经-日内分时数据</text:p>
          </table:table-cell>
          <table:table-cell office:value-type="string" calcext:value-type="string">
            <text:p>symbol;date</text:p>
          </table:table-cell>
          <table:table-cell office:value-type="string" calcext:value-type="string">
            <text:p>新浪财经-日内分时数据\nhttps://vip.stock.finance.sina.com.cn/quotes_service/view/cn_bill.php?symbol=sz000001\n:param symbol: 股票代码\n:type symbol: str\n:param date: 交易日\n:type date: str\n:return: 分时数据\n:rtype: pandas.DataFrame</text:p>
          </table:table-cell>
          <table:table-cell/>
        </table:table-row>
        <table:table-row table:style-name="ro1">
          <table:table-cell office:value-type="string" calcext:value-type="string">
            <text:p>stock_ipo_benefit_ths</text:p>
          </table:table-cell>
          <table:table-cell office:value-type="string" calcext:value-type="string">
            <text:p>同花顺-行业板块</text:p>
          </table:table-cell>
          <table:table-cell office:value-type="string" calcext:value-type="string">
            <text:p>同花顺-数据中心-新股数据-IPO受益股</text:p>
          </table:table-cell>
          <table:table-cell/>
          <table:table-cell office:value-type="string" calcext:value-type="string">
            <text:p>同花顺-数据中心-新股数据-IPO受益股\nhttps://data.10jqka.com.cn/ipo/syg/\n:return: IPO受益股\n:rtype: pandas.DataFrame</text:p>
          </table:table-cell>
          <table:table-cell/>
        </table:table-row>
        <table:table-row table:style-name="ro1">
          <table:table-cell office:value-type="string" calcext:value-type="string">
            <text:p>stock_ipo_declare</text:p>
          </table:table-cell>
          <table:table-cell office:value-type="string" calcext:value-type="string">
            <text:p>首发企业申报</text:p>
          </table:table-cell>
          <table:table-cell office:value-type="string" calcext:value-type="string">
            <text:p>东方财富网-数据中心-新股申购-首发申报信息-首发申报企业信息</text:p>
          </table:table-cell>
          <table:table-cell/>
          <table:table-cell office:value-type="string" calcext:value-type="string">
            <text:p>东方财富网-数据中心-新股申购-首发申报信息-首发申报企业信息\nhttps://data.eastmoney.com/xg/xg/sbqy.html\n:return: 首发申报企业信息\n:rtype: pandas.DataFrame</text:p>
          </table:table-cell>
          <table:table-cell/>
        </table:table-row>
        <table:table-row table:style-name="ro1">
          <table:table-cell office:value-type="string" calcext:value-type="string">
            <text:p>stock_ipo_info</text:p>
          </table:table-cell>
          <table:table-cell office:value-type="string" calcext:value-type="string">
            <text:p>stock-fundamental</text:p>
          </table:table-cell>
          <table:table-cell office:value-type="string" calcext:value-type="string">
            <text:p>新浪财经-发行与分配-新股发行</text:p>
          </table:table-cell>
          <table:table-cell office:value-type="string" calcext:value-type="string">
            <text:p>stock</text:p>
          </table:table-cell>
          <table:table-cell office:value-type="string" calcext:value-type="string">
            <text:p>新浪财经-发行与分配-新股发行\nhttps://vip.stock.finance.sina.com.cn/corp/go.php/vISSUE_NewStock/stockid/600004.phtml\n:param stock: 股票代码\n:type stock: str\n:return: 返回新股发行详情\n:rtype: pandas.DataFrame</text:p>
          </table:table-cell>
          <table:table-cell/>
        </table:table-row>
        <table:table-row table:style-name="ro1">
          <table:table-cell office:value-type="string" calcext:value-type="string">
            <text:p>stock_ipo_summary_cninfo</text:p>
          </table:table-cell>
          <table:table-cell table:number-columns-repeated="2" office:value-type="string" calcext:value-type="string">
            <text:p>巨潮资讯-个股-上市相关</text:p>
          </table:table-cell>
          <table:table-cell office:value-type="string" calcext:value-type="string">
            <text:p>symbol</text:p>
          </table:table-cell>
          <table:table-cell office:value-type="string" calcext:value-type="string">
            <text:p>巨潮资讯-个股-上市相关\nhttps://webapi.cninfo.com.cn/#/company\n:param symbol: 股票代码\n:type symbol: str\n:return: 上市相关\n:rtype: pandas.DataFrame</text:p>
          </table:table-cell>
          <table:table-cell/>
        </table:table-row>
        <table:table-row table:style-name="ro1">
          <table:table-cell office:value-type="string" calcext:value-type="string">
            <text:p>stock_irm_ans_cninfo</text:p>
          </table:table-cell>
          <table:table-cell office:value-type="string" calcext:value-type="string">
            <text:p>互动易-提问与回答</text:p>
          </table:table-cell>
          <table:table-cell office:value-type="string" calcext:value-type="string">
            <text:p>互动易-回答</text:p>
          </table:table-cell>
          <table:table-cell office:value-type="string" calcext:value-type="string">
            <text:p>symbol</text:p>
          </table:table-cell>
          <table:table-cell office:value-type="string" calcext:value-type="string">
            <text:p>互动易-回答\nhttps://irm.cninfo.com.cn/ircs/question/questionDetail?questionId=1515236357817618432\n:param symbol: 提问者编号; 通过 ak.stock_irm_cninfo() 来获取具体的提问者编号\n:type symbol: str\n:return: 回答\n:rtype: str</text:p>
          </table:table-cell>
          <table:table-cell/>
        </table:table-row>
        <table:table-row table:style-name="ro1">
          <table:table-cell office:value-type="string" calcext:value-type="string">
            <text:p>stock_irm_cninfo</text:p>
          </table:table-cell>
          <table:table-cell office:value-type="string" calcext:value-type="string">
            <text:p>互动易-提问与回答</text:p>
          </table:table-cell>
          <table:table-cell office:value-type="string" calcext:value-type="string">
            <text:p>互动易-提问</text:p>
          </table:table-cell>
          <table:table-cell office:value-type="string" calcext:value-type="string">
            <text:p>symbol</text:p>
          </table:table-cell>
          <table:table-cell office:value-type="string" calcext:value-type="string">
            <text:p>互动易-提问\nhttps://irm.cninfo.com.cn/ircs/question/questionDetail?questionId=1515236357817618432\n:param symbol: 股票代码\n:type symbol: str\n:return: 提问\n:rtype: str</text:p>
          </table:table-cell>
          <table:table-cell/>
        </table:table-row>
        <table:table-row table:style-name="ro1">
          <table:table-cell office:value-type="string" calcext:value-type="string">
            <text:p>stock_jgdy_detail_em</text:p>
          </table:table-cell>
          <table:table-cell office:value-type="string" calcext:value-type="string">
            <text:p>东方财富-机构调研</text:p>
          </table:table-cell>
          <table:table-cell office:value-type="string" calcext:value-type="string">
            <text:p>东方财富网-数据中心-特色数据-机构调研-机构调研详细</text:p>
          </table:table-cell>
          <table:table-cell office:value-type="string" calcext:value-type="string">
            <text:p>date</text:p>
          </table:table-cell>
          <table:table-cell office:value-type="string" calcext:value-type="string">
            <text:p>东方财富网-数据中心-特色数据-机构调研-机构调研详细\nhttps://data.eastmoney.com/jgdy/xx.html\n:param date: 开始时间\n:type date: str\n:return: 机构调研详细\n:rtype: pandas.DataFrame</text:p>
          </table:table-cell>
          <table:table-cell/>
        </table:table-row>
        <table:table-row table:style-name="ro1">
          <table:table-cell office:value-type="string" calcext:value-type="string">
            <text:p>stock_jgdy_tj_em</text:p>
          </table:table-cell>
          <table:table-cell office:value-type="string" calcext:value-type="string">
            <text:p>东方财富-机构调研</text:p>
          </table:table-cell>
          <table:table-cell office:value-type="string" calcext:value-type="string">
            <text:p>东方财富网-数据中心-特色数据-机构调研-机构调研统计</text:p>
          </table:table-cell>
          <table:table-cell office:value-type="string" calcext:value-type="string">
            <text:p>date</text:p>
          </table:table-cell>
          <table:table-cell office:value-type="string" calcext:value-type="string">
            <text:p>东方财富网-数据中心-特色数据-机构调研-机构调研统计\nhttp://data.eastmoney.com/jgdy/tj.html\n:param date: 开始时间\n:type date: str\n:return: 机构调研统计\n:rtype: pandas.DataFrame</text:p>
          </table:table-cell>
          <table:table-cell/>
        </table:table-row>
        <table:table-row table:style-name="ro1">
          <table:table-cell office:value-type="string" calcext:value-type="string">
            <text:p>stock_js_weibo_nlp_time</text:p>
          </table:table-cell>
          <table:table-cell office:value-type="string" calcext:value-type="string">
            <text:p>微博舆情报告</text:p>
          </table:table-cell>
          <table:table-cell office:value-type="string" calcext:value-type="string">
            <text:p>https://datacenter.jin10.com/market</text:p>
          </table:table-cell>
          <table:table-cell/>
          <table:table-cell office:value-type="string" calcext:value-type="string">
            <text:p>https://datacenter.jin10.com/market\n:return: 特定时间表示的字典\n:rtype: dict</text:p>
          </table:table-cell>
          <table:table-cell/>
        </table:table-row>
        <table:table-row table:style-name="ro1">
          <table:table-cell office:value-type="string" calcext:value-type="string">
            <text:p>stock_js_weibo_report</text:p>
          </table:table-cell>
          <table:table-cell office:value-type="string" calcext:value-type="string">
            <text:p>微博舆情报告</text:p>
          </table:table-cell>
          <table:table-cell office:value-type="string" calcext:value-type="string">
            <text:p>金十数据中心-实时监控-微博舆情报告</text:p>
          </table:table-cell>
          <table:table-cell office:value-type="string" calcext:value-type="string">
            <text:p>time_period</text:p>
          </table:table-cell>
          <table:table-cell office:value-type="string" calcext:value-type="string">
            <text:p>金十数据中心-实时监控-微博舆情报告\nhttps://datacenter.jin10.com/market\n:param time_period: {'CNHOUR2': '2小时', 'CNHOUR6': '6小时', 'CNHOUR12': '12小时', 'CNHOUR24': '1天', 'CNDAY7': '1周', 'CNDAY30': '1月'}\n:type time_period: str\n:return: 指定时间段的微博舆情报告\n:rtype: pandas.DataFrame</text:p>
          </table:table-cell>
          <table:table-cell/>
        </table:table-row>
        <table:table-row table:style-name="ro1">
          <table:table-cell office:value-type="string" calcext:value-type="string">
            <text:p>stock_kc_a_spot_em</text:p>
          </table:table-cell>
          <table:table-cell office:value-type="string" calcext:value-type="string">
            <text:p>A 股东方财富</text:p>
          </table:table-cell>
          <table:table-cell office:value-type="string" calcext:value-type="string">
            <text:p>东方财富网-科创板-实时行情</text:p>
          </table:table-cell>
          <table:table-cell/>
          <table:table-cell office:value-type="string" calcext:value-type="string">
            <text:p>东方财富网-科创板-实时行情\nhttps://quote.eastmoney.com/center/gridlist.html#kcb_board\n:return: 实时行情\n:rtype: pandas.DataFrame</text:p>
          </table:table-cell>
          <table:table-cell/>
        </table:table-row>
        <table:table-row table:style-name="ro1">
          <table:table-cell office:value-type="string" calcext:value-type="string">
            <text:p>stock_lh_yyb_capital</text:p>
          </table:table-cell>
          <table:table-cell office:value-type="string" calcext:value-type="string">
            <text:p>证券交易营业部排行</text:p>
          </table:table-cell>
          <table:table-cell office:value-type="string" calcext:value-type="string">
            <text:p>同花顺-数据中心-营业部排名-资金实力最强</text:p>
          </table:table-cell>
          <table:table-cell/>
          <table:table-cell office:value-type="string" calcext:value-type="string">
            <text:p>同花顺-数据中心-营业部排名-资金实力最强\nhttps://data.10jqka.com.cn/market/longhu/\n:return: 资金实力最强\n:rtype: pandas.DataFrame</text:p>
          </table:table-cell>
          <table:table-cell/>
        </table:table-row>
        <table:table-row table:style-name="ro1">
          <table:table-cell office:value-type="string" calcext:value-type="string">
            <text:p>stock_lh_yyb_control</text:p>
          </table:table-cell>
          <table:table-cell office:value-type="string" calcext:value-type="string">
            <text:p>证券交易营业部排行</text:p>
          </table:table-cell>
          <table:table-cell office:value-type="string" calcext:value-type="string">
            <text:p>同花顺-数据中心-营业部排名-抱团操作实力</text:p>
          </table:table-cell>
          <table:table-cell/>
          <table:table-cell office:value-type="string" calcext:value-type="string">
            <text:p>同花顺-数据中心-营业部排名-抱团操作实力\nhttps://data.10jqka.com.cn/market/longhu/\n:return: 抱团操作实力\n:rtype: pandas.DataFrame</text:p>
          </table:table-cell>
          <table:table-cell/>
        </table:table-row>
        <table:table-row table:style-name="ro1">
          <table:table-cell office:value-type="string" calcext:value-type="string">
            <text:p>stock_lh_yyb_most</text:p>
          </table:table-cell>
          <table:table-cell office:value-type="string" calcext:value-type="string">
            <text:p>证券交易营业部排行</text:p>
          </table:table-cell>
          <table:table-cell office:value-type="string" calcext:value-type="string">
            <text:p>同花顺-数据中心-营业部排名-上榜次数最多</text:p>
          </table:table-cell>
          <table:table-cell/>
          <table:table-cell office:value-type="string" calcext:value-type="string">
            <text:p>同花顺-数据中心-营业部排名-上榜次数最多\nhttps://data.10jqka.com.cn/market/longhu/\n:return: 上榜次数最多\n:rtype: pandas.DataFrame</text:p>
          </table:table-cell>
          <table:table-cell/>
        </table:table-row>
        <table:table-row table:style-name="ro1">
          <table:table-cell office:value-type="string" calcext:value-type="string">
            <text:p>stock_lhb_detail_daily_sina</text:p>
          </table:table-cell>
          <table:table-cell office:value-type="string" calcext:value-type="string">
            <text:p>新浪财经-龙虎榜</text:p>
          </table:table-cell>
          <table:table-cell office:value-type="string" calcext:value-type="string">
            <text:p>龙虎榜-每日详情</text:p>
          </table:table-cell>
          <table:table-cell office:value-type="string" calcext:value-type="string">
            <text:p>date</text:p>
          </table:table-cell>
          <table:table-cell office:value-type="string" calcext:value-type="string">
            <text:p>龙虎榜-每日详情\nhttps://vip.stock.finance.sina.com.cn/q/go.php/vInvestConsult/kind/lhb/index.phtml\n:param date: 交易日\n:type date: str\n:return: 龙虎榜-每日详情\n:rtype: pandas.DataFrame</text:p>
          </table:table-cell>
          <table:table-cell/>
        </table:table-row>
        <table:table-row table:style-name="ro1">
          <table:table-cell office:value-type="string" calcext:value-type="string">
            <text:p>stock_lhb_detail_em</text:p>
          </table:table-cell>
          <table:table-cell office:value-type="string" calcext:value-type="string">
            <text:p>东方财富-股票数据-龙虎榜</text:p>
          </table:table-cell>
          <table:table-cell office:value-type="string" calcext:value-type="string">
            <text:p>东方财富网-数据中心-龙虎榜单-龙虎榜详情</text:p>
          </table:table-cell>
          <table:table-cell office:value-type="string" calcext:value-type="string">
            <text:p>start_date;end_date</text:p>
          </table:table-cell>
          <table:table-cell office:value-type="string" calcext:value-type="string">
            <text:p>东方财富网-数据中心-龙虎榜单-龙虎榜详情\nhttps://data.eastmoney.com/stock/tradedetail.html\n:param start_date: 开始日期\n:type start_date: str\n:param end_date: 结束日期\n:type end_date: str\n:return: 龙虎榜详情\n:rtype: pandas.DataFrame</text:p>
          </table:table-cell>
          <table:table-cell/>
        </table:table-row>
        <table:table-row table:style-name="ro1">
          <table:table-cell office:value-type="string" calcext:value-type="string">
            <text:p>stock_lhb_ggtj_sina</text:p>
          </table:table-cell>
          <table:table-cell office:value-type="string" calcext:value-type="string">
            <text:p>新浪财经-龙虎榜</text:p>
          </table:table-cell>
          <table:table-cell office:value-type="string" calcext:value-type="string">
            <text:p>龙虎榜-个股上榜统计</text:p>
          </table:table-cell>
          <table:table-cell office:value-type="string" calcext:value-type="string">
            <text:p>symbol</text:p>
          </table:table-cell>
          <table:table-cell office:value-type="string" calcext:value-type="string">
            <text:p>龙虎榜-个股上榜统计\nhttps://vip.stock.finance.sina.com.cn/q/go.php/vLHBData/kind/ggtj/index.phtml\n:param symbol: choice of {"5": 最近 5 天; "10": 最近 10 天; "30": 最近 30 天; "60": 最近 60 天;}\n:type symbol: str\n:return: 龙虎榜-个股上榜统计\n:rtype: pandas.DataFrame</text:p>
          </table:table-cell>
          <table:table-cell/>
        </table:table-row>
        <table:table-row table:style-name="ro1">
          <table:table-cell office:value-type="string" calcext:value-type="string">
            <text:p>stock_lhb_hyyyb_em</text:p>
          </table:table-cell>
          <table:table-cell office:value-type="string" calcext:value-type="string">
            <text:p>东方财富-股票数据-龙虎榜</text:p>
          </table:table-cell>
          <table:table-cell office:value-type="string" calcext:value-type="string">
            <text:p>东方财富网-数据中心-龙虎榜单-每日活跃营业部</text:p>
          </table:table-cell>
          <table:table-cell office:value-type="string" calcext:value-type="string">
            <text:p>start_date;end_date</text:p>
          </table:table-cell>
          <table:table-cell office:value-type="string" calcext:value-type="string">
            <text:p>东方财富网-数据中心-龙虎榜单-每日活跃营业部\nhttps://data.eastmoney.com/stock/hyyyb.html\n:param start_date: 开始日期\n:type start_date: str\n:param end_date: 结束日期\n:type end_date: str\n:return: 每日活跃营业部\n:rtype: pandas.DataFrame</text:p>
          </table:table-cell>
          <table:table-cell/>
        </table:table-row>
        <table:table-row table:style-name="ro1">
          <table:table-cell office:value-type="string" calcext:value-type="string">
            <text:p>stock_lhb_jgmmtj_em</text:p>
          </table:table-cell>
          <table:table-cell office:value-type="string" calcext:value-type="string">
            <text:p>东方财富-股票数据-龙虎榜</text:p>
          </table:table-cell>
          <table:table-cell office:value-type="string" calcext:value-type="string">
            <text:p>东方财富网-数据中心-龙虎榜单-机构买卖每日统计</text:p>
          </table:table-cell>
          <table:table-cell office:value-type="string" calcext:value-type="string">
            <text:p>start_date;end_date</text:p>
          </table:table-cell>
          <table:table-cell office:value-type="string" calcext:value-type="string">
            <text:p>东方财富网-数据中心-龙虎榜单-机构买卖每日统计\nhttps://data.eastmoney.com/stock/jgmmtj.html\n:param start_date: 开始日期\n:type start_date: str\n:param end_date: 结束日期\n:type end_date: str\n:return: 机构买卖每日统计\n:rtype: pandas.DataFrame</text:p>
          </table:table-cell>
          <table:table-cell/>
        </table:table-row>
        <table:table-row table:style-name="ro1">
          <table:table-cell office:value-type="string" calcext:value-type="string">
            <text:p>stock_lhb_jgmx_sina</text:p>
          </table:table-cell>
          <table:table-cell office:value-type="string" calcext:value-type="string">
            <text:p>新浪财经-龙虎榜</text:p>
          </table:table-cell>
          <table:table-cell office:value-type="string" calcext:value-type="string">
            <text:p>龙虎榜-机构席位成交明细</text:p>
          </table:table-cell>
          <table:table-cell/>
          <table:table-cell office:value-type="string" calcext:value-type="string">
            <text:p>龙虎榜-机构席位成交明细\nhttps://vip.stock.finance.sina.com.cn/q/go.php/vLHBData/kind/jgmx/index.phtml\n:return: 龙虎榜-机构席位成交明细\n:rtype: pandas.DataFrame</text:p>
          </table:table-cell>
          <table:table-cell/>
        </table:table-row>
        <table:table-row table:style-name="ro1">
          <table:table-cell office:value-type="string" calcext:value-type="string">
            <text:p>stock_lhb_jgstatistic_em</text:p>
          </table:table-cell>
          <table:table-cell office:value-type="string" calcext:value-type="string">
            <text:p>东方财富-股票数据-龙虎榜</text:p>
          </table:table-cell>
          <table:table-cell office:value-type="string" calcext:value-type="string">
            <text:p>东方财富网-数据中心-龙虎榜单-机构席位追踪</text:p>
          </table:table-cell>
          <table:table-cell office:value-type="string" calcext:value-type="string">
            <text:p>symbol</text:p>
          </table:table-cell>
          <table:table-cell office:value-type="string" calcext:value-type="string">
            <text:p>东方财富网-数据中心-龙虎榜单-机构席位追踪\nhttps://data.eastmoney.com/stock/jgstatistic.html\n:param symbol: choice of {"近一月", "近三月", "近六月", "近一年"}\n:type symbol: str\n:return: 机构席位追踪\n:rtype: pandas.DataFrame</text:p>
          </table:table-cell>
          <table:table-cell/>
        </table:table-row>
        <table:table-row table:style-name="ro1">
          <table:table-cell office:value-type="string" calcext:value-type="string">
            <text:p>stock_lhb_jgzz_sina</text:p>
          </table:table-cell>
          <table:table-cell office:value-type="string" calcext:value-type="string">
            <text:p>新浪财经-龙虎榜</text:p>
          </table:table-cell>
          <table:table-cell office:value-type="string" calcext:value-type="string">
            <text:p>龙虎榜-机构席位追踪</text:p>
          </table:table-cell>
          <table:table-cell office:value-type="string" calcext:value-type="string">
            <text:p>symbol</text:p>
          </table:table-cell>
          <table:table-cell office:value-type="string" calcext:value-type="string">
            <text:p>龙虎榜-机构席位追踪\nhttps://vip.stock.finance.sina.com.cn/q/go.php/vLHBData/kind/jgzz/index.phtml\n:param symbol: choice of {"5": 最近 5 天; "10": 最近 10 天; "30": 最近 30 天; "60": 最近 60 天;}\n:type symbol: str\n:return: 龙虎榜-机构席位追踪\n:rtype: pandas.DataFrame</text:p>
          </table:table-cell>
          <table:table-cell/>
        </table:table-row>
        <table:table-row table:style-name="ro1">
          <table:table-cell office:value-type="string" calcext:value-type="string">
            <text:p>stock_lhb_stock_detail_date_em</text:p>
          </table:table-cell>
          <table:table-cell office:value-type="string" calcext:value-type="string">
            <text:p>东方财富-股票数据-龙虎榜</text:p>
          </table:table-cell>
          <table:table-cell office:value-type="string" calcext:value-type="string">
            <text:p>东方财富网-数据中心-龙虎榜单-个股龙虎榜详情-日期</text:p>
          </table:table-cell>
          <table:table-cell office:value-type="string" calcext:value-type="string">
            <text:p>symbol</text:p>
          </table:table-cell>
          <table:table-cell office:value-type="string" calcext:value-type="string">
            <text:p>东方财富网-数据中心-龙虎榜单-个股龙虎榜详情-日期\nhttps://data.eastmoney.com/stock/tradedetail.html\n:param symbol: 股票代码\n:type symbol: str\n:return: 个股龙虎榜详情-日期\n:rtype: pandas.DataFrame</text:p>
          </table:table-cell>
          <table:table-cell/>
        </table:table-row>
        <table:table-row table:style-name="ro1">
          <table:table-cell office:value-type="string" calcext:value-type="string">
            <text:p>stock_lhb_stock_detail_em</text:p>
          </table:table-cell>
          <table:table-cell office:value-type="string" calcext:value-type="string">
            <text:p>东方财富-股票数据-龙虎榜</text:p>
          </table:table-cell>
          <table:table-cell office:value-type="string" calcext:value-type="string">
            <text:p>东方财富网-数据中心-龙虎榜单-个股龙虎榜详情</text:p>
          </table:table-cell>
          <table:table-cell office:value-type="string" calcext:value-type="string">
            <text:p>symbol;date;flag</text:p>
          </table:table-cell>
          <table:table-cell office:value-type="string" calcext:value-type="string">
            <text:p>东方财富网-数据中心-龙虎榜单-个股龙虎榜详情\nhttps://data.eastmoney.com/stock/lhb/600077.html\n:param symbol: 股票代码\n:type symbol: str\n:param date: 查询日期; 需要通过 ak.stock_lhb_stock_detail_date_em(symbol="600077") 接口获取相应股票的有龙虎榜详情数据的日期\n:type date: str\n:param flag: choice of {"买入", "卖出"}\n:type flag: str\n:return: 个股龙虎榜详情\n:rtype: pandas.DataFrame</text:p>
          </table:table-cell>
          <table:table-cell/>
        </table:table-row>
        <table:table-row table:style-name="ro1">
          <table:table-cell office:value-type="string" calcext:value-type="string">
            <text:p>stock_lhb_stock_statistic_em</text:p>
          </table:table-cell>
          <table:table-cell office:value-type="string" calcext:value-type="string">
            <text:p>东方财富-股票数据-龙虎榜</text:p>
          </table:table-cell>
          <table:table-cell office:value-type="string" calcext:value-type="string">
            <text:p>东方财富网-数据中心-龙虎榜单-个股上榜统计</text:p>
          </table:table-cell>
          <table:table-cell office:value-type="string" calcext:value-type="string">
            <text:p>symbol</text:p>
          </table:table-cell>
          <table:table-cell office:value-type="string" calcext:value-type="string">
            <text:p>东方财富网-数据中心-龙虎榜单-个股上榜统计\nhttps://data.eastmoney.com/stock/tradedetail.html\n:param symbol: choice of {"近一月", "近三月", "近六月", "近一年"}\n:type symbol: str\n:return: 个股上榜统计\n:rtype: pandas.DataFrame</text:p>
          </table:table-cell>
          <table:table-cell/>
        </table:table-row>
        <table:table-row table:style-name="ro1">
          <table:table-cell office:value-type="string" calcext:value-type="string">
            <text:p>stock_lhb_traderstatistic_em</text:p>
          </table:table-cell>
          <table:table-cell office:value-type="string" calcext:value-type="string">
            <text:p>东方财富-股票数据-龙虎榜</text:p>
          </table:table-cell>
          <table:table-cell office:value-type="string" calcext:value-type="string">
            <text:p>东方财富网-数据中心-龙虎榜单-营业部统计</text:p>
          </table:table-cell>
          <table:table-cell office:value-type="string" calcext:value-type="string">
            <text:p>symbol</text:p>
          </table:table-cell>
          <table:table-cell office:value-type="string" calcext:value-type="string">
            <text:p>东方财富网-数据中心-龙虎榜单-营业部统计\nhttps://data.eastmoney.com/stock/traderstatistic.html\n:param symbol: choice of {"近一月", "近三月", "近六月", "近一年"}\n:type symbol: str\n:return: 营业部统计\n:rtype: pandas.DataFrame</text:p>
          </table:table-cell>
          <table:table-cell/>
        </table:table-row>
        <table:table-row table:style-name="ro1">
          <table:table-cell office:value-type="string" calcext:value-type="string">
            <text:p>stock_lhb_yyb_detail_em</text:p>
          </table:table-cell>
          <table:table-cell office:value-type="string" calcext:value-type="string">
            <text:p>东方财富-股票数据-龙虎榜</text:p>
          </table:table-cell>
          <table:table-cell office:value-type="string" calcext:value-type="string">
            <text:p>东方财富网-数据中心-龙虎榜单-营业部历史交易明细-营业部交易明细</text:p>
          </table:table-cell>
          <table:table-cell office:value-type="string" calcext:value-type="string">
            <text:p>symbol</text:p>
          </table:table-cell>
          <table:table-cell office:value-type="string" calcext:value-type="string">
            <text:p>东方财富网-数据中心-龙虎榜单-营业部历史交易明细-营业部交易明细\nhttps://data.eastmoney.com/stock/lhb/yyb/10188715.html\n:param symbol: 营业部代码, 如 "10188715", 通过 ak.stock_lhb_hyyyb_em() 接口获取\n:type symbol: str\n:return: 营业部交易明细数据\n:rtype: pandas.DataFrame</text:p>
          </table:table-cell>
          <table:table-cell/>
        </table:table-row>
        <table:table-row table:style-name="ro1">
          <table:table-cell office:value-type="string" calcext:value-type="string">
            <text:p>stock_lhb_yybph_em</text:p>
          </table:table-cell>
          <table:table-cell office:value-type="string" calcext:value-type="string">
            <text:p>东方财富-股票数据-龙虎榜</text:p>
          </table:table-cell>
          <table:table-cell office:value-type="string" calcext:value-type="string">
            <text:p>东方财富网-数据中心-龙虎榜单-营业部排行</text:p>
          </table:table-cell>
          <table:table-cell office:value-type="string" calcext:value-type="string">
            <text:p>symbol</text:p>
          </table:table-cell>
          <table:table-cell office:value-type="string" calcext:value-type="string">
            <text:p>东方财富网-数据中心-龙虎榜单-营业部排行\nhttps://data.eastmoney.com/stock/yybph.html\n:param symbol: choice of {"近一月", "近三月", "近六月", "近一年"}\n:type symbol: str\n:return: 营业部排行\n:rtype: pandas.DataFrame</text:p>
          </table:table-cell>
          <table:table-cell/>
        </table:table-row>
        <table:table-row table:style-name="ro1">
          <table:table-cell office:value-type="string" calcext:value-type="string">
            <text:p>stock_lhb_yytj_sina</text:p>
          </table:table-cell>
          <table:table-cell office:value-type="string" calcext:value-type="string">
            <text:p>新浪财经-龙虎榜</text:p>
          </table:table-cell>
          <table:table-cell office:value-type="string" calcext:value-type="string">
            <text:p>龙虎榜-营业部上榜统计</text:p>
          </table:table-cell>
          <table:table-cell office:value-type="string" calcext:value-type="string">
            <text:p>symbol</text:p>
          </table:table-cell>
          <table:table-cell office:value-type="string" calcext:value-type="string">
            <text:p>龙虎榜-营业部上榜统计\nhttps://vip.stock.finance.sina.com.cn/q/go.php/vLHBData/kind/yytj/index.phtml\n:param symbol: choice of {"5": 最近 5 天; "10": 最近 10 天; "30": 最近 30 天; "60": 最近 60 天;}\n:type symbol: str\n:return: 龙虎榜-营业部上榜统计\n:rtype: pandas.DataFrame</text:p>
          </table:table-cell>
          <table:table-cell/>
        </table:table-row>
        <table:table-row table:style-name="ro1">
          <table:table-cell office:value-type="string" calcext:value-type="string">
            <text:p>stock_lrb_em</text:p>
          </table:table-cell>
          <table:table-cell office:value-type="string" calcext:value-type="string">
            <text:p>三大报表</text:p>
          </table:table-cell>
          <table:table-cell office:value-type="string" calcext:value-type="string">
            <text:p>东方财富-数据中心-年报季报-业绩快报-利润表</text:p>
          </table:table-cell>
          <table:table-cell office:value-type="string" calcext:value-type="string">
            <text:p>date</text:p>
          </table:table-cell>
          <table:table-cell office:value-type="string" calcext:value-type="string">
            <text:p>东方财富-数据中心-年报季报-业绩快报-利润表\nhttps://data.eastmoney.com/bbsj/202003/lrb.html\n:param date: choice of {"20200331", "20200630", "20200930", "20201231", "..."}; 从 20100331 开始\n:type date: str\n:return: 利润表\n:rtype: pandas.DataFrame</text:p>
          </table:table-cell>
          <table:table-cell/>
        </table:table-row>
        <table:table-row table:style-name="ro1">
          <table:table-cell office:value-type="string" calcext:value-type="string">
            <text:p>stock_main_fund_flow</text:p>
          </table:table-cell>
          <table:table-cell office:value-type="string" calcext:value-type="string">
            <text:p>stock_fund</text:p>
          </table:table-cell>
          <table:table-cell office:value-type="string" calcext:value-type="string">
            <text:p>东方财富网-数据中心-资金流向-主力净流入排名</text:p>
          </table:table-cell>
          <table:table-cell office:value-type="string" calcext:value-type="string">
            <text:p>symbol</text:p>
          </table:table-cell>
          <table:table-cell office:value-type="string" calcext:value-type="string">
            <text:p>东方财富网-数据中心-资金流向-主力净流入排名\nhttps://data.eastmoney.com/zjlx/list.html\n:param symbol: 全部股票; choice of {"全部股票", "沪深A股", "沪市A股", "科创板", "深市A股", "创业板", "沪市B股", "深市B股"}\n:type symbol: str\n:return: 主力净流入排名\n:rtype: pandas.DataFrame</text:p>
          </table:table-cell>
          <table:table-cell/>
        </table:table-row>
        <table:table-row table:style-name="ro1">
          <table:table-cell office:value-type="string" calcext:value-type="string">
            <text:p>stock_main_stock_holder</text:p>
          </table:table-cell>
          <table:table-cell office:value-type="string" calcext:value-type="string">
            <text:p>stock-fundamental</text:p>
          </table:table-cell>
          <table:table-cell office:value-type="string" calcext:value-type="string">
            <text:p>新浪财经-股本股东-主要股东</text:p>
          </table:table-cell>
          <table:table-cell office:value-type="string" calcext:value-type="string">
            <text:p>stock</text:p>
          </table:table-cell>
          <table:table-cell office:value-type="string" calcext:value-type="string">
            <text:p>新浪财经-股本股东-主要股东\nP.S. 特定股票特定时间只有前 5 个; e.g., 000002\nhttps://vip.stock.finance.sina.com.cn/corp/go.php/vCI_StockHolder/stockid/600004.phtml\n:param stock: 股票代码\n:type stock: str\n:return: 新浪财经-股本股东-主要股东\n:rtype: pandas.DataFrame</text:p>
          </table:table-cell>
          <table:table-cell/>
        </table:table-row>
        <table:table-row table:style-name="ro1">
          <table:table-cell office:value-type="string" calcext:value-type="string">
            <text:p>stock_management_change_ths</text:p>
          </table:table-cell>
          <table:table-cell office:value-type="string" calcext:value-type="string">
            <text:p>同花顺-财务指标-主要指标</text:p>
          </table:table-cell>
          <table:table-cell office:value-type="string" calcext:value-type="string">
            <text:p>同花顺-公司大事-高管持股变动</text:p>
          </table:table-cell>
          <table:table-cell office:value-type="string" calcext:value-type="string">
            <text:p>symbol</text:p>
          </table:table-cell>
          <table:table-cell office:value-type="string" calcext:value-type="string">
            <text:p>同花顺-公司大事-高管持股变动\nhttps://basic.10jqka.com.cn/new/688981/event.html\n:param symbol: 股票代码\n:type symbol: str\n:return: 同花顺-公司大事-高管持股变动\n:rtype: pandas.DataFrame</text:p>
          </table:table-cell>
          <table:table-cell/>
        </table:table-row>
        <table:table-row table:style-name="ro1">
          <table:table-cell office:value-type="string" calcext:value-type="string">
            <text:p>stock_margin_account_info</text:p>
          </table:table-cell>
          <table:table-cell table:number-columns-repeated="2" office:value-type="string" calcext:value-type="string">
            <text:p>东方财富网-数据中心-融资融券-融资融券账户统计-两融账户信息</text:p>
          </table:table-cell>
          <table:table-cell/>
          <table:table-cell office:value-type="string" calcext:value-type="string">
            <text:p>东方财富网-数据中心-融资融券-融资融券账户统计-两融账户信息\nhttps://data.eastmoney.com/rzrq/zhtjday.html\n:return: 融资融券账户统计\n:rtype: pandas.DataFrame</text:p>
          </table:table-cell>
          <table:table-cell/>
        </table:table-row>
        <table:table-row table:style-name="ro1">
          <table:table-cell office:value-type="string" calcext:value-type="string">
            <text:p>stock_margin_detail_sse</text:p>
          </table:table-cell>
          <table:table-cell office:value-type="string" calcext:value-type="string">
            <text:p>融资融券数据</text:p>
          </table:table-cell>
          <table:table-cell office:value-type="string" calcext:value-type="string">
            <text:p>上海证券交易所-融资融券数据-融资融券明细</text:p>
          </table:table-cell>
          <table:table-cell office:value-type="string" calcext:value-type="string">
            <text:p>date</text:p>
          </table:table-cell>
          <table:table-cell office:value-type="string" calcext:value-type="string">
            <text:p>上海证券交易所-融资融券数据-融资融券明细\nhttps://www.sse.com.cn/market/othersdata/margin/detail/\n:param date: 交易日期\n:type date: str\n:return: 融资融券明细\n:rtype: pandas.DataFrame</text:p>
          </table:table-cell>
          <table:table-cell/>
        </table:table-row>
        <table:table-row table:style-name="ro1">
          <table:table-cell office:value-type="string" calcext:value-type="string">
            <text:p>stock_margin_detail_szse</text:p>
          </table:table-cell>
          <table:table-cell office:value-type="string" calcext:value-type="string">
            <text:p>融资融券-深圳</text:p>
          </table:table-cell>
          <table:table-cell office:value-type="string" calcext:value-type="string">
            <text:p>深证证券交易所-融资融券数据-融资融券交易明细</text:p>
          </table:table-cell>
          <table:table-cell office:value-type="string" calcext:value-type="string">
            <text:p>date</text:p>
          </table:table-cell>
          <table:table-cell office:value-type="string" calcext:value-type="string">
            <text:p>深证证券交易所-融资融券数据-融资融券交易明细\nhttps://www.szse.cn/disclosure/margin/margin/index.html\n:param date: 交易日期\n:type date: str\n:return: 融资融券明细\n:rtype: pandas.DataFrame</text:p>
          </table:table-cell>
          <table:table-cell/>
        </table:table-row>
        <table:table-row table:style-name="ro1">
          <table:table-cell office:value-type="string" calcext:value-type="string">
            <text:p>stock_margin_ratio_pa</text:p>
          </table:table-cell>
          <table:table-cell office:value-type="string" calcext:value-type="string">
            <text:p>融资融券数据</text:p>
          </table:table-cell>
          <table:table-cell office:value-type="string" calcext:value-type="string">
            <text:p>融资融券-标的证券名单及保证金比例查询</text:p>
          </table:table-cell>
          <table:table-cell office:value-type="string" calcext:value-type="string">
            <text:p>date</text:p>
          </table:table-cell>
          <table:table-cell office:value-type="string" calcext:value-type="string">
            <text:p>融资融券-标的证券名单及保证金比例查询\nhttps://stock.pingan.com/static/webinfo/margin/business.html?businessType=0\n:param date: 交易日期\n:type date: str\n:return: 标的证券名单及保证金比例查询\n:rtype: pandas.DataFrame</text:p>
          </table:table-cell>
          <table:table-cell/>
        </table:table-row>
        <table:table-row table:style-name="ro1">
          <table:table-cell office:value-type="string" calcext:value-type="string">
            <text:p>stock_margin_sse</text:p>
          </table:table-cell>
          <table:table-cell office:value-type="string" calcext:value-type="string">
            <text:p>融资融券数据</text:p>
          </table:table-cell>
          <table:table-cell office:value-type="string" calcext:value-type="string">
            <text:p>上海证券交易所-融资融券数据-融资融券汇总</text:p>
          </table:table-cell>
          <table:table-cell office:value-type="string" calcext:value-type="string">
            <text:p>start_date;end_date</text:p>
          </table:table-cell>
          <table:table-cell office:value-type="string" calcext:value-type="string">
            <text:p>上海证券交易所-融资融券数据-融资融券汇总\nhttps://www.sse.com.cn/market/othersdata/margin/sum/\n:param start_date: 交易开始日期\n:type start_date: str\n:param end_date: 交易结束日期\n:type end_date: str\n:return: 融资融券汇总\n:rtype: pandas.DataFrame</text:p>
          </table:table-cell>
          <table:table-cell/>
        </table:table-row>
        <table:table-row table:style-name="ro1">
          <table:table-cell office:value-type="string" calcext:value-type="string">
            <text:p>stock_margin_szse</text:p>
          </table:table-cell>
          <table:table-cell office:value-type="string" calcext:value-type="string">
            <text:p>融资融券-深圳</text:p>
          </table:table-cell>
          <table:table-cell office:value-type="string" calcext:value-type="string">
            <text:p>深圳证券交易所-融资融券数据-融资融券汇总</text:p>
          </table:table-cell>
          <table:table-cell office:value-type="string" calcext:value-type="string">
            <text:p>date</text:p>
          </table:table-cell>
          <table:table-cell office:value-type="string" calcext:value-type="string">
            <text:p>深圳证券交易所-融资融券数据-融资融券汇总\nhttps://www.szse.cn/disclosure/margin/margin/index.html\n:param date: 交易日\n:type date: str\n:return: 融资融券汇总\n:rtype: pandas.DataFrame</text:p>
          </table:table-cell>
          <table:table-cell/>
        </table:table-row>
        <table:table-row table:style-name="ro1">
          <table:table-cell office:value-type="string" calcext:value-type="string">
            <text:p>stock_margin_underlying_info_szse</text:p>
          </table:table-cell>
          <table:table-cell office:value-type="string" calcext:value-type="string">
            <text:p>融资融券-深圳</text:p>
          </table:table-cell>
          <table:table-cell office:value-type="string" calcext:value-type="string">
            <text:p>深圳证券交易所-融资融券数据-标的证券信息</text:p>
          </table:table-cell>
          <table:table-cell office:value-type="string" calcext:value-type="string">
            <text:p>date</text:p>
          </table:table-cell>
          <table:table-cell office:value-type="string" calcext:value-type="string">
            <text:p>深圳证券交易所-融资融券数据-标的证券信息\nhttps://www.szse.cn/disclosure/margin/object/index.html\n:param date: 交易日\n:type date: str\n:return: 标的证券信息\n:rtype: pandas.DataFrame</text:p>
          </table:table-cell>
          <table:table-cell/>
        </table:table-row>
        <table:table-row table:style-name="ro1">
          <table:table-cell office:value-type="string" calcext:value-type="string">
            <text:p>stock_market_activity_legu</text:p>
          </table:table-cell>
          <table:table-cell office:value-type="string" calcext:value-type="string">
            <text:p>赚钱效应分析</text:p>
          </table:table-cell>
          <table:table-cell office:value-type="string" calcext:value-type="string">
            <text:p>乐咕乐股网-赚钱效应分析</text:p>
          </table:table-cell>
          <table:table-cell/>
          <table:table-cell office:value-type="string" calcext:value-type="string">
            <text:p>乐咕乐股网-赚钱效应分析\nhttps://www.legulegu.com/stockdata/market-activity\n:return: 乐咕乐股网-赚钱效应分析\n:rtype: pandas.DataFrame</text:p>
          </table:table-cell>
          <table:table-cell/>
        </table:table-row>
        <table:table-row table:style-name="ro1">
          <table:table-cell office:value-type="string" calcext:value-type="string">
            <text:p>stock_market_fund_flow</text:p>
          </table:table-cell>
          <table:table-cell office:value-type="string" calcext:value-type="string">
            <text:p>stock_fund</text:p>
          </table:table-cell>
          <table:table-cell office:value-type="string" calcext:value-type="string">
            <text:p>东方财富网-数据中心-资金流向-大盘</text:p>
          </table:table-cell>
          <table:table-cell/>
          <table:table-cell office:value-type="string" calcext:value-type="string">
            <text:p>东方财富网-数据中心-资金流向-大盘\nhttps://data.eastmoney.com/zjlx/dpzjlx.html\n:return: 近期大盘的资金流数据\n:rtype: pandas.DataFrame</text:p>
          </table:table-cell>
          <table:table-cell/>
        </table:table-row>
        <table:table-row table:style-name="ro1">
          <table:table-cell office:value-type="string" calcext:value-type="string">
            <text:p>stock_market_pb_lg</text:p>
          </table:table-cell>
          <table:table-cell office:value-type="string" calcext:value-type="string">
            <text:p>A 股PE和PB</text:p>
          </table:table-cell>
          <table:table-cell office:value-type="string" calcext:value-type="string">
            <text:p>乐咕乐股-主板市净率</text:p>
          </table:table-cell>
          <table:table-cell office:value-type="string" calcext:value-type="string">
            <text:p>symbol</text:p>
          </table:table-cell>
          <table:table-cell office:value-type="string" calcext:value-type="string">
            <text:p>乐咕乐股-主板市净率\nhttps://legulegu.com/stockdata/shanghaiPB\n:param symbol: choice of {"上证", "深证", "创业板", "科创版"}\n:type symbol: str\n:return: 指定市场的市净率数据\n:rtype: pandas.DataFrame</text:p>
          </table:table-cell>
          <table:table-cell/>
        </table:table-row>
        <table:table-row table:style-name="ro1">
          <table:table-cell office:value-type="string" calcext:value-type="string">
            <text:p>stock_market_pe_lg</text:p>
          </table:table-cell>
          <table:table-cell office:value-type="string" calcext:value-type="string">
            <text:p>A 股PE和PB</text:p>
          </table:table-cell>
          <table:table-cell office:value-type="string" calcext:value-type="string">
            <text:p>乐咕乐股-主板市盈率</text:p>
          </table:table-cell>
          <table:table-cell office:value-type="string" calcext:value-type="string">
            <text:p>symbol</text:p>
          </table:table-cell>
          <table:table-cell office:value-type="string" calcext:value-type="string">
            <text:p>乐咕乐股-主板市盈率\nhttps://legulegu.com/stockdata/shanghaiPE\n:param symbol: choice of {"上证", "深证", "创业板", "科创版"}\n:type symbol: str\n:return: 指定市场的市盈率数据\n:rtype: pandas.DataFrame</text:p>
          </table:table-cell>
          <table:table-cell/>
        </table:table-row>
        <table:table-row table:style-name="ro1">
          <table:table-cell office:value-type="string" calcext:value-type="string">
            <text:p>stock_new_a_spot_em</text:p>
          </table:table-cell>
          <table:table-cell office:value-type="string" calcext:value-type="string">
            <text:p>A 股东方财富</text:p>
          </table:table-cell>
          <table:table-cell office:value-type="string" calcext:value-type="string">
            <text:p>东方财富网-新股-实时行情</text:p>
          </table:table-cell>
          <table:table-cell/>
          <table:table-cell office:value-type="string" calcext:value-type="string">
            <text:p>东方财富网-新股-实时行情\nhttps://quote.eastmoney.com/center/gridlist.html#newshares\n:return: 实时行情\n:rtype: pandas.DataFrame</text:p>
          </table:table-cell>
          <table:table-cell/>
        </table:table-row>
        <table:table-row table:style-name="ro1">
          <table:table-cell office:value-type="string" calcext:value-type="string">
            <text:p>stock_new_gh_cninfo</text:p>
          </table:table-cell>
          <table:table-cell office:value-type="string" calcext:value-type="string">
            <text:p>新股过会</text:p>
          </table:table-cell>
          <table:table-cell office:value-type="string" calcext:value-type="string">
            <text:p>巨潮资讯-数据中心-新股数据-新股过会</text:p>
          </table:table-cell>
          <table:table-cell/>
          <table:table-cell office:value-type="string" calcext:value-type="string">
            <text:p>巨潮资讯-数据中心-新股数据-新股过会\nhttps://webapi.cninfo.com.cn/#/xinguList\n:return: 新股过会\n:rtype: pandas.DataFrame</text:p>
          </table:table-cell>
          <table:table-cell/>
        </table:table-row>
        <table:table-row table:style-name="ro1">
          <table:table-cell office:value-type="string" calcext:value-type="string">
            <text:p>stock_new_ipo_cninfo</text:p>
          </table:table-cell>
          <table:table-cell office:value-type="string" calcext:value-type="string">
            <text:p>新股过会</text:p>
          </table:table-cell>
          <table:table-cell office:value-type="string" calcext:value-type="string">
            <text:p>巨潮资讯-数据中心-新股数据-新股发行</text:p>
          </table:table-cell>
          <table:table-cell/>
          <table:table-cell office:value-type="string" calcext:value-type="string">
            <text:p>巨潮资讯-数据中心-新股数据-新股发行\nhttps://webapi.cninfo.com.cn/#/xinguList\n:return: 新股发行\n:rtype: pandas.DataFrame</text:p>
          </table:table-cell>
          <table:table-cell/>
        </table:table-row>
        <table:table-row table:style-name="ro1">
          <table:table-cell office:value-type="string" calcext:value-type="string">
            <text:p>stock_news_em</text:p>
          </table:table-cell>
          <table:table-cell office:value-type="string" calcext:value-type="string">
            <text:p>新闻-个股新闻</text:p>
          </table:table-cell>
          <table:table-cell office:value-type="string" calcext:value-type="string">
            <text:p>东方财富-个股新闻-最近 100 条新闻</text:p>
          </table:table-cell>
          <table:table-cell office:value-type="string" calcext:value-type="string">
            <text:p>symbol</text:p>
          </table:table-cell>
          <table:table-cell office:value-type="string" calcext:value-type="string">
            <text:p>东方财富-个股新闻-最近 100 条新闻\nhttps://so.eastmoney.com/news/s?keyword=603777\n:param symbol: 股票代码\n:type symbol: str\n:return: 个股新闻\n:rtype: pandas.DataFrame</text:p>
          </table:table-cell>
          <table:table-cell/>
        </table:table-row>
        <table:table-row table:style-name="ro1">
          <table:table-cell office:value-type="string" calcext:value-type="string">
            <text:p>stock_news_main_cx</text:p>
          </table:table-cell>
          <table:table-cell table:number-columns-repeated="2" office:value-type="string" calcext:value-type="string">
            <text:p>财新网-财新数据通</text:p>
          </table:table-cell>
          <table:table-cell/>
          <table:table-cell office:value-type="string" calcext:value-type="string">
            <text:p>财新网-财新数据通\nhttps://cxdata.caixin.com/pc/\n:return: 特定时间表示的字典\n:rtype: pandas.DataFrame</text:p>
          </table:table-cell>
          <table:table-cell/>
        </table:table-row>
        <table:table-row table:style-name="ro1">
          <table:table-cell office:value-type="string" calcext:value-type="string">
            <text:p>stock_notice_report</text:p>
          </table:table-cell>
          <table:table-cell office:value-type="string" calcext:value-type="string">
            <text:p>沪深 A 股公告</text:p>
          </table:table-cell>
          <table:table-cell office:value-type="string" calcext:value-type="string">
            <text:p>东方财富网-数据中心-公告大全-沪深京 A 股公告</text:p>
          </table:table-cell>
          <table:table-cell office:value-type="string" calcext:value-type="string">
            <text:p>symbol;date</text:p>
          </table:table-cell>
          <table:table-cell office:value-type="string" calcext:value-type="string">
            <text:p>东方财富网-数据中心-公告大全-沪深京 A 股公告\nhttps://data.eastmoney.com/notices/hsa/5.html\n:param symbol: 报告类型; choice of {"全部", "重大事项", "财务报告", "融资公告", "风险提示", "资产重组", "信息变更", "持股变动"}\n:type symbol: str\n:param date: 制定日期\n:type date: str\n:return: 沪深京 A 股公告\n:rtype: pandas.DataFrame</text:p>
          </table:table-cell>
          <table:table-cell/>
        </table:table-row>
        <table:table-row table:style-name="ro1">
          <table:table-cell office:value-type="string" calcext:value-type="string">
            <text:p>stock_pg_em</text:p>
          </table:table-cell>
          <table:table-cell office:value-type="string" calcext:value-type="string">
            <text:p>增发和配股</text:p>
          </table:table-cell>
          <table:table-cell office:value-type="string" calcext:value-type="string">
            <text:p>东方财富网-数据中心-新股数据-配股</text:p>
          </table:table-cell>
          <table:table-cell/>
          <table:table-cell office:value-type="string" calcext:value-type="string">
            <text:p>东方财富网-数据中心-新股数据-配股\nhttps://data.eastmoney.com/xg/pg/\n:return: 配股\n:rtype: pandas.DataFrame</text:p>
          </table:table-cell>
          <table:table-cell/>
        </table:table-row>
        <table:table-row table:style-name="ro1">
          <table:table-cell office:value-type="string" calcext:value-type="string">
            <text:p>stock_price_js</text:p>
          </table:table-cell>
          <table:table-cell office:value-type="string" calcext:value-type="string">
            <text:p>stock-js</text:p>
          </table:table-cell>
          <table:table-cell office:value-type="string" calcext:value-type="string">
            <text:p>美股目标价 or 港股目标价</text:p>
          </table:table-cell>
          <table:table-cell office:value-type="string" calcext:value-type="string">
            <text:p>symbol</text:p>
          </table:table-cell>
          <table:table-cell office:value-type="string" calcext:value-type="string">
            <text:p>美股目标价 or 港股目标价\nhttps://www.ushknews.com/report.html\n:param symbol: choice of {"us", "hk"}\n:type symbol: str\n:return: 美股目标价 or 港股目标价\n:rtype: pandas.DataFrame</text:p>
          </table:table-cell>
          <table:table-cell/>
        </table:table-row>
        <table:table-row table:style-name="ro1">
          <table:table-cell office:value-type="string" calcext:value-type="string">
            <text:p>stock_profile_cninfo</text:p>
          </table:table-cell>
          <table:table-cell table:number-columns-repeated="2" office:value-type="string" calcext:value-type="string">
            <text:p>巨潮资讯-个股-公司概况</text:p>
          </table:table-cell>
          <table:table-cell office:value-type="string" calcext:value-type="string">
            <text:p>symbol</text:p>
          </table:table-cell>
          <table:table-cell office:value-type="string" calcext:value-type="string">
            <text:p>巨潮资讯-个股-公司概况\nhttps://webapi.cninfo.com.cn/#/company\n:param symbol: 股票代码\n:type symbol: str\n:return: 公司概况\n:rtype: pandas.DataFrame\n:raise: Exception，如果服务器返回的数据无法被解析</text:p>
          </table:table-cell>
          <table:table-cell/>
        </table:table-row>
        <table:table-row table:style-name="ro1">
          <table:table-cell office:value-type="string" calcext:value-type="string">
            <text:p>stock_profit_forecast_em</text:p>
          </table:table-cell>
          <table:table-cell office:value-type="string" calcext:value-type="string">
            <text:p>盈利预测</text:p>
          </table:table-cell>
          <table:table-cell office:value-type="string" calcext:value-type="string">
            <text:p>东方财富网-数据中心-研究报告-盈利预测</text:p>
          </table:table-cell>
          <table:table-cell office:value-type="string" calcext:value-type="string">
            <text:p>symbol</text:p>
          </table:table-cell>
          <table:table-cell office:value-type="string" calcext:value-type="string">
            <text:p>东方财富网-数据中心-研究报告-盈利预测\nhttps://data.eastmoney.com/report/profitforecast.jshtml\n:param symbol: "", 默认为获取全部数据; symbol="船舶制造", 则获取具体行业板块的数据;\n行业板块可以通过 ak.stock_board_industry_name_em() 接口获取\n:type symbol: str\n:return: 盈利预测\n:rtype: pandas.DataFrame</text:p>
          </table:table-cell>
          <table:table-cell/>
        </table:table-row>
        <table:table-row table:style-name="ro1">
          <table:table-cell office:value-type="string" calcext:value-type="string">
            <text:p>stock_profit_forecast_ths</text:p>
          </table:table-cell>
          <table:table-cell table:number-columns-repeated="2" office:value-type="string" calcext:value-type="string">
            <text:p>同花顺-盈利预测</text:p>
          </table:table-cell>
          <table:table-cell office:value-type="string" calcext:value-type="string">
            <text:p>symbol;indicator</text:p>
          </table:table-cell>
          <table:table-cell office:value-type="string" calcext:value-type="string">
            <text:p>同花顺-盈利预测\nhttps://basic.10jqka.com.cn/new/600519/worth.html\n:param symbol: 股票代码\n:type symbol: str\n:param indicator: choice of {"预测年报每股收益", "预测年报净利润", "业绩预测详表-机构", "业绩预测详表-详细指标预测"}\n:type indicator: str\n:return: 盈利预测\n:rtype: pandas.DataFrame</text:p>
          </table:table-cell>
          <table:table-cell/>
        </table:table-row>
        <table:table-row table:style-name="ro1">
          <table:table-cell office:value-type="string" calcext:value-type="string">
            <text:p>stock_profit_sheet_by_quarterly_em</text:p>
          </table:table-cell>
          <table:table-cell office:value-type="string" calcext:value-type="string">
            <text:p>东方财富-股票-财务分析</text:p>
          </table:table-cell>
          <table:table-cell office:value-type="string" calcext:value-type="string">
            <text:p>东方财富-股票-财务分析-利润表-按单季度</text:p>
          </table:table-cell>
          <table:table-cell office:value-type="string" calcext:value-type="string">
            <text:p>symbol</text:p>
          </table:table-cell>
          <table:table-cell office:value-type="string" calcext:value-type="string">
            <text:p>东方财富-股票-财务分析-利润表-按单季度\nhttps://emweb.securities.eastmoney.com/PC_HSF10/NewFinanceAnalysis/Index?type=web&amp;code=sh600519#lrb-0\n:param symbol: 股票代码; 带市场标识\n:type symbol: str\n:return: 利润表-按单季度\n:rtype: pandas.DataFrame</text:p>
          </table:table-cell>
          <table:table-cell/>
        </table:table-row>
        <table:table-row table:style-name="ro1">
          <table:table-cell office:value-type="string" calcext:value-type="string">
            <text:p>stock_profit_sheet_by_report_delisted_em</text:p>
          </table:table-cell>
          <table:table-cell office:value-type="string" calcext:value-type="string">
            <text:p>东方财富-股票-财务分析</text:p>
          </table:table-cell>
          <table:table-cell office:value-type="string" calcext:value-type="string">
            <text:p>东方财富-股票-财务分析-利润表-已退市股票-按报告期</text:p>
          </table:table-cell>
          <table:table-cell office:value-type="string" calcext:value-type="string">
            <text:p>symbol</text:p>
          </table:table-cell>
          <table:table-cell office:value-type="string" calcext:value-type="string">
            <text:p>东方财富-股票-财务分析-利润表-已退市股票-按报告期\nhttps://emweb.securities.eastmoney.com/pc_hsf10/pages/index.html?type=web&amp;code=SZ000013#/cwfx/lrb\n:param symbol: 已退市股票代码; 带市场标识\n:type symbol: str\n:return: 利润表-按报告期\n:rtype: pandas.DataFrame</text:p>
          </table:table-cell>
          <table:table-cell/>
        </table:table-row>
        <table:table-row table:style-name="ro1">
          <table:table-cell office:value-type="string" calcext:value-type="string">
            <text:p>stock_profit_sheet_by_report_em</text:p>
          </table:table-cell>
          <table:table-cell office:value-type="string" calcext:value-type="string">
            <text:p>东方财富-股票-财务分析</text:p>
          </table:table-cell>
          <table:table-cell office:value-type="string" calcext:value-type="string">
            <text:p>东方财富-股票-财务分析-利润表-报告期</text:p>
          </table:table-cell>
          <table:table-cell office:value-type="string" calcext:value-type="string">
            <text:p>symbol</text:p>
          </table:table-cell>
          <table:table-cell office:value-type="string" calcext:value-type="string">
            <text:p>东方财富-股票-财务分析-利润表-报告期\nhttps://emweb.securities.eastmoney.com/PC_HSF10/NewFinanceAnalysis/Index?type=web&amp;code=sh600519#lrb-0\n:param symbol: 股票代码; 带市场标识\n:type symbol: str\n:return: 利润表-报告期\n:rtype: pandas.DataFrame</text:p>
          </table:table-cell>
          <table:table-cell/>
        </table:table-row>
        <table:table-row table:style-name="ro1">
          <table:table-cell office:value-type="string" calcext:value-type="string">
            <text:p>stock_profit_sheet_by_yearly_em</text:p>
          </table:table-cell>
          <table:table-cell office:value-type="string" calcext:value-type="string">
            <text:p>东方财富-股票-财务分析</text:p>
          </table:table-cell>
          <table:table-cell office:value-type="string" calcext:value-type="string">
            <text:p>东方财富-股票-财务分析-利润表-按年度</text:p>
          </table:table-cell>
          <table:table-cell office:value-type="string" calcext:value-type="string">
            <text:p>symbol</text:p>
          </table:table-cell>
          <table:table-cell office:value-type="string" calcext:value-type="string">
            <text:p>东方财富-股票-财务分析-利润表-按年度\nhttps://emweb.securities.eastmoney.com/PC_HSF10/NewFinanceAnalysis/Index?type=web&amp;code=sh600519#lrb-0\n:param symbol: 股票代码; 带市场标识\n:type symbol: str\n:return: 利润表-按年度\n:rtype: pandas.DataFrame</text:p>
          </table:table-cell>
          <table:table-cell/>
        </table:table-row>
        <table:table-row table:style-name="ro1">
          <table:table-cell office:value-type="string" calcext:value-type="string">
            <text:p>stock_qbzf_em</text:p>
          </table:table-cell>
          <table:table-cell office:value-type="string" calcext:value-type="string">
            <text:p>增发和配股</text:p>
          </table:table-cell>
          <table:table-cell office:value-type="string" calcext:value-type="string">
            <text:p>东方财富网-数据中心-新股数据-增发-全部增发</text:p>
          </table:table-cell>
          <table:table-cell/>
          <table:table-cell office:value-type="string" calcext:value-type="string">
            <text:p>东方财富网-数据中心-新股数据-增发-全部增发\nhttps://data.eastmoney.com/other/gkzf.html\n:return: 全部增发\n:rtype: pandas.DataFrame</text:p>
          </table:table-cell>
          <table:table-cell/>
        </table:table-row>
        <table:table-row table:style-name="ro1">
          <table:table-cell office:value-type="string" calcext:value-type="string">
            <text:p>stock_qsjy_em</text:p>
          </table:table-cell>
          <table:table-cell office:value-type="string" calcext:value-type="string">
            <text:p>stock-券商业绩月报</text:p>
          </table:table-cell>
          <table:table-cell office:value-type="string" calcext:value-type="string">
            <text:p>东方财富网-数据中心-特色数据-券商业绩月报</text:p>
          </table:table-cell>
          <table:table-cell office:value-type="string" calcext:value-type="string">
            <text:p>date</text:p>
          </table:table-cell>
          <table:table-cell office:value-type="string" calcext:value-type="string">
            <text:p>东方财富网-数据中心-特色数据-券商业绩月报\nhttp://data.eastmoney.com/other/qsjy.html\n:param date: 数据月份，从 2010-06-01 开始, e.g., 需要 2011 年 7 月, 则输入 2011-07-01\n:type date: str\n:return: 券商业绩月报\n:rtype: pandas.DataFrame</text:p>
          </table:table-cell>
          <table:table-cell/>
        </table:table-row>
        <table:table-row table:style-name="ro1">
          <table:table-cell office:value-type="string" calcext:value-type="string">
            <text:p>stock_rank_cxd_ths</text:p>
          </table:table-cell>
          <table:table-cell office:value-type="string" calcext:value-type="string">
            <text:p>同花顺-数据中心-技术选股</text:p>
          </table:table-cell>
          <table:table-cell office:value-type="string" calcext:value-type="string">
            <text:p>同花顺-数据中心-技术选股-创新低</text:p>
          </table:table-cell>
          <table:table-cell office:value-type="string" calcext:value-type="string">
            <text:p>symbol</text:p>
          </table:table-cell>
          <table:table-cell office:value-type="string" calcext:value-type="string">
            <text:p>同花顺-数据中心-技术选股-创新低\nhttps://data.10jqka.com.cn/rank/cxd/\n:param symbol: choice of {"创月新低", "半年新低", "一年新低", "历史新低"}\n:type symbol: str\n:return: 创新低数据\n:rtype: pandas.DataFrame</text:p>
          </table:table-cell>
          <table:table-cell/>
        </table:table-row>
        <table:table-row table:style-name="ro1">
          <table:table-cell office:value-type="string" calcext:value-type="string">
            <text:p>stock_rank_cxfl_ths</text:p>
          </table:table-cell>
          <table:table-cell office:value-type="string" calcext:value-type="string">
            <text:p>同花顺-数据中心-技术选股</text:p>
          </table:table-cell>
          <table:table-cell office:value-type="string" calcext:value-type="string">
            <text:p>同花顺-数据中心-技术选股-持续放量</text:p>
          </table:table-cell>
          <table:table-cell/>
          <table:table-cell office:value-type="string" calcext:value-type="string">
            <text:p>同花顺-数据中心-技术选股-持续放量\nhttps://data.10jqka.com.cn/rank/cxfl/\n:return: 持续放量\n:rtype: pandas.DataFrame</text:p>
          </table:table-cell>
          <table:table-cell/>
        </table:table-row>
        <table:table-row table:style-name="ro1">
          <table:table-cell office:value-type="string" calcext:value-type="string">
            <text:p>stock_rank_cxg_ths</text:p>
          </table:table-cell>
          <table:table-cell office:value-type="string" calcext:value-type="string">
            <text:p>同花顺-数据中心-技术选股</text:p>
          </table:table-cell>
          <table:table-cell office:value-type="string" calcext:value-type="string">
            <text:p>同花顺-数据中心-技术选股-创新高</text:p>
          </table:table-cell>
          <table:table-cell office:value-type="string" calcext:value-type="string">
            <text:p>symbol</text:p>
          </table:table-cell>
          <table:table-cell office:value-type="string" calcext:value-type="string">
            <text:p>同花顺-数据中心-技术选股-创新高\nhttps://data.10jqka.com.cn/rank/cxg/\n:param symbol: choice of {"创月新高", "半年新高", "一年新高", "历史新高"}\n:type symbol: str\n:return: 创新高数据\n:rtype: pandas.DataFrame</text:p>
          </table:table-cell>
          <table:table-cell/>
        </table:table-row>
        <table:table-row table:style-name="ro1">
          <table:table-cell office:value-type="string" calcext:value-type="string">
            <text:p>stock_rank_cxsl_ths</text:p>
          </table:table-cell>
          <table:table-cell office:value-type="string" calcext:value-type="string">
            <text:p>同花顺-数据中心-技术选股</text:p>
          </table:table-cell>
          <table:table-cell office:value-type="string" calcext:value-type="string">
            <text:p>同花顺-数据中心-技术选股-持续缩量</text:p>
          </table:table-cell>
          <table:table-cell/>
          <table:table-cell office:value-type="string" calcext:value-type="string">
            <text:p>同花顺-数据中心-技术选股-持续缩量\nhttps://data.10jqka.com.cn/rank/cxsl/\n:return: 持续缩量\n:rtype: pandas.DataFrame</text:p>
          </table:table-cell>
          <table:table-cell/>
        </table:table-row>
        <table:table-row table:style-name="ro1">
          <table:table-cell office:value-type="string" calcext:value-type="string">
            <text:p>stock_rank_forecast_cninfo</text:p>
          </table:table-cell>
          <table:table-cell office:value-type="string" calcext:value-type="string">
            <text:p>投资评级</text:p>
          </table:table-cell>
          <table:table-cell office:value-type="string" calcext:value-type="string">
            <text:p>巨潮资讯-数据中心-评级预测-投资评级</text:p>
          </table:table-cell>
          <table:table-cell office:value-type="string" calcext:value-type="string">
            <text:p>date</text:p>
          </table:table-cell>
          <table:table-cell office:value-type="string" calcext:value-type="string">
            <text:p>巨潮资讯-数据中心-评级预测-投资评级\nhttps://webapi.cninfo.com.cn/#/thematicStatistics?name=%E6%8A%95%E8%B5%84%E8%AF%84%E7%BA%A7\n:param date: 查询日期\n:type date: str\n:return: 投资评级\n:rtype: pandas.DataFrame</text:p>
          </table:table-cell>
          <table:table-cell/>
        </table:table-row>
        <table:table-row table:style-name="ro1">
          <table:table-cell office:value-type="string" calcext:value-type="string">
            <text:p>stock_rank_ljqd_ths</text:p>
          </table:table-cell>
          <table:table-cell office:value-type="string" calcext:value-type="string">
            <text:p>同花顺-数据中心-技术选股</text:p>
          </table:table-cell>
          <table:table-cell office:value-type="string" calcext:value-type="string">
            <text:p>同花顺-数据中心-技术选股-量价齐跌</text:p>
          </table:table-cell>
          <table:table-cell/>
          <table:table-cell office:value-type="string" calcext:value-type="string">
            <text:p>同花顺-数据中心-技术选股-量价齐跌\nhttp://data.10jqka.com.cn/rank/ljqd/\n:return: 量价齐跌\n:rtype: pandas.DataFrame</text:p>
          </table:table-cell>
          <table:table-cell/>
        </table:table-row>
        <table:table-row table:style-name="ro1">
          <table:table-cell office:value-type="string" calcext:value-type="string">
            <text:p>stock_rank_ljqs_ths</text:p>
          </table:table-cell>
          <table:table-cell office:value-type="string" calcext:value-type="string">
            <text:p>同花顺-数据中心-技术选股</text:p>
          </table:table-cell>
          <table:table-cell office:value-type="string" calcext:value-type="string">
            <text:p>同花顺-数据中心-技术选股-量价齐升</text:p>
          </table:table-cell>
          <table:table-cell/>
          <table:table-cell office:value-type="string" calcext:value-type="string">
            <text:p>同花顺-数据中心-技术选股-量价齐升\nhttp://data.10jqka.com.cn/rank/ljqs/\n:return: 量价齐升\n:rtype: pandas.DataFrame</text:p>
          </table:table-cell>
          <table:table-cell/>
        </table:table-row>
        <table:table-row table:style-name="ro1">
          <table:table-cell office:value-type="string" calcext:value-type="string">
            <text:p>stock_rank_lxsz_ths</text:p>
          </table:table-cell>
          <table:table-cell office:value-type="string" calcext:value-type="string">
            <text:p>同花顺-数据中心-技术选股</text:p>
          </table:table-cell>
          <table:table-cell office:value-type="string" calcext:value-type="string">
            <text:p>同花顺-数据中心-技术选股-连续上涨</text:p>
          </table:table-cell>
          <table:table-cell/>
          <table:table-cell office:value-type="string" calcext:value-type="string">
            <text:p>同花顺-数据中心-技术选股-连续上涨\nhttps://data.10jqka.com.cn/rank/lxsz/\n:return: 连续上涨\n:rtype: pandas.DataFrame</text:p>
          </table:table-cell>
          <table:table-cell/>
        </table:table-row>
        <table:table-row table:style-name="ro1">
          <table:table-cell office:value-type="string" calcext:value-type="string">
            <text:p>stock_rank_lxxd_ths</text:p>
          </table:table-cell>
          <table:table-cell office:value-type="string" calcext:value-type="string">
            <text:p>同花顺-数据中心-技术选股</text:p>
          </table:table-cell>
          <table:table-cell office:value-type="string" calcext:value-type="string">
            <text:p>同花顺-数据中心-技术选股-连续下跌</text:p>
          </table:table-cell>
          <table:table-cell/>
          <table:table-cell office:value-type="string" calcext:value-type="string">
            <text:p>同花顺-数据中心-技术选股-连续下跌\nhttps://data.10jqka.com.cn/rank/lxxd/\n:return: 连续下跌\n:rtype: pandas.DataFrame</text:p>
          </table:table-cell>
          <table:table-cell/>
        </table:table-row>
        <table:table-row table:style-name="ro1">
          <table:table-cell office:value-type="string" calcext:value-type="string">
            <text:p>stock_rank_xstp_ths</text:p>
          </table:table-cell>
          <table:table-cell office:value-type="string" calcext:value-type="string">
            <text:p>同花顺-数据中心-技术选股</text:p>
          </table:table-cell>
          <table:table-cell office:value-type="string" calcext:value-type="string">
            <text:p>同花顺-数据中心-技术选股-向上突破</text:p>
          </table:table-cell>
          <table:table-cell office:value-type="string" calcext:value-type="string">
            <text:p>symbol</text:p>
          </table:table-cell>
          <table:table-cell office:value-type="string" calcext:value-type="string">
            <text:p>同花顺-数据中心-技术选股-向上突破\nhttp://data.10jqka.com.cn/rank/xstp/\n:param symbol: choice of {"5日均线", "10日均线", "20日均线", "30日均线", "60日均线", "90日均线", "250日均线", "500日均线"}\n:type symbol: str\n:return: 向上突破\n:rtype: pandas.DataFrame</text:p>
          </table:table-cell>
          <table:table-cell/>
        </table:table-row>
        <table:table-row table:style-name="ro1">
          <table:table-cell office:value-type="string" calcext:value-type="string">
            <text:p>stock_rank_xxtp_ths</text:p>
          </table:table-cell>
          <table:table-cell office:value-type="string" calcext:value-type="string">
            <text:p>同花顺-数据中心-技术选股</text:p>
          </table:table-cell>
          <table:table-cell office:value-type="string" calcext:value-type="string">
            <text:p>同花顺-数据中心-技术选股-向下突破</text:p>
          </table:table-cell>
          <table:table-cell office:value-type="string" calcext:value-type="string">
            <text:p>symbol</text:p>
          </table:table-cell>
          <table:table-cell office:value-type="string" calcext:value-type="string">
            <text:p>同花顺-数据中心-技术选股-向下突破\nhttps://data.10jqka.com.cn/rank/xxtp/\n:param symbol: choice of {"5日均线", "10日均线", "20日均线", "30日均线", "60日均线", "90日均线", "250日均线", "500日均线"}\n:type symbol: str\n:return: 向下突破\n:rtype: pandas.DataFrame</text:p>
          </table:table-cell>
          <table:table-cell/>
        </table:table-row>
        <table:table-row table:style-name="ro1">
          <table:table-cell office:value-type="string" calcext:value-type="string">
            <text:p>stock_rank_xzjp_ths</text:p>
          </table:table-cell>
          <table:table-cell office:value-type="string" calcext:value-type="string">
            <text:p>同花顺-数据中心-技术选股</text:p>
          </table:table-cell>
          <table:table-cell office:value-type="string" calcext:value-type="string">
            <text:p>同花顺-数据中心-技术选股-险资举牌</text:p>
          </table:table-cell>
          <table:table-cell/>
          <table:table-cell office:value-type="string" calcext:value-type="string">
            <text:p>同花顺-数据中心-技术选股-险资举牌\nhttps://data.10jqka.com.cn/financial/xzjp/\n:return: 险资举牌\n:rtype: pandas.DataFrame</text:p>
          </table:table-cell>
          <table:table-cell/>
        </table:table-row>
        <table:table-row table:style-name="ro1">
          <table:table-cell office:value-type="string" calcext:value-type="string">
            <text:p>stock_register_bj</text:p>
          </table:table-cell>
          <table:table-cell office:value-type="string" calcext:value-type="string">
            <text:p>东方财富-注册制审核</text:p>
          </table:table-cell>
          <table:table-cell office:value-type="string" calcext:value-type="string">
            <text:p>东方财富网-数据中心-新股数据-IPO审核信息-北交所</text:p>
          </table:table-cell>
          <table:table-cell/>
          <table:table-cell office:value-type="string" calcext:value-type="string">
            <text:p>东方财富网-数据中心-新股数据-IPO审核信息-北交所\nhttps://data.eastmoney.com/xg/ipo/\n:return: 北交所\n:rtype: pandas.DataFrame</text:p>
          </table:table-cell>
          <table:table-cell/>
        </table:table-row>
        <table:table-row table:style-name="ro1">
          <table:table-cell office:value-type="string" calcext:value-type="string">
            <text:p>stock_register_cyb</text:p>
          </table:table-cell>
          <table:table-cell office:value-type="string" calcext:value-type="string">
            <text:p>东方财富-注册制审核</text:p>
          </table:table-cell>
          <table:table-cell office:value-type="string" calcext:value-type="string">
            <text:p>东方财富网-数据中心-新股数据-IPO审核信息-创业板</text:p>
          </table:table-cell>
          <table:table-cell/>
          <table:table-cell office:value-type="string" calcext:value-type="string">
            <text:p>东方财富网-数据中心-新股数据-IPO审核信息-创业板\nhttps://data.eastmoney.com/xg/ipo/\n:return: 创业板注册制审核结果\n:rtype: pandas.DataFrame</text:p>
          </table:table-cell>
          <table:table-cell/>
        </table:table-row>
        <table:table-row table:style-name="ro1">
          <table:table-cell office:value-type="string" calcext:value-type="string">
            <text:p>stock_register_db</text:p>
          </table:table-cell>
          <table:table-cell office:value-type="string" calcext:value-type="string">
            <text:p>东方财富-注册制审核</text:p>
          </table:table-cell>
          <table:table-cell office:value-type="string" calcext:value-type="string">
            <text:p>东方财富网-数据中心-新股数据-IPO审核信息-达标企业</text:p>
          </table:table-cell>
          <table:table-cell/>
          <table:table-cell office:value-type="string" calcext:value-type="string">
            <text:p>东方财富网-数据中心-新股数据-IPO审核信息-达标企业\nhttps://data.eastmoney.com/xg/cyb/\n:return: 达标企业\n:rtype: pandas.DataFrame</text:p>
          </table:table-cell>
          <table:table-cell/>
        </table:table-row>
        <table:table-row table:style-name="ro1">
          <table:table-cell office:value-type="string" calcext:value-type="string">
            <text:p>stock_register_kcb</text:p>
          </table:table-cell>
          <table:table-cell office:value-type="string" calcext:value-type="string">
            <text:p>东方财富-注册制审核</text:p>
          </table:table-cell>
          <table:table-cell office:value-type="string" calcext:value-type="string">
            <text:p>东方财富网-数据中心-新股数据-IPO审核信息-科创板</text:p>
          </table:table-cell>
          <table:table-cell/>
          <table:table-cell office:value-type="string" calcext:value-type="string">
            <text:p>东方财富网-数据中心-新股数据-IPO审核信息-科创板\nhttps://data.eastmoney.com/xg/ipo/\n:return: 科创板注册制审核结果\n:rtype: pandas.DataFrame</text:p>
          </table:table-cell>
          <table:table-cell/>
        </table:table-row>
        <table:table-row table:style-name="ro1">
          <table:table-cell office:value-type="string" calcext:value-type="string">
            <text:p>stock_register_sh</text:p>
          </table:table-cell>
          <table:table-cell office:value-type="string" calcext:value-type="string">
            <text:p>东方财富-注册制审核</text:p>
          </table:table-cell>
          <table:table-cell office:value-type="string" calcext:value-type="string">
            <text:p>东方财富网-数据中心-新股数据-IPO审核信息-上海主板</text:p>
          </table:table-cell>
          <table:table-cell/>
          <table:table-cell office:value-type="string" calcext:value-type="string">
            <text:p>东方财富网-数据中心-新股数据-IPO审核信息-上海主板\nhttps://data.eastmoney.com/xg/ipo/\n:return: 上海主板\n:rtype: pandas.DataFrame</text:p>
          </table:table-cell>
          <table:table-cell/>
        </table:table-row>
        <table:table-row table:style-name="ro1">
          <table:table-cell office:value-type="string" calcext:value-type="string">
            <text:p>stock_register_sz</text:p>
          </table:table-cell>
          <table:table-cell office:value-type="string" calcext:value-type="string">
            <text:p>东方财富-注册制审核</text:p>
          </table:table-cell>
          <table:table-cell office:value-type="string" calcext:value-type="string">
            <text:p>东方财富网-数据中心-新股数据-IPO审核信息-深圳主板</text:p>
          </table:table-cell>
          <table:table-cell/>
          <table:table-cell office:value-type="string" calcext:value-type="string">
            <text:p>东方财富网-数据中心-新股数据-IPO审核信息-深圳主板\nhttps://data.eastmoney.com/xg/ipo/\n:return: 深圳主板\n:rtype: pandas.DataFrame</text:p>
          </table:table-cell>
          <table:table-cell/>
        </table:table-row>
        <table:table-row table:style-name="ro1">
          <table:table-cell office:value-type="string" calcext:value-type="string">
            <text:p>stock_report_disclosure</text:p>
          </table:table-cell>
          <table:table-cell office:value-type="string" calcext:value-type="string">
            <text:p>股票财务报告预约披露</text:p>
          </table:table-cell>
          <table:table-cell office:value-type="string" calcext:value-type="string">
            <text:p>巨潮资讯-首页-数据-预约披露</text:p>
          </table:table-cell>
          <table:table-cell office:value-type="string" calcext:value-type="string">
            <text:p>market;period</text:p>
          </table:table-cell>
          <table:table-cell office:value-type="string" calcext:value-type="string">
            <text:p>巨潮资讯-首页-数据-预约披露\nhttp://www.cninfo.com.cn/new/commonUrl?url=data/yypl\n:param market: choice of {"沪深京": "szsh", "深市": "sz", "深主板": "szmb", "中小板": "szsme",\n"创业板": "szcn", "沪市": "sh", "沪主板": "shmb", "科创板": "shkcp"}\n:type market: str\n:param period: 最近四期的财报\n:type period: str\n:return: 指定 market 和 period 的数据\n:rtype: pandas.DataFrame</text:p>
          </table:table-cell>
          <table:table-cell/>
        </table:table-row>
        <table:table-row table:style-name="ro1">
          <table:table-cell office:value-type="string" calcext:value-type="string">
            <text:p>stock_report_fund_hold</text:p>
          </table:table-cell>
          <table:table-cell office:value-type="string" calcext:value-type="string">
            <text:p>股票基金持仓数据</text:p>
          </table:table-cell>
          <table:table-cell office:value-type="string" calcext:value-type="string">
            <text:p>东方财富网-数据中心-主力数据-基金持仓</text:p>
          </table:table-cell>
          <table:table-cell office:value-type="string" calcext:value-type="string">
            <text:p>symbol;date</text:p>
          </table:table-cell>
          <table:table-cell office:value-type="string" calcext:value-type="string">
            <text:p>东方财富网-数据中心-主力数据-基金持仓\nhttp://data.eastmoney.com/zlsj/2020-12-31-1-2.html\n:param symbol: choice of {"基金持仓", "QFII持仓", "社保持仓", "券商持仓", "保险持仓", "信托持仓"}\n:type symbol: str\n:param date: 财报发布日期, xxxx-03-31, xxxx-06-30, xxxx-09-30, xxxx-12-31\n:type date: str\n:return: 基金持仓数据\n:rtype: pandas.DataFrame</text:p>
          </table:table-cell>
          <table:table-cell/>
        </table:table-row>
        <table:table-row table:style-name="ro1">
          <table:table-cell office:value-type="string" calcext:value-type="string">
            <text:p>stock_report_fund_hold_detail</text:p>
          </table:table-cell>
          <table:table-cell office:value-type="string" calcext:value-type="string">
            <text:p>股票基金持仓数据</text:p>
          </table:table-cell>
          <table:table-cell office:value-type="string" calcext:value-type="string">
            <text:p>东方财富网-数据中心-主力数据-基金持仓-明细</text:p>
          </table:table-cell>
          <table:table-cell office:value-type="string" calcext:value-type="string">
            <text:p>symbol;date</text:p>
          </table:table-cell>
          <table:table-cell office:value-type="string" calcext:value-type="string">
            <text:p>东方财富网-数据中心-主力数据-基金持仓-明细\nhttp://data.eastmoney.com/zlsj/ccjj/2020-12-31-008286.html\n:param symbol: 基金代码\n:type symbol: str\n:param date: 财报发布日期, xxxx-03-31, xxxx-06-30, xxxx-09-30, xxxx-12-31\n:type date: str\n:return: 基金持仓-明细数据\n:rtype: pandas.DataFrame</text:p>
          </table:table-cell>
          <table:table-cell/>
        </table:table-row>
        <table:table-row table:style-name="ro1">
          <table:table-cell office:value-type="string" calcext:value-type="string">
            <text:p>stock_repurchase_em</text:p>
          </table:table-cell>
          <table:table-cell office:value-type="string" calcext:value-type="string">
            <text:p>股票回购</text:p>
          </table:table-cell>
          <table:table-cell office:value-type="string" calcext:value-type="string">
            <text:p>东方财富网-数据中心-股票回购-股票回购数据</text:p>
          </table:table-cell>
          <table:table-cell/>
          <table:table-cell office:value-type="string" calcext:value-type="string">
            <text:p>东方财富网-数据中心-股票回购-股票回购数据\nhttps://data.eastmoney.com/gphg/hglist.html\n:return: 股票回购数据\n:rtype: pandas.DataFrame</text:p>
          </table:table-cell>
          <table:table-cell/>
        </table:table-row>
        <table:table-row table:style-name="ro1">
          <table:table-cell office:value-type="string" calcext:value-type="string">
            <text:p>stock_research_report_em</text:p>
          </table:table-cell>
          <table:table-cell table:number-columns-repeated="2" office:value-type="string" calcext:value-type="string">
            <text:p>东方财富网-数据中心-研究报告-个股研报</text:p>
          </table:table-cell>
          <table:table-cell office:value-type="string" calcext:value-type="string">
            <text:p>symbol</text:p>
          </table:table-cell>
          <table:table-cell office:value-type="string" calcext:value-type="string">
            <text:p>东方财富网-数据中心-研究报告-个股研报\nhttps://data.eastmoney.com/report/stock.jshtml\n:return: 个股研报\n:rtype: pandas.DataFrame</text:p>
          </table:table-cell>
          <table:table-cell/>
        </table:table-row>
        <table:table-row table:style-name="ro1">
          <table:table-cell office:value-type="string" calcext:value-type="string">
            <text:p>stock_restricted_release_detail_em</text:p>
          </table:table-cell>
          <table:table-cell office:value-type="string" calcext:value-type="string">
            <text:p>东方财富-限售解禁股</text:p>
          </table:table-cell>
          <table:table-cell office:value-type="string" calcext:value-type="string">
            <text:p>东方财富网-数据中心-限售股解禁-解禁详情一览</text:p>
          </table:table-cell>
          <table:table-cell office:value-type="string" calcext:value-type="string">
            <text:p>start_date;end_date</text:p>
          </table:table-cell>
          <table:table-cell office:value-type="string" calcext:value-type="string">
            <text:p>东方财富网-数据中心-限售股解禁-解禁详情一览\nhttps://data.eastmoney.com/dxf/detail.html\n:param start_date: 开始时间\n:type start_date: str\n:param end_date: 结束时间\n:type end_date: str\n:return: 解禁详情一览\n:rtype: pandas.DataFrame</text:p>
          </table:table-cell>
          <table:table-cell/>
        </table:table-row>
        <table:table-row table:style-name="ro1">
          <table:table-cell office:value-type="string" calcext:value-type="string">
            <text:p>stock_restricted_release_queue_em</text:p>
          </table:table-cell>
          <table:table-cell office:value-type="string" calcext:value-type="string">
            <text:p>东方财富-限售解禁股</text:p>
          </table:table-cell>
          <table:table-cell office:value-type="string" calcext:value-type="string">
            <text:p>东方财富网-数据中心-个股限售解禁-解禁批次</text:p>
          </table:table-cell>
          <table:table-cell office:value-type="string" calcext:value-type="string">
            <text:p>symbol</text:p>
          </table:table-cell>
          <table:table-cell office:value-type="string" calcext:value-type="string">
            <text:p>东方财富网-数据中心-个股限售解禁-解禁批次\nhttps://data.eastmoney.com/dxf/q/600000.html\n:param symbol: 股票代码\n:type symbol: str\n:return: 个股限售解禁\n:rtype: pandas.DataFrame</text:p>
          </table:table-cell>
          <table:table-cell/>
        </table:table-row>
        <table:table-row table:style-name="ro1">
          <table:table-cell office:value-type="string" calcext:value-type="string">
            <text:p>stock_restricted_release_queue_sina</text:p>
          </table:table-cell>
          <table:table-cell office:value-type="string" calcext:value-type="string">
            <text:p>stock-fundamental</text:p>
          </table:table-cell>
          <table:table-cell office:value-type="string" calcext:value-type="string">
            <text:p>新浪财经-发行分配-限售解禁</text:p>
          </table:table-cell>
          <table:table-cell office:value-type="string" calcext:value-type="string">
            <text:p>symbol</text:p>
          </table:table-cell>
          <table:table-cell office:value-type="string" calcext:value-type="string">
            <text:p>新浪财经-发行分配-限售解禁\nhttps://vip.stock.finance.sina.com.cn/q/go.php/vInvestConsult/kind/xsjj/index.phtml?symbol=sh600000\n:param symbol: 股票代码\n:type symbol: str\n:return: 返回限售解禁数据\n:rtype: pandas.DataFrame</text:p>
          </table:table-cell>
          <table:table-cell/>
        </table:table-row>
        <table:table-row table:style-name="ro1">
          <table:table-cell office:value-type="string" calcext:value-type="string">
            <text:p>stock_restricted_release_stockholder_em</text:p>
          </table:table-cell>
          <table:table-cell office:value-type="string" calcext:value-type="string">
            <text:p>东方财富-限售解禁股</text:p>
          </table:table-cell>
          <table:table-cell office:value-type="string" calcext:value-type="string">
            <text:p>东方财富网-数据中心-个股限售解禁-解禁股东</text:p>
          </table:table-cell>
          <table:table-cell office:value-type="string" calcext:value-type="string">
            <text:p>symbol;date</text:p>
          </table:table-cell>
          <table:table-cell office:value-type="string" calcext:value-type="string">
            <text:p>东方财富网-数据中心-个股限售解禁-解禁股东\nhttps://data.eastmoney.com/dxf/q/600000.html\n:param symbol: 股票代码\n:type symbol: str\n:param date: 日期; 通过 ak.stock_restricted_release_queue_em(symbol="600000") 获取\n:type date: str\n:return: 个股限售解禁\n:rtype: pandas.DataFrame</text:p>
          </table:table-cell>
          <table:table-cell/>
        </table:table-row>
        <table:table-row table:style-name="ro1">
          <table:table-cell office:value-type="string" calcext:value-type="string">
            <text:p>stock_restricted_release_summary_em</text:p>
          </table:table-cell>
          <table:table-cell office:value-type="string" calcext:value-type="string">
            <text:p>东方财富-限售解禁股</text:p>
          </table:table-cell>
          <table:table-cell office:value-type="string" calcext:value-type="string">
            <text:p>东方财富网-数据中心-特色数据-限售股解禁</text:p>
          </table:table-cell>
          <table:table-cell office:value-type="string" calcext:value-type="string">
            <text:p>symbol;start_date;end_date</text:p>
          </table:table-cell>
          <table:table-cell office:value-type="string" calcext:value-type="string">
            <text:p>东方财富网-数据中心-特色数据-限售股解禁\nhttps://data.eastmoney.com/dxf/marketStatistics.html?type=day&amp;startdate=2022-11-08&amp;enddate=2022-12-19\n:param symbol: 标的市场; choice of {"全部股票", "沪市A股", "科创板", "深市A股", "创业板", "京市A股"}\n:type symbol: str\n:param start_date: 开始时间\n:type start_date: str\n:param end_date: 结束时间\n:type end_date: str\n:return: 限售股解禁\n:rtype: pandas.DataFrame</text:p>
          </table:table-cell>
          <table:table-cell/>
        </table:table-row>
        <table:table-row table:style-name="ro1">
          <table:table-cell office:value-type="string" calcext:value-type="string">
            <text:p>stock_sector_detail</text:p>
          </table:table-cell>
          <table:table-cell office:value-type="string" calcext:value-type="string">
            <text:p>stock-sector</text:p>
          </table:table-cell>
          <table:table-cell office:value-type="string" calcext:value-type="string">
            <text:p>新浪行业-板块行情-成份详情</text:p>
          </table:table-cell>
          <table:table-cell office:value-type="string" calcext:value-type="string">
            <text:p>sector</text:p>
          </table:table-cell>
          <table:table-cell office:value-type="string" calcext:value-type="string">
            <text:p>新浪行业-板块行情-成份详情\nhttp://finance.sina.com.cn/stock/sl/#area_1\n:param sector: stock_sector_spot 返回的 label 值, choice of {"新浪行业", "概念", "地域", "行业"}; "启明星行业" 无详情\n:type sector: str\n:return: 指定 sector 的板块详情\n:rtype: pandas.DataFrame</text:p>
          </table:table-cell>
          <table:table-cell/>
        </table:table-row>
        <table:table-row table:style-name="ro1">
          <table:table-cell office:value-type="string" calcext:value-type="string">
            <text:p>stock_sector_fund_flow_hist</text:p>
          </table:table-cell>
          <table:table-cell office:value-type="string" calcext:value-type="string">
            <text:p>stock_fund</text:p>
          </table:table-cell>
          <table:table-cell office:value-type="string" calcext:value-type="string">
            <text:p>东方财富网-数据中心-资金流向-行业资金流-行业历史资金流</text:p>
          </table:table-cell>
          <table:table-cell office:value-type="string" calcext:value-type="string">
            <text:p>symbol</text:p>
          </table:table-cell>
          <table:table-cell office:value-type="string" calcext:value-type="string">
            <text:p>东方财富网-数据中心-资金流向-行业资金流-行业历史资金流\nhttps://data.eastmoney.com/bkzj/BK1034.html\n:param symbol: 行业名称\n:type symbol: str\n:return: xx行业个股资金流\n:rtype: pandas.DataFrame</text:p>
          </table:table-cell>
          <table:table-cell/>
        </table:table-row>
        <table:table-row table:style-name="ro1">
          <table:table-cell office:value-type="string" calcext:value-type="string">
            <text:p>stock_sector_fund_flow_rank</text:p>
          </table:table-cell>
          <table:table-cell office:value-type="string" calcext:value-type="string">
            <text:p>stock_fund</text:p>
          </table:table-cell>
          <table:table-cell office:value-type="string" calcext:value-type="string">
            <text:p>东方财富网-数据中心-资金流向-板块资金流-排名</text:p>
          </table:table-cell>
          <table:table-cell office:value-type="string" calcext:value-type="string">
            <text:p>indicator;sector_type</text:p>
          </table:table-cell>
          <table:table-cell office:value-type="string" calcext:value-type="string">
            <text:p>东方财富网-数据中心-资金流向-板块资金流-排名\nhttps://data.eastmoney.com/bkzj/hy.html\n:param indicator: choice of {"今日", "5日", "10日"}\n:type indicator: str\n:param sector_type: choice of {"行业资金流", "概念资金流", "地域资金流"}\n:type sector_type: str\n:return: 指定参数的资金流排名数据\n:rtype: pandas.DataFrame</text:p>
          </table:table-cell>
          <table:table-cell/>
        </table:table-row>
        <table:table-row table:style-name="ro1">
          <table:table-cell office:value-type="string" calcext:value-type="string">
            <text:p>stock_sector_fund_flow_summary</text:p>
          </table:table-cell>
          <table:table-cell office:value-type="string" calcext:value-type="string">
            <text:p>stock_fund</text:p>
          </table:table-cell>
          <table:table-cell office:value-type="string" calcext:value-type="string">
            <text:p>东方财富网-数据中心-资金流向-行业资金流-xx行业个股资金流</text:p>
          </table:table-cell>
          <table:table-cell office:value-type="string" calcext:value-type="string">
            <text:p>symbol;indicator</text:p>
          </table:table-cell>
          <table:table-cell office:value-type="string" calcext:value-type="string">
            <text:p>东方财富网-数据中心-资金流向-行业资金流-xx行业个股资金流\nhttps://data.eastmoney.com/bkzj/BK1034.html\n:param symbol: 行业名称\n:type symbol: str\n:param indicator: choice of {"今日", "5日", "10日"}\n:type indicator: str\n:return: xx行业个股资金流\n:rtype: pandas.DataFrame</text:p>
          </table:table-cell>
          <table:table-cell/>
        </table:table-row>
        <table:table-row table:style-name="ro1">
          <table:table-cell office:value-type="string" calcext:value-type="string">
            <text:p>stock_sector_spot</text:p>
          </table:table-cell>
          <table:table-cell office:value-type="string" calcext:value-type="string">
            <text:p>stock-sector</text:p>
          </table:table-cell>
          <table:table-cell office:value-type="string" calcext:value-type="string">
            <text:p>新浪行业-板块行情</text:p>
          </table:table-cell>
          <table:table-cell office:value-type="string" calcext:value-type="string">
            <text:p>indicator</text:p>
          </table:table-cell>
          <table:table-cell office:value-type="string" calcext:value-type="string">
            <text:p>新浪行业-板块行情\nhttp://finance.sina.com.cn/stock/sl/\n:param indicator: choice of {"新浪行业", "启明星行业", "概念", "地域", "行业"}\n:type indicator: str\n:return: 指定 indicator 的数据\n:rtype: pandas.DataFrame</text:p>
          </table:table-cell>
          <table:table-cell/>
        </table:table-row>
        <table:table-row table:style-name="ro1">
          <table:table-cell office:value-type="string" calcext:value-type="string">
            <text:p>stock_sgt_reference_exchange_rate_sse</text:p>
          </table:table-cell>
          <table:table-cell office:value-type="string" calcext:value-type="string">
            <text:p>沪深港股通-参考汇率和结算汇率</text:p>
          </table:table-cell>
          <table:table-cell office:value-type="string" calcext:value-type="string">
            <text:p>沪港通-港股通信息披露-参考汇率</text:p>
          </table:table-cell>
          <table:table-cell/>
          <table:table-cell office:value-type="string" calcext:value-type="string">
            <text:p>沪港通-港股通信息披露-参考汇率\nhttps://www.sse.com.cn/services/hkexsc/disclo/ratios/\n:return: 参考汇率\n:rtype: pandas.DataFrame</text:p>
          </table:table-cell>
          <table:table-cell/>
        </table:table-row>
        <table:table-row table:style-name="ro1">
          <table:table-cell office:value-type="string" calcext:value-type="string">
            <text:p>stock_sgt_reference_exchange_rate_szse</text:p>
          </table:table-cell>
          <table:table-cell office:value-type="string" calcext:value-type="string">
            <text:p>沪深港股通-参考汇率和结算汇率</text:p>
          </table:table-cell>
          <table:table-cell office:value-type="string" calcext:value-type="string">
            <text:p>深港通-港股通业务信息-参考汇率</text:p>
          </table:table-cell>
          <table:table-cell/>
          <table:table-cell office:value-type="string" calcext:value-type="string">
            <text:p>深港通-港股通业务信息-参考汇率\nhttps://www.szse.cn/szhk/hkbussiness/exchangerate/index.html\n:return: 参考汇率\n:rtype: pandas.DataFrame</text:p>
          </table:table-cell>
          <table:table-cell/>
        </table:table-row>
        <table:table-row table:style-name="ro1">
          <table:table-cell office:value-type="string" calcext:value-type="string">
            <text:p>stock_sgt_settlement_exchange_rate_sse</text:p>
          </table:table-cell>
          <table:table-cell office:value-type="string" calcext:value-type="string">
            <text:p>沪深港股通-参考汇率和结算汇率</text:p>
          </table:table-cell>
          <table:table-cell office:value-type="string" calcext:value-type="string">
            <text:p>沪港通-港股通信息披露-结算汇兑</text:p>
          </table:table-cell>
          <table:table-cell/>
          <table:table-cell office:value-type="string" calcext:value-type="string">
            <text:p>沪港通-港股通信息披露-结算汇兑\nhttps://www.sse.com.cn/services/hkexsc/disclo/ratios/\n:return: 结算汇兑比率\n:rtype: pandas.DataFrame</text:p>
          </table:table-cell>
          <table:table-cell/>
        </table:table-row>
        <table:table-row table:style-name="ro1">
          <table:table-cell office:value-type="string" calcext:value-type="string">
            <text:p>stock_sgt_settlement_exchange_rate_szse</text:p>
          </table:table-cell>
          <table:table-cell office:value-type="string" calcext:value-type="string">
            <text:p>沪深港股通-参考汇率和结算汇率</text:p>
          </table:table-cell>
          <table:table-cell office:value-type="string" calcext:value-type="string">
            <text:p>深港通-港股通业务信息-结算汇率</text:p>
          </table:table-cell>
          <table:table-cell/>
          <table:table-cell office:value-type="string" calcext:value-type="string">
            <text:p>深港通-港股通业务信息-结算汇率\nhttps://www.szse.cn/szhk/hkbussiness/exchangerate/index.html\n:return: 结算汇率\n:rtype: pandas.DataFrame</text:p>
          </table:table-cell>
          <table:table-cell/>
        </table:table-row>
        <table:table-row table:style-name="ro1">
          <table:table-cell office:value-type="string" calcext:value-type="string">
            <text:p>stock_sh_a_spot_em</text:p>
          </table:table-cell>
          <table:table-cell office:value-type="string" calcext:value-type="string">
            <text:p>A 股东方财富</text:p>
          </table:table-cell>
          <table:table-cell office:value-type="string" calcext:value-type="string">
            <text:p>东方财富网-沪 A 股-实时行情</text:p>
          </table:table-cell>
          <table:table-cell/>
          <table:table-cell office:value-type="string" calcext:value-type="string">
            <text:p>东方财富网-沪 A 股-实时行情\nhttps://quote.eastmoney.com/center/gridlist.html#hs_a_board\n:return: 实时行情\n:rtype: pandas.DataFrame</text:p>
          </table:table-cell>
          <table:table-cell/>
        </table:table-row>
        <table:table-row table:style-name="ro1">
          <table:table-cell office:value-type="string" calcext:value-type="string">
            <text:p>stock_share_change_cninfo</text:p>
          </table:table-cell>
          <table:table-cell office:value-type="string" calcext:value-type="string">
            <text:p>公司股本变动</text:p>
          </table:table-cell>
          <table:table-cell office:value-type="string" calcext:value-type="string">
            <text:p>巨潮资讯-股本股东-公司股本变动</text:p>
          </table:table-cell>
          <table:table-cell office:value-type="string" calcext:value-type="string">
            <text:p>symbol;start_date;end_date</text:p>
          </table:table-cell>
          <table:table-cell office:value-type="string" calcext:value-type="string">
            <text:p>巨潮资讯-股本股东-公司股本变动\nhttps://webapi.cninfo.com.cn/#/apiDoc\n查询 p_stock2215 接口\n:param symbol: 股票代码\n:type symbol: str\n:param start_date: 开始变动日期\n:type start_date: str\n:param end_date: 结束变动日期\n:type end_date: str\n:return: 公司股本变动\n:rtype: pandas.DataFrame</text:p>
          </table:table-cell>
          <table:table-cell/>
        </table:table-row>
        <table:table-row table:style-name="ro1">
          <table:table-cell office:value-type="string" calcext:value-type="string">
            <text:p>stock_share_hold_change_bse</text:p>
          </table:table-cell>
          <table:table-cell office:value-type="string" calcext:value-type="string">
            <text:p>董监高及相关人员持股变动</text:p>
          </table:table-cell>
          <table:table-cell office:value-type="string" calcext:value-type="string">
            <text:p>北京证券交易所-信息披露-监管信息-董监高及相关人员持股变动</text:p>
          </table:table-cell>
          <table:table-cell office:value-type="string" calcext:value-type="string">
            <text:p>symbol</text:p>
          </table:table-cell>
          <table:table-cell office:value-type="string" calcext:value-type="string">
            <text:p>北京证券交易所-信息披露-监管信息-董监高及相关人员持股变动\nhttps://www.bse.cn/disclosure/djg_sharehold_change.html\n:param symbol: choice of {"全部", "具体股票代码"}\n:type symbol: str\n:return: 董监高及相关人员持股变动\n:rtype: pandas.DataFrame</text:p>
          </table:table-cell>
          <table:table-cell/>
        </table:table-row>
        <table:table-row table:style-name="ro1">
          <table:table-cell office:value-type="string" calcext:value-type="string">
            <text:p>stock_share_hold_change_sse</text:p>
          </table:table-cell>
          <table:table-cell office:value-type="string" calcext:value-type="string">
            <text:p>董监高及相关人员持股变动</text:p>
          </table:table-cell>
          <table:table-cell office:value-type="string" calcext:value-type="string">
            <text:p>上海证券交易所-披露-监管信息公开-公司监管-董董监高人员股份变动</text:p>
          </table:table-cell>
          <table:table-cell office:value-type="string" calcext:value-type="string">
            <text:p>symbol</text:p>
          </table:table-cell>
          <table:table-cell office:value-type="string" calcext:value-type="string">
            <text:p>上海证券交易所-披露-监管信息公开-公司监管-董董监高人员股份变动\nhttps://www.sse.com.cn/disclosure/credibility/supervision/change/\n:param symbol: choice of {"全部", "具体股票代码"}\n:type symbol: str\n:return: 董监高人员股份变动\n:rtype: pandas.DataFrame</text:p>
          </table:table-cell>
          <table:table-cell/>
        </table:table-row>
        <table:table-row table:style-name="ro1">
          <table:table-cell office:value-type="string" calcext:value-type="string">
            <text:p>stock_share_hold_change_szse</text:p>
          </table:table-cell>
          <table:table-cell office:value-type="string" calcext:value-type="string">
            <text:p>董监高及相关人员持股变动</text:p>
          </table:table-cell>
          <table:table-cell office:value-type="string" calcext:value-type="string">
            <text:p>深圳证券交易所-信息披露-监管信息公开-董监高人员股份变动</text:p>
          </table:table-cell>
          <table:table-cell office:value-type="string" calcext:value-type="string">
            <text:p>symbol</text:p>
          </table:table-cell>
          <table:table-cell office:value-type="string" calcext:value-type="string">
            <text:p>深圳证券交易所-信息披露-监管信息公开-董监高人员股份变动\nhttps://www.szse.cn/disclosure/supervision/change/index.html\n:param symbol: choice of {"全部", "具体股票代码"}\n:type symbol: str\n:return: 董监高人员股份变动\n:rtype: pandas.DataFrame</text:p>
          </table:table-cell>
          <table:table-cell/>
        </table:table-row>
        <table:table-row table:style-name="ro1">
          <table:table-cell office:value-type="string" calcext:value-type="string">
            <text:p>stock_shareholder_change_ths</text:p>
          </table:table-cell>
          <table:table-cell office:value-type="string" calcext:value-type="string">
            <text:p>同花顺-财务指标-主要指标</text:p>
          </table:table-cell>
          <table:table-cell office:value-type="string" calcext:value-type="string">
            <text:p>同花顺-公司大事-股东持股变动</text:p>
          </table:table-cell>
          <table:table-cell office:value-type="string" calcext:value-type="string">
            <text:p>symbol</text:p>
          </table:table-cell>
          <table:table-cell office:value-type="string" calcext:value-type="string">
            <text:p>同花顺-公司大事-股东持股变动\nhttps://basic.10jqka.com.cn/new/688981/event.html\n:param symbol: 股票代码\n:type symbol: str\n:return: 同花顺-公司大事-股东持股变动\n:rtype: pandas.DataFrame</text:p>
          </table:table-cell>
          <table:table-cell/>
        </table:table-row>
        <table:table-row table:style-name="ro1">
          <table:table-cell office:value-type="string" calcext:value-type="string">
            <text:p>stock_sns_sseinfo</text:p>
          </table:table-cell>
          <table:table-cell office:value-type="string" calcext:value-type="string">
            <text:p>上证e互动</text:p>
          </table:table-cell>
          <table:table-cell office:value-type="string" calcext:value-type="string">
            <text:p>上证e互动-提问与回答</text:p>
          </table:table-cell>
          <table:table-cell office:value-type="string" calcext:value-type="string">
            <text:p>symbol</text:p>
          </table:table-cell>
          <table:table-cell office:value-type="string" calcext:value-type="string">
            <text:p>上证e互动-提问与回答\nhttps://sns.sseinfo.com/company.do?uid=65\n:param symbol: 股票代码\n:type symbol: str\n:return: 提问与回答\n:rtype: str</text:p>
          </table:table-cell>
          <table:table-cell/>
        </table:table-row>
        <table:table-row table:style-name="ro1">
          <table:table-cell office:value-type="string" calcext:value-type="string">
            <text:p>stock_sse_deal_daily</text:p>
          </table:table-cell>
          <table:table-cell office:value-type="string" calcext:value-type="string">
            <text:p>stock-summary</text:p>
          </table:table-cell>
          <table:table-cell office:value-type="string" calcext:value-type="string">
            <text:p>上海证券交易所-数据-股票数据-成交概况-股票成交概况-每日股票情况</text:p>
          </table:table-cell>
          <table:table-cell office:value-type="string" calcext:value-type="string">
            <text:p>date</text:p>
          </table:table-cell>
          <table:table-cell office:value-type="string" calcext:value-type="string">
            <text:p>上海证券交易所-数据-股票数据-成交概况-股票成交概况-每日股票情况\nhttps://www.sse.com.cn/market/stockdata/overview/day/\n:param date: 交易日\n:type date: str\n:return: 每日股票情况\n:rtype: pandas.DataFrame</text:p>
          </table:table-cell>
          <table:table-cell/>
        </table:table-row>
        <table:table-row table:style-name="ro1">
          <table:table-cell office:value-type="string" calcext:value-type="string">
            <text:p>stock_sse_summary</text:p>
          </table:table-cell>
          <table:table-cell office:value-type="string" calcext:value-type="string">
            <text:p>stock-summary</text:p>
          </table:table-cell>
          <table:table-cell office:value-type="string" calcext:value-type="string">
            <text:p>上海证券交易所-总貌</text:p>
          </table:table-cell>
          <table:table-cell/>
          <table:table-cell office:value-type="string" calcext:value-type="string">
            <text:p>上海证券交易所-总貌\nhttps://www.sse.com.cn/market/stockdata/statistic/\n:return: 上海证券交易所-总貌\n:rtype: pandas.DataFrame</text:p>
          </table:table-cell>
          <table:table-cell/>
        </table:table-row>
        <table:table-row table:style-name="ro1">
          <table:table-cell office:value-type="string" calcext:value-type="string">
            <text:p>stock_staq_net_stop</text:p>
          </table:table-cell>
          <table:table-cell office:value-type="string" calcext:value-type="string">
            <text:p>两网及退市</text:p>
          </table:table-cell>
          <table:table-cell office:value-type="string" calcext:value-type="string">
            <text:p>东方财富网-行情中心-沪深个股-两网及退市</text:p>
          </table:table-cell>
          <table:table-cell/>
          <table:table-cell office:value-type="string" calcext:value-type="string">
            <text:p>东方财富网-行情中心-沪深个股-两网及退市\nhttps://quote.eastmoney.com/center/gridlist.html#staq_net_board\n:return: 两网及退市\n:rtype: pandas.DataFrame</text:p>
          </table:table-cell>
          <table:table-cell/>
        </table:table-row>
        <table:table-row table:style-name="ro1">
          <table:table-cell office:value-type="string" calcext:value-type="string">
            <text:p>stock_sy_em</text:p>
          </table:table-cell>
          <table:table-cell office:value-type="string" calcext:value-type="string">
            <text:p>东方财富-商誉专题</text:p>
          </table:table-cell>
          <table:table-cell office:value-type="string" calcext:value-type="string">
            <text:p>东方财富网-数据中心-特色数据-商誉-个股商誉明细</text:p>
          </table:table-cell>
          <table:table-cell office:value-type="string" calcext:value-type="string">
            <text:p>date</text:p>
          </table:table-cell>
          <table:table-cell office:value-type="string" calcext:value-type="string">
            <text:p>东方财富网-数据中心-特色数据-商誉-个股商誉明细\nhttps://data.eastmoney.com/sy/list.html\n:param date: 参考网站指定的数据日期\n:type date: str\n:return: 个股商誉明细\n:rtype: pandas.DataFrame</text:p>
          </table:table-cell>
          <table:table-cell/>
        </table:table-row>
        <table:table-row table:style-name="ro1">
          <table:table-cell office:value-type="string" calcext:value-type="string">
            <text:p>stock_sy_hy_em</text:p>
          </table:table-cell>
          <table:table-cell office:value-type="string" calcext:value-type="string">
            <text:p>东方财富-商誉专题</text:p>
          </table:table-cell>
          <table:table-cell office:value-type="string" calcext:value-type="string">
            <text:p>东方财富网-数据中心-特色数据-商誉-行业商誉</text:p>
          </table:table-cell>
          <table:table-cell office:value-type="string" calcext:value-type="string">
            <text:p>date</text:p>
          </table:table-cell>
          <table:table-cell office:value-type="string" calcext:value-type="string">
            <text:p>东方财富网-数据中心-特色数据-商誉-行业商誉\nhttps://data.eastmoney.com/sy/hylist.html\n:param date: 参考网站指定的数据日期\n:type date: str\n:return: 个股商誉明细\n:rtype: pandas.DataFrame</text:p>
          </table:table-cell>
          <table:table-cell/>
        </table:table-row>
        <table:table-row table:style-name="ro1">
          <table:table-cell office:value-type="string" calcext:value-type="string">
            <text:p>stock_sy_jz_em</text:p>
          </table:table-cell>
          <table:table-cell office:value-type="string" calcext:value-type="string">
            <text:p>东方财富-商誉专题</text:p>
          </table:table-cell>
          <table:table-cell office:value-type="string" calcext:value-type="string">
            <text:p>东方财富网-数据中心-特色数据-商誉-个股商誉减值明细</text:p>
          </table:table-cell>
          <table:table-cell office:value-type="string" calcext:value-type="string">
            <text:p>date</text:p>
          </table:table-cell>
          <table:table-cell office:value-type="string" calcext:value-type="string">
            <text:p>东方财富网-数据中心-特色数据-商誉-个股商誉减值明细\nhttps://data.eastmoney.com/sy/jzlist.html\n:param date: 参考网站指定的数据日期\n:type date: str\n:return: 个股商誉减值明细\n:rtype: pandas.DataFrame</text:p>
          </table:table-cell>
          <table:table-cell/>
        </table:table-row>
        <table:table-row table:style-name="ro1">
          <table:table-cell office:value-type="string" calcext:value-type="string">
            <text:p>stock_sy_profile_em</text:p>
          </table:table-cell>
          <table:table-cell office:value-type="string" calcext:value-type="string">
            <text:p>东方财富-商誉专题</text:p>
          </table:table-cell>
          <table:table-cell office:value-type="string" calcext:value-type="string">
            <text:p>东方财富网-数据中心-特色数据-商誉-A股商誉市场概况</text:p>
          </table:table-cell>
          <table:table-cell/>
          <table:table-cell office:value-type="string" calcext:value-type="string">
            <text:p>东方财富网-数据中心-特色数据-商誉-A股商誉市场概况\nhttps://data.eastmoney.com/sy/scgk.html\n:return: A股商誉市场概况\n:rtype: pandas.DataFrame</text:p>
          </table:table-cell>
          <table:table-cell/>
        </table:table-row>
        <table:table-row table:style-name="ro1">
          <table:table-cell office:value-type="string" calcext:value-type="string">
            <text:p>stock_sy_yq_em</text:p>
          </table:table-cell>
          <table:table-cell office:value-type="string" calcext:value-type="string">
            <text:p>东方财富-商誉专题</text:p>
          </table:table-cell>
          <table:table-cell office:value-type="string" calcext:value-type="string">
            <text:p>东方财富网-数据中心-特色数据-商誉-商誉减值预期明细</text:p>
          </table:table-cell>
          <table:table-cell office:value-type="string" calcext:value-type="string">
            <text:p>date</text:p>
          </table:table-cell>
          <table:table-cell office:value-type="string" calcext:value-type="string">
            <text:p>东方财富网-数据中心-特色数据-商誉-商誉减值预期明细\nhttps://data.eastmoney.com/sy/yqlist.html\n:param date: 参考网站指定的数据日期\n:type date: str\n:return: 商誉减值预期明细\n:rtype: pandas.DataFrame</text:p>
          </table:table-cell>
          <table:table-cell/>
        </table:table-row>
        <table:table-row table:style-name="ro1">
          <table:table-cell office:value-type="string" calcext:value-type="string">
            <text:p>stock_sz_a_spot_em</text:p>
          </table:table-cell>
          <table:table-cell office:value-type="string" calcext:value-type="string">
            <text:p>A 股东方财富</text:p>
          </table:table-cell>
          <table:table-cell office:value-type="string" calcext:value-type="string">
            <text:p>东方财富网-深 A 股-实时行情</text:p>
          </table:table-cell>
          <table:table-cell/>
          <table:table-cell office:value-type="string" calcext:value-type="string">
            <text:p>东方财富网-深 A 股-实时行情\nhttps://quote.eastmoney.com/center/gridlist.html#hs_a_board\n:return: 实时行情\n:rtype: pandas.DataFrame</text:p>
          </table:table-cell>
          <table:table-cell/>
        </table:table-row>
        <table:table-row table:style-name="ro1">
          <table:table-cell office:value-type="string" calcext:value-type="string">
            <text:p>stock_szse_area_summary</text:p>
          </table:table-cell>
          <table:table-cell office:value-type="string" calcext:value-type="string">
            <text:p>stock-summary</text:p>
          </table:table-cell>
          <table:table-cell office:value-type="string" calcext:value-type="string">
            <text:p>深证证券交易所-总貌-地区交易排序</text:p>
          </table:table-cell>
          <table:table-cell office:value-type="string" calcext:value-type="string">
            <text:p>date</text:p>
          </table:table-cell>
          <table:table-cell office:value-type="string" calcext:value-type="string">
            <text:p>深证证券交易所-总貌-地区交易排序\nhttps://www.szse.cn/market/overview/index.html\n:param date: 最近结束交易日\n:type date: str\n:return: 地区交易排序\n:rtype: pandas.DataFrame</text:p>
          </table:table-cell>
          <table:table-cell/>
        </table:table-row>
        <table:table-row table:style-name="ro1">
          <table:table-cell office:value-type="string" calcext:value-type="string">
            <text:p>stock_szse_sector_summary</text:p>
          </table:table-cell>
          <table:table-cell office:value-type="string" calcext:value-type="string">
            <text:p>stock-summary</text:p>
          </table:table-cell>
          <table:table-cell office:value-type="string" calcext:value-type="string">
            <text:p>深圳证券交易所-统计资料-股票行业成交数据</text:p>
          </table:table-cell>
          <table:table-cell office:value-type="string" calcext:value-type="string">
            <text:p>symbol;date</text:p>
          </table:table-cell>
          <table:table-cell office:value-type="string" calcext:value-type="string">
            <text:p>深圳证券交易所-统计资料-股票行业成交数据\nhttps://docs.static.szse.cn/www/market/periodical/month/W020220511355248518608.html\n:param symbol: choice of {"当月", "当年"}\n:type symbol: str\n:param date: 交易年月\n:type date: str\n:return: 股票行业成交数据\n:rtype: pandas.DataFrame</text:p>
          </table:table-cell>
          <table:table-cell/>
        </table:table-row>
        <table:table-row table:style-name="ro1">
          <table:table-cell office:value-type="string" calcext:value-type="string">
            <text:p>stock_szse_summary</text:p>
          </table:table-cell>
          <table:table-cell office:value-type="string" calcext:value-type="string">
            <text:p>stock-summary</text:p>
          </table:table-cell>
          <table:table-cell office:value-type="string" calcext:value-type="string">
            <text:p>深证证券交易所-总貌-证券类别统计</text:p>
          </table:table-cell>
          <table:table-cell office:value-type="string" calcext:value-type="string">
            <text:p>date</text:p>
          </table:table-cell>
          <table:table-cell office:value-type="string" calcext:value-type="string">
            <text:p>深证证券交易所-总貌-证券类别统计\nhttps://www.szse.cn/market/overview/index.html\n:param date: 最近结束交易日\n:type date: str\n:return: 证券类别统计\n:rtype: pandas.DataFrame</text:p>
          </table:table-cell>
          <table:table-cell/>
        </table:table-row>
        <table:table-row table:style-name="ro1">
          <table:table-cell office:value-type="string" calcext:value-type="string">
            <text:p>stock_tfp_em</text:p>
          </table:table-cell>
          <table:table-cell office:value-type="string" calcext:value-type="string">
            <text:p>stock-em-tfp</text:p>
          </table:table-cell>
          <table:table-cell office:value-type="string" calcext:value-type="string">
            <text:p>东方财富网-数据中心-特色数据-停复牌信息</text:p>
          </table:table-cell>
          <table:table-cell office:value-type="string" calcext:value-type="string">
            <text:p>date</text:p>
          </table:table-cell>
          <table:table-cell office:value-type="string" calcext:value-type="string">
            <text:p>东方财富网-数据中心-特色数据-停复牌信息\nhttps://data.eastmoney.com/tfpxx/\n:param date: 查询参数 "20240426"\n:type date: str\n:return: 停复牌信息表\n:rtype: pandas.DataFrame</text:p>
          </table:table-cell>
          <table:table-cell/>
        </table:table-row>
        <table:table-row table:style-name="ro1">
          <table:table-cell office:value-type="string" calcext:value-type="string">
            <text:p>stock_us_daily</text:p>
          </table:table-cell>
          <table:table-cell office:value-type="string" calcext:value-type="string">
            <text:p>新浪-美股实时行情数据和历史行情数据(前复权)</text:p>
          </table:table-cell>
          <table:table-cell office:value-type="string" calcext:value-type="string">
            <text:p>新浪财经-美股</text:p>
          </table:table-cell>
          <table:table-cell office:value-type="string" calcext:value-type="string">
            <text:p>symbol;adjust</text:p>
          </table:table-cell>
          <table:table-cell office:value-type="string" calcext:value-type="string">
            <text:p>新浪财经-美股\nhttps://finance.sina.com.cn/stock/usstock/sector.shtml\n备注：\n1. CIEN 新浪复权因子错误\n2. AI 新浪复权因子错误, 该股票刚上市未发生复权, 但是返回复权因子\n:param symbol: 可以使用 get_us_stock_name 获取\n:type symbol: str\n:param adjust: "": 返回未复权的数据 ; qfq: 返回前复权后的数据; qfq-factor: 返回前复权因子和调整;\n:type adjust: str\n:return: 指定 adjust 的数据\n:rtype: pandas.DataFrame</text:p>
          </table:table-cell>
          <table:table-cell/>
        </table:table-row>
        <table:table-row table:style-name="ro1">
          <table:table-cell office:value-type="string" calcext:value-type="string">
            <text:p>stock_us_famous_spot_em</text:p>
          </table:table-cell>
          <table:table-cell office:value-type="string" calcext:value-type="string">
            <text:p>美股-知名美股</text:p>
          </table:table-cell>
          <table:table-cell office:value-type="string" calcext:value-type="string">
            <text:p>东方财富网-行情中心-美股市场-知名美股</text:p>
          </table:table-cell>
          <table:table-cell office:value-type="string" calcext:value-type="string">
            <text:p>symbol</text:p>
          </table:table-cell>
          <table:table-cell office:value-type="string" calcext:value-type="string">
            <text:p>东方财富网-行情中心-美股市场-知名美股\nhttps://quote.eastmoney.com/center/gridlist.html#us_wellknown\n:symbol: choice of {'科技类', '金融类', '医药食品类', '媒体类', '汽车能源类', '制造零售类'}\n:type: str\n:return: 知名美股实时行情\n:rtype: pandas.DataFrame</text:p>
          </table:table-cell>
          <table:table-cell/>
        </table:table-row>
        <table:table-row table:style-name="ro1">
          <table:table-cell office:value-type="string" calcext:value-type="string">
            <text:p>stock_us_hist</text:p>
          </table:table-cell>
          <table:table-cell office:value-type="string" calcext:value-type="string">
            <text:p>A 股东方财富</text:p>
          </table:table-cell>
          <table:table-cell office:value-type="string" calcext:value-type="string">
            <text:p>东方财富网-行情-美股-每日行情</text:p>
          </table:table-cell>
          <table:table-cell office:value-type="string" calcext:value-type="string">
            <text:p>symbol;period;start_date;end_date;adjust</text:p>
          </table:table-cell>
          <table:table-cell office:value-type="string" calcext:value-type="string">
            <text:p>东方财富网-行情-美股-每日行情\nhttps://quote.eastmoney.com/us/ENTX.html#fullScreenChart\n:param symbol: 股票代码; 此股票代码需要通过调用 ak.stock_us_spot_em() 的 `代码` 字段获取\n:type symbol: str\n:param period: choice of {'daily', 'weekly', 'monthly'}\n:type period: str\n:param start_date: 开始日期\n:type start_date: str\n:param end_date: 结束日期\n:type end_date: str\n:param adjust: choice of {"qfq": "1", "hfq": "2", "": "不复权"}\n:type adjust: str\n:return: 每日行情\n:rtype: pandas.DataFrame</text:p>
          </table:table-cell>
          <table:table-cell/>
        </table:table-row>
        <table:table-row table:style-name="ro1">
          <table:table-cell office:value-type="string" calcext:value-type="string">
            <text:p>stock_us_hist_min_em</text:p>
          </table:table-cell>
          <table:table-cell office:value-type="string" calcext:value-type="string">
            <text:p>A 股东方财富</text:p>
          </table:table-cell>
          <table:table-cell office:value-type="string" calcext:value-type="string">
            <text:p>东方财富网-行情首页-美股-每日分时行情</text:p>
          </table:table-cell>
          <table:table-cell office:value-type="string" calcext:value-type="string">
            <text:p>symbol;start_date;end_date</text:p>
          </table:table-cell>
          <table:table-cell office:value-type="string" calcext:value-type="string">
            <text:p>东方财富网-行情首页-美股-每日分时行情\nhttps://quote.eastmoney.com/us/ATER.html\n:param symbol: 股票代码\n:type symbol: str\n:param start_date: 开始日期\n:type start_date: str\n:param end_date: 结束日期\n:type end_date: str\n:return: 每日分时行情\n:rtype: pandas.DataFrame</text:p>
          </table:table-cell>
          <table:table-cell/>
        </table:table-row>
        <table:table-row table:style-name="ro1">
          <table:table-cell office:value-type="string" calcext:value-type="string">
            <text:p>stock_us_pink_spot_em</text:p>
          </table:table-cell>
          <table:table-cell office:value-type="string" calcext:value-type="string">
            <text:p>美股-粉单市场</text:p>
          </table:table-cell>
          <table:table-cell office:value-type="string" calcext:value-type="string">
            <text:p>东方财富网-行情中心-美股市场-粉单市场</text:p>
          </table:table-cell>
          <table:table-cell/>
          <table:table-cell office:value-type="string" calcext:value-type="string">
            <text:p>东方财富网-行情中心-美股市场-粉单市场\nhttps://quote.eastmoney.com/center/gridlist.html#us_pinksheet\n:return: 粉单市场实时行情\n:rtype: pandas.DataFrame</text:p>
          </table:table-cell>
          <table:table-cell/>
        </table:table-row>
        <table:table-row table:style-name="ro1">
          <table:table-cell office:value-type="string" calcext:value-type="string">
            <text:p>stock_us_spot</text:p>
          </table:table-cell>
          <table:table-cell office:value-type="string" calcext:value-type="string">
            <text:p>新浪-美股实时行情数据和历史行情数据(前复权)</text:p>
          </table:table-cell>
          <table:table-cell office:value-type="string" calcext:value-type="string">
            <text:p>新浪财经-所有美股的数据, 注意延迟 15 分钟</text:p>
          </table:table-cell>
          <table:table-cell/>
          <table:table-cell office:value-type="string" calcext:value-type="string">
            <text:p>新浪财经-所有美股的数据, 注意延迟 15 分钟\nhttps://finance.sina.com.cn/stock/usstock/sector.shtml\n:return: 美股所有股票实时行情\n:rtype: pandas.DataFrame</text:p>
          </table:table-cell>
          <table:table-cell/>
        </table:table-row>
        <table:table-row table:style-name="ro1">
          <table:table-cell office:value-type="string" calcext:value-type="string">
            <text:p>stock_us_spot_em</text:p>
          </table:table-cell>
          <table:table-cell office:value-type="string" calcext:value-type="string">
            <text:p>A 股东方财富</text:p>
          </table:table-cell>
          <table:table-cell office:value-type="string" calcext:value-type="string">
            <text:p>东方财富网-美股-实时行情</text:p>
          </table:table-cell>
          <table:table-cell/>
          <table:table-cell office:value-type="string" calcext:value-type="string">
            <text:p>东方财富网-美股-实时行情\nhttps://quote.eastmoney.com/center/gridlist.html#us_stocks\n:return: 美股-实时行情; 延迟 15 min\n:rtype: pandas.DataFrame</text:p>
          </table:table-cell>
          <table:table-cell/>
        </table:table-row>
        <table:table-row table:style-name="ro1">
          <table:table-cell office:value-type="string" calcext:value-type="string">
            <text:p>stock_value_em</text:p>
          </table:table-cell>
          <table:table-cell table:number-columns-repeated="2" office:value-type="string" calcext:value-type="string">
            <text:p>东方财富网-数据中心-估值分析-每日互动-每日互动-估值分析</text:p>
          </table:table-cell>
          <table:table-cell office:value-type="string" calcext:value-type="string">
            <text:p>symbol</text:p>
          </table:table-cell>
          <table:table-cell office:value-type="string" calcext:value-type="string">
            <text:p>东方财富网-数据中心-估值分析-每日互动-每日互动-估值分析\nhttps://data.eastmoney.com/gzfx/detail/300766.html\n:param symbol: 股票代码\n:type symbol: str\n:return: 估值分析\n:rtype: pandas.DataFrame</text:p>
          </table:table-cell>
          <table:table-cell/>
        </table:table-row>
        <table:table-row table:style-name="ro1">
          <table:table-cell office:value-type="string" calcext:value-type="string">
            <text:p>stock_xgsglb_em</text:p>
          </table:table-cell>
          <table:table-cell office:value-type="string" calcext:value-type="string">
            <text:p>stock</text:p>
          </table:table-cell>
          <table:table-cell office:value-type="string" calcext:value-type="string">
            <text:p>新股申购与中签查询</text:p>
          </table:table-cell>
          <table:table-cell office:value-type="string" calcext:value-type="string">
            <text:p>symbol</text:p>
          </table:table-cell>
          <table:table-cell office:value-type="string" calcext:value-type="string">
            <text:p>新股申购与中签查询\nhttps://data.eastmoney.com/xg/xg/default_2.html\n:param symbol: choice of {"全部股票", "沪市主板", "科创板", "深市主板", "创业板", "北交所"}\n:type symbol: str\n:return: 新股申购与中签数据\n:rtype: pandas.DataFrame</text:p>
          </table:table-cell>
          <table:table-cell/>
        </table:table-row>
        <table:table-row table:style-name="ro1">
          <table:table-cell office:value-type="string" calcext:value-type="string">
            <text:p>stock_xgsr_ths</text:p>
          </table:table-cell>
          <table:table-cell office:value-type="string" calcext:value-type="string">
            <text:p>同花顺-行业板块</text:p>
          </table:table-cell>
          <table:table-cell office:value-type="string" calcext:value-type="string">
            <text:p>同花顺-数据中心-新股数据-新股上市首日</text:p>
          </table:table-cell>
          <table:table-cell/>
          <table:table-cell office:value-type="string" calcext:value-type="string">
            <text:p>同花顺-数据中心-新股数据-新股上市首日\nhttps://data.10jqka.com.cn/ipo/xgsr/\n:return: 新股上市首日\n:rtype: pandas.DataFrame</text:p>
          </table:table-cell>
          <table:table-cell/>
        </table:table-row>
        <table:table-row table:style-name="ro1">
          <table:table-cell office:value-type="string" calcext:value-type="string">
            <text:p>stock_xjll_em</text:p>
          </table:table-cell>
          <table:table-cell office:value-type="string" calcext:value-type="string">
            <text:p>三大报表</text:p>
          </table:table-cell>
          <table:table-cell office:value-type="string" calcext:value-type="string">
            <text:p>东方财富-数据中心-年报季报-业绩快报-现金流量表</text:p>
          </table:table-cell>
          <table:table-cell office:value-type="string" calcext:value-type="string">
            <text:p>date</text:p>
          </table:table-cell>
          <table:table-cell office:value-type="string" calcext:value-type="string">
            <text:p>东方财富-数据中心-年报季报-业绩快报-现金流量表\nhttps://data.eastmoney.com/bbsj/202003/xjll.html\n:param date: choice of {"20200331", "20200630", "20200930", "20201231", "..."}; 从 20100331 开始\n:type date: str\n:return: 现金流量表\n:rtype: pandas.DataFrame</text:p>
          </table:table-cell>
          <table:table-cell/>
        </table:table-row>
        <table:table-row table:style-name="ro1">
          <table:table-cell office:value-type="string" calcext:value-type="string">
            <text:p>stock_yjbb_em</text:p>
          </table:table-cell>
          <table:table-cell office:value-type="string" calcext:value-type="string">
            <text:p>业绩报告</text:p>
          </table:table-cell>
          <table:table-cell office:value-type="string" calcext:value-type="string">
            <text:p>东方财富-数据中心-年报季报-业绩快报-业绩报表</text:p>
          </table:table-cell>
          <table:table-cell office:value-type="string" calcext:value-type="string">
            <text:p>date</text:p>
          </table:table-cell>
          <table:table-cell office:value-type="string" calcext:value-type="string">
            <text:p>东方财富-数据中心-年报季报-业绩快报-业绩报表\nhttps://data.eastmoney.com/bbsj/202003/yjbb.html\n:param date: "20200331", "20200630", "20200930", "20201231"; 从 20100331 开始\n:type date: str\n:return: 业绩报表\n:rtype: pandas.DataFrame</text:p>
          </table:table-cell>
          <table:table-cell/>
        </table:table-row>
        <table:table-row table:style-name="ro1">
          <table:table-cell office:value-type="string" calcext:value-type="string">
            <text:p>stock_yjkb_em</text:p>
          </table:table-cell>
          <table:table-cell office:value-type="string" calcext:value-type="string">
            <text:p>stock_yjyg_em</text:p>
          </table:table-cell>
          <table:table-cell office:value-type="string" calcext:value-type="string">
            <text:p>东方财富-数据中心-年报季报-业绩快报</text:p>
          </table:table-cell>
          <table:table-cell office:value-type="string" calcext:value-type="string">
            <text:p>date</text:p>
          </table:table-cell>
          <table:table-cell office:value-type="string" calcext:value-type="string">
            <text:p>东方财富-数据中心-年报季报-业绩快报\nhttps://data.eastmoney.com/bbsj/202003/yjkb.html\n:param date: 财报发布日期; choice of {"20200331", "20200630", "20200930", "20201231", ...}; 从 20100331 开始\n:type date: str\n:return: 业绩快报\n:rtype: pandas.DataFrame</text:p>
          </table:table-cell>
          <table:table-cell/>
        </table:table-row>
        <table:table-row table:style-name="ro1">
          <table:table-cell table:number-columns-repeated="2" office:value-type="string" calcext:value-type="string">
            <text:p>stock_yjyg_em</text:p>
          </table:table-cell>
          <table:table-cell office:value-type="string" calcext:value-type="string">
            <text:p>东方财富-数据中心-年报季报-业绩预告</text:p>
          </table:table-cell>
          <table:table-cell office:value-type="string" calcext:value-type="string">
            <text:p>date</text:p>
          </table:table-cell>
          <table:table-cell office:value-type="string" calcext:value-type="string">
            <text:p>东方财富-数据中心-年报季报-业绩预告\nhttps://data.eastmoney.com/bbsj/202003/yjyg.html\n:param date: 财报发布日期; choice of {"20200331", "20200630", "20200930", "20201231", ...}; 从 20081231 开始\n:type date: str\n:return: 业绩预告\n:rtype: pandas.DataFrame</text:p>
          </table:table-cell>
          <table:table-cell/>
        </table:table-row>
        <table:table-row table:style-name="ro1">
          <table:table-cell office:value-type="string" calcext:value-type="string">
            <text:p>stock_yysj_em</text:p>
          </table:table-cell>
          <table:table-cell office:value-type="string" calcext:value-type="string">
            <text:p>stock_yjyg_em</text:p>
          </table:table-cell>
          <table:table-cell office:value-type="string" calcext:value-type="string">
            <text:p>东方财富-数据中心-年报季报-预约披露时间</text:p>
          </table:table-cell>
          <table:table-cell office:value-type="string" calcext:value-type="string">
            <text:p>symbol;date</text:p>
          </table:table-cell>
          <table:table-cell office:value-type="string" calcext:value-type="string">
            <text:p>东方财富-数据中心-年报季报-预约披露时间\nhttps://data.eastmoney.com/bbsj/202003/yysj.html\n:param symbol: choice of {'沪深A股', '沪市A股', '科创板', '深市A股', '创业板', '京市A股', 'ST板'}\n:type symbol: str\n:param date: "20190331", "20190630", "20190930", "20191231"; 从 20081231 开始\n:type date: str\n:return: 指定时间的上市公司预约披露时间数据\n:rtype: pandas.DataFrame</text:p>
          </table:table-cell>
          <table:table-cell/>
        </table:table-row>
        <table:table-row table:style-name="ro1">
          <table:table-cell office:value-type="string" calcext:value-type="string">
            <text:p>stock_yzxdr_em</text:p>
          </table:table-cell>
          <table:table-cell office:value-type="string" calcext:value-type="string">
            <text:p>股票数据-一致行动人</text:p>
          </table:table-cell>
          <table:table-cell office:value-type="string" calcext:value-type="string">
            <text:p>东方财富网-数据中心-特色数据-一致行动人</text:p>
          </table:table-cell>
          <table:table-cell office:value-type="string" calcext:value-type="string">
            <text:p>date</text:p>
          </table:table-cell>
          <table:table-cell office:value-type="string" calcext:value-type="string">
            <text:p>东方财富网-数据中心-特色数据-一致行动人\nhttps://data.eastmoney.com/yzxdr/\n:param date: 每年的季度末时间点\n:type date: str\n:return: 一致行动人\n:rtype: pandas.DataFrame</text:p>
          </table:table-cell>
          <table:table-cell/>
        </table:table-row>
        <table:table-row table:style-name="ro1">
          <table:table-cell office:value-type="string" calcext:value-type="string">
            <text:p>stock_zcfz_bj_em</text:p>
          </table:table-cell>
          <table:table-cell office:value-type="string" calcext:value-type="string">
            <text:p>三大报表</text:p>
          </table:table-cell>
          <table:table-cell office:value-type="string" calcext:value-type="string">
            <text:p>东方财富-数据中心-年报季报-业绩快报-资产负债表</text:p>
          </table:table-cell>
          <table:table-cell office:value-type="string" calcext:value-type="string">
            <text:p>date</text:p>
          </table:table-cell>
          <table:table-cell office:value-type="string" calcext:value-type="string">
            <text:p>东方财富-数据中心-年报季报-业绩快报-资产负债表\nhttps://data.eastmoney.com/bbsj/202003/zcfz.html\n:param date: choice of {"20200331", "20200630", "20200930", "20201231", "..."}; 从 20100331 开始\n:type date: str\n:return: 资产负债表\n:rtype: pandas.DataFrame</text:p>
          </table:table-cell>
          <table:table-cell/>
        </table:table-row>
        <table:table-row table:style-name="ro1">
          <table:table-cell office:value-type="string" calcext:value-type="string">
            <text:p>stock_zcfz_em</text:p>
          </table:table-cell>
          <table:table-cell office:value-type="string" calcext:value-type="string">
            <text:p>三大报表</text:p>
          </table:table-cell>
          <table:table-cell office:value-type="string" calcext:value-type="string">
            <text:p>东方财富-数据中心-年报季报-业绩快报-资产负债表</text:p>
          </table:table-cell>
          <table:table-cell office:value-type="string" calcext:value-type="string">
            <text:p>date</text:p>
          </table:table-cell>
          <table:table-cell office:value-type="string" calcext:value-type="string">
            <text:p>东方财富-数据中心-年报季报-业绩快报-资产负债表\nhttps://data.eastmoney.com/bbsj/202003/zcfz.html\n:param date: choice of {"20200331", "20200630", "20200930", "20201231", "..."}; 从 20100331 开始\n:type date: str\n:return: 资产负债表\n:rtype: pandas.DataFrame</text:p>
          </table:table-cell>
          <table:table-cell/>
        </table:table-row>
        <table:table-row table:style-name="ro1">
          <table:table-cell office:value-type="string" calcext:value-type="string">
            <text:p>stock_zdhtmx_em</text:p>
          </table:table-cell>
          <table:table-cell table:number-columns-repeated="2" office:value-type="string" calcext:value-type="string">
            <text:p>东方财富网-数据中心-重大合同-重大合同明细</text:p>
          </table:table-cell>
          <table:table-cell office:value-type="string" calcext:value-type="string">
            <text:p>start_date;end_date</text:p>
          </table:table-cell>
          <table:table-cell office:value-type="string" calcext:value-type="string">
            <text:p>东方财富网-数据中心-重大合同-重大合同明细\nhttps://data.eastmoney.com/zdht/mx.html\n:return: 股东大会\n:rtype: pandas.DataFrame</text:p>
          </table:table-cell>
          <table:table-cell/>
        </table:table-row>
        <table:table-row table:style-name="ro1">
          <table:table-cell office:value-type="string" calcext:value-type="string">
            <text:p>stock_zh_a_cdr_daily</text:p>
          </table:table-cell>
          <table:table-cell office:value-type="string" calcext:value-type="string">
            <text:p>A股</text:p>
          </table:table-cell>
          <table:table-cell office:value-type="string" calcext:value-type="string">
            <text:p>新浪财经-A股-CDR个股的历史行情数据, 大量抓取容易封 IP</text:p>
          </table:table-cell>
          <table:table-cell office:value-type="string" calcext:value-type="string">
            <text:p>symbol;start_date;end_date</text:p>
          </table:table-cell>
          <table:table-cell office:value-type="string" calcext:value-type="string">
            <text:p>新浪财经-A股-CDR个股的历史行情数据, 大量抓取容易封 IP\nhttps://finance.sina.com.cn/realstock/company/sh689009/nc.shtml\n:param start_date: 20201103; 开始日期\n:type start_date: str\n:param end_date: 20201103; 结束日期\n:type end_date: str\n:param symbol: sh689009\n:type symbol: str\n:return: specific data\n:rtype: pandas.DataFrame</text:p>
          </table:table-cell>
          <table:table-cell/>
        </table:table-row>
        <table:table-row table:style-name="ro1">
          <table:table-cell office:value-type="string" calcext:value-type="string">
            <text:p>stock_zh_a_daily</text:p>
          </table:table-cell>
          <table:table-cell office:value-type="string" calcext:value-type="string">
            <text:p>A股</text:p>
          </table:table-cell>
          <table:table-cell office:value-type="string" calcext:value-type="string">
            <text:p>新浪财经-A 股-个股的历史行情数据, 大量抓取容易封 IP</text:p>
          </table:table-cell>
          <table:table-cell office:value-type="string" calcext:value-type="string">
            <text:p>symbol;start_date;end_date;adjust</text:p>
          </table:table-cell>
          <table:table-cell office:value-type="string" calcext:value-type="string">
            <text:p>新浪财经-A 股-个股的历史行情数据, 大量抓取容易封 IP\nhttps://finance.sina.com.cn/realstock/company/sh603843/nc.shtml\n:param symbol: sh600000\n:type symbol: str\n:param start_date: 20201103; 开始日期\n:type start_date: str\n:param end_date: 20201103; 结束日期\n:type end_date: str\n:param adjust: 默认为空: 返回不复权的数据; qfq: 返回前复权后的数据; hfq: 返回后复权后的数据; hfq-factor: 返回后复权因子; qfq-factor: 返回前复权因子\n:type adjust: str\n:return: 行情数据\n:rtype: pandas.DataFrame</text:p>
          </table:table-cell>
          <table:table-cell/>
        </table:table-row>
        <table:table-row table:style-name="ro1">
          <table:table-cell office:value-type="string" calcext:value-type="string">
            <text:p>stock_zh_a_disclosure_relation_cninfo</text:p>
          </table:table-cell>
          <table:table-cell office:value-type="string" calcext:value-type="string">
            <text:p>巨潮资讯-首页-公告查询-信息披露</text:p>
          </table:table-cell>
          <table:table-cell office:value-type="string" calcext:value-type="string">
            <text:p>巨潮资讯-首页-数据-预约披露调研</text:p>
          </table:table-cell>
          <table:table-cell office:value-type="string" calcext:value-type="string">
            <text:p>symbol;market;start_date;end_date</text:p>
          </table:table-cell>
          <table:table-cell office:value-type="string" calcext:value-type="string">
            <text:p>巨潮资讯-首页-数据-预约披露调研\nhttp://www.cninfo.com.cn/new/commonUrl?url=data/yypl\n:param symbol: 股票代码\n:type symbol: str\n:param market: choice of {"沪深京", "港股", "三板", "基金", "债券", "监管", "预披露"}\n:type market: str\n:param start_date: 开始时间\n:type start_date: str\n:param end_date: 开始时间\n:type end_date: str\n:return: 指定 symbol 的数据\n:rtype: pandas.DataFrame</text:p>
          </table:table-cell>
          <table:table-cell/>
        </table:table-row>
        <table:table-row table:style-name="ro1">
          <table:table-cell office:value-type="string" calcext:value-type="string">
            <text:p>stock_zh_a_disclosure_report_cninfo</text:p>
          </table:table-cell>
          <table:table-cell office:value-type="string" calcext:value-type="string">
            <text:p>巨潮资讯-首页-公告查询-信息披露</text:p>
          </table:table-cell>
          <table:table-cell office:value-type="string" calcext:value-type="string">
            <text:p>巨潮资讯-首页-公告查询-信息披露公告</text:p>
          </table:table-cell>
          <table:table-cell office:value-type="string" calcext:value-type="string">
            <text:p>symbol;market;keyword;category;start_date;end_date</text:p>
          </table:table-cell>
          <table:table-cell office:value-type="string" calcext:value-type="string">
            <text:p>巨潮资讯-首页-公告查询-信息披露公告\nhttp://www.cninfo.com.cn/new/commonUrl/pageOfSearch?url=disclosure/list/search\n:param symbol: 股票代码\n:type symbol: str\n:param market: choice of {"沪深京", "港股", "三板", "基金", "债券", "监管", "预披露"}\n:type market: str\n:param keyword: 关键词\n:type keyword: str\n:param category: choice of {'年报', '半年报', '一季报', '三季报', '业绩预告', '权益分派',\n'董事会', '监事会', '股东大会', '日常经营', '公司治理', '中介报告',\n '首发', '增发', '股权激励', '配股', '解禁', '公司债', '可转债', '其他融资',\n '股权变动', '补充更正', '澄清致歉', '风险提示', '特别处理和退市', '退市整理期'}\n:type category: str\n:param start_date: 开始时间\n:type start_date: str\n:param end_date: 开始时间\n:type end_date: str\n:return: 指定 symbol 的数据\n:rtype: pandas.DataFrame</text:p>
          </table:table-cell>
          <table:table-cell/>
        </table:table-row>
        <table:table-row table:style-name="ro1">
          <table:table-cell office:value-type="string" calcext:value-type="string">
            <text:p>stock_zh_a_gbjg_em</text:p>
          </table:table-cell>
          <table:table-cell table:number-columns-repeated="2" office:value-type="string" calcext:value-type="string">
            <text:p>东方财富-A股数据-股本结构</text:p>
          </table:table-cell>
          <table:table-cell office:value-type="string" calcext:value-type="string">
            <text:p>symbol</text:p>
          </table:table-cell>
          <table:table-cell office:value-type="string" calcext:value-type="string">
            <text:p>东方财富-A股数据-股本结构\nhttps://emweb.securities.eastmoney.com/pc_hsf10/pages/index.html#/gbjg\n:param symbol: 股票代码\n:type symbol: str\n:return: 股本结构\n:rtype: pandas.DataFrame</text:p>
          </table:table-cell>
          <table:table-cell/>
        </table:table-row>
        <table:table-row table:style-name="ro1">
          <table:table-cell office:value-type="string" calcext:value-type="string">
            <text:p>stock_zh_a_gdhs</text:p>
          </table:table-cell>
          <table:table-cell office:value-type="string" calcext:value-type="string">
            <text:p>股东户数</text:p>
          </table:table-cell>
          <table:table-cell office:value-type="string" calcext:value-type="string">
            <text:p>东方财富网-数据中心-特色数据-股东户数</text:p>
          </table:table-cell>
          <table:table-cell office:value-type="string" calcext:value-type="string">
            <text:p>symbol</text:p>
          </table:table-cell>
          <table:table-cell office:value-type="string" calcext:value-type="string">
            <text:p>东方财富网-数据中心-特色数据-股东户数\nhttps://data.eastmoney.com/gdhs/\n:param symbol: choice of {"最新", "每个季度末"}, 其中 每个季度末需要写成 `20230930` 格式\n:type symbol: str\n:return: 股东户数\n:rtype: pandas.DataFrame</text:p>
          </table:table-cell>
          <table:table-cell/>
        </table:table-row>
        <table:table-row table:style-name="ro1">
          <table:table-cell office:value-type="string" calcext:value-type="string">
            <text:p>stock_zh_a_gdhs_detail_em</text:p>
          </table:table-cell>
          <table:table-cell office:value-type="string" calcext:value-type="string">
            <text:p>股东户数</text:p>
          </table:table-cell>
          <table:table-cell office:value-type="string" calcext:value-type="string">
            <text:p>东方财富网-数据中心-特色数据-股东户数详情</text:p>
          </table:table-cell>
          <table:table-cell office:value-type="string" calcext:value-type="string">
            <text:p>symbol</text:p>
          </table:table-cell>
          <table:table-cell office:value-type="string" calcext:value-type="string">
            <text:p>东方财富网-数据中心-特色数据-股东户数详情\nhttps://data.eastmoney.com/gdhs/detail/000002.html\n:param symbol: 股票代码\n:type symbol: str\n:return: 股东户数\n:rtype: pandas.DataFrame</text:p>
          </table:table-cell>
          <table:table-cell/>
        </table:table-row>
        <table:table-row table:style-name="ro1">
          <table:table-cell office:value-type="string" calcext:value-type="string">
            <text:p>stock_zh_a_hist</text:p>
          </table:table-cell>
          <table:table-cell office:value-type="string" calcext:value-type="string">
            <text:p>A 股东方财富</text:p>
          </table:table-cell>
          <table:table-cell office:value-type="string" calcext:value-type="string">
            <text:p>东方财富网-行情首页-沪深京 A 股-每日行情</text:p>
          </table:table-cell>
          <table:table-cell office:value-type="string" calcext:value-type="string">
            <text:p>symbol;period;start_date;end_date;adjust;timeout</text:p>
          </table:table-cell>
          <table:table-cell office:value-type="string" calcext:value-type="string">
            <text:p>东方财富网-行情首页-沪深京 A 股-每日行情\nhttps://quote.eastmoney.com/concept/sh603777.html?from=classic\n:param symbol: 股票代码\n:type symbol: str\n:param period: choice of {'daily', 'weekly', 'monthly'}\n:type period: str\n:param start_date: 开始日期\n:type start_date: str\n:param end_date: 结束日期\n:type end_date: str\n:param adjust: choice of {"qfq": "前复权", "hfq": "后复权", "": "不复权"}\n:type adjust: str\n:param timeout: choice of None or a positive float number\n:type timeout: float\n:return: 每日行情\n:rtype: pandas.DataFrame</text:p>
          </table:table-cell>
          <table:table-cell/>
        </table:table-row>
        <table:table-row table:style-name="ro1">
          <table:table-cell office:value-type="string" calcext:value-type="string">
            <text:p>stock_zh_a_hist_min_em</text:p>
          </table:table-cell>
          <table:table-cell office:value-type="string" calcext:value-type="string">
            <text:p>A 股东方财富</text:p>
          </table:table-cell>
          <table:table-cell office:value-type="string" calcext:value-type="string">
            <text:p>东方财富网-行情首页-沪深京 A 股-每日分时行情</text:p>
          </table:table-cell>
          <table:table-cell office:value-type="string" calcext:value-type="string">
            <text:p>symbol;start_date;end_date;period;adjust</text:p>
          </table:table-cell>
          <table:table-cell office:value-type="string" calcext:value-type="string">
            <text:p>东方财富网-行情首页-沪深京 A 股-每日分时行情\nhttps://quote.eastmoney.com/concept/sh603777.html?from=classic\n:param symbol: 股票代码\n:type symbol: str\n:param start_date: 开始日期\n:type start_date: str\n:param end_date: 结束日期\n:type end_date: str\n:param period: choice of {'1', '5', '15', '30', '60'}\n:type period: str\n:param adjust: choice of {'', 'qfq', 'hfq'}\n:type adjust: str\n:return: 每日分时行情\n:rtype: pandas.DataFrame</text:p>
          </table:table-cell>
          <table:table-cell/>
        </table:table-row>
        <table:table-row table:style-name="ro1">
          <table:table-cell office:value-type="string" calcext:value-type="string">
            <text:p>stock_zh_a_hist_pre_min_em</text:p>
          </table:table-cell>
          <table:table-cell office:value-type="string" calcext:value-type="string">
            <text:p>A 股东方财富</text:p>
          </table:table-cell>
          <table:table-cell office:value-type="string" calcext:value-type="string">
            <text:p>东方财富网-行情首页-沪深京 A 股-每日分时行情包含盘前数据</text:p>
          </table:table-cell>
          <table:table-cell office:value-type="string" calcext:value-type="string">
            <text:p>symbol;start_time;end_time</text:p>
          </table:table-cell>
          <table:table-cell office:value-type="string" calcext:value-type="string">
            <text:p>东方财富网-行情首页-沪深京 A 股-每日分时行情包含盘前数据\nhttps://quote.eastmoney.com/concept/sh603777.html?from=classic\n:param symbol: 股票代码\n:type symbol: str\n:param start_time: 开始时间\n:type start_time: str\n:param end_time: 结束时间\n:type end_time: str\n:return: 每日分时行情包含盘前数据\n:rtype: pandas.DataFrame</text:p>
          </table:table-cell>
          <table:table-cell/>
        </table:table-row>
        <table:table-row table:style-name="ro1">
          <table:table-cell office:value-type="string" calcext:value-type="string">
            <text:p>stock_zh_a_hist_tx</text:p>
          </table:table-cell>
          <table:table-cell office:value-type="string" calcext:value-type="string">
            <text:p>股票日行情</text:p>
          </table:table-cell>
          <table:table-cell office:value-type="string" calcext:value-type="string">
            <text:p>腾讯证券-日频-股票历史数据</text:p>
          </table:table-cell>
          <table:table-cell office:value-type="string" calcext:value-type="string">
            <text:p>symbol;start_date;end_date;adjust;timeout</text:p>
          </table:table-cell>
          <table:table-cell office:value-type="string" calcext:value-type="string">
            <text:p>腾讯证券-日频-股票历史数据\nhttps://gu.qq.com/sh000919/zs\n:param symbol: 带市场标识的股票或者指数代码\n:type symbol: str\n:param start_date: 开始日期\n:type start_date: str\n:param end_date: 结束日期\n:type end_date: str\n:param adjust: choice of {"qfq": "前复权", "hfq": "后复权", "": "不复权"}\n:type adjust: str\n:param timeout: choice of None or a positive float number\n:type timeout: float\n:return: 前复权的股票和指数数据\n:rtype: pandas.DataFrame</text:p>
          </table:table-cell>
          <table:table-cell/>
        </table:table-row>
        <table:table-row table:style-name="ro1">
          <table:table-cell office:value-type="string" calcext:value-type="string">
            <text:p>stock_zh_a_minute</text:p>
          </table:table-cell>
          <table:table-cell office:value-type="string" calcext:value-type="string">
            <text:p>A股</text:p>
          </table:table-cell>
          <table:table-cell office:value-type="string" calcext:value-type="string">
            <text:p>股票及股票指数历史行情数据-分钟数据</text:p>
          </table:table-cell>
          <table:table-cell office:value-type="string" calcext:value-type="string">
            <text:p>symbol;period;adjust</text:p>
          </table:table-cell>
          <table:table-cell office:value-type="string" calcext:value-type="string">
            <text:p>股票及股票指数历史行情数据-分钟数据\nhttps://finance.sina.com.cn/realstock/company/sh600519/nc.shtml\n:param symbol: sh000300\n:type symbol: str\n:param period: 1, 5, 15, 30, 60 分钟的数据\n:type period: str\n:param adjust: 默认为空: 返回不复权的数据; qfq: 返回前复权后的数据; hfq: 返回后复权后的数据;\n:type adjust: str\n:return: specific data\n:rtype: pandas.DataFrame</text:p>
          </table:table-cell>
          <table:table-cell/>
        </table:table-row>
        <table:table-row table:style-name="ro1">
          <table:table-cell office:value-type="string" calcext:value-type="string">
            <text:p>stock_zh_a_new</text:p>
          </table:table-cell>
          <table:table-cell office:value-type="string" calcext:value-type="string">
            <text:p>A 股-特别标的</text:p>
          </table:table-cell>
          <table:table-cell office:value-type="string" calcext:value-type="string">
            <text:p>新浪财经-行情中心-沪深股市-次新股</text:p>
          </table:table-cell>
          <table:table-cell/>
          <table:table-cell office:value-type="string" calcext:value-type="string">
            <text:p>新浪财经-行情中心-沪深股市-次新股\nhttps://vip.stock.finance.sina.com.cn/mkt/#new_stock\n:return: 次新股行情数据\n:rtype: pandas.DataFrame</text:p>
          </table:table-cell>
          <table:table-cell/>
        </table:table-row>
        <table:table-row table:style-name="ro1">
          <table:table-cell office:value-type="string" calcext:value-type="string">
            <text:p>stock_zh_a_new_em</text:p>
          </table:table-cell>
          <table:table-cell office:value-type="string" calcext:value-type="string">
            <text:p>A 股-特别标的</text:p>
          </table:table-cell>
          <table:table-cell office:value-type="string" calcext:value-type="string">
            <text:p>东方财富网-行情中心-沪深个股-新股</text:p>
          </table:table-cell>
          <table:table-cell/>
          <table:table-cell office:value-type="string" calcext:value-type="string">
            <text:p>东方财富网-行情中心-沪深个股-新股\nhttps://quote.eastmoney.com/center/gridlist.html#newshares\n:return: 新股\n:rtype: pandas.DataFrame</text:p>
          </table:table-cell>
          <table:table-cell/>
        </table:table-row>
        <table:table-row table:style-name="ro1">
          <table:table-cell office:value-type="string" calcext:value-type="string">
            <text:p>stock_zh_a_spot</text:p>
          </table:table-cell>
          <table:table-cell office:value-type="string" calcext:value-type="string">
            <text:p>A股</text:p>
          </table:table-cell>
          <table:table-cell office:value-type="string" calcext:value-type="string">
            <text:p>新浪财经-所有 A 股的实时行情数据; 重复运行本函数会被新浪暂时封 IP</text:p>
          </table:table-cell>
          <table:table-cell/>
          <table:table-cell office:value-type="string" calcext:value-type="string">
            <text:p>新浪财经-所有 A 股的实时行情数据; 重复运行本函数会被新浪暂时封 IP\nhttps://vip.stock.finance.sina.com.cn/mkt/#hs_a\n:return: 所有股票的实时行情数据\n:rtype: pandas.DataFrame</text:p>
          </table:table-cell>
          <table:table-cell/>
        </table:table-row>
        <table:table-row table:style-name="ro1">
          <table:table-cell office:value-type="string" calcext:value-type="string">
            <text:p>stock_zh_a_spot_em</text:p>
          </table:table-cell>
          <table:table-cell office:value-type="string" calcext:value-type="string">
            <text:p>A 股东方财富</text:p>
          </table:table-cell>
          <table:table-cell office:value-type="string" calcext:value-type="string">
            <text:p>东方财富网-沪深京 A 股-实时行情</text:p>
          </table:table-cell>
          <table:table-cell/>
          <table:table-cell office:value-type="string" calcext:value-type="string">
            <text:p>东方财富网-沪深京 A 股-实时行情\nhttps://quote.eastmoney.com/center/gridlist.html#hs_a_board\n:return: 实时行情\n:rtype: pandas.DataFrame</text:p>
          </table:table-cell>
          <table:table-cell/>
        </table:table-row>
        <table:table-row table:style-name="ro1">
          <table:table-cell office:value-type="string" calcext:value-type="string">
            <text:p>stock_zh_a_spot_em_async</text:p>
          </table:table-cell>
          <table:table-cell office:value-type="string" calcext:value-type="string">
            <text:p>异步接口</text:p>
          </table:table-cell>
          <table:table-cell office:value-type="string" calcext:value-type="string">
            <text:p>东方财富网-沪深京 A 股-实时行情 (同步接口)</text:p>
          </table:table-cell>
          <table:table-cell/>
          <table:table-cell office:value-type="string" calcext:value-type="string">
            <text:p>东方财富网-沪深京 A 股-实时行情 (同步接口)\nhttps://quote.eastmoney.com/center/gridlist.html#hs_a_board\n:return: 实时行情\n:rtype: pandas.DataFrame</text:p>
          </table:table-cell>
          <table:table-cell/>
        </table:table-row>
        <table:table-row table:style-name="ro1">
          <table:table-cell office:value-type="string" calcext:value-type="string">
            <text:p>stock_zh_a_st_em</text:p>
          </table:table-cell>
          <table:table-cell office:value-type="string" calcext:value-type="string">
            <text:p>A 股-特别标的</text:p>
          </table:table-cell>
          <table:table-cell office:value-type="string" calcext:value-type="string">
            <text:p>东方财富网-行情中心-沪深个股-风险警示板</text:p>
          </table:table-cell>
          <table:table-cell/>
          <table:table-cell office:value-type="string" calcext:value-type="string">
            <text:p>东方财富网-行情中心-沪深个股-风险警示板\nhttps://quote.eastmoney.com/center/gridlist.html#st_board\n:return: 风险警示板\n:rtype: pandas.DataFrame</text:p>
          </table:table-cell>
          <table:table-cell/>
        </table:table-row>
        <table:table-row table:style-name="ro1">
          <table:table-cell office:value-type="string" calcext:value-type="string">
            <text:p>stock_zh_a_stop_em</text:p>
          </table:table-cell>
          <table:table-cell office:value-type="string" calcext:value-type="string">
            <text:p>A 股-特别标的</text:p>
          </table:table-cell>
          <table:table-cell office:value-type="string" calcext:value-type="string">
            <text:p>东方财富网-行情中心-沪深个股-两网及退市</text:p>
          </table:table-cell>
          <table:table-cell/>
          <table:table-cell office:value-type="string" calcext:value-type="string">
            <text:p>东方财富网-行情中心-沪深个股-两网及退市\nhttps://quote.eastmoney.com/center/gridlist.html#staq_net_board\n:return: 两网及退市\n:rtype: pandas.DataFrame</text:p>
          </table:table-cell>
          <table:table-cell/>
        </table:table-row>
        <table:table-row table:style-name="ro1">
          <table:table-cell office:value-type="string" calcext:value-type="string">
            <text:p>stock_zh_a_tick_tx_js</text:p>
          </table:table-cell>
          <table:table-cell office:value-type="string" calcext:value-type="string">
            <text:p>新浪-指数实时行情和历史行情</text:p>
          </table:table-cell>
          <table:table-cell office:value-type="string" calcext:value-type="string">
            <text:p>腾讯财经-历史分笔数据</text:p>
          </table:table-cell>
          <table:table-cell office:value-type="string" calcext:value-type="string">
            <text:p>symbol</text:p>
          </table:table-cell>
          <table:table-cell office:value-type="string" calcext:value-type="string">
            <text:p>腾讯财经-历史分笔数据\nhttps://gu.qq.com/sz300494/gp/detail\n:param symbol: 股票代码\n:type symbol: str\n:return: 历史分笔数据\n:rtype: pandas.DataFrame</text:p>
          </table:table-cell>
          <table:table-cell/>
        </table:table-row>
        <table:table-row table:style-name="ro1">
          <table:table-cell office:value-type="string" calcext:value-type="string">
            <text:p>stock_zh_ab_comparison_em</text:p>
          </table:table-cell>
          <table:table-cell office:value-type="string" calcext:value-type="string">
            <text:p>A 股东方财富</text:p>
          </table:table-cell>
          <table:table-cell office:value-type="string" calcext:value-type="string">
            <text:p>东方财富网-行情中心-沪深京个股-AB股比价-全部AB股比价</text:p>
          </table:table-cell>
          <table:table-cell/>
          <table:table-cell office:value-type="string" calcext:value-type="string">
            <text:p>东方财富网-行情中心-沪深京个股-AB股比价-全部AB股比价\nhttps://quote.eastmoney.com/center/gridlist.html#ab_comparison\n:return: 实时行情\n:rtype: pandas.DataFrame</text:p>
          </table:table-cell>
          <table:table-cell/>
        </table:table-row>
        <table:table-row table:style-name="ro1">
          <table:table-cell office:value-type="string" calcext:value-type="string">
            <text:p>stock_zh_ah_daily</text:p>
          </table:table-cell>
          <table:table-cell office:value-type="string" calcext:value-type="string">
            <text:p>A+H股</text:p>
          </table:table-cell>
          <table:table-cell office:value-type="string" calcext:value-type="string">
            <text:p>腾讯财经-港股-AH-股票历史行情</text:p>
          </table:table-cell>
          <table:table-cell office:value-type="string" calcext:value-type="string">
            <text:p>symbol;start_year;end_year;adjust</text:p>
          </table:table-cell>
          <table:table-cell office:value-type="string" calcext:value-type="string">
            <text:p>腾讯财经-港股-AH-股票历史行情\nhttps://gu.qq.com/hk01033/gp\n:param symbol: 股票代码\n:type symbol: str\n:param start_year: 开始年份; e.g., “2000”\n:type start_year: str\n:param end_year: 结束年份; e.g., “2019”\n:type end_year: str\n:param adjust: 'qfq': 前复权, 'hfq': 后复权\n:type adjust: str\n:return: 指定股票在指定年份的日频率历史行情数据\n:rtype: pandas.DataFrame</text:p>
          </table:table-cell>
          <table:table-cell/>
        </table:table-row>
        <table:table-row table:style-name="ro1">
          <table:table-cell office:value-type="string" calcext:value-type="string">
            <text:p>stock_zh_ah_name</text:p>
          </table:table-cell>
          <table:table-cell office:value-type="string" calcext:value-type="string">
            <text:p>A+H股</text:p>
          </table:table-cell>
          <table:table-cell office:value-type="string" calcext:value-type="string">
            <text:p>腾讯财经-港股-AH-股票名称</text:p>
          </table:table-cell>
          <table:table-cell/>
          <table:table-cell office:value-type="string" calcext:value-type="string">
            <text:p>腾讯财经-港股-AH-股票名称\nhttps://stockapp.finance.qq.com/mstats/#mod=list&amp;id=hk_ah&amp;module=HK&amp;type=AH\n:return: 股票代码和股票名称的字典\n:rtype: pandas.DataFrame</text:p>
          </table:table-cell>
          <table:table-cell/>
        </table:table-row>
        <table:table-row table:style-name="ro1">
          <table:table-cell office:value-type="string" calcext:value-type="string">
            <text:p>stock_zh_ah_spot</text:p>
          </table:table-cell>
          <table:table-cell office:value-type="string" calcext:value-type="string">
            <text:p>A+H股</text:p>
          </table:table-cell>
          <table:table-cell office:value-type="string" calcext:value-type="string">
            <text:p>腾讯财经-港股-AH-实时行情</text:p>
          </table:table-cell>
          <table:table-cell/>
          <table:table-cell office:value-type="string" calcext:value-type="string">
            <text:p>腾讯财经-港股-AH-实时行情\nhttps://stockapp.finance.qq.com/mstats/#mod=list&amp;id=hk_ah&amp;module=HK&amp;type=AH&amp;sort=3&amp;page=3&amp;max=20\n:return: 腾讯财经-港股-AH-实时行情\n:rtype: pandas.DataFrame</text:p>
          </table:table-cell>
          <table:table-cell/>
        </table:table-row>
        <table:table-row table:style-name="ro1">
          <table:table-cell office:value-type="string" calcext:value-type="string">
            <text:p>stock_zh_ah_spot_em</text:p>
          </table:table-cell>
          <table:table-cell office:value-type="string" calcext:value-type="string">
            <text:p>东方财富网-行情中心-沪深港通</text:p>
          </table:table-cell>
          <table:table-cell office:value-type="string" calcext:value-type="string">
            <text:p>东方财富网-行情中心-沪深港通-AH股比价-实时行情</text:p>
          </table:table-cell>
          <table:table-cell/>
          <table:table-cell office:value-type="string" calcext:value-type="string">
            <text:p>东方财富网-行情中心-沪深港通-AH股比价-实时行情\nhttps://quote.eastmoney.com/center/gridlist.html#ah_comparison\n:return: 东方财富网-行情中心-沪深港通-AH股比价-实时行情\n:rtype: pandas.DataFrame</text:p>
          </table:table-cell>
          <table:table-cell/>
        </table:table-row>
        <table:table-row table:style-name="ro1">
          <table:table-cell office:value-type="string" calcext:value-type="string">
            <text:p>stock_zh_b_daily</text:p>
          </table:table-cell>
          <table:table-cell office:value-type="string" calcext:value-type="string">
            <text:p>B 股</text:p>
          </table:table-cell>
          <table:table-cell office:value-type="string" calcext:value-type="string">
            <text:p>新浪财经-B 股-个股的历史行情数据, 大量抓取容易封 IP</text:p>
          </table:table-cell>
          <table:table-cell office:value-type="string" calcext:value-type="string">
            <text:p>symbol;start_date;end_date;adjust</text:p>
          </table:table-cell>
          <table:table-cell office:value-type="string" calcext:value-type="string">
            <text:p>新浪财经-B 股-个股的历史行情数据, 大量抓取容易封 IP\nhttps://finance.sina.com.cn/realstock/company/sh900901/nc.shtml\n:param start_date: 20201103; 开始日期\n:type start_date: str\n:param end_date: 20201103; 结束日期\n:type end_date: str\n:param symbol: sh600000\n:type symbol: str\n:param adjust: 默认为空: 返回不复权的数据; qfq: 返回前复权后的数据; hfq: 返回后复权后的数据; hfq-factor: 返回后复权因子; qfq-factor: 返回前复权因子\n:type adjust: str\n:return: specific data\n:rtype: pandas.DataFrame</text:p>
          </table:table-cell>
          <table:table-cell/>
        </table:table-row>
        <table:table-row table:style-name="ro1">
          <table:table-cell office:value-type="string" calcext:value-type="string">
            <text:p>stock_zh_b_minute</text:p>
          </table:table-cell>
          <table:table-cell office:value-type="string" calcext:value-type="string">
            <text:p>B 股</text:p>
          </table:table-cell>
          <table:table-cell office:value-type="string" calcext:value-type="string">
            <text:p>股票及股票指数历史行情数据-分钟数据</text:p>
          </table:table-cell>
          <table:table-cell office:value-type="string" calcext:value-type="string">
            <text:p>symbol;period;adjust</text:p>
          </table:table-cell>
          <table:table-cell office:value-type="string" calcext:value-type="string">
            <text:p>股票及股票指数历史行情数据-分钟数据\nhttps://finance.sina.com.cn/realstock/company/sh900901/nc.shtml\n:param symbol: sh900901\n:type symbol: str\n:param period: 1, 5, 15, 30, 60 分钟的数据\n:type period: str\n:param adjust: 默认为空: 返回不复权的数据; qfq: 返回前复权后的数据; hfq: 返回后复权后的数据;\n:type adjust: str\n:return: specific data\n:rtype: pandas.DataFrame</text:p>
          </table:table-cell>
          <table:table-cell/>
        </table:table-row>
        <table:table-row table:style-name="ro1">
          <table:table-cell office:value-type="string" calcext:value-type="string">
            <text:p>stock_zh_b_spot</text:p>
          </table:table-cell>
          <table:table-cell office:value-type="string" calcext:value-type="string">
            <text:p>B 股</text:p>
          </table:table-cell>
          <table:table-cell office:value-type="string" calcext:value-type="string">
            <text:p>新浪财经-所有 B 股的实时行情数据; 重复运行本函数会被新浪暂时封 IP</text:p>
          </table:table-cell>
          <table:table-cell/>
          <table:table-cell office:value-type="string" calcext:value-type="string">
            <text:p>新浪财经-所有 B 股的实时行情数据; 重复运行本函数会被新浪暂时封 IP\nhttps://vip.stock.finance.sina.com.cn/mkt/#hs_b\n:return: 所有股票的实时行情数据\n:rtype: pandas.DataFrame</text:p>
          </table:table-cell>
          <table:table-cell/>
        </table:table-row>
        <table:table-row table:style-name="ro1">
          <table:table-cell office:value-type="string" calcext:value-type="string">
            <text:p>stock_zh_b_spot_em</text:p>
          </table:table-cell>
          <table:table-cell office:value-type="string" calcext:value-type="string">
            <text:p>A 股东方财富</text:p>
          </table:table-cell>
          <table:table-cell office:value-type="string" calcext:value-type="string">
            <text:p>东方财富网- B 股-实时行情</text:p>
          </table:table-cell>
          <table:table-cell/>
          <table:table-cell office:value-type="string" calcext:value-type="string">
            <text:p>东方财富网- B 股-实时行情\nhttps://quote.eastmoney.com/center/gridlist.html#hs_a_board\n:return: 实时行情\n:rtype: pandas.DataFrame</text:p>
          </table:table-cell>
          <table:table-cell/>
        </table:table-row>
        <table:table-row table:style-name="ro1">
          <table:table-cell office:value-type="string" calcext:value-type="string">
            <text:p>stock_zh_index_daily</text:p>
          </table:table-cell>
          <table:table-cell office:value-type="string" calcext:value-type="string">
            <text:p>新浪-指数实时行情和历史行情</text:p>
          </table:table-cell>
          <table:table-cell office:value-type="string" calcext:value-type="string">
            <text:p>新浪财经-指数-历史行情数据, 大量抓取容易封 IP</text:p>
          </table:table-cell>
          <table:table-cell office:value-type="string" calcext:value-type="string">
            <text:p>symbol</text:p>
          </table:table-cell>
          <table:table-cell office:value-type="string" calcext:value-type="string">
            <text:p>新浪财经-指数-历史行情数据, 大量抓取容易封 IP\nhttps://finance.sina.com.cn/realstock/company/sh000909/nc.shtml\n:param symbol: sz399998, 指定指数代码\n:type symbol: str\n:return: 历史行情数据\n:rtype: pandas.DataFrame</text:p>
          </table:table-cell>
          <table:table-cell/>
        </table:table-row>
        <table:table-row table:style-name="ro1">
          <table:table-cell office:value-type="string" calcext:value-type="string">
            <text:p>stock_zh_index_daily_em</text:p>
          </table:table-cell>
          <table:table-cell office:value-type="string" calcext:value-type="string">
            <text:p>新浪-指数实时行情和历史行情</text:p>
          </table:table-cell>
          <table:table-cell office:value-type="string" calcext:value-type="string">
            <text:p>东方财富网-股票指数数据</text:p>
          </table:table-cell>
          <table:table-cell office:value-type="string" calcext:value-type="string">
            <text:p>symbol;start_date;end_date</text:p>
          </table:table-cell>
          <table:table-cell office:value-type="string" calcext:value-type="string">
            <text:p>东方财富网-股票指数数据\nhttps://quote.eastmoney.com/center/hszs.html\n:param symbol: 带市场标识的指数代码; sz: 深交所, sh: 上交所, csi: 中信指数 + id(000905)\n:type symbol: str\n:param start_date: 开始时间\n:type start_date: str\n:param end_date: 结束时间\n:type end_date: str\n:return: 指数数据\n:rtype: pandas.DataFrame</text:p>
          </table:table-cell>
          <table:table-cell/>
        </table:table-row>
        <table:table-row table:style-name="ro1">
          <table:table-cell office:value-type="string" calcext:value-type="string">
            <text:p>stock_zh_index_daily_tx</text:p>
          </table:table-cell>
          <table:table-cell office:value-type="string" calcext:value-type="string">
            <text:p>新浪-指数实时行情和历史行情</text:p>
          </table:table-cell>
          <table:table-cell office:value-type="string" calcext:value-type="string">
            <text:p>腾讯证券-日频-股票或者指数历史数据</text:p>
          </table:table-cell>
          <table:table-cell office:value-type="string" calcext:value-type="string">
            <text:p>symbol</text:p>
          </table:table-cell>
          <table:table-cell office:value-type="string" calcext:value-type="string">
            <text:p>腾讯证券-日频-股票或者指数历史数据\n作为 ak.stock_zh_index_daily() 的补充, 因为在新浪中有部分指数数据缺失\n注意都是: 前复权, 不同网站复权方式不同, 不可混用数据\nhttps://gu.qq.com/sh000919/zs\n:param symbol: 带市场标识的股票或者指数代码\n:type symbol: str\n:return: 前复权的股票和指数数据\n:rtype: pandas.DataFrame</text:p>
          </table:table-cell>
          <table:table-cell/>
        </table:table-row>
        <table:table-row table:style-name="ro1">
          <table:table-cell office:value-type="string" calcext:value-type="string">
            <text:p>stock_zh_index_hist_csindex</text:p>
          </table:table-cell>
          <table:table-cell office:value-type="string" calcext:value-type="string">
            <text:p>中证指数</text:p>
          </table:table-cell>
          <table:table-cell office:value-type="string" calcext:value-type="string">
            <text:p>中证指数-具体指数-历史行情数据</text:p>
          </table:table-cell>
          <table:table-cell office:value-type="string" calcext:value-type="string">
            <text:p>symbol;start_date;end_date</text:p>
          </table:table-cell>
          <table:table-cell office:value-type="string" calcext:value-type="string">
            <text:p>中证指数-具体指数-历史行情数据\nP.S. 只有收盘价，正常情况下不应使用该接口，除非指数只有中证网站有\nhttps://www.csindex.com.cn/zh-CN/indices/index-detail/H30374#/indices/family/detail?indexCode=H30374\n:param symbol: 指数代码; e.g., H30374\n:type symbol: str\n:param start_date: 开始日期\n:type start_date: str\n:param end_date: 结束日期\n:type end_date: str\n:return: 包含日期和收盘价的指数数据\n:rtype: pandas.DataFrame</text:p>
          </table:table-cell>
          <table:table-cell/>
        </table:table-row>
        <table:table-row table:style-name="ro1">
          <table:table-cell office:value-type="string" calcext:value-type="string">
            <text:p>stock_zh_index_spot_em</text:p>
          </table:table-cell>
          <table:table-cell office:value-type="string" calcext:value-type="string">
            <text:p>新浪-指数实时行情和历史行情</text:p>
          </table:table-cell>
          <table:table-cell office:value-type="string" calcext:value-type="string">
            <text:p>东方财富网-行情中心-沪深京指数</text:p>
          </table:table-cell>
          <table:table-cell office:value-type="string" calcext:value-type="string">
            <text:p>symbol</text:p>
          </table:table-cell>
          <table:table-cell office:value-type="string" calcext:value-type="string">
            <text:p>东方财富网-行情中心-沪深京指数\nhttps://quote.eastmoney.com/center/gridlist.html#index_sz\n:param symbol: "上证系列指数"; choice of {"沪深重要指数", "上证系列指数", "深证系列指数", "指数成份", "中证系列指数"}\n:type symbol: str\n:return: 指数的实时行情数据\n:rtype: pandas.DataFrame</text:p>
          </table:table-cell>
          <table:table-cell/>
        </table:table-row>
        <table:table-row table:style-name="ro1">
          <table:table-cell office:value-type="string" calcext:value-type="string">
            <text:p>stock_zh_index_spot_sina</text:p>
          </table:table-cell>
          <table:table-cell office:value-type="string" calcext:value-type="string">
            <text:p>新浪-指数实时行情和历史行情</text:p>
          </table:table-cell>
          <table:table-cell office:value-type="string" calcext:value-type="string">
            <text:p>新浪财经-行情中心首页-A股-分类-所有指数</text:p>
          </table:table-cell>
          <table:table-cell/>
          <table:table-cell office:value-type="string" calcext:value-type="string">
            <text:p>新浪财经-行情中心首页-A股-分类-所有指数\n大量采集会被目标网站服务器封禁 IP, 如果被封禁 IP, 请 10 分钟后再试\nhttps://vip.stock.finance.sina.com.cn/mkt/#hs_s\n:return: 所有指数的实时行情数据\n:rtype: pandas.DataFrame</text:p>
          </table:table-cell>
          <table:table-cell/>
        </table:table-row>
        <table:table-row table:style-name="ro1">
          <table:table-cell office:value-type="string" calcext:value-type="string">
            <text:p>stock_zh_index_value_csindex</text:p>
          </table:table-cell>
          <table:table-cell office:value-type="string" calcext:value-type="string">
            <text:p>中证指数</text:p>
          </table:table-cell>
          <table:table-cell office:value-type="string" calcext:value-type="string">
            <text:p>中证指数-指数估值数据</text:p>
          </table:table-cell>
          <table:table-cell office:value-type="string" calcext:value-type="string">
            <text:p>symbol</text:p>
          </table:table-cell>
          <table:table-cell office:value-type="string" calcext:value-type="string">
            <text:p>中证指数-指数估值数据\nhttps://www.csindex.com.cn/zh-CN/indices/index-detail/H30374#/indices/family/detail?indexCode=H30374\n:param symbol: 指数代码; e.g., H30374\n:type symbol: str\n:return: 指数估值数据\n:rtype: pandas.DataFrame</text:p>
          </table:table-cell>
          <table:table-cell/>
        </table:table-row>
        <table:table-row table:style-name="ro1">
          <table:table-cell office:value-type="string" calcext:value-type="string">
            <text:p>stock_zh_kcb_daily</text:p>
          </table:table-cell>
          <table:table-cell office:value-type="string" calcext:value-type="string">
            <text:p>科创板股票</text:p>
          </table:table-cell>
          <table:table-cell office:value-type="string" calcext:value-type="string">
            <text:p>新浪财经-科创板股票的历史行情数据, 大量抓取容易封IP</text:p>
          </table:table-cell>
          <table:table-cell office:value-type="string" calcext:value-type="string">
            <text:p>symbol;adjust</text:p>
          </table:table-cell>
          <table:table-cell office:value-type="string" calcext:value-type="string">
            <text:p>新浪财经-科创板股票的历史行情数据, 大量抓取容易封IP\nhttps://finance.sina.com.cn/realstock/company/sh688005/nc.shtml\n:param symbol: 股票代码; 带市场标识的股票代码\n:type symbol: str\n:param adjust: 默认不复权的数据; qfq: 返回前复权后的数据; hfq: 返回后复权后的数据; hfq-factor: 返回后复权因子; qfq-factor: 返回前复权因子\n:type adjust: str\n:return: 科创板股票的历史行情数据\n:rtype: pandas.DataFrame</text:p>
          </table:table-cell>
          <table:table-cell/>
        </table:table-row>
        <table:table-row table:style-name="ro1">
          <table:table-cell office:value-type="string" calcext:value-type="string">
            <text:p>stock_zh_kcb_report_em</text:p>
          </table:table-cell>
          <table:table-cell office:value-type="string" calcext:value-type="string">
            <text:p>科创板报告</text:p>
          </table:table-cell>
          <table:table-cell office:value-type="string" calcext:value-type="string">
            <text:p>科创板报告内容</text:p>
          </table:table-cell>
          <table:table-cell office:value-type="string" calcext:value-type="string">
            <text:p>from_page;to_page</text:p>
          </table:table-cell>
          <table:table-cell office:value-type="string" calcext:value-type="string">
            <text:p>科创板报告内容\nhttps://data.eastmoney.com/notices/kcb.html\n:param from_page: 开始获取的页码\n:type from_page: int\n:param to_page: 结束获取的页码\n:type to_page: int\n:return: 科创板报告内容\n:rtype: pandas.DataFrame</text:p>
          </table:table-cell>
          <table:table-cell/>
        </table:table-row>
        <table:table-row table:style-name="ro1">
          <table:table-cell office:value-type="string" calcext:value-type="string">
            <text:p>stock_zh_kcb_spot</text:p>
          </table:table-cell>
          <table:table-cell office:value-type="string" calcext:value-type="string">
            <text:p>科创板股票</text:p>
          </table:table-cell>
          <table:table-cell office:value-type="string" calcext:value-type="string">
            <text:p>新浪财经-科创板实时行情数据, 大量抓取容易封IP</text:p>
          </table:table-cell>
          <table:table-cell/>
          <table:table-cell office:value-type="string" calcext:value-type="string">
            <text:p>新浪财经-科创板实时行情数据, 大量抓取容易封IP\nhttps://vip.stock.finance.sina.com.cn/mkt/#kcb\n:return: 科创板实时行情数据\n:rtype: pandas.DataFrame</text:p>
          </table:table-cell>
          <table:table-cell/>
        </table:table-row>
        <table:table-row table:style-name="ro1">
          <table:table-cell office:value-type="string" calcext:value-type="string">
            <text:p>stock_zh_valuation_baidu</text:p>
          </table:table-cell>
          <table:table-cell office:value-type="string" calcext:value-type="string">
            <text:p>百度股市通-A 股-财务报表-估值数据</text:p>
          </table:table-cell>
          <table:table-cell office:value-type="string" calcext:value-type="string">
            <text:p>百度股市通-A股-财务报表-估值数据</text:p>
          </table:table-cell>
          <table:table-cell office:value-type="string" calcext:value-type="string">
            <text:p>symbol;indicator;period</text:p>
          </table:table-cell>
          <table:table-cell office:value-type="string" calcext:value-type="string">
            <text:p>百度股市通-A股-财务报表-估值数据\nhttps://gushitong.baidu.com/stock/ab-002044\n:param symbol: 股票代码\n:type symbol: str\n:param indicator: choice of {"总市值", "市盈率(TTM)", "市盈率(静)", "市净率", "市现率"}\n:type indicator: str\n:param period: choice of {"近一年", "近三年", "近五年", "近十年", "全部"}\n:type period: str\n:return: 估值数据\n:rtype: pandas.DataFrame</text:p>
          </table:table-cell>
          <table:table-cell/>
        </table:table-row>
        <table:table-row table:style-name="ro1">
          <table:table-cell office:value-type="string" calcext:value-type="string">
            <text:p>stock_zh_vote_baidu</text:p>
          </table:table-cell>
          <table:table-cell table:number-columns-repeated="2" office:value-type="string" calcext:value-type="string">
            <text:p>百度股市通- A 股或指数-股评-投票</text:p>
          </table:table-cell>
          <table:table-cell office:value-type="string" calcext:value-type="string">
            <text:p>symbol;indicator</text:p>
          </table:table-cell>
          <table:table-cell office:value-type="string" calcext:value-type="string">
            <text:p>百度股市通- A 股或指数-股评-投票\nhttps://gushitong.baidu.com/index/ab-000001\n:param symbol: 股票代码\n:type symbol: str\n:param indicator: choice of {"指数", "股票"}\n:type indicator: str\n:return: 投票数据\n:rtype: pandas.DataFrame</text:p>
          </table:table-cell>
          <table:table-cell/>
        </table:table-row>
        <table:table-row table:style-name="ro1">
          <table:table-cell office:value-type="string" calcext:value-type="string">
            <text:p>stock_zt_pool_dtgc_em</text:p>
          </table:table-cell>
          <table:table-cell office:value-type="string" calcext:value-type="string">
            <text:p>涨停板行情</text:p>
          </table:table-cell>
          <table:table-cell office:value-type="string" calcext:value-type="string">
            <text:p>东方财富网-行情中心-涨停板行情-跌停股池</text:p>
          </table:table-cell>
          <table:table-cell office:value-type="string" calcext:value-type="string">
            <text:p>date</text:p>
          </table:table-cell>
          <table:table-cell office:value-type="string" calcext:value-type="string">
            <text:p>东方财富网-行情中心-涨停板行情-跌停股池\nhttps://quote.eastmoney.com/ztb/detail#type=dtgc\n:param date: 交易日\n:type date: str\n:return: 跌停股池\n:rtype: pandas.DataFrame</text:p>
          </table:table-cell>
          <table:table-cell/>
        </table:table-row>
        <table:table-row table:style-name="ro1">
          <table:table-cell office:value-type="string" calcext:value-type="string">
            <text:p>stock_zt_pool_em</text:p>
          </table:table-cell>
          <table:table-cell office:value-type="string" calcext:value-type="string">
            <text:p>涨停板行情</text:p>
          </table:table-cell>
          <table:table-cell office:value-type="string" calcext:value-type="string">
            <text:p>东方财富网-行情中心-涨停板行情-涨停股池</text:p>
          </table:table-cell>
          <table:table-cell office:value-type="string" calcext:value-type="string">
            <text:p>date</text:p>
          </table:table-cell>
          <table:table-cell office:value-type="string" calcext:value-type="string">
            <text:p>东方财富网-行情中心-涨停板行情-涨停股池\nhttps://quote.eastmoney.com/ztb/detail#type=ztgc\n:param date: 交易日\n:type date: str\n:return: 涨停股池\n:rtype: pandas.DataFrame</text:p>
          </table:table-cell>
          <table:table-cell/>
        </table:table-row>
        <table:table-row table:style-name="ro1">
          <table:table-cell office:value-type="string" calcext:value-type="string">
            <text:p>stock_zt_pool_previous_em</text:p>
          </table:table-cell>
          <table:table-cell office:value-type="string" calcext:value-type="string">
            <text:p>涨停板行情</text:p>
          </table:table-cell>
          <table:table-cell office:value-type="string" calcext:value-type="string">
            <text:p>东方财富网-行情中心-涨停板行情-昨日涨停股池</text:p>
          </table:table-cell>
          <table:table-cell office:value-type="string" calcext:value-type="string">
            <text:p>date</text:p>
          </table:table-cell>
          <table:table-cell office:value-type="string" calcext:value-type="string">
            <text:p>东方财富网-行情中心-涨停板行情-昨日涨停股池\nhttps://quote.eastmoney.com/ztb/detail#type=zrzt\n:param date: 交易日\n:type date: str\n:return: 昨日涨停股池\n:rtype: pandas.DataFrame</text:p>
          </table:table-cell>
          <table:table-cell/>
        </table:table-row>
        <table:table-row table:style-name="ro1">
          <table:table-cell office:value-type="string" calcext:value-type="string">
            <text:p>stock_zt_pool_strong_em</text:p>
          </table:table-cell>
          <table:table-cell office:value-type="string" calcext:value-type="string">
            <text:p>涨停板行情</text:p>
          </table:table-cell>
          <table:table-cell office:value-type="string" calcext:value-type="string">
            <text:p>东方财富网-行情中心-涨停板行情-强势股池</text:p>
          </table:table-cell>
          <table:table-cell office:value-type="string" calcext:value-type="string">
            <text:p>date</text:p>
          </table:table-cell>
          <table:table-cell office:value-type="string" calcext:value-type="string">
            <text:p>东方财富网-行情中心-涨停板行情-强势股池\nhttps://quote.eastmoney.com/ztb/detail#type=qsgc\n:param date: 交易日\n:type date: str\n:return: 强势股池\n:rtype: pandas.DataFrame</text:p>
          </table:table-cell>
          <table:table-cell/>
        </table:table-row>
        <table:table-row table:style-name="ro1">
          <table:table-cell office:value-type="string" calcext:value-type="string">
            <text:p>stock_zt_pool_sub_new_em</text:p>
          </table:table-cell>
          <table:table-cell office:value-type="string" calcext:value-type="string">
            <text:p>涨停板行情</text:p>
          </table:table-cell>
          <table:table-cell office:value-type="string" calcext:value-type="string">
            <text:p>东方财富网-行情中心-涨停板行情-次新股池</text:p>
          </table:table-cell>
          <table:table-cell office:value-type="string" calcext:value-type="string">
            <text:p>date</text:p>
          </table:table-cell>
          <table:table-cell office:value-type="string" calcext:value-type="string">
            <text:p>东方财富网-行情中心-涨停板行情-次新股池\nhttps://quote.eastmoney.com/ztb/detail#type=cxgc\n:param date: 交易日\n:type date: str\n:return: 次新股池\n:rtype: pandas.DataFrame</text:p>
          </table:table-cell>
          <table:table-cell/>
        </table:table-row>
        <table:table-row table:style-name="ro1">
          <table:table-cell office:value-type="string" calcext:value-type="string">
            <text:p>stock_zt_pool_zbgc_em</text:p>
          </table:table-cell>
          <table:table-cell office:value-type="string" calcext:value-type="string">
            <text:p>涨停板行情</text:p>
          </table:table-cell>
          <table:table-cell office:value-type="string" calcext:value-type="string">
            <text:p>东方财富网-行情中心-涨停板行情-炸板股池</text:p>
          </table:table-cell>
          <table:table-cell office:value-type="string" calcext:value-type="string">
            <text:p>date</text:p>
          </table:table-cell>
          <table:table-cell office:value-type="string" calcext:value-type="string">
            <text:p>东方财富网-行情中心-涨停板行情-炸板股池\nhttps://quote.eastmoney.com/ztb/detail#type=zbgc\n:param date: 交易日\n:type date: str\n:return: 炸板股池\n:rtype: pandas.DataFrame</text:p>
          </table:table-cell>
          <table:table-cell/>
        </table:table-row>
        <table:table-row table:style-name="ro1">
          <table:table-cell office:value-type="string" calcext:value-type="string">
            <text:p>stock_zygc_em</text:p>
          </table:table-cell>
          <table:table-cell office:value-type="string" calcext:value-type="string">
            <text:p>主营构成</text:p>
          </table:table-cell>
          <table:table-cell office:value-type="string" calcext:value-type="string">
            <text:p>东方财富网-个股-主营构成</text:p>
          </table:table-cell>
          <table:table-cell office:value-type="string" calcext:value-type="string">
            <text:p>symbol</text:p>
          </table:table-cell>
          <table:table-cell office:value-type="string" calcext:value-type="string">
            <text:p>东方财富网-个股-主营构成\nhttps://emweb.securities.eastmoney.com/PC_HSF10/BusinessAnalysis/Index?type=web&amp;code=SH688041#\n:param symbol: 带市场标识的股票代码\n:type symbol: str\n:return: 主营构成\n:rtype: pandas.DataFrame</text:p>
          </table:table-cell>
          <table:table-cell/>
        </table:table-row>
        <table:table-row table:style-name="ro1">
          <table:table-cell office:value-type="string" calcext:value-type="string">
            <text:p>stock_zyjs_ths</text:p>
          </table:table-cell>
          <table:table-cell office:value-type="string" calcext:value-type="string">
            <text:p>主营介绍</text:p>
          </table:table-cell>
          <table:table-cell office:value-type="string" calcext:value-type="string">
            <text:p>同花顺-主营介绍</text:p>
          </table:table-cell>
          <table:table-cell office:value-type="string" calcext:value-type="string">
            <text:p>symbol</text:p>
          </table:table-cell>
          <table:table-cell office:value-type="string" calcext:value-type="string">
            <text:p>同花顺-主营介绍\nhttps://basic.10jqka.com.cn/new/000066/operate.html\n:param symbol: 股票代码\n:type symbol: str\n:return: 主营介绍\n:rtype: pandas.DataFrame</text:p>
          </table:table-cell>
          <table:table-cell/>
        </table:table-row>
        <table:table-row table:style-name="ro1">
          <table:table-cell office:value-type="string" calcext:value-type="string">
            <text:p>sunrise_daily</text:p>
          </table:table-cell>
          <table:table-cell office:value-type="string" calcext:value-type="string">
            <text:p>日出和日落</text:p>
          </table:table-cell>
          <table:table-cell office:value-type="string" calcext:value-type="string">
            <text:p>每日日出日落数据</text:p>
          </table:table-cell>
          <table:table-cell office:value-type="string" calcext:value-type="string">
            <text:p>date;city</text:p>
          </table:table-cell>
          <table:table-cell office:value-type="string" calcext:value-type="string">
            <text:p>每日日出日落数据\nhttps://www.timeanddate.com/astronomy/china/shaoxing\n:param date: 需要查询的日期, e.g., “20200428”\n:type date: str\n:param city: 需要查询的城市; 注意输入的格式, e.g., "北京", "上海"\n:type city: str\n:return: 返回指定日期指定地区的日出日落数据\n:rtype: pandas.DataFrame</text:p>
          </table:table-cell>
          <table:table-cell/>
        </table:table-row>
        <table:table-row table:style-name="ro1">
          <table:table-cell office:value-type="string" calcext:value-type="string">
            <text:p>sunrise_monthly</text:p>
          </table:table-cell>
          <table:table-cell office:value-type="string" calcext:value-type="string">
            <text:p>日出和日落</text:p>
          </table:table-cell>
          <table:table-cell office:value-type="string" calcext:value-type="string">
            <text:p>每个指定 date 所在月份的每日日出日落数据, 如果当前月份未到月底, 则以预测值填充</text:p>
          </table:table-cell>
          <table:table-cell office:value-type="string" calcext:value-type="string">
            <text:p>date;city</text:p>
          </table:table-cell>
          <table:table-cell office:value-type="string" calcext:value-type="string">
            <text:p>每个指定 date 所在月份的每日日出日落数据, 如果当前月份未到月底, 则以预测值填充\nhttps://www.timeanddate.com/astronomy/china/shaoxing\n:param date: 需要查询的日期, 这里用来指定 date 所在的月份; e.g., “20200428”\n:type date: str\n:param city: 需要查询的城市; 注意输入的格式, e.g., "北京", "上海"\n:type city: str\n:return: 指定 date 所在月份的每日日出日落数据\n:rtype: pandas.DataFrame</text:p>
          </table:table-cell>
          <table:table-cell/>
        </table:table-row>
        <table:table-row table:style-name="ro1">
          <table:table-cell office:value-type="string" calcext:value-type="string">
            <text:p>sw_index_first_info</text:p>
          </table:table-cell>
          <table:table-cell office:value-type="string" calcext:value-type="string">
            <text:p>申万行业一级</text:p>
          </table:table-cell>
          <table:table-cell office:value-type="string" calcext:value-type="string">
            <text:p>乐咕乐股-申万一级-分类</text:p>
          </table:table-cell>
          <table:table-cell/>
          <table:table-cell office:value-type="string" calcext:value-type="string">
            <text:p>乐咕乐股-申万一级-分类\nhttps://legulegu.com/stockdata/sw-industry-overview#level1\n:return: 分类\n:rtype: pandas.DataFrame</text:p>
          </table:table-cell>
          <table:table-cell/>
        </table:table-row>
        <table:table-row table:style-name="ro1">
          <table:table-cell office:value-type="string" calcext:value-type="string">
            <text:p>sw_index_second_info</text:p>
          </table:table-cell>
          <table:table-cell office:value-type="string" calcext:value-type="string">
            <text:p>申万行业一级</text:p>
          </table:table-cell>
          <table:table-cell office:value-type="string" calcext:value-type="string">
            <text:p>乐咕乐股-申万二级-分类</text:p>
          </table:table-cell>
          <table:table-cell/>
          <table:table-cell office:value-type="string" calcext:value-type="string">
            <text:p>乐咕乐股-申万二级-分类\nhttps://legulegu.com/stockdata/sw-industry-overview#level1\n:return: 分类\n:rtype: pandas.DataFrame</text:p>
          </table:table-cell>
          <table:table-cell/>
        </table:table-row>
        <table:table-row table:style-name="ro1">
          <table:table-cell office:value-type="string" calcext:value-type="string">
            <text:p>sw_index_third_cons</text:p>
          </table:table-cell>
          <table:table-cell office:value-type="string" calcext:value-type="string">
            <text:p>申万行业一级</text:p>
          </table:table-cell>
          <table:table-cell office:value-type="string" calcext:value-type="string">
            <text:p>乐咕乐股-申万三级-行业成份</text:p>
          </table:table-cell>
          <table:table-cell office:value-type="string" calcext:value-type="string">
            <text:p>symbol</text:p>
          </table:table-cell>
          <table:table-cell office:value-type="string" calcext:value-type="string">
            <text:p>乐咕乐股-申万三级-行业成份\nhttps://legulegu.com/stockdata/index-composition?industryCode=801120.SI\n:param symbol: 三级行业的行业代码\n:type symbol: str\n:return: 行业成份\n:rtype: pandas.DataFrame</text:p>
          </table:table-cell>
          <table:table-cell/>
        </table:table-row>
        <table:table-row table:style-name="ro1">
          <table:table-cell office:value-type="string" calcext:value-type="string">
            <text:p>sw_index_third_info</text:p>
          </table:table-cell>
          <table:table-cell office:value-type="string" calcext:value-type="string">
            <text:p>申万行业一级</text:p>
          </table:table-cell>
          <table:table-cell office:value-type="string" calcext:value-type="string">
            <text:p>乐咕乐股-申万三级-分类</text:p>
          </table:table-cell>
          <table:table-cell/>
          <table:table-cell office:value-type="string" calcext:value-type="string">
            <text:p>乐咕乐股-申万三级-分类\nhttps://legulegu.com/stockdata/sw-industry-overview#level1\n:return: 分类\n:rtype: pandas.DataFrame</text:p>
          </table:table-cell>
          <table:table-cell/>
        </table:table-row>
        <table:table-row table:style-name="ro1">
          <table:table-cell office:value-type="string" calcext:value-type="string">
            <text:p>tool_trade_date_hist_sina</text:p>
          </table:table-cell>
          <table:table-cell office:value-type="string" calcext:value-type="string">
            <text:p>交易日历</text:p>
          </table:table-cell>
          <table:table-cell office:value-type="string" calcext:value-type="string">
            <text:p>新浪财经-交易日历-历史数据</text:p>
          </table:table-cell>
          <table:table-cell/>
          <table:table-cell office:value-type="string" calcext:value-type="string">
            <text:p>新浪财经-交易日历-历史数据\nhttps://finance.sina.com.cn/realstock/company/klc_td_sh.txt\n:return: 交易日历\n:rtype: pandas.DataFrame</text:p>
          </table:table-cell>
          <table:table-cell/>
        </table:table-row>
        <table:table-row table:style-name="ro1">
          <table:table-cell office:value-type="string" calcext:value-type="string">
            <text:p>video_tv</text:p>
          </table:table-cell>
          <table:table-cell office:value-type="string" calcext:value-type="string">
            <text:p>艺恩-视频放映</text:p>
          </table:table-cell>
          <table:table-cell office:value-type="string" calcext:value-type="string">
            <text:p>艺恩-视频放映-电视剧集</text:p>
          </table:table-cell>
          <table:table-cell/>
          <table:table-cell office:value-type="string" calcext:value-type="string">
            <text:p>艺恩-视频放映-电视剧集\nhttps://www.endata.com.cn/Video/index.html\n:return: 电视剧集\n:rtype: pandas.DataFrame</text:p>
          </table:table-cell>
          <table:table-cell/>
        </table:table-row>
        <table:table-row table:style-name="ro1">
          <table:table-cell office:value-type="string" calcext:value-type="string">
            <text:p>video_variety_show</text:p>
          </table:table-cell>
          <table:table-cell office:value-type="string" calcext:value-type="string">
            <text:p>艺恩-视频放映</text:p>
          </table:table-cell>
          <table:table-cell office:value-type="string" calcext:value-type="string">
            <text:p>艺恩-视频放映-综艺节目</text:p>
          </table:table-cell>
          <table:table-cell/>
          <table:table-cell office:value-type="string" calcext:value-type="string">
            <text:p>艺恩-视频放映-综艺节目\nhttps://www.endata.com.cn/Video/index.html\n:return: 综艺节目\n:rtype: pandas.DataFrame</text:p>
          </table:table-cell>
          <table:table-cell/>
        </table:table-row>
        <table:table-row table:style-name="ro1">
          <table:table-cell office:value-type="string" calcext:value-type="string">
            <text:p>volatility_yz_rv</text:p>
          </table:table-cell>
          <table:table-cell office:value-type="string" calcext:value-type="string">
            <text:p>已实现波动率</text:p>
          </table:table-cell>
          <table:table-cell office:value-type="string" calcext:value-type="string">
            <text:p>波动率-已实现波动率-Yang-Zhang 已实现波动率(Yang-Zhang Realized Volatility)</text:p>
          </table:table-cell>
          <table:table-cell office:value-type="string" calcext:value-type="string">
            <text:p>data</text:p>
          </table:table-cell>
          <table:table-cell office:value-type="string" calcext:value-type="string">
            <text:p>波动率-已实现波动率-Yang-Zhang 已实现波动率(Yang-Zhang Realized Volatility)\nhttps://github.com/hugogobato/Yang-Zhang-s-Realized-Volatility-Automated-Estimation-in-Python\n论文地址：https://www.jstor.org/stable/10.1086/209650\n基于以下公式计算:\nRV^2 = Vo + k*Vc + (1-k)*Vrs\n其中:\n- Vo: 隔夜波动率, Vo = 1/(n-1)*sum(Oi-Obar)^2\n <text:s text:c="3"/>Oi为标准化开盘价, Obar为标准化开盘价均值\n- Vc: 收盘波动率, Vc = 1/(n-1)*sum(ci-Cbar)^2\n <text:s text:c="3"/>ci为标准化收盘价, Cbar为标准化收盘价均值\n- k: 权重系数, k = 0.34/(1.34+(n+1)/(n-1))\n <text:s text:c="3"/>n为样本数量\n- Vrs: Rogers-Satchell波动率代理, Vrs = ui(ui-ci)+di(di-ci)\n <text:s text:c="3"/>ui = ln(Hi/Oi), ci = ln(Ci/Oi), di = ln(Li/Oi), oi = ln(Oi/Ci-1)\n <text:s text:c="3"/>Hi/Li/Ci/Oi分别为最高价/最低价/收盘价/开盘价\n\n:param data: 包含 OHLC(开高低收) 价格的 pandas.DataFrame\n:type data: pandas.DataFrame\n:return: 包含 Yang-Zhang 实现波动率的 pandas.DataFrame\n:rtype: pandas.DataFrame\n\n要求输入数据包含以下列:\n- Open: 开盘价\n- High: 最高价\n- Low: 最低价\n- Close: 收盘价\n# yang_zhang_rv formula is give as:\n# RV^2 = Vo + k*Vc + (1-k)*Vrs\n# where Vo = 1/(n-1)*sum(Oi-Obar)^2\n# with oi = normalized opening price at time t and Obar = mean of normalized opening prices\n# Vc = = 1/(n-1)*sum(ci-Cbar)^2\n# with ci = normalized close price at time t and Cbar = mean of normalized close prices\n# k = 0.34/(1.34+(n+1)/(n-1))\n# with n = total number of days or time periods considered\n# Vrs (Rogers &amp; Satchell RV proxy) = ui(ui-ci)+di(di-ci)\n# with ui = ln(Hi/Oi), ci = ln(Ci/Oi), di=(Li/Oi), oi = ln(Oi/Ci-1)\n# where Hi = high price at time t and Li = low price at time t</text:p>
          </table:table-cell>
          <table:table-cell/>
        </table:table-row>
        <table:table-row table:style-name="ro1">
          <table:table-cell office:value-type="string" calcext:value-type="string">
            <text:p>xincaifu_rank</text:p>
          </table:table-cell>
          <table:table-cell office:value-type="string" calcext:value-type="string">
            <text:p>新财富富豪榜</text:p>
          </table:table-cell>
          <table:table-cell office:value-type="string" calcext:value-type="string">
            <text:p>新财富 500 人富豪榜</text:p>
          </table:table-cell>
          <table:table-cell office:value-type="string" calcext:value-type="string">
            <text:p>year</text:p>
          </table:table-cell>
          <table:table-cell office:value-type="string" calcext:value-type="string">
            <text:p>新财富 500 人富豪榜\nhttp://www.xcf.cn/zhuanti/ztzz/hdzt1/500frb/index.html\n:param year: 具体排名年份, 数据从 2003-至今\n:type year: str\n:return: 排行榜\n:rtype: pandas.DataFrame</text:p>
          </table:table-cell>
          <table:table-cell/>
        </table:table-row>
      </table:table>
      <table:named-expressions/>
      <table:database-ranges>
        <table:database-range table:name="__Anonymous_Sheet_DB__0" table:target-range-address="akshare_method_doc.A1:akshare_method_doc.F104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SC"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Noto Serif SC'"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style:font-family-asian="'Noto Sans SC'"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线条箭头_20_1" draw:display-name="线条箭头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7">0000/00/00</text:date>, <text:time style:data-style-name="N2" text:time-value="11:28:27.714268100">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17T11:33:50.083918400</dc:date>
    <meta:editing-duration>PT5M25S</meta:editing-duration>
    <meta:editing-cycles>2</meta:editing-cycles>
    <meta:document-statistic meta:table-count="1" meta:cell-count="4709" meta:object-count="0"/>
  </office:meta>
</office:document-meta>
</file>